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0-0/content.xml"/>
  <manifest:file-entry manifest:media-type="text/xml" manifest:full-path="Object 0-0/styles.xml"/>
  <manifest:file-entry manifest:media-type="text/xml" manifest:full-path="Object 0-0/meta.xml"/>
  <manifest:file-entry manifest:media-type="application/vnd.oasis.opendocument.chart" manifest:full-path="Object 0-0"/>
  <manifest:file-entry manifest:media-type="text/xml" manifest:full-path="Object 1-0/content.xml"/>
  <manifest:file-entry manifest:media-type="text/xml" manifest:full-path="Object 1-0/styles.xml"/>
  <manifest:file-entry manifest:media-type="text/xml" manifest:full-path="Object 1-0/meta.xml"/>
  <manifest:file-entry manifest:media-type="application/vnd.oasis.opendocument.chart" manifest:full-path="Object 1-0"/>
  <manifest:file-entry manifest:media-type="text/xml" manifest:full-path="Object 1-1/content.xml"/>
  <manifest:file-entry manifest:media-type="text/xml" manifest:full-path="Object 1-1/styles.xml"/>
  <manifest:file-entry manifest:media-type="text/xml" manifest:full-path="Object 1-1/meta.xml"/>
  <manifest:file-entry manifest:media-type="application/vnd.oasis.opendocument.chart" manifest:full-path="Object 1-1"/>
  <manifest:file-entry manifest:media-type="text/xml" manifest:full-path="Object 2-0/content.xml"/>
  <manifest:file-entry manifest:media-type="text/xml" manifest:full-path="Object 2-0/styles.xml"/>
  <manifest:file-entry manifest:media-type="text/xml" manifest:full-path="Object 2-0/meta.xml"/>
  <manifest:file-entry manifest:media-type="application/vnd.oasis.opendocument.chart" manifest:full-path="Object 2-0"/>
  <manifest:file-entry manifest:media-type="text/xml" manifest:full-path="Object 2-1/content.xml"/>
  <manifest:file-entry manifest:media-type="text/xml" manifest:full-path="Object 2-1/styles.xml"/>
  <manifest:file-entry manifest:media-type="text/xml" manifest:full-path="Object 2-1/meta.xml"/>
  <manifest:file-entry manifest:media-type="application/vnd.oasis.opendocument.chart" manifest:full-path="Object 2-1"/>
  <manifest:file-entry manifest:media-type="text/xml" manifest:full-path="Object 3-0/content.xml"/>
  <manifest:file-entry manifest:media-type="text/xml" manifest:full-path="Object 3-0/styles.xml"/>
  <manifest:file-entry manifest:media-type="text/xml" manifest:full-path="Object 3-0/meta.xml"/>
  <manifest:file-entry manifest:media-type="application/vnd.oasis.opendocument.chart" manifest:full-path="Object 3-0"/>
  <manifest:file-entry manifest:media-type="text/xml" manifest:full-path="Object 3-1/content.xml"/>
  <manifest:file-entry manifest:media-type="text/xml" manifest:full-path="Object 3-1/styles.xml"/>
  <manifest:file-entry manifest:media-type="text/xml" manifest:full-path="Object 3-1/meta.xml"/>
  <manifest:file-entry manifest:media-type="application/vnd.oasis.opendocument.chart" manifest:full-path="Object 3-1"/>
  <manifest:file-entry manifest:media-type="text/xml" manifest:full-path="Object 4-0/content.xml"/>
  <manifest:file-entry manifest:media-type="text/xml" manifest:full-path="Object 4-0/styles.xml"/>
  <manifest:file-entry manifest:media-type="text/xml" manifest:full-path="Object 4-0/meta.xml"/>
  <manifest:file-entry manifest:media-type="application/vnd.oasis.opendocument.chart" manifest:full-path="Object 4-0"/>
  <manifest:file-entry manifest:media-type="text/xml" manifest:full-path="Object 4-1/content.xml"/>
  <manifest:file-entry manifest:media-type="text/xml" manifest:full-path="Object 4-1/styles.xml"/>
  <manifest:file-entry manifest:media-type="text/xml" manifest:full-path="Object 4-1/meta.xml"/>
  <manifest:file-entry manifest:media-type="application/vnd.oasis.opendocument.chart" manifest:full-path="Object 4-1"/>
  <manifest:file-entry manifest:media-type="text/xml" manifest:full-path="Object 6-0/content.xml"/>
  <manifest:file-entry manifest:media-type="text/xml" manifest:full-path="Object 6-0/styles.xml"/>
  <manifest:file-entry manifest:media-type="text/xml" manifest:full-path="Object 6-0/meta.xml"/>
  <manifest:file-entry manifest:media-type="application/vnd.oasis.opendocument.chart" manifest:full-path="Object 6-0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eigenvalues">
      <style:table-properties table:display="true" style:writing-mode="lr-tb"/>
    </style:style>
    <style:style style:name="ta2" style:family="table" style:master-page-name="PageStyle_5f_w_r=0.01">
      <style:table-properties table:display="true" style:writing-mode="lr-tb"/>
    </style:style>
    <style:style style:name="ta3" style:family="table" style:master-page-name="PageStyle_5f_w_r=0.5">
      <style:table-properties table:display="true" style:writing-mode="lr-tb"/>
    </style:style>
    <style:style style:name="ta4" style:family="table" style:master-page-name="PageStyle_5f_w_r=1.0">
      <style:table-properties table:display="true" style:writing-mode="lr-tb"/>
    </style:style>
    <style:style style:name="ta5" style:family="table" style:master-page-name="PageStyle_5f_w_r=5.0">
      <style:table-properties table:display="true" style:writing-mode="lr-tb"/>
    </style:style>
    <style:style style:name="ta6" style:family="table" style:master-page-name="PageStyle_5f_armadillo egenvectors">
      <style:table-properties table:display="true" style:writing-mode="lr-tb"/>
    </style:style>
    <style:style style:name="ta7" style:family="table" style:master-page-name="PageStyle_5f_iterat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1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0000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FFFFFF" style:text-underline-style="none"/>
    </style:style>
    <style:style style:name="ce24" style:family="table-cell" style:parent-style-name="Default" style:data-style-name="N1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800000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FFFFFF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800000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222222" style:text-underline-style="none"/>
    </style:style>
    <style:style style:name="S1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2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4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4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5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5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6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7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</office:automatic-styles>
  <office:body>
    <office:spreadsheet>
      <table:table table:name="eigenvalue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eig w.001</text:p>
          </table:table-cell>
          <table:table-cell table:style-name="ce21" office:value-type="string">
            <text:p>eig w.05</text:p>
          </table:table-cell>
          <table:table-cell table:style-name="ce21" office:value-type="string">
            <text:p>eig w1.0</text:p>
          </table:table-cell>
          <table:table-cell table:style-name="ce21" office:value-type="string">
            <text:p>eig w 5.0</text:p>
          </table:table-cell>
        </table:table-row>
        <table:table-row table:style-name="ro2">
          <table:table-cell table:style-name="ce22" office:value-type="float" office:value="0.84075">
            <text:p>8.41E-01</text:p>
          </table:table-cell>
          <table:table-cell table:style-name="ce22" office:value-type="float" office:value="2.231">
            <text:p>2.23E+00</text:p>
          </table:table-cell>
          <table:table-cell table:style-name="ce22" office:value-type="float" office:value="4.0577">
            <text:p>4.06E+00</text:p>
          </table:table-cell>
          <table:table-cell table:style-name="ce22" office:value-type="float" office:value="17.445">
            <text:p>1.74E+01</text:p>
          </table:table-cell>
        </table:table-row>
        <table:table-row table:style-name="ro2">
          <table:table-cell table:style-name="ce22" office:value-type="float" office:value="2.1737">
            <text:p>2.17E+00</text:p>
          </table:table-cell>
          <table:table-cell table:style-name="ce22" office:value-type="float" office:value="4.1691">
            <text:p>4.17E+00</text:p>
          </table:table-cell>
          <table:table-cell table:style-name="ce22" office:value-type="float" office:value="7.9091">
            <text:p>7.91E+00</text:p>
          </table:table-cell>
          <table:table-cell table:style-name="ce22" office:value-type="float" office:value="37.057">
            <text:p>3.71E+01</text:p>
          </table:table-cell>
          <table:table-cell/>
          <table:table-cell>
            <draw:frame table:end-cell-address="eigenvalues.K21" svg:x="0.13cm" svg:y="0.26cm" svg:width="15.87cm" svg:height="9.82cm" draw:z-index="0" draw:name="Chart 1" draw:style-name="gr1">
              <draw:object draw:notify-on-update-of-ranges="eigenvalues.A2:eigenvalues.A250 eigenvalues.B2:eigenvalues.B250 eigenvalues.C2:eigenvalues.C250 eigenvalues.D2:eigenvalues.D250 " xlink:href="./Object 0-0" xlink:type="simple" xlink:show="embed" xlink:actuate="onLoad"/>
              <draw:image xlink:href="./ObjectReplacements/Object 0-0" xlink:show="embed" xlink:actuate="onLoad"/>
            </draw:frame>
          </table:table-cell>
        </table:table-row>
        <table:table-row table:style-name="ro2">
          <table:table-cell table:style-name="ce22" office:value-type="float" office:value="4.2372">
            <text:p>4.24E+00</text:p>
          </table:table-cell>
          <table:table-cell table:style-name="ce22" office:value-type="float" office:value="6.3858">
            <text:p>6.39E+00</text:p>
          </table:table-cell>
          <table:table-cell table:style-name="ce22" office:value-type="float" office:value="11.818">
            <text:p>1.18E+01</text:p>
          </table:table-cell>
          <table:table-cell table:style-name="ce22" office:value-type="float" office:value="56.817">
            <text:p>5.68E+01</text:p>
          </table:table-cell>
        </table:table-row>
        <table:table-row table:style-name="ro2">
          <table:table-cell table:style-name="ce22" office:value-type="float" office:value="7.0626">
            <text:p>7.06E+00</text:p>
          </table:table-cell>
          <table:table-cell table:style-name="ce22" office:value-type="float" office:value="9.2055">
            <text:p>9.21E+00</text:p>
          </table:table-cell>
          <table:table-cell table:style-name="ce22" office:value-type="float" office:value="15.762">
            <text:p>1.58E+01</text:p>
          </table:table-cell>
          <table:table-cell table:style-name="ce22" office:value-type="float" office:value="76.636">
            <text:p>7.66E+01</text:p>
          </table:table-cell>
        </table:table-row>
        <table:table-row table:style-name="ro2">
          <table:table-cell table:style-name="ce22" office:value-type="float" office:value="10.662">
            <text:p>1.07E+01</text:p>
          </table:table-cell>
          <table:table-cell table:style-name="ce22" office:value-type="float" office:value="12.785">
            <text:p>1.28E+01</text:p>
          </table:table-cell>
          <table:table-cell table:style-name="ce22" office:value-type="float" office:value="19.797">
            <text:p>1.98E+01</text:p>
          </table:table-cell>
          <table:table-cell table:style-name="ce22" office:value-type="float" office:value="96.483">
            <text:p>9.65E+01</text:p>
          </table:table-cell>
        </table:table-row>
        <table:table-row table:style-name="ro2">
          <table:table-cell table:style-name="ce22" office:value-type="float" office:value="15.04">
            <text:p>1.50E+01</text:p>
          </table:table-cell>
          <table:table-cell table:style-name="ce22" office:value-type="float" office:value="17.149">
            <text:p>1.71E+01</text:p>
          </table:table-cell>
          <table:table-cell table:style-name="ce22" office:value-type="float" office:value="24.16">
            <text:p>2.42E+01</text:p>
          </table:table-cell>
          <table:table-cell table:style-name="ce22" office:value-type="float" office:value="116.34">
            <text:p>1.16E+02</text:p>
          </table:table-cell>
        </table:table-row>
        <table:table-row table:style-name="ro2">
          <table:table-cell table:style-name="ce22" office:value-type="float" office:value="20.198">
            <text:p>2.02E+01</text:p>
          </table:table-cell>
          <table:table-cell table:style-name="ce22" office:value-type="float" office:value="22.299">
            <text:p>2.23E+01</text:p>
          </table:table-cell>
          <table:table-cell table:style-name="ce22" office:value-type="float" office:value="29.162">
            <text:p>2.92E+01</text:p>
          </table:table-cell>
          <table:table-cell table:style-name="ce22" office:value-type="float" office:value="136.21">
            <text:p>1.36E+02</text:p>
          </table:table-cell>
        </table:table-row>
        <table:table-row table:style-name="ro2">
          <table:table-cell table:style-name="ce22" office:value-type="float" office:value="26.139">
            <text:p>2.61E+01</text:p>
          </table:table-cell>
          <table:table-cell table:style-name="ce22" office:value-type="float" office:value="28.235">
            <text:p>2.82E+01</text:p>
          </table:table-cell>
          <table:table-cell table:style-name="ce22" office:value-type="float" office:value="34.959">
            <text:p>3.50E+01</text:p>
          </table:table-cell>
          <table:table-cell table:style-name="ce22" office:value-type="float" office:value="156.08">
            <text:p>1.56E+02</text:p>
          </table:table-cell>
        </table:table-row>
        <table:table-row table:style-name="ro2">
          <table:table-cell table:style-name="ce22" office:value-type="float" office:value="32.862">
            <text:p>3.29E+01</text:p>
          </table:table-cell>
          <table:table-cell table:style-name="ce22" office:value-type="float" office:value="34.954">
            <text:p>3.50E+01</text:p>
          </table:table-cell>
          <table:table-cell table:style-name="ce22" office:value-type="float" office:value="41.576">
            <text:p>4.16E+01</text:p>
          </table:table-cell>
          <table:table-cell table:style-name="ce22" office:value-type="float" office:value="175.95">
            <text:p>1.76E+02</text:p>
          </table:table-cell>
        </table:table-row>
        <table:table-row table:style-name="ro2">
          <table:table-cell table:style-name="ce22" office:value-type="float" office:value="40.367">
            <text:p>4.04E+01</text:p>
          </table:table-cell>
          <table:table-cell table:style-name="ce22" office:value-type="float" office:value="42.457">
            <text:p>4.25E+01</text:p>
          </table:table-cell>
          <table:table-cell table:style-name="ce22" office:value-type="float" office:value="49.004">
            <text:p>4.90E+01</text:p>
          </table:table-cell>
          <table:table-cell table:style-name="ce22" office:value-type="float" office:value="195.81">
            <text:p>1.96E+02</text:p>
          </table:table-cell>
        </table:table-row>
        <table:table-row table:style-name="ro2">
          <table:table-cell table:style-name="ce22" office:value-type="float" office:value="48.653">
            <text:p>4.87E+01</text:p>
          </table:table-cell>
          <table:table-cell table:style-name="ce22" office:value-type="float" office:value="50.741">
            <text:p>5.07E+01</text:p>
          </table:table-cell>
          <table:table-cell table:style-name="ce22" office:value-type="float" office:value="57.234">
            <text:p>5.72E+01</text:p>
          </table:table-cell>
          <table:table-cell table:style-name="ce22" office:value-type="float" office:value="215.67">
            <text:p>2.16E+02</text:p>
          </table:table-cell>
        </table:table-row>
        <table:table-row table:style-name="ro2">
          <table:table-cell table:style-name="ce22" office:value-type="float" office:value="57.719">
            <text:p>5.77E+01</text:p>
          </table:table-cell>
          <table:table-cell table:style-name="ce22" office:value-type="float" office:value="59.806">
            <text:p>5.98E+01</text:p>
          </table:table-cell>
          <table:table-cell table:style-name="ce22" office:value-type="float" office:value="66.258">
            <text:p>6.63E+01</text:p>
          </table:table-cell>
          <table:table-cell table:style-name="ce22" office:value-type="float" office:value="235.52">
            <text:p>2.36E+02</text:p>
          </table:table-cell>
        </table:table-row>
        <table:table-row table:style-name="ro2">
          <table:table-cell table:style-name="ce22" office:value-type="float" office:value="67.565">
            <text:p>6.76E+01</text:p>
          </table:table-cell>
          <table:table-cell table:style-name="ce22" office:value-type="float" office:value="69.651">
            <text:p>6.97E+01</text:p>
          </table:table-cell>
          <table:table-cell table:style-name="ce22" office:value-type="float" office:value="76.071">
            <text:p>7.61E+01</text:p>
          </table:table-cell>
          <table:table-cell table:style-name="ce22" office:value-type="float" office:value="255.37">
            <text:p>2.55E+02</text:p>
          </table:table-cell>
        </table:table-row>
        <table:table-row table:style-name="ro2">
          <table:table-cell table:style-name="ce22" office:value-type="float" office:value="78.188">
            <text:p>7.82E+01</text:p>
          </table:table-cell>
          <table:table-cell table:style-name="ce22" office:value-type="float" office:value="80.274">
            <text:p>8.03E+01</text:p>
          </table:table-cell>
          <table:table-cell table:style-name="ce22" office:value-type="float" office:value="86.669">
            <text:p>8.67E+01</text:p>
          </table:table-cell>
          <table:table-cell table:style-name="ce22" office:value-type="float" office:value="275.21">
            <text:p>2.75E+02</text:p>
          </table:table-cell>
        </table:table-row>
        <table:table-row table:style-name="ro2">
          <table:table-cell table:style-name="ce22" office:value-type="float" office:value="89.588">
            <text:p>8.96E+01</text:p>
          </table:table-cell>
          <table:table-cell table:style-name="ce22" office:value-type="float" office:value="91.673">
            <text:p>9.17E+01</text:p>
          </table:table-cell>
          <table:table-cell table:style-name="ce22" office:value-type="float" office:value="98.049">
            <text:p>9.80E+01</text:p>
          </table:table-cell>
          <table:table-cell table:style-name="ce22" office:value-type="float" office:value="295.04">
            <text:p>2.95E+02</text:p>
          </table:table-cell>
        </table:table-row>
        <table:table-row table:style-name="ro2">
          <table:table-cell table:style-name="ce22" office:value-type="float" office:value="101.76">
            <text:p>1.02E+02</text:p>
          </table:table-cell>
          <table:table-cell table:style-name="ce22" office:value-type="float" office:value="103.85">
            <text:p>1.04E+02</text:p>
          </table:table-cell>
          <table:table-cell table:style-name="ce22" office:value-type="float" office:value="110.21">
            <text:p>1.10E+02</text:p>
          </table:table-cell>
          <table:table-cell table:style-name="ce22" office:value-type="float" office:value="314.86">
            <text:p>3.15E+02</text:p>
          </table:table-cell>
        </table:table-row>
        <table:table-row table:style-name="ro2">
          <table:table-cell table:style-name="ce22" office:value-type="float" office:value="114.71">
            <text:p>1.15E+02</text:p>
          </table:table-cell>
          <table:table-cell table:style-name="ce22" office:value-type="float" office:value="116.79">
            <text:p>1.17E+02</text:p>
          </table:table-cell>
          <table:table-cell table:style-name="ce22" office:value-type="float" office:value="123.14">
            <text:p>1.23E+02</text:p>
          </table:table-cell>
          <table:table-cell table:style-name="ce22" office:value-type="float" office:value="334.68">
            <text:p>3.35E+02</text:p>
          </table:table-cell>
        </table:table-row>
        <table:table-row table:style-name="ro2">
          <table:table-cell table:style-name="ce22" office:value-type="float" office:value="128.43">
            <text:p>1.28E+02</text:p>
          </table:table-cell>
          <table:table-cell table:style-name="ce22" office:value-type="float" office:value="130.51">
            <text:p>1.31E+02</text:p>
          </table:table-cell>
          <table:table-cell table:style-name="ce22" office:value-type="float" office:value="136.85">
            <text:p>1.37E+02</text:p>
          </table:table-cell>
          <table:table-cell table:style-name="ce22" office:value-type="float" office:value="354.49">
            <text:p>3.54E+02</text:p>
          </table:table-cell>
        </table:table-row>
        <table:table-row table:style-name="ro2">
          <table:table-cell table:style-name="ce22" office:value-type="float" office:value="142.92">
            <text:p>1.43E+02</text:p>
          </table:table-cell>
          <table:table-cell table:style-name="ce22" office:value-type="float" office:value="145">
            <text:p>1.45E+02</text:p>
          </table:table-cell>
          <table:table-cell table:style-name="ce22" office:value-type="float" office:value="151.33">
            <text:p>1.51E+02</text:p>
          </table:table-cell>
          <table:table-cell table:style-name="ce22" office:value-type="float" office:value="374.28">
            <text:p>3.74E+02</text:p>
          </table:table-cell>
        </table:table-row>
        <table:table-row table:style-name="ro2">
          <table:table-cell table:style-name="ce22" office:value-type="float" office:value="158.17">
            <text:p>1.58E+02</text:p>
          </table:table-cell>
          <table:table-cell table:style-name="ce22" office:value-type="float" office:value="160.25">
            <text:p>1.60E+02</text:p>
          </table:table-cell>
          <table:table-cell table:style-name="ce22" office:value-type="float" office:value="166.57">
            <text:p>1.67E+02</text:p>
          </table:table-cell>
          <table:table-cell table:style-name="ce22" office:value-type="float" office:value="394.07">
            <text:p>3.94E+02</text:p>
          </table:table-cell>
        </table:table-row>
        <table:table-row table:style-name="ro2">
          <table:table-cell table:style-name="ce22" office:value-type="float" office:value="174.19">
            <text:p>1.74E+02</text:p>
          </table:table-cell>
          <table:table-cell table:style-name="ce22" office:value-type="float" office:value="176.27">
            <text:p>1.76E+02</text:p>
          </table:table-cell>
          <table:table-cell table:style-name="ce22" office:value-type="float" office:value="182.58">
            <text:p>1.83E+02</text:p>
          </table:table-cell>
          <table:table-cell table:style-name="ce22" office:value-type="float" office:value="413.85">
            <text:p>4.14E+02</text:p>
          </table:table-cell>
        </table:table-row>
        <table:table-row table:style-name="ro2">
          <table:table-cell table:style-name="ce22" office:value-type="float" office:value="190.97">
            <text:p>1.91E+02</text:p>
          </table:table-cell>
          <table:table-cell table:style-name="ce22" office:value-type="float" office:value="193.05">
            <text:p>1.93E+02</text:p>
          </table:table-cell>
          <table:table-cell table:style-name="ce22" office:value-type="float" office:value="199.36">
            <text:p>1.99E+02</text:p>
          </table:table-cell>
          <table:table-cell table:style-name="ce22" office:value-type="float" office:value="433.63">
            <text:p>4.34E+02</text:p>
          </table:table-cell>
        </table:table-row>
        <table:table-row table:style-name="ro2">
          <table:table-cell table:style-name="ce22" office:value-type="float" office:value="208.51">
            <text:p>2.09E+02</text:p>
          </table:table-cell>
          <table:table-cell table:style-name="ce22" office:value-type="float" office:value="210.59">
            <text:p>2.11E+02</text:p>
          </table:table-cell>
          <table:table-cell table:style-name="ce22" office:value-type="float" office:value="216.89">
            <text:p>2.17E+02</text:p>
          </table:table-cell>
          <table:table-cell table:style-name="ce22" office:value-type="float" office:value="453.39">
            <text:p>4.53E+02</text:p>
          </table:table-cell>
        </table:table-row>
        <table:table-row table:style-name="ro2">
          <table:table-cell table:style-name="ce22" office:value-type="float" office:value="226.81">
            <text:p>2.27E+02</text:p>
          </table:table-cell>
          <table:table-cell table:style-name="ce22" office:value-type="float" office:value="228.89">
            <text:p>2.29E+02</text:p>
          </table:table-cell>
          <table:table-cell table:style-name="ce22" office:value-type="float" office:value="235.19">
            <text:p>2.35E+02</text:p>
          </table:table-cell>
          <table:table-cell table:style-name="ce22" office:value-type="float" office:value="473.14">
            <text:p>4.73E+02</text:p>
          </table:table-cell>
        </table:table-row>
        <table:table-row table:style-name="ro2">
          <table:table-cell table:style-name="ce22" office:value-type="float" office:value="245.86">
            <text:p>2.46E+02</text:p>
          </table:table-cell>
          <table:table-cell table:style-name="ce22" office:value-type="float" office:value="247.94">
            <text:p>2.48E+02</text:p>
          </table:table-cell>
          <table:table-cell table:style-name="ce22" office:value-type="float" office:value="254.23">
            <text:p>2.54E+02</text:p>
          </table:table-cell>
          <table:table-cell table:style-name="ce22" office:value-type="float" office:value="492.89">
            <text:p>4.93E+02</text:p>
          </table:table-cell>
        </table:table-row>
        <table:table-row table:style-name="ro2">
          <table:table-cell table:style-name="ce22" office:value-type="float" office:value="265.66">
            <text:p>2.66E+02</text:p>
          </table:table-cell>
          <table:table-cell table:style-name="ce22" office:value-type="float" office:value="267.74">
            <text:p>2.68E+02</text:p>
          </table:table-cell>
          <table:table-cell table:style-name="ce22" office:value-type="float" office:value="274.03">
            <text:p>2.74E+02</text:p>
          </table:table-cell>
          <table:table-cell table:style-name="ce22" office:value-type="float" office:value="512.63">
            <text:p>5.13E+02</text:p>
          </table:table-cell>
        </table:table-row>
        <table:table-row table:style-name="ro2">
          <table:table-cell table:style-name="ce22" office:value-type="float" office:value="286.21">
            <text:p>2.86E+02</text:p>
          </table:table-cell>
          <table:table-cell table:style-name="ce22" office:value-type="float" office:value="288.29">
            <text:p>2.88E+02</text:p>
          </table:table-cell>
          <table:table-cell table:style-name="ce22" office:value-type="float" office:value="294.58">
            <text:p>2.95E+02</text:p>
          </table:table-cell>
          <table:table-cell table:style-name="ce22" office:value-type="float" office:value="532.37">
            <text:p>5.32E+02</text:p>
          </table:table-cell>
        </table:table-row>
        <table:table-row table:style-name="ro2">
          <table:table-cell table:style-name="ce22" office:value-type="float" office:value="307.5">
            <text:p>3.08E+02</text:p>
          </table:table-cell>
          <table:table-cell table:style-name="ce22" office:value-type="float" office:value="309.58">
            <text:p>3.10E+02</text:p>
          </table:table-cell>
          <table:table-cell table:style-name="ce22" office:value-type="float" office:value="315.87">
            <text:p>3.16E+02</text:p>
          </table:table-cell>
          <table:table-cell table:style-name="ce22" office:value-type="float" office:value="552.16">
            <text:p>5.52E+02</text:p>
          </table:table-cell>
        </table:table-row>
        <table:table-row table:style-name="ro2">
          <table:table-cell table:style-name="ce22" office:value-type="float" office:value="329.54">
            <text:p>3.30E+02</text:p>
          </table:table-cell>
          <table:table-cell table:style-name="ce22" office:value-type="float" office:value="331.62">
            <text:p>3.32E+02</text:p>
          </table:table-cell>
          <table:table-cell table:style-name="ce22" office:value-type="float" office:value="337.9">
            <text:p>3.38E+02</text:p>
          </table:table-cell>
          <table:table-cell table:style-name="ce22" office:value-type="float" office:value="572.1">
            <text:p>5.72E+02</text:p>
          </table:table-cell>
        </table:table-row>
        <table:table-row table:style-name="ro2">
          <table:table-cell table:style-name="ce22" office:value-type="float" office:value="352.31">
            <text:p>3.52E+02</text:p>
          </table:table-cell>
          <table:table-cell table:style-name="ce22" office:value-type="float" office:value="354.39">
            <text:p>3.54E+02</text:p>
          </table:table-cell>
          <table:table-cell table:style-name="ce22" office:value-type="float" office:value="360.67">
            <text:p>3.61E+02</text:p>
          </table:table-cell>
          <table:table-cell table:style-name="ce22" office:value-type="float" office:value="592.42">
            <text:p>5.92E+02</text:p>
          </table:table-cell>
        </table:table-row>
        <table:table-row table:style-name="ro2">
          <table:table-cell table:style-name="ce22" office:value-type="float" office:value="375.82">
            <text:p>3.76E+02</text:p>
          </table:table-cell>
          <table:table-cell table:style-name="ce22" office:value-type="float" office:value="377.9">
            <text:p>3.78E+02</text:p>
          </table:table-cell>
          <table:table-cell table:style-name="ce22" office:value-type="float" office:value="384.18">
            <text:p>3.84E+02</text:p>
          </table:table-cell>
          <table:table-cell table:style-name="ce22" office:value-type="float" office:value="613.38">
            <text:p>6.13E+02</text:p>
          </table:table-cell>
        </table:table-row>
        <table:table-row table:style-name="ro2">
          <table:table-cell table:style-name="ce22" office:value-type="float" office:value="400.05">
            <text:p>4.00E+02</text:p>
          </table:table-cell>
          <table:table-cell table:style-name="ce22" office:value-type="float" office:value="402.14">
            <text:p>4.02E+02</text:p>
          </table:table-cell>
          <table:table-cell table:style-name="ce22" office:value-type="float" office:value="408.41">
            <text:p>4.08E+02</text:p>
          </table:table-cell>
          <table:table-cell table:style-name="ce22" office:value-type="float" office:value="635.19">
            <text:p>6.35E+02</text:p>
          </table:table-cell>
        </table:table-row>
        <table:table-row table:style-name="ro2">
          <table:table-cell table:style-name="ce22" office:value-type="float" office:value="425.02">
            <text:p>4.25E+02</text:p>
          </table:table-cell>
          <table:table-cell table:style-name="ce22" office:value-type="float" office:value="427.1">
            <text:p>4.27E+02</text:p>
          </table:table-cell>
          <table:table-cell table:style-name="ce22" office:value-type="float" office:value="433.38">
            <text:p>4.33E+02</text:p>
          </table:table-cell>
          <table:table-cell table:style-name="ce22" office:value-type="float" office:value="657.96">
            <text:p>6.58E+02</text:p>
          </table:table-cell>
        </table:table-row>
        <table:table-row table:style-name="ro2">
          <table:table-cell table:style-name="ce22" office:value-type="float" office:value="450.71">
            <text:p>4.51E+02</text:p>
          </table:table-cell>
          <table:table-cell table:style-name="ce22" office:value-type="float" office:value="452.79">
            <text:p>4.53E+02</text:p>
          </table:table-cell>
          <table:table-cell table:style-name="ce22" office:value-type="float" office:value="459.06">
            <text:p>4.59E+02</text:p>
          </table:table-cell>
          <table:table-cell table:style-name="ce22" office:value-type="float" office:value="681.71">
            <text:p>6.82E+02</text:p>
          </table:table-cell>
        </table:table-row>
        <table:table-row table:style-name="ro2">
          <table:table-cell table:style-name="ce22" office:value-type="float" office:value="477.11">
            <text:p>4.77E+02</text:p>
          </table:table-cell>
          <table:table-cell table:style-name="ce22" office:value-type="float" office:value="479.2">
            <text:p>4.79E+02</text:p>
          </table:table-cell>
          <table:table-cell table:style-name="ce22" office:value-type="float" office:value="485.47">
            <text:p>4.85E+02</text:p>
          </table:table-cell>
          <table:table-cell table:style-name="ce22" office:value-type="float" office:value="706.41">
            <text:p>7.06E+02</text:p>
          </table:table-cell>
        </table:table-row>
        <table:table-row table:style-name="ro2">
          <table:table-cell table:style-name="ce22" office:value-type="float" office:value="504.24">
            <text:p>5.04E+02</text:p>
          </table:table-cell>
          <table:table-cell table:style-name="ce22" office:value-type="float" office:value="506.32">
            <text:p>5.06E+02</text:p>
          </table:table-cell>
          <table:table-cell table:style-name="ce22" office:value-type="float" office:value="512.59">
            <text:p>5.13E+02</text:p>
          </table:table-cell>
          <table:table-cell table:style-name="ce22" office:value-type="float" office:value="732.03">
            <text:p>7.32E+02</text:p>
          </table:table-cell>
        </table:table-row>
        <table:table-row table:style-name="ro2">
          <table:table-cell table:style-name="ce22" office:value-type="float" office:value="532.07">
            <text:p>5.32E+02</text:p>
          </table:table-cell>
          <table:table-cell table:style-name="ce22" office:value-type="float" office:value="534.15">
            <text:p>5.34E+02</text:p>
          </table:table-cell>
          <table:table-cell table:style-name="ce22" office:value-type="float" office:value="540.42">
            <text:p>5.40E+02</text:p>
          </table:table-cell>
          <table:table-cell table:style-name="ce22" office:value-type="float" office:value="758.53">
            <text:p>7.59E+02</text:p>
          </table:table-cell>
        </table:table-row>
        <table:table-row table:style-name="ro2">
          <table:table-cell table:style-name="ce22" office:value-type="float" office:value="560.61">
            <text:p>5.61E+02</text:p>
          </table:table-cell>
          <table:table-cell table:style-name="ce22" office:value-type="float" office:value="562.69">
            <text:p>5.63E+02</text:p>
          </table:table-cell>
          <table:table-cell table:style-name="ce22" office:value-type="float" office:value="568.96">
            <text:p>5.69E+02</text:p>
          </table:table-cell>
          <table:table-cell table:style-name="ce22" office:value-type="float" office:value="785.87">
            <text:p>7.86E+02</text:p>
          </table:table-cell>
        </table:table-row>
        <table:table-row table:style-name="ro2">
          <table:table-cell table:style-name="ce22" office:value-type="float" office:value="589.85">
            <text:p>5.90E+02</text:p>
          </table:table-cell>
          <table:table-cell table:style-name="ce22" office:value-type="float" office:value="591.93">
            <text:p>5.92E+02</text:p>
          </table:table-cell>
          <table:table-cell table:style-name="ce22" office:value-type="float" office:value="598.2">
            <text:p>5.98E+02</text:p>
          </table:table-cell>
          <table:table-cell table:style-name="ce22" office:value-type="float" office:value="814.04">
            <text:p>8.14E+02</text:p>
          </table:table-cell>
        </table:table-row>
        <table:table-row table:style-name="ro2">
          <table:table-cell table:style-name="ce22" office:value-type="float" office:value="619.78">
            <text:p>6.20E+02</text:p>
          </table:table-cell>
          <table:table-cell table:style-name="ce22" office:value-type="float" office:value="621.87">
            <text:p>6.22E+02</text:p>
          </table:table-cell>
          <table:table-cell table:style-name="ce22" office:value-type="float" office:value="628.13">
            <text:p>6.28E+02</text:p>
          </table:table-cell>
          <table:table-cell table:style-name="ce22" office:value-type="float" office:value="843.01">
            <text:p>8.43E+02</text:p>
          </table:table-cell>
        </table:table-row>
        <table:table-row table:style-name="ro2">
          <table:table-cell table:style-name="ce22" office:value-type="float" office:value="650.41">
            <text:p>6.50E+02</text:p>
          </table:table-cell>
          <table:table-cell table:style-name="ce22" office:value-type="float" office:value="652.5">
            <text:p>6.53E+02</text:p>
          </table:table-cell>
          <table:table-cell table:style-name="ce22" office:value-type="float" office:value="658.76">
            <text:p>6.59E+02</text:p>
          </table:table-cell>
          <table:table-cell table:style-name="ce22" office:value-type="float" office:value="872.77">
            <text:p>8.73E+02</text:p>
          </table:table-cell>
        </table:table-row>
        <table:table-row table:style-name="ro2">
          <table:table-cell table:style-name="ce22" office:value-type="float" office:value="681.73">
            <text:p>6.82E+02</text:p>
          </table:table-cell>
          <table:table-cell table:style-name="ce22" office:value-type="float" office:value="683.81">
            <text:p>6.84E+02</text:p>
          </table:table-cell>
          <table:table-cell table:style-name="ce22" office:value-type="float" office:value="690.08">
            <text:p>6.90E+02</text:p>
          </table:table-cell>
          <table:table-cell table:style-name="ce22" office:value-type="float" office:value="903.28">
            <text:p>9.03E+02</text:p>
          </table:table-cell>
        </table:table-row>
        <table:table-row table:style-name="ro2">
          <table:table-cell table:style-name="ce22" office:value-type="float" office:value="713.73">
            <text:p>7.14E+02</text:p>
          </table:table-cell>
          <table:table-cell table:style-name="ce22" office:value-type="float" office:value="715.81">
            <text:p>7.16E+02</text:p>
          </table:table-cell>
          <table:table-cell table:style-name="ce22" office:value-type="float" office:value="722.08">
            <text:p>7.22E+02</text:p>
          </table:table-cell>
          <table:table-cell table:style-name="ce22" office:value-type="float" office:value="934.55">
            <text:p>9.35E+02</text:p>
          </table:table-cell>
        </table:table-row>
        <table:table-row table:style-name="ro2">
          <table:table-cell table:style-name="ce22" office:value-type="float" office:value="746.41">
            <text:p>7.46E+02</text:p>
          </table:table-cell>
          <table:table-cell table:style-name="ce22" office:value-type="float" office:value="748.49">
            <text:p>7.48E+02</text:p>
          </table:table-cell>
          <table:table-cell table:style-name="ce22" office:value-type="float" office:value="754.75">
            <text:p>7.55E+02</text:p>
          </table:table-cell>
          <table:table-cell table:style-name="ce22" office:value-type="float" office:value="966.56">
            <text:p>9.67E+02</text:p>
          </table:table-cell>
        </table:table-row>
        <table:table-row table:style-name="ro2">
          <table:table-cell table:style-name="ce22" office:value-type="float" office:value="779.76">
            <text:p>7.80E+02</text:p>
          </table:table-cell>
          <table:table-cell table:style-name="ce22" office:value-type="float" office:value="781.84">
            <text:p>7.82E+02</text:p>
          </table:table-cell>
          <table:table-cell table:style-name="ce22" office:value-type="float" office:value="788.11">
            <text:p>7.88E+02</text:p>
          </table:table-cell>
          <table:table-cell table:style-name="ce22" office:value-type="float" office:value="999.29">
            <text:p>9.99E+02</text:p>
          </table:table-cell>
        </table:table-row>
        <table:table-row table:style-name="ro2">
          <table:table-cell table:style-name="ce22" office:value-type="float" office:value="813.78">
            <text:p>8.14E+02</text:p>
          </table:table-cell>
          <table:table-cell table:style-name="ce22" office:value-type="float" office:value="815.86">
            <text:p>8.16E+02</text:p>
          </table:table-cell>
          <table:table-cell table:style-name="ce22" office:value-type="float" office:value="822.12">
            <text:p>8.22E+02</text:p>
          </table:table-cell>
          <table:table-cell table:style-name="ce22" office:value-type="float" office:value="1032.7">
            <text:p>1.03E+03</text:p>
          </table:table-cell>
        </table:table-row>
        <table:table-row table:style-name="ro2">
          <table:table-cell table:style-name="ce22" office:value-type="float" office:value="848.46">
            <text:p>8.48E+02</text:p>
          </table:table-cell>
          <table:table-cell table:style-name="ce22" office:value-type="float" office:value="850.54">
            <text:p>8.51E+02</text:p>
          </table:table-cell>
          <table:table-cell table:style-name="ce22" office:value-type="float" office:value="856.8">
            <text:p>8.57E+02</text:p>
          </table:table-cell>
          <table:table-cell table:style-name="ce22" office:value-type="float" office:value="1066.9">
            <text:p>1.07E+03</text:p>
          </table:table-cell>
        </table:table-row>
        <table:table-row table:style-name="ro2">
          <table:table-cell table:style-name="ce22" office:value-type="float" office:value="883.8">
            <text:p>8.84E+02</text:p>
          </table:table-cell>
          <table:table-cell table:style-name="ce22" office:value-type="float" office:value="885.88">
            <text:p>8.86E+02</text:p>
          </table:table-cell>
          <table:table-cell table:style-name="ce22" office:value-type="float" office:value="892.14">
            <text:p>8.92E+02</text:p>
          </table:table-cell>
          <table:table-cell table:style-name="ce22" office:value-type="float" office:value="1101.7">
            <text:p>1.10E+03</text:p>
          </table:table-cell>
        </table:table-row>
        <table:table-row table:style-name="ro2">
          <table:table-cell table:style-name="ce22" office:value-type="float" office:value="919.79">
            <text:p>9.20E+02</text:p>
          </table:table-cell>
          <table:table-cell table:style-name="ce22" office:value-type="float" office:value="921.87">
            <text:p>9.22E+02</text:p>
          </table:table-cell>
          <table:table-cell table:style-name="ce22" office:value-type="float" office:value="928.13">
            <text:p>9.28E+02</text:p>
          </table:table-cell>
          <table:table-cell table:style-name="ce22" office:value-type="float" office:value="1137.3">
            <text:p>1.14E+03</text:p>
          </table:table-cell>
        </table:table-row>
        <table:table-row table:style-name="ro2">
          <table:table-cell table:style-name="ce22" office:value-type="float" office:value="956.42">
            <text:p>9.56E+02</text:p>
          </table:table-cell>
          <table:table-cell table:style-name="ce22" office:value-type="float" office:value="958.5">
            <text:p>9.59E+02</text:p>
          </table:table-cell>
          <table:table-cell table:style-name="ce22" office:value-type="float" office:value="964.76">
            <text:p>9.65E+02</text:p>
          </table:table-cell>
          <table:table-cell table:style-name="ce22" office:value-type="float" office:value="1173.5">
            <text:p>1.17E+03</text:p>
          </table:table-cell>
        </table:table-row>
        <table:table-row table:style-name="ro2">
          <table:table-cell table:style-name="ce22" office:value-type="float" office:value="993.69">
            <text:p>9.94E+02</text:p>
          </table:table-cell>
          <table:table-cell table:style-name="ce22" office:value-type="float" office:value="995.78">
            <text:p>9.96E+02</text:p>
          </table:table-cell>
          <table:table-cell table:style-name="ce22" office:value-type="float" office:value="1002">
            <text:p>1.00E+03</text:p>
          </table:table-cell>
          <table:table-cell table:style-name="ce22" office:value-type="float" office:value="1210.4">
            <text:p>1.21E+03</text:p>
          </table:table-cell>
        </table:table-row>
        <table:table-row table:style-name="ro2">
          <table:table-cell table:style-name="ce22" office:value-type="float" office:value="1031.6">
            <text:p>1.03E+03</text:p>
          </table:table-cell>
          <table:table-cell table:style-name="ce22" office:value-type="float" office:value="1033.7">
            <text:p>1.03E+03</text:p>
          </table:table-cell>
          <table:table-cell table:style-name="ce22" office:value-type="float" office:value="1039.9">
            <text:p>1.04E+03</text:p>
          </table:table-cell>
          <table:table-cell table:style-name="ce22" office:value-type="float" office:value="1247.9">
            <text:p>1.25E+03</text:p>
          </table:table-cell>
        </table:table-row>
        <table:table-row table:style-name="ro2">
          <table:table-cell table:style-name="ce22" office:value-type="float" office:value="1070.1">
            <text:p>1.07E+03</text:p>
          </table:table-cell>
          <table:table-cell table:style-name="ce22" office:value-type="float" office:value="1072.2">
            <text:p>1.07E+03</text:p>
          </table:table-cell>
          <table:table-cell table:style-name="ce22" office:value-type="float" office:value="1078.5">
            <text:p>1.08E+03</text:p>
          </table:table-cell>
          <table:table-cell table:style-name="ce22" office:value-type="float" office:value="1286.1">
            <text:p>1.29E+03</text:p>
          </table:table-cell>
        </table:table-row>
        <table:table-row table:style-name="ro2">
          <table:table-cell table:style-name="ce22" office:value-type="float" office:value="1109.3">
            <text:p>1.11E+03</text:p>
          </table:table-cell>
          <table:table-cell table:style-name="ce22" office:value-type="float" office:value="1111.4">
            <text:p>1.11E+03</text:p>
          </table:table-cell>
          <table:table-cell table:style-name="ce22" office:value-type="float" office:value="1117.6">
            <text:p>1.12E+03</text:p>
          </table:table-cell>
          <table:table-cell table:style-name="ce22" office:value-type="float" office:value="1324.9">
            <text:p>1.32E+03</text:p>
          </table:table-cell>
        </table:table-row>
        <table:table-row table:style-name="ro2">
          <table:table-cell table:style-name="ce22" office:value-type="float" office:value="1149.1">
            <text:p>1.15E+03</text:p>
          </table:table-cell>
          <table:table-cell table:style-name="ce22" office:value-type="float" office:value="1151.2">
            <text:p>1.15E+03</text:p>
          </table:table-cell>
          <table:table-cell table:style-name="ce22" office:value-type="float" office:value="1157.4">
            <text:p>1.16E+03</text:p>
          </table:table-cell>
          <table:table-cell table:style-name="ce22" office:value-type="float" office:value="1364.4">
            <text:p>1.36E+03</text:p>
          </table:table-cell>
        </table:table-row>
        <table:table-row table:style-name="ro2">
          <table:table-cell table:style-name="ce22" office:value-type="float" office:value="1189.5">
            <text:p>1.19E+03</text:p>
          </table:table-cell>
          <table:table-cell table:style-name="ce22" office:value-type="float" office:value="1191.5">
            <text:p>1.19E+03</text:p>
          </table:table-cell>
          <table:table-cell table:style-name="ce22" office:value-type="float" office:value="1197.8">
            <text:p>1.20E+03</text:p>
          </table:table-cell>
          <table:table-cell table:style-name="ce22" office:value-type="float" office:value="1404.5">
            <text:p>1.40E+03</text:p>
          </table:table-cell>
        </table:table-row>
        <table:table-row table:style-name="ro2">
          <table:table-cell table:style-name="ce22" office:value-type="float" office:value="1230.4">
            <text:p>1.23E+03</text:p>
          </table:table-cell>
          <table:table-cell table:style-name="ce22" office:value-type="float" office:value="1232.5">
            <text:p>1.23E+03</text:p>
          </table:table-cell>
          <table:table-cell table:style-name="ce22" office:value-type="float" office:value="1238.8">
            <text:p>1.24E+03</text:p>
          </table:table-cell>
          <table:table-cell table:style-name="ce22" office:value-type="float" office:value="1445.2">
            <text:p>1.45E+03</text:p>
          </table:table-cell>
        </table:table-row>
        <table:table-row table:style-name="ro2">
          <table:table-cell table:style-name="ce22" office:value-type="float" office:value="1272">
            <text:p>1.27E+03</text:p>
          </table:table-cell>
          <table:table-cell table:style-name="ce22" office:value-type="float" office:value="1274.1">
            <text:p>1.27E+03</text:p>
          </table:table-cell>
          <table:table-cell table:style-name="ce22" office:value-type="float" office:value="1280.4">
            <text:p>1.28E+03</text:p>
          </table:table-cell>
          <table:table-cell table:style-name="ce22" office:value-type="float" office:value="1486.5">
            <text:p>1.49E+03</text:p>
          </table:table-cell>
        </table:table-row>
        <table:table-row table:style-name="ro2">
          <table:table-cell table:style-name="ce22" office:value-type="float" office:value="1314.2">
            <text:p>1.31E+03</text:p>
          </table:table-cell>
          <table:table-cell table:style-name="ce22" office:value-type="float" office:value="1316.3">
            <text:p>1.32E+03</text:p>
          </table:table-cell>
          <table:table-cell table:style-name="ce22" office:value-type="float" office:value="1322.5">
            <text:p>1.32E+03</text:p>
          </table:table-cell>
          <table:table-cell table:style-name="ce22" office:value-type="float" office:value="1528.4">
            <text:p>1.53E+03</text:p>
          </table:table-cell>
        </table:table-row>
        <table:table-row table:style-name="ro2">
          <table:table-cell table:style-name="ce22" office:value-type="float" office:value="1357">
            <text:p>1.36E+03</text:p>
          </table:table-cell>
          <table:table-cell table:style-name="ce22" office:value-type="float" office:value="1359">
            <text:p>1.36E+03</text:p>
          </table:table-cell>
          <table:table-cell table:style-name="ce22" office:value-type="float" office:value="1365.3">
            <text:p>1.37E+03</text:p>
          </table:table-cell>
          <table:table-cell table:style-name="ce22" office:value-type="float" office:value="1570.9">
            <text:p>1.57E+03</text:p>
          </table:table-cell>
        </table:table-row>
        <table:table-row table:style-name="ro2">
          <table:table-cell table:style-name="ce22" office:value-type="float" office:value="1400.3">
            <text:p>1.40E+03</text:p>
          </table:table-cell>
          <table:table-cell table:style-name="ce22" office:value-type="float" office:value="1402.4">
            <text:p>1.40E+03</text:p>
          </table:table-cell>
          <table:table-cell table:style-name="ce22" office:value-type="float" office:value="1408.6">
            <text:p>1.41E+03</text:p>
          </table:table-cell>
          <table:table-cell table:style-name="ce22" office:value-type="float" office:value="1614.1">
            <text:p>1.61E+03</text:p>
          </table:table-cell>
        </table:table-row>
        <table:table-row table:style-name="ro2">
          <table:table-cell table:style-name="ce22" office:value-type="float" office:value="1444.2">
            <text:p>1.44E+03</text:p>
          </table:table-cell>
          <table:table-cell table:style-name="ce22" office:value-type="float" office:value="1446.3">
            <text:p>1.45E+03</text:p>
          </table:table-cell>
          <table:table-cell table:style-name="ce22" office:value-type="float" office:value="1452.5">
            <text:p>1.45E+03</text:p>
          </table:table-cell>
          <table:table-cell table:style-name="ce22" office:value-type="float" office:value="1657.7">
            <text:p>1.66E+03</text:p>
          </table:table-cell>
        </table:table-row>
        <table:table-row table:style-name="ro2">
          <table:table-cell table:style-name="ce22" office:value-type="float" office:value="1488.7">
            <text:p>1.49E+03</text:p>
          </table:table-cell>
          <table:table-cell table:style-name="ce22" office:value-type="float" office:value="1490.7">
            <text:p>1.49E+03</text:p>
          </table:table-cell>
          <table:table-cell table:style-name="ce22" office:value-type="float" office:value="1497">
            <text:p>1.50E+03</text:p>
          </table:table-cell>
          <table:table-cell table:style-name="ce22" office:value-type="float" office:value="1702">
            <text:p>1.70E+03</text:p>
          </table:table-cell>
        </table:table-row>
        <table:table-row table:style-name="ro2">
          <table:table-cell table:style-name="ce22" office:value-type="float" office:value="1533.7">
            <text:p>1.53E+03</text:p>
          </table:table-cell>
          <table:table-cell table:style-name="ce22" office:value-type="float" office:value="1535.8">
            <text:p>1.54E+03</text:p>
          </table:table-cell>
          <table:table-cell table:style-name="ce22" office:value-type="float" office:value="1542">
            <text:p>1.54E+03</text:p>
          </table:table-cell>
          <table:table-cell table:style-name="ce22" office:value-type="float" office:value="1746.9">
            <text:p>1.75E+03</text:p>
          </table:table-cell>
        </table:table-row>
        <table:table-row table:style-name="ro2">
          <table:table-cell table:style-name="ce22" office:value-type="float" office:value="1579.3">
            <text:p>1.58E+03</text:p>
          </table:table-cell>
          <table:table-cell table:style-name="ce22" office:value-type="float" office:value="1581.3">
            <text:p>1.58E+03</text:p>
          </table:table-cell>
          <table:table-cell table:style-name="ce22" office:value-type="float" office:value="1587.6">
            <text:p>1.59E+03</text:p>
          </table:table-cell>
          <table:table-cell table:style-name="ce22" office:value-type="float" office:value="1792.2">
            <text:p>1.79E+03</text:p>
          </table:table-cell>
        </table:table-row>
        <table:table-row table:style-name="ro2">
          <table:table-cell table:style-name="ce22" office:value-type="float" office:value="1625.4">
            <text:p>1.63E+03</text:p>
          </table:table-cell>
          <table:table-cell table:style-name="ce22" office:value-type="float" office:value="1627.5">
            <text:p>1.63E+03</text:p>
          </table:table-cell>
          <table:table-cell table:style-name="ce22" office:value-type="float" office:value="1633.7">
            <text:p>1.63E+03</text:p>
          </table:table-cell>
          <table:table-cell table:style-name="ce22" office:value-type="float" office:value="1838.2">
            <text:p>1.84E+03</text:p>
          </table:table-cell>
        </table:table-row>
        <table:table-row table:style-name="ro2">
          <table:table-cell table:style-name="ce22" office:value-type="float" office:value="1672">
            <text:p>1.67E+03</text:p>
          </table:table-cell>
          <table:table-cell table:style-name="ce22" office:value-type="float" office:value="1674.1">
            <text:p>1.67E+03</text:p>
          </table:table-cell>
          <table:table-cell table:style-name="ce22" office:value-type="float" office:value="1680.4">
            <text:p>1.68E+03</text:p>
          </table:table-cell>
          <table:table-cell table:style-name="ce22" office:value-type="float" office:value="1884.7">
            <text:p>1.88E+03</text:p>
          </table:table-cell>
        </table:table-row>
        <table:table-row table:style-name="ro2">
          <table:table-cell table:style-name="ce22" office:value-type="float" office:value="1719.2">
            <text:p>1.72E+03</text:p>
          </table:table-cell>
          <table:table-cell table:style-name="ce22" office:value-type="float" office:value="1721.3">
            <text:p>1.72E+03</text:p>
          </table:table-cell>
          <table:table-cell table:style-name="ce22" office:value-type="float" office:value="1727.6">
            <text:p>1.73E+03</text:p>
          </table:table-cell>
          <table:table-cell table:style-name="ce22" office:value-type="float" office:value="1931.7">
            <text:p>1.93E+03</text:p>
          </table:table-cell>
        </table:table-row>
        <table:table-row table:style-name="ro2">
          <table:table-cell table:style-name="ce22" office:value-type="float" office:value="1766.9">
            <text:p>1.77E+03</text:p>
          </table:table-cell>
          <table:table-cell table:style-name="ce22" office:value-type="float" office:value="1769">
            <text:p>1.77E+03</text:p>
          </table:table-cell>
          <table:table-cell table:style-name="ce22" office:value-type="float" office:value="1775.3">
            <text:p>1.78E+03</text:p>
          </table:table-cell>
          <table:table-cell table:style-name="ce22" office:value-type="float" office:value="1979.2">
            <text:p>1.98E+03</text:p>
          </table:table-cell>
        </table:table-row>
        <table:table-row table:style-name="ro2">
          <table:table-cell table:style-name="ce22" office:value-type="float" office:value="1815.1">
            <text:p>1.82E+03</text:p>
          </table:table-cell>
          <table:table-cell table:style-name="ce22" office:value-type="float" office:value="1817.2">
            <text:p>1.82E+03</text:p>
          </table:table-cell>
          <table:table-cell table:style-name="ce22" office:value-type="float" office:value="1823.5">
            <text:p>1.82E+03</text:p>
          </table:table-cell>
          <table:table-cell table:style-name="ce22" office:value-type="float" office:value="2027.3">
            <text:p>2.03E+03</text:p>
          </table:table-cell>
        </table:table-row>
        <table:table-row table:style-name="ro2">
          <table:table-cell table:style-name="ce22" office:value-type="float" office:value="1863.8">
            <text:p>1.86E+03</text:p>
          </table:table-cell>
          <table:table-cell table:style-name="ce22" office:value-type="float" office:value="1865.9">
            <text:p>1.87E+03</text:p>
          </table:table-cell>
          <table:table-cell table:style-name="ce22" office:value-type="float" office:value="1872.2">
            <text:p>1.87E+03</text:p>
          </table:table-cell>
          <table:table-cell table:style-name="ce22" office:value-type="float" office:value="2075.9">
            <text:p>2.08E+03</text:p>
          </table:table-cell>
        </table:table-row>
        <table:table-row table:style-name="ro2">
          <table:table-cell table:style-name="ce22" office:value-type="float" office:value="1913.1">
            <text:p>1.91E+03</text:p>
          </table:table-cell>
          <table:table-cell table:style-name="ce22" office:value-type="float" office:value="1915.1">
            <text:p>1.92E+03</text:p>
          </table:table-cell>
          <table:table-cell table:style-name="ce22" office:value-type="float" office:value="1921.4">
            <text:p>1.92E+03</text:p>
          </table:table-cell>
          <table:table-cell table:style-name="ce22" office:value-type="float" office:value="2125">
            <text:p>2.13E+03</text:p>
          </table:table-cell>
        </table:table-row>
        <table:table-row table:style-name="ro2">
          <table:table-cell table:style-name="ce22" office:value-type="float" office:value="1962.8">
            <text:p>1.96E+03</text:p>
          </table:table-cell>
          <table:table-cell table:style-name="ce22" office:value-type="float" office:value="1964.9">
            <text:p>1.96E+03</text:p>
          </table:table-cell>
          <table:table-cell table:style-name="ce22" office:value-type="float" office:value="1971.1">
            <text:p>1.97E+03</text:p>
          </table:table-cell>
          <table:table-cell table:style-name="ce22" office:value-type="float" office:value="2174.6">
            <text:p>2.17E+03</text:p>
          </table:table-cell>
        </table:table-row>
        <table:table-row table:style-name="ro2">
          <table:table-cell table:style-name="ce22" office:value-type="float" office:value="2013">
            <text:p>2.01E+03</text:p>
          </table:table-cell>
          <table:table-cell table:style-name="ce22" office:value-type="float" office:value="2015">
            <text:p>2.02E+03</text:p>
          </table:table-cell>
          <table:table-cell table:style-name="ce22" office:value-type="float" office:value="2021.3">
            <text:p>2.02E+03</text:p>
          </table:table-cell>
          <table:table-cell table:style-name="ce22" office:value-type="float" office:value="2224.6">
            <text:p>2.22E+03</text:p>
          </table:table-cell>
        </table:table-row>
        <table:table-row table:style-name="ro2">
          <table:table-cell table:style-name="ce22" office:value-type="float" office:value="2063.6">
            <text:p>2.06E+03</text:p>
          </table:table-cell>
          <table:table-cell table:style-name="ce22" office:value-type="float" office:value="2065.7">
            <text:p>2.07E+03</text:p>
          </table:table-cell>
          <table:table-cell table:style-name="ce22" office:value-type="float" office:value="2072">
            <text:p>2.07E+03</text:p>
          </table:table-cell>
          <table:table-cell table:style-name="ce22" office:value-type="float" office:value="2275.2">
            <text:p>2.28E+03</text:p>
          </table:table-cell>
        </table:table-row>
        <table:table-row table:style-name="ro2">
          <table:table-cell table:style-name="ce22" office:value-type="float" office:value="2114.8">
            <text:p>2.11E+03</text:p>
          </table:table-cell>
          <table:table-cell table:style-name="ce22" office:value-type="float" office:value="2116.8">
            <text:p>2.12E+03</text:p>
          </table:table-cell>
          <table:table-cell table:style-name="ce22" office:value-type="float" office:value="2123.1">
            <text:p>2.12E+03</text:p>
          </table:table-cell>
          <table:table-cell table:style-name="ce22" office:value-type="float" office:value="2326.2">
            <text:p>2.33E+03</text:p>
          </table:table-cell>
        </table:table-row>
        <table:table-row table:style-name="ro2">
          <table:table-cell table:style-name="ce22" office:value-type="float" office:value="2166.3">
            <text:p>2.17E+03</text:p>
          </table:table-cell>
          <table:table-cell table:style-name="ce22" office:value-type="float" office:value="2168.4">
            <text:p>2.17E+03</text:p>
          </table:table-cell>
          <table:table-cell table:style-name="ce22" office:value-type="float" office:value="2174.7">
            <text:p>2.17E+03</text:p>
          </table:table-cell>
          <table:table-cell table:style-name="ce22" office:value-type="float" office:value="2377.7">
            <text:p>2.38E+03</text:p>
          </table:table-cell>
        </table:table-row>
        <table:table-row table:style-name="ro2">
          <table:table-cell table:style-name="ce22" office:value-type="float" office:value="2218.4">
            <text:p>2.22E+03</text:p>
          </table:table-cell>
          <table:table-cell table:style-name="ce22" office:value-type="float" office:value="2220.5">
            <text:p>2.22E+03</text:p>
          </table:table-cell>
          <table:table-cell table:style-name="ce22" office:value-type="float" office:value="2226.7">
            <text:p>2.23E+03</text:p>
          </table:table-cell>
          <table:table-cell table:style-name="ce22" office:value-type="float" office:value="2429.6">
            <text:p>2.43E+03</text:p>
          </table:table-cell>
        </table:table-row>
        <table:table-row table:style-name="ro2">
          <table:table-cell table:style-name="ce22" office:value-type="float" office:value="2270.9">
            <text:p>2.27E+03</text:p>
          </table:table-cell>
          <table:table-cell table:style-name="ce22" office:value-type="float" office:value="2272.9">
            <text:p>2.27E+03</text:p>
          </table:table-cell>
          <table:table-cell table:style-name="ce22" office:value-type="float" office:value="2279.2">
            <text:p>2.28E+03</text:p>
          </table:table-cell>
          <table:table-cell table:style-name="ce22" office:value-type="float" office:value="2482">
            <text:p>2.48E+03</text:p>
          </table:table-cell>
        </table:table-row>
        <table:table-row table:style-name="ro2">
          <table:table-cell table:style-name="ce22" office:value-type="float" office:value="2323.8">
            <text:p>2.32E+03</text:p>
          </table:table-cell>
          <table:table-cell table:style-name="ce22" office:value-type="float" office:value="2325.9">
            <text:p>2.33E+03</text:p>
          </table:table-cell>
          <table:table-cell table:style-name="ce22" office:value-type="float" office:value="2332.1">
            <text:p>2.33E+03</text:p>
          </table:table-cell>
          <table:table-cell table:style-name="ce22" office:value-type="float" office:value="2534.8">
            <text:p>2.53E+03</text:p>
          </table:table-cell>
        </table:table-row>
        <table:table-row table:style-name="ro2">
          <table:table-cell table:style-name="ce22" office:value-type="float" office:value="2377.1">
            <text:p>2.38E+03</text:p>
          </table:table-cell>
          <table:table-cell table:style-name="ce22" office:value-type="float" office:value="2379.2">
            <text:p>2.38E+03</text:p>
          </table:table-cell>
          <table:table-cell table:style-name="ce22" office:value-type="float" office:value="2385.4">
            <text:p>2.39E+03</text:p>
          </table:table-cell>
          <table:table-cell table:style-name="ce22" office:value-type="float" office:value="2588">
            <text:p>2.59E+03</text:p>
          </table:table-cell>
        </table:table-row>
        <table:table-row table:style-name="ro2">
          <table:table-cell table:style-name="ce22" office:value-type="float" office:value="2430.9">
            <text:p>2.43E+03</text:p>
          </table:table-cell>
          <table:table-cell table:style-name="ce22" office:value-type="float" office:value="2433">
            <text:p>2.43E+03</text:p>
          </table:table-cell>
          <table:table-cell table:style-name="ce22" office:value-type="float" office:value="2439.2">
            <text:p>2.44E+03</text:p>
          </table:table-cell>
          <table:table-cell table:style-name="ce22" office:value-type="float" office:value="2641.7">
            <text:p>2.64E+03</text:p>
          </table:table-cell>
        </table:table-row>
        <table:table-row table:style-name="ro2">
          <table:table-cell table:style-name="ce22" office:value-type="float" office:value="2485">
            <text:p>2.49E+03</text:p>
          </table:table-cell>
          <table:table-cell table:style-name="ce22" office:value-type="float" office:value="2487.1">
            <text:p>2.49E+03</text:p>
          </table:table-cell>
          <table:table-cell table:style-name="ce22" office:value-type="float" office:value="2493.4">
            <text:p>2.49E+03</text:p>
          </table:table-cell>
          <table:table-cell table:style-name="ce22" office:value-type="float" office:value="2695.8">
            <text:p>2.70E+03</text:p>
          </table:table-cell>
        </table:table-row>
        <table:table-row table:style-name="ro2">
          <table:table-cell table:style-name="ce22" office:value-type="float" office:value="2539.6">
            <text:p>2.54E+03</text:p>
          </table:table-cell>
          <table:table-cell table:style-name="ce22" office:value-type="float" office:value="2541.7">
            <text:p>2.54E+03</text:p>
          </table:table-cell>
          <table:table-cell table:style-name="ce22" office:value-type="float" office:value="2547.9">
            <text:p>2.55E+03</text:p>
          </table:table-cell>
          <table:table-cell table:style-name="ce22" office:value-type="float" office:value="2750.3">
            <text:p>2.75E+03</text:p>
          </table:table-cell>
        </table:table-row>
        <table:table-row table:style-name="ro2">
          <table:table-cell table:style-name="ce22" office:value-type="float" office:value="2594.6">
            <text:p>2.59E+03</text:p>
          </table:table-cell>
          <table:table-cell table:style-name="ce22" office:value-type="float" office:value="2596.6">
            <text:p>2.60E+03</text:p>
          </table:table-cell>
          <table:table-cell table:style-name="ce22" office:value-type="float" office:value="2602.9">
            <text:p>2.60E+03</text:p>
          </table:table-cell>
          <table:table-cell table:style-name="ce22" office:value-type="float" office:value="2805.1">
            <text:p>2.81E+03</text:p>
          </table:table-cell>
        </table:table-row>
        <table:table-row table:style-name="ro2">
          <table:table-cell table:style-name="ce22" office:value-type="float" office:value="2649.9">
            <text:p>2.65E+03</text:p>
          </table:table-cell>
          <table:table-cell table:style-name="ce22" office:value-type="float" office:value="2652">
            <text:p>2.65E+03</text:p>
          </table:table-cell>
          <table:table-cell table:style-name="ce22" office:value-type="float" office:value="2658.2">
            <text:p>2.66E+03</text:p>
          </table:table-cell>
          <table:table-cell table:style-name="ce22" office:value-type="float" office:value="2860.4">
            <text:p>2.86E+03</text:p>
          </table:table-cell>
        </table:table-row>
        <table:table-row table:style-name="ro2">
          <table:table-cell table:style-name="ce22" office:value-type="float" office:value="2705.6">
            <text:p>2.71E+03</text:p>
          </table:table-cell>
          <table:table-cell table:style-name="ce22" office:value-type="float" office:value="2707.7">
            <text:p>2.71E+03</text:p>
          </table:table-cell>
          <table:table-cell table:style-name="ce22" office:value-type="float" office:value="2714">
            <text:p>2.71E+03</text:p>
          </table:table-cell>
          <table:table-cell table:style-name="ce22" office:value-type="float" office:value="2916">
            <text:p>2.92E+03</text:p>
          </table:table-cell>
        </table:table-row>
        <table:table-row table:style-name="ro2">
          <table:table-cell table:style-name="ce22" office:value-type="float" office:value="2761.7">
            <text:p>2.76E+03</text:p>
          </table:table-cell>
          <table:table-cell table:style-name="ce22" office:value-type="float" office:value="2763.8">
            <text:p>2.76E+03</text:p>
          </table:table-cell>
          <table:table-cell table:style-name="ce22" office:value-type="float" office:value="2770">
            <text:p>2.77E+03</text:p>
          </table:table-cell>
          <table:table-cell table:style-name="ce22" office:value-type="float" office:value="2972">
            <text:p>2.97E+03</text:p>
          </table:table-cell>
        </table:table-row>
        <table:table-row table:style-name="ro2">
          <table:table-cell table:style-name="ce22" office:value-type="float" office:value="2818.1">
            <text:p>2.82E+03</text:p>
          </table:table-cell>
          <table:table-cell table:style-name="ce22" office:value-type="float" office:value="2820.2">
            <text:p>2.82E+03</text:p>
          </table:table-cell>
          <table:table-cell table:style-name="ce22" office:value-type="float" office:value="2826.5">
            <text:p>2.83E+03</text:p>
          </table:table-cell>
          <table:table-cell table:style-name="ce22" office:value-type="float" office:value="3028.4">
            <text:p>3.03E+03</text:p>
          </table:table-cell>
        </table:table-row>
        <table:table-row table:style-name="ro2">
          <table:table-cell table:style-name="ce22" office:value-type="float" office:value="2874.9">
            <text:p>2.87E+03</text:p>
          </table:table-cell>
          <table:table-cell table:style-name="ce22" office:value-type="float" office:value="2877">
            <text:p>2.88E+03</text:p>
          </table:table-cell>
          <table:table-cell table:style-name="ce22" office:value-type="float" office:value="2883.3">
            <text:p>2.88E+03</text:p>
          </table:table-cell>
          <table:table-cell table:style-name="ce22" office:value-type="float" office:value="3085.1">
            <text:p>3.09E+03</text:p>
          </table:table-cell>
        </table:table-row>
        <table:table-row table:style-name="ro2">
          <table:table-cell table:style-name="ce22" office:value-type="float" office:value="2932.1">
            <text:p>2.93E+03</text:p>
          </table:table-cell>
          <table:table-cell table:style-name="ce22" office:value-type="float" office:value="2934.1">
            <text:p>2.93E+03</text:p>
          </table:table-cell>
          <table:table-cell table:style-name="ce22" office:value-type="float" office:value="2940.4">
            <text:p>2.94E+03</text:p>
          </table:table-cell>
          <table:table-cell table:style-name="ce22" office:value-type="float" office:value="3142.2">
            <text:p>3.14E+03</text:p>
          </table:table-cell>
        </table:table-row>
        <table:table-row table:style-name="ro2">
          <table:table-cell table:style-name="ce22" office:value-type="float" office:value="2989.5">
            <text:p>2.99E+03</text:p>
          </table:table-cell>
          <table:table-cell table:style-name="ce22" office:value-type="float" office:value="2991.6">
            <text:p>2.99E+03</text:p>
          </table:table-cell>
          <table:table-cell table:style-name="ce22" office:value-type="float" office:value="2997.9">
            <text:p>3.00E+03</text:p>
          </table:table-cell>
          <table:table-cell table:style-name="ce22" office:value-type="float" office:value="3199.6">
            <text:p>3.20E+03</text:p>
          </table:table-cell>
        </table:table-row>
        <table:table-row table:style-name="ro2">
          <table:table-cell table:style-name="ce22" office:value-type="float" office:value="3047.3">
            <text:p>3.05E+03</text:p>
          </table:table-cell>
          <table:table-cell table:style-name="ce22" office:value-type="float" office:value="3049.4">
            <text:p>3.05E+03</text:p>
          </table:table-cell>
          <table:table-cell table:style-name="ce22" office:value-type="float" office:value="3055.6">
            <text:p>3.06E+03</text:p>
          </table:table-cell>
          <table:table-cell table:style-name="ce22" office:value-type="float" office:value="3257.3">
            <text:p>3.26E+03</text:p>
          </table:table-cell>
        </table:table-row>
        <table:table-row table:style-name="ro2">
          <table:table-cell table:style-name="ce22" office:value-type="float" office:value="3105.4">
            <text:p>3.11E+03</text:p>
          </table:table-cell>
          <table:table-cell table:style-name="ce22" office:value-type="float" office:value="3107.5">
            <text:p>3.11E+03</text:p>
          </table:table-cell>
          <table:table-cell table:style-name="ce22" office:value-type="float" office:value="3113.7">
            <text:p>3.11E+03</text:p>
          </table:table-cell>
          <table:table-cell table:style-name="ce22" office:value-type="float" office:value="3315.3">
            <text:p>3.32E+03</text:p>
          </table:table-cell>
        </table:table-row>
        <table:table-row table:style-name="ro2">
          <table:table-cell table:style-name="ce22" office:value-type="float" office:value="3163.8">
            <text:p>3.16E+03</text:p>
          </table:table-cell>
          <table:table-cell table:style-name="ce22" office:value-type="float" office:value="3165.9">
            <text:p>3.17E+03</text:p>
          </table:table-cell>
          <table:table-cell table:style-name="ce22" office:value-type="float" office:value="3172.1">
            <text:p>3.17E+03</text:p>
          </table:table-cell>
          <table:table-cell table:style-name="ce22" office:value-type="float" office:value="3373.6">
            <text:p>3.37E+03</text:p>
          </table:table-cell>
        </table:table-row>
        <table:table-row table:style-name="ro2">
          <table:table-cell table:style-name="ce22" office:value-type="float" office:value="3222.5">
            <text:p>3.22E+03</text:p>
          </table:table-cell>
          <table:table-cell table:style-name="ce22" office:value-type="float" office:value="3224.6">
            <text:p>3.22E+03</text:p>
          </table:table-cell>
          <table:table-cell table:style-name="ce22" office:value-type="float" office:value="3230.8">
            <text:p>3.23E+03</text:p>
          </table:table-cell>
          <table:table-cell table:style-name="ce22" office:value-type="float" office:value="3432.3">
            <text:p>3.43E+03</text:p>
          </table:table-cell>
        </table:table-row>
        <table:table-row table:style-name="ro2">
          <table:table-cell table:style-name="ce22" office:value-type="float" office:value="3281.4">
            <text:p>3.28E+03</text:p>
          </table:table-cell>
          <table:table-cell table:style-name="ce22" office:value-type="float" office:value="3283.5">
            <text:p>3.28E+03</text:p>
          </table:table-cell>
          <table:table-cell table:style-name="ce22" office:value-type="float" office:value="3289.8">
            <text:p>3.29E+03</text:p>
          </table:table-cell>
          <table:table-cell table:style-name="ce22" office:value-type="float" office:value="3491.2">
            <text:p>3.49E+03</text:p>
          </table:table-cell>
        </table:table-row>
        <table:table-row table:style-name="ro2">
          <table:table-cell table:style-name="ce22" office:value-type="float" office:value="3340.7">
            <text:p>3.34E+03</text:p>
          </table:table-cell>
          <table:table-cell table:style-name="ce22" office:value-type="float" office:value="3342.8">
            <text:p>3.34E+03</text:p>
          </table:table-cell>
          <table:table-cell table:style-name="ce22" office:value-type="float" office:value="3349">
            <text:p>3.35E+03</text:p>
          </table:table-cell>
          <table:table-cell table:style-name="ce22" office:value-type="float" office:value="3550.4">
            <text:p>3.55E+03</text:p>
          </table:table-cell>
        </table:table-row>
        <table:table-row table:style-name="ro2">
          <table:table-cell table:style-name="ce22" office:value-type="float" office:value="3400.2">
            <text:p>3.40E+03</text:p>
          </table:table-cell>
          <table:table-cell table:style-name="ce22" office:value-type="float" office:value="3402.3">
            <text:p>3.40E+03</text:p>
          </table:table-cell>
          <table:table-cell table:style-name="ce22" office:value-type="float" office:value="3408.5">
            <text:p>3.41E+03</text:p>
          </table:table-cell>
          <table:table-cell table:style-name="ce22" office:value-type="float" office:value="3609.8">
            <text:p>3.61E+03</text:p>
          </table:table-cell>
        </table:table-row>
        <table:table-row table:style-name="ro2">
          <table:table-cell table:style-name="ce22" office:value-type="float" office:value="3460">
            <text:p>3.46E+03</text:p>
          </table:table-cell>
          <table:table-cell table:style-name="ce22" office:value-type="float" office:value="3462.1">
            <text:p>3.46E+03</text:p>
          </table:table-cell>
          <table:table-cell table:style-name="ce22" office:value-type="float" office:value="3468.3">
            <text:p>3.47E+03</text:p>
          </table:table-cell>
          <table:table-cell table:style-name="ce22" office:value-type="float" office:value="3669.5">
            <text:p>3.67E+03</text:p>
          </table:table-cell>
        </table:table-row>
        <table:table-row table:style-name="ro2">
          <table:table-cell table:style-name="ce22" office:value-type="float" office:value="3520">
            <text:p>3.52E+03</text:p>
          </table:table-cell>
          <table:table-cell table:style-name="ce22" office:value-type="float" office:value="3522.1">
            <text:p>3.52E+03</text:p>
          </table:table-cell>
          <table:table-cell table:style-name="ce22" office:value-type="float" office:value="3528.3">
            <text:p>3.53E+03</text:p>
          </table:table-cell>
          <table:table-cell table:style-name="ce22" office:value-type="float" office:value="3729.5">
            <text:p>3.73E+03</text:p>
          </table:table-cell>
        </table:table-row>
        <table:table-row table:style-name="ro2">
          <table:table-cell table:style-name="ce22" office:value-type="float" office:value="3580.3">
            <text:p>3.58E+03</text:p>
          </table:table-cell>
          <table:table-cell table:style-name="ce22" office:value-type="float" office:value="3582.3">
            <text:p>3.58E+03</text:p>
          </table:table-cell>
          <table:table-cell table:style-name="ce22" office:value-type="float" office:value="3588.6">
            <text:p>3.59E+03</text:p>
          </table:table-cell>
          <table:table-cell table:style-name="ce22" office:value-type="float" office:value="3789.7">
            <text:p>3.79E+03</text:p>
          </table:table-cell>
        </table:table-row>
        <table:table-row table:style-name="ro2">
          <table:table-cell table:style-name="ce22" office:value-type="float" office:value="3640.7">
            <text:p>3.64E+03</text:p>
          </table:table-cell>
          <table:table-cell table:style-name="ce22" office:value-type="float" office:value="3642.8">
            <text:p>3.64E+03</text:p>
          </table:table-cell>
          <table:table-cell table:style-name="ce22" office:value-type="float" office:value="3649.1">
            <text:p>3.65E+03</text:p>
          </table:table-cell>
          <table:table-cell table:style-name="ce22" office:value-type="float" office:value="3850.1">
            <text:p>3.85E+03</text:p>
          </table:table-cell>
        </table:table-row>
        <table:table-row table:style-name="ro2">
          <table:table-cell table:style-name="ce22" office:value-type="float" office:value="3701.5">
            <text:p>3.70E+03</text:p>
          </table:table-cell>
          <table:table-cell table:style-name="ce22" office:value-type="float" office:value="3703.5">
            <text:p>3.70E+03</text:p>
          </table:table-cell>
          <table:table-cell table:style-name="ce22" office:value-type="float" office:value="3709.8">
            <text:p>3.71E+03</text:p>
          </table:table-cell>
          <table:table-cell table:style-name="ce22" office:value-type="float" office:value="3910.8">
            <text:p>3.91E+03</text:p>
          </table:table-cell>
        </table:table-row>
        <table:table-row table:style-name="ro2">
          <table:table-cell table:style-name="ce22" office:value-type="float" office:value="3762.4">
            <text:p>3.76E+03</text:p>
          </table:table-cell>
          <table:table-cell table:style-name="ce22" office:value-type="float" office:value="3764.5">
            <text:p>3.76E+03</text:p>
          </table:table-cell>
          <table:table-cell table:style-name="ce22" office:value-type="float" office:value="3770.7">
            <text:p>3.77E+03</text:p>
          </table:table-cell>
          <table:table-cell table:style-name="ce22" office:value-type="float" office:value="3971.7">
            <text:p>3.97E+03</text:p>
          </table:table-cell>
        </table:table-row>
        <table:table-row table:style-name="ro2">
          <table:table-cell table:style-name="ce22" office:value-type="float" office:value="3823.5">
            <text:p>3.82E+03</text:p>
          </table:table-cell>
          <table:table-cell table:style-name="ce22" office:value-type="float" office:value="3825.6">
            <text:p>3.83E+03</text:p>
          </table:table-cell>
          <table:table-cell table:style-name="ce22" office:value-type="float" office:value="3831.8">
            <text:p>3.83E+03</text:p>
          </table:table-cell>
          <table:table-cell table:style-name="ce22" office:value-type="float" office:value="4032.7">
            <text:p>4.03E+03</text:p>
          </table:table-cell>
        </table:table-row>
        <table:table-row table:style-name="ro2">
          <table:table-cell table:style-name="ce22" office:value-type="float" office:value="3884.8">
            <text:p>3.88E+03</text:p>
          </table:table-cell>
          <table:table-cell table:style-name="ce22" office:value-type="float" office:value="3886.9">
            <text:p>3.89E+03</text:p>
          </table:table-cell>
          <table:table-cell table:style-name="ce22" office:value-type="float" office:value="3893.1">
            <text:p>3.89E+03</text:p>
          </table:table-cell>
          <table:table-cell table:style-name="ce22" office:value-type="float" office:value="4094">
            <text:p>4.09E+03</text:p>
          </table:table-cell>
        </table:table-row>
        <table:table-row table:style-name="ro2">
          <table:table-cell table:style-name="ce22" office:value-type="float" office:value="3946.3">
            <text:p>3.95E+03</text:p>
          </table:table-cell>
          <table:table-cell table:style-name="ce22" office:value-type="float" office:value="3948.4">
            <text:p>3.95E+03</text:p>
          </table:table-cell>
          <table:table-cell table:style-name="ce22" office:value-type="float" office:value="3954.6">
            <text:p>3.95E+03</text:p>
          </table:table-cell>
          <table:table-cell table:style-name="ce22" office:value-type="float" office:value="4155.4">
            <text:p>4.16E+03</text:p>
          </table:table-cell>
        </table:table-row>
        <table:table-row table:style-name="ro2">
          <table:table-cell table:style-name="ce22" office:value-type="float" office:value="4007.9">
            <text:p>4.01E+03</text:p>
          </table:table-cell>
          <table:table-cell table:style-name="ce22" office:value-type="float" office:value="4010">
            <text:p>4.01E+03</text:p>
          </table:table-cell>
          <table:table-cell table:style-name="ce22" office:value-type="float" office:value="4016.3">
            <text:p>4.02E+03</text:p>
          </table:table-cell>
          <table:table-cell table:style-name="ce22" office:value-type="float" office:value="4217">
            <text:p>4.22E+03</text:p>
          </table:table-cell>
        </table:table-row>
        <table:table-row table:style-name="ro2">
          <table:table-cell table:style-name="ce22" office:value-type="float" office:value="4069.8">
            <text:p>4.07E+03</text:p>
          </table:table-cell>
          <table:table-cell table:style-name="ce22" office:value-type="float" office:value="4071.9">
            <text:p>4.07E+03</text:p>
          </table:table-cell>
          <table:table-cell table:style-name="ce22" office:value-type="float" office:value="4078.1">
            <text:p>4.08E+03</text:p>
          </table:table-cell>
          <table:table-cell table:style-name="ce22" office:value-type="float" office:value="4278.8">
            <text:p>4.28E+03</text:p>
          </table:table-cell>
        </table:table-row>
        <table:table-row table:style-name="ro2">
          <table:table-cell table:style-name="ce22" office:value-type="float" office:value="4131.7">
            <text:p>4.13E+03</text:p>
          </table:table-cell>
          <table:table-cell table:style-name="ce22" office:value-type="float" office:value="4133.8">
            <text:p>4.13E+03</text:p>
          </table:table-cell>
          <table:table-cell table:style-name="ce22" office:value-type="float" office:value="4140.1">
            <text:p>4.14E+03</text:p>
          </table:table-cell>
          <table:table-cell table:style-name="ce22" office:value-type="float" office:value="4340.7">
            <text:p>4.34E+03</text:p>
          </table:table-cell>
        </table:table-row>
        <table:table-row table:style-name="ro2">
          <table:table-cell table:style-name="ce22" office:value-type="float" office:value="4193.9">
            <text:p>4.19E+03</text:p>
          </table:table-cell>
          <table:table-cell table:style-name="ce22" office:value-type="float" office:value="4195.9">
            <text:p>4.20E+03</text:p>
          </table:table-cell>
          <table:table-cell table:style-name="ce22" office:value-type="float" office:value="4202.2">
            <text:p>4.20E+03</text:p>
          </table:table-cell>
          <table:table-cell table:style-name="ce22" office:value-type="float" office:value="4402.8">
            <text:p>4.40E+03</text:p>
          </table:table-cell>
        </table:table-row>
        <table:table-row table:style-name="ro2">
          <table:table-cell table:style-name="ce22" office:value-type="float" office:value="4256.1">
            <text:p>4.26E+03</text:p>
          </table:table-cell>
          <table:table-cell table:style-name="ce22" office:value-type="float" office:value="4258.2">
            <text:p>4.26E+03</text:p>
          </table:table-cell>
          <table:table-cell table:style-name="ce22" office:value-type="float" office:value="4264.4">
            <text:p>4.26E+03</text:p>
          </table:table-cell>
          <table:table-cell table:style-name="ce22" office:value-type="float" office:value="4465">
            <text:p>4.47E+03</text:p>
          </table:table-cell>
        </table:table-row>
        <table:table-row table:style-name="ro2">
          <table:table-cell table:style-name="ce22" office:value-type="float" office:value="4318.5">
            <text:p>4.32E+03</text:p>
          </table:table-cell>
          <table:table-cell table:style-name="ce22" office:value-type="float" office:value="4320.6">
            <text:p>4.32E+03</text:p>
          </table:table-cell>
          <table:table-cell table:style-name="ce22" office:value-type="float" office:value="4326.8">
            <text:p>4.33E+03</text:p>
          </table:table-cell>
          <table:table-cell table:style-name="ce22" office:value-type="float" office:value="4527.3">
            <text:p>4.53E+03</text:p>
          </table:table-cell>
        </table:table-row>
        <table:table-row table:style-name="ro2">
          <table:table-cell table:style-name="ce22" office:value-type="float" office:value="4381">
            <text:p>4.38E+03</text:p>
          </table:table-cell>
          <table:table-cell table:style-name="ce22" office:value-type="float" office:value="4383.1">
            <text:p>4.38E+03</text:p>
          </table:table-cell>
          <table:table-cell table:style-name="ce22" office:value-type="float" office:value="4389.3">
            <text:p>4.39E+03</text:p>
          </table:table-cell>
          <table:table-cell table:style-name="ce22" office:value-type="float" office:value="4589.8">
            <text:p>4.59E+03</text:p>
          </table:table-cell>
        </table:table-row>
        <table:table-row table:style-name="ro2">
          <table:table-cell table:style-name="ce22" office:value-type="float" office:value="4443.6">
            <text:p>4.44E+03</text:p>
          </table:table-cell>
          <table:table-cell table:style-name="ce22" office:value-type="float" office:value="4445.6">
            <text:p>4.45E+03</text:p>
          </table:table-cell>
          <table:table-cell table:style-name="ce22" office:value-type="float" office:value="4451.9">
            <text:p>4.45E+03</text:p>
          </table:table-cell>
          <table:table-cell table:style-name="ce22" office:value-type="float" office:value="4652.3">
            <text:p>4.65E+03</text:p>
          </table:table-cell>
        </table:table-row>
        <table:table-row table:style-name="ro2">
          <table:table-cell table:style-name="ce22" office:value-type="float" office:value="4506.2">
            <text:p>4.51E+03</text:p>
          </table:table-cell>
          <table:table-cell table:style-name="ce22" office:value-type="float" office:value="4508.3">
            <text:p>4.51E+03</text:p>
          </table:table-cell>
          <table:table-cell table:style-name="ce22" office:value-type="float" office:value="4514.6">
            <text:p>4.51E+03</text:p>
          </table:table-cell>
          <table:table-cell table:style-name="ce22" office:value-type="float" office:value="4715">
            <text:p>4.72E+03</text:p>
          </table:table-cell>
        </table:table-row>
        <table:table-row table:style-name="ro2">
          <table:table-cell table:style-name="ce22" office:value-type="float" office:value="4569">
            <text:p>4.57E+03</text:p>
          </table:table-cell>
          <table:table-cell table:style-name="ce22" office:value-type="float" office:value="4571.1">
            <text:p>4.57E+03</text:p>
          </table:table-cell>
          <table:table-cell table:style-name="ce22" office:value-type="float" office:value="4577.3">
            <text:p>4.58E+03</text:p>
          </table:table-cell>
          <table:table-cell table:style-name="ce22" office:value-type="float" office:value="4777.7">
            <text:p>4.78E+03</text:p>
          </table:table-cell>
        </table:table-row>
        <table:table-row table:style-name="ro2">
          <table:table-cell table:style-name="ce22" office:value-type="float" office:value="4631.9">
            <text:p>4.63E+03</text:p>
          </table:table-cell>
          <table:table-cell table:style-name="ce22" office:value-type="float" office:value="4633.9">
            <text:p>4.63E+03</text:p>
          </table:table-cell>
          <table:table-cell table:style-name="ce22" office:value-type="float" office:value="4640.2">
            <text:p>4.64E+03</text:p>
          </table:table-cell>
          <table:table-cell table:style-name="ce22" office:value-type="float" office:value="4840.5">
            <text:p>4.84E+03</text:p>
          </table:table-cell>
        </table:table-row>
        <table:table-row table:style-name="ro2">
          <table:table-cell table:style-name="ce22" office:value-type="float" office:value="4694.8">
            <text:p>4.69E+03</text:p>
          </table:table-cell>
          <table:table-cell table:style-name="ce22" office:value-type="float" office:value="4696.8">
            <text:p>4.70E+03</text:p>
          </table:table-cell>
          <table:table-cell table:style-name="ce22" office:value-type="float" office:value="4703.1">
            <text:p>4.70E+03</text:p>
          </table:table-cell>
          <table:table-cell table:style-name="ce22" office:value-type="float" office:value="4903.3">
            <text:p>4.90E+03</text:p>
          </table:table-cell>
        </table:table-row>
        <table:table-row table:style-name="ro2">
          <table:table-cell table:style-name="ce22" office:value-type="float" office:value="4757.7">
            <text:p>4.76E+03</text:p>
          </table:table-cell>
          <table:table-cell table:style-name="ce22" office:value-type="float" office:value="4759.8">
            <text:p>4.76E+03</text:p>
          </table:table-cell>
          <table:table-cell table:style-name="ce22" office:value-type="float" office:value="4766">
            <text:p>4.77E+03</text:p>
          </table:table-cell>
          <table:table-cell table:style-name="ce22" office:value-type="float" office:value="4966.3">
            <text:p>4.97E+03</text:p>
          </table:table-cell>
        </table:table-row>
        <table:table-row table:style-name="ro2">
          <table:table-cell table:style-name="ce22" office:value-type="float" office:value="4820.7">
            <text:p>4.82E+03</text:p>
          </table:table-cell>
          <table:table-cell table:style-name="ce22" office:value-type="float" office:value="4822.8">
            <text:p>4.82E+03</text:p>
          </table:table-cell>
          <table:table-cell table:style-name="ce22" office:value-type="float" office:value="4829.1">
            <text:p>4.83E+03</text:p>
          </table:table-cell>
          <table:table-cell table:style-name="ce22" office:value-type="float" office:value="5029.2">
            <text:p>5.03E+03</text:p>
          </table:table-cell>
        </table:table-row>
        <table:table-row table:style-name="ro2">
          <table:table-cell table:style-name="ce22" office:value-type="float" office:value="4883.8">
            <text:p>4.88E+03</text:p>
          </table:table-cell>
          <table:table-cell table:style-name="ce22" office:value-type="float" office:value="4885.8">
            <text:p>4.89E+03</text:p>
          </table:table-cell>
          <table:table-cell table:style-name="ce22" office:value-type="float" office:value="4892.1">
            <text:p>4.89E+03</text:p>
          </table:table-cell>
          <table:table-cell table:style-name="ce22" office:value-type="float" office:value="5092.2">
            <text:p>5.09E+03</text:p>
          </table:table-cell>
        </table:table-row>
        <table:table-row table:style-name="ro2">
          <table:table-cell table:style-name="ce22" office:value-type="float" office:value="4946.8">
            <text:p>4.95E+03</text:p>
          </table:table-cell>
          <table:table-cell table:style-name="ce22" office:value-type="float" office:value="4948.9">
            <text:p>4.95E+03</text:p>
          </table:table-cell>
          <table:table-cell table:style-name="ce22" office:value-type="float" office:value="4955.2">
            <text:p>4.96E+03</text:p>
          </table:table-cell>
          <table:table-cell table:style-name="ce22" office:value-type="float" office:value="5155.2">
            <text:p>5.16E+03</text:p>
          </table:table-cell>
        </table:table-row>
        <table:table-row table:style-name="ro2">
          <table:table-cell table:style-name="ce22" office:value-type="float" office:value="5009.9">
            <text:p>5.01E+03</text:p>
          </table:table-cell>
          <table:table-cell table:style-name="ce22" office:value-type="float" office:value="5012">
            <text:p>5.01E+03</text:p>
          </table:table-cell>
          <table:table-cell table:style-name="ce22" office:value-type="float" office:value="5018.2">
            <text:p>5.02E+03</text:p>
          </table:table-cell>
          <table:table-cell table:style-name="ce22" office:value-type="float" office:value="5218.3">
            <text:p>5.22E+03</text:p>
          </table:table-cell>
        </table:table-row>
        <table:table-row table:style-name="ro2">
          <table:table-cell table:style-name="ce22" office:value-type="float" office:value="5073">
            <text:p>5.07E+03</text:p>
          </table:table-cell>
          <table:table-cell table:style-name="ce22" office:value-type="float" office:value="5075.1">
            <text:p>5.08E+03</text:p>
          </table:table-cell>
          <table:table-cell table:style-name="ce22" office:value-type="float" office:value="5081.3">
            <text:p>5.08E+03</text:p>
          </table:table-cell>
          <table:table-cell table:style-name="ce22" office:value-type="float" office:value="5281.3">
            <text:p>5.28E+03</text:p>
          </table:table-cell>
        </table:table-row>
        <table:table-row table:style-name="ro2">
          <table:table-cell table:style-name="ce22" office:value-type="float" office:value="5136.1">
            <text:p>5.14E+03</text:p>
          </table:table-cell>
          <table:table-cell table:style-name="ce22" office:value-type="float" office:value="5138.1">
            <text:p>5.14E+03</text:p>
          </table:table-cell>
          <table:table-cell table:style-name="ce22" office:value-type="float" office:value="5144.4">
            <text:p>5.14E+03</text:p>
          </table:table-cell>
          <table:table-cell table:style-name="ce22" office:value-type="float" office:value="5344.4">
            <text:p>5.34E+03</text:p>
          </table:table-cell>
        </table:table-row>
        <table:table-row table:style-name="ro2">
          <table:table-cell table:style-name="ce22" office:value-type="float" office:value="5199.1">
            <text:p>5.20E+03</text:p>
          </table:table-cell>
          <table:table-cell table:style-name="ce22" office:value-type="float" office:value="5201.2">
            <text:p>5.20E+03</text:p>
          </table:table-cell>
          <table:table-cell table:style-name="ce22" office:value-type="float" office:value="5207.5">
            <text:p>5.21E+03</text:p>
          </table:table-cell>
          <table:table-cell table:style-name="ce22" office:value-type="float" office:value="5407.4">
            <text:p>5.41E+03</text:p>
          </table:table-cell>
        </table:table-row>
        <table:table-row table:style-name="ro2">
          <table:table-cell table:style-name="ce22" office:value-type="float" office:value="5262.2">
            <text:p>5.26E+03</text:p>
          </table:table-cell>
          <table:table-cell table:style-name="ce22" office:value-type="float" office:value="5264.2">
            <text:p>5.26E+03</text:p>
          </table:table-cell>
          <table:table-cell table:style-name="ce22" office:value-type="float" office:value="5270.5">
            <text:p>5.27E+03</text:p>
          </table:table-cell>
          <table:table-cell table:style-name="ce22" office:value-type="float" office:value="5470.4">
            <text:p>5.47E+03</text:p>
          </table:table-cell>
        </table:table-row>
        <table:table-row table:style-name="ro2">
          <table:table-cell table:style-name="ce22" office:value-type="float" office:value="5325.2">
            <text:p>5.33E+03</text:p>
          </table:table-cell>
          <table:table-cell table:style-name="ce22" office:value-type="float" office:value="5327.2">
            <text:p>5.33E+03</text:p>
          </table:table-cell>
          <table:table-cell table:style-name="ce22" office:value-type="float" office:value="5333.5">
            <text:p>5.33E+03</text:p>
          </table:table-cell>
          <table:table-cell table:style-name="ce22" office:value-type="float" office:value="5533.3">
            <text:p>5.53E+03</text:p>
          </table:table-cell>
        </table:table-row>
        <table:table-row table:style-name="ro2">
          <table:table-cell table:style-name="ce22" office:value-type="float" office:value="5388.1">
            <text:p>5.39E+03</text:p>
          </table:table-cell>
          <table:table-cell table:style-name="ce22" office:value-type="float" office:value="5390.2">
            <text:p>5.39E+03</text:p>
          </table:table-cell>
          <table:table-cell table:style-name="ce22" office:value-type="float" office:value="5396.5">
            <text:p>5.40E+03</text:p>
          </table:table-cell>
          <table:table-cell table:style-name="ce22" office:value-type="float" office:value="5596.2">
            <text:p>5.60E+03</text:p>
          </table:table-cell>
        </table:table-row>
        <table:table-row table:style-name="ro2">
          <table:table-cell table:style-name="ce22" office:value-type="float" office:value="5451">
            <text:p>5.45E+03</text:p>
          </table:table-cell>
          <table:table-cell table:style-name="ce22" office:value-type="float" office:value="5453.1">
            <text:p>5.45E+03</text:p>
          </table:table-cell>
          <table:table-cell table:style-name="ce22" office:value-type="float" office:value="5459.4">
            <text:p>5.46E+03</text:p>
          </table:table-cell>
          <table:table-cell table:style-name="ce22" office:value-type="float" office:value="5659.1">
            <text:p>5.66E+03</text:p>
          </table:table-cell>
        </table:table-row>
        <table:table-row table:style-name="ro2">
          <table:table-cell table:style-name="ce22" office:value-type="float" office:value="5513.9">
            <text:p>5.51E+03</text:p>
          </table:table-cell>
          <table:table-cell table:style-name="ce22" office:value-type="float" office:value="5516">
            <text:p>5.52E+03</text:p>
          </table:table-cell>
          <table:table-cell table:style-name="ce22" office:value-type="float" office:value="5522.2">
            <text:p>5.52E+03</text:p>
          </table:table-cell>
          <table:table-cell table:style-name="ce22" office:value-type="float" office:value="5721.9">
            <text:p>5.72E+03</text:p>
          </table:table-cell>
        </table:table-row>
        <table:table-row table:style-name="ro2">
          <table:table-cell table:style-name="ce22" office:value-type="float" office:value="5576.6">
            <text:p>5.58E+03</text:p>
          </table:table-cell>
          <table:table-cell table:style-name="ce22" office:value-type="float" office:value="5578.7">
            <text:p>5.58E+03</text:p>
          </table:table-cell>
          <table:table-cell table:style-name="ce22" office:value-type="float" office:value="5585">
            <text:p>5.59E+03</text:p>
          </table:table-cell>
          <table:table-cell table:style-name="ce22" office:value-type="float" office:value="5784.6">
            <text:p>5.78E+03</text:p>
          </table:table-cell>
        </table:table-row>
        <table:table-row table:style-name="ro2">
          <table:table-cell table:style-name="ce22" office:value-type="float" office:value="5639.3">
            <text:p>5.64E+03</text:p>
          </table:table-cell>
          <table:table-cell table:style-name="ce22" office:value-type="float" office:value="5641.4">
            <text:p>5.64E+03</text:p>
          </table:table-cell>
          <table:table-cell table:style-name="ce22" office:value-type="float" office:value="5647.6">
            <text:p>5.65E+03</text:p>
          </table:table-cell>
          <table:table-cell table:style-name="ce22" office:value-type="float" office:value="5847.3">
            <text:p>5.85E+03</text:p>
          </table:table-cell>
        </table:table-row>
        <table:table-row table:style-name="ro2">
          <table:table-cell table:style-name="ce22" office:value-type="float" office:value="5701.9">
            <text:p>5.70E+03</text:p>
          </table:table-cell>
          <table:table-cell table:style-name="ce22" office:value-type="float" office:value="5704">
            <text:p>5.70E+03</text:p>
          </table:table-cell>
          <table:table-cell table:style-name="ce22" office:value-type="float" office:value="5710.2">
            <text:p>5.71E+03</text:p>
          </table:table-cell>
          <table:table-cell table:style-name="ce22" office:value-type="float" office:value="5909.8">
            <text:p>5.91E+03</text:p>
          </table:table-cell>
        </table:table-row>
        <table:table-row table:style-name="ro2">
          <table:table-cell table:style-name="ce22" office:value-type="float" office:value="5764.4">
            <text:p>5.76E+03</text:p>
          </table:table-cell>
          <table:table-cell table:style-name="ce22" office:value-type="float" office:value="5766.5">
            <text:p>5.77E+03</text:p>
          </table:table-cell>
          <table:table-cell table:style-name="ce22" office:value-type="float" office:value="5772.7">
            <text:p>5.77E+03</text:p>
          </table:table-cell>
          <table:table-cell table:style-name="ce22" office:value-type="float" office:value="5972.3">
            <text:p>5.97E+03</text:p>
          </table:table-cell>
        </table:table-row>
        <table:table-row table:style-name="ro2">
          <table:table-cell table:style-name="ce22" office:value-type="float" office:value="5826.8">
            <text:p>5.83E+03</text:p>
          </table:table-cell>
          <table:table-cell table:style-name="ce22" office:value-type="float" office:value="5828.8">
            <text:p>5.83E+03</text:p>
          </table:table-cell>
          <table:table-cell table:style-name="ce22" office:value-type="float" office:value="5835.1">
            <text:p>5.84E+03</text:p>
          </table:table-cell>
          <table:table-cell table:style-name="ce22" office:value-type="float" office:value="6034.6">
            <text:p>6.03E+03</text:p>
          </table:table-cell>
        </table:table-row>
        <table:table-row table:style-name="ro2">
          <table:table-cell table:style-name="ce22" office:value-type="float" office:value="5889">
            <text:p>5.89E+03</text:p>
          </table:table-cell>
          <table:table-cell table:style-name="ce22" office:value-type="float" office:value="5891.1">
            <text:p>5.89E+03</text:p>
          </table:table-cell>
          <table:table-cell table:style-name="ce22" office:value-type="float" office:value="5897.3">
            <text:p>5.90E+03</text:p>
          </table:table-cell>
          <table:table-cell table:style-name="ce22" office:value-type="float" office:value="6096.8">
            <text:p>6.10E+03</text:p>
          </table:table-cell>
        </table:table-row>
        <table:table-row table:style-name="ro2">
          <table:table-cell table:style-name="ce22" office:value-type="float" office:value="5951.1">
            <text:p>5.95E+03</text:p>
          </table:table-cell>
          <table:table-cell table:style-name="ce22" office:value-type="float" office:value="5953.2">
            <text:p>5.95E+03</text:p>
          </table:table-cell>
          <table:table-cell table:style-name="ce22" office:value-type="float" office:value="5959.5">
            <text:p>5.96E+03</text:p>
          </table:table-cell>
          <table:table-cell table:style-name="ce22" office:value-type="float" office:value="6158.9">
            <text:p>6.16E+03</text:p>
          </table:table-cell>
        </table:table-row>
        <table:table-row table:style-name="ro2">
          <table:table-cell table:style-name="ce22" office:value-type="float" office:value="6013.1">
            <text:p>6.01E+03</text:p>
          </table:table-cell>
          <table:table-cell table:style-name="ce22" office:value-type="float" office:value="6015.2">
            <text:p>6.02E+03</text:p>
          </table:table-cell>
          <table:table-cell table:style-name="ce22" office:value-type="float" office:value="6021.4">
            <text:p>6.02E+03</text:p>
          </table:table-cell>
          <table:table-cell table:style-name="ce22" office:value-type="float" office:value="6220.8">
            <text:p>6.22E+03</text:p>
          </table:table-cell>
        </table:table-row>
        <table:table-row table:style-name="ro2">
          <table:table-cell table:style-name="ce22" office:value-type="float" office:value="6074.9">
            <text:p>6.07E+03</text:p>
          </table:table-cell>
          <table:table-cell table:style-name="ce22" office:value-type="float" office:value="6077">
            <text:p>6.08E+03</text:p>
          </table:table-cell>
          <table:table-cell table:style-name="ce22" office:value-type="float" office:value="6083.3">
            <text:p>6.08E+03</text:p>
          </table:table-cell>
          <table:table-cell table:style-name="ce22" office:value-type="float" office:value="6282.6">
            <text:p>6.28E+03</text:p>
          </table:table-cell>
        </table:table-row>
        <table:table-row table:style-name="ro2">
          <table:table-cell table:style-name="ce22" office:value-type="float" office:value="6136.6">
            <text:p>6.14E+03</text:p>
          </table:table-cell>
          <table:table-cell table:style-name="ce22" office:value-type="float" office:value="6138.7">
            <text:p>6.14E+03</text:p>
          </table:table-cell>
          <table:table-cell table:style-name="ce22" office:value-type="float" office:value="6144.9">
            <text:p>6.14E+03</text:p>
          </table:table-cell>
          <table:table-cell table:style-name="ce22" office:value-type="float" office:value="6344.2">
            <text:p>6.34E+03</text:p>
          </table:table-cell>
        </table:table-row>
        <table:table-row table:style-name="ro2">
          <table:table-cell table:style-name="ce22" office:value-type="float" office:value="6198.1">
            <text:p>6.20E+03</text:p>
          </table:table-cell>
          <table:table-cell table:style-name="ce22" office:value-type="float" office:value="6200.2">
            <text:p>6.20E+03</text:p>
          </table:table-cell>
          <table:table-cell table:style-name="ce22" office:value-type="float" office:value="6206.4">
            <text:p>6.21E+03</text:p>
          </table:table-cell>
          <table:table-cell table:style-name="ce22" office:value-type="float" office:value="6405.6">
            <text:p>6.41E+03</text:p>
          </table:table-cell>
        </table:table-row>
        <table:table-row table:style-name="ro2">
          <table:table-cell table:style-name="ce22" office:value-type="float" office:value="6259.4">
            <text:p>6.26E+03</text:p>
          </table:table-cell>
          <table:table-cell table:style-name="ce22" office:value-type="float" office:value="6261.5">
            <text:p>6.26E+03</text:p>
          </table:table-cell>
          <table:table-cell table:style-name="ce22" office:value-type="float" office:value="6267.7">
            <text:p>6.27E+03</text:p>
          </table:table-cell>
          <table:table-cell table:style-name="ce22" office:value-type="float" office:value="6466.9">
            <text:p>6.47E+03</text:p>
          </table:table-cell>
        </table:table-row>
        <table:table-row table:style-name="ro2">
          <table:table-cell table:style-name="ce22" office:value-type="float" office:value="6320.5">
            <text:p>6.32E+03</text:p>
          </table:table-cell>
          <table:table-cell table:style-name="ce22" office:value-type="float" office:value="6322.6">
            <text:p>6.32E+03</text:p>
          </table:table-cell>
          <table:table-cell table:style-name="ce22" office:value-type="float" office:value="6328.8">
            <text:p>6.33E+03</text:p>
          </table:table-cell>
          <table:table-cell table:style-name="ce22" office:value-type="float" office:value="6527.9">
            <text:p>6.53E+03</text:p>
          </table:table-cell>
        </table:table-row>
        <table:table-row table:style-name="ro2">
          <table:table-cell table:style-name="ce22" office:value-type="float" office:value="6381.4">
            <text:p>6.38E+03</text:p>
          </table:table-cell>
          <table:table-cell table:style-name="ce22" office:value-type="float" office:value="6383.5">
            <text:p>6.38E+03</text:p>
          </table:table-cell>
          <table:table-cell table:style-name="ce22" office:value-type="float" office:value="6389.7">
            <text:p>6.39E+03</text:p>
          </table:table-cell>
          <table:table-cell table:style-name="ce22" office:value-type="float" office:value="6588.8">
            <text:p>6.59E+03</text:p>
          </table:table-cell>
        </table:table-row>
        <table:table-row table:style-name="ro2">
          <table:table-cell table:style-name="ce22" office:value-type="float" office:value="6442.1">
            <text:p>6.44E+03</text:p>
          </table:table-cell>
          <table:table-cell table:style-name="ce22" office:value-type="float" office:value="6444.2">
            <text:p>6.44E+03</text:p>
          </table:table-cell>
          <table:table-cell table:style-name="ce22" office:value-type="float" office:value="6450.4">
            <text:p>6.45E+03</text:p>
          </table:table-cell>
          <table:table-cell table:style-name="ce22" office:value-type="float" office:value="6649.5">
            <text:p>6.65E+03</text:p>
          </table:table-cell>
        </table:table-row>
        <table:table-row table:style-name="ro2">
          <table:table-cell table:style-name="ce22" office:value-type="float" office:value="6502.6">
            <text:p>6.50E+03</text:p>
          </table:table-cell>
          <table:table-cell table:style-name="ce22" office:value-type="float" office:value="6504.7">
            <text:p>6.50E+03</text:p>
          </table:table-cell>
          <table:table-cell table:style-name="ce22" office:value-type="float" office:value="6510.9">
            <text:p>6.51E+03</text:p>
          </table:table-cell>
          <table:table-cell table:style-name="ce22" office:value-type="float" office:value="6709.9">
            <text:p>6.71E+03</text:p>
          </table:table-cell>
        </table:table-row>
        <table:table-row table:style-name="ro2">
          <table:table-cell table:style-name="ce22" office:value-type="float" office:value="6562.9">
            <text:p>6.56E+03</text:p>
          </table:table-cell>
          <table:table-cell table:style-name="ce22" office:value-type="float" office:value="6564.9">
            <text:p>6.56E+03</text:p>
          </table:table-cell>
          <table:table-cell table:style-name="ce22" office:value-type="float" office:value="6571.2">
            <text:p>6.57E+03</text:p>
          </table:table-cell>
          <table:table-cell table:style-name="ce22" office:value-type="float" office:value="6770.1">
            <text:p>6.77E+03</text:p>
          </table:table-cell>
        </table:table-row>
        <table:table-row table:style-name="ro2">
          <table:table-cell table:style-name="ce22" office:value-type="float" office:value="6622.9">
            <text:p>6.62E+03</text:p>
          </table:table-cell>
          <table:table-cell table:style-name="ce22" office:value-type="float" office:value="6625">
            <text:p>6.63E+03</text:p>
          </table:table-cell>
          <table:table-cell table:style-name="ce22" office:value-type="float" office:value="6631.2">
            <text:p>6.63E+03</text:p>
          </table:table-cell>
          <table:table-cell table:style-name="ce22" office:value-type="float" office:value="6830.1">
            <text:p>6.83E+03</text:p>
          </table:table-cell>
        </table:table-row>
        <table:table-row table:style-name="ro2">
          <table:table-cell table:style-name="ce22" office:value-type="float" office:value="6682.6">
            <text:p>6.68E+03</text:p>
          </table:table-cell>
          <table:table-cell table:style-name="ce22" office:value-type="float" office:value="6684.7">
            <text:p>6.68E+03</text:p>
          </table:table-cell>
          <table:table-cell table:style-name="ce22" office:value-type="float" office:value="6691">
            <text:p>6.69E+03</text:p>
          </table:table-cell>
          <table:table-cell table:style-name="ce22" office:value-type="float" office:value="6889.8">
            <text:p>6.89E+03</text:p>
          </table:table-cell>
        </table:table-row>
        <table:table-row table:style-name="ro2">
          <table:table-cell table:style-name="ce22" office:value-type="float" office:value="6742.2">
            <text:p>6.74E+03</text:p>
          </table:table-cell>
          <table:table-cell table:style-name="ce22" office:value-type="float" office:value="6744.2">
            <text:p>6.74E+03</text:p>
          </table:table-cell>
          <table:table-cell table:style-name="ce22" office:value-type="float" office:value="6750.5">
            <text:p>6.75E+03</text:p>
          </table:table-cell>
          <table:table-cell table:style-name="ce22" office:value-type="float" office:value="6949.2">
            <text:p>6.95E+03</text:p>
          </table:table-cell>
        </table:table-row>
        <table:table-row table:style-name="ro2">
          <table:table-cell table:style-name="ce22" office:value-type="float" office:value="6801.4">
            <text:p>6.80E+03</text:p>
          </table:table-cell>
          <table:table-cell table:style-name="ce22" office:value-type="float" office:value="6803.5">
            <text:p>6.80E+03</text:p>
          </table:table-cell>
          <table:table-cell table:style-name="ce22" office:value-type="float" office:value="6809.7">
            <text:p>6.81E+03</text:p>
          </table:table-cell>
          <table:table-cell table:style-name="ce22" office:value-type="float" office:value="7008.4">
            <text:p>7.01E+03</text:p>
          </table:table-cell>
        </table:table-row>
        <table:table-row table:style-name="ro2">
          <table:table-cell table:style-name="ce22" office:value-type="float" office:value="6860.4">
            <text:p>6.86E+03</text:p>
          </table:table-cell>
          <table:table-cell table:style-name="ce22" office:value-type="float" office:value="6862.5">
            <text:p>6.86E+03</text:p>
          </table:table-cell>
          <table:table-cell table:style-name="ce22" office:value-type="float" office:value="6868.7">
            <text:p>6.87E+03</text:p>
          </table:table-cell>
          <table:table-cell table:style-name="ce22" office:value-type="float" office:value="7067.3">
            <text:p>7.07E+03</text:p>
          </table:table-cell>
        </table:table-row>
        <table:table-row table:style-name="ro2">
          <table:table-cell table:style-name="ce22" office:value-type="float" office:value="6919.1">
            <text:p>6.92E+03</text:p>
          </table:table-cell>
          <table:table-cell table:style-name="ce22" office:value-type="float" office:value="6921.2">
            <text:p>6.92E+03</text:p>
          </table:table-cell>
          <table:table-cell table:style-name="ce22" office:value-type="float" office:value="6927.4">
            <text:p>6.93E+03</text:p>
          </table:table-cell>
          <table:table-cell table:style-name="ce22" office:value-type="float" office:value="7126">
            <text:p>7.13E+03</text:p>
          </table:table-cell>
        </table:table-row>
        <table:table-row table:style-name="ro2">
          <table:table-cell table:style-name="ce22" office:value-type="float" office:value="6977.5">
            <text:p>6.98E+03</text:p>
          </table:table-cell>
          <table:table-cell table:style-name="ce22" office:value-type="float" office:value="6979.5">
            <text:p>6.98E+03</text:p>
          </table:table-cell>
          <table:table-cell table:style-name="ce22" office:value-type="float" office:value="6985.8">
            <text:p>6.99E+03</text:p>
          </table:table-cell>
          <table:table-cell table:style-name="ce22" office:value-type="float" office:value="7184.3">
            <text:p>7.18E+03</text:p>
          </table:table-cell>
        </table:table-row>
        <table:table-row table:style-name="ro2">
          <table:table-cell table:style-name="ce22" office:value-type="float" office:value="7035.6">
            <text:p>7.04E+03</text:p>
          </table:table-cell>
          <table:table-cell table:style-name="ce22" office:value-type="float" office:value="7037.6">
            <text:p>7.04E+03</text:p>
          </table:table-cell>
          <table:table-cell table:style-name="ce22" office:value-type="float" office:value="7043.9">
            <text:p>7.04E+03</text:p>
          </table:table-cell>
          <table:table-cell table:style-name="ce22" office:value-type="float" office:value="7242.3">
            <text:p>7.24E+03</text:p>
          </table:table-cell>
        </table:table-row>
        <table:table-row table:style-name="ro2">
          <table:table-cell table:style-name="ce22" office:value-type="float" office:value="7093.3">
            <text:p>7.09E+03</text:p>
          </table:table-cell>
          <table:table-cell table:style-name="ce22" office:value-type="float" office:value="7095.4">
            <text:p>7.10E+03</text:p>
          </table:table-cell>
          <table:table-cell table:style-name="ce22" office:value-type="float" office:value="7101.7">
            <text:p>7.10E+03</text:p>
          </table:table-cell>
          <table:table-cell table:style-name="ce22" office:value-type="float" office:value="7300">
            <text:p>7.30E+03</text:p>
          </table:table-cell>
        </table:table-row>
        <table:table-row table:style-name="ro2">
          <table:table-cell table:style-name="ce22" office:value-type="float" office:value="7150.8">
            <text:p>7.15E+03</text:p>
          </table:table-cell>
          <table:table-cell table:style-name="ce22" office:value-type="float" office:value="7152.9">
            <text:p>7.15E+03</text:p>
          </table:table-cell>
          <table:table-cell table:style-name="ce22" office:value-type="float" office:value="7159.1">
            <text:p>7.16E+03</text:p>
          </table:table-cell>
          <table:table-cell table:style-name="ce22" office:value-type="float" office:value="7357.4">
            <text:p>7.36E+03</text:p>
          </table:table-cell>
        </table:table-row>
        <table:table-row table:style-name="ro2">
          <table:table-cell table:style-name="ce22" office:value-type="float" office:value="7207.9">
            <text:p>7.21E+03</text:p>
          </table:table-cell>
          <table:table-cell table:style-name="ce22" office:value-type="float" office:value="7210">
            <text:p>7.21E+03</text:p>
          </table:table-cell>
          <table:table-cell table:style-name="ce22" office:value-type="float" office:value="7216.2">
            <text:p>7.22E+03</text:p>
          </table:table-cell>
          <table:table-cell table:style-name="ce22" office:value-type="float" office:value="7414.5">
            <text:p>7.41E+03</text:p>
          </table:table-cell>
        </table:table-row>
        <table:table-row table:style-name="ro2">
          <table:table-cell table:style-name="ce22" office:value-type="float" office:value="7264.7">
            <text:p>7.26E+03</text:p>
          </table:table-cell>
          <table:table-cell table:style-name="ce22" office:value-type="float" office:value="7266.8">
            <text:p>7.27E+03</text:p>
          </table:table-cell>
          <table:table-cell table:style-name="ce22" office:value-type="float" office:value="7273">
            <text:p>7.27E+03</text:p>
          </table:table-cell>
          <table:table-cell table:style-name="ce22" office:value-type="float" office:value="7471.2">
            <text:p>7.47E+03</text:p>
          </table:table-cell>
        </table:table-row>
        <table:table-row table:style-name="ro2">
          <table:table-cell table:style-name="ce22" office:value-type="float" office:value="7321.1">
            <text:p>7.32E+03</text:p>
          </table:table-cell>
          <table:table-cell table:style-name="ce22" office:value-type="float" office:value="7323.2">
            <text:p>7.32E+03</text:p>
          </table:table-cell>
          <table:table-cell table:style-name="ce22" office:value-type="float" office:value="7329.5">
            <text:p>7.33E+03</text:p>
          </table:table-cell>
          <table:table-cell table:style-name="ce22" office:value-type="float" office:value="7527.6">
            <text:p>7.53E+03</text:p>
          </table:table-cell>
        </table:table-row>
        <table:table-row table:style-name="ro2">
          <table:table-cell table:style-name="ce22" office:value-type="float" office:value="7377.2">
            <text:p>7.38E+03</text:p>
          </table:table-cell>
          <table:table-cell table:style-name="ce22" office:value-type="float" office:value="7379.3">
            <text:p>7.38E+03</text:p>
          </table:table-cell>
          <table:table-cell table:style-name="ce22" office:value-type="float" office:value="7385.5">
            <text:p>7.39E+03</text:p>
          </table:table-cell>
          <table:table-cell table:style-name="ce22" office:value-type="float" office:value="7583.6">
            <text:p>7.58E+03</text:p>
          </table:table-cell>
        </table:table-row>
        <table:table-row table:style-name="ro2">
          <table:table-cell table:style-name="ce22" office:value-type="float" office:value="7432.9">
            <text:p>7.43E+03</text:p>
          </table:table-cell>
          <table:table-cell table:style-name="ce22" office:value-type="float" office:value="7435">
            <text:p>7.44E+03</text:p>
          </table:table-cell>
          <table:table-cell table:style-name="ce22" office:value-type="float" office:value="7441.3">
            <text:p>7.44E+03</text:p>
          </table:table-cell>
          <table:table-cell table:style-name="ce22" office:value-type="float" office:value="7639.2">
            <text:p>7.64E+03</text:p>
          </table:table-cell>
        </table:table-row>
        <table:table-row table:style-name="ro2">
          <table:table-cell table:style-name="ce22" office:value-type="float" office:value="7488.3">
            <text:p>7.49E+03</text:p>
          </table:table-cell>
          <table:table-cell table:style-name="ce22" office:value-type="float" office:value="7490.3">
            <text:p>7.49E+03</text:p>
          </table:table-cell>
          <table:table-cell table:style-name="ce22" office:value-type="float" office:value="7496.6">
            <text:p>7.50E+03</text:p>
          </table:table-cell>
          <table:table-cell table:style-name="ce22" office:value-type="float" office:value="7694.5">
            <text:p>7.69E+03</text:p>
          </table:table-cell>
        </table:table-row>
        <table:table-row table:style-name="ro2">
          <table:table-cell table:style-name="ce22" office:value-type="float" office:value="7543.2">
            <text:p>7.54E+03</text:p>
          </table:table-cell>
          <table:table-cell table:style-name="ce22" office:value-type="float" office:value="7545.3">
            <text:p>7.55E+03</text:p>
          </table:table-cell>
          <table:table-cell table:style-name="ce22" office:value-type="float" office:value="7551.5">
            <text:p>7.55E+03</text:p>
          </table:table-cell>
          <table:table-cell table:style-name="ce22" office:value-type="float" office:value="7749.4">
            <text:p>7.75E+03</text:p>
          </table:table-cell>
        </table:table-row>
        <table:table-row table:style-name="ro2">
          <table:table-cell table:style-name="ce22" office:value-type="float" office:value="7597.8">
            <text:p>7.60E+03</text:p>
          </table:table-cell>
          <table:table-cell table:style-name="ce22" office:value-type="float" office:value="7599.9">
            <text:p>7.60E+03</text:p>
          </table:table-cell>
          <table:table-cell table:style-name="ce22" office:value-type="float" office:value="7606.1">
            <text:p>7.61E+03</text:p>
          </table:table-cell>
          <table:table-cell table:style-name="ce22" office:value-type="float" office:value="7803.9">
            <text:p>7.80E+03</text:p>
          </table:table-cell>
        </table:table-row>
        <table:table-row table:style-name="ro2">
          <table:table-cell table:style-name="ce22" office:value-type="float" office:value="7651.9">
            <text:p>7.65E+03</text:p>
          </table:table-cell>
          <table:table-cell table:style-name="ce22" office:value-type="float" office:value="7654">
            <text:p>7.65E+03</text:p>
          </table:table-cell>
          <table:table-cell table:style-name="ce22" office:value-type="float" office:value="7660.3">
            <text:p>7.66E+03</text:p>
          </table:table-cell>
          <table:table-cell table:style-name="ce22" office:value-type="float" office:value="7857.9">
            <text:p>7.86E+03</text:p>
          </table:table-cell>
        </table:table-row>
        <table:table-row table:style-name="ro2">
          <table:table-cell table:style-name="ce22" office:value-type="float" office:value="7705.7">
            <text:p>7.71E+03</text:p>
          </table:table-cell>
          <table:table-cell table:style-name="ce22" office:value-type="float" office:value="7707.8">
            <text:p>7.71E+03</text:p>
          </table:table-cell>
          <table:table-cell table:style-name="ce22" office:value-type="float" office:value="7714">
            <text:p>7.71E+03</text:p>
          </table:table-cell>
          <table:table-cell table:style-name="ce22" office:value-type="float" office:value="7911.6">
            <text:p>7.91E+03</text:p>
          </table:table-cell>
        </table:table-row>
        <table:table-row table:style-name="ro2">
          <table:table-cell table:style-name="ce22" office:value-type="float" office:value="7759">
            <text:p>7.76E+03</text:p>
          </table:table-cell>
          <table:table-cell table:style-name="ce22" office:value-type="float" office:value="7761.1">
            <text:p>7.76E+03</text:p>
          </table:table-cell>
          <table:table-cell table:style-name="ce22" office:value-type="float" office:value="7767.4">
            <text:p>7.77E+03</text:p>
          </table:table-cell>
          <table:table-cell table:style-name="ce22" office:value-type="float" office:value="7964.9">
            <text:p>7.96E+03</text:p>
          </table:table-cell>
        </table:table-row>
        <table:table-row table:style-name="ro2">
          <table:table-cell table:style-name="ce22" office:value-type="float" office:value="7811.9">
            <text:p>7.81E+03</text:p>
          </table:table-cell>
          <table:table-cell table:style-name="ce22" office:value-type="float" office:value="7814">
            <text:p>7.81E+03</text:p>
          </table:table-cell>
          <table:table-cell table:style-name="ce22" office:value-type="float" office:value="7820.3">
            <text:p>7.82E+03</text:p>
          </table:table-cell>
          <table:table-cell table:style-name="ce22" office:value-type="float" office:value="8017.7">
            <text:p>8.02E+03</text:p>
          </table:table-cell>
        </table:table-row>
        <table:table-row table:style-name="ro2">
          <table:table-cell table:style-name="ce22" office:value-type="float" office:value="7864.4">
            <text:p>7.86E+03</text:p>
          </table:table-cell>
          <table:table-cell table:style-name="ce22" office:value-type="float" office:value="7866.5">
            <text:p>7.87E+03</text:p>
          </table:table-cell>
          <table:table-cell table:style-name="ce22" office:value-type="float" office:value="7872.8">
            <text:p>7.87E+03</text:p>
          </table:table-cell>
          <table:table-cell table:style-name="ce22" office:value-type="float" office:value="8070.1">
            <text:p>8.07E+03</text:p>
          </table:table-cell>
        </table:table-row>
        <table:table-row table:style-name="ro2">
          <table:table-cell table:style-name="ce22" office:value-type="float" office:value="7916.5">
            <text:p>7.92E+03</text:p>
          </table:table-cell>
          <table:table-cell table:style-name="ce22" office:value-type="float" office:value="7918.5">
            <text:p>7.92E+03</text:p>
          </table:table-cell>
          <table:table-cell table:style-name="ce22" office:value-type="float" office:value="7924.8">
            <text:p>7.92E+03</text:p>
          </table:table-cell>
          <table:table-cell table:style-name="ce22" office:value-type="float" office:value="8122">
            <text:p>8.12E+03</text:p>
          </table:table-cell>
        </table:table-row>
        <table:table-row table:style-name="ro2">
          <table:table-cell table:style-name="ce22" office:value-type="float" office:value="7968">
            <text:p>7.97E+03</text:p>
          </table:table-cell>
          <table:table-cell table:style-name="ce22" office:value-type="float" office:value="7970.1">
            <text:p>7.97E+03</text:p>
          </table:table-cell>
          <table:table-cell table:style-name="ce22" office:value-type="float" office:value="7976.4">
            <text:p>7.98E+03</text:p>
          </table:table-cell>
          <table:table-cell table:style-name="ce22" office:value-type="float" office:value="8173.5">
            <text:p>8.17E+03</text:p>
          </table:table-cell>
        </table:table-row>
        <table:table-row table:style-name="ro2">
          <table:table-cell table:style-name="ce22" office:value-type="float" office:value="8019.2">
            <text:p>8.02E+03</text:p>
          </table:table-cell>
          <table:table-cell table:style-name="ce22" office:value-type="float" office:value="8021.3">
            <text:p>8.02E+03</text:p>
          </table:table-cell>
          <table:table-cell table:style-name="ce22" office:value-type="float" office:value="8027.5">
            <text:p>8.03E+03</text:p>
          </table:table-cell>
          <table:table-cell table:style-name="ce22" office:value-type="float" office:value="8224.5">
            <text:p>8.22E+03</text:p>
          </table:table-cell>
        </table:table-row>
        <table:table-row table:style-name="ro2">
          <table:table-cell table:style-name="ce22" office:value-type="float" office:value="8069.8">
            <text:p>8.07E+03</text:p>
          </table:table-cell>
          <table:table-cell table:style-name="ce22" office:value-type="float" office:value="8071.9">
            <text:p>8.07E+03</text:p>
          </table:table-cell>
          <table:table-cell table:style-name="ce22" office:value-type="float" office:value="8078.2">
            <text:p>8.08E+03</text:p>
          </table:table-cell>
          <table:table-cell table:style-name="ce22" office:value-type="float" office:value="8275.1">
            <text:p>8.28E+03</text:p>
          </table:table-cell>
        </table:table-row>
        <table:table-row table:style-name="ro2">
          <table:table-cell table:style-name="ce22" office:value-type="float" office:value="8120">
            <text:p>8.12E+03</text:p>
          </table:table-cell>
          <table:table-cell table:style-name="ce22" office:value-type="float" office:value="8122.1">
            <text:p>8.12E+03</text:p>
          </table:table-cell>
          <table:table-cell table:style-name="ce22" office:value-type="float" office:value="8128.3">
            <text:p>8.13E+03</text:p>
          </table:table-cell>
          <table:table-cell table:style-name="ce22" office:value-type="float" office:value="8325.1">
            <text:p>8.33E+03</text:p>
          </table:table-cell>
        </table:table-row>
        <table:table-row table:style-name="ro2">
          <table:table-cell table:style-name="ce22" office:value-type="float" office:value="8169.7">
            <text:p>8.17E+03</text:p>
          </table:table-cell>
          <table:table-cell table:style-name="ce22" office:value-type="float" office:value="8171.8">
            <text:p>8.17E+03</text:p>
          </table:table-cell>
          <table:table-cell table:style-name="ce22" office:value-type="float" office:value="8178">
            <text:p>8.18E+03</text:p>
          </table:table-cell>
          <table:table-cell table:style-name="ce22" office:value-type="float" office:value="8374.7">
            <text:p>8.37E+03</text:p>
          </table:table-cell>
        </table:table-row>
        <table:table-row table:style-name="ro2">
          <table:table-cell table:style-name="ce22" office:value-type="float" office:value="8218.9">
            <text:p>8.22E+03</text:p>
          </table:table-cell>
          <table:table-cell table:style-name="ce22" office:value-type="float" office:value="8221">
            <text:p>8.22E+03</text:p>
          </table:table-cell>
          <table:table-cell table:style-name="ce22" office:value-type="float" office:value="8227.3">
            <text:p>8.23E+03</text:p>
          </table:table-cell>
          <table:table-cell table:style-name="ce22" office:value-type="float" office:value="8423.8">
            <text:p>8.42E+03</text:p>
          </table:table-cell>
        </table:table-row>
        <table:table-row table:style-name="ro2">
          <table:table-cell table:style-name="ce22" office:value-type="float" office:value="8267.6">
            <text:p>8.27E+03</text:p>
          </table:table-cell>
          <table:table-cell table:style-name="ce22" office:value-type="float" office:value="8269.7">
            <text:p>8.27E+03</text:p>
          </table:table-cell>
          <table:table-cell table:style-name="ce22" office:value-type="float" office:value="8276">
            <text:p>8.28E+03</text:p>
          </table:table-cell>
          <table:table-cell table:style-name="ce22" office:value-type="float" office:value="8472.4">
            <text:p>8.47E+03</text:p>
          </table:table-cell>
        </table:table-row>
        <table:table-row table:style-name="ro2">
          <table:table-cell table:style-name="ce22" office:value-type="float" office:value="8315.9">
            <text:p>8.32E+03</text:p>
          </table:table-cell>
          <table:table-cell table:style-name="ce22" office:value-type="float" office:value="8317.9">
            <text:p>8.32E+03</text:p>
          </table:table-cell>
          <table:table-cell table:style-name="ce22" office:value-type="float" office:value="8324.2">
            <text:p>8.32E+03</text:p>
          </table:table-cell>
          <table:table-cell table:style-name="ce22" office:value-type="float" office:value="8520.5">
            <text:p>8.52E+03</text:p>
          </table:table-cell>
        </table:table-row>
        <table:table-row table:style-name="ro2">
          <table:table-cell table:style-name="ce22" office:value-type="float" office:value="8363.6">
            <text:p>8.36E+03</text:p>
          </table:table-cell>
          <table:table-cell table:style-name="ce22" office:value-type="float" office:value="8365.6">
            <text:p>8.37E+03</text:p>
          </table:table-cell>
          <table:table-cell table:style-name="ce22" office:value-type="float" office:value="8371.9">
            <text:p>8.37E+03</text:p>
          </table:table-cell>
          <table:table-cell table:style-name="ce22" office:value-type="float" office:value="8568">
            <text:p>8.57E+03</text:p>
          </table:table-cell>
        </table:table-row>
        <table:table-row table:style-name="ro2">
          <table:table-cell table:style-name="ce22" office:value-type="float" office:value="8410.7">
            <text:p>8.41E+03</text:p>
          </table:table-cell>
          <table:table-cell table:style-name="ce22" office:value-type="float" office:value="8412.8">
            <text:p>8.41E+03</text:p>
          </table:table-cell>
          <table:table-cell table:style-name="ce22" office:value-type="float" office:value="8419.1">
            <text:p>8.42E+03</text:p>
          </table:table-cell>
          <table:table-cell table:style-name="ce22" office:value-type="float" office:value="8615.1">
            <text:p>8.62E+03</text:p>
          </table:table-cell>
        </table:table-row>
        <table:table-row table:style-name="ro2">
          <table:table-cell table:style-name="ce22" office:value-type="float" office:value="8457.4">
            <text:p>8.46E+03</text:p>
          </table:table-cell>
          <table:table-cell table:style-name="ce22" office:value-type="float" office:value="8459.5">
            <text:p>8.46E+03</text:p>
          </table:table-cell>
          <table:table-cell table:style-name="ce22" office:value-type="float" office:value="8465.7">
            <text:p>8.47E+03</text:p>
          </table:table-cell>
          <table:table-cell table:style-name="ce22" office:value-type="float" office:value="8661.6">
            <text:p>8.66E+03</text:p>
          </table:table-cell>
        </table:table-row>
        <table:table-row table:style-name="ro2">
          <table:table-cell table:style-name="ce22" office:value-type="float" office:value="8503.5">
            <text:p>8.50E+03</text:p>
          </table:table-cell>
          <table:table-cell table:style-name="ce22" office:value-type="float" office:value="8505.6">
            <text:p>8.51E+03</text:p>
          </table:table-cell>
          <table:table-cell table:style-name="ce22" office:value-type="float" office:value="8511.8">
            <text:p>8.51E+03</text:p>
          </table:table-cell>
          <table:table-cell table:style-name="ce22" office:value-type="float" office:value="8707.5">
            <text:p>8.71E+03</text:p>
          </table:table-cell>
        </table:table-row>
        <table:table-row table:style-name="ro2">
          <table:table-cell table:style-name="ce22" office:value-type="float" office:value="8549.1">
            <text:p>8.55E+03</text:p>
          </table:table-cell>
          <table:table-cell table:style-name="ce22" office:value-type="float" office:value="8551.1">
            <text:p>8.55E+03</text:p>
          </table:table-cell>
          <table:table-cell table:style-name="ce22" office:value-type="float" office:value="8557.4">
            <text:p>8.56E+03</text:p>
          </table:table-cell>
          <table:table-cell table:style-name="ce22" office:value-type="float" office:value="8753">
            <text:p>8.75E+03</text:p>
          </table:table-cell>
        </table:table-row>
        <table:table-row table:style-name="ro2">
          <table:table-cell table:style-name="ce22" office:value-type="float" office:value="8594.1">
            <text:p>8.59E+03</text:p>
          </table:table-cell>
          <table:table-cell table:style-name="ce22" office:value-type="float" office:value="8596.2">
            <text:p>8.60E+03</text:p>
          </table:table-cell>
          <table:table-cell table:style-name="ce22" office:value-type="float" office:value="8602.4">
            <text:p>8.60E+03</text:p>
          </table:table-cell>
          <table:table-cell table:style-name="ce22" office:value-type="float" office:value="8797.8">
            <text:p>8.80E+03</text:p>
          </table:table-cell>
        </table:table-row>
        <table:table-row table:style-name="ro2">
          <table:table-cell table:style-name="ce22" office:value-type="float" office:value="8638.5">
            <text:p>8.64E+03</text:p>
          </table:table-cell>
          <table:table-cell table:style-name="ce22" office:value-type="float" office:value="8640.6">
            <text:p>8.64E+03</text:p>
          </table:table-cell>
          <table:table-cell table:style-name="ce22" office:value-type="float" office:value="8646.9">
            <text:p>8.65E+03</text:p>
          </table:table-cell>
          <table:table-cell table:style-name="ce22" office:value-type="float" office:value="8842.1">
            <text:p>8.84E+03</text:p>
          </table:table-cell>
        </table:table-row>
        <table:table-row table:style-name="ro2">
          <table:table-cell table:style-name="ce22" office:value-type="float" office:value="8682.4">
            <text:p>8.68E+03</text:p>
          </table:table-cell>
          <table:table-cell table:style-name="ce22" office:value-type="float" office:value="8684.5">
            <text:p>8.68E+03</text:p>
          </table:table-cell>
          <table:table-cell table:style-name="ce22" office:value-type="float" office:value="8690.8">
            <text:p>8.69E+03</text:p>
          </table:table-cell>
          <table:table-cell table:style-name="ce22" office:value-type="float" office:value="8885.8">
            <text:p>8.89E+03</text:p>
          </table:table-cell>
        </table:table-row>
        <table:table-row table:style-name="ro2">
          <table:table-cell table:style-name="ce22" office:value-type="float" office:value="8725.8">
            <text:p>8.73E+03</text:p>
          </table:table-cell>
          <table:table-cell table:style-name="ce22" office:value-type="float" office:value="8727.9">
            <text:p>8.73E+03</text:p>
          </table:table-cell>
          <table:table-cell table:style-name="ce22" office:value-type="float" office:value="8734.1">
            <text:p>8.73E+03</text:p>
          </table:table-cell>
          <table:table-cell table:style-name="ce22" office:value-type="float" office:value="8929">
            <text:p>8.93E+03</text:p>
          </table:table-cell>
        </table:table-row>
        <table:table-row table:style-name="ro2">
          <table:table-cell table:style-name="ce22" office:value-type="float" office:value="8768.5">
            <text:p>8.77E+03</text:p>
          </table:table-cell>
          <table:table-cell table:style-name="ce22" office:value-type="float" office:value="8770.6">
            <text:p>8.77E+03</text:p>
          </table:table-cell>
          <table:table-cell table:style-name="ce22" office:value-type="float" office:value="8776.8">
            <text:p>8.78E+03</text:p>
          </table:table-cell>
          <table:table-cell table:style-name="ce22" office:value-type="float" office:value="8971.5">
            <text:p>8.97E+03</text:p>
          </table:table-cell>
        </table:table-row>
        <table:table-row table:style-name="ro2">
          <table:table-cell table:style-name="ce22" office:value-type="float" office:value="8810.7">
            <text:p>8.81E+03</text:p>
          </table:table-cell>
          <table:table-cell table:style-name="ce22" office:value-type="float" office:value="8812.8">
            <text:p>8.81E+03</text:p>
          </table:table-cell>
          <table:table-cell table:style-name="ce22" office:value-type="float" office:value="8819">
            <text:p>8.82E+03</text:p>
          </table:table-cell>
          <table:table-cell table:style-name="ce22" office:value-type="float" office:value="9013.5">
            <text:p>9.01E+03</text:p>
          </table:table-cell>
        </table:table-row>
        <table:table-row table:style-name="ro2">
          <table:table-cell table:style-name="ce22" office:value-type="float" office:value="8852.3">
            <text:p>8.85E+03</text:p>
          </table:table-cell>
          <table:table-cell table:style-name="ce22" office:value-type="float" office:value="8854.4">
            <text:p>8.85E+03</text:p>
          </table:table-cell>
          <table:table-cell table:style-name="ce22" office:value-type="float" office:value="8860.6">
            <text:p>8.86E+03</text:p>
          </table:table-cell>
          <table:table-cell table:style-name="ce22" office:value-type="float" office:value="9054.8">
            <text:p>9.05E+03</text:p>
          </table:table-cell>
        </table:table-row>
        <table:table-row table:style-name="ro2">
          <table:table-cell table:style-name="ce22" office:value-type="float" office:value="8893.3">
            <text:p>8.89E+03</text:p>
          </table:table-cell>
          <table:table-cell table:style-name="ce22" office:value-type="float" office:value="8895.3">
            <text:p>8.90E+03</text:p>
          </table:table-cell>
          <table:table-cell table:style-name="ce22" office:value-type="float" office:value="8901.6">
            <text:p>8.90E+03</text:p>
          </table:table-cell>
          <table:table-cell table:style-name="ce22" office:value-type="float" office:value="9095.6">
            <text:p>9.10E+03</text:p>
          </table:table-cell>
        </table:table-row>
        <table:table-row table:style-name="ro2">
          <table:table-cell table:style-name="ce22" office:value-type="float" office:value="8933.6">
            <text:p>8.93E+03</text:p>
          </table:table-cell>
          <table:table-cell table:style-name="ce22" office:value-type="float" office:value="8935.7">
            <text:p>8.94E+03</text:p>
          </table:table-cell>
          <table:table-cell table:style-name="ce22" office:value-type="float" office:value="8942">
            <text:p>8.94E+03</text:p>
          </table:table-cell>
          <table:table-cell table:style-name="ce22" office:value-type="float" office:value="9135.7">
            <text:p>9.14E+03</text:p>
          </table:table-cell>
        </table:table-row>
        <table:table-row table:style-name="ro2">
          <table:table-cell table:style-name="ce22" office:value-type="float" office:value="8973.4">
            <text:p>8.97E+03</text:p>
          </table:table-cell>
          <table:table-cell table:style-name="ce22" office:value-type="float" office:value="8975.5">
            <text:p>8.98E+03</text:p>
          </table:table-cell>
          <table:table-cell table:style-name="ce22" office:value-type="float" office:value="8981.7">
            <text:p>8.98E+03</text:p>
          </table:table-cell>
          <table:table-cell table:style-name="ce22" office:value-type="float" office:value="9175.2">
            <text:p>9.18E+03</text:p>
          </table:table-cell>
        </table:table-row>
        <table:table-row table:style-name="ro2">
          <table:table-cell table:style-name="ce22" office:value-type="float" office:value="9012.5">
            <text:p>9.01E+03</text:p>
          </table:table-cell>
          <table:table-cell table:style-name="ce22" office:value-type="float" office:value="9014.6">
            <text:p>9.01E+03</text:p>
          </table:table-cell>
          <table:table-cell table:style-name="ce22" office:value-type="float" office:value="9020.9">
            <text:p>9.02E+03</text:p>
          </table:table-cell>
          <table:table-cell table:style-name="ce22" office:value-type="float" office:value="9214.1">
            <text:p>9.21E+03</text:p>
          </table:table-cell>
        </table:table-row>
        <table:table-row table:style-name="ro2">
          <table:table-cell table:style-name="ce22" office:value-type="float" office:value="9051.1">
            <text:p>9.05E+03</text:p>
          </table:table-cell>
          <table:table-cell table:style-name="ce22" office:value-type="float" office:value="9053.2">
            <text:p>9.05E+03</text:p>
          </table:table-cell>
          <table:table-cell table:style-name="ce22" office:value-type="float" office:value="9059.4">
            <text:p>9.06E+03</text:p>
          </table:table-cell>
          <table:table-cell table:style-name="ce22" office:value-type="float" office:value="9252.4">
            <text:p>9.25E+03</text:p>
          </table:table-cell>
        </table:table-row>
        <table:table-row table:style-name="ro2">
          <table:table-cell table:style-name="ce22" office:value-type="float" office:value="9089">
            <text:p>9.09E+03</text:p>
          </table:table-cell>
          <table:table-cell table:style-name="ce22" office:value-type="float" office:value="9091.1">
            <text:p>9.09E+03</text:p>
          </table:table-cell>
          <table:table-cell table:style-name="ce22" office:value-type="float" office:value="9097.3">
            <text:p>9.10E+03</text:p>
          </table:table-cell>
          <table:table-cell table:style-name="ce22" office:value-type="float" office:value="9290">
            <text:p>9.29E+03</text:p>
          </table:table-cell>
        </table:table-row>
        <table:table-row table:style-name="ro2">
          <table:table-cell table:style-name="ce22" office:value-type="float" office:value="9126.2">
            <text:p>9.13E+03</text:p>
          </table:table-cell>
          <table:table-cell table:style-name="ce22" office:value-type="float" office:value="9128.3">
            <text:p>9.13E+03</text:p>
          </table:table-cell>
          <table:table-cell table:style-name="ce22" office:value-type="float" office:value="9134.6">
            <text:p>9.13E+03</text:p>
          </table:table-cell>
          <table:table-cell table:style-name="ce22" office:value-type="float" office:value="9326.9">
            <text:p>9.33E+03</text:p>
          </table:table-cell>
        </table:table-row>
        <table:table-row table:style-name="ro2">
          <table:table-cell table:style-name="ce22" office:value-type="float" office:value="9162.9">
            <text:p>9.16E+03</text:p>
          </table:table-cell>
          <table:table-cell table:style-name="ce22" office:value-type="float" office:value="9165">
            <text:p>9.17E+03</text:p>
          </table:table-cell>
          <table:table-cell table:style-name="ce22" office:value-type="float" office:value="9171.2">
            <text:p>9.17E+03</text:p>
          </table:table-cell>
          <table:table-cell table:style-name="ce22" office:value-type="float" office:value="9363.2">
            <text:p>9.36E+03</text:p>
          </table:table-cell>
        </table:table-row>
        <table:table-row table:style-name="ro2">
          <table:table-cell table:style-name="ce22" office:value-type="float" office:value="9198.9">
            <text:p>9.20E+03</text:p>
          </table:table-cell>
          <table:table-cell table:style-name="ce22" office:value-type="float" office:value="9200.9">
            <text:p>9.20E+03</text:p>
          </table:table-cell>
          <table:table-cell table:style-name="ce22" office:value-type="float" office:value="9207.2">
            <text:p>9.21E+03</text:p>
          </table:table-cell>
          <table:table-cell table:style-name="ce22" office:value-type="float" office:value="9398.9">
            <text:p>9.40E+03</text:p>
          </table:table-cell>
        </table:table-row>
        <table:table-row table:style-name="ro2">
          <table:table-cell table:style-name="ce22" office:value-type="float" office:value="9234.2">
            <text:p>9.23E+03</text:p>
          </table:table-cell>
          <table:table-cell table:style-name="ce22" office:value-type="float" office:value="9236.3">
            <text:p>9.24E+03</text:p>
          </table:table-cell>
          <table:table-cell table:style-name="ce22" office:value-type="float" office:value="9242.5">
            <text:p>9.24E+03</text:p>
          </table:table-cell>
          <table:table-cell table:style-name="ce22" office:value-type="float" office:value="9433.8">
            <text:p>9.43E+03</text:p>
          </table:table-cell>
        </table:table-row>
        <table:table-row table:style-name="ro2">
          <table:table-cell table:style-name="ce22" office:value-type="float" office:value="9268.9">
            <text:p>9.27E+03</text:p>
          </table:table-cell>
          <table:table-cell table:style-name="ce22" office:value-type="float" office:value="9270.9">
            <text:p>9.27E+03</text:p>
          </table:table-cell>
          <table:table-cell table:style-name="ce22" office:value-type="float" office:value="9277.2">
            <text:p>9.28E+03</text:p>
          </table:table-cell>
          <table:table-cell table:style-name="ce22" office:value-type="float" office:value="9468.1">
            <text:p>9.47E+03</text:p>
          </table:table-cell>
        </table:table-row>
        <table:table-row table:style-name="ro2">
          <table:table-cell table:style-name="ce22" office:value-type="float" office:value="9302.9">
            <text:p>9.30E+03</text:p>
          </table:table-cell>
          <table:table-cell table:style-name="ce22" office:value-type="float" office:value="9305">
            <text:p>9.31E+03</text:p>
          </table:table-cell>
          <table:table-cell table:style-name="ce22" office:value-type="float" office:value="9311.2">
            <text:p>9.31E+03</text:p>
          </table:table-cell>
          <table:table-cell table:style-name="ce22" office:value-type="float" office:value="9501.7">
            <text:p>9.50E+03</text:p>
          </table:table-cell>
        </table:table-row>
        <table:table-row table:style-name="ro2">
          <table:table-cell table:style-name="ce22" office:value-type="float" office:value="9336.2">
            <text:p>9.34E+03</text:p>
          </table:table-cell>
          <table:table-cell table:style-name="ce22" office:value-type="float" office:value="9338.3">
            <text:p>9.34E+03</text:p>
          </table:table-cell>
          <table:table-cell table:style-name="ce22" office:value-type="float" office:value="9344.5">
            <text:p>9.34E+03</text:p>
          </table:table-cell>
          <table:table-cell table:style-name="ce22" office:value-type="float" office:value="9534.6">
            <text:p>9.53E+03</text:p>
          </table:table-cell>
        </table:table-row>
        <table:table-row table:style-name="ro2">
          <table:table-cell table:style-name="ce22" office:value-type="float" office:value="9368.9">
            <text:p>9.37E+03</text:p>
          </table:table-cell>
          <table:table-cell table:style-name="ce22" office:value-type="float" office:value="9371">
            <text:p>9.37E+03</text:p>
          </table:table-cell>
          <table:table-cell table:style-name="ce22" office:value-type="float" office:value="9377.2">
            <text:p>9.38E+03</text:p>
          </table:table-cell>
          <table:table-cell table:style-name="ce22" office:value-type="float" office:value="9566.8">
            <text:p>9.57E+03</text:p>
          </table:table-cell>
        </table:table-row>
        <table:table-row table:style-name="ro2">
          <table:table-cell table:style-name="ce22" office:value-type="float" office:value="9400.9">
            <text:p>9.40E+03</text:p>
          </table:table-cell>
          <table:table-cell table:style-name="ce22" office:value-type="float" office:value="9403">
            <text:p>9.40E+03</text:p>
          </table:table-cell>
          <table:table-cell table:style-name="ce22" office:value-type="float" office:value="9409.2">
            <text:p>9.41E+03</text:p>
          </table:table-cell>
          <table:table-cell table:style-name="ce22" office:value-type="float" office:value="9598.3">
            <text:p>9.60E+03</text:p>
          </table:table-cell>
        </table:table-row>
        <table:table-row table:style-name="ro2">
          <table:table-cell table:style-name="ce22" office:value-type="float" office:value="9432.2">
            <text:p>9.43E+03</text:p>
          </table:table-cell>
          <table:table-cell table:style-name="ce22" office:value-type="float" office:value="9434.3">
            <text:p>9.43E+03</text:p>
          </table:table-cell>
          <table:table-cell table:style-name="ce22" office:value-type="float" office:value="9440.5">
            <text:p>9.44E+03</text:p>
          </table:table-cell>
          <table:table-cell table:style-name="ce22" office:value-type="float" office:value="9629">
            <text:p>9.63E+03</text:p>
          </table:table-cell>
        </table:table-row>
        <table:table-row table:style-name="ro2">
          <table:table-cell table:style-name="ce22" office:value-type="float" office:value="9462.8">
            <text:p>9.46E+03</text:p>
          </table:table-cell>
          <table:table-cell table:style-name="ce22" office:value-type="float" office:value="9464.9">
            <text:p>9.46E+03</text:p>
          </table:table-cell>
          <table:table-cell table:style-name="ce22" office:value-type="float" office:value="9471.1">
            <text:p>9.47E+03</text:p>
          </table:table-cell>
          <table:table-cell table:style-name="ce22" office:value-type="float" office:value="9659.1">
            <text:p>9.66E+03</text:p>
          </table:table-cell>
        </table:table-row>
        <table:table-row table:style-name="ro2">
          <table:table-cell table:style-name="ce22" office:value-type="float" office:value="9492.7">
            <text:p>9.49E+03</text:p>
          </table:table-cell>
          <table:table-cell table:style-name="ce22" office:value-type="float" office:value="9494.8">
            <text:p>9.49E+03</text:p>
          </table:table-cell>
          <table:table-cell table:style-name="ce22" office:value-type="float" office:value="9501">
            <text:p>9.50E+03</text:p>
          </table:table-cell>
          <table:table-cell table:style-name="ce22" office:value-type="float" office:value="9688.4">
            <text:p>9.69E+03</text:p>
          </table:table-cell>
        </table:table-row>
        <table:table-row table:style-name="ro2">
          <table:table-cell table:style-name="ce22" office:value-type="float" office:value="9522">
            <text:p>9.52E+03</text:p>
          </table:table-cell>
          <table:table-cell table:style-name="ce22" office:value-type="float" office:value="9524">
            <text:p>9.52E+03</text:p>
          </table:table-cell>
          <table:table-cell table:style-name="ce22" office:value-type="float" office:value="9530.3">
            <text:p>9.53E+03</text:p>
          </table:table-cell>
          <table:table-cell table:style-name="ce22" office:value-type="float" office:value="9716.9">
            <text:p>9.72E+03</text:p>
          </table:table-cell>
        </table:table-row>
        <table:table-row table:style-name="ro2">
          <table:table-cell table:style-name="ce22" office:value-type="float" office:value="9550.5">
            <text:p>9.55E+03</text:p>
          </table:table-cell>
          <table:table-cell table:style-name="ce22" office:value-type="float" office:value="9552.6">
            <text:p>9.55E+03</text:p>
          </table:table-cell>
          <table:table-cell table:style-name="ce22" office:value-type="float" office:value="9558.8">
            <text:p>9.56E+03</text:p>
          </table:table-cell>
          <table:table-cell table:style-name="ce22" office:value-type="float" office:value="9744.7">
            <text:p>9.74E+03</text:p>
          </table:table-cell>
        </table:table-row>
        <table:table-row table:style-name="ro2">
          <table:table-cell table:style-name="ce22" office:value-type="float" office:value="9578.3">
            <text:p>9.58E+03</text:p>
          </table:table-cell>
          <table:table-cell table:style-name="ce22" office:value-type="float" office:value="9580.4">
            <text:p>9.58E+03</text:p>
          </table:table-cell>
          <table:table-cell table:style-name="ce22" office:value-type="float" office:value="9586.6">
            <text:p>9.59E+03</text:p>
          </table:table-cell>
          <table:table-cell table:style-name="ce22" office:value-type="float" office:value="9771.8">
            <text:p>9.77E+03</text:p>
          </table:table-cell>
        </table:table-row>
        <table:table-row table:style-name="ro2">
          <table:table-cell table:style-name="ce22" office:value-type="float" office:value="9605.4">
            <text:p>9.61E+03</text:p>
          </table:table-cell>
          <table:table-cell table:style-name="ce22" office:value-type="float" office:value="9607.5">
            <text:p>9.61E+03</text:p>
          </table:table-cell>
          <table:table-cell table:style-name="ce22" office:value-type="float" office:value="9613.7">
            <text:p>9.61E+03</text:p>
          </table:table-cell>
          <table:table-cell table:style-name="ce22" office:value-type="float" office:value="9798">
            <text:p>9.80E+03</text:p>
          </table:table-cell>
        </table:table-row>
        <table:table-row table:style-name="ro2">
          <table:table-cell table:style-name="ce22" office:value-type="float" office:value="9631.8">
            <text:p>9.63E+03</text:p>
          </table:table-cell>
          <table:table-cell table:style-name="ce22" office:value-type="float" office:value="9633.9">
            <text:p>9.63E+03</text:p>
          </table:table-cell>
          <table:table-cell table:style-name="ce22" office:value-type="float" office:value="9640.1">
            <text:p>9.64E+03</text:p>
          </table:table-cell>
          <table:table-cell table:style-name="ce22" office:value-type="float" office:value="9823.5">
            <text:p>9.82E+03</text:p>
          </table:table-cell>
        </table:table-row>
        <table:table-row table:style-name="ro2">
          <table:table-cell table:style-name="ce22" office:value-type="float" office:value="9657.5">
            <text:p>9.66E+03</text:p>
          </table:table-cell>
          <table:table-cell table:style-name="ce22" office:value-type="float" office:value="9659.6">
            <text:p>9.66E+03</text:p>
          </table:table-cell>
          <table:table-cell table:style-name="ce22" office:value-type="float" office:value="9665.8">
            <text:p>9.67E+03</text:p>
          </table:table-cell>
          <table:table-cell table:style-name="ce22" office:value-type="float" office:value="9848.2">
            <text:p>9.85E+03</text:p>
          </table:table-cell>
        </table:table-row>
        <table:table-row table:style-name="ro2">
          <table:table-cell table:style-name="ce22" office:value-type="float" office:value="9682.4">
            <text:p>9.68E+03</text:p>
          </table:table-cell>
          <table:table-cell table:style-name="ce22" office:value-type="float" office:value="9684.5">
            <text:p>9.68E+03</text:p>
          </table:table-cell>
          <table:table-cell table:style-name="ce22" office:value-type="float" office:value="9690.8">
            <text:p>9.69E+03</text:p>
          </table:table-cell>
          <table:table-cell table:style-name="ce22" office:value-type="float" office:value="9872">
            <text:p>9.87E+03</text:p>
          </table:table-cell>
        </table:table-row>
        <table:table-row table:style-name="ro2">
          <table:table-cell table:style-name="ce22" office:value-type="float" office:value="9706.7">
            <text:p>9.71E+03</text:p>
          </table:table-cell>
          <table:table-cell table:style-name="ce22" office:value-type="float" office:value="9708.8">
            <text:p>9.71E+03</text:p>
          </table:table-cell>
          <table:table-cell table:style-name="ce22" office:value-type="float" office:value="9715">
            <text:p>9.72E+03</text:p>
          </table:table-cell>
          <table:table-cell table:style-name="ce22" office:value-type="float" office:value="9895">
            <text:p>9.90E+03</text:p>
          </table:table-cell>
        </table:table-row>
        <table:table-row table:style-name="ro2">
          <table:table-cell table:style-name="ce22" office:value-type="float" office:value="9730.2">
            <text:p>9.73E+03</text:p>
          </table:table-cell>
          <table:table-cell table:style-name="ce22" office:value-type="float" office:value="9732.3">
            <text:p>9.73E+03</text:p>
          </table:table-cell>
          <table:table-cell table:style-name="ce22" office:value-type="float" office:value="9738.5">
            <text:p>9.74E+03</text:p>
          </table:table-cell>
          <table:table-cell table:style-name="ce22" office:value-type="float" office:value="9917.2">
            <text:p>9.92E+03</text:p>
          </table:table-cell>
        </table:table-row>
        <table:table-row table:style-name="ro2">
          <table:table-cell table:style-name="ce22" office:value-type="float" office:value="9752.9">
            <text:p>9.75E+03</text:p>
          </table:table-cell>
          <table:table-cell table:style-name="ce22" office:value-type="float" office:value="9755">
            <text:p>9.76E+03</text:p>
          </table:table-cell>
          <table:table-cell table:style-name="ce22" office:value-type="float" office:value="9761.2">
            <text:p>9.76E+03</text:p>
          </table:table-cell>
          <table:table-cell table:style-name="ce22" office:value-type="float" office:value="9938.5">
            <text:p>9.94E+03</text:p>
          </table:table-cell>
        </table:table-row>
        <table:table-row table:style-name="ro2">
          <table:table-cell table:style-name="ce22" office:value-type="float" office:value="9775">
            <text:p>9.78E+03</text:p>
          </table:table-cell>
          <table:table-cell table:style-name="ce22" office:value-type="float" office:value="9777">
            <text:p>9.78E+03</text:p>
          </table:table-cell>
          <table:table-cell table:style-name="ce22" office:value-type="float" office:value="9783.2">
            <text:p>9.78E+03</text:p>
          </table:table-cell>
          <table:table-cell table:style-name="ce22" office:value-type="float" office:value="9958.9">
            <text:p>9.96E+03</text:p>
          </table:table-cell>
        </table:table-row>
        <table:table-row table:style-name="ro2">
          <table:table-cell table:style-name="ce22" office:value-type="float" office:value="9796.2">
            <text:p>9.80E+03</text:p>
          </table:table-cell>
          <table:table-cell table:style-name="ce22" office:value-type="float" office:value="9798.3">
            <text:p>9.80E+03</text:p>
          </table:table-cell>
          <table:table-cell table:style-name="ce22" office:value-type="float" office:value="9804.5">
            <text:p>9.80E+03</text:p>
          </table:table-cell>
          <table:table-cell table:style-name="ce22" office:value-type="float" office:value="9978.4">
            <text:p>9.98E+03</text:p>
          </table:table-cell>
        </table:table-row>
        <table:table-row table:style-name="ro2">
          <table:table-cell table:style-name="ce22" office:value-type="float" office:value="9816.8">
            <text:p>9.82E+03</text:p>
          </table:table-cell>
          <table:table-cell table:style-name="ce22" office:value-type="float" office:value="9818.8">
            <text:p>9.82E+03</text:p>
          </table:table-cell>
          <table:table-cell table:style-name="ce22" office:value-type="float" office:value="9825.1">
            <text:p>9.83E+03</text:p>
          </table:table-cell>
          <table:table-cell table:style-name="ce22" office:value-type="float" office:value="9996.9">
            <text:p>1.00E+04</text:p>
          </table:table-cell>
        </table:table-row>
        <table:table-row table:style-name="ro2">
          <table:table-cell table:style-name="ce22" office:value-type="float" office:value="9836.6">
            <text:p>9.84E+03</text:p>
          </table:table-cell>
          <table:table-cell table:style-name="ce22" office:value-type="float" office:value="9838.6">
            <text:p>9.84E+03</text:p>
          </table:table-cell>
          <table:table-cell table:style-name="ce22" office:value-type="float" office:value="9844.8">
            <text:p>9.84E+03</text:p>
          </table:table-cell>
          <table:table-cell table:style-name="ce22" office:value-type="float" office:value="10014">
            <text:p>1.00E+04</text:p>
          </table:table-cell>
        </table:table-row>
        <table:table-row table:style-name="ro2">
          <table:table-cell table:style-name="ce22" office:value-type="float" office:value="9855.6">
            <text:p>9.86E+03</text:p>
          </table:table-cell>
          <table:table-cell table:style-name="ce22" office:value-type="float" office:value="9857.7">
            <text:p>9.86E+03</text:p>
          </table:table-cell>
          <table:table-cell table:style-name="ce22" office:value-type="float" office:value="9863.9">
            <text:p>9.86E+03</text:p>
          </table:table-cell>
          <table:table-cell table:style-name="ce22" office:value-type="float" office:value="10031">
            <text:p>1.00E+04</text:p>
          </table:table-cell>
        </table:table-row>
        <table:table-row table:style-name="ro2">
          <table:table-cell table:style-name="ce22" office:value-type="float" office:value="9873.9">
            <text:p>9.87E+03</text:p>
          </table:table-cell>
          <table:table-cell table:style-name="ce22" office:value-type="float" office:value="9875.9">
            <text:p>9.88E+03</text:p>
          </table:table-cell>
          <table:table-cell table:style-name="ce22" office:value-type="float" office:value="9882.1">
            <text:p>9.88E+03</text:p>
          </table:table-cell>
          <table:table-cell table:style-name="ce22" office:value-type="float" office:value="10046">
            <text:p>1.00E+04</text:p>
          </table:table-cell>
        </table:table-row>
        <table:table-row table:style-name="ro2">
          <table:table-cell table:style-name="ce22" office:value-type="float" office:value="9891.4">
            <text:p>9.89E+03</text:p>
          </table:table-cell>
          <table:table-cell table:style-name="ce22" office:value-type="float" office:value="9893.5">
            <text:p>9.89E+03</text:p>
          </table:table-cell>
          <table:table-cell table:style-name="ce22" office:value-type="float" office:value="9899.7">
            <text:p>9.90E+03</text:p>
          </table:table-cell>
          <table:table-cell table:style-name="ce22" office:value-type="float" office:value="10060">
            <text:p>1.01E+04</text:p>
          </table:table-cell>
        </table:table-row>
        <table:table-row table:style-name="ro2">
          <table:table-cell table:style-name="ce22" office:value-type="float" office:value="9908.2">
            <text:p>9.91E+03</text:p>
          </table:table-cell>
          <table:table-cell table:style-name="ce22" office:value-type="float" office:value="9910.2">
            <text:p>9.91E+03</text:p>
          </table:table-cell>
          <table:table-cell table:style-name="ce22" office:value-type="float" office:value="9916.4">
            <text:p>9.92E+03</text:p>
          </table:table-cell>
          <table:table-cell table:style-name="ce22" office:value-type="float" office:value="10072">
            <text:p>1.01E+04</text:p>
          </table:table-cell>
        </table:table-row>
        <table:table-row table:style-name="ro2">
          <table:table-cell table:style-name="ce22" office:value-type="float" office:value="9924.2">
            <text:p>9.92E+03</text:p>
          </table:table-cell>
          <table:table-cell table:style-name="ce22" office:value-type="float" office:value="9926.2">
            <text:p>9.93E+03</text:p>
          </table:table-cell>
          <table:table-cell table:style-name="ce22" office:value-type="float" office:value="9932.4">
            <text:p>9.93E+03</text:p>
          </table:table-cell>
          <table:table-cell table:style-name="ce22" office:value-type="float" office:value="10083">
            <text:p>1.01E+04</text:p>
          </table:table-cell>
        </table:table-row>
        <table:table-row table:style-name="ro2">
          <table:table-cell table:style-name="ce22" office:value-type="float" office:value="9939.4">
            <text:p>9.94E+03</text:p>
          </table:table-cell>
          <table:table-cell table:style-name="ce22" office:value-type="float" office:value="9941.5">
            <text:p>9.94E+03</text:p>
          </table:table-cell>
          <table:table-cell table:style-name="ce22" office:value-type="float" office:value="9947.6">
            <text:p>9.95E+03</text:p>
          </table:table-cell>
          <table:table-cell table:style-name="ce22" office:value-type="float" office:value="10093">
            <text:p>1.01E+04</text:p>
          </table:table-cell>
        </table:table-row>
        <table:table-row table:style-name="ro2">
          <table:table-cell table:style-name="ce22" office:value-type="float" office:value="9953.9">
            <text:p>9.95E+03</text:p>
          </table:table-cell>
          <table:table-cell table:style-name="ce22" office:value-type="float" office:value="9955.9">
            <text:p>9.96E+03</text:p>
          </table:table-cell>
          <table:table-cell table:style-name="ce22" office:value-type="float" office:value="9962.1">
            <text:p>9.96E+03</text:p>
          </table:table-cell>
          <table:table-cell table:style-name="ce22" office:value-type="float" office:value="10106">
            <text:p>1.01E+04</text:p>
          </table:table-cell>
        </table:table-row>
        <table:table-row table:style-name="ro2">
          <table:table-cell table:style-name="ce22" office:value-type="float" office:value="9967.5">
            <text:p>9.97E+03</text:p>
          </table:table-cell>
          <table:table-cell table:style-name="ce22" office:value-type="float" office:value="9969.6">
            <text:p>9.97E+03</text:p>
          </table:table-cell>
          <table:table-cell table:style-name="ce22" office:value-type="float" office:value="9975.8">
            <text:p>9.98E+03</text:p>
          </table:table-cell>
          <table:table-cell table:style-name="ce22" office:value-type="float" office:value="10120">
            <text:p>1.01E+04</text:p>
          </table:table-cell>
        </table:table-row>
        <table:table-row table:style-name="ro2">
          <table:table-cell table:style-name="ce22" office:value-type="float" office:value="9980.5">
            <text:p>9.98E+03</text:p>
          </table:table-cell>
          <table:table-cell table:style-name="ce22" office:value-type="float" office:value="9982.5">
            <text:p>9.98E+03</text:p>
          </table:table-cell>
          <table:table-cell table:style-name="ce22" office:value-type="float" office:value="9988.7">
            <text:p>9.99E+03</text:p>
          </table:table-cell>
          <table:table-cell table:style-name="ce22" office:value-type="float" office:value="10136">
            <text:p>1.01E+04</text:p>
          </table:table-cell>
        </table:table-row>
        <table:table-row table:style-name="ro2">
          <table:table-cell table:style-name="ce22" office:value-type="float" office:value="9992.6">
            <text:p>9.99E+03</text:p>
          </table:table-cell>
          <table:table-cell table:style-name="ce22" office:value-type="float" office:value="9994.7">
            <text:p>9.99E+03</text:p>
          </table:table-cell>
          <table:table-cell table:style-name="ce22" office:value-type="float" office:value="10001">
            <text:p>1.00E+04</text:p>
          </table:table-cell>
          <table:table-cell table:style-name="ce22" office:value-type="float" office:value="10153">
            <text:p>1.02E+04</text:p>
          </table:table-cell>
        </table:table-row>
        <table:table-row table:style-name="ro2">
          <table:table-cell table:style-name="ce22" office:value-type="float" office:value="10004">
            <text:p>1.00E+04</text:p>
          </table:table-cell>
          <table:table-cell table:style-name="ce22" office:value-type="float" office:value="10006">
            <text:p>1.00E+04</text:p>
          </table:table-cell>
          <table:table-cell table:style-name="ce22" office:value-type="float" office:value="10012">
            <text:p>1.00E+04</text:p>
          </table:table-cell>
          <table:table-cell table:style-name="ce22" office:value-type="float" office:value="10172">
            <text:p>1.02E+04</text:p>
          </table:table-cell>
        </table:table-row>
        <table:table-row table:style-name="ro2">
          <table:table-cell table:style-name="ce22" office:value-type="float" office:value="10015">
            <text:p>1.00E+04</text:p>
          </table:table-cell>
          <table:table-cell table:style-name="ce22" office:value-type="float" office:value="10017">
            <text:p>1.00E+04</text:p>
          </table:table-cell>
          <table:table-cell table:style-name="ce22" office:value-type="float" office:value="10023">
            <text:p>1.00E+04</text:p>
          </table:table-cell>
          <table:table-cell table:style-name="ce22" office:value-type="float" office:value="10192">
            <text:p>1.02E+04</text:p>
          </table:table-cell>
        </table:table-row>
        <table:table-row table:style-name="ro2">
          <table:table-cell table:style-name="ce22" office:value-type="float" office:value="10024">
            <text:p>1.00E+04</text:p>
          </table:table-cell>
          <table:table-cell table:style-name="ce22" office:value-type="float" office:value="10026">
            <text:p>1.00E+04</text:p>
          </table:table-cell>
          <table:table-cell table:style-name="ce22" office:value-type="float" office:value="10033">
            <text:p>1.00E+04</text:p>
          </table:table-cell>
          <table:table-cell table:style-name="ce22" office:value-type="float" office:value="10213">
            <text:p>1.02E+04</text:p>
          </table:table-cell>
        </table:table-row>
        <table:table-row table:style-name="ro2">
          <table:table-cell table:style-name="ce22" office:value-type="float" office:value="10033">
            <text:p>1.00E+04</text:p>
          </table:table-cell>
          <table:table-cell table:style-name="ce22" office:value-type="float" office:value="10036">
            <text:p>1.00E+04</text:p>
          </table:table-cell>
          <table:table-cell table:style-name="ce22" office:value-type="float" office:value="10042">
            <text:p>1.00E+04</text:p>
          </table:table-cell>
          <table:table-cell table:style-name="ce22" office:value-type="float" office:value="10236">
            <text:p>1.02E+04</text:p>
          </table:table-cell>
        </table:table-row>
        <table:table-row table:style-name="ro2">
          <table:table-cell table:style-name="ce22" office:value-type="float" office:value="10042">
            <text:p>1.00E+04</text:p>
          </table:table-cell>
          <table:table-cell table:style-name="ce22" office:value-type="float" office:value="10044">
            <text:p>1.00E+04</text:p>
          </table:table-cell>
          <table:table-cell table:style-name="ce22" office:value-type="float" office:value="10050">
            <text:p>1.01E+04</text:p>
          </table:table-cell>
          <table:table-cell table:style-name="ce22" office:value-type="float" office:value="10261">
            <text:p>1.03E+04</text:p>
          </table:table-cell>
        </table:table-row>
        <table:table-row table:style-name="ro2">
          <table:table-cell table:style-name="ce22" office:value-type="float" office:value="10049">
            <text:p>1.00E+04</text:p>
          </table:table-cell>
          <table:table-cell table:style-name="ce22" office:value-type="float" office:value="10051">
            <text:p>1.01E+04</text:p>
          </table:table-cell>
          <table:table-cell table:style-name="ce22" office:value-type="float" office:value="10057">
            <text:p>1.01E+04</text:p>
          </table:table-cell>
          <table:table-cell table:style-name="ce22" office:value-type="float" office:value="10287">
            <text:p>1.03E+04</text:p>
          </table:table-cell>
        </table:table-row>
        <table:table-row table:style-name="ro2">
          <table:table-cell table:style-name="ce22" office:value-type="float" office:value="10056">
            <text:p>1.01E+04</text:p>
          </table:table-cell>
          <table:table-cell table:style-name="ce22" office:value-type="float" office:value="10058">
            <text:p>1.01E+04</text:p>
          </table:table-cell>
          <table:table-cell table:style-name="ce22" office:value-type="float" office:value="10064">
            <text:p>1.01E+04</text:p>
          </table:table-cell>
          <table:table-cell table:style-name="ce22" office:value-type="float" office:value="10315">
            <text:p>1.03E+04</text:p>
          </table:table-cell>
        </table:table-row>
        <table:table-row table:style-name="ro2">
          <table:table-cell table:style-name="ce22" office:value-type="float" office:value="10062">
            <text:p>1.01E+04</text:p>
          </table:table-cell>
          <table:table-cell table:style-name="ce22" office:value-type="float" office:value="10064">
            <text:p>1.01E+04</text:p>
          </table:table-cell>
          <table:table-cell table:style-name="ce22" office:value-type="float" office:value="10069">
            <text:p>1.01E+04</text:p>
          </table:table-cell>
          <table:table-cell table:style-name="ce22" office:value-type="float" office:value="10345">
            <text:p>1.03E+04</text:p>
          </table:table-cell>
        </table:table-row>
        <table:table-row table:style-name="ro2">
          <table:table-cell table:style-name="ce22" office:value-type="float" office:value="10067">
            <text:p>1.01E+04</text:p>
          </table:table-cell>
          <table:table-cell table:style-name="ce22" office:value-type="float" office:value="10069">
            <text:p>1.01E+04</text:p>
          </table:table-cell>
          <table:table-cell table:style-name="ce22" office:value-type="float" office:value="10074">
            <text:p>1.01E+04</text:p>
          </table:table-cell>
          <table:table-cell table:style-name="ce22" office:value-type="float" office:value="10378">
            <text:p>1.04E+04</text:p>
          </table:table-cell>
        </table:table-row>
        <table:table-row table:style-name="ro2">
          <table:table-cell table:style-name="ce22" office:value-type="float" office:value="10071">
            <text:p>1.01E+04</text:p>
          </table:table-cell>
          <table:table-cell table:style-name="ce22" office:value-type="float" office:value="10073">
            <text:p>1.01E+04</text:p>
          </table:table-cell>
          <table:table-cell table:style-name="ce22" office:value-type="float" office:value="10078">
            <text:p>1.01E+04</text:p>
          </table:table-cell>
          <table:table-cell table:style-name="ce22" office:value-type="float" office:value="10413">
            <text:p>1.04E+04</text:p>
          </table:table-cell>
        </table:table-row>
        <table:table-row table:style-name="ro2">
          <table:table-cell table:style-name="ce22" office:value-type="float" office:value="10075">
            <text:p>1.01E+04</text:p>
          </table:table-cell>
          <table:table-cell table:style-name="ce22" office:value-type="float" office:value="10077">
            <text:p>1.01E+04</text:p>
          </table:table-cell>
          <table:table-cell table:style-name="ce22" office:value-type="float" office:value="10081">
            <text:p>1.01E+04</text:p>
          </table:table-cell>
          <table:table-cell table:style-name="ce22" office:value-type="float" office:value="10453">
            <text:p>1.05E+04</text:p>
          </table:table-cell>
        </table:table-row>
        <table:table-row table:style-name="ro2">
          <table:table-cell table:style-name="ce22" office:value-type="float" office:value="10077">
            <text:p>1.01E+04</text:p>
          </table:table-cell>
          <table:table-cell table:style-name="ce22" office:value-type="float" office:value="10079">
            <text:p>1.01E+04</text:p>
          </table:table-cell>
          <table:table-cell table:style-name="ce22" office:value-type="float" office:value="10084">
            <text:p>1.01E+04</text:p>
          </table:table-cell>
          <table:table-cell table:style-name="ce22" office:value-type="float" office:value="10497">
            <text:p>1.05E+04</text:p>
          </table:table-cell>
        </table:table-row>
        <table:table-row table:style-name="ro2">
          <table:table-cell table:style-name="ce22" office:value-type="float" office:value="10079">
            <text:p>1.01E+04</text:p>
          </table:table-cell>
          <table:table-cell table:style-name="ce22" office:value-type="float" office:value="10081">
            <text:p>1.01E+04</text:p>
          </table:table-cell>
          <table:table-cell table:style-name="ce22" office:value-type="float" office:value="10089">
            <text:p>1.01E+04</text:p>
          </table:table-cell>
          <table:table-cell table:style-name="ce22" office:value-type="float" office:value="10549">
            <text:p>1.05E+04</text:p>
          </table:table-cell>
        </table:table-row>
        <table:table-row table:style-name="ro2">
          <table:table-cell table:style-name="ce22" office:value-type="float" office:value="10080">
            <text:p>1.01E+04</text:p>
          </table:table-cell>
          <table:table-cell table:style-name="ce22" office:value-type="float" office:value="10083">
            <text:p>1.01E+04</text:p>
          </table:table-cell>
          <table:table-cell table:style-name="ce22" office:value-type="float" office:value="10095">
            <text:p>1.01E+04</text:p>
          </table:table-cell>
          <table:table-cell table:style-name="ce22" office:value-type="float" office:value="10615">
            <text:p>1.06E+04</text:p>
          </table:table-cell>
        </table:table-row>
        <table:table-row table:number-rows-repeated="750" table:style-name="ro1"/>
        <table:table-row table:style-name="ro2">
          <table:table-cell/>
          <table:table-cell table:style-name="ce23" office:value-type="string">
            <text:p>7 of 25 items</text:p>
          </table:table-cell>
          <table:table-cell table:style-name="ce21" office:value-type="string">
            <text:p>eigenvalues</text:p>
          </table:table-cell>
          <table:table-cell table:style-name="ce21" office:value-type="string">
            <text:p>eigenvalues</text:p>
          </table:table-cell>
        </table:table-row>
        <table:table-row table:style-name="ro2">
          <table:table-cell/>
          <table:table-cell table:style-name="ce21" office:value-type="string">
            <text:p>Displaying w=05eigu0-1-2.txt.</text:p>
          </table:table-cell>
          <table:table-cell table:style-name="ce22" office:value-type="float" office:value="4.0577">
            <text:p>4.06E+00</text:p>
          </table:table-cell>
          <table:table-cell table:style-name="ce22" office:value-type="float" office:value="17.445">
            <text:p>1.74E+01</text:p>
          </table:table-cell>
        </table:table-row>
        <table:table-row table:style-name="ro2">
          <table:table-cell table:number-columns-repeated="2"/>
          <table:table-cell table:style-name="ce22" office:value-type="float" office:value="7.9091">
            <text:p>7.91E+00</text:p>
          </table:table-cell>
          <table:table-cell table:style-name="ce22" office:value-type="float" office:value="37.057">
            <text:p>3.71E+01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1.818">
            <text:p>1.18E+01</text:p>
          </table:table-cell>
          <table:table-cell table:style-name="ce22" office:value-type="float" office:value="56.817">
            <text:p>5.68E+01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5.762">
            <text:p>1.58E+01</text:p>
          </table:table-cell>
          <table:table-cell table:style-name="ce22" office:value-type="float" office:value="76.636">
            <text:p>7.66E+01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9.797">
            <text:p>1.98E+01</text:p>
          </table:table-cell>
          <table:table-cell table:style-name="ce22" office:value-type="float" office:value="96.483">
            <text:p>9.65E+01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4.16">
            <text:p>2.42E+01</text:p>
          </table:table-cell>
          <table:table-cell table:style-name="ce22" office:value-type="float" office:value="116.34">
            <text:p>1.1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9.162">
            <text:p>2.92E+01</text:p>
          </table:table-cell>
          <table:table-cell table:style-name="ce22" office:value-type="float" office:value="136.21">
            <text:p>1.3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4.959">
            <text:p>3.50E+01</text:p>
          </table:table-cell>
          <table:table-cell table:style-name="ce22" office:value-type="float" office:value="156.08">
            <text:p>1.5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1.576">
            <text:p>4.16E+01</text:p>
          </table:table-cell>
          <table:table-cell table:style-name="ce22" office:value-type="float" office:value="175.95">
            <text:p>1.7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9.004">
            <text:p>4.90E+01</text:p>
          </table:table-cell>
          <table:table-cell table:style-name="ce22" office:value-type="float" office:value="195.81">
            <text:p>1.9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7.234">
            <text:p>5.72E+01</text:p>
          </table:table-cell>
          <table:table-cell table:style-name="ce22" office:value-type="float" office:value="215.67">
            <text:p>2.1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6.258">
            <text:p>6.63E+01</text:p>
          </table:table-cell>
          <table:table-cell table:style-name="ce22" office:value-type="float" office:value="235.52">
            <text:p>2.3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6.071">
            <text:p>7.61E+01</text:p>
          </table:table-cell>
          <table:table-cell table:style-name="ce22" office:value-type="float" office:value="255.37">
            <text:p>2.55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6.669">
            <text:p>8.67E+01</text:p>
          </table:table-cell>
          <table:table-cell table:style-name="ce22" office:value-type="float" office:value="275.21">
            <text:p>2.75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8.049">
            <text:p>9.80E+01</text:p>
          </table:table-cell>
          <table:table-cell table:style-name="ce22" office:value-type="float" office:value="295.04">
            <text:p>2.95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10.21">
            <text:p>1.10E+02</text:p>
          </table:table-cell>
          <table:table-cell table:style-name="ce22" office:value-type="float" office:value="314.86">
            <text:p>3.15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23.14">
            <text:p>1.23E+02</text:p>
          </table:table-cell>
          <table:table-cell table:style-name="ce22" office:value-type="float" office:value="334.68">
            <text:p>3.35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36.85">
            <text:p>1.37E+02</text:p>
          </table:table-cell>
          <table:table-cell table:style-name="ce22" office:value-type="float" office:value="354.49">
            <text:p>3.54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51.33">
            <text:p>1.51E+02</text:p>
          </table:table-cell>
          <table:table-cell table:style-name="ce22" office:value-type="float" office:value="374.28">
            <text:p>3.74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66.57">
            <text:p>1.67E+02</text:p>
          </table:table-cell>
          <table:table-cell table:style-name="ce22" office:value-type="float" office:value="394.07">
            <text:p>3.94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82.58">
            <text:p>1.83E+02</text:p>
          </table:table-cell>
          <table:table-cell table:style-name="ce22" office:value-type="float" office:value="413.85">
            <text:p>4.14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99.36">
            <text:p>1.99E+02</text:p>
          </table:table-cell>
          <table:table-cell table:style-name="ce22" office:value-type="float" office:value="433.63">
            <text:p>4.34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16.89">
            <text:p>2.17E+02</text:p>
          </table:table-cell>
          <table:table-cell table:style-name="ce22" office:value-type="float" office:value="453.39">
            <text:p>4.53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35.19">
            <text:p>2.35E+02</text:p>
          </table:table-cell>
          <table:table-cell table:style-name="ce22" office:value-type="float" office:value="473.14">
            <text:p>4.73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54.23">
            <text:p>2.54E+02</text:p>
          </table:table-cell>
          <table:table-cell table:style-name="ce22" office:value-type="float" office:value="492.89">
            <text:p>4.93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74.03">
            <text:p>2.74E+02</text:p>
          </table:table-cell>
          <table:table-cell table:style-name="ce22" office:value-type="float" office:value="512.63">
            <text:p>5.13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94.58">
            <text:p>2.95E+02</text:p>
          </table:table-cell>
          <table:table-cell table:style-name="ce22" office:value-type="float" office:value="532.37">
            <text:p>5.32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15.87">
            <text:p>3.16E+02</text:p>
          </table:table-cell>
          <table:table-cell table:style-name="ce22" office:value-type="float" office:value="552.16">
            <text:p>5.52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37.9">
            <text:p>3.38E+02</text:p>
          </table:table-cell>
          <table:table-cell table:style-name="ce22" office:value-type="float" office:value="572.1">
            <text:p>5.72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60.67">
            <text:p>3.61E+02</text:p>
          </table:table-cell>
          <table:table-cell table:style-name="ce22" office:value-type="float" office:value="592.42">
            <text:p>5.92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84.18">
            <text:p>3.84E+02</text:p>
          </table:table-cell>
          <table:table-cell table:style-name="ce22" office:value-type="float" office:value="613.38">
            <text:p>6.13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08.41">
            <text:p>4.08E+02</text:p>
          </table:table-cell>
          <table:table-cell table:style-name="ce22" office:value-type="float" office:value="635.19">
            <text:p>6.35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33.38">
            <text:p>4.33E+02</text:p>
          </table:table-cell>
          <table:table-cell table:style-name="ce22" office:value-type="float" office:value="657.96">
            <text:p>6.58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59.06">
            <text:p>4.59E+02</text:p>
          </table:table-cell>
          <table:table-cell table:style-name="ce22" office:value-type="float" office:value="681.71">
            <text:p>6.82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85.47">
            <text:p>4.85E+02</text:p>
          </table:table-cell>
          <table:table-cell table:style-name="ce22" office:value-type="float" office:value="706.41">
            <text:p>7.0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12.59">
            <text:p>5.13E+02</text:p>
          </table:table-cell>
          <table:table-cell table:style-name="ce22" office:value-type="float" office:value="732.03">
            <text:p>7.32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40.42">
            <text:p>5.40E+02</text:p>
          </table:table-cell>
          <table:table-cell table:style-name="ce22" office:value-type="float" office:value="758.53">
            <text:p>7.59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68.96">
            <text:p>5.69E+02</text:p>
          </table:table-cell>
          <table:table-cell table:style-name="ce22" office:value-type="float" office:value="785.87">
            <text:p>7.8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98.2">
            <text:p>5.98E+02</text:p>
          </table:table-cell>
          <table:table-cell table:style-name="ce22" office:value-type="float" office:value="814.04">
            <text:p>8.14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28.13">
            <text:p>6.28E+02</text:p>
          </table:table-cell>
          <table:table-cell table:style-name="ce22" office:value-type="float" office:value="843.01">
            <text:p>8.43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58.76">
            <text:p>6.59E+02</text:p>
          </table:table-cell>
          <table:table-cell table:style-name="ce22" office:value-type="float" office:value="872.77">
            <text:p>8.73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90.08">
            <text:p>6.90E+02</text:p>
          </table:table-cell>
          <table:table-cell table:style-name="ce22" office:value-type="float" office:value="903.28">
            <text:p>9.03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22.08">
            <text:p>7.22E+02</text:p>
          </table:table-cell>
          <table:table-cell table:style-name="ce22" office:value-type="float" office:value="934.55">
            <text:p>9.35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54.75">
            <text:p>7.55E+02</text:p>
          </table:table-cell>
          <table:table-cell table:style-name="ce22" office:value-type="float" office:value="966.56">
            <text:p>9.67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88.11">
            <text:p>7.88E+02</text:p>
          </table:table-cell>
          <table:table-cell table:style-name="ce22" office:value-type="float" office:value="999.29">
            <text:p>9.99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22.12">
            <text:p>8.22E+02</text:p>
          </table:table-cell>
          <table:table-cell table:style-name="ce22" office:value-type="float" office:value="1032.7">
            <text:p>1.0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56.8">
            <text:p>8.57E+02</text:p>
          </table:table-cell>
          <table:table-cell table:style-name="ce22" office:value-type="float" office:value="1066.9">
            <text:p>1.0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92.14">
            <text:p>8.92E+02</text:p>
          </table:table-cell>
          <table:table-cell table:style-name="ce22" office:value-type="float" office:value="1101.7">
            <text:p>1.1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28.13">
            <text:p>9.28E+02</text:p>
          </table:table-cell>
          <table:table-cell table:style-name="ce22" office:value-type="float" office:value="1137.3">
            <text:p>1.1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64.76">
            <text:p>9.65E+02</text:p>
          </table:table-cell>
          <table:table-cell table:style-name="ce22" office:value-type="float" office:value="1173.5">
            <text:p>1.1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2">
            <text:p>1.00E+03</text:p>
          </table:table-cell>
          <table:table-cell table:style-name="ce22" office:value-type="float" office:value="1210.4">
            <text:p>1.2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39.9">
            <text:p>1.04E+03</text:p>
          </table:table-cell>
          <table:table-cell table:style-name="ce22" office:value-type="float" office:value="1247.9">
            <text:p>1.2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78.5">
            <text:p>1.08E+03</text:p>
          </table:table-cell>
          <table:table-cell table:style-name="ce22" office:value-type="float" office:value="1286.1">
            <text:p>1.2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117.6">
            <text:p>1.12E+03</text:p>
          </table:table-cell>
          <table:table-cell table:style-name="ce22" office:value-type="float" office:value="1324.9">
            <text:p>1.3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157.4">
            <text:p>1.16E+03</text:p>
          </table:table-cell>
          <table:table-cell table:style-name="ce22" office:value-type="float" office:value="1364.4">
            <text:p>1.3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197.8">
            <text:p>1.20E+03</text:p>
          </table:table-cell>
          <table:table-cell table:style-name="ce22" office:value-type="float" office:value="1404.5">
            <text:p>1.4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238.8">
            <text:p>1.24E+03</text:p>
          </table:table-cell>
          <table:table-cell table:style-name="ce22" office:value-type="float" office:value="1445.2">
            <text:p>1.4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280.4">
            <text:p>1.28E+03</text:p>
          </table:table-cell>
          <table:table-cell table:style-name="ce22" office:value-type="float" office:value="1486.5">
            <text:p>1.4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322.5">
            <text:p>1.32E+03</text:p>
          </table:table-cell>
          <table:table-cell table:style-name="ce22" office:value-type="float" office:value="1528.4">
            <text:p>1.5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365.3">
            <text:p>1.37E+03</text:p>
          </table:table-cell>
          <table:table-cell table:style-name="ce22" office:value-type="float" office:value="1570.9">
            <text:p>1.5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408.6">
            <text:p>1.41E+03</text:p>
          </table:table-cell>
          <table:table-cell table:style-name="ce22" office:value-type="float" office:value="1614.1">
            <text:p>1.6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452.5">
            <text:p>1.45E+03</text:p>
          </table:table-cell>
          <table:table-cell table:style-name="ce22" office:value-type="float" office:value="1657.7">
            <text:p>1.6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497">
            <text:p>1.50E+03</text:p>
          </table:table-cell>
          <table:table-cell table:style-name="ce22" office:value-type="float" office:value="1702">
            <text:p>1.7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542">
            <text:p>1.54E+03</text:p>
          </table:table-cell>
          <table:table-cell table:style-name="ce22" office:value-type="float" office:value="1746.9">
            <text:p>1.7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587.6">
            <text:p>1.59E+03</text:p>
          </table:table-cell>
          <table:table-cell table:style-name="ce22" office:value-type="float" office:value="1792.2">
            <text:p>1.7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633.7">
            <text:p>1.63E+03</text:p>
          </table:table-cell>
          <table:table-cell table:style-name="ce22" office:value-type="float" office:value="1838.2">
            <text:p>1.8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680.4">
            <text:p>1.68E+03</text:p>
          </table:table-cell>
          <table:table-cell table:style-name="ce22" office:value-type="float" office:value="1884.7">
            <text:p>1.8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727.6">
            <text:p>1.73E+03</text:p>
          </table:table-cell>
          <table:table-cell table:style-name="ce22" office:value-type="float" office:value="1931.7">
            <text:p>1.9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775.3">
            <text:p>1.78E+03</text:p>
          </table:table-cell>
          <table:table-cell table:style-name="ce22" office:value-type="float" office:value="1979.2">
            <text:p>1.9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823.5">
            <text:p>1.82E+03</text:p>
          </table:table-cell>
          <table:table-cell table:style-name="ce22" office:value-type="float" office:value="2027.3">
            <text:p>2.0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872.2">
            <text:p>1.87E+03</text:p>
          </table:table-cell>
          <table:table-cell table:style-name="ce22" office:value-type="float" office:value="2075.9">
            <text:p>2.0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921.4">
            <text:p>1.92E+03</text:p>
          </table:table-cell>
          <table:table-cell table:style-name="ce22" office:value-type="float" office:value="2125">
            <text:p>2.1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971.1">
            <text:p>1.97E+03</text:p>
          </table:table-cell>
          <table:table-cell table:style-name="ce22" office:value-type="float" office:value="2174.6">
            <text:p>2.1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021.3">
            <text:p>2.02E+03</text:p>
          </table:table-cell>
          <table:table-cell table:style-name="ce22" office:value-type="float" office:value="2224.6">
            <text:p>2.2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072">
            <text:p>2.07E+03</text:p>
          </table:table-cell>
          <table:table-cell table:style-name="ce22" office:value-type="float" office:value="2275.2">
            <text:p>2.2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123.1">
            <text:p>2.12E+03</text:p>
          </table:table-cell>
          <table:table-cell table:style-name="ce22" office:value-type="float" office:value="2326.2">
            <text:p>2.3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174.7">
            <text:p>2.17E+03</text:p>
          </table:table-cell>
          <table:table-cell table:style-name="ce22" office:value-type="float" office:value="2377.7">
            <text:p>2.3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226.7">
            <text:p>2.23E+03</text:p>
          </table:table-cell>
          <table:table-cell table:style-name="ce22" office:value-type="float" office:value="2429.6">
            <text:p>2.4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279.2">
            <text:p>2.28E+03</text:p>
          </table:table-cell>
          <table:table-cell table:style-name="ce22" office:value-type="float" office:value="2482">
            <text:p>2.4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332.1">
            <text:p>2.33E+03</text:p>
          </table:table-cell>
          <table:table-cell table:style-name="ce22" office:value-type="float" office:value="2534.8">
            <text:p>2.5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385.4">
            <text:p>2.39E+03</text:p>
          </table:table-cell>
          <table:table-cell table:style-name="ce22" office:value-type="float" office:value="2588">
            <text:p>2.5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439.2">
            <text:p>2.44E+03</text:p>
          </table:table-cell>
          <table:table-cell table:style-name="ce22" office:value-type="float" office:value="2641.7">
            <text:p>2.6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493.4">
            <text:p>2.49E+03</text:p>
          </table:table-cell>
          <table:table-cell table:style-name="ce22" office:value-type="float" office:value="2695.8">
            <text:p>2.7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547.9">
            <text:p>2.55E+03</text:p>
          </table:table-cell>
          <table:table-cell table:style-name="ce22" office:value-type="float" office:value="2750.3">
            <text:p>2.7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602.9">
            <text:p>2.60E+03</text:p>
          </table:table-cell>
          <table:table-cell table:style-name="ce22" office:value-type="float" office:value="2805.1">
            <text:p>2.8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658.2">
            <text:p>2.66E+03</text:p>
          </table:table-cell>
          <table:table-cell table:style-name="ce22" office:value-type="float" office:value="2860.4">
            <text:p>2.8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714">
            <text:p>2.71E+03</text:p>
          </table:table-cell>
          <table:table-cell table:style-name="ce22" office:value-type="float" office:value="2916">
            <text:p>2.9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770">
            <text:p>2.77E+03</text:p>
          </table:table-cell>
          <table:table-cell table:style-name="ce22" office:value-type="float" office:value="2972">
            <text:p>2.9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826.5">
            <text:p>2.83E+03</text:p>
          </table:table-cell>
          <table:table-cell table:style-name="ce22" office:value-type="float" office:value="3028.4">
            <text:p>3.0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883.3">
            <text:p>2.88E+03</text:p>
          </table:table-cell>
          <table:table-cell table:style-name="ce22" office:value-type="float" office:value="3085.1">
            <text:p>3.0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940.4">
            <text:p>2.94E+03</text:p>
          </table:table-cell>
          <table:table-cell table:style-name="ce22" office:value-type="float" office:value="3142.2">
            <text:p>3.1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997.9">
            <text:p>3.00E+03</text:p>
          </table:table-cell>
          <table:table-cell table:style-name="ce22" office:value-type="float" office:value="3199.6">
            <text:p>3.2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055.6">
            <text:p>3.06E+03</text:p>
          </table:table-cell>
          <table:table-cell table:style-name="ce22" office:value-type="float" office:value="3257.3">
            <text:p>3.2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113.7">
            <text:p>3.11E+03</text:p>
          </table:table-cell>
          <table:table-cell table:style-name="ce22" office:value-type="float" office:value="3315.3">
            <text:p>3.3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172.1">
            <text:p>3.17E+03</text:p>
          </table:table-cell>
          <table:table-cell table:style-name="ce22" office:value-type="float" office:value="3373.6">
            <text:p>3.3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230.8">
            <text:p>3.23E+03</text:p>
          </table:table-cell>
          <table:table-cell table:style-name="ce22" office:value-type="float" office:value="3432.3">
            <text:p>3.4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289.8">
            <text:p>3.29E+03</text:p>
          </table:table-cell>
          <table:table-cell table:style-name="ce22" office:value-type="float" office:value="3491.2">
            <text:p>3.4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349">
            <text:p>3.35E+03</text:p>
          </table:table-cell>
          <table:table-cell table:style-name="ce22" office:value-type="float" office:value="3550.4">
            <text:p>3.5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408.5">
            <text:p>3.41E+03</text:p>
          </table:table-cell>
          <table:table-cell table:style-name="ce22" office:value-type="float" office:value="3609.8">
            <text:p>3.6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468.3">
            <text:p>3.47E+03</text:p>
          </table:table-cell>
          <table:table-cell table:style-name="ce22" office:value-type="float" office:value="3669.5">
            <text:p>3.6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528.3">
            <text:p>3.53E+03</text:p>
          </table:table-cell>
          <table:table-cell table:style-name="ce22" office:value-type="float" office:value="3729.5">
            <text:p>3.7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588.6">
            <text:p>3.59E+03</text:p>
          </table:table-cell>
          <table:table-cell table:style-name="ce22" office:value-type="float" office:value="3789.7">
            <text:p>3.7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649.1">
            <text:p>3.65E+03</text:p>
          </table:table-cell>
          <table:table-cell table:style-name="ce22" office:value-type="float" office:value="3850.1">
            <text:p>3.8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709.8">
            <text:p>3.71E+03</text:p>
          </table:table-cell>
          <table:table-cell table:style-name="ce22" office:value-type="float" office:value="3910.8">
            <text:p>3.9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770.7">
            <text:p>3.77E+03</text:p>
          </table:table-cell>
          <table:table-cell table:style-name="ce22" office:value-type="float" office:value="3971.7">
            <text:p>3.9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831.8">
            <text:p>3.83E+03</text:p>
          </table:table-cell>
          <table:table-cell table:style-name="ce22" office:value-type="float" office:value="4032.7">
            <text:p>4.0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893.1">
            <text:p>3.89E+03</text:p>
          </table:table-cell>
          <table:table-cell table:style-name="ce22" office:value-type="float" office:value="4094">
            <text:p>4.0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954.6">
            <text:p>3.95E+03</text:p>
          </table:table-cell>
          <table:table-cell table:style-name="ce22" office:value-type="float" office:value="4155.4">
            <text:p>4.1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016.3">
            <text:p>4.02E+03</text:p>
          </table:table-cell>
          <table:table-cell table:style-name="ce22" office:value-type="float" office:value="4217">
            <text:p>4.2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078.1">
            <text:p>4.08E+03</text:p>
          </table:table-cell>
          <table:table-cell table:style-name="ce22" office:value-type="float" office:value="4278.8">
            <text:p>4.2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140.1">
            <text:p>4.14E+03</text:p>
          </table:table-cell>
          <table:table-cell table:style-name="ce22" office:value-type="float" office:value="4340.7">
            <text:p>4.3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202.2">
            <text:p>4.20E+03</text:p>
          </table:table-cell>
          <table:table-cell table:style-name="ce22" office:value-type="float" office:value="4402.8">
            <text:p>4.4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264.4">
            <text:p>4.26E+03</text:p>
          </table:table-cell>
          <table:table-cell table:style-name="ce22" office:value-type="float" office:value="4465">
            <text:p>4.4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326.8">
            <text:p>4.33E+03</text:p>
          </table:table-cell>
          <table:table-cell table:style-name="ce22" office:value-type="float" office:value="4527.3">
            <text:p>4.5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389.3">
            <text:p>4.39E+03</text:p>
          </table:table-cell>
          <table:table-cell table:style-name="ce22" office:value-type="float" office:value="4589.8">
            <text:p>4.5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451.9">
            <text:p>4.45E+03</text:p>
          </table:table-cell>
          <table:table-cell table:style-name="ce22" office:value-type="float" office:value="4652.3">
            <text:p>4.6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514.6">
            <text:p>4.51E+03</text:p>
          </table:table-cell>
          <table:table-cell table:style-name="ce22" office:value-type="float" office:value="4715">
            <text:p>4.7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577.3">
            <text:p>4.58E+03</text:p>
          </table:table-cell>
          <table:table-cell table:style-name="ce22" office:value-type="float" office:value="4777.7">
            <text:p>4.7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640.2">
            <text:p>4.64E+03</text:p>
          </table:table-cell>
          <table:table-cell table:style-name="ce22" office:value-type="float" office:value="4840.5">
            <text:p>4.8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703.1">
            <text:p>4.70E+03</text:p>
          </table:table-cell>
          <table:table-cell table:style-name="ce22" office:value-type="float" office:value="4903.3">
            <text:p>4.9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766">
            <text:p>4.77E+03</text:p>
          </table:table-cell>
          <table:table-cell table:style-name="ce22" office:value-type="float" office:value="4966.3">
            <text:p>4.9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829.1">
            <text:p>4.83E+03</text:p>
          </table:table-cell>
          <table:table-cell table:style-name="ce22" office:value-type="float" office:value="5029.2">
            <text:p>5.0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892.1">
            <text:p>4.89E+03</text:p>
          </table:table-cell>
          <table:table-cell table:style-name="ce22" office:value-type="float" office:value="5092.2">
            <text:p>5.0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955.2">
            <text:p>4.96E+03</text:p>
          </table:table-cell>
          <table:table-cell table:style-name="ce22" office:value-type="float" office:value="5155.2">
            <text:p>5.1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018.2">
            <text:p>5.02E+03</text:p>
          </table:table-cell>
          <table:table-cell table:style-name="ce22" office:value-type="float" office:value="5218.3">
            <text:p>5.2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081.3">
            <text:p>5.08E+03</text:p>
          </table:table-cell>
          <table:table-cell table:style-name="ce22" office:value-type="float" office:value="5281.3">
            <text:p>5.2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144.4">
            <text:p>5.14E+03</text:p>
          </table:table-cell>
          <table:table-cell table:style-name="ce22" office:value-type="float" office:value="5344.4">
            <text:p>5.3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207.5">
            <text:p>5.21E+03</text:p>
          </table:table-cell>
          <table:table-cell table:style-name="ce22" office:value-type="float" office:value="5407.4">
            <text:p>5.4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270.5">
            <text:p>5.27E+03</text:p>
          </table:table-cell>
          <table:table-cell table:style-name="ce22" office:value-type="float" office:value="5470.4">
            <text:p>5.4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333.5">
            <text:p>5.33E+03</text:p>
          </table:table-cell>
          <table:table-cell table:style-name="ce22" office:value-type="float" office:value="5533.3">
            <text:p>5.5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396.5">
            <text:p>5.40E+03</text:p>
          </table:table-cell>
          <table:table-cell table:style-name="ce22" office:value-type="float" office:value="5596.2">
            <text:p>5.6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459.4">
            <text:p>5.46E+03</text:p>
          </table:table-cell>
          <table:table-cell table:style-name="ce22" office:value-type="float" office:value="5659.1">
            <text:p>5.6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522.2">
            <text:p>5.52E+03</text:p>
          </table:table-cell>
          <table:table-cell table:style-name="ce22" office:value-type="float" office:value="5721.9">
            <text:p>5.7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585">
            <text:p>5.59E+03</text:p>
          </table:table-cell>
          <table:table-cell table:style-name="ce22" office:value-type="float" office:value="5784.6">
            <text:p>5.7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647.6">
            <text:p>5.65E+03</text:p>
          </table:table-cell>
          <table:table-cell table:style-name="ce22" office:value-type="float" office:value="5847.3">
            <text:p>5.8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710.2">
            <text:p>5.71E+03</text:p>
          </table:table-cell>
          <table:table-cell table:style-name="ce22" office:value-type="float" office:value="5909.8">
            <text:p>5.9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772.7">
            <text:p>5.77E+03</text:p>
          </table:table-cell>
          <table:table-cell table:style-name="ce22" office:value-type="float" office:value="5972.3">
            <text:p>5.9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835.1">
            <text:p>5.84E+03</text:p>
          </table:table-cell>
          <table:table-cell table:style-name="ce22" office:value-type="float" office:value="6034.6">
            <text:p>6.0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897.3">
            <text:p>5.90E+03</text:p>
          </table:table-cell>
          <table:table-cell table:style-name="ce22" office:value-type="float" office:value="6096.8">
            <text:p>6.1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959.5">
            <text:p>5.96E+03</text:p>
          </table:table-cell>
          <table:table-cell table:style-name="ce22" office:value-type="float" office:value="6158.9">
            <text:p>6.1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021.4">
            <text:p>6.02E+03</text:p>
          </table:table-cell>
          <table:table-cell table:style-name="ce22" office:value-type="float" office:value="6220.8">
            <text:p>6.2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083.3">
            <text:p>6.08E+03</text:p>
          </table:table-cell>
          <table:table-cell table:style-name="ce22" office:value-type="float" office:value="6282.6">
            <text:p>6.2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144.9">
            <text:p>6.14E+03</text:p>
          </table:table-cell>
          <table:table-cell table:style-name="ce22" office:value-type="float" office:value="6344.2">
            <text:p>6.3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206.4">
            <text:p>6.21E+03</text:p>
          </table:table-cell>
          <table:table-cell table:style-name="ce22" office:value-type="float" office:value="6405.6">
            <text:p>6.4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267.7">
            <text:p>6.27E+03</text:p>
          </table:table-cell>
          <table:table-cell table:style-name="ce22" office:value-type="float" office:value="6466.9">
            <text:p>6.4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328.8">
            <text:p>6.33E+03</text:p>
          </table:table-cell>
          <table:table-cell table:style-name="ce22" office:value-type="float" office:value="6527.9">
            <text:p>6.5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389.7">
            <text:p>6.39E+03</text:p>
          </table:table-cell>
          <table:table-cell table:style-name="ce22" office:value-type="float" office:value="6588.8">
            <text:p>6.5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450.4">
            <text:p>6.45E+03</text:p>
          </table:table-cell>
          <table:table-cell table:style-name="ce22" office:value-type="float" office:value="6649.5">
            <text:p>6.6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510.9">
            <text:p>6.51E+03</text:p>
          </table:table-cell>
          <table:table-cell table:style-name="ce22" office:value-type="float" office:value="6709.9">
            <text:p>6.7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571.2">
            <text:p>6.57E+03</text:p>
          </table:table-cell>
          <table:table-cell table:style-name="ce22" office:value-type="float" office:value="6770.1">
            <text:p>6.7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631.2">
            <text:p>6.63E+03</text:p>
          </table:table-cell>
          <table:table-cell table:style-name="ce22" office:value-type="float" office:value="6830.1">
            <text:p>6.8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691">
            <text:p>6.69E+03</text:p>
          </table:table-cell>
          <table:table-cell table:style-name="ce22" office:value-type="float" office:value="6889.8">
            <text:p>6.8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750.5">
            <text:p>6.75E+03</text:p>
          </table:table-cell>
          <table:table-cell table:style-name="ce22" office:value-type="float" office:value="6949.2">
            <text:p>6.9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809.7">
            <text:p>6.81E+03</text:p>
          </table:table-cell>
          <table:table-cell table:style-name="ce22" office:value-type="float" office:value="7008.4">
            <text:p>7.0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868.7">
            <text:p>6.87E+03</text:p>
          </table:table-cell>
          <table:table-cell table:style-name="ce22" office:value-type="float" office:value="7067.3">
            <text:p>7.0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927.4">
            <text:p>6.93E+03</text:p>
          </table:table-cell>
          <table:table-cell table:style-name="ce22" office:value-type="float" office:value="7126">
            <text:p>7.1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985.8">
            <text:p>6.99E+03</text:p>
          </table:table-cell>
          <table:table-cell table:style-name="ce22" office:value-type="float" office:value="7184.3">
            <text:p>7.1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043.9">
            <text:p>7.04E+03</text:p>
          </table:table-cell>
          <table:table-cell table:style-name="ce22" office:value-type="float" office:value="7242.3">
            <text:p>7.2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101.7">
            <text:p>7.10E+03</text:p>
          </table:table-cell>
          <table:table-cell table:style-name="ce22" office:value-type="float" office:value="7300">
            <text:p>7.3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159.1">
            <text:p>7.16E+03</text:p>
          </table:table-cell>
          <table:table-cell table:style-name="ce22" office:value-type="float" office:value="7357.4">
            <text:p>7.3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216.2">
            <text:p>7.22E+03</text:p>
          </table:table-cell>
          <table:table-cell table:style-name="ce22" office:value-type="float" office:value="7414.5">
            <text:p>7.4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273">
            <text:p>7.27E+03</text:p>
          </table:table-cell>
          <table:table-cell table:style-name="ce22" office:value-type="float" office:value="7471.2">
            <text:p>7.4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329.5">
            <text:p>7.33E+03</text:p>
          </table:table-cell>
          <table:table-cell table:style-name="ce22" office:value-type="float" office:value="7527.6">
            <text:p>7.5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385.5">
            <text:p>7.39E+03</text:p>
          </table:table-cell>
          <table:table-cell table:style-name="ce22" office:value-type="float" office:value="7583.6">
            <text:p>7.5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441.3">
            <text:p>7.44E+03</text:p>
          </table:table-cell>
          <table:table-cell table:style-name="ce22" office:value-type="float" office:value="7639.2">
            <text:p>7.6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496.6">
            <text:p>7.50E+03</text:p>
          </table:table-cell>
          <table:table-cell table:style-name="ce22" office:value-type="float" office:value="7694.5">
            <text:p>7.6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551.5">
            <text:p>7.55E+03</text:p>
          </table:table-cell>
          <table:table-cell table:style-name="ce22" office:value-type="float" office:value="7749.4">
            <text:p>7.7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606.1">
            <text:p>7.61E+03</text:p>
          </table:table-cell>
          <table:table-cell table:style-name="ce22" office:value-type="float" office:value="7803.9">
            <text:p>7.8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660.3">
            <text:p>7.66E+03</text:p>
          </table:table-cell>
          <table:table-cell table:style-name="ce22" office:value-type="float" office:value="7857.9">
            <text:p>7.8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714">
            <text:p>7.71E+03</text:p>
          </table:table-cell>
          <table:table-cell table:style-name="ce22" office:value-type="float" office:value="7911.6">
            <text:p>7.9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767.4">
            <text:p>7.77E+03</text:p>
          </table:table-cell>
          <table:table-cell table:style-name="ce22" office:value-type="float" office:value="7964.9">
            <text:p>7.9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820.3">
            <text:p>7.82E+03</text:p>
          </table:table-cell>
          <table:table-cell table:style-name="ce22" office:value-type="float" office:value="8017.7">
            <text:p>8.0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872.8">
            <text:p>7.87E+03</text:p>
          </table:table-cell>
          <table:table-cell table:style-name="ce22" office:value-type="float" office:value="8070.1">
            <text:p>8.0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924.8">
            <text:p>7.92E+03</text:p>
          </table:table-cell>
          <table:table-cell table:style-name="ce22" office:value-type="float" office:value="8122">
            <text:p>8.1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976.4">
            <text:p>7.98E+03</text:p>
          </table:table-cell>
          <table:table-cell table:style-name="ce22" office:value-type="float" office:value="8173.5">
            <text:p>8.1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027.5">
            <text:p>8.03E+03</text:p>
          </table:table-cell>
          <table:table-cell table:style-name="ce22" office:value-type="float" office:value="8224.5">
            <text:p>8.2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078.2">
            <text:p>8.08E+03</text:p>
          </table:table-cell>
          <table:table-cell table:style-name="ce22" office:value-type="float" office:value="8275.1">
            <text:p>8.2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128.3">
            <text:p>8.13E+03</text:p>
          </table:table-cell>
          <table:table-cell table:style-name="ce22" office:value-type="float" office:value="8325.1">
            <text:p>8.3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178">
            <text:p>8.18E+03</text:p>
          </table:table-cell>
          <table:table-cell table:style-name="ce22" office:value-type="float" office:value="8374.7">
            <text:p>8.3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227.3">
            <text:p>8.23E+03</text:p>
          </table:table-cell>
          <table:table-cell table:style-name="ce22" office:value-type="float" office:value="8423.8">
            <text:p>8.4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276">
            <text:p>8.28E+03</text:p>
          </table:table-cell>
          <table:table-cell table:style-name="ce22" office:value-type="float" office:value="8472.4">
            <text:p>8.4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324.2">
            <text:p>8.32E+03</text:p>
          </table:table-cell>
          <table:table-cell table:style-name="ce22" office:value-type="float" office:value="8520.5">
            <text:p>8.5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371.9">
            <text:p>8.37E+03</text:p>
          </table:table-cell>
          <table:table-cell table:style-name="ce22" office:value-type="float" office:value="8568">
            <text:p>8.5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419.1">
            <text:p>8.42E+03</text:p>
          </table:table-cell>
          <table:table-cell table:style-name="ce22" office:value-type="float" office:value="8615.1">
            <text:p>8.6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465.7">
            <text:p>8.47E+03</text:p>
          </table:table-cell>
          <table:table-cell table:style-name="ce22" office:value-type="float" office:value="8661.6">
            <text:p>8.6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511.8">
            <text:p>8.51E+03</text:p>
          </table:table-cell>
          <table:table-cell table:style-name="ce22" office:value-type="float" office:value="8707.5">
            <text:p>8.7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557.4">
            <text:p>8.56E+03</text:p>
          </table:table-cell>
          <table:table-cell table:style-name="ce22" office:value-type="float" office:value="8753">
            <text:p>8.7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602.4">
            <text:p>8.60E+03</text:p>
          </table:table-cell>
          <table:table-cell table:style-name="ce22" office:value-type="float" office:value="8797.8">
            <text:p>8.8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646.9">
            <text:p>8.65E+03</text:p>
          </table:table-cell>
          <table:table-cell table:style-name="ce22" office:value-type="float" office:value="8842.1">
            <text:p>8.8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690.8">
            <text:p>8.69E+03</text:p>
          </table:table-cell>
          <table:table-cell table:style-name="ce22" office:value-type="float" office:value="8885.8">
            <text:p>8.8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734.1">
            <text:p>8.73E+03</text:p>
          </table:table-cell>
          <table:table-cell table:style-name="ce22" office:value-type="float" office:value="8929">
            <text:p>8.9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776.8">
            <text:p>8.78E+03</text:p>
          </table:table-cell>
          <table:table-cell table:style-name="ce22" office:value-type="float" office:value="8971.5">
            <text:p>8.9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819">
            <text:p>8.82E+03</text:p>
          </table:table-cell>
          <table:table-cell table:style-name="ce22" office:value-type="float" office:value="9013.5">
            <text:p>9.0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860.6">
            <text:p>8.86E+03</text:p>
          </table:table-cell>
          <table:table-cell table:style-name="ce22" office:value-type="float" office:value="9054.8">
            <text:p>9.0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901.6">
            <text:p>8.90E+03</text:p>
          </table:table-cell>
          <table:table-cell table:style-name="ce22" office:value-type="float" office:value="9095.6">
            <text:p>9.1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942">
            <text:p>8.94E+03</text:p>
          </table:table-cell>
          <table:table-cell table:style-name="ce22" office:value-type="float" office:value="9135.7">
            <text:p>9.1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981.7">
            <text:p>8.98E+03</text:p>
          </table:table-cell>
          <table:table-cell table:style-name="ce22" office:value-type="float" office:value="9175.2">
            <text:p>9.1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020.9">
            <text:p>9.02E+03</text:p>
          </table:table-cell>
          <table:table-cell table:style-name="ce22" office:value-type="float" office:value="9214.1">
            <text:p>9.2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059.4">
            <text:p>9.06E+03</text:p>
          </table:table-cell>
          <table:table-cell table:style-name="ce22" office:value-type="float" office:value="9252.4">
            <text:p>9.2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097.3">
            <text:p>9.10E+03</text:p>
          </table:table-cell>
          <table:table-cell table:style-name="ce22" office:value-type="float" office:value="9290">
            <text:p>9.2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134.6">
            <text:p>9.13E+03</text:p>
          </table:table-cell>
          <table:table-cell table:style-name="ce22" office:value-type="float" office:value="9326.9">
            <text:p>9.3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171.2">
            <text:p>9.17E+03</text:p>
          </table:table-cell>
          <table:table-cell table:style-name="ce22" office:value-type="float" office:value="9363.2">
            <text:p>9.3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207.2">
            <text:p>9.21E+03</text:p>
          </table:table-cell>
          <table:table-cell table:style-name="ce22" office:value-type="float" office:value="9398.9">
            <text:p>9.4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242.5">
            <text:p>9.24E+03</text:p>
          </table:table-cell>
          <table:table-cell table:style-name="ce22" office:value-type="float" office:value="9433.8">
            <text:p>9.4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277.2">
            <text:p>9.28E+03</text:p>
          </table:table-cell>
          <table:table-cell table:style-name="ce22" office:value-type="float" office:value="9468.1">
            <text:p>9.4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311.2">
            <text:p>9.31E+03</text:p>
          </table:table-cell>
          <table:table-cell table:style-name="ce22" office:value-type="float" office:value="9501.7">
            <text:p>9.5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344.5">
            <text:p>9.34E+03</text:p>
          </table:table-cell>
          <table:table-cell table:style-name="ce22" office:value-type="float" office:value="9534.6">
            <text:p>9.5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377.2">
            <text:p>9.38E+03</text:p>
          </table:table-cell>
          <table:table-cell table:style-name="ce22" office:value-type="float" office:value="9566.8">
            <text:p>9.5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409.2">
            <text:p>9.41E+03</text:p>
          </table:table-cell>
          <table:table-cell table:style-name="ce22" office:value-type="float" office:value="9598.3">
            <text:p>9.6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440.5">
            <text:p>9.44E+03</text:p>
          </table:table-cell>
          <table:table-cell table:style-name="ce22" office:value-type="float" office:value="9629">
            <text:p>9.6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471.1">
            <text:p>9.47E+03</text:p>
          </table:table-cell>
          <table:table-cell table:style-name="ce22" office:value-type="float" office:value="9659.1">
            <text:p>9.6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501">
            <text:p>9.50E+03</text:p>
          </table:table-cell>
          <table:table-cell table:style-name="ce22" office:value-type="float" office:value="9688.4">
            <text:p>9.6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530.3">
            <text:p>9.53E+03</text:p>
          </table:table-cell>
          <table:table-cell table:style-name="ce22" office:value-type="float" office:value="9716.9">
            <text:p>9.7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558.8">
            <text:p>9.56E+03</text:p>
          </table:table-cell>
          <table:table-cell table:style-name="ce22" office:value-type="float" office:value="9744.7">
            <text:p>9.7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586.6">
            <text:p>9.59E+03</text:p>
          </table:table-cell>
          <table:table-cell table:style-name="ce22" office:value-type="float" office:value="9771.8">
            <text:p>9.7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613.7">
            <text:p>9.61E+03</text:p>
          </table:table-cell>
          <table:table-cell table:style-name="ce22" office:value-type="float" office:value="9798">
            <text:p>9.8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640.1">
            <text:p>9.64E+03</text:p>
          </table:table-cell>
          <table:table-cell table:style-name="ce22" office:value-type="float" office:value="9823.5">
            <text:p>9.8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665.8">
            <text:p>9.67E+03</text:p>
          </table:table-cell>
          <table:table-cell table:style-name="ce22" office:value-type="float" office:value="9848.2">
            <text:p>9.8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690.8">
            <text:p>9.69E+03</text:p>
          </table:table-cell>
          <table:table-cell table:style-name="ce22" office:value-type="float" office:value="9872">
            <text:p>9.8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715">
            <text:p>9.72E+03</text:p>
          </table:table-cell>
          <table:table-cell table:style-name="ce22" office:value-type="float" office:value="9895">
            <text:p>9.9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738.5">
            <text:p>9.74E+03</text:p>
          </table:table-cell>
          <table:table-cell table:style-name="ce22" office:value-type="float" office:value="9917.2">
            <text:p>9.9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761.2">
            <text:p>9.76E+03</text:p>
          </table:table-cell>
          <table:table-cell table:style-name="ce22" office:value-type="float" office:value="9938.5">
            <text:p>9.9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783.2">
            <text:p>9.78E+03</text:p>
          </table:table-cell>
          <table:table-cell table:style-name="ce22" office:value-type="float" office:value="9958.9">
            <text:p>9.9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804.5">
            <text:p>9.80E+03</text:p>
          </table:table-cell>
          <table:table-cell table:style-name="ce22" office:value-type="float" office:value="9978.4">
            <text:p>9.9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825.1">
            <text:p>9.83E+03</text:p>
          </table:table-cell>
          <table:table-cell table:style-name="ce22" office:value-type="float" office:value="9996.9">
            <text:p>1.00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844.8">
            <text:p>9.84E+03</text:p>
          </table:table-cell>
          <table:table-cell table:style-name="ce22" office:value-type="float" office:value="10014">
            <text:p>1.00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863.9">
            <text:p>9.86E+03</text:p>
          </table:table-cell>
          <table:table-cell table:style-name="ce22" office:value-type="float" office:value="10031">
            <text:p>1.00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882.1">
            <text:p>9.88E+03</text:p>
          </table:table-cell>
          <table:table-cell table:style-name="ce22" office:value-type="float" office:value="10046">
            <text:p>1.00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899.7">
            <text:p>9.90E+03</text:p>
          </table:table-cell>
          <table:table-cell table:style-name="ce22" office:value-type="float" office:value="10060">
            <text:p>1.01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916.4">
            <text:p>9.92E+03</text:p>
          </table:table-cell>
          <table:table-cell table:style-name="ce22" office:value-type="float" office:value="10072">
            <text:p>1.01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932.4">
            <text:p>9.93E+03</text:p>
          </table:table-cell>
          <table:table-cell table:style-name="ce22" office:value-type="float" office:value="10083">
            <text:p>1.01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947.6">
            <text:p>9.95E+03</text:p>
          </table:table-cell>
          <table:table-cell table:style-name="ce22" office:value-type="float" office:value="10093">
            <text:p>1.01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962.1">
            <text:p>9.96E+03</text:p>
          </table:table-cell>
          <table:table-cell table:style-name="ce22" office:value-type="float" office:value="10106">
            <text:p>1.01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975.8">
            <text:p>9.98E+03</text:p>
          </table:table-cell>
          <table:table-cell table:style-name="ce22" office:value-type="float" office:value="10120">
            <text:p>1.01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988.7">
            <text:p>9.99E+03</text:p>
          </table:table-cell>
          <table:table-cell table:style-name="ce22" office:value-type="float" office:value="10136">
            <text:p>1.01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01">
            <text:p>1.00E+04</text:p>
          </table:table-cell>
          <table:table-cell table:style-name="ce22" office:value-type="float" office:value="10153">
            <text:p>1.02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12">
            <text:p>1.00E+04</text:p>
          </table:table-cell>
          <table:table-cell table:style-name="ce22" office:value-type="float" office:value="10172">
            <text:p>1.02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23">
            <text:p>1.00E+04</text:p>
          </table:table-cell>
          <table:table-cell table:style-name="ce22" office:value-type="float" office:value="10192">
            <text:p>1.02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33">
            <text:p>1.00E+04</text:p>
          </table:table-cell>
          <table:table-cell table:style-name="ce22" office:value-type="float" office:value="10213">
            <text:p>1.02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42">
            <text:p>1.00E+04</text:p>
          </table:table-cell>
          <table:table-cell table:style-name="ce22" office:value-type="float" office:value="10236">
            <text:p>1.02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50">
            <text:p>1.01E+04</text:p>
          </table:table-cell>
          <table:table-cell table:style-name="ce22" office:value-type="float" office:value="10261">
            <text:p>1.03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57">
            <text:p>1.01E+04</text:p>
          </table:table-cell>
          <table:table-cell table:style-name="ce22" office:value-type="float" office:value="10287">
            <text:p>1.03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64">
            <text:p>1.01E+04</text:p>
          </table:table-cell>
          <table:table-cell table:style-name="ce22" office:value-type="float" office:value="10315">
            <text:p>1.03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69">
            <text:p>1.01E+04</text:p>
          </table:table-cell>
          <table:table-cell table:style-name="ce22" office:value-type="float" office:value="10345">
            <text:p>1.03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74">
            <text:p>1.01E+04</text:p>
          </table:table-cell>
          <table:table-cell table:style-name="ce22" office:value-type="float" office:value="10378">
            <text:p>1.04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78">
            <text:p>1.01E+04</text:p>
          </table:table-cell>
          <table:table-cell table:style-name="ce22" office:value-type="float" office:value="10413">
            <text:p>1.04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81">
            <text:p>1.01E+04</text:p>
          </table:table-cell>
          <table:table-cell table:style-name="ce22" office:value-type="float" office:value="10453">
            <text:p>1.05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84">
            <text:p>1.01E+04</text:p>
          </table:table-cell>
          <table:table-cell table:style-name="ce22" office:value-type="float" office:value="10497">
            <text:p>1.05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89">
            <text:p>1.01E+04</text:p>
          </table:table-cell>
          <table:table-cell table:style-name="ce22" office:value-type="float" office:value="10549">
            <text:p>1.05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95">
            <text:p>1.01E+04</text:p>
          </table:table-cell>
          <table:table-cell table:style-name="ce22" office:value-type="float" office:value="10615">
            <text:p>1.06E+04</text:p>
          </table:table-cell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</table:table>
      <table:table table:name="w_r=0.01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eigenvalues</text:p>
          </table:table-cell>
          <table:table-cell table:style-name="ce21" office:value-type="string">
            <text:p>prob(u_0)</text:p>
          </table:table-cell>
          <table:table-cell table:style-name="ce21" office:value-type="string">
            <text:p>prob(u_1)</text:p>
          </table:table-cell>
          <table:table-cell table:style-name="ce21" office:value-type="string">
            <text:p>prob(u_2)</text:p>
          </table:table-cell>
          <table:table-cell table:style-name="ce24" table:formula="oooc:=SUM([.B2:.B251])" office:value-type="string">
            <text:p>1.00E+00</text:p>
          </table:table-cell>
          <table:table-cell table:style-name="ce24" table:formula="oooc:=SUM([.C2:.C251])" office:value-type="string">
            <text:p>1.00E+00</text:p>
          </table:table-cell>
          <table:table-cell table:style-name="ce24" table:formula="oooc:=SUM([.D2:.D251])" office:value-type="string">
            <text:p>1.00E+00</text:p>
          </table:table-cell>
          <table:table-cell table:number-columns-repeated="2"/>
          <table:table-cell table:style-name="ce21" office:value-type="string">
            <text:p>eigenvaluerhoeigen(i,min0)eigen(i,min1)eigen(i,min2)</text:p>
          </table:table-cell>
        </table:table-row>
        <table:table-row table:style-name="ro2">
          <table:table-cell table:style-name="ce22" office:value-type="float" office:value="0.84075">
            <text:p>8.41E-01</text:p>
          </table:table-cell>
          <table:table-cell table:style-name="ce22" office:value-type="float" office:value="2.6838E-7">
            <text:p>2.68E-07</text:p>
          </table:table-cell>
          <table:table-cell table:style-name="ce22" office:value-type="float" office:value="1.8357E-6">
            <text:p>1.84E-06</text:p>
          </table:table-cell>
          <table:table-cell table:style-name="ce22" office:value-type="float" office:value="5.4659E-6">
            <text:p>5.47E-06</text:p>
          </table:table-cell>
          <table:table-cell table:style-name="ce21" office:value-type="string">
            <text:p>areas sum to 1</text:p>
          </table:table-cell>
        </table:table-row>
        <table:table-row table:style-name="ro2">
          <table:table-cell table:style-name="ce22" office:value-type="float" office:value="2.1737">
            <text:p>2.17E+00</text:p>
          </table:table-cell>
          <table:table-cell table:style-name="ce22" office:value-type="float" office:value="1.0946E-6">
            <text:p>1.09E-06</text:p>
          </table:table-cell>
          <table:table-cell table:style-name="ce22" office:value-type="float" office:value="7.4833E-6">
            <text:p>7.48E-06</text:p>
          </table:table-cell>
          <table:table-cell table:style-name="ce22" office:value-type="float" office:value="2.2264E-5">
            <text:p>2.23E-05</text:p>
          </table:table-cell>
        </table:table-row>
        <table:table-row table:style-name="ro2">
          <table:table-cell table:style-name="ce22" office:value-type="float" office:value="4.2372">
            <text:p>4.24E+00</text:p>
          </table:table-cell>
          <table:table-cell table:style-name="ce22" office:value-type="float" office:value="2.5107E-6">
            <text:p>2.51E-06</text:p>
          </table:table-cell>
          <table:table-cell table:style-name="ce22" office:value-type="float" office:value="1.7149E-5">
            <text:p>1.71E-05</text:p>
          </table:table-cell>
          <table:table-cell table:style-name="ce22" office:value-type="float" office:value="5.0952E-5">
            <text:p>5.10E-05</text:p>
          </table:table-cell>
          <table:table-cell>
            <draw:frame table:end-cell-address="w_r=0.01.K22" svg:x="2.25cm" svg:y="0.26cm" svg:width="15.87cm" svg:height="9.82cm" draw:z-index="1" draw:name="Chart 3" draw:style-name="gr3">
              <draw:object draw:notify-on-update-of-ranges="'w_r=0.01'.B2:'w_r=0.01'.B251 'w_r=0.01'.C2:'w_r=0.01'.C251 'w_r=0.01'.D2:'w_r=0.01'.D251 " xlink:href="./Object 1-1" xlink:type="simple" xlink:show="embed" xlink:actuate="onLoad"/>
              <draw:image xlink:href="./ObjectReplacements/Object 1-1" xlink:show="embed" xlink:actuate="onLoad"/>
            </draw:frame>
          </table:table-cell>
        </table:table-row>
        <table:table-row table:style-name="ro2">
          <table:table-cell table:style-name="ce22" office:value-type="float" office:value="7.0626">
            <text:p>7.06E+00</text:p>
          </table:table-cell>
          <table:table-cell table:style-name="ce22" office:value-type="float" office:value="4.5487E-6">
            <text:p>4.55E-06</text:p>
          </table:table-cell>
          <table:table-cell table:style-name="ce22" office:value-type="float" office:value="3.1032E-5">
            <text:p>3.10E-05</text:p>
          </table:table-cell>
          <table:table-cell table:style-name="ce22" office:value-type="float" office:value="9.2028E-5">
            <text:p>9.20E-05</text:p>
          </table:table-cell>
        </table:table-row>
        <table:table-row table:style-name="ro2">
          <table:table-cell table:style-name="ce22" office:value-type="float" office:value="10.662">
            <text:p>1.07E+01</text:p>
          </table:table-cell>
          <table:table-cell table:style-name="ce22" office:value-type="float" office:value="7.2412E-6">
            <text:p>7.24E-06</text:p>
          </table:table-cell>
          <table:table-cell table:style-name="ce22" office:value-type="float" office:value="4.9323E-5">
            <text:p>4.93E-05</text:p>
          </table:table-cell>
          <table:table-cell table:style-name="ce22" office:value-type="float" office:value="1.4592E-4">
            <text:p>1.46E-04</text:p>
          </table:table-cell>
        </table:table-row>
        <table:table-row table:style-name="ro2">
          <table:table-cell table:style-name="ce22" office:value-type="float" office:value="15.04">
            <text:p>1.50E+01</text:p>
          </table:table-cell>
          <table:table-cell table:style-name="ce22" office:value-type="float" office:value="1.0621E-5">
            <text:p>1.06E-05</text:p>
          </table:table-cell>
          <table:table-cell table:style-name="ce22" office:value-type="float" office:value="7.2206E-5">
            <text:p>7.22E-05</text:p>
          </table:table-cell>
          <table:table-cell table:style-name="ce22" office:value-type="float" office:value="2.1299E-4">
            <text:p>2.13E-04</text:p>
          </table:table-cell>
        </table:table-row>
        <table:table-row table:style-name="ro2">
          <table:table-cell table:style-name="ce22" office:value-type="float" office:value="20.198">
            <text:p>2.02E+01</text:p>
          </table:table-cell>
          <table:table-cell table:style-name="ce22" office:value-type="float" office:value="1.472E-5">
            <text:p>1.47E-05</text:p>
          </table:table-cell>
          <table:table-cell table:style-name="ce22" office:value-type="float" office:value="9.9853E-5">
            <text:p>9.99E-05</text:p>
          </table:table-cell>
          <table:table-cell table:style-name="ce22" office:value-type="float" office:value="2.9353E-4">
            <text:p>2.94E-04</text:p>
          </table:table-cell>
        </table:table-row>
        <table:table-row table:style-name="ro2">
          <table:table-cell table:style-name="ce22" office:value-type="float" office:value="26.139">
            <text:p>2.61E+01</text:p>
          </table:table-cell>
          <table:table-cell table:style-name="ce22" office:value-type="float" office:value="1.9572E-5">
            <text:p>1.96E-05</text:p>
          </table:table-cell>
          <table:table-cell table:style-name="ce22" office:value-type="float" office:value="1.3243E-4">
            <text:p>1.32E-04</text:p>
          </table:table-cell>
          <table:table-cell table:style-name="ce22" office:value-type="float" office:value="3.8774E-4">
            <text:p>3.88E-04</text:p>
          </table:table-cell>
        </table:table-row>
        <table:table-row table:style-name="ro2">
          <table:table-cell table:style-name="ce22" office:value-type="float" office:value="32.862">
            <text:p>3.29E+01</text:p>
          </table:table-cell>
          <table:table-cell table:style-name="ce22" office:value-type="float" office:value="2.521E-5">
            <text:p>2.52E-05</text:p>
          </table:table-cell>
          <table:table-cell table:style-name="ce22" office:value-type="float" office:value="1.7008E-4">
            <text:p>1.70E-04</text:p>
          </table:table-cell>
          <table:table-cell table:style-name="ce22" office:value-type="float" office:value="4.9574E-4">
            <text:p>4.96E-04</text:p>
          </table:table-cell>
        </table:table-row>
        <table:table-row table:style-name="ro2">
          <table:table-cell table:style-name="ce22" office:value-type="float" office:value="40.367">
            <text:p>4.04E+01</text:p>
          </table:table-cell>
          <table:table-cell table:style-name="ce22" office:value-type="float" office:value="3.1666E-5">
            <text:p>3.17E-05</text:p>
          </table:table-cell>
          <table:table-cell table:style-name="ce22" office:value-type="float" office:value="2.1295E-4">
            <text:p>2.13E-04</text:p>
          </table:table-cell>
          <table:table-cell table:style-name="ce22" office:value-type="float" office:value="6.1759E-4">
            <text:p>6.18E-04</text:p>
          </table:table-cell>
        </table:table-row>
        <table:table-row table:style-name="ro2">
          <table:table-cell table:style-name="ce22" office:value-type="float" office:value="48.653">
            <text:p>4.87E+01</text:p>
          </table:table-cell>
          <table:table-cell table:style-name="ce22" office:value-type="float" office:value="3.8975E-5">
            <text:p>3.90E-05</text:p>
          </table:table-cell>
          <table:table-cell table:style-name="ce22" office:value-type="float" office:value="2.6117E-4">
            <text:p>2.61E-04</text:p>
          </table:table-cell>
          <table:table-cell table:style-name="ce22" office:value-type="float" office:value="7.5324E-4">
            <text:p>7.53E-04</text:p>
          </table:table-cell>
        </table:table-row>
        <table:table-row table:style-name="ro2">
          <table:table-cell table:style-name="ce22" office:value-type="float" office:value="57.719">
            <text:p>5.77E+01</text:p>
          </table:table-cell>
          <table:table-cell table:style-name="ce22" office:value-type="float" office:value="4.7168E-5">
            <text:p>4.72E-05</text:p>
          </table:table-cell>
          <table:table-cell table:style-name="ce22" office:value-type="float" office:value="3.1485E-4">
            <text:p>3.15E-04</text:p>
          </table:table-cell>
          <table:table-cell table:style-name="ce22" office:value-type="float" office:value="9.0256E-4">
            <text:p>9.03E-04</text:p>
          </table:table-cell>
        </table:table-row>
        <table:table-row table:style-name="ro2">
          <table:table-cell table:style-name="ce22" office:value-type="float" office:value="67.565">
            <text:p>6.76E+01</text:p>
          </table:table-cell>
          <table:table-cell table:style-name="ce22" office:value-type="float" office:value="5.6278E-5">
            <text:p>5.63E-05</text:p>
          </table:table-cell>
          <table:table-cell table:style-name="ce22" office:value-type="float" office:value="3.7409E-4">
            <text:p>3.74E-04</text:p>
          </table:table-cell>
          <table:table-cell table:style-name="ce22" office:value-type="float" office:value="0.0010653">
            <text:p>1.07E-03</text:p>
          </table:table-cell>
        </table:table-row>
        <table:table-row table:style-name="ro2">
          <table:table-cell table:style-name="ce22" office:value-type="float" office:value="78.188">
            <text:p>7.82E+01</text:p>
          </table:table-cell>
          <table:table-cell table:style-name="ce22" office:value-type="float" office:value="6.6339E-5">
            <text:p>6.63E-05</text:p>
          </table:table-cell>
          <table:table-cell table:style-name="ce22" office:value-type="float" office:value="4.3897E-4">
            <text:p>4.39E-04</text:p>
          </table:table-cell>
          <table:table-cell table:style-name="ce22" office:value-type="float" office:value="0.0012412">
            <text:p>1.24E-03</text:p>
          </table:table-cell>
        </table:table-row>
        <table:table-row table:style-name="ro2">
          <table:table-cell table:style-name="ce22" office:value-type="float" office:value="89.588">
            <text:p>8.96E+01</text:p>
          </table:table-cell>
          <table:table-cell table:style-name="ce22" office:value-type="float" office:value="7.7383E-5">
            <text:p>7.74E-05</text:p>
          </table:table-cell>
          <table:table-cell table:style-name="ce22" office:value-type="float" office:value="5.0957E-4">
            <text:p>5.10E-04</text:p>
          </table:table-cell>
          <table:table-cell table:style-name="ce22" office:value-type="float" office:value="0.0014299">
            <text:p>1.43E-03</text:p>
          </table:table-cell>
        </table:table-row>
        <table:table-row table:style-name="ro2">
          <table:table-cell table:style-name="ce22" office:value-type="float" office:value="101.76">
            <text:p>1.02E+02</text:p>
          </table:table-cell>
          <table:table-cell table:style-name="ce22" office:value-type="float" office:value="8.9442E-5">
            <text:p>8.94E-05</text:p>
          </table:table-cell>
          <table:table-cell table:style-name="ce22" office:value-type="float" office:value="5.8595E-4">
            <text:p>5.86E-04</text:p>
          </table:table-cell>
          <table:table-cell table:style-name="ce22" office:value-type="float" office:value="0.0016308">
            <text:p>1.63E-03</text:p>
          </table:table-cell>
        </table:table-row>
        <table:table-row table:style-name="ro2">
          <table:table-cell table:style-name="ce22" office:value-type="float" office:value="114.71">
            <text:p>1.15E+02</text:p>
          </table:table-cell>
          <table:table-cell table:style-name="ce22" office:value-type="float" office:value="1.0255E-4">
            <text:p>1.03E-04</text:p>
          </table:table-cell>
          <table:table-cell table:style-name="ce22" office:value-type="float" office:value="6.6813E-4">
            <text:p>6.68E-04</text:p>
          </table:table-cell>
          <table:table-cell table:style-name="ce22" office:value-type="float" office:value="0.0018434">
            <text:p>1.84E-03</text:p>
          </table:table-cell>
        </table:table-row>
        <table:table-row table:style-name="ro2">
          <table:table-cell table:style-name="ce22" office:value-type="float" office:value="128.43">
            <text:p>1.28E+02</text:p>
          </table:table-cell>
          <table:table-cell table:style-name="ce22" office:value-type="float" office:value="1.1673E-4">
            <text:p>1.17E-04</text:p>
          </table:table-cell>
          <table:table-cell table:style-name="ce22" office:value-type="float" office:value="7.5614E-4">
            <text:p>7.56E-04</text:p>
          </table:table-cell>
          <table:table-cell table:style-name="ce22" office:value-type="float" office:value="0.0020671">
            <text:p>2.07E-03</text:p>
          </table:table-cell>
        </table:table-row>
        <table:table-row table:style-name="ro2">
          <table:table-cell table:style-name="ce22" office:value-type="float" office:value="142.92">
            <text:p>1.43E+02</text:p>
          </table:table-cell>
          <table:table-cell table:style-name="ce22" office:value-type="float" office:value="1.3203E-4">
            <text:p>1.32E-04</text:p>
          </table:table-cell>
          <table:table-cell table:style-name="ce22" office:value-type="float" office:value="8.4998E-4">
            <text:p>8.50E-04</text:p>
          </table:table-cell>
          <table:table-cell table:style-name="ce22" office:value-type="float" office:value="0.002301">
            <text:p>2.30E-03</text:p>
          </table:table-cell>
        </table:table-row>
        <table:table-row table:style-name="ro2">
          <table:table-cell table:style-name="ce22" office:value-type="float" office:value="158.17">
            <text:p>1.58E+02</text:p>
          </table:table-cell>
          <table:table-cell table:style-name="ce22" office:value-type="float" office:value="1.4847E-4">
            <text:p>1.48E-04</text:p>
          </table:table-cell>
          <table:table-cell table:style-name="ce22" office:value-type="float" office:value="9.4965E-4">
            <text:p>9.50E-04</text:p>
          </table:table-cell>
          <table:table-cell table:style-name="ce22" office:value-type="float" office:value="0.0025444">
            <text:p>2.54E-03</text:p>
          </table:table-cell>
        </table:table-row>
        <table:table-row table:style-name="ro2">
          <table:table-cell table:style-name="ce22" office:value-type="float" office:value="174.19">
            <text:p>1.74E+02</text:p>
          </table:table-cell>
          <table:table-cell table:style-name="ce22" office:value-type="float" office:value="1.6608E-4">
            <text:p>1.66E-04</text:p>
          </table:table-cell>
          <table:table-cell table:style-name="ce22" office:value-type="float" office:value="0.0010551">
            <text:p>1.06E-03</text:p>
          </table:table-cell>
          <table:table-cell table:style-name="ce22" office:value-type="float" office:value="0.0027964">
            <text:p>2.80E-03</text:p>
          </table:table-cell>
        </table:table-row>
        <table:table-row table:style-name="ro2">
          <table:table-cell table:style-name="ce22" office:value-type="float" office:value="190.97">
            <text:p>1.91E+02</text:p>
          </table:table-cell>
          <table:table-cell table:style-name="ce22" office:value-type="float" office:value="1.8489E-4">
            <text:p>1.85E-04</text:p>
          </table:table-cell>
          <table:table-cell table:style-name="ce22" office:value-type="float" office:value="0.0011663">
            <text:p>1.17E-03</text:p>
          </table:table-cell>
          <table:table-cell table:style-name="ce22" office:value-type="float" office:value="0.003056">
            <text:p>3.06E-03</text:p>
          </table:table-cell>
        </table:table-row>
        <table:table-row table:style-name="ro2">
          <table:table-cell table:style-name="ce22" office:value-type="float" office:value="208.51">
            <text:p>2.09E+02</text:p>
          </table:table-cell>
          <table:table-cell table:style-name="ce22" office:value-type="float" office:value="2.0493E-4">
            <text:p>2.05E-04</text:p>
          </table:table-cell>
          <table:table-cell table:style-name="ce22" office:value-type="float" office:value="0.0012832">
            <text:p>1.28E-03</text:p>
          </table:table-cell>
          <table:table-cell table:style-name="ce22" office:value-type="float" office:value="0.0033222">
            <text:p>3.32E-03</text:p>
          </table:table-cell>
        </table:table-row>
        <table:table-row table:style-name="ro2">
          <table:table-cell table:style-name="ce22" office:value-type="float" office:value="226.81">
            <text:p>2.27E+02</text:p>
          </table:table-cell>
          <table:table-cell table:style-name="ce22" office:value-type="float" office:value="2.2624E-4">
            <text:p>2.26E-04</text:p>
          </table:table-cell>
          <table:table-cell table:style-name="ce22" office:value-type="float" office:value="0.0014057">
            <text:p>1.41E-03</text:p>
          </table:table-cell>
          <table:table-cell table:style-name="ce22" office:value-type="float" office:value="0.0035938">
            <text:p>3.59E-03</text:p>
          </table:table-cell>
          <table:table-cell>
            <draw:frame table:end-cell-address="w_r=0.01.K42" svg:x="2.2cm" svg:y="0.03cm" svg:width="15.87cm" svg:height="9.82cm" draw:z-index="0" draw:name="Chart 2" draw:style-name="gr2">
              <draw:object draw:notify-on-update-of-ranges="'w_r=0.01'.A2:'w_r=0.01'.A251 " xlink:href="./Object 1-0" xlink:type="simple" xlink:show="embed" xlink:actuate="onLoad"/>
              <draw:image xlink:href="./ObjectReplacements/Object 1-0" xlink:show="embed" xlink:actuate="onLoad"/>
            </draw:frame>
          </table:table-cell>
        </table:table-row>
        <table:table-row table:style-name="ro2">
          <table:table-cell table:style-name="ce22" office:value-type="float" office:value="245.86">
            <text:p>2.46E+02</text:p>
          </table:table-cell>
          <table:table-cell table:style-name="ce22" office:value-type="float" office:value="2.4883E-4">
            <text:p>2.49E-04</text:p>
          </table:table-cell>
          <table:table-cell table:style-name="ce22" office:value-type="float" office:value="0.0015336">
            <text:p>1.53E-03</text:p>
          </table:table-cell>
          <table:table-cell table:style-name="ce22" office:value-type="float" office:value="0.0038698">
            <text:p>3.87E-03</text:p>
          </table:table-cell>
        </table:table-row>
        <table:table-row table:style-name="ro2">
          <table:table-cell table:style-name="ce22" office:value-type="float" office:value="265.66">
            <text:p>2.66E+02</text:p>
          </table:table-cell>
          <table:table-cell table:style-name="ce22" office:value-type="float" office:value="2.7274E-4">
            <text:p>2.73E-04</text:p>
          </table:table-cell>
          <table:table-cell table:style-name="ce22" office:value-type="float" office:value="0.0016669">
            <text:p>1.67E-03</text:p>
          </table:table-cell>
          <table:table-cell table:style-name="ce22" office:value-type="float" office:value="0.0041489">
            <text:p>4.15E-03</text:p>
          </table:table-cell>
        </table:table-row>
        <table:table-row table:style-name="ro2">
          <table:table-cell table:style-name="ce22" office:value-type="float" office:value="286.21">
            <text:p>2.86E+02</text:p>
          </table:table-cell>
          <table:table-cell table:style-name="ce22" office:value-type="float" office:value="2.9799E-4">
            <text:p>2.98E-04</text:p>
          </table:table-cell>
          <table:table-cell table:style-name="ce22" office:value-type="float" office:value="0.0018055">
            <text:p>1.81E-03</text:p>
          </table:table-cell>
          <table:table-cell table:style-name="ce22" office:value-type="float" office:value="0.0044298">
            <text:p>4.43E-03</text:p>
          </table:table-cell>
        </table:table-row>
        <table:table-row table:style-name="ro2">
          <table:table-cell table:style-name="ce22" office:value-type="float" office:value="307.5">
            <text:p>3.08E+02</text:p>
          </table:table-cell>
          <table:table-cell table:style-name="ce22" office:value-type="float" office:value="3.2461E-4">
            <text:p>3.25E-04</text:p>
          </table:table-cell>
          <table:table-cell table:style-name="ce22" office:value-type="float" office:value="0.0019491">
            <text:p>1.95E-03</text:p>
          </table:table-cell>
          <table:table-cell table:style-name="ce22" office:value-type="float" office:value="0.0047114">
            <text:p>4.71E-03</text:p>
          </table:table-cell>
        </table:table-row>
        <table:table-row table:style-name="ro2">
          <table:table-cell table:style-name="ce22" office:value-type="float" office:value="329.54">
            <text:p>3.30E+02</text:p>
          </table:table-cell>
          <table:table-cell table:style-name="ce22" office:value-type="float" office:value="3.5262E-4">
            <text:p>3.53E-04</text:p>
          </table:table-cell>
          <table:table-cell table:style-name="ce22" office:value-type="float" office:value="0.0020975">
            <text:p>2.10E-03</text:p>
          </table:table-cell>
          <table:table-cell table:style-name="ce22" office:value-type="float" office:value="0.0049922">
            <text:p>4.99E-03</text:p>
          </table:table-cell>
        </table:table-row>
        <table:table-row table:style-name="ro2">
          <table:table-cell table:style-name="ce22" office:value-type="float" office:value="352.31">
            <text:p>3.52E+02</text:p>
          </table:table-cell>
          <table:table-cell table:style-name="ce22" office:value-type="float" office:value="3.8206E-4">
            <text:p>3.82E-04</text:p>
          </table:table-cell>
          <table:table-cell table:style-name="ce22" office:value-type="float" office:value="0.0022507">
            <text:p>2.25E-03</text:p>
          </table:table-cell>
          <table:table-cell table:style-name="ce22" office:value-type="float" office:value="0.0052709">
            <text:p>5.27E-03</text:p>
          </table:table-cell>
        </table:table-row>
        <table:table-row table:style-name="ro2">
          <table:table-cell table:style-name="ce22" office:value-type="float" office:value="375.82">
            <text:p>3.76E+02</text:p>
          </table:table-cell>
          <table:table-cell table:style-name="ce22" office:value-type="float" office:value="4.1294E-4">
            <text:p>4.13E-04</text:p>
          </table:table-cell>
          <table:table-cell table:style-name="ce22" office:value-type="float" office:value="0.0024083">
            <text:p>2.41E-03</text:p>
          </table:table-cell>
          <table:table-cell table:style-name="ce22" office:value-type="float" office:value="0.0055461">
            <text:p>5.55E-03</text:p>
          </table:table-cell>
        </table:table-row>
        <table:table-row table:style-name="ro2">
          <table:table-cell table:style-name="ce22" office:value-type="float" office:value="400.05">
            <text:p>4.00E+02</text:p>
          </table:table-cell>
          <table:table-cell table:style-name="ce22" office:value-type="float" office:value="4.4528E-4">
            <text:p>4.45E-04</text:p>
          </table:table-cell>
          <table:table-cell table:style-name="ce22" office:value-type="float" office:value="0.0025702">
            <text:p>2.57E-03</text:p>
          </table:table-cell>
          <table:table-cell table:style-name="ce22" office:value-type="float" office:value="0.0058166">
            <text:p>5.82E-03</text:p>
          </table:table-cell>
        </table:table-row>
        <table:table-row table:style-name="ro2">
          <table:table-cell table:style-name="ce22" office:value-type="float" office:value="425.02">
            <text:p>4.25E+02</text:p>
          </table:table-cell>
          <table:table-cell table:style-name="ce22" office:value-type="float" office:value="4.791E-4">
            <text:p>4.79E-04</text:p>
          </table:table-cell>
          <table:table-cell table:style-name="ce22" office:value-type="float" office:value="0.0027361">
            <text:p>2.74E-03</text:p>
          </table:table-cell>
          <table:table-cell table:style-name="ce22" office:value-type="float" office:value="0.0060809">
            <text:p>6.08E-03</text:p>
          </table:table-cell>
        </table:table-row>
        <table:table-row table:style-name="ro2">
          <table:table-cell table:style-name="ce22" office:value-type="float" office:value="450.71">
            <text:p>4.51E+02</text:p>
          </table:table-cell>
          <table:table-cell table:style-name="ce22" office:value-type="float" office:value="5.1444E-4">
            <text:p>5.14E-04</text:p>
          </table:table-cell>
          <table:table-cell table:style-name="ce22" office:value-type="float" office:value="0.0029057">
            <text:p>2.91E-03</text:p>
          </table:table-cell>
          <table:table-cell table:style-name="ce22" office:value-type="float" office:value="0.0063377">
            <text:p>6.34E-03</text:p>
          </table:table-cell>
        </table:table-row>
        <table:table-row table:style-name="ro2">
          <table:table-cell table:style-name="ce22" office:value-type="float" office:value="477.11">
            <text:p>4.77E+02</text:p>
          </table:table-cell>
          <table:table-cell table:style-name="ce22" office:value-type="float" office:value="5.513E-4">
            <text:p>5.51E-04</text:p>
          </table:table-cell>
          <table:table-cell table:style-name="ce22" office:value-type="float" office:value="0.0030787">
            <text:p>3.08E-03</text:p>
          </table:table-cell>
          <table:table-cell table:style-name="ce22" office:value-type="float" office:value="0.0065857">
            <text:p>6.59E-03</text:p>
          </table:table-cell>
        </table:table-row>
        <table:table-row table:style-name="ro2">
          <table:table-cell table:style-name="ce22" office:value-type="float" office:value="504.24">
            <text:p>5.04E+02</text:p>
          </table:table-cell>
          <table:table-cell table:style-name="ce22" office:value-type="float" office:value="5.897E-4">
            <text:p>5.90E-04</text:p>
          </table:table-cell>
          <table:table-cell table:style-name="ce22" office:value-type="float" office:value="0.0032549">
            <text:p>3.25E-03</text:p>
          </table:table-cell>
          <table:table-cell table:style-name="ce22" office:value-type="float" office:value="0.0068235">
            <text:p>6.82E-03</text:p>
          </table:table-cell>
        </table:table-row>
        <table:table-row table:style-name="ro2">
          <table:table-cell table:style-name="ce22" office:value-type="float" office:value="532.07">
            <text:p>5.32E+02</text:p>
          </table:table-cell>
          <table:table-cell table:style-name="ce22" office:value-type="float" office:value="6.2966E-4">
            <text:p>6.30E-04</text:p>
          </table:table-cell>
          <table:table-cell table:style-name="ce22" office:value-type="float" office:value="0.0034339">
            <text:p>3.43E-03</text:p>
          </table:table-cell>
          <table:table-cell table:style-name="ce22" office:value-type="float" office:value="0.0070498">
            <text:p>7.05E-03</text:p>
          </table:table-cell>
        </table:table-row>
        <table:table-row table:style-name="ro2">
          <table:table-cell table:style-name="ce22" office:value-type="float" office:value="560.61">
            <text:p>5.61E+02</text:p>
          </table:table-cell>
          <table:table-cell table:style-name="ce22" office:value-type="float" office:value="6.712E-4">
            <text:p>6.71E-04</text:p>
          </table:table-cell>
          <table:table-cell table:style-name="ce22" office:value-type="float" office:value="0.0036155">
            <text:p>3.62E-03</text:p>
          </table:table-cell>
          <table:table-cell table:style-name="ce22" office:value-type="float" office:value="0.0072635">
            <text:p>7.26E-03</text:p>
          </table:table-cell>
        </table:table-row>
        <table:table-row table:style-name="ro2">
          <table:table-cell table:style-name="ce22" office:value-type="float" office:value="589.85">
            <text:p>5.90E+02</text:p>
          </table:table-cell>
          <table:table-cell table:style-name="ce22" office:value-type="float" office:value="7.1433E-4">
            <text:p>7.14E-04</text:p>
          </table:table-cell>
          <table:table-cell table:style-name="ce22" office:value-type="float" office:value="0.0037992">
            <text:p>3.80E-03</text:p>
          </table:table-cell>
          <table:table-cell table:style-name="ce22" office:value-type="float" office:value="0.0074633">
            <text:p>7.46E-03</text:p>
          </table:table-cell>
        </table:table-row>
        <table:table-row table:style-name="ro2">
          <table:table-cell table:style-name="ce22" office:value-type="float" office:value="619.78">
            <text:p>6.20E+02</text:p>
          </table:table-cell>
          <table:table-cell table:style-name="ce22" office:value-type="float" office:value="7.5907E-4">
            <text:p>7.59E-04</text:p>
          </table:table-cell>
          <table:table-cell table:style-name="ce22" office:value-type="float" office:value="0.0039847">
            <text:p>3.98E-03</text:p>
          </table:table-cell>
          <table:table-cell table:style-name="ce22" office:value-type="float" office:value="0.0076481">
            <text:p>7.65E-03</text:p>
          </table:table-cell>
        </table:table-row>
        <table:table-row table:style-name="ro2">
          <table:table-cell table:style-name="ce22" office:value-type="float" office:value="650.41">
            <text:p>6.50E+02</text:p>
          </table:table-cell>
          <table:table-cell table:style-name="ce22" office:value-type="float" office:value="8.0542E-4">
            <text:p>8.05E-04</text:p>
          </table:table-cell>
          <table:table-cell table:style-name="ce22" office:value-type="float" office:value="0.0041716">
            <text:p>4.17E-03</text:p>
          </table:table-cell>
          <table:table-cell table:style-name="ce22" office:value-type="float" office:value="0.0078169">
            <text:p>7.82E-03</text:p>
          </table:table-cell>
        </table:table-row>
        <table:table-row table:style-name="ro2">
          <table:table-cell table:style-name="ce22" office:value-type="float" office:value="681.73">
            <text:p>6.82E+02</text:p>
          </table:table-cell>
          <table:table-cell table:style-name="ce22" office:value-type="float" office:value="8.5339E-4">
            <text:p>8.53E-04</text:p>
          </table:table-cell>
          <table:table-cell table:style-name="ce22" office:value-type="float" office:value="0.0043597">
            <text:p>4.36E-03</text:p>
          </table:table-cell>
          <table:table-cell table:style-name="ce22" office:value-type="float" office:value="0.0079686">
            <text:p>7.97E-03</text:p>
          </table:table-cell>
        </table:table-row>
        <table:table-row table:style-name="ro2">
          <table:table-cell table:style-name="ce22" office:value-type="float" office:value="713.73">
            <text:p>7.14E+02</text:p>
          </table:table-cell>
          <table:table-cell table:style-name="ce22" office:value-type="float" office:value="9.03E-4">
            <text:p>9.03E-04</text:p>
          </table:table-cell>
          <table:table-cell table:style-name="ce22" office:value-type="float" office:value="0.0045484">
            <text:p>4.55E-03</text:p>
          </table:table-cell>
          <table:table-cell table:style-name="ce22" office:value-type="float" office:value="0.0081024">
            <text:p>8.10E-03</text:p>
          </table:table-cell>
        </table:table-row>
        <table:table-row table:style-name="ro2">
          <table:table-cell table:style-name="ce22" office:value-type="float" office:value="746.41">
            <text:p>7.46E+02</text:p>
          </table:table-cell>
          <table:table-cell table:style-name="ce22" office:value-type="float" office:value="9.5426E-4">
            <text:p>9.54E-04</text:p>
          </table:table-cell>
          <table:table-cell table:style-name="ce22" office:value-type="float" office:value="0.0047374">
            <text:p>4.74E-03</text:p>
          </table:table-cell>
          <table:table-cell table:style-name="ce22" office:value-type="float" office:value="0.0082174">
            <text:p>8.22E-03</text:p>
          </table:table-cell>
        </table:table-row>
        <table:table-row table:style-name="ro2">
          <table:table-cell table:style-name="ce22" office:value-type="float" office:value="779.76">
            <text:p>7.80E+02</text:p>
          </table:table-cell>
          <table:table-cell table:style-name="ce22" office:value-type="float" office:value="0.0010072">
            <text:p>1.01E-03</text:p>
          </table:table-cell>
          <table:table-cell table:style-name="ce22" office:value-type="float" office:value="0.0049263">
            <text:p>4.93E-03</text:p>
          </table:table-cell>
          <table:table-cell table:style-name="ce22" office:value-type="float" office:value="0.0083129">
            <text:p>8.31E-03</text:p>
          </table:table-cell>
        </table:table-row>
        <table:table-row table:style-name="ro2">
          <table:table-cell table:style-name="ce22" office:value-type="float" office:value="813.78">
            <text:p>8.14E+02</text:p>
          </table:table-cell>
          <table:table-cell table:style-name="ce22" office:value-type="float" office:value="0.0010617">
            <text:p>1.06E-03</text:p>
          </table:table-cell>
          <table:table-cell table:style-name="ce22" office:value-type="float" office:value="0.0051147">
            <text:p>5.11E-03</text:p>
          </table:table-cell>
          <table:table-cell table:style-name="ce22" office:value-type="float" office:value="0.0083882">
            <text:p>8.39E-03</text:p>
          </table:table-cell>
        </table:table-row>
        <table:table-row table:style-name="ro2">
          <table:table-cell table:style-name="ce22" office:value-type="float" office:value="848.46">
            <text:p>8.48E+02</text:p>
          </table:table-cell>
          <table:table-cell table:style-name="ce22" office:value-type="float" office:value="0.0011179">
            <text:p>1.12E-03</text:p>
          </table:table-cell>
          <table:table-cell table:style-name="ce22" office:value-type="float" office:value="0.0053021">
            <text:p>5.30E-03</text:p>
          </table:table-cell>
          <table:table-cell table:style-name="ce22" office:value-type="float" office:value="0.0084429">
            <text:p>8.44E-03</text:p>
          </table:table-cell>
        </table:table-row>
        <table:table-row table:style-name="ro2">
          <table:table-cell table:style-name="ce22" office:value-type="float" office:value="883.8">
            <text:p>8.84E+02</text:p>
          </table:table-cell>
          <table:table-cell table:style-name="ce22" office:value-type="float" office:value="0.0011758">
            <text:p>1.18E-03</text:p>
          </table:table-cell>
          <table:table-cell table:style-name="ce22" office:value-type="float" office:value="0.0054882">
            <text:p>5.49E-03</text:p>
          </table:table-cell>
          <table:table-cell table:style-name="ce22" office:value-type="float" office:value="0.0084764">
            <text:p>8.48E-03</text:p>
          </table:table-cell>
        </table:table-row>
        <table:table-row table:style-name="ro2">
          <table:table-cell table:style-name="ce22" office:value-type="float" office:value="919.79">
            <text:p>9.20E+02</text:p>
          </table:table-cell>
          <table:table-cell table:style-name="ce22" office:value-type="float" office:value="0.0012353">
            <text:p>1.24E-03</text:p>
          </table:table-cell>
          <table:table-cell table:style-name="ce22" office:value-type="float" office:value="0.0056724">
            <text:p>5.67E-03</text:p>
          </table:table-cell>
          <table:table-cell table:style-name="ce22" office:value-type="float" office:value="0.0084885">
            <text:p>8.49E-03</text:p>
          </table:table-cell>
        </table:table-row>
        <table:table-row table:style-name="ro2">
          <table:table-cell table:style-name="ce22" office:value-type="float" office:value="956.42">
            <text:p>9.56E+02</text:p>
          </table:table-cell>
          <table:table-cell table:style-name="ce22" office:value-type="float" office:value="0.0012965">
            <text:p>1.30E-03</text:p>
          </table:table-cell>
          <table:table-cell table:style-name="ce22" office:value-type="float" office:value="0.0058545">
            <text:p>5.85E-03</text:p>
          </table:table-cell>
          <table:table-cell table:style-name="ce22" office:value-type="float" office:value="0.008479">
            <text:p>8.48E-03</text:p>
          </table:table-cell>
        </table:table-row>
        <table:table-row table:style-name="ro2">
          <table:table-cell table:style-name="ce22" office:value-type="float" office:value="993.69">
            <text:p>9.94E+02</text:p>
          </table:table-cell>
          <table:table-cell table:style-name="ce22" office:value-type="float" office:value="0.0013593">
            <text:p>1.36E-03</text:p>
          </table:table-cell>
          <table:table-cell table:style-name="ce22" office:value-type="float" office:value="0.0060339">
            <text:p>6.03E-03</text:p>
          </table:table-cell>
          <table:table-cell table:style-name="ce22" office:value-type="float" office:value="0.0084478">
            <text:p>8.45E-03</text:p>
          </table:table-cell>
        </table:table-row>
        <table:table-row table:style-name="ro2">
          <table:table-cell table:style-name="ce22" office:value-type="float" office:value="1031.6">
            <text:p>1.03E+03</text:p>
          </table:table-cell>
          <table:table-cell table:style-name="ce22" office:value-type="float" office:value="0.0014238">
            <text:p>1.42E-03</text:p>
          </table:table-cell>
          <table:table-cell table:style-name="ce22" office:value-type="float" office:value="0.0062103">
            <text:p>6.21E-03</text:p>
          </table:table-cell>
          <table:table-cell table:style-name="ce22" office:value-type="float" office:value="0.0083948">
            <text:p>8.39E-03</text:p>
          </table:table-cell>
        </table:table-row>
        <table:table-row table:style-name="ro2">
          <table:table-cell table:style-name="ce22" office:value-type="float" office:value="1070.1">
            <text:p>1.07E+03</text:p>
          </table:table-cell>
          <table:table-cell table:style-name="ce22" office:value-type="float" office:value="0.0014899">
            <text:p>1.49E-03</text:p>
          </table:table-cell>
          <table:table-cell table:style-name="ce22" office:value-type="float" office:value="0.0063832">
            <text:p>6.38E-03</text:p>
          </table:table-cell>
          <table:table-cell table:style-name="ce22" office:value-type="float" office:value="0.0083203">
            <text:p>8.32E-03</text:p>
          </table:table-cell>
        </table:table-row>
        <table:table-row table:style-name="ro2">
          <table:table-cell table:style-name="ce22" office:value-type="float" office:value="1109.3">
            <text:p>1.11E+03</text:p>
          </table:table-cell>
          <table:table-cell table:style-name="ce22" office:value-type="float" office:value="0.0015576">
            <text:p>1.56E-03</text:p>
          </table:table-cell>
          <table:table-cell table:style-name="ce22" office:value-type="float" office:value="0.0065521">
            <text:p>6.55E-03</text:p>
          </table:table-cell>
          <table:table-cell table:style-name="ce22" office:value-type="float" office:value="0.0082246">
            <text:p>8.22E-03</text:p>
          </table:table-cell>
        </table:table-row>
        <table:table-row table:style-name="ro2">
          <table:table-cell table:style-name="ce22" office:value-type="float" office:value="1149.1">
            <text:p>1.15E+03</text:p>
          </table:table-cell>
          <table:table-cell table:style-name="ce22" office:value-type="float" office:value="0.001627">
            <text:p>1.63E-03</text:p>
          </table:table-cell>
          <table:table-cell table:style-name="ce22" office:value-type="float" office:value="0.0067167">
            <text:p>6.72E-03</text:p>
          </table:table-cell>
          <table:table-cell table:style-name="ce22" office:value-type="float" office:value="0.0081079">
            <text:p>8.11E-03</text:p>
          </table:table-cell>
        </table:table-row>
        <table:table-row table:style-name="ro2">
          <table:table-cell table:style-name="ce22" office:value-type="float" office:value="1189.5">
            <text:p>1.19E+03</text:p>
          </table:table-cell>
          <table:table-cell table:style-name="ce22" office:value-type="float" office:value="0.001698">
            <text:p>1.70E-03</text:p>
          </table:table-cell>
          <table:table-cell table:style-name="ce22" office:value-type="float" office:value="0.0068765">
            <text:p>6.88E-03</text:p>
          </table:table-cell>
          <table:table-cell table:style-name="ce22" office:value-type="float" office:value="0.0079709">
            <text:p>7.97E-03</text:p>
          </table:table-cell>
        </table:table-row>
        <table:table-row table:style-name="ro2">
          <table:table-cell table:style-name="ce22" office:value-type="float" office:value="1230.4">
            <text:p>1.23E+03</text:p>
          </table:table-cell>
          <table:table-cell table:style-name="ce22" office:value-type="float" office:value="0.0017705">
            <text:p>1.77E-03</text:p>
          </table:table-cell>
          <table:table-cell table:style-name="ce22" office:value-type="float" office:value="0.0070312">
            <text:p>7.03E-03</text:p>
          </table:table-cell>
          <table:table-cell table:style-name="ce22" office:value-type="float" office:value="0.007814">
            <text:p>7.81E-03</text:p>
          </table:table-cell>
        </table:table-row>
        <table:table-row table:style-name="ro2">
          <table:table-cell table:style-name="ce22" office:value-type="float" office:value="1272">
            <text:p>1.27E+03</text:p>
          </table:table-cell>
          <table:table-cell table:style-name="ce22" office:value-type="float" office:value="0.0018446">
            <text:p>1.84E-03</text:p>
          </table:table-cell>
          <table:table-cell table:style-name="ce22" office:value-type="float" office:value="0.0071803">
            <text:p>7.18E-03</text:p>
          </table:table-cell>
          <table:table-cell table:style-name="ce22" office:value-type="float" office:value="0.0076382">
            <text:p>7.64E-03</text:p>
          </table:table-cell>
        </table:table-row>
        <table:table-row table:style-name="ro2">
          <table:table-cell table:style-name="ce22" office:value-type="float" office:value="1314.2">
            <text:p>1.31E+03</text:p>
          </table:table-cell>
          <table:table-cell table:style-name="ce22" office:value-type="float" office:value="0.0019203">
            <text:p>1.92E-03</text:p>
          </table:table-cell>
          <table:table-cell table:style-name="ce22" office:value-type="float" office:value="0.0073234">
            <text:p>7.32E-03</text:p>
          </table:table-cell>
          <table:table-cell table:style-name="ce22" office:value-type="float" office:value="0.0074441">
            <text:p>7.44E-03</text:p>
          </table:table-cell>
        </table:table-row>
        <table:table-row table:style-name="ro2">
          <table:table-cell table:style-name="ce22" office:value-type="float" office:value="1357">
            <text:p>1.36E+03</text:p>
          </table:table-cell>
          <table:table-cell table:style-name="ce22" office:value-type="float" office:value="0.0019976">
            <text:p>2.00E-03</text:p>
          </table:table-cell>
          <table:table-cell table:style-name="ce22" office:value-type="float" office:value="0.0074602">
            <text:p>7.46E-03</text:p>
          </table:table-cell>
          <table:table-cell table:style-name="ce22" office:value-type="float" office:value="0.0072328">
            <text:p>7.23E-03</text:p>
          </table:table-cell>
        </table:table-row>
        <table:table-row table:style-name="ro2">
          <table:table-cell table:style-name="ce22" office:value-type="float" office:value="1400.3">
            <text:p>1.40E+03</text:p>
          </table:table-cell>
          <table:table-cell table:style-name="ce22" office:value-type="float" office:value="0.0020763">
            <text:p>2.08E-03</text:p>
          </table:table-cell>
          <table:table-cell table:style-name="ce22" office:value-type="float" office:value="0.0075902">
            <text:p>7.59E-03</text:p>
          </table:table-cell>
          <table:table-cell table:style-name="ce22" office:value-type="float" office:value="0.0070054">
            <text:p>7.01E-03</text:p>
          </table:table-cell>
        </table:table-row>
        <table:table-row table:style-name="ro2">
          <table:table-cell table:style-name="ce22" office:value-type="float" office:value="1444.2">
            <text:p>1.44E+03</text:p>
          </table:table-cell>
          <table:table-cell table:style-name="ce22" office:value-type="float" office:value="0.0021565">
            <text:p>2.16E-03</text:p>
          </table:table-cell>
          <table:table-cell table:style-name="ce22" office:value-type="float" office:value="0.0077132">
            <text:p>7.71E-03</text:p>
          </table:table-cell>
          <table:table-cell table:style-name="ce22" office:value-type="float" office:value="0.0067629">
            <text:p>6.76E-03</text:p>
          </table:table-cell>
        </table:table-row>
        <table:table-row table:style-name="ro2">
          <table:table-cell table:style-name="ce22" office:value-type="float" office:value="1488.7">
            <text:p>1.49E+03</text:p>
          </table:table-cell>
          <table:table-cell table:style-name="ce22" office:value-type="float" office:value="0.0022382">
            <text:p>2.24E-03</text:p>
          </table:table-cell>
          <table:table-cell table:style-name="ce22" office:value-type="float" office:value="0.0078288">
            <text:p>7.83E-03</text:p>
          </table:table-cell>
          <table:table-cell table:style-name="ce22" office:value-type="float" office:value="0.0065066">
            <text:p>6.51E-03</text:p>
          </table:table-cell>
        </table:table-row>
        <table:table-row table:style-name="ro2">
          <table:table-cell table:style-name="ce22" office:value-type="float" office:value="1533.7">
            <text:p>1.53E+03</text:p>
          </table:table-cell>
          <table:table-cell table:style-name="ce22" office:value-type="float" office:value="0.0023214">
            <text:p>2.32E-03</text:p>
          </table:table-cell>
          <table:table-cell table:style-name="ce22" office:value-type="float" office:value="0.0079365">
            <text:p>7.94E-03</text:p>
          </table:table-cell>
          <table:table-cell table:style-name="ce22" office:value-type="float" office:value="0.0062379">
            <text:p>6.24E-03</text:p>
          </table:table-cell>
        </table:table-row>
        <table:table-row table:style-name="ro2">
          <table:table-cell table:style-name="ce22" office:value-type="float" office:value="1579.3">
            <text:p>1.58E+03</text:p>
          </table:table-cell>
          <table:table-cell table:style-name="ce22" office:value-type="float" office:value="0.0024059">
            <text:p>2.41E-03</text:p>
          </table:table-cell>
          <table:table-cell table:style-name="ce22" office:value-type="float" office:value="0.0080363">
            <text:p>8.04E-03</text:p>
          </table:table-cell>
          <table:table-cell table:style-name="ce22" office:value-type="float" office:value="0.0059581">
            <text:p>5.96E-03</text:p>
          </table:table-cell>
        </table:table-row>
        <table:table-row table:style-name="ro2">
          <table:table-cell table:style-name="ce22" office:value-type="float" office:value="1625.4">
            <text:p>1.63E+03</text:p>
          </table:table-cell>
          <table:table-cell table:style-name="ce22" office:value-type="float" office:value="0.0024919">
            <text:p>2.49E-03</text:p>
          </table:table-cell>
          <table:table-cell table:style-name="ce22" office:value-type="float" office:value="0.0081276">
            <text:p>8.13E-03</text:p>
          </table:table-cell>
          <table:table-cell table:style-name="ce22" office:value-type="float" office:value="0.0056687">
            <text:p>5.67E-03</text:p>
          </table:table-cell>
        </table:table-row>
        <table:table-row table:style-name="ro2">
          <table:table-cell table:style-name="ce22" office:value-type="float" office:value="1672">
            <text:p>1.67E+03</text:p>
          </table:table-cell>
          <table:table-cell table:style-name="ce22" office:value-type="float" office:value="0.0025791">
            <text:p>2.58E-03</text:p>
          </table:table-cell>
          <table:table-cell table:style-name="ce22" office:value-type="float" office:value="0.0082103">
            <text:p>8.21E-03</text:p>
          </table:table-cell>
          <table:table-cell table:style-name="ce22" office:value-type="float" office:value="0.0053713">
            <text:p>5.37E-03</text:p>
          </table:table-cell>
        </table:table-row>
        <table:table-row table:style-name="ro2">
          <table:table-cell table:style-name="ce22" office:value-type="float" office:value="1719.2">
            <text:p>1.72E+03</text:p>
          </table:table-cell>
          <table:table-cell table:style-name="ce22" office:value-type="float" office:value="0.0026677">
            <text:p>2.67E-03</text:p>
          </table:table-cell>
          <table:table-cell table:style-name="ce22" office:value-type="float" office:value="0.0082841">
            <text:p>8.28E-03</text:p>
          </table:table-cell>
          <table:table-cell table:style-name="ce22" office:value-type="float" office:value="0.0050675">
            <text:p>5.07E-03</text:p>
          </table:table-cell>
        </table:table-row>
        <table:table-row table:style-name="ro2">
          <table:table-cell table:style-name="ce22" office:value-type="float" office:value="1766.9">
            <text:p>1.77E+03</text:p>
          </table:table-cell>
          <table:table-cell table:style-name="ce22" office:value-type="float" office:value="0.0027576">
            <text:p>2.76E-03</text:p>
          </table:table-cell>
          <table:table-cell table:style-name="ce22" office:value-type="float" office:value="0.0083488">
            <text:p>8.35E-03</text:p>
          </table:table-cell>
          <table:table-cell table:style-name="ce22" office:value-type="float" office:value="0.0047589">
            <text:p>4.76E-03</text:p>
          </table:table-cell>
        </table:table-row>
        <table:table-row table:style-name="ro2">
          <table:table-cell table:style-name="ce22" office:value-type="float" office:value="1815.1">
            <text:p>1.82E+03</text:p>
          </table:table-cell>
          <table:table-cell table:style-name="ce22" office:value-type="float" office:value="0.0028487">
            <text:p>2.85E-03</text:p>
          </table:table-cell>
          <table:table-cell table:style-name="ce22" office:value-type="float" office:value="0.0084041">
            <text:p>8.40E-03</text:p>
          </table:table-cell>
          <table:table-cell table:style-name="ce22" office:value-type="float" office:value="0.0044471">
            <text:p>4.45E-03</text:p>
          </table:table-cell>
        </table:table-row>
        <table:table-row table:style-name="ro2">
          <table:table-cell table:style-name="ce22" office:value-type="float" office:value="1863.8">
            <text:p>1.86E+03</text:p>
          </table:table-cell>
          <table:table-cell table:style-name="ce22" office:value-type="float" office:value="0.002941">
            <text:p>2.94E-03</text:p>
          </table:table-cell>
          <table:table-cell table:style-name="ce22" office:value-type="float" office:value="0.0084498">
            <text:p>8.45E-03</text:p>
          </table:table-cell>
          <table:table-cell table:style-name="ce22" office:value-type="float" office:value="0.0041339">
            <text:p>4.13E-03</text:p>
          </table:table-cell>
        </table:table-row>
        <table:table-row table:style-name="ro2">
          <table:table-cell table:style-name="ce22" office:value-type="float" office:value="1913.1">
            <text:p>1.91E+03</text:p>
          </table:table-cell>
          <table:table-cell table:style-name="ce22" office:value-type="float" office:value="0.0030344">
            <text:p>3.03E-03</text:p>
          </table:table-cell>
          <table:table-cell table:style-name="ce22" office:value-type="float" office:value="0.0084858">
            <text:p>8.49E-03</text:p>
          </table:table-cell>
          <table:table-cell table:style-name="ce22" office:value-type="float" office:value="0.003821">
            <text:p>3.82E-03</text:p>
          </table:table-cell>
        </table:table-row>
        <table:table-row table:style-name="ro2">
          <table:table-cell table:style-name="ce22" office:value-type="float" office:value="1962.8">
            <text:p>1.96E+03</text:p>
          </table:table-cell>
          <table:table-cell table:style-name="ce22" office:value-type="float" office:value="0.003129">
            <text:p>3.13E-03</text:p>
          </table:table-cell>
          <table:table-cell table:style-name="ce22" office:value-type="float" office:value="0.0085119">
            <text:p>8.51E-03</text:p>
          </table:table-cell>
          <table:table-cell table:style-name="ce22" office:value-type="float" office:value="0.0035102">
            <text:p>3.51E-03</text:p>
          </table:table-cell>
        </table:table-row>
        <table:table-row table:style-name="ro2">
          <table:table-cell table:style-name="ce22" office:value-type="float" office:value="2013">
            <text:p>2.01E+03</text:p>
          </table:table-cell>
          <table:table-cell table:style-name="ce22" office:value-type="float" office:value="0.0032246">
            <text:p>3.22E-03</text:p>
          </table:table-cell>
          <table:table-cell table:style-name="ce22" office:value-type="float" office:value="0.008528">
            <text:p>8.53E-03</text:p>
          </table:table-cell>
          <table:table-cell table:style-name="ce22" office:value-type="float" office:value="0.003203">
            <text:p>3.20E-03</text:p>
          </table:table-cell>
        </table:table-row>
        <table:table-row table:style-name="ro2">
          <table:table-cell table:style-name="ce22" office:value-type="float" office:value="2063.6">
            <text:p>2.06E+03</text:p>
          </table:table-cell>
          <table:table-cell table:style-name="ce22" office:value-type="float" office:value="0.0033213">
            <text:p>3.32E-03</text:p>
          </table:table-cell>
          <table:table-cell table:style-name="ce22" office:value-type="float" office:value="0.008534">
            <text:p>8.53E-03</text:p>
          </table:table-cell>
          <table:table-cell table:style-name="ce22" office:value-type="float" office:value="0.0029013">
            <text:p>2.90E-03</text:p>
          </table:table-cell>
        </table:table-row>
        <table:table-row table:style-name="ro2">
          <table:table-cell table:style-name="ce22" office:value-type="float" office:value="2114.8">
            <text:p>2.11E+03</text:p>
          </table:table-cell>
          <table:table-cell table:style-name="ce22" office:value-type="float" office:value="0.0034189">
            <text:p>3.42E-03</text:p>
          </table:table-cell>
          <table:table-cell table:style-name="ce22" office:value-type="float" office:value="0.0085298">
            <text:p>8.53E-03</text:p>
          </table:table-cell>
          <table:table-cell table:style-name="ce22" office:value-type="float" office:value="0.0026068">
            <text:p>2.61E-03</text:p>
          </table:table-cell>
        </table:table-row>
        <table:table-row table:style-name="ro2">
          <table:table-cell table:style-name="ce22" office:value-type="float" office:value="2166.3">
            <text:p>2.17E+03</text:p>
          </table:table-cell>
          <table:table-cell table:style-name="ce22" office:value-type="float" office:value="0.0035174">
            <text:p>3.52E-03</text:p>
          </table:table-cell>
          <table:table-cell table:style-name="ce22" office:value-type="float" office:value="0.0085154">
            <text:p>8.52E-03</text:p>
          </table:table-cell>
          <table:table-cell table:style-name="ce22" office:value-type="float" office:value="0.002321">
            <text:p>2.32E-03</text:p>
          </table:table-cell>
        </table:table-row>
        <table:table-row table:style-name="ro2">
          <table:table-cell table:style-name="ce22" office:value-type="float" office:value="2218.4">
            <text:p>2.22E+03</text:p>
          </table:table-cell>
          <table:table-cell table:style-name="ce22" office:value-type="float" office:value="0.0036169">
            <text:p>3.62E-03</text:p>
          </table:table-cell>
          <table:table-cell table:style-name="ce22" office:value-type="float" office:value="0.0084907">
            <text:p>8.49E-03</text:p>
          </table:table-cell>
          <table:table-cell table:style-name="ce22" office:value-type="float" office:value="0.0020456">
            <text:p>2.05E-03</text:p>
          </table:table-cell>
        </table:table-row>
        <table:table-row table:style-name="ro2">
          <table:table-cell table:style-name="ce22" office:value-type="float" office:value="2270.9">
            <text:p>2.27E+03</text:p>
          </table:table-cell>
          <table:table-cell table:style-name="ce22" office:value-type="float" office:value="0.0037171">
            <text:p>3.72E-03</text:p>
          </table:table-cell>
          <table:table-cell table:style-name="ce22" office:value-type="float" office:value="0.0084558">
            <text:p>8.46E-03</text:p>
          </table:table-cell>
          <table:table-cell table:style-name="ce22" office:value-type="float" office:value="0.0017821">
            <text:p>1.78E-03</text:p>
          </table:table-cell>
        </table:table-row>
        <table:table-row table:style-name="ro2">
          <table:table-cell table:style-name="ce22" office:value-type="float" office:value="2323.8">
            <text:p>2.32E+03</text:p>
          </table:table-cell>
          <table:table-cell table:style-name="ce22" office:value-type="float" office:value="0.003818">
            <text:p>3.82E-03</text:p>
          </table:table-cell>
          <table:table-cell table:style-name="ce22" office:value-type="float" office:value="0.0084106">
            <text:p>8.41E-03</text:p>
          </table:table-cell>
          <table:table-cell table:style-name="ce22" office:value-type="float" office:value="0.0015321">
            <text:p>1.53E-03</text:p>
          </table:table-cell>
        </table:table-row>
        <table:table-row table:style-name="ro2">
          <table:table-cell table:style-name="ce22" office:value-type="float" office:value="2377.1">
            <text:p>2.38E+03</text:p>
          </table:table-cell>
          <table:table-cell table:style-name="ce22" office:value-type="float" office:value="0.0039197">
            <text:p>3.92E-03</text:p>
          </table:table-cell>
          <table:table-cell table:style-name="ce22" office:value-type="float" office:value="0.0083553">
            <text:p>8.36E-03</text:p>
          </table:table-cell>
          <table:table-cell table:style-name="ce22" office:value-type="float" office:value="0.0012969">
            <text:p>1.30E-03</text:p>
          </table:table-cell>
        </table:table-row>
        <table:table-row table:style-name="ro2">
          <table:table-cell table:style-name="ce22" office:value-type="float" office:value="2430.9">
            <text:p>2.43E+03</text:p>
          </table:table-cell>
          <table:table-cell table:style-name="ce22" office:value-type="float" office:value="0.004022">
            <text:p>4.02E-03</text:p>
          </table:table-cell>
          <table:table-cell table:style-name="ce22" office:value-type="float" office:value="0.0082899">
            <text:p>8.29E-03</text:p>
          </table:table-cell>
          <table:table-cell table:style-name="ce22" office:value-type="float" office:value="0.0010779">
            <text:p>1.08E-03</text:p>
          </table:table-cell>
        </table:table-row>
        <table:table-row table:style-name="ro2">
          <table:table-cell table:style-name="ce22" office:value-type="float" office:value="2485">
            <text:p>2.49E+03</text:p>
          </table:table-cell>
          <table:table-cell table:style-name="ce22" office:value-type="float" office:value="0.0041249">
            <text:p>4.12E-03</text:p>
          </table:table-cell>
          <table:table-cell table:style-name="ce22" office:value-type="float" office:value="0.0082145">
            <text:p>8.21E-03</text:p>
          </table:table-cell>
          <table:table-cell table:style-name="ce22" office:value-type="float" office:value="8.7632E-4">
            <text:p>8.76E-04</text:p>
          </table:table-cell>
        </table:table-row>
        <table:table-row table:style-name="ro2">
          <table:table-cell table:style-name="ce22" office:value-type="float" office:value="2539.6">
            <text:p>2.54E+03</text:p>
          </table:table-cell>
          <table:table-cell table:style-name="ce22" office:value-type="float" office:value="0.0042283">
            <text:p>4.23E-03</text:p>
          </table:table-cell>
          <table:table-cell table:style-name="ce22" office:value-type="float" office:value="0.0081293">
            <text:p>8.13E-03</text:p>
          </table:table-cell>
          <table:table-cell table:style-name="ce22" office:value-type="float" office:value="6.9336E-4">
            <text:p>6.93E-04</text:p>
          </table:table-cell>
        </table:table-row>
        <table:table-row table:style-name="ro2">
          <table:table-cell table:style-name="ce22" office:value-type="float" office:value="2594.6">
            <text:p>2.59E+03</text:p>
          </table:table-cell>
          <table:table-cell table:style-name="ce22" office:value-type="float" office:value="0.0043322">
            <text:p>4.33E-03</text:p>
          </table:table-cell>
          <table:table-cell table:style-name="ce22" office:value-type="float" office:value="0.0080344">
            <text:p>8.03E-03</text:p>
          </table:table-cell>
          <table:table-cell table:style-name="ce22" office:value-type="float" office:value="5.3004E-4">
            <text:p>5.30E-04</text:p>
          </table:table-cell>
        </table:table-row>
        <table:table-row table:style-name="ro2">
          <table:table-cell table:style-name="ce22" office:value-type="float" office:value="2649.9">
            <text:p>2.65E+03</text:p>
          </table:table-cell>
          <table:table-cell table:style-name="ce22" office:value-type="float" office:value="0.0044364">
            <text:p>4.44E-03</text:p>
          </table:table-cell>
          <table:table-cell table:style-name="ce22" office:value-type="float" office:value="0.00793">
            <text:p>7.93E-03</text:p>
          </table:table-cell>
          <table:table-cell table:style-name="ce22" office:value-type="float" office:value="3.8731E-4">
            <text:p>3.87E-04</text:p>
          </table:table-cell>
        </table:table-row>
        <table:table-row table:style-name="ro2">
          <table:table-cell table:style-name="ce22" office:value-type="float" office:value="2705.6">
            <text:p>2.71E+03</text:p>
          </table:table-cell>
          <table:table-cell table:style-name="ce22" office:value-type="float" office:value="0.004541">
            <text:p>4.54E-03</text:p>
          </table:table-cell>
          <table:table-cell table:style-name="ce22" office:value-type="float" office:value="0.0078164">
            <text:p>7.82E-03</text:p>
          </table:table-cell>
          <table:table-cell table:style-name="ce22" office:value-type="float" office:value="2.66E-4">
            <text:p>2.66E-04</text:p>
          </table:table-cell>
        </table:table-row>
        <table:table-row table:style-name="ro2">
          <table:table-cell table:style-name="ce22" office:value-type="float" office:value="2761.7">
            <text:p>2.76E+03</text:p>
          </table:table-cell>
          <table:table-cell table:style-name="ce22" office:value-type="float" office:value="0.0046459">
            <text:p>4.65E-03</text:p>
          </table:table-cell>
          <table:table-cell table:style-name="ce22" office:value-type="float" office:value="0.0076938">
            <text:p>7.69E-03</text:p>
          </table:table-cell>
          <table:table-cell table:style-name="ce22" office:value-type="float" office:value="1.6679E-4">
            <text:p>1.67E-04</text:p>
          </table:table-cell>
        </table:table-row>
        <table:table-row table:style-name="ro2">
          <table:table-cell table:style-name="ce22" office:value-type="float" office:value="2818.1">
            <text:p>2.82E+03</text:p>
          </table:table-cell>
          <table:table-cell table:style-name="ce22" office:value-type="float" office:value="0.0047509">
            <text:p>4.75E-03</text:p>
          </table:table-cell>
          <table:table-cell table:style-name="ce22" office:value-type="float" office:value="0.0075624">
            <text:p>7.56E-03</text:p>
          </table:table-cell>
          <table:table-cell table:style-name="ce22" office:value-type="float" office:value="9.028E-5">
            <text:p>9.03E-05</text:p>
          </table:table-cell>
        </table:table-row>
        <table:table-row table:style-name="ro2">
          <table:table-cell table:style-name="ce22" office:value-type="float" office:value="2874.9">
            <text:p>2.87E+03</text:p>
          </table:table-cell>
          <table:table-cell table:style-name="ce22" office:value-type="float" office:value="0.004856">
            <text:p>4.86E-03</text:p>
          </table:table-cell>
          <table:table-cell table:style-name="ce22" office:value-type="float" office:value="0.0074226">
            <text:p>7.42E-03</text:p>
          </table:table-cell>
          <table:table-cell table:style-name="ce22" office:value-type="float" office:value="3.6898E-5">
            <text:p>3.69E-05</text:p>
          </table:table-cell>
        </table:table-row>
        <table:table-row table:style-name="ro2">
          <table:table-cell table:style-name="ce22" office:value-type="float" office:value="2932.1">
            <text:p>2.93E+03</text:p>
          </table:table-cell>
          <table:table-cell table:style-name="ce22" office:value-type="float" office:value="0.0049612">
            <text:p>4.96E-03</text:p>
          </table:table-cell>
          <table:table-cell table:style-name="ce22" office:value-type="float" office:value="0.0072747">
            <text:p>7.27E-03</text:p>
          </table:table-cell>
          <table:table-cell table:style-name="ce22" office:value-type="float" office:value="6.9607E-6">
            <text:p>6.96E-06</text:p>
          </table:table-cell>
        </table:table-row>
        <table:table-row table:style-name="ro2">
          <table:table-cell table:style-name="ce22" office:value-type="float" office:value="2989.5">
            <text:p>2.99E+03</text:p>
          </table:table-cell>
          <table:table-cell table:style-name="ce22" office:value-type="float" office:value="0.0050664">
            <text:p>5.07E-03</text:p>
          </table:table-cell>
          <table:table-cell table:style-name="ce22" office:value-type="float" office:value="0.007119">
            <text:p>7.12E-03</text:p>
          </table:table-cell>
          <table:table-cell table:style-name="ce22" office:value-type="float" office:value="6.4258E-7">
            <text:p>6.43E-07</text:p>
          </table:table-cell>
        </table:table-row>
        <table:table-row table:style-name="ro2">
          <table:table-cell table:style-name="ce22" office:value-type="float" office:value="3047.3">
            <text:p>3.05E+03</text:p>
          </table:table-cell>
          <table:table-cell table:style-name="ce22" office:value-type="float" office:value="0.0051715">
            <text:p>5.17E-03</text:p>
          </table:table-cell>
          <table:table-cell table:style-name="ce22" office:value-type="float" office:value="0.0069559">
            <text:p>6.96E-03</text:p>
          </table:table-cell>
          <table:table-cell table:style-name="ce22" office:value-type="float" office:value="1.7981E-5">
            <text:p>1.80E-05</text:p>
          </table:table-cell>
        </table:table-row>
        <table:table-row table:style-name="ro2">
          <table:table-cell table:style-name="ce22" office:value-type="float" office:value="3105.4">
            <text:p>3.11E+03</text:p>
          </table:table-cell>
          <table:table-cell table:style-name="ce22" office:value-type="float" office:value="0.0052764">
            <text:p>5.28E-03</text:p>
          </table:table-cell>
          <table:table-cell table:style-name="ce22" office:value-type="float" office:value="0.0067858">
            <text:p>6.79E-03</text:p>
          </table:table-cell>
          <table:table-cell table:style-name="ce22" office:value-type="float" office:value="5.8873E-5">
            <text:p>5.89E-05</text:p>
          </table:table-cell>
        </table:table-row>
        <table:table-row table:style-name="ro2">
          <table:table-cell table:style-name="ce22" office:value-type="float" office:value="3163.8">
            <text:p>3.16E+03</text:p>
          </table:table-cell>
          <table:table-cell table:style-name="ce22" office:value-type="float" office:value="0.0053811">
            <text:p>5.38E-03</text:p>
          </table:table-cell>
          <table:table-cell table:style-name="ce22" office:value-type="float" office:value="0.006609">
            <text:p>6.61E-03</text:p>
          </table:table-cell>
          <table:table-cell table:style-name="ce22" office:value-type="float" office:value="1.2308E-4">
            <text:p>1.23E-04</text:p>
          </table:table-cell>
        </table:table-row>
        <table:table-row table:style-name="ro2">
          <table:table-cell table:style-name="ce22" office:value-type="float" office:value="3222.5">
            <text:p>3.22E+03</text:p>
          </table:table-cell>
          <table:table-cell table:style-name="ce22" office:value-type="float" office:value="0.0054855">
            <text:p>5.49E-03</text:p>
          </table:table-cell>
          <table:table-cell table:style-name="ce22" office:value-type="float" office:value="0.0064261">
            <text:p>6.43E-03</text:p>
          </table:table-cell>
          <table:table-cell table:style-name="ce22" office:value-type="float" office:value="2.1022E-4">
            <text:p>2.10E-04</text:p>
          </table:table-cell>
        </table:table-row>
        <table:table-row table:style-name="ro2">
          <table:table-cell table:style-name="ce22" office:value-type="float" office:value="3281.4">
            <text:p>3.28E+03</text:p>
          </table:table-cell>
          <table:table-cell table:style-name="ce22" office:value-type="float" office:value="0.0055894">
            <text:p>5.59E-03</text:p>
          </table:table-cell>
          <table:table-cell table:style-name="ce22" office:value-type="float" office:value="0.0062375">
            <text:p>6.24E-03</text:p>
          </table:table-cell>
          <table:table-cell table:style-name="ce22" office:value-type="float" office:value="3.1979E-4">
            <text:p>3.20E-04</text:p>
          </table:table-cell>
        </table:table-row>
        <table:table-row table:style-name="ro2">
          <table:table-cell table:style-name="ce22" office:value-type="float" office:value="3340.7">
            <text:p>3.34E+03</text:p>
          </table:table-cell>
          <table:table-cell table:style-name="ce22" office:value-type="float" office:value="0.0056929">
            <text:p>5.69E-03</text:p>
          </table:table-cell>
          <table:table-cell table:style-name="ce22" office:value-type="float" office:value="0.0060436">
            <text:p>6.04E-03</text:p>
          </table:table-cell>
          <table:table-cell table:style-name="ce22" office:value-type="float" office:value="4.5113E-4">
            <text:p>4.51E-04</text:p>
          </table:table-cell>
        </table:table-row>
        <table:table-row table:style-name="ro2">
          <table:table-cell table:style-name="ce22" office:value-type="float" office:value="3400.2">
            <text:p>3.40E+03</text:p>
          </table:table-cell>
          <table:table-cell table:style-name="ce22" office:value-type="float" office:value="0.0057959">
            <text:p>5.80E-03</text:p>
          </table:table-cell>
          <table:table-cell table:style-name="ce22" office:value-type="float" office:value="0.0058449">
            <text:p>5.84E-03</text:p>
          </table:table-cell>
          <table:table-cell table:style-name="ce22" office:value-type="float" office:value="6.0347E-4">
            <text:p>6.03E-04</text:p>
          </table:table-cell>
        </table:table-row>
        <table:table-row table:style-name="ro2">
          <table:table-cell table:style-name="ce22" office:value-type="float" office:value="3460">
            <text:p>3.46E+03</text:p>
          </table:table-cell>
          <table:table-cell table:style-name="ce22" office:value-type="float" office:value="0.0058982">
            <text:p>5.90E-03</text:p>
          </table:table-cell>
          <table:table-cell table:style-name="ce22" office:value-type="float" office:value="0.0056419">
            <text:p>5.64E-03</text:p>
          </table:table-cell>
          <table:table-cell table:style-name="ce22" office:value-type="float" office:value="7.759E-4">
            <text:p>7.76E-04</text:p>
          </table:table-cell>
        </table:table-row>
        <table:table-row table:style-name="ro2">
          <table:table-cell table:style-name="ce22" office:value-type="float" office:value="3520">
            <text:p>3.52E+03</text:p>
          </table:table-cell>
          <table:table-cell table:style-name="ce22" office:value-type="float" office:value="0.0059998">
            <text:p>6.00E-03</text:p>
          </table:table-cell>
          <table:table-cell table:style-name="ce22" office:value-type="float" office:value="0.0054352">
            <text:p>5.44E-03</text:p>
          </table:table-cell>
          <table:table-cell table:style-name="ce22" office:value-type="float" office:value="9.674E-4">
            <text:p>9.67E-04</text:p>
          </table:table-cell>
        </table:table-row>
        <table:table-row table:style-name="ro2">
          <table:table-cell table:style-name="ce22" office:value-type="float" office:value="3580.3">
            <text:p>3.58E+03</text:p>
          </table:table-cell>
          <table:table-cell table:style-name="ce22" office:value-type="float" office:value="0.0061006">
            <text:p>6.10E-03</text:p>
          </table:table-cell>
          <table:table-cell table:style-name="ce22" office:value-type="float" office:value="0.0052253">
            <text:p>5.23E-03</text:p>
          </table:table-cell>
          <table:table-cell table:style-name="ce22" office:value-type="float" office:value="0.0011768">
            <text:p>1.18E-03</text:p>
          </table:table-cell>
        </table:table-row>
        <table:table-row table:style-name="ro2">
          <table:table-cell table:style-name="ce22" office:value-type="float" office:value="3640.7">
            <text:p>3.64E+03</text:p>
          </table:table-cell>
          <table:table-cell table:style-name="ce22" office:value-type="float" office:value="0.0062006">
            <text:p>6.20E-03</text:p>
          </table:table-cell>
          <table:table-cell table:style-name="ce22" office:value-type="float" office:value="0.0050126">
            <text:p>5.01E-03</text:p>
          </table:table-cell>
          <table:table-cell table:style-name="ce22" office:value-type="float" office:value="0.001403">
            <text:p>1.40E-03</text:p>
          </table:table-cell>
        </table:table-row>
        <table:table-row table:style-name="ro2">
          <table:table-cell table:style-name="ce22" office:value-type="float" office:value="3701.5">
            <text:p>3.70E+03</text:p>
          </table:table-cell>
          <table:table-cell table:style-name="ce22" office:value-type="float" office:value="0.0062997">
            <text:p>6.30E-03</text:p>
          </table:table-cell>
          <table:table-cell table:style-name="ce22" office:value-type="float" office:value="0.0047978">
            <text:p>4.80E-03</text:p>
          </table:table-cell>
          <table:table-cell table:style-name="ce22" office:value-type="float" office:value="0.0016444">
            <text:p>1.64E-03</text:p>
          </table:table-cell>
        </table:table-row>
        <table:table-row table:style-name="ro2">
          <table:table-cell table:style-name="ce22" office:value-type="float" office:value="3762.4">
            <text:p>3.76E+03</text:p>
          </table:table-cell>
          <table:table-cell table:style-name="ce22" office:value-type="float" office:value="0.0063977">
            <text:p>6.40E-03</text:p>
          </table:table-cell>
          <table:table-cell table:style-name="ce22" office:value-type="float" office:value="0.0045815">
            <text:p>4.58E-03</text:p>
          </table:table-cell>
          <table:table-cell table:style-name="ce22" office:value-type="float" office:value="0.0018998">
            <text:p>1.90E-03</text:p>
          </table:table-cell>
        </table:table-row>
        <table:table-row table:style-name="ro2">
          <table:table-cell table:style-name="ce22" office:value-type="float" office:value="3823.5">
            <text:p>3.82E+03</text:p>
          </table:table-cell>
          <table:table-cell table:style-name="ce22" office:value-type="float" office:value="0.0064946">
            <text:p>6.49E-03</text:p>
          </table:table-cell>
          <table:table-cell table:style-name="ce22" office:value-type="float" office:value="0.004364">
            <text:p>4.36E-03</text:p>
          </table:table-cell>
          <table:table-cell table:style-name="ce22" office:value-type="float" office:value="0.0021675">
            <text:p>2.17E-03</text:p>
          </table:table-cell>
        </table:table-row>
        <table:table-row table:style-name="ro2">
          <table:table-cell table:style-name="ce22" office:value-type="float" office:value="3884.8">
            <text:p>3.88E+03</text:p>
          </table:table-cell>
          <table:table-cell table:style-name="ce22" office:value-type="float" office:value="0.0065904">
            <text:p>6.59E-03</text:p>
          </table:table-cell>
          <table:table-cell table:style-name="ce22" office:value-type="float" office:value="0.0041462">
            <text:p>4.15E-03</text:p>
          </table:table-cell>
          <table:table-cell table:style-name="ce22" office:value-type="float" office:value="0.0024459">
            <text:p>2.45E-03</text:p>
          </table:table-cell>
        </table:table-row>
        <table:table-row table:style-name="ro2">
          <table:table-cell table:style-name="ce22" office:value-type="float" office:value="3946.3">
            <text:p>3.95E+03</text:p>
          </table:table-cell>
          <table:table-cell table:style-name="ce22" office:value-type="float" office:value="0.0066849">
            <text:p>6.68E-03</text:p>
          </table:table-cell>
          <table:table-cell table:style-name="ce22" office:value-type="float" office:value="0.0039284">
            <text:p>3.93E-03</text:p>
          </table:table-cell>
          <table:table-cell table:style-name="ce22" office:value-type="float" office:value="0.0027335">
            <text:p>2.73E-03</text:p>
          </table:table-cell>
        </table:table-row>
        <table:table-row table:style-name="ro2">
          <table:table-cell table:style-name="ce22" office:value-type="float" office:value="4007.9">
            <text:p>4.01E+03</text:p>
          </table:table-cell>
          <table:table-cell table:style-name="ce22" office:value-type="float" office:value="0.006778">
            <text:p>6.78E-03</text:p>
          </table:table-cell>
          <table:table-cell table:style-name="ce22" office:value-type="float" office:value="0.0037114">
            <text:p>3.71E-03</text:p>
          </table:table-cell>
          <table:table-cell table:style-name="ce22" office:value-type="float" office:value="0.0030284">
            <text:p>3.03E-03</text:p>
          </table:table-cell>
        </table:table-row>
        <table:table-row table:style-name="ro2">
          <table:table-cell table:style-name="ce22" office:value-type="float" office:value="4069.8">
            <text:p>4.07E+03</text:p>
          </table:table-cell>
          <table:table-cell table:style-name="ce22" office:value-type="float" office:value="0.0068698">
            <text:p>6.87E-03</text:p>
          </table:table-cell>
          <table:table-cell table:style-name="ce22" office:value-type="float" office:value="0.0034956">
            <text:p>3.50E-03</text:p>
          </table:table-cell>
          <table:table-cell table:style-name="ce22" office:value-type="float" office:value="0.0033289">
            <text:p>3.33E-03</text:p>
          </table:table-cell>
        </table:table-row>
        <table:table-row table:style-name="ro2">
          <table:table-cell table:style-name="ce22" office:value-type="float" office:value="4131.7">
            <text:p>4.13E+03</text:p>
          </table:table-cell>
          <table:table-cell table:style-name="ce22" office:value-type="float" office:value="0.0069601">
            <text:p>6.96E-03</text:p>
          </table:table-cell>
          <table:table-cell table:style-name="ce22" office:value-type="float" office:value="0.0032817">
            <text:p>3.28E-03</text:p>
          </table:table-cell>
          <table:table-cell table:style-name="ce22" office:value-type="float" office:value="0.0036332">
            <text:p>3.63E-03</text:p>
          </table:table-cell>
        </table:table-row>
        <table:table-row table:style-name="ro2">
          <table:table-cell table:style-name="ce22" office:value-type="float" office:value="4193.9">
            <text:p>4.19E+03</text:p>
          </table:table-cell>
          <table:table-cell table:style-name="ce22" office:value-type="float" office:value="0.0070487">
            <text:p>7.05E-03</text:p>
          </table:table-cell>
          <table:table-cell table:style-name="ce22" office:value-type="float" office:value="0.0030702">
            <text:p>3.07E-03</text:p>
          </table:table-cell>
          <table:table-cell table:style-name="ce22" office:value-type="float" office:value="0.0039394">
            <text:p>3.94E-03</text:p>
          </table:table-cell>
        </table:table-row>
        <table:table-row table:style-name="ro2">
          <table:table-cell table:style-name="ce22" office:value-type="float" office:value="4256.1">
            <text:p>4.26E+03</text:p>
          </table:table-cell>
          <table:table-cell table:style-name="ce22" office:value-type="float" office:value="0.0071358">
            <text:p>7.14E-03</text:p>
          </table:table-cell>
          <table:table-cell table:style-name="ce22" office:value-type="float" office:value="0.0028616">
            <text:p>2.86E-03</text:p>
          </table:table-cell>
          <table:table-cell table:style-name="ce22" office:value-type="float" office:value="0.0042456">
            <text:p>4.25E-03</text:p>
          </table:table-cell>
        </table:table-row>
        <table:table-row table:style-name="ro2">
          <table:table-cell table:style-name="ce22" office:value-type="float" office:value="4318.5">
            <text:p>4.32E+03</text:p>
          </table:table-cell>
          <table:table-cell table:style-name="ce22" office:value-type="float" office:value="0.0072211">
            <text:p>7.22E-03</text:p>
          </table:table-cell>
          <table:table-cell table:style-name="ce22" office:value-type="float" office:value="0.0026566">
            <text:p>2.66E-03</text:p>
          </table:table-cell>
          <table:table-cell table:style-name="ce22" office:value-type="float" office:value="0.0045501">
            <text:p>4.55E-03</text:p>
          </table:table-cell>
        </table:table-row>
        <table:table-row table:style-name="ro2">
          <table:table-cell table:style-name="ce22" office:value-type="float" office:value="4381">
            <text:p>4.38E+03</text:p>
          </table:table-cell>
          <table:table-cell table:style-name="ce22" office:value-type="float" office:value="0.0073047">
            <text:p>7.30E-03</text:p>
          </table:table-cell>
          <table:table-cell table:style-name="ce22" office:value-type="float" office:value="0.0024558">
            <text:p>2.46E-03</text:p>
          </table:table-cell>
          <table:table-cell table:style-name="ce22" office:value-type="float" office:value="0.004851">
            <text:p>4.85E-03</text:p>
          </table:table-cell>
        </table:table-row>
        <table:table-row table:style-name="ro2">
          <table:table-cell table:style-name="ce22" office:value-type="float" office:value="4443.6">
            <text:p>4.44E+03</text:p>
          </table:table-cell>
          <table:table-cell table:style-name="ce22" office:value-type="float" office:value="0.0073863">
            <text:p>7.39E-03</text:p>
          </table:table-cell>
          <table:table-cell table:style-name="ce22" office:value-type="float" office:value="0.0022595">
            <text:p>2.26E-03</text:p>
          </table:table-cell>
          <table:table-cell table:style-name="ce22" office:value-type="float" office:value="0.0051465">
            <text:p>5.15E-03</text:p>
          </table:table-cell>
        </table:table-row>
        <table:table-row table:style-name="ro2">
          <table:table-cell table:style-name="ce22" office:value-type="float" office:value="4506.2">
            <text:p>4.51E+03</text:p>
          </table:table-cell>
          <table:table-cell table:style-name="ce22" office:value-type="float" office:value="0.007466">
            <text:p>7.47E-03</text:p>
          </table:table-cell>
          <table:table-cell table:style-name="ce22" office:value-type="float" office:value="0.0020685">
            <text:p>2.07E-03</text:p>
          </table:table-cell>
          <table:table-cell table:style-name="ce22" office:value-type="float" office:value="0.0054346">
            <text:p>5.43E-03</text:p>
          </table:table-cell>
        </table:table-row>
        <table:table-row table:style-name="ro2">
          <table:table-cell table:style-name="ce22" office:value-type="float" office:value="4569">
            <text:p>4.57E+03</text:p>
          </table:table-cell>
          <table:table-cell table:style-name="ce22" office:value-type="float" office:value="0.0075437">
            <text:p>7.54E-03</text:p>
          </table:table-cell>
          <table:table-cell table:style-name="ce22" office:value-type="float" office:value="0.0018831">
            <text:p>1.88E-03</text:p>
          </table:table-cell>
          <table:table-cell table:style-name="ce22" office:value-type="float" office:value="0.0057138">
            <text:p>5.71E-03</text:p>
          </table:table-cell>
        </table:table-row>
        <table:table-row table:style-name="ro2">
          <table:table-cell table:style-name="ce22" office:value-type="float" office:value="4631.9">
            <text:p>4.63E+03</text:p>
          </table:table-cell>
          <table:table-cell table:style-name="ce22" office:value-type="float" office:value="0.0076193">
            <text:p>7.62E-03</text:p>
          </table:table-cell>
          <table:table-cell table:style-name="ce22" office:value-type="float" office:value="0.001704">
            <text:p>1.70E-03</text:p>
          </table:table-cell>
          <table:table-cell table:style-name="ce22" office:value-type="float" office:value="0.0059823">
            <text:p>5.98E-03</text:p>
          </table:table-cell>
        </table:table-row>
        <table:table-row table:style-name="ro2">
          <table:table-cell table:style-name="ce22" office:value-type="float" office:value="4694.8">
            <text:p>4.69E+03</text:p>
          </table:table-cell>
          <table:table-cell table:style-name="ce22" office:value-type="float" office:value="0.0076927">
            <text:p>7.69E-03</text:p>
          </table:table-cell>
          <table:table-cell table:style-name="ce22" office:value-type="float" office:value="0.0015316">
            <text:p>1.53E-03</text:p>
          </table:table-cell>
          <table:table-cell table:style-name="ce22" office:value-type="float" office:value="0.0062385">
            <text:p>6.24E-03</text:p>
          </table:table-cell>
        </table:table-row>
        <table:table-row table:style-name="ro2">
          <table:table-cell table:style-name="ce22" office:value-type="float" office:value="4757.7">
            <text:p>4.76E+03</text:p>
          </table:table-cell>
          <table:table-cell table:style-name="ce22" office:value-type="float" office:value="0.0077639">
            <text:p>7.76E-03</text:p>
          </table:table-cell>
          <table:table-cell table:style-name="ce22" office:value-type="float" office:value="0.0013663">
            <text:p>1.37E-03</text:p>
          </table:table-cell>
          <table:table-cell table:style-name="ce22" office:value-type="float" office:value="0.0064807">
            <text:p>6.48E-03</text:p>
          </table:table-cell>
        </table:table-row>
        <table:table-row table:style-name="ro2">
          <table:table-cell table:style-name="ce22" office:value-type="float" office:value="4820.7">
            <text:p>4.82E+03</text:p>
          </table:table-cell>
          <table:table-cell table:style-name="ce22" office:value-type="float" office:value="0.0078328">
            <text:p>7.83E-03</text:p>
          </table:table-cell>
          <table:table-cell table:style-name="ce22" office:value-type="float" office:value="0.0012087">
            <text:p>1.21E-03</text:p>
          </table:table-cell>
          <table:table-cell table:style-name="ce22" office:value-type="float" office:value="0.0067075">
            <text:p>6.71E-03</text:p>
          </table:table-cell>
        </table:table-row>
        <table:table-row table:style-name="ro2">
          <table:table-cell table:style-name="ce22" office:value-type="float" office:value="4883.8">
            <text:p>4.88E+03</text:p>
          </table:table-cell>
          <table:table-cell table:style-name="ce22" office:value-type="float" office:value="0.0078993">
            <text:p>7.90E-03</text:p>
          </table:table-cell>
          <table:table-cell table:style-name="ce22" office:value-type="float" office:value="0.0010592">
            <text:p>1.06E-03</text:p>
          </table:table-cell>
          <table:table-cell table:style-name="ce22" office:value-type="float" office:value="0.0069176">
            <text:p>6.92E-03</text:p>
          </table:table-cell>
        </table:table-row>
        <table:table-row table:style-name="ro2">
          <table:table-cell table:style-name="ce22" office:value-type="float" office:value="4946.8">
            <text:p>4.95E+03</text:p>
          </table:table-cell>
          <table:table-cell table:style-name="ce22" office:value-type="float" office:value="0.0079634">
            <text:p>7.96E-03</text:p>
          </table:table-cell>
          <table:table-cell table:style-name="ce22" office:value-type="float" office:value="9.1813E-4">
            <text:p>9.18E-04</text:p>
          </table:table-cell>
          <table:table-cell table:style-name="ce22" office:value-type="float" office:value="0.0071095">
            <text:p>7.11E-03</text:p>
          </table:table-cell>
        </table:table-row>
        <table:table-row table:style-name="ro2">
          <table:table-cell table:style-name="ce22" office:value-type="float" office:value="5009.9">
            <text:p>5.01E+03</text:p>
          </table:table-cell>
          <table:table-cell table:style-name="ce22" office:value-type="float" office:value="0.008025">
            <text:p>8.03E-03</text:p>
          </table:table-cell>
          <table:table-cell table:style-name="ce22" office:value-type="float" office:value="7.8597E-4">
            <text:p>7.86E-04</text:p>
          </table:table-cell>
          <table:table-cell table:style-name="ce22" office:value-type="float" office:value="0.0072822">
            <text:p>7.28E-03</text:p>
          </table:table-cell>
        </table:table-row>
        <table:table-row table:style-name="ro2">
          <table:table-cell table:style-name="ce22" office:value-type="float" office:value="5073">
            <text:p>5.07E+03</text:p>
          </table:table-cell>
          <table:table-cell table:style-name="ce22" office:value-type="float" office:value="0.008084">
            <text:p>8.08E-03</text:p>
          </table:table-cell>
          <table:table-cell table:style-name="ce22" office:value-type="float" office:value="6.6305E-4">
            <text:p>6.63E-04</text:p>
          </table:table-cell>
          <table:table-cell table:style-name="ce22" office:value-type="float" office:value="0.0074345">
            <text:p>7.43E-03</text:p>
          </table:table-cell>
        </table:table-row>
        <table:table-row table:style-name="ro2">
          <table:table-cell table:style-name="ce22" office:value-type="float" office:value="5136.1">
            <text:p>5.14E+03</text:p>
          </table:table-cell>
          <table:table-cell table:style-name="ce22" office:value-type="float" office:value="0.0081404">
            <text:p>8.14E-03</text:p>
          </table:table-cell>
          <table:table-cell table:style-name="ce22" office:value-type="float" office:value="5.4973E-4">
            <text:p>5.50E-04</text:p>
          </table:table-cell>
          <table:table-cell table:style-name="ce22" office:value-type="float" office:value="0.0075656">
            <text:p>7.57E-03</text:p>
          </table:table-cell>
        </table:table-row>
        <table:table-row table:style-name="ro2">
          <table:table-cell table:style-name="ce22" office:value-type="float" office:value="5199.1">
            <text:p>5.20E+03</text:p>
          </table:table-cell>
          <table:table-cell table:style-name="ce22" office:value-type="float" office:value="0.0081941">
            <text:p>8.19E-03</text:p>
          </table:table-cell>
          <table:table-cell table:style-name="ce22" office:value-type="float" office:value="4.4632E-4">
            <text:p>4.46E-04</text:p>
          </table:table-cell>
          <table:table-cell table:style-name="ce22" office:value-type="float" office:value="0.0076745">
            <text:p>7.67E-03</text:p>
          </table:table-cell>
        </table:table-row>
        <table:table-row table:style-name="ro2">
          <table:table-cell table:style-name="ce22" office:value-type="float" office:value="5262.2">
            <text:p>5.26E+03</text:p>
          </table:table-cell>
          <table:table-cell table:style-name="ce22" office:value-type="float" office:value="0.008245">
            <text:p>8.25E-03</text:p>
          </table:table-cell>
          <table:table-cell table:style-name="ce22" office:value-type="float" office:value="3.5312E-4">
            <text:p>3.53E-04</text:p>
          </table:table-cell>
          <table:table-cell table:style-name="ce22" office:value-type="float" office:value="0.0077607">
            <text:p>7.76E-03</text:p>
          </table:table-cell>
        </table:table-row>
        <table:table-row table:style-name="ro2">
          <table:table-cell table:style-name="ce22" office:value-type="float" office:value="5325.2">
            <text:p>5.33E+03</text:p>
          </table:table-cell>
          <table:table-cell table:style-name="ce22" office:value-type="float" office:value="0.0082932">
            <text:p>8.29E-03</text:p>
          </table:table-cell>
          <table:table-cell table:style-name="ce22" office:value-type="float" office:value="2.7038E-4">
            <text:p>2.70E-04</text:p>
          </table:table-cell>
          <table:table-cell table:style-name="ce22" office:value-type="float" office:value="0.0078235">
            <text:p>7.82E-03</text:p>
          </table:table-cell>
        </table:table-row>
        <table:table-row table:style-name="ro2">
          <table:table-cell table:style-name="ce22" office:value-type="float" office:value="5388.1">
            <text:p>5.39E+03</text:p>
          </table:table-cell>
          <table:table-cell table:style-name="ce22" office:value-type="float" office:value="0.0083385">
            <text:p>8.34E-03</text:p>
          </table:table-cell>
          <table:table-cell table:style-name="ce22" office:value-type="float" office:value="1.9834E-4">
            <text:p>1.98E-04</text:p>
          </table:table-cell>
          <table:table-cell table:style-name="ce22" office:value-type="float" office:value="0.0078626">
            <text:p>7.86E-03</text:p>
          </table:table-cell>
        </table:table-row>
        <table:table-row table:style-name="ro2">
          <table:table-cell table:style-name="ce22" office:value-type="float" office:value="5451">
            <text:p>5.45E+03</text:p>
          </table:table-cell>
          <table:table-cell table:style-name="ce22" office:value-type="float" office:value="0.0083809">
            <text:p>8.38E-03</text:p>
          </table:table-cell>
          <table:table-cell table:style-name="ce22" office:value-type="float" office:value="1.372E-4">
            <text:p>1.37E-04</text:p>
          </table:table-cell>
          <table:table-cell table:style-name="ce22" office:value-type="float" office:value="0.0078778">
            <text:p>7.88E-03</text:p>
          </table:table-cell>
        </table:table-row>
        <table:table-row table:style-name="ro2">
          <table:table-cell table:style-name="ce22" office:value-type="float" office:value="5513.9">
            <text:p>5.51E+03</text:p>
          </table:table-cell>
          <table:table-cell table:style-name="ce22" office:value-type="float" office:value="0.0084203">
            <text:p>8.42E-03</text:p>
          </table:table-cell>
          <table:table-cell table:style-name="ce22" office:value-type="float" office:value="8.7145E-5">
            <text:p>8.71E-05</text:p>
          </table:table-cell>
          <table:table-cell table:style-name="ce22" office:value-type="float" office:value="0.0078688">
            <text:p>7.87E-03</text:p>
          </table:table-cell>
        </table:table-row>
        <table:table-row table:style-name="ro2">
          <table:table-cell table:style-name="ce22" office:value-type="float" office:value="5576.6">
            <text:p>5.58E+03</text:p>
          </table:table-cell>
          <table:table-cell table:style-name="ce22" office:value-type="float" office:value="0.0084567">
            <text:p>8.46E-03</text:p>
          </table:table-cell>
          <table:table-cell table:style-name="ce22" office:value-type="float" office:value="4.8306E-5">
            <text:p>4.83E-05</text:p>
          </table:table-cell>
          <table:table-cell table:style-name="ce22" office:value-type="float" office:value="0.0078357">
            <text:p>7.84E-03</text:p>
          </table:table-cell>
        </table:table-row>
        <table:table-row table:style-name="ro2">
          <table:table-cell table:style-name="ce22" office:value-type="float" office:value="5639.3">
            <text:p>5.64E+03</text:p>
          </table:table-cell>
          <table:table-cell table:style-name="ce22" office:value-type="float" office:value="0.0084901">
            <text:p>8.49E-03</text:p>
          </table:table-cell>
          <table:table-cell table:style-name="ce22" office:value-type="float" office:value="2.0798E-5">
            <text:p>2.08E-05</text:p>
          </table:table-cell>
          <table:table-cell table:style-name="ce22" office:value-type="float" office:value="0.0077788">
            <text:p>7.78E-03</text:p>
          </table:table-cell>
        </table:table-row>
        <table:table-row table:style-name="ro2">
          <table:table-cell table:style-name="ce22" office:value-type="float" office:value="5701.9">
            <text:p>5.70E+03</text:p>
          </table:table-cell>
          <table:table-cell table:style-name="ce22" office:value-type="float" office:value="0.0085203">
            <text:p>8.52E-03</text:p>
          </table:table-cell>
          <table:table-cell table:style-name="ce22" office:value-type="float" office:value="4.6974E-6">
            <text:p>4.70E-06</text:p>
          </table:table-cell>
          <table:table-cell table:style-name="ce22" office:value-type="float" office:value="0.0076983">
            <text:p>7.70E-03</text:p>
          </table:table-cell>
        </table:table-row>
        <table:table-row table:style-name="ro2">
          <table:table-cell table:style-name="ce22" office:value-type="float" office:value="5764.4">
            <text:p>5.76E+03</text:p>
          </table:table-cell>
          <table:table-cell table:style-name="ce22" office:value-type="float" office:value="0.0085475">
            <text:p>8.55E-03</text:p>
          </table:table-cell>
          <table:table-cell table:style-name="ce22" office:value-type="float" office:value="5.1662E-8">
            <text:p>5.17E-08</text:p>
          </table:table-cell>
          <table:table-cell table:style-name="ce22" office:value-type="float" office:value="0.0075948">
            <text:p>7.59E-03</text:p>
          </table:table-cell>
        </table:table-row>
        <table:table-row table:style-name="ro2">
          <table:table-cell table:style-name="ce22" office:value-type="float" office:value="5826.8">
            <text:p>5.83E+03</text:p>
          </table:table-cell>
          <table:table-cell table:style-name="ce22" office:value-type="float" office:value="0.0085714">
            <text:p>8.57E-03</text:p>
          </table:table-cell>
          <table:table-cell table:style-name="ce22" office:value-type="float" office:value="6.8737E-6">
            <text:p>6.87E-06</text:p>
          </table:table-cell>
          <table:table-cell table:style-name="ce22" office:value-type="float" office:value="0.0074688">
            <text:p>7.47E-03</text:p>
          </table:table-cell>
        </table:table-row>
        <table:table-row table:style-name="ro2">
          <table:table-cell table:style-name="ce22" office:value-type="float" office:value="5889">
            <text:p>5.89E+03</text:p>
          </table:table-cell>
          <table:table-cell table:style-name="ce22" office:value-type="float" office:value="0.0085922">
            <text:p>8.59E-03</text:p>
          </table:table-cell>
          <table:table-cell table:style-name="ce22" office:value-type="float" office:value="2.5144E-5">
            <text:p>2.51E-05</text:p>
          </table:table-cell>
          <table:table-cell table:style-name="ce22" office:value-type="float" office:value="0.0073211">
            <text:p>7.32E-03</text:p>
          </table:table-cell>
        </table:table-row>
        <table:table-row table:style-name="ro2">
          <table:table-cell table:style-name="ce22" office:value-type="float" office:value="5951.1">
            <text:p>5.95E+03</text:p>
          </table:table-cell>
          <table:table-cell table:style-name="ce22" office:value-type="float" office:value="0.0086097">
            <text:p>8.61E-03</text:p>
          </table:table-cell>
          <table:table-cell table:style-name="ce22" office:value-type="float" office:value="5.481E-5">
            <text:p>5.48E-05</text:p>
          </table:table-cell>
          <table:table-cell table:style-name="ce22" office:value-type="float" office:value="0.0071527">
            <text:p>7.15E-03</text:p>
          </table:table-cell>
        </table:table-row>
        <table:table-row table:style-name="ro2">
          <table:table-cell table:style-name="ce22" office:value-type="float" office:value="6013.1">
            <text:p>6.01E+03</text:p>
          </table:table-cell>
          <table:table-cell table:style-name="ce22" office:value-type="float" office:value="0.0086239">
            <text:p>8.62E-03</text:p>
          </table:table-cell>
          <table:table-cell table:style-name="ce22" office:value-type="float" office:value="9.5786E-5">
            <text:p>9.58E-05</text:p>
          </table:table-cell>
          <table:table-cell table:style-name="ce22" office:value-type="float" office:value="0.0069644">
            <text:p>6.96E-03</text:p>
          </table:table-cell>
        </table:table-row>
        <table:table-row table:style-name="ro2">
          <table:table-cell table:style-name="ce22" office:value-type="float" office:value="6074.9">
            <text:p>6.07E+03</text:p>
          </table:table-cell>
          <table:table-cell table:style-name="ce22" office:value-type="float" office:value="0.0086349">
            <text:p>8.63E-03</text:p>
          </table:table-cell>
          <table:table-cell table:style-name="ce22" office:value-type="float" office:value="1.4795E-4">
            <text:p>1.48E-04</text:p>
          </table:table-cell>
          <table:table-cell table:style-name="ce22" office:value-type="float" office:value="0.0067575">
            <text:p>6.76E-03</text:p>
          </table:table-cell>
        </table:table-row>
        <table:table-row table:style-name="ro2">
          <table:table-cell table:style-name="ce22" office:value-type="float" office:value="6136.6">
            <text:p>6.14E+03</text:p>
          </table:table-cell>
          <table:table-cell table:style-name="ce22" office:value-type="float" office:value="0.0086425">
            <text:p>8.64E-03</text:p>
          </table:table-cell>
          <table:table-cell table:style-name="ce22" office:value-type="float" office:value="2.1116E-4">
            <text:p>2.11E-04</text:p>
          </table:table-cell>
          <table:table-cell table:style-name="ce22" office:value-type="float" office:value="0.0065333">
            <text:p>6.53E-03</text:p>
          </table:table-cell>
        </table:table-row>
        <table:table-row table:style-name="ro2">
          <table:table-cell table:style-name="ce22" office:value-type="float" office:value="6198.1">
            <text:p>6.20E+03</text:p>
          </table:table-cell>
          <table:table-cell table:style-name="ce22" office:value-type="float" office:value="0.0086467">
            <text:p>8.65E-03</text:p>
          </table:table-cell>
          <table:table-cell table:style-name="ce22" office:value-type="float" office:value="2.8523E-4">
            <text:p>2.85E-04</text:p>
          </table:table-cell>
          <table:table-cell table:style-name="ce22" office:value-type="float" office:value="0.006293">
            <text:p>6.29E-03</text:p>
          </table:table-cell>
        </table:table-row>
        <table:table-row table:style-name="ro2">
          <table:table-cell table:style-name="ce22" office:value-type="float" office:value="6259.4">
            <text:p>6.26E+03</text:p>
          </table:table-cell>
          <table:table-cell table:style-name="ce22" office:value-type="float" office:value="0.0086476">
            <text:p>8.65E-03</text:p>
          </table:table-cell>
          <table:table-cell table:style-name="ce22" office:value-type="float" office:value="3.6994E-4">
            <text:p>3.70E-04</text:p>
          </table:table-cell>
          <table:table-cell table:style-name="ce22" office:value-type="float" office:value="0.0060382">
            <text:p>6.04E-03</text:p>
          </table:table-cell>
        </table:table-row>
        <table:table-row table:style-name="ro2">
          <table:table-cell table:style-name="ce22" office:value-type="float" office:value="6320.5">
            <text:p>6.32E+03</text:p>
          </table:table-cell>
          <table:table-cell table:style-name="ce22" office:value-type="float" office:value="0.0086451">
            <text:p>8.65E-03</text:p>
          </table:table-cell>
          <table:table-cell table:style-name="ce22" office:value-type="float" office:value="4.6505E-4">
            <text:p>4.65E-04</text:p>
          </table:table-cell>
          <table:table-cell table:style-name="ce22" office:value-type="float" office:value="0.0057704">
            <text:p>5.77E-03</text:p>
          </table:table-cell>
        </table:table-row>
        <table:table-row table:style-name="ro2">
          <table:table-cell table:style-name="ce22" office:value-type="float" office:value="6381.4">
            <text:p>6.38E+03</text:p>
          </table:table-cell>
          <table:table-cell table:style-name="ce22" office:value-type="float" office:value="0.0086392">
            <text:p>8.64E-03</text:p>
          </table:table-cell>
          <table:table-cell table:style-name="ce22" office:value-type="float" office:value="5.7028E-4">
            <text:p>5.70E-04</text:p>
          </table:table-cell>
          <table:table-cell table:style-name="ce22" office:value-type="float" office:value="0.0054913">
            <text:p>5.49E-03</text:p>
          </table:table-cell>
        </table:table-row>
        <table:table-row table:style-name="ro2">
          <table:table-cell table:style-name="ce22" office:value-type="float" office:value="6442.1">
            <text:p>6.44E+03</text:p>
          </table:table-cell>
          <table:table-cell table:style-name="ce22" office:value-type="float" office:value="0.0086299">
            <text:p>8.63E-03</text:p>
          </table:table-cell>
          <table:table-cell table:style-name="ce22" office:value-type="float" office:value="6.8532E-4">
            <text:p>6.85E-04</text:p>
          </table:table-cell>
          <table:table-cell table:style-name="ce22" office:value-type="float" office:value="0.0052026">
            <text:p>5.20E-03</text:p>
          </table:table-cell>
        </table:table-row>
        <table:table-row table:style-name="ro2">
          <table:table-cell table:style-name="ce22" office:value-type="float" office:value="6502.6">
            <text:p>6.50E+03</text:p>
          </table:table-cell>
          <table:table-cell table:style-name="ce22" office:value-type="float" office:value="0.0086171">
            <text:p>8.62E-03</text:p>
          </table:table-cell>
          <table:table-cell table:style-name="ce22" office:value-type="float" office:value="8.0985E-4">
            <text:p>8.10E-04</text:p>
          </table:table-cell>
          <table:table-cell table:style-name="ce22" office:value-type="float" office:value="0.0049061">
            <text:p>4.91E-03</text:p>
          </table:table-cell>
        </table:table-row>
        <table:table-row table:style-name="ro2">
          <table:table-cell table:style-name="ce22" office:value-type="float" office:value="6562.9">
            <text:p>6.56E+03</text:p>
          </table:table-cell>
          <table:table-cell table:style-name="ce22" office:value-type="float" office:value="0.0086009">
            <text:p>8.60E-03</text:p>
          </table:table-cell>
          <table:table-cell table:style-name="ce22" office:value-type="float" office:value="9.4348E-4">
            <text:p>9.43E-04</text:p>
          </table:table-cell>
          <table:table-cell table:style-name="ce22" office:value-type="float" office:value="0.0046035">
            <text:p>4.60E-03</text:p>
          </table:table-cell>
        </table:table-row>
        <table:table-row table:style-name="ro2">
          <table:table-cell table:style-name="ce22" office:value-type="float" office:value="6622.9">
            <text:p>6.62E+03</text:p>
          </table:table-cell>
          <table:table-cell table:style-name="ce22" office:value-type="float" office:value="0.0085813">
            <text:p>8.58E-03</text:p>
          </table:table-cell>
          <table:table-cell table:style-name="ce22" office:value-type="float" office:value="0.0010858">
            <text:p>1.09E-03</text:p>
          </table:table-cell>
          <table:table-cell table:style-name="ce22" office:value-type="float" office:value="0.0042967">
            <text:p>4.30E-03</text:p>
          </table:table-cell>
        </table:table-row>
        <table:table-row table:style-name="ro2">
          <table:table-cell table:style-name="ce22" office:value-type="float" office:value="6682.6">
            <text:p>6.68E+03</text:p>
          </table:table-cell>
          <table:table-cell table:style-name="ce22" office:value-type="float" office:value="0.0085583">
            <text:p>8.56E-03</text:p>
          </table:table-cell>
          <table:table-cell table:style-name="ce22" office:value-type="float" office:value="0.0012365">
            <text:p>1.24E-03</text:p>
          </table:table-cell>
          <table:table-cell table:style-name="ce22" office:value-type="float" office:value="0.0039878">
            <text:p>3.99E-03</text:p>
          </table:table-cell>
        </table:table-row>
        <table:table-row table:style-name="ro2">
          <table:table-cell table:style-name="ce22" office:value-type="float" office:value="6742.2">
            <text:p>6.74E+03</text:p>
          </table:table-cell>
          <table:table-cell table:style-name="ce22" office:value-type="float" office:value="0.0085319">
            <text:p>8.53E-03</text:p>
          </table:table-cell>
          <table:table-cell table:style-name="ce22" office:value-type="float" office:value="0.001395">
            <text:p>1.40E-03</text:p>
          </table:table-cell>
          <table:table-cell table:style-name="ce22" office:value-type="float" office:value="0.0036784">
            <text:p>3.68E-03</text:p>
          </table:table-cell>
        </table:table-row>
        <table:table-row table:style-name="ro2">
          <table:table-cell table:style-name="ce22" office:value-type="float" office:value="6801.4">
            <text:p>6.80E+03</text:p>
          </table:table-cell>
          <table:table-cell table:style-name="ce22" office:value-type="float" office:value="0.008502">
            <text:p>8.50E-03</text:p>
          </table:table-cell>
          <table:table-cell table:style-name="ce22" office:value-type="float" office:value="0.001561">
            <text:p>1.56E-03</text:p>
          </table:table-cell>
          <table:table-cell table:style-name="ce22" office:value-type="float" office:value="0.0033706">
            <text:p>3.37E-03</text:p>
          </table:table-cell>
        </table:table-row>
        <table:table-row table:style-name="ro2">
          <table:table-cell table:style-name="ce22" office:value-type="float" office:value="6860.4">
            <text:p>6.86E+03</text:p>
          </table:table-cell>
          <table:table-cell table:style-name="ce22" office:value-type="float" office:value="0.0084687">
            <text:p>8.47E-03</text:p>
          </table:table-cell>
          <table:table-cell table:style-name="ce22" office:value-type="float" office:value="0.0017338">
            <text:p>1.73E-03</text:p>
          </table:table-cell>
          <table:table-cell table:style-name="ce22" office:value-type="float" office:value="0.0030663">
            <text:p>3.07E-03</text:p>
          </table:table-cell>
        </table:table-row>
        <table:table-row table:style-name="ro2">
          <table:table-cell table:style-name="ce22" office:value-type="float" office:value="6919.1">
            <text:p>6.92E+03</text:p>
          </table:table-cell>
          <table:table-cell table:style-name="ce22" office:value-type="float" office:value="0.008432">
            <text:p>8.43E-03</text:p>
          </table:table-cell>
          <table:table-cell table:style-name="ce22" office:value-type="float" office:value="0.001913">
            <text:p>1.91E-03</text:p>
          </table:table-cell>
          <table:table-cell table:style-name="ce22" office:value-type="float" office:value="0.0027673">
            <text:p>2.77E-03</text:p>
          </table:table-cell>
        </table:table-row>
        <table:table-row table:style-name="ro2">
          <table:table-cell table:style-name="ce22" office:value-type="float" office:value="6977.5">
            <text:p>6.98E+03</text:p>
          </table:table-cell>
          <table:table-cell table:style-name="ce22" office:value-type="float" office:value="0.008392">
            <text:p>8.39E-03</text:p>
          </table:table-cell>
          <table:table-cell table:style-name="ce22" office:value-type="float" office:value="0.0020981">
            <text:p>2.10E-03</text:p>
          </table:table-cell>
          <table:table-cell table:style-name="ce22" office:value-type="float" office:value="0.0024755">
            <text:p>2.48E-03</text:p>
          </table:table-cell>
        </table:table-row>
        <table:table-row table:style-name="ro2">
          <table:table-cell table:style-name="ce22" office:value-type="float" office:value="7035.6">
            <text:p>7.04E+03</text:p>
          </table:table-cell>
          <table:table-cell table:style-name="ce22" office:value-type="float" office:value="0.0083485">
            <text:p>8.35E-03</text:p>
          </table:table-cell>
          <table:table-cell table:style-name="ce22" office:value-type="float" office:value="0.0022886">
            <text:p>2.29E-03</text:p>
          </table:table-cell>
          <table:table-cell table:style-name="ce22" office:value-type="float" office:value="0.0021928">
            <text:p>2.19E-03</text:p>
          </table:table-cell>
        </table:table-row>
        <table:table-row table:style-name="ro2">
          <table:table-cell table:style-name="ce22" office:value-type="float" office:value="7093.3">
            <text:p>7.09E+03</text:p>
          </table:table-cell>
          <table:table-cell table:style-name="ce22" office:value-type="float" office:value="0.0083018">
            <text:p>8.30E-03</text:p>
          </table:table-cell>
          <table:table-cell table:style-name="ce22" office:value-type="float" office:value="0.0024838">
            <text:p>2.48E-03</text:p>
          </table:table-cell>
          <table:table-cell table:style-name="ce22" office:value-type="float" office:value="0.0019207">
            <text:p>1.92E-03</text:p>
          </table:table-cell>
        </table:table-row>
        <table:table-row table:style-name="ro2">
          <table:table-cell table:style-name="ce22" office:value-type="float" office:value="7150.8">
            <text:p>7.15E+03</text:p>
          </table:table-cell>
          <table:table-cell table:style-name="ce22" office:value-type="float" office:value="0.0082517">
            <text:p>8.25E-03</text:p>
          </table:table-cell>
          <table:table-cell table:style-name="ce22" office:value-type="float" office:value="0.0026831">
            <text:p>2.68E-03</text:p>
          </table:table-cell>
          <table:table-cell table:style-name="ce22" office:value-type="float" office:value="0.0016612">
            <text:p>1.66E-03</text:p>
          </table:table-cell>
        </table:table-row>
        <table:table-row table:style-name="ro2">
          <table:table-cell table:style-name="ce22" office:value-type="float" office:value="7207.9">
            <text:p>7.21E+03</text:p>
          </table:table-cell>
          <table:table-cell table:style-name="ce22" office:value-type="float" office:value="0.0081984">
            <text:p>8.20E-03</text:p>
          </table:table-cell>
          <table:table-cell table:style-name="ce22" office:value-type="float" office:value="0.0028861">
            <text:p>2.89E-03</text:p>
          </table:table-cell>
          <table:table-cell table:style-name="ce22" office:value-type="float" office:value="0.0014156">
            <text:p>1.42E-03</text:p>
          </table:table-cell>
        </table:table-row>
        <table:table-row table:style-name="ro2">
          <table:table-cell table:style-name="ce22" office:value-type="float" office:value="7264.7">
            <text:p>7.26E+03</text:p>
          </table:table-cell>
          <table:table-cell table:style-name="ce22" office:value-type="float" office:value="0.0081418">
            <text:p>8.14E-03</text:p>
          </table:table-cell>
          <table:table-cell table:style-name="ce22" office:value-type="float" office:value="0.003092">
            <text:p>3.09E-03</text:p>
          </table:table-cell>
          <table:table-cell table:style-name="ce22" office:value-type="float" office:value="0.0011857">
            <text:p>1.19E-03</text:p>
          </table:table-cell>
        </table:table-row>
        <table:table-row table:style-name="ro2">
          <table:table-cell table:style-name="ce22" office:value-type="float" office:value="7321.1">
            <text:p>7.32E+03</text:p>
          </table:table-cell>
          <table:table-cell table:style-name="ce22" office:value-type="float" office:value="0.008082">
            <text:p>8.08E-03</text:p>
          </table:table-cell>
          <table:table-cell table:style-name="ce22" office:value-type="float" office:value="0.0033004">
            <text:p>3.30E-03</text:p>
          </table:table-cell>
          <table:table-cell table:style-name="ce22" office:value-type="float" office:value="9.7278E-4">
            <text:p>9.73E-04</text:p>
          </table:table-cell>
        </table:table-row>
        <table:table-row table:style-name="ro2">
          <table:table-cell table:style-name="ce22" office:value-type="float" office:value="7377.2">
            <text:p>7.38E+03</text:p>
          </table:table-cell>
          <table:table-cell table:style-name="ce22" office:value-type="float" office:value="0.008019">
            <text:p>8.02E-03</text:p>
          </table:table-cell>
          <table:table-cell table:style-name="ce22" office:value-type="float" office:value="0.0035104">
            <text:p>3.51E-03</text:p>
          </table:table-cell>
          <table:table-cell table:style-name="ce22" office:value-type="float" office:value="7.782E-4">
            <text:p>7.78E-04</text:p>
          </table:table-cell>
        </table:table-row>
        <table:table-row table:style-name="ro2">
          <table:table-cell table:style-name="ce22" office:value-type="float" office:value="7432.9">
            <text:p>7.43E+03</text:p>
          </table:table-cell>
          <table:table-cell table:style-name="ce22" office:value-type="float" office:value="0.0079529">
            <text:p>7.95E-03</text:p>
          </table:table-cell>
          <table:table-cell table:style-name="ce22" office:value-type="float" office:value="0.0037216">
            <text:p>3.72E-03</text:p>
          </table:table-cell>
          <table:table-cell table:style-name="ce22" office:value-type="float" office:value="6.0317E-4">
            <text:p>6.03E-04</text:p>
          </table:table-cell>
        </table:table-row>
        <table:table-row table:style-name="ro2">
          <table:table-cell table:style-name="ce22" office:value-type="float" office:value="7488.3">
            <text:p>7.49E+03</text:p>
          </table:table-cell>
          <table:table-cell table:style-name="ce22" office:value-type="float" office:value="0.0078836">
            <text:p>7.88E-03</text:p>
          </table:table-cell>
          <table:table-cell table:style-name="ce22" office:value-type="float" office:value="0.0039333">
            <text:p>3.93E-03</text:p>
          </table:table-cell>
          <table:table-cell table:style-name="ce22" office:value-type="float" office:value="4.4878E-4">
            <text:p>4.49E-04</text:p>
          </table:table-cell>
        </table:table-row>
        <table:table-row table:style-name="ro2">
          <table:table-cell table:style-name="ce22" office:value-type="float" office:value="7543.2">
            <text:p>7.54E+03</text:p>
          </table:table-cell>
          <table:table-cell table:style-name="ce22" office:value-type="float" office:value="0.0078114">
            <text:p>7.81E-03</text:p>
          </table:table-cell>
          <table:table-cell table:style-name="ce22" office:value-type="float" office:value="0.0041448">
            <text:p>4.14E-03</text:p>
          </table:table-cell>
          <table:table-cell table:style-name="ce22" office:value-type="float" office:value="3.16E-4">
            <text:p>3.16E-04</text:p>
          </table:table-cell>
        </table:table-row>
        <table:table-row table:style-name="ro2">
          <table:table-cell table:style-name="ce22" office:value-type="float" office:value="7597.8">
            <text:p>7.60E+03</text:p>
          </table:table-cell>
          <table:table-cell table:style-name="ce22" office:value-type="float" office:value="0.0077361">
            <text:p>7.74E-03</text:p>
          </table:table-cell>
          <table:table-cell table:style-name="ce22" office:value-type="float" office:value="0.0043556">
            <text:p>4.36E-03</text:p>
          </table:table-cell>
          <table:table-cell table:style-name="ce22" office:value-type="float" office:value="2.0565E-4">
            <text:p>2.06E-04</text:p>
          </table:table-cell>
        </table:table-row>
        <table:table-row table:style-name="ro2">
          <table:table-cell table:style-name="ce22" office:value-type="float" office:value="7651.9">
            <text:p>7.65E+03</text:p>
          </table:table-cell>
          <table:table-cell table:style-name="ce22" office:value-type="float" office:value="0.0076579">
            <text:p>7.66E-03</text:p>
          </table:table-cell>
          <table:table-cell table:style-name="ce22" office:value-type="float" office:value="0.004565">
            <text:p>4.57E-03</text:p>
          </table:table-cell>
          <table:table-cell table:style-name="ce22" office:value-type="float" office:value="1.1842E-4">
            <text:p>1.18E-04</text:p>
          </table:table-cell>
        </table:table-row>
        <table:table-row table:style-name="ro2">
          <table:table-cell table:style-name="ce22" office:value-type="float" office:value="7705.7">
            <text:p>7.71E+03</text:p>
          </table:table-cell>
          <table:table-cell table:style-name="ce22" office:value-type="float" office:value="0.0075769">
            <text:p>7.58E-03</text:p>
          </table:table-cell>
          <table:table-cell table:style-name="ce22" office:value-type="float" office:value="0.0047723">
            <text:p>4.77E-03</text:p>
          </table:table-cell>
          <table:table-cell table:style-name="ce22" office:value-type="float" office:value="5.4863E-5">
            <text:p>5.49E-05</text:p>
          </table:table-cell>
        </table:table-row>
        <table:table-row table:style-name="ro2">
          <table:table-cell table:style-name="ce22" office:value-type="float" office:value="7759">
            <text:p>7.76E+03</text:p>
          </table:table-cell>
          <table:table-cell table:style-name="ce22" office:value-type="float" office:value="0.007493">
            <text:p>7.49E-03</text:p>
          </table:table-cell>
          <table:table-cell table:style-name="ce22" office:value-type="float" office:value="0.004977">
            <text:p>4.98E-03</text:p>
          </table:table-cell>
          <table:table-cell table:style-name="ce22" office:value-type="float" office:value="1.5367E-5">
            <text:p>1.54E-05</text:p>
          </table:table-cell>
        </table:table-row>
        <table:table-row table:style-name="ro2">
          <table:table-cell table:style-name="ce22" office:value-type="float" office:value="7811.9">
            <text:p>7.81E+03</text:p>
          </table:table-cell>
          <table:table-cell table:style-name="ce22" office:value-type="float" office:value="0.0074063">
            <text:p>7.41E-03</text:p>
          </table:table-cell>
          <table:table-cell table:style-name="ce22" office:value-type="float" office:value="0.0051784">
            <text:p>5.18E-03</text:p>
          </table:table-cell>
          <table:table-cell table:style-name="ce22" office:value-type="float" office:value="1.8243E-7">
            <text:p>1.82E-07</text:p>
          </table:table-cell>
        </table:table-row>
        <table:table-row table:style-name="ro2">
          <table:table-cell table:style-name="ce22" office:value-type="float" office:value="7864.4">
            <text:p>7.86E+03</text:p>
          </table:table-cell>
          <table:table-cell table:style-name="ce22" office:value-type="float" office:value="0.0073169">
            <text:p>7.32E-03</text:p>
          </table:table-cell>
          <table:table-cell table:style-name="ce22" office:value-type="float" office:value="0.0053759">
            <text:p>5.38E-03</text:p>
          </table:table-cell>
          <table:table-cell table:style-name="ce22" office:value-type="float" office:value="9.4036E-6">
            <text:p>9.40E-06</text:p>
          </table:table-cell>
        </table:table-row>
        <table:table-row table:style-name="ro2">
          <table:table-cell table:style-name="ce22" office:value-type="float" office:value="7916.5">
            <text:p>7.92E+03</text:p>
          </table:table-cell>
          <table:table-cell table:style-name="ce22" office:value-type="float" office:value="0.007225">
            <text:p>7.23E-03</text:p>
          </table:table-cell>
          <table:table-cell table:style-name="ce22" office:value-type="float" office:value="0.0055689">
            <text:p>5.57E-03</text:p>
          </table:table-cell>
          <table:table-cell table:style-name="ce22" office:value-type="float" office:value="4.2973E-5">
            <text:p>4.30E-05</text:p>
          </table:table-cell>
        </table:table-row>
        <table:table-row table:style-name="ro2">
          <table:table-cell table:style-name="ce22" office:value-type="float" office:value="7968">
            <text:p>7.97E+03</text:p>
          </table:table-cell>
          <table:table-cell table:style-name="ce22" office:value-type="float" office:value="0.0071304">
            <text:p>7.13E-03</text:p>
          </table:table-cell>
          <table:table-cell table:style-name="ce22" office:value-type="float" office:value="0.0057569">
            <text:p>5.76E-03</text:p>
          </table:table-cell>
          <table:table-cell table:style-name="ce22" office:value-type="float" office:value="1.0068E-4">
            <text:p>1.01E-04</text:p>
          </table:table-cell>
        </table:table-row>
        <table:table-row table:style-name="ro2">
          <table:table-cell table:style-name="ce22" office:value-type="float" office:value="8019.2">
            <text:p>8.02E+03</text:p>
          </table:table-cell>
          <table:table-cell table:style-name="ce22" office:value-type="float" office:value="0.0070334">
            <text:p>7.03E-03</text:p>
          </table:table-cell>
          <table:table-cell table:style-name="ce22" office:value-type="float" office:value="0.0059392">
            <text:p>5.94E-03</text:p>
          </table:table-cell>
          <table:table-cell table:style-name="ce22" office:value-type="float" office:value="1.8216E-4">
            <text:p>1.82E-04</text:p>
          </table:table-cell>
        </table:table-row>
        <table:table-row table:style-name="ro2">
          <table:table-cell table:style-name="ce22" office:value-type="float" office:value="8069.8">
            <text:p>8.07E+03</text:p>
          </table:table-cell>
          <table:table-cell table:style-name="ce22" office:value-type="float" office:value="0.0069339">
            <text:p>6.93E-03</text:p>
          </table:table-cell>
          <table:table-cell table:style-name="ce22" office:value-type="float" office:value="0.0061154">
            <text:p>6.12E-03</text:p>
          </table:table-cell>
          <table:table-cell table:style-name="ce22" office:value-type="float" office:value="2.8691E-4">
            <text:p>2.87E-04</text:p>
          </table:table-cell>
        </table:table-row>
        <table:table-row table:style-name="ro2">
          <table:table-cell table:style-name="ce22" office:value-type="float" office:value="8120">
            <text:p>8.12E+03</text:p>
          </table:table-cell>
          <table:table-cell table:style-name="ce22" office:value-type="float" office:value="0.0068322">
            <text:p>6.83E-03</text:p>
          </table:table-cell>
          <table:table-cell table:style-name="ce22" office:value-type="float" office:value="0.0062848">
            <text:p>6.28E-03</text:p>
          </table:table-cell>
          <table:table-cell table:style-name="ce22" office:value-type="float" office:value="4.1427E-4">
            <text:p>4.14E-04</text:p>
          </table:table-cell>
        </table:table-row>
        <table:table-row table:style-name="ro2">
          <table:table-cell table:style-name="ce22" office:value-type="float" office:value="8169.7">
            <text:p>8.17E+03</text:p>
          </table:table-cell>
          <table:table-cell table:style-name="ce22" office:value-type="float" office:value="0.0067282">
            <text:p>6.73E-03</text:p>
          </table:table-cell>
          <table:table-cell table:style-name="ce22" office:value-type="float" office:value="0.006447">
            <text:p>6.45E-03</text:p>
          </table:table-cell>
          <table:table-cell table:style-name="ce22" office:value-type="float" office:value="5.6344E-4">
            <text:p>5.63E-04</text:p>
          </table:table-cell>
        </table:table-row>
        <table:table-row table:style-name="ro2">
          <table:table-cell table:style-name="ce22" office:value-type="float" office:value="8218.9">
            <text:p>8.22E+03</text:p>
          </table:table-cell>
          <table:table-cell table:style-name="ce22" office:value-type="float" office:value="0.006622">
            <text:p>6.62E-03</text:p>
          </table:table-cell>
          <table:table-cell table:style-name="ce22" office:value-type="float" office:value="0.0066014">
            <text:p>6.60E-03</text:p>
          </table:table-cell>
          <table:table-cell table:style-name="ce22" office:value-type="float" office:value="7.3348E-4">
            <text:p>7.33E-04</text:p>
          </table:table-cell>
        </table:table-row>
        <table:table-row table:style-name="ro2">
          <table:table-cell table:style-name="ce22" office:value-type="float" office:value="8267.6">
            <text:p>8.27E+03</text:p>
          </table:table-cell>
          <table:table-cell table:style-name="ce22" office:value-type="float" office:value="0.0065137">
            <text:p>6.51E-03</text:p>
          </table:table-cell>
          <table:table-cell table:style-name="ce22" office:value-type="float" office:value="0.0067476">
            <text:p>6.75E-03</text:p>
          </table:table-cell>
          <table:table-cell table:style-name="ce22" office:value-type="float" office:value="9.2332E-4">
            <text:p>9.23E-04</text:p>
          </table:table-cell>
        </table:table-row>
        <table:table-row table:style-name="ro2">
          <table:table-cell table:style-name="ce22" office:value-type="float" office:value="8315.9">
            <text:p>8.32E+03</text:p>
          </table:table-cell>
          <table:table-cell table:style-name="ce22" office:value-type="float" office:value="0.0064035">
            <text:p>6.40E-03</text:p>
          </table:table-cell>
          <table:table-cell table:style-name="ce22" office:value-type="float" office:value="0.0068852">
            <text:p>6.89E-03</text:p>
          </table:table-cell>
          <table:table-cell table:style-name="ce22" office:value-type="float" office:value="0.0011318">
            <text:p>1.13E-03</text:p>
          </table:table-cell>
        </table:table-row>
        <table:table-row table:style-name="ro2">
          <table:table-cell table:style-name="ce22" office:value-type="float" office:value="8363.6">
            <text:p>8.36E+03</text:p>
          </table:table-cell>
          <table:table-cell table:style-name="ce22" office:value-type="float" office:value="0.0062914">
            <text:p>6.29E-03</text:p>
          </table:table-cell>
          <table:table-cell table:style-name="ce22" office:value-type="float" office:value="0.0070137">
            <text:p>7.01E-03</text:p>
          </table:table-cell>
          <table:table-cell table:style-name="ce22" office:value-type="float" office:value="0.0013575">
            <text:p>1.36E-03</text:p>
          </table:table-cell>
        </table:table-row>
        <table:table-row table:style-name="ro2">
          <table:table-cell table:style-name="ce22" office:value-type="float" office:value="8410.7">
            <text:p>8.41E+03</text:p>
          </table:table-cell>
          <table:table-cell table:style-name="ce22" office:value-type="float" office:value="0.0061774">
            <text:p>6.18E-03</text:p>
          </table:table-cell>
          <table:table-cell table:style-name="ce22" office:value-type="float" office:value="0.0071328">
            <text:p>7.13E-03</text:p>
          </table:table-cell>
          <table:table-cell table:style-name="ce22" office:value-type="float" office:value="0.0015992">
            <text:p>1.60E-03</text:p>
          </table:table-cell>
        </table:table-row>
        <table:table-row table:style-name="ro2">
          <table:table-cell table:style-name="ce22" office:value-type="float" office:value="8457.4">
            <text:p>8.46E+03</text:p>
          </table:table-cell>
          <table:table-cell table:style-name="ce22" office:value-type="float" office:value="0.0060617">
            <text:p>6.06E-03</text:p>
          </table:table-cell>
          <table:table-cell table:style-name="ce22" office:value-type="float" office:value="0.007242">
            <text:p>7.24E-03</text:p>
          </table:table-cell>
          <table:table-cell table:style-name="ce22" office:value-type="float" office:value="0.0018552">
            <text:p>1.86E-03</text:p>
          </table:table-cell>
        </table:table-row>
        <table:table-row table:style-name="ro2">
          <table:table-cell table:style-name="ce22" office:value-type="float" office:value="8503.5">
            <text:p>8.50E+03</text:p>
          </table:table-cell>
          <table:table-cell table:style-name="ce22" office:value-type="float" office:value="0.0059445">
            <text:p>5.94E-03</text:p>
          </table:table-cell>
          <table:table-cell table:style-name="ce22" office:value-type="float" office:value="0.007341">
            <text:p>7.34E-03</text:p>
          </table:table-cell>
          <table:table-cell table:style-name="ce22" office:value-type="float" office:value="0.0021239">
            <text:p>2.12E-03</text:p>
          </table:table-cell>
        </table:table-row>
        <table:table-row table:style-name="ro2">
          <table:table-cell table:style-name="ce22" office:value-type="float" office:value="8549.1">
            <text:p>8.55E+03</text:p>
          </table:table-cell>
          <table:table-cell table:style-name="ce22" office:value-type="float" office:value="0.0058257">
            <text:p>5.83E-03</text:p>
          </table:table-cell>
          <table:table-cell table:style-name="ce22" office:value-type="float" office:value="0.0074296">
            <text:p>7.43E-03</text:p>
          </table:table-cell>
          <table:table-cell table:style-name="ce22" office:value-type="float" office:value="0.0024037">
            <text:p>2.40E-03</text:p>
          </table:table-cell>
        </table:table-row>
        <table:table-row table:style-name="ro2">
          <table:table-cell table:style-name="ce22" office:value-type="float" office:value="8594.1">
            <text:p>8.59E+03</text:p>
          </table:table-cell>
          <table:table-cell table:style-name="ce22" office:value-type="float" office:value="0.0057055">
            <text:p>5.71E-03</text:p>
          </table:table-cell>
          <table:table-cell table:style-name="ce22" office:value-type="float" office:value="0.0075074">
            <text:p>7.51E-03</text:p>
          </table:table-cell>
          <table:table-cell table:style-name="ce22" office:value-type="float" office:value="0.0026928">
            <text:p>2.69E-03</text:p>
          </table:table-cell>
        </table:table-row>
        <table:table-row table:style-name="ro2">
          <table:table-cell table:style-name="ce22" office:value-type="float" office:value="8638.5">
            <text:p>8.64E+03</text:p>
          </table:table-cell>
          <table:table-cell table:style-name="ce22" office:value-type="float" office:value="0.005584">
            <text:p>5.58E-03</text:p>
          </table:table-cell>
          <table:table-cell table:style-name="ce22" office:value-type="float" office:value="0.0075742">
            <text:p>7.57E-03</text:p>
          </table:table-cell>
          <table:table-cell table:style-name="ce22" office:value-type="float" office:value="0.0029894">
            <text:p>2.99E-03</text:p>
          </table:table-cell>
        </table:table-row>
        <table:table-row table:style-name="ro2">
          <table:table-cell table:style-name="ce22" office:value-type="float" office:value="8682.4">
            <text:p>8.68E+03</text:p>
          </table:table-cell>
          <table:table-cell table:style-name="ce22" office:value-type="float" office:value="0.0054613">
            <text:p>5.46E-03</text:p>
          </table:table-cell>
          <table:table-cell table:style-name="ce22" office:value-type="float" office:value="0.0076297">
            <text:p>7.63E-03</text:p>
          </table:table-cell>
          <table:table-cell table:style-name="ce22" office:value-type="float" office:value="0.0032915">
            <text:p>3.29E-03</text:p>
          </table:table-cell>
        </table:table-row>
        <table:table-row table:style-name="ro2">
          <table:table-cell table:style-name="ce22" office:value-type="float" office:value="8725.8">
            <text:p>8.73E+03</text:p>
          </table:table-cell>
          <table:table-cell table:style-name="ce22" office:value-type="float" office:value="0.0053374">
            <text:p>5.34E-03</text:p>
          </table:table-cell>
          <table:table-cell table:style-name="ce22" office:value-type="float" office:value="0.0076739">
            <text:p>7.67E-03</text:p>
          </table:table-cell>
          <table:table-cell table:style-name="ce22" office:value-type="float" office:value="0.0035973">
            <text:p>3.60E-03</text:p>
          </table:table-cell>
        </table:table-row>
        <table:table-row table:style-name="ro2">
          <table:table-cell table:style-name="ce22" office:value-type="float" office:value="8768.5">
            <text:p>8.77E+03</text:p>
          </table:table-cell>
          <table:table-cell table:style-name="ce22" office:value-type="float" office:value="0.0052126">
            <text:p>5.21E-03</text:p>
          </table:table-cell>
          <table:table-cell table:style-name="ce22" office:value-type="float" office:value="0.0077066">
            <text:p>7.71E-03</text:p>
          </table:table-cell>
          <table:table-cell table:style-name="ce22" office:value-type="float" office:value="0.0039049">
            <text:p>3.90E-03</text:p>
          </table:table-cell>
        </table:table-row>
        <table:table-row table:style-name="ro2">
          <table:table-cell table:style-name="ce22" office:value-type="float" office:value="8810.7">
            <text:p>8.81E+03</text:p>
          </table:table-cell>
          <table:table-cell table:style-name="ce22" office:value-type="float" office:value="0.0050869">
            <text:p>5.09E-03</text:p>
          </table:table-cell>
          <table:table-cell table:style-name="ce22" office:value-type="float" office:value="0.0077276">
            <text:p>7.73E-03</text:p>
          </table:table-cell>
          <table:table-cell table:style-name="ce22" office:value-type="float" office:value="0.0042124">
            <text:p>4.21E-03</text:p>
          </table:table-cell>
        </table:table-row>
        <table:table-row table:style-name="ro2">
          <table:table-cell table:style-name="ce22" office:value-type="float" office:value="8852.3">
            <text:p>8.85E+03</text:p>
          </table:table-cell>
          <table:table-cell table:style-name="ce22" office:value-type="float" office:value="0.0049605">
            <text:p>4.96E-03</text:p>
          </table:table-cell>
          <table:table-cell table:style-name="ce22" office:value-type="float" office:value="0.0077369">
            <text:p>7.74E-03</text:p>
          </table:table-cell>
          <table:table-cell table:style-name="ce22" office:value-type="float" office:value="0.0045177">
            <text:p>4.52E-03</text:p>
          </table:table-cell>
        </table:table-row>
        <table:table-row table:style-name="ro2">
          <table:table-cell table:style-name="ce22" office:value-type="float" office:value="8893.3">
            <text:p>8.89E+03</text:p>
          </table:table-cell>
          <table:table-cell table:style-name="ce22" office:value-type="float" office:value="0.0048333">
            <text:p>4.83E-03</text:p>
          </table:table-cell>
          <table:table-cell table:style-name="ce22" office:value-type="float" office:value="0.0077345">
            <text:p>7.73E-03</text:p>
          </table:table-cell>
          <table:table-cell table:style-name="ce22" office:value-type="float" office:value="0.0048189">
            <text:p>4.82E-03</text:p>
          </table:table-cell>
        </table:table-row>
        <table:table-row table:style-name="ro2">
          <table:table-cell table:style-name="ce22" office:value-type="float" office:value="8933.6">
            <text:p>8.93E+03</text:p>
          </table:table-cell>
          <table:table-cell table:style-name="ce22" office:value-type="float" office:value="0.0047056">
            <text:p>4.71E-03</text:p>
          </table:table-cell>
          <table:table-cell table:style-name="ce22" office:value-type="float" office:value="0.0077203">
            <text:p>7.72E-03</text:p>
          </table:table-cell>
          <table:table-cell table:style-name="ce22" office:value-type="float" office:value="0.0051142">
            <text:p>5.11E-03</text:p>
          </table:table-cell>
        </table:table-row>
        <table:table-row table:style-name="ro2">
          <table:table-cell table:style-name="ce22" office:value-type="float" office:value="8973.4">
            <text:p>8.97E+03</text:p>
          </table:table-cell>
          <table:table-cell table:style-name="ce22" office:value-type="float" office:value="0.0045775">
            <text:p>4.58E-03</text:p>
          </table:table-cell>
          <table:table-cell table:style-name="ce22" office:value-type="float" office:value="0.0076944">
            <text:p>7.69E-03</text:p>
          </table:table-cell>
          <table:table-cell table:style-name="ce22" office:value-type="float" office:value="0.0054016">
            <text:p>5.40E-03</text:p>
          </table:table-cell>
        </table:table-row>
        <table:table-row table:style-name="ro2">
          <table:table-cell table:style-name="ce22" office:value-type="float" office:value="9012.5">
            <text:p>9.01E+03</text:p>
          </table:table-cell>
          <table:table-cell table:style-name="ce22" office:value-type="float" office:value="0.0044491">
            <text:p>4.45E-03</text:p>
          </table:table-cell>
          <table:table-cell table:style-name="ce22" office:value-type="float" office:value="0.0076569">
            <text:p>7.66E-03</text:p>
          </table:table-cell>
          <table:table-cell table:style-name="ce22" office:value-type="float" office:value="0.0056794">
            <text:p>5.68E-03</text:p>
          </table:table-cell>
        </table:table-row>
        <table:table-row table:style-name="ro2">
          <table:table-cell table:style-name="ce22" office:value-type="float" office:value="9051.1">
            <text:p>9.05E+03</text:p>
          </table:table-cell>
          <table:table-cell table:style-name="ce22" office:value-type="float" office:value="0.0043204">
            <text:p>4.32E-03</text:p>
          </table:table-cell>
          <table:table-cell table:style-name="ce22" office:value-type="float" office:value="0.0076078">
            <text:p>7.61E-03</text:p>
          </table:table-cell>
          <table:table-cell table:style-name="ce22" office:value-type="float" office:value="0.0059457">
            <text:p>5.95E-03</text:p>
          </table:table-cell>
        </table:table-row>
        <table:table-row table:style-name="ro2">
          <table:table-cell table:style-name="ce22" office:value-type="float" office:value="9089">
            <text:p>9.09E+03</text:p>
          </table:table-cell>
          <table:table-cell table:style-name="ce22" office:value-type="float" office:value="0.0041916">
            <text:p>4.19E-03</text:p>
          </table:table-cell>
          <table:table-cell table:style-name="ce22" office:value-type="float" office:value="0.0075474">
            <text:p>7.55E-03</text:p>
          </table:table-cell>
          <table:table-cell table:style-name="ce22" office:value-type="float" office:value="0.006199">
            <text:p>6.20E-03</text:p>
          </table:table-cell>
        </table:table-row>
        <table:table-row table:style-name="ro2">
          <table:table-cell table:style-name="ce22" office:value-type="float" office:value="9126.2">
            <text:p>9.13E+03</text:p>
          </table:table-cell>
          <table:table-cell table:style-name="ce22" office:value-type="float" office:value="0.0040629">
            <text:p>4.06E-03</text:p>
          </table:table-cell>
          <table:table-cell table:style-name="ce22" office:value-type="float" office:value="0.0074757">
            <text:p>7.48E-03</text:p>
          </table:table-cell>
          <table:table-cell table:style-name="ce22" office:value-type="float" office:value="0.0064375">
            <text:p>6.44E-03</text:p>
          </table:table-cell>
        </table:table-row>
        <table:table-row table:style-name="ro2">
          <table:table-cell table:style-name="ce22" office:value-type="float" office:value="9162.9">
            <text:p>9.16E+03</text:p>
          </table:table-cell>
          <table:table-cell table:style-name="ce22" office:value-type="float" office:value="0.0039343">
            <text:p>3.93E-03</text:p>
          </table:table-cell>
          <table:table-cell table:style-name="ce22" office:value-type="float" office:value="0.007393">
            <text:p>7.39E-03</text:p>
          </table:table-cell>
          <table:table-cell table:style-name="ce22" office:value-type="float" office:value="0.0066599">
            <text:p>6.66E-03</text:p>
          </table:table-cell>
        </table:table-row>
        <table:table-row table:style-name="ro2">
          <table:table-cell table:style-name="ce22" office:value-type="float" office:value="9198.9">
            <text:p>9.20E+03</text:p>
          </table:table-cell>
          <table:table-cell table:style-name="ce22" office:value-type="float" office:value="0.003806">
            <text:p>3.81E-03</text:p>
          </table:table-cell>
          <table:table-cell table:style-name="ce22" office:value-type="float" office:value="0.0072996">
            <text:p>7.30E-03</text:p>
          </table:table-cell>
          <table:table-cell table:style-name="ce22" office:value-type="float" office:value="0.0068645">
            <text:p>6.86E-03</text:p>
          </table:table-cell>
        </table:table-row>
        <table:table-row table:style-name="ro2">
          <table:table-cell table:style-name="ce22" office:value-type="float" office:value="9234.2">
            <text:p>9.23E+03</text:p>
          </table:table-cell>
          <table:table-cell table:style-name="ce22" office:value-type="float" office:value="0.003678">
            <text:p>3.68E-03</text:p>
          </table:table-cell>
          <table:table-cell table:style-name="ce22" office:value-type="float" office:value="0.0071956">
            <text:p>7.20E-03</text:p>
          </table:table-cell>
          <table:table-cell table:style-name="ce22" office:value-type="float" office:value="0.0070503">
            <text:p>7.05E-03</text:p>
          </table:table-cell>
        </table:table-row>
        <table:table-row table:style-name="ro2">
          <table:table-cell table:style-name="ce22" office:value-type="float" office:value="9268.9">
            <text:p>9.27E+03</text:p>
          </table:table-cell>
          <table:table-cell table:style-name="ce22" office:value-type="float" office:value="0.0035505">
            <text:p>3.55E-03</text:p>
          </table:table-cell>
          <table:table-cell table:style-name="ce22" office:value-type="float" office:value="0.0070816">
            <text:p>7.08E-03</text:p>
          </table:table-cell>
          <table:table-cell table:style-name="ce22" office:value-type="float" office:value="0.0072159">
            <text:p>7.22E-03</text:p>
          </table:table-cell>
        </table:table-row>
        <table:table-row table:style-name="ro2">
          <table:table-cell table:style-name="ce22" office:value-type="float" office:value="9302.9">
            <text:p>9.30E+03</text:p>
          </table:table-cell>
          <table:table-cell table:style-name="ce22" office:value-type="float" office:value="0.0034236">
            <text:p>3.42E-03</text:p>
          </table:table-cell>
          <table:table-cell table:style-name="ce22" office:value-type="float" office:value="0.0069576">
            <text:p>6.96E-03</text:p>
          </table:table-cell>
          <table:table-cell table:style-name="ce22" office:value-type="float" office:value="0.0073604">
            <text:p>7.36E-03</text:p>
          </table:table-cell>
        </table:table-row>
        <table:table-row table:style-name="ro2">
          <table:table-cell table:style-name="ce22" office:value-type="float" office:value="9336.2">
            <text:p>9.34E+03</text:p>
          </table:table-cell>
          <table:table-cell table:style-name="ce22" office:value-type="float" office:value="0.0032975">
            <text:p>3.30E-03</text:p>
          </table:table-cell>
          <table:table-cell table:style-name="ce22" office:value-type="float" office:value="0.0068243">
            <text:p>6.82E-03</text:p>
          </table:table-cell>
          <table:table-cell table:style-name="ce22" office:value-type="float" office:value="0.0074827">
            <text:p>7.48E-03</text:p>
          </table:table-cell>
        </table:table-row>
        <table:table-row table:style-name="ro2">
          <table:table-cell table:style-name="ce22" office:value-type="float" office:value="9368.9">
            <text:p>9.37E+03</text:p>
          </table:table-cell>
          <table:table-cell table:style-name="ce22" office:value-type="float" office:value="0.0031721">
            <text:p>3.17E-03</text:p>
          </table:table-cell>
          <table:table-cell table:style-name="ce22" office:value-type="float" office:value="0.0066818">
            <text:p>6.68E-03</text:p>
          </table:table-cell>
          <table:table-cell table:style-name="ce22" office:value-type="float" office:value="0.0075822">
            <text:p>7.58E-03</text:p>
          </table:table-cell>
        </table:table-row>
        <table:table-row table:style-name="ro2">
          <table:table-cell table:style-name="ce22" office:value-type="float" office:value="9400.9">
            <text:p>9.40E+03</text:p>
          </table:table-cell>
          <table:table-cell table:style-name="ce22" office:value-type="float" office:value="0.0030478">
            <text:p>3.05E-03</text:p>
          </table:table-cell>
          <table:table-cell table:style-name="ce22" office:value-type="float" office:value="0.0065308">
            <text:p>6.53E-03</text:p>
          </table:table-cell>
          <table:table-cell table:style-name="ce22" office:value-type="float" office:value="0.0076581">
            <text:p>7.66E-03</text:p>
          </table:table-cell>
        </table:table-row>
        <table:table-row table:style-name="ro2">
          <table:table-cell table:style-name="ce22" office:value-type="float" office:value="9432.2">
            <text:p>9.43E+03</text:p>
          </table:table-cell>
          <table:table-cell table:style-name="ce22" office:value-type="float" office:value="0.0029245">
            <text:p>2.92E-03</text:p>
          </table:table-cell>
          <table:table-cell table:style-name="ce22" office:value-type="float" office:value="0.0063716">
            <text:p>6.37E-03</text:p>
          </table:table-cell>
          <table:table-cell table:style-name="ce22" office:value-type="float" office:value="0.0077101">
            <text:p>7.71E-03</text:p>
          </table:table-cell>
        </table:table-row>
        <table:table-row table:style-name="ro2">
          <table:table-cell table:style-name="ce22" office:value-type="float" office:value="9462.8">
            <text:p>9.46E+03</text:p>
          </table:table-cell>
          <table:table-cell table:style-name="ce22" office:value-type="float" office:value="0.0028023">
            <text:p>2.80E-03</text:p>
          </table:table-cell>
          <table:table-cell table:style-name="ce22" office:value-type="float" office:value="0.0062047">
            <text:p>6.20E-03</text:p>
          </table:table-cell>
          <table:table-cell table:style-name="ce22" office:value-type="float" office:value="0.0077377">
            <text:p>7.74E-03</text:p>
          </table:table-cell>
        </table:table-row>
        <table:table-row table:style-name="ro2">
          <table:table-cell table:style-name="ce22" office:value-type="float" office:value="9492.7">
            <text:p>9.49E+03</text:p>
          </table:table-cell>
          <table:table-cell table:style-name="ce22" office:value-type="float" office:value="0.0026815">
            <text:p>2.68E-03</text:p>
          </table:table-cell>
          <table:table-cell table:style-name="ce22" office:value-type="float" office:value="0.0060306">
            <text:p>6.03E-03</text:p>
          </table:table-cell>
          <table:table-cell table:style-name="ce22" office:value-type="float" office:value="0.0077408">
            <text:p>7.74E-03</text:p>
          </table:table-cell>
        </table:table-row>
        <table:table-row table:style-name="ro2">
          <table:table-cell table:style-name="ce22" office:value-type="float" office:value="9522">
            <text:p>9.52E+03</text:p>
          </table:table-cell>
          <table:table-cell table:style-name="ce22" office:value-type="float" office:value="0.0025621">
            <text:p>2.56E-03</text:p>
          </table:table-cell>
          <table:table-cell table:style-name="ce22" office:value-type="float" office:value="0.0058498">
            <text:p>5.85E-03</text:p>
          </table:table-cell>
          <table:table-cell table:style-name="ce22" office:value-type="float" office:value="0.0077193">
            <text:p>7.72E-03</text:p>
          </table:table-cell>
        </table:table-row>
        <table:table-row table:style-name="ro2">
          <table:table-cell table:style-name="ce22" office:value-type="float" office:value="9550.5">
            <text:p>9.55E+03</text:p>
          </table:table-cell>
          <table:table-cell table:style-name="ce22" office:value-type="float" office:value="0.0024442">
            <text:p>2.44E-03</text:p>
          </table:table-cell>
          <table:table-cell table:style-name="ce22" office:value-type="float" office:value="0.005663">
            <text:p>5.66E-03</text:p>
          </table:table-cell>
          <table:table-cell table:style-name="ce22" office:value-type="float" office:value="0.0076734">
            <text:p>7.67E-03</text:p>
          </table:table-cell>
        </table:table-row>
        <table:table-row table:style-name="ro2">
          <table:table-cell table:style-name="ce22" office:value-type="float" office:value="9578.3">
            <text:p>9.58E+03</text:p>
          </table:table-cell>
          <table:table-cell table:style-name="ce22" office:value-type="float" office:value="0.0023279">
            <text:p>2.33E-03</text:p>
          </table:table-cell>
          <table:table-cell table:style-name="ce22" office:value-type="float" office:value="0.0054707">
            <text:p>5.47E-03</text:p>
          </table:table-cell>
          <table:table-cell table:style-name="ce22" office:value-type="float" office:value="0.0076034">
            <text:p>7.60E-03</text:p>
          </table:table-cell>
        </table:table-row>
        <table:table-row table:style-name="ro2">
          <table:table-cell table:style-name="ce22" office:value-type="float" office:value="9605.4">
            <text:p>9.61E+03</text:p>
          </table:table-cell>
          <table:table-cell table:style-name="ce22" office:value-type="float" office:value="0.0022134">
            <text:p>2.21E-03</text:p>
          </table:table-cell>
          <table:table-cell table:style-name="ce22" office:value-type="float" office:value="0.0052734">
            <text:p>5.27E-03</text:p>
          </table:table-cell>
          <table:table-cell table:style-name="ce22" office:value-type="float" office:value="0.0075097">
            <text:p>7.51E-03</text:p>
          </table:table-cell>
        </table:table-row>
        <table:table-row table:style-name="ro2">
          <table:table-cell table:style-name="ce22" office:value-type="float" office:value="9631.8">
            <text:p>9.63E+03</text:p>
          </table:table-cell>
          <table:table-cell table:style-name="ce22" office:value-type="float" office:value="0.0021008">
            <text:p>2.10E-03</text:p>
          </table:table-cell>
          <table:table-cell table:style-name="ce22" office:value-type="float" office:value="0.0050717">
            <text:p>5.07E-03</text:p>
          </table:table-cell>
          <table:table-cell table:style-name="ce22" office:value-type="float" office:value="0.0073929">
            <text:p>7.39E-03</text:p>
          </table:table-cell>
        </table:table-row>
        <table:table-row table:style-name="ro2">
          <table:table-cell table:style-name="ce22" office:value-type="float" office:value="9657.5">
            <text:p>9.66E+03</text:p>
          </table:table-cell>
          <table:table-cell table:style-name="ce22" office:value-type="float" office:value="0.0019901">
            <text:p>1.99E-03</text:p>
          </table:table-cell>
          <table:table-cell table:style-name="ce22" office:value-type="float" office:value="0.0048664">
            <text:p>4.87E-03</text:p>
          </table:table-cell>
          <table:table-cell table:style-name="ce22" office:value-type="float" office:value="0.0072537">
            <text:p>7.25E-03</text:p>
          </table:table-cell>
        </table:table-row>
        <table:table-row table:style-name="ro2">
          <table:table-cell table:style-name="ce22" office:value-type="float" office:value="9682.4">
            <text:p>9.68E+03</text:p>
          </table:table-cell>
          <table:table-cell table:style-name="ce22" office:value-type="float" office:value="0.0018814">
            <text:p>1.88E-03</text:p>
          </table:table-cell>
          <table:table-cell table:style-name="ce22" office:value-type="float" office:value="0.0046579">
            <text:p>4.66E-03</text:p>
          </table:table-cell>
          <table:table-cell table:style-name="ce22" office:value-type="float" office:value="0.007093">
            <text:p>7.09E-03</text:p>
          </table:table-cell>
        </table:table-row>
        <table:table-row table:style-name="ro2">
          <table:table-cell table:style-name="ce22" office:value-type="float" office:value="9706.7">
            <text:p>9.71E+03</text:p>
          </table:table-cell>
          <table:table-cell table:style-name="ce22" office:value-type="float" office:value="0.0017749">
            <text:p>1.77E-03</text:p>
          </table:table-cell>
          <table:table-cell table:style-name="ce22" office:value-type="float" office:value="0.004447">
            <text:p>4.45E-03</text:p>
          </table:table-cell>
          <table:table-cell table:style-name="ce22" office:value-type="float" office:value="0.0069118">
            <text:p>6.91E-03</text:p>
          </table:table-cell>
        </table:table-row>
        <table:table-row table:style-name="ro2">
          <table:table-cell table:style-name="ce22" office:value-type="float" office:value="9730.2">
            <text:p>9.73E+03</text:p>
          </table:table-cell>
          <table:table-cell table:style-name="ce22" office:value-type="float" office:value="0.0016707">
            <text:p>1.67E-03</text:p>
          </table:table-cell>
          <table:table-cell table:style-name="ce22" office:value-type="float" office:value="0.0042343">
            <text:p>4.23E-03</text:p>
          </table:table-cell>
          <table:table-cell table:style-name="ce22" office:value-type="float" office:value="0.0067113">
            <text:p>6.71E-03</text:p>
          </table:table-cell>
        </table:table-row>
        <table:table-row table:style-name="ro2">
          <table:table-cell table:style-name="ce22" office:value-type="float" office:value="9752.9">
            <text:p>9.75E+03</text:p>
          </table:table-cell>
          <table:table-cell table:style-name="ce22" office:value-type="float" office:value="0.0015689">
            <text:p>1.57E-03</text:p>
          </table:table-cell>
          <table:table-cell table:style-name="ce22" office:value-type="float" office:value="0.0040204">
            <text:p>4.02E-03</text:p>
          </table:table-cell>
          <table:table-cell table:style-name="ce22" office:value-type="float" office:value="0.0064927">
            <text:p>6.49E-03</text:p>
          </table:table-cell>
        </table:table-row>
        <table:table-row table:style-name="ro2">
          <table:table-cell table:style-name="ce22" office:value-type="float" office:value="9775">
            <text:p>9.78E+03</text:p>
          </table:table-cell>
          <table:table-cell table:style-name="ce22" office:value-type="float" office:value="0.0014695">
            <text:p>1.47E-03</text:p>
          </table:table-cell>
          <table:table-cell table:style-name="ce22" office:value-type="float" office:value="0.003806">
            <text:p>3.81E-03</text:p>
          </table:table-cell>
          <table:table-cell table:style-name="ce22" office:value-type="float" office:value="0.0062575">
            <text:p>6.26E-03</text:p>
          </table:table-cell>
        </table:table-row>
        <table:table-row table:style-name="ro2">
          <table:table-cell table:style-name="ce22" office:value-type="float" office:value="9796.2">
            <text:p>9.80E+03</text:p>
          </table:table-cell>
          <table:table-cell table:style-name="ce22" office:value-type="float" office:value="0.0013726">
            <text:p>1.37E-03</text:p>
          </table:table-cell>
          <table:table-cell table:style-name="ce22" office:value-type="float" office:value="0.0035918">
            <text:p>3.59E-03</text:p>
          </table:table-cell>
          <table:table-cell table:style-name="ce22" office:value-type="float" office:value="0.006007">
            <text:p>6.01E-03</text:p>
          </table:table-cell>
        </table:table-row>
        <table:table-row table:style-name="ro2">
          <table:table-cell table:style-name="ce22" office:value-type="float" office:value="9816.8">
            <text:p>9.82E+03</text:p>
          </table:table-cell>
          <table:table-cell table:style-name="ce22" office:value-type="float" office:value="0.0012785">
            <text:p>1.28E-03</text:p>
          </table:table-cell>
          <table:table-cell table:style-name="ce22" office:value-type="float" office:value="0.0033784">
            <text:p>3.38E-03</text:p>
          </table:table-cell>
          <table:table-cell table:style-name="ce22" office:value-type="float" office:value="0.005743">
            <text:p>5.74E-03</text:p>
          </table:table-cell>
        </table:table-row>
        <table:table-row table:style-name="ro2">
          <table:table-cell table:style-name="ce22" office:value-type="float" office:value="9836.6">
            <text:p>9.84E+03</text:p>
          </table:table-cell>
          <table:table-cell table:style-name="ce22" office:value-type="float" office:value="0.001187">
            <text:p>1.19E-03</text:p>
          </table:table-cell>
          <table:table-cell table:style-name="ce22" office:value-type="float" office:value="0.0031664">
            <text:p>3.17E-03</text:p>
          </table:table-cell>
          <table:table-cell table:style-name="ce22" office:value-type="float" office:value="0.005467">
            <text:p>5.47E-03</text:p>
          </table:table-cell>
        </table:table-row>
        <table:table-row table:style-name="ro2">
          <table:table-cell table:style-name="ce22" office:value-type="float" office:value="9855.6">
            <text:p>9.86E+03</text:p>
          </table:table-cell>
          <table:table-cell table:style-name="ce22" office:value-type="float" office:value="0.0010984">
            <text:p>1.10E-03</text:p>
          </table:table-cell>
          <table:table-cell table:style-name="ce22" office:value-type="float" office:value="0.0029566">
            <text:p>2.96E-03</text:p>
          </table:table-cell>
          <table:table-cell table:style-name="ce22" office:value-type="float" office:value="0.0051809">
            <text:p>5.18E-03</text:p>
          </table:table-cell>
        </table:table-row>
        <table:table-row table:style-name="ro2">
          <table:table-cell table:style-name="ce22" office:value-type="float" office:value="9873.9">
            <text:p>9.87E+03</text:p>
          </table:table-cell>
          <table:table-cell table:style-name="ce22" office:value-type="float" office:value="0.0010128">
            <text:p>1.01E-03</text:p>
          </table:table-cell>
          <table:table-cell table:style-name="ce22" office:value-type="float" office:value="0.0027496">
            <text:p>2.75E-03</text:p>
          </table:table-cell>
          <table:table-cell table:style-name="ce22" office:value-type="float" office:value="0.0048864">
            <text:p>4.89E-03</text:p>
          </table:table-cell>
        </table:table-row>
        <table:table-row table:style-name="ro2">
          <table:table-cell table:style-name="ce22" office:value-type="float" office:value="9891.4">
            <text:p>9.89E+03</text:p>
          </table:table-cell>
          <table:table-cell table:style-name="ce22" office:value-type="float" office:value="9.301E-4">
            <text:p>9.30E-04</text:p>
          </table:table-cell>
          <table:table-cell table:style-name="ce22" office:value-type="float" office:value="0.002546">
            <text:p>2.55E-03</text:p>
          </table:table-cell>
          <table:table-cell table:style-name="ce22" office:value-type="float" office:value="0.0045855">
            <text:p>4.59E-03</text:p>
          </table:table-cell>
        </table:table-row>
        <table:table-row table:style-name="ro2">
          <table:table-cell table:style-name="ce22" office:value-type="float" office:value="9908.2">
            <text:p>9.91E+03</text:p>
          </table:table-cell>
          <table:table-cell table:style-name="ce22" office:value-type="float" office:value="8.505E-4">
            <text:p>8.51E-04</text:p>
          </table:table-cell>
          <table:table-cell table:style-name="ce22" office:value-type="float" office:value="0.0023464">
            <text:p>2.35E-03</text:p>
          </table:table-cell>
          <table:table-cell table:style-name="ce22" office:value-type="float" office:value="0.0042799">
            <text:p>4.28E-03</text:p>
          </table:table-cell>
        </table:table-row>
        <table:table-row table:style-name="ro2">
          <table:table-cell table:style-name="ce22" office:value-type="float" office:value="9924.2">
            <text:p>9.92E+03</text:p>
          </table:table-cell>
          <table:table-cell table:style-name="ce22" office:value-type="float" office:value="7.7407E-4">
            <text:p>7.74E-04</text:p>
          </table:table-cell>
          <table:table-cell table:style-name="ce22" office:value-type="float" office:value="0.0021515">
            <text:p>2.15E-03</text:p>
          </table:table-cell>
          <table:table-cell table:style-name="ce22" office:value-type="float" office:value="0.0039718">
            <text:p>3.97E-03</text:p>
          </table:table-cell>
        </table:table-row>
        <table:table-row table:style-name="ro2">
          <table:table-cell table:style-name="ce22" office:value-type="float" office:value="9939.4">
            <text:p>9.94E+03</text:p>
          </table:table-cell>
          <table:table-cell table:style-name="ce22" office:value-type="float" office:value="7.0088E-4">
            <text:p>7.01E-04</text:p>
          </table:table-cell>
          <table:table-cell table:style-name="ce22" office:value-type="float" office:value="0.0019619">
            <text:p>1.96E-03</text:p>
          </table:table-cell>
          <table:table-cell table:style-name="ce22" office:value-type="float" office:value="0.003663">
            <text:p>3.66E-03</text:p>
          </table:table-cell>
        </table:table-row>
        <table:table-row table:style-name="ro2">
          <table:table-cell table:style-name="ce22" office:value-type="float" office:value="9953.9">
            <text:p>9.95E+03</text:p>
          </table:table-cell>
          <table:table-cell table:style-name="ce22" office:value-type="float" office:value="6.3098E-4">
            <text:p>6.31E-04</text:p>
          </table:table-cell>
          <table:table-cell table:style-name="ce22" office:value-type="float" office:value="0.0017781">
            <text:p>1.78E-03</text:p>
          </table:table-cell>
          <table:table-cell table:style-name="ce22" office:value-type="float" office:value="0.0033555">
            <text:p>3.36E-03</text:p>
          </table:table-cell>
        </table:table-row>
        <table:table-row table:style-name="ro2">
          <table:table-cell table:style-name="ce22" office:value-type="float" office:value="9967.5">
            <text:p>9.97E+03</text:p>
          </table:table-cell>
          <table:table-cell table:style-name="ce22" office:value-type="float" office:value="5.6447E-4">
            <text:p>5.64E-04</text:p>
          </table:table-cell>
          <table:table-cell table:style-name="ce22" office:value-type="float" office:value="0.0016007">
            <text:p>1.60E-03</text:p>
          </table:table-cell>
          <table:table-cell table:style-name="ce22" office:value-type="float" office:value="0.0030512">
            <text:p>3.05E-03</text:p>
          </table:table-cell>
        </table:table-row>
        <table:table-row table:style-name="ro2">
          <table:table-cell table:style-name="ce22" office:value-type="float" office:value="9980.5">
            <text:p>9.98E+03</text:p>
          </table:table-cell>
          <table:table-cell table:style-name="ce22" office:value-type="float" office:value="5.0139E-4">
            <text:p>5.01E-04</text:p>
          </table:table-cell>
          <table:table-cell table:style-name="ce22" office:value-type="float" office:value="0.0014303">
            <text:p>1.43E-03</text:p>
          </table:table-cell>
          <table:table-cell table:style-name="ce22" office:value-type="float" office:value="0.0027522">
            <text:p>2.75E-03</text:p>
          </table:table-cell>
        </table:table-row>
        <table:table-row table:style-name="ro2">
          <table:table-cell table:style-name="ce22" office:value-type="float" office:value="9992.6">
            <text:p>9.99E+03</text:p>
          </table:table-cell>
          <table:table-cell table:style-name="ce22" office:value-type="float" office:value="4.4182E-4">
            <text:p>4.42E-04</text:p>
          </table:table-cell>
          <table:table-cell table:style-name="ce22" office:value-type="float" office:value="0.0012674">
            <text:p>1.27E-03</text:p>
          </table:table-cell>
          <table:table-cell table:style-name="ce22" office:value-type="float" office:value="0.0024603">
            <text:p>2.46E-03</text:p>
          </table:table-cell>
        </table:table-row>
        <table:table-row table:style-name="ro2">
          <table:table-cell table:style-name="ce22" office:value-type="float" office:value="10004">
            <text:p>1.00E+04</text:p>
          </table:table-cell>
          <table:table-cell table:style-name="ce22" office:value-type="float" office:value="3.8581E-4">
            <text:p>3.86E-04</text:p>
          </table:table-cell>
          <table:table-cell table:style-name="ce22" office:value-type="float" office:value="0.0011125">
            <text:p>1.11E-03</text:p>
          </table:table-cell>
          <table:table-cell table:style-name="ce22" office:value-type="float" office:value="0.0021773">
            <text:p>2.18E-03</text:p>
          </table:table-cell>
        </table:table-row>
        <table:table-row table:style-name="ro2">
          <table:table-cell table:style-name="ce22" office:value-type="float" office:value="10015">
            <text:p>1.00E+04</text:p>
          </table:table-cell>
          <table:table-cell table:style-name="ce22" office:value-type="float" office:value="3.3341E-4">
            <text:p>3.33E-04</text:p>
          </table:table-cell>
          <table:table-cell table:style-name="ce22" office:value-type="float" office:value="9.6603E-4">
            <text:p>9.66E-04</text:p>
          </table:table-cell>
          <table:table-cell table:style-name="ce22" office:value-type="float" office:value="0.0019051">
            <text:p>1.91E-03</text:p>
          </table:table-cell>
        </table:table-row>
        <table:table-row table:style-name="ro2">
          <table:table-cell table:style-name="ce22" office:value-type="float" office:value="10024">
            <text:p>1.00E+04</text:p>
          </table:table-cell>
          <table:table-cell table:style-name="ce22" office:value-type="float" office:value="2.8469E-4">
            <text:p>2.85E-04</text:p>
          </table:table-cell>
          <table:table-cell table:style-name="ce22" office:value-type="float" office:value="8.2853E-4">
            <text:p>8.29E-04</text:p>
          </table:table-cell>
          <table:table-cell table:style-name="ce22" office:value-type="float" office:value="0.0016454">
            <text:p>1.65E-03</text:p>
          </table:table-cell>
        </table:table-row>
        <table:table-row table:style-name="ro2">
          <table:table-cell table:style-name="ce22" office:value-type="float" office:value="10033">
            <text:p>1.00E+04</text:p>
          </table:table-cell>
          <table:table-cell table:style-name="ce22" office:value-type="float" office:value="2.3968E-4">
            <text:p>2.40E-04</text:p>
          </table:table-cell>
          <table:table-cell table:style-name="ce22" office:value-type="float" office:value="7.004E-4">
            <text:p>7.00E-04</text:p>
          </table:table-cell>
          <table:table-cell table:style-name="ce22" office:value-type="float" office:value="0.0013999">
            <text:p>1.40E-03</text:p>
          </table:table-cell>
        </table:table-row>
        <table:table-row table:style-name="ro2">
          <table:table-cell table:style-name="ce22" office:value-type="float" office:value="10042">
            <text:p>1.00E+04</text:p>
          </table:table-cell>
          <table:table-cell table:style-name="ce22" office:value-type="float" office:value="1.9843E-4">
            <text:p>1.98E-04</text:p>
          </table:table-cell>
          <table:table-cell table:style-name="ce22" office:value-type="float" office:value="5.8203E-4">
            <text:p>5.82E-04</text:p>
          </table:table-cell>
          <table:table-cell table:style-name="ce22" office:value-type="float" office:value="0.0011701">
            <text:p>1.17E-03</text:p>
          </table:table-cell>
        </table:table-row>
        <table:table-row table:style-name="ro2">
          <table:table-cell table:style-name="ce22" office:value-type="float" office:value="10049">
            <text:p>1.00E+04</text:p>
          </table:table-cell>
          <table:table-cell table:style-name="ce22" office:value-type="float" office:value="1.6098E-4">
            <text:p>1.61E-04</text:p>
          </table:table-cell>
          <table:table-cell table:style-name="ce22" office:value-type="float" office:value="4.7379E-4">
            <text:p>4.74E-04</text:p>
          </table:table-cell>
          <table:table-cell table:style-name="ce22" office:value-type="float" office:value="9.5755E-4">
            <text:p>9.58E-04</text:p>
          </table:table-cell>
        </table:table-row>
        <table:table-row table:style-name="ro2">
          <table:table-cell table:style-name="ce22" office:value-type="float" office:value="10056">
            <text:p>1.01E+04</text:p>
          </table:table-cell>
          <table:table-cell table:style-name="ce22" office:value-type="float" office:value="1.2738E-4">
            <text:p>1.27E-04</text:p>
          </table:table-cell>
          <table:table-cell table:style-name="ce22" office:value-type="float" office:value="3.7602E-4">
            <text:p>3.76E-04</text:p>
          </table:table-cell>
          <table:table-cell table:style-name="ce22" office:value-type="float" office:value="7.6352E-4">
            <text:p>7.64E-04</text:p>
          </table:table-cell>
        </table:table-row>
        <table:table-row table:style-name="ro2">
          <table:table-cell table:style-name="ce22" office:value-type="float" office:value="10062">
            <text:p>1.01E+04</text:p>
          </table:table-cell>
          <table:table-cell table:style-name="ce22" office:value-type="float" office:value="9.7646E-5">
            <text:p>9.76E-05</text:p>
          </table:table-cell>
          <table:table-cell table:style-name="ce22" office:value-type="float" office:value="2.8902E-4">
            <text:p>2.89E-04</text:p>
          </table:table-cell>
          <table:table-cell table:style-name="ce22" office:value-type="float" office:value="5.8929E-4">
            <text:p>5.89E-04</text:p>
          </table:table-cell>
        </table:table-row>
        <table:table-row table:style-name="ro2">
          <table:table-cell table:style-name="ce22" office:value-type="float" office:value="10067">
            <text:p>1.01E+04</text:p>
          </table:table-cell>
          <table:table-cell table:style-name="ce22" office:value-type="float" office:value="7.1818E-5">
            <text:p>7.18E-05</text:p>
          </table:table-cell>
          <table:table-cell table:style-name="ce22" office:value-type="float" office:value="2.1306E-4">
            <text:p>2.13E-04</text:p>
          </table:table-cell>
          <table:table-cell table:style-name="ce22" office:value-type="float" office:value="4.3598E-4">
            <text:p>4.36E-04</text:p>
          </table:table-cell>
        </table:table-row>
        <table:table-row table:style-name="ro2">
          <table:table-cell table:style-name="ce22" office:value-type="float" office:value="10071">
            <text:p>1.01E+04</text:p>
          </table:table-cell>
          <table:table-cell table:style-name="ce22" office:value-type="float" office:value="4.992E-5">
            <text:p>4.99E-05</text:p>
          </table:table-cell>
          <table:table-cell table:style-name="ce22" office:value-type="float" office:value="1.4838E-4">
            <text:p>1.48E-04</text:p>
          </table:table-cell>
          <table:table-cell table:style-name="ce22" office:value-type="float" office:value="3.0455E-4">
            <text:p>3.05E-04</text:p>
          </table:table-cell>
        </table:table-row>
        <table:table-row table:style-name="ro2">
          <table:table-cell table:style-name="ce22" office:value-type="float" office:value="10075">
            <text:p>1.01E+04</text:p>
          </table:table-cell>
          <table:table-cell table:style-name="ce22" office:value-type="float" office:value="3.1973E-5">
            <text:p>3.20E-05</text:p>
          </table:table-cell>
          <table:table-cell table:style-name="ce22" office:value-type="float" office:value="9.5189E-5">
            <text:p>9.52E-05</text:p>
          </table:table-cell>
          <table:table-cell table:style-name="ce22" office:value-type="float" office:value="1.9585E-4">
            <text:p>1.96E-04</text:p>
          </table:table-cell>
        </table:table-row>
        <table:table-row table:style-name="ro2">
          <table:table-cell table:style-name="ce22" office:value-type="float" office:value="10077">
            <text:p>1.01E+04</text:p>
          </table:table-cell>
          <table:table-cell table:style-name="ce22" office:value-type="float" office:value="1.7995E-5">
            <text:p>1.80E-05</text:p>
          </table:table-cell>
          <table:table-cell table:style-name="ce22" office:value-type="float" office:value="5.3641E-5">
            <text:p>5.36E-05</text:p>
          </table:table-cell>
          <table:table-cell table:style-name="ce22" office:value-type="float" office:value="1.1058E-4">
            <text:p>1.11E-04</text:p>
          </table:table-cell>
        </table:table-row>
        <table:table-row table:style-name="ro2">
          <table:table-cell table:style-name="ce22" office:value-type="float" office:value="10079">
            <text:p>1.01E+04</text:p>
          </table:table-cell>
          <table:table-cell table:style-name="ce22" office:value-type="float" office:value="8.0013E-6">
            <text:p>8.00E-06</text:p>
          </table:table-cell>
          <table:table-cell table:style-name="ce22" office:value-type="float" office:value="2.3872E-5">
            <text:p>2.39E-05</text:p>
          </table:table-cell>
          <table:table-cell table:style-name="ce22" office:value-type="float" office:value="4.9278E-5">
            <text:p>4.93E-05</text:p>
          </table:table-cell>
        </table:table-row>
        <table:table-row table:style-name="ro2">
          <table:table-cell table:style-name="ce22" office:value-type="float" office:value="10080">
            <text:p>1.01E+04</text:p>
          </table:table-cell>
          <table:table-cell table:style-name="ce22" office:value-type="float" office:value="2.0008E-6">
            <text:p>2.00E-06</text:p>
          </table:table-cell>
          <table:table-cell table:style-name="ce22" office:value-type="float" office:value="5.9726E-6">
            <text:p>5.97E-06</text:p>
          </table:table-cell>
          <table:table-cell table:style-name="ce22" office:value-type="float" office:value="1.2339E-5">
            <text:p>1.23E-05</text:p>
          </table:table-cell>
        </table:table-row>
        <table:table-row table:number-rows-repeated="753" table:style-name="ro3"/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</table:table>
      <table:table table:name="w_r=0.5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eigenvalues</text:p>
          </table:table-cell>
          <table:table-cell table:style-name="ce21" office:value-type="string">
            <text:p>prob(u_0)</text:p>
          </table:table-cell>
          <table:table-cell table:style-name="ce21" office:value-type="string">
            <text:p>prob(u_1)</text:p>
          </table:table-cell>
          <table:table-cell table:style-name="ce21" office:value-type="string">
            <text:p>prob(u_2)</text:p>
          </table:table-cell>
          <table:table-cell table:style-name="ce24" table:formula="oooc:=SUM([.B2:.B251])" office:value-type="string">
            <text:p>1.00E+00</text:p>
          </table:table-cell>
          <table:table-cell table:style-name="ce24" table:formula="oooc:=SUM([.C2:.C251])" office:value-type="string">
            <text:p>1.00E+00</text:p>
          </table:table-cell>
          <table:table-cell table:style-name="ce24" table:formula="oooc:=SUM([.D2:.D251])" office:value-type="string">
            <text:p>1.00E+00</text:p>
          </table:table-cell>
          <table:table-cell/>
          <table:table-cell table:style-name="ce25" office:value-type="string">
            <text:p>eigenvaluerhoeigen(i,min0)eigen(i,min1)eigen(i,min2)</text:p>
          </table:table-cell>
        </table:table-row>
        <table:table-row table:style-name="ro2">
          <table:table-cell table:style-name="ce22" office:value-type="float" office:value="2.231">
            <text:p>2.23E+00</text:p>
          </table:table-cell>
          <table:table-cell table:style-name="ce22" office:value-type="float" office:value="2.1342E-6">
            <text:p>2.13E-06</text:p>
          </table:table-cell>
          <table:table-cell table:style-name="ce22" office:value-type="float" office:value="4.4815E-6">
            <text:p>4.48E-06</text:p>
          </table:table-cell>
          <table:table-cell table:style-name="ce22" office:value-type="float" office:value="8.0964E-6">
            <text:p>8.10E-06</text:p>
          </table:table-cell>
          <table:table-cell table:style-name="ce21" office:value-type="string">
            <text:p>areas sum to 1</text:p>
          </table:table-cell>
        </table:table-row>
        <table:table-row table:style-name="ro2">
          <table:table-cell table:style-name="ce22" office:value-type="float" office:value="4.1691">
            <text:p>4.17E+00</text:p>
          </table:table-cell>
          <table:table-cell table:style-name="ce22" office:value-type="float" office:value="8.7001E-6">
            <text:p>8.70E-06</text:p>
          </table:table-cell>
          <table:table-cell table:style-name="ce22" office:value-type="float" office:value="1.8255E-5">
            <text:p>1.83E-05</text:p>
          </table:table-cell>
          <table:table-cell table:style-name="ce22" office:value-type="float" office:value="3.2951E-5">
            <text:p>3.30E-05</text:p>
          </table:table-cell>
        </table:table-row>
        <table:table-row table:style-name="ro2">
          <table:table-cell table:style-name="ce22" office:value-type="float" office:value="6.3858">
            <text:p>6.39E+00</text:p>
          </table:table-cell>
          <table:table-cell table:style-name="ce22" office:value-type="float" office:value="1.9937E-5">
            <text:p>1.99E-05</text:p>
          </table:table-cell>
          <table:table-cell table:style-name="ce22" office:value-type="float" office:value="4.1779E-5">
            <text:p>4.18E-05</text:p>
          </table:table-cell>
          <table:table-cell table:style-name="ce22" office:value-type="float" office:value="7.5304E-5">
            <text:p>7.53E-05</text:p>
          </table:table-cell>
          <table:table-cell>
            <draw:frame table:end-cell-address="w_r=0.5.K21" svg:x="1.93cm" svg:y="0.05cm" svg:width="15.87cm" svg:height="9.82cm" draw:z-index="0" draw:name="Chart 4" draw:style-name="gr3">
              <draw:object draw:notify-on-update-of-ranges="'w_r=0.5'.B2:'w_r=0.5'.B251 'w_r=0.5'.C2:'w_r=0.5'.C251 'w_r=0.5'.D2:'w_r=0.5'.D251 " xlink:href="./Object 2-0" xlink:type="simple" xlink:show="embed" xlink:actuate="onLoad"/>
              <draw:image xlink:href="./ObjectReplacements/Object 2-0" xlink:show="embed" xlink:actuate="onLoad"/>
            </draw:frame>
          </table:table-cell>
        </table:table-row>
        <table:table-row table:style-name="ro2">
          <table:table-cell table:style-name="ce22" office:value-type="float" office:value="9.2055">
            <text:p>9.21E+00</text:p>
          </table:table-cell>
          <table:table-cell table:style-name="ce22" office:value-type="float" office:value="3.6075E-5">
            <text:p>3.61E-05</text:p>
          </table:table-cell>
          <table:table-cell table:style-name="ce22" office:value-type="float" office:value="7.5465E-5">
            <text:p>7.55E-05</text:p>
          </table:table-cell>
          <table:table-cell table:style-name="ce22" office:value-type="float" office:value="1.3574E-4">
            <text:p>1.36E-04</text:p>
          </table:table-cell>
        </table:table-row>
        <table:table-row table:style-name="ro2">
          <table:table-cell table:style-name="ce22" office:value-type="float" office:value="12.785">
            <text:p>1.28E+01</text:p>
          </table:table-cell>
          <table:table-cell table:style-name="ce22" office:value-type="float" office:value="5.7335E-5">
            <text:p>5.73E-05</text:p>
          </table:table-cell>
          <table:table-cell table:style-name="ce22" office:value-type="float" office:value="1.1967E-4">
            <text:p>1.20E-04</text:p>
          </table:table-cell>
          <table:table-cell table:style-name="ce22" office:value-type="float" office:value="2.147E-4">
            <text:p>2.15E-04</text:p>
          </table:table-cell>
        </table:table-row>
        <table:table-row table:style-name="ro2">
          <table:table-cell table:style-name="ce22" office:value-type="float" office:value="17.149">
            <text:p>1.71E+01</text:p>
          </table:table-cell>
          <table:table-cell table:style-name="ce22" office:value-type="float" office:value="8.3928E-5">
            <text:p>8.39E-05</text:p>
          </table:table-cell>
          <table:table-cell table:style-name="ce22" office:value-type="float" office:value="1.7469E-4">
            <text:p>1.75E-04</text:p>
          </table:table-cell>
          <table:table-cell table:style-name="ce22" office:value-type="float" office:value="3.1242E-4">
            <text:p>3.12E-04</text:p>
          </table:table-cell>
        </table:table-row>
        <table:table-row table:style-name="ro2">
          <table:table-cell table:style-name="ce22" office:value-type="float" office:value="22.299">
            <text:p>2.23E+01</text:p>
          </table:table-cell>
          <table:table-cell table:style-name="ce22" office:value-type="float" office:value="1.1605E-4">
            <text:p>1.16E-04</text:p>
          </table:table-cell>
          <table:table-cell table:style-name="ce22" office:value-type="float" office:value="2.4077E-4">
            <text:p>2.41E-04</text:p>
          </table:table-cell>
          <table:table-cell table:style-name="ce22" office:value-type="float" office:value="4.29E-4">
            <text:p>4.29E-04</text:p>
          </table:table-cell>
        </table:table-row>
        <table:table-row table:style-name="ro2">
          <table:table-cell table:style-name="ce22" office:value-type="float" office:value="28.235">
            <text:p>2.82E+01</text:p>
          </table:table-cell>
          <table:table-cell table:style-name="ce22" office:value-type="float" office:value="1.539E-4">
            <text:p>1.54E-04</text:p>
          </table:table-cell>
          <table:table-cell table:style-name="ce22" office:value-type="float" office:value="3.1809E-4">
            <text:p>3.18E-04</text:p>
          </table:table-cell>
          <table:table-cell table:style-name="ce22" office:value-type="float" office:value="5.6433E-4">
            <text:p>5.64E-04</text:p>
          </table:table-cell>
        </table:table-row>
        <table:table-row table:style-name="ro2">
          <table:table-cell table:style-name="ce22" office:value-type="float" office:value="34.954">
            <text:p>3.50E+01</text:p>
          </table:table-cell>
          <table:table-cell table:style-name="ce22" office:value-type="float" office:value="1.9763E-4">
            <text:p>1.98E-04</text:p>
          </table:table-cell>
          <table:table-cell table:style-name="ce22" office:value-type="float" office:value="4.0676E-4">
            <text:p>4.07E-04</text:p>
          </table:table-cell>
          <table:table-cell table:style-name="ce22" office:value-type="float" office:value="7.1814E-4">
            <text:p>7.18E-04</text:p>
          </table:table-cell>
        </table:table-row>
        <table:table-row table:style-name="ro2">
          <table:table-cell table:style-name="ce22" office:value-type="float" office:value="42.457">
            <text:p>4.25E+01</text:p>
          </table:table-cell>
          <table:table-cell table:style-name="ce22" office:value-type="float" office:value="2.4742E-4">
            <text:p>2.47E-04</text:p>
          </table:table-cell>
          <table:table-cell table:style-name="ce22" office:value-type="float" office:value="5.0683E-4">
            <text:p>5.07E-04</text:p>
          </table:table-cell>
          <table:table-cell table:style-name="ce22" office:value-type="float" office:value="8.8994E-4">
            <text:p>8.90E-04</text:p>
          </table:table-cell>
        </table:table-row>
        <table:table-row table:style-name="ro2">
          <table:table-cell table:style-name="ce22" office:value-type="float" office:value="50.741">
            <text:p>5.07E+01</text:p>
          </table:table-cell>
          <table:table-cell table:style-name="ce22" office:value-type="float" office:value="3.034E-4">
            <text:p>3.03E-04</text:p>
          </table:table-cell>
          <table:table-cell table:style-name="ce22" office:value-type="float" office:value="6.1827E-4">
            <text:p>6.18E-04</text:p>
          </table:table-cell>
          <table:table-cell table:style-name="ce22" office:value-type="float" office:value="0.0010791">
            <text:p>1.08E-03</text:p>
          </table:table-cell>
        </table:table-row>
        <table:table-row table:style-name="ro2">
          <table:table-cell table:style-name="ce22" office:value-type="float" office:value="59.806">
            <text:p>5.98E+01</text:p>
          </table:table-cell>
          <table:table-cell table:style-name="ce22" office:value-type="float" office:value="3.657E-4">
            <text:p>3.66E-04</text:p>
          </table:table-cell>
          <table:table-cell table:style-name="ce22" office:value-type="float" office:value="7.41E-4">
            <text:p>7.41E-04</text:p>
          </table:table-cell>
          <table:table-cell table:style-name="ce22" office:value-type="float" office:value="0.0012848">
            <text:p>1.28E-03</text:p>
          </table:table-cell>
        </table:table-row>
        <table:table-row table:style-name="ro2">
          <table:table-cell table:style-name="ce22" office:value-type="float" office:value="69.651">
            <text:p>6.97E+01</text:p>
          </table:table-cell>
          <table:table-cell table:style-name="ce22" office:value-type="float" office:value="4.3444E-4">
            <text:p>4.34E-04</text:p>
          </table:table-cell>
          <table:table-cell table:style-name="ce22" office:value-type="float" office:value="8.7486E-4">
            <text:p>8.75E-04</text:p>
          </table:table-cell>
          <table:table-cell table:style-name="ce22" office:value-type="float" office:value="0.001506">
            <text:p>1.51E-03</text:p>
          </table:table-cell>
        </table:table-row>
        <table:table-row table:style-name="ro2">
          <table:table-cell table:style-name="ce22" office:value-type="float" office:value="80.274">
            <text:p>8.03E+01</text:p>
          </table:table-cell>
          <table:table-cell table:style-name="ce22" office:value-type="float" office:value="5.0971E-4">
            <text:p>5.10E-04</text:p>
          </table:table-cell>
          <table:table-cell table:style-name="ce22" office:value-type="float" office:value="0.0010196">
            <text:p>1.02E-03</text:p>
          </table:table-cell>
          <table:table-cell table:style-name="ce22" office:value-type="float" office:value="0.0017415">
            <text:p>1.74E-03</text:p>
          </table:table-cell>
        </table:table-row>
        <table:table-row table:style-name="ro2">
          <table:table-cell table:style-name="ce22" office:value-type="float" office:value="91.673">
            <text:p>9.17E+01</text:p>
          </table:table-cell>
          <table:table-cell table:style-name="ce22" office:value-type="float" office:value="5.9159E-4">
            <text:p>5.92E-04</text:p>
          </table:table-cell>
          <table:table-cell table:style-name="ce22" office:value-type="float" office:value="0.0011749">
            <text:p>1.17E-03</text:p>
          </table:table-cell>
          <table:table-cell table:style-name="ce22" office:value-type="float" office:value="0.00199">
            <text:p>1.99E-03</text:p>
          </table:table-cell>
        </table:table-row>
        <table:table-row table:style-name="ro2">
          <table:table-cell table:style-name="ce22" office:value-type="float" office:value="103.85">
            <text:p>1.04E+02</text:p>
          </table:table-cell>
          <table:table-cell table:style-name="ce22" office:value-type="float" office:value="6.8014E-4">
            <text:p>6.80E-04</text:p>
          </table:table-cell>
          <table:table-cell table:style-name="ce22" office:value-type="float" office:value="0.0013405">
            <text:p>1.34E-03</text:p>
          </table:table-cell>
          <table:table-cell table:style-name="ce22" office:value-type="float" office:value="0.0022501">
            <text:p>2.25E-03</text:p>
          </table:table-cell>
        </table:table-row>
        <table:table-row table:style-name="ro2">
          <table:table-cell table:style-name="ce22" office:value-type="float" office:value="116.79">
            <text:p>1.17E+02</text:p>
          </table:table-cell>
          <table:table-cell table:style-name="ce22" office:value-type="float" office:value="7.754E-4">
            <text:p>7.75E-04</text:p>
          </table:table-cell>
          <table:table-cell table:style-name="ce22" office:value-type="float" office:value="0.0015158">
            <text:p>1.52E-03</text:p>
          </table:table-cell>
          <table:table-cell table:style-name="ce22" office:value-type="float" office:value="0.00252">
            <text:p>2.52E-03</text:p>
          </table:table-cell>
        </table:table-row>
        <table:table-row table:style-name="ro2">
          <table:table-cell table:style-name="ce22" office:value-type="float" office:value="130.51">
            <text:p>1.31E+02</text:p>
          </table:table-cell>
          <table:table-cell table:style-name="ce22" office:value-type="float" office:value="8.774E-4">
            <text:p>8.77E-04</text:p>
          </table:table-cell>
          <table:table-cell table:style-name="ce22" office:value-type="float" office:value="0.0017003">
            <text:p>1.70E-03</text:p>
          </table:table-cell>
          <table:table-cell table:style-name="ce22" office:value-type="float" office:value="0.002798">
            <text:p>2.80E-03</text:p>
          </table:table-cell>
        </table:table-row>
        <table:table-row table:style-name="ro2">
          <table:table-cell table:style-name="ce22" office:value-type="float" office:value="145">
            <text:p>1.45E+02</text:p>
          </table:table-cell>
          <table:table-cell table:style-name="ce22" office:value-type="float" office:value="9.8612E-4">
            <text:p>9.86E-04</text:p>
          </table:table-cell>
          <table:table-cell table:style-name="ce22" office:value-type="float" office:value="0.0018936">
            <text:p>1.89E-03</text:p>
          </table:table-cell>
          <table:table-cell table:style-name="ce22" office:value-type="float" office:value="0.0030822">
            <text:p>3.08E-03</text:p>
          </table:table-cell>
        </table:table-row>
        <table:table-row table:style-name="ro2">
          <table:table-cell table:style-name="ce22" office:value-type="float" office:value="160.25">
            <text:p>1.60E+02</text:p>
          </table:table-cell>
          <table:table-cell table:style-name="ce22" office:value-type="float" office:value="0.0011016">
            <text:p>1.10E-03</text:p>
          </table:table-cell>
          <table:table-cell table:style-name="ce22" office:value-type="float" office:value="0.0020948">
            <text:p>2.09E-03</text:p>
          </table:table-cell>
          <table:table-cell table:style-name="ce22" office:value-type="float" office:value="0.0033707">
            <text:p>3.37E-03</text:p>
          </table:table-cell>
        </table:table-row>
        <table:table-row table:style-name="ro2">
          <table:table-cell table:style-name="ce22" office:value-type="float" office:value="176.27">
            <text:p>1.76E+02</text:p>
          </table:table-cell>
          <table:table-cell table:style-name="ce22" office:value-type="float" office:value="0.0012237">
            <text:p>1.22E-03</text:p>
          </table:table-cell>
          <table:table-cell table:style-name="ce22" office:value-type="float" office:value="0.0023035">
            <text:p>2.30E-03</text:p>
          </table:table-cell>
          <table:table-cell table:style-name="ce22" office:value-type="float" office:value="0.0036614">
            <text:p>3.66E-03</text:p>
          </table:table-cell>
        </table:table-row>
        <table:table-row table:style-name="ro2">
          <table:table-cell table:style-name="ce22" office:value-type="float" office:value="193.05">
            <text:p>1.93E+02</text:p>
          </table:table-cell>
          <table:table-cell table:style-name="ce22" office:value-type="float" office:value="0.0013525">
            <text:p>1.35E-03</text:p>
          </table:table-cell>
          <table:table-cell table:style-name="ce22" office:value-type="float" office:value="0.0025187">
            <text:p>2.52E-03</text:p>
          </table:table-cell>
          <table:table-cell table:style-name="ce22" office:value-type="float" office:value="0.0039521">
            <text:p>3.95E-03</text:p>
          </table:table-cell>
        </table:table-row>
        <table:table-row table:style-name="ro2">
          <table:table-cell table:style-name="ce22" office:value-type="float" office:value="210.59">
            <text:p>2.11E+02</text:p>
          </table:table-cell>
          <table:table-cell table:style-name="ce22" office:value-type="float" office:value="0.0014878">
            <text:p>1.49E-03</text:p>
          </table:table-cell>
          <table:table-cell table:style-name="ce22" office:value-type="float" office:value="0.0027396">
            <text:p>2.74E-03</text:p>
          </table:table-cell>
          <table:table-cell table:style-name="ce22" office:value-type="float" office:value="0.0042408">
            <text:p>4.24E-03</text:p>
          </table:table-cell>
          <table:table-cell>
            <draw:frame table:end-cell-address="w_r=0.5.K42" svg:x="2.14cm" svg:y="0.5cm" svg:width="15.87cm" svg:height="9.82cm" draw:z-index="1" draw:name="Chart 5" draw:style-name="gr4">
              <draw:object draw:notify-on-update-of-ranges="'w_r=0.5'.A2:'w_r=0.5'.A250 " xlink:href="./Object 2-1" xlink:type="simple" xlink:show="embed" xlink:actuate="onLoad"/>
              <draw:image xlink:href="./ObjectReplacements/Object 2-1" xlink:show="embed" xlink:actuate="onLoad"/>
            </draw:frame>
          </table:table-cell>
        </table:table-row>
        <table:table-row table:style-name="ro2">
          <table:table-cell table:style-name="ce22" office:value-type="float" office:value="228.89">
            <text:p>2.29E+02</text:p>
          </table:table-cell>
          <table:table-cell table:style-name="ce22" office:value-type="float" office:value="0.0016295">
            <text:p>1.63E-03</text:p>
          </table:table-cell>
          <table:table-cell table:style-name="ce22" office:value-type="float" office:value="0.0029655">
            <text:p>2.97E-03</text:p>
          </table:table-cell>
          <table:table-cell table:style-name="ce22" office:value-type="float" office:value="0.0045252">
            <text:p>4.53E-03</text:p>
          </table:table-cell>
        </table:table-row>
        <table:table-row table:style-name="ro2">
          <table:table-cell table:style-name="ce22" office:value-type="float" office:value="247.94">
            <text:p>2.48E+02</text:p>
          </table:table-cell>
          <table:table-cell table:style-name="ce22" office:value-type="float" office:value="0.0017776">
            <text:p>1.78E-03</text:p>
          </table:table-cell>
          <table:table-cell table:style-name="ce22" office:value-type="float" office:value="0.0031954">
            <text:p>3.20E-03</text:p>
          </table:table-cell>
          <table:table-cell table:style-name="ce22" office:value-type="float" office:value="0.0048032">
            <text:p>4.80E-03</text:p>
          </table:table-cell>
        </table:table-row>
        <table:table-row table:style-name="ro2">
          <table:table-cell table:style-name="ce22" office:value-type="float" office:value="267.74">
            <text:p>2.68E+02</text:p>
          </table:table-cell>
          <table:table-cell table:style-name="ce22" office:value-type="float" office:value="0.0019319">
            <text:p>1.93E-03</text:p>
          </table:table-cell>
          <table:table-cell table:style-name="ce22" office:value-type="float" office:value="0.0034284">
            <text:p>3.43E-03</text:p>
          </table:table-cell>
          <table:table-cell table:style-name="ce22" office:value-type="float" office:value="0.0050725">
            <text:p>5.07E-03</text:p>
          </table:table-cell>
        </table:table-row>
        <table:table-row table:style-name="ro2">
          <table:table-cell table:style-name="ce22" office:value-type="float" office:value="288.29">
            <text:p>2.88E+02</text:p>
          </table:table-cell>
          <table:table-cell table:style-name="ce22" office:value-type="float" office:value="0.0020923">
            <text:p>2.09E-03</text:p>
          </table:table-cell>
          <table:table-cell table:style-name="ce22" office:value-type="float" office:value="0.0036635">
            <text:p>3.66E-03</text:p>
          </table:table-cell>
          <table:table-cell table:style-name="ce22" office:value-type="float" office:value="0.0053311">
            <text:p>5.33E-03</text:p>
          </table:table-cell>
        </table:table-row>
        <table:table-row table:style-name="ro2">
          <table:table-cell table:style-name="ce22" office:value-type="float" office:value="309.58">
            <text:p>3.10E+02</text:p>
          </table:table-cell>
          <table:table-cell table:style-name="ce22" office:value-type="float" office:value="0.0022585">
            <text:p>2.26E-03</text:p>
          </table:table-cell>
          <table:table-cell table:style-name="ce22" office:value-type="float" office:value="0.0038996">
            <text:p>3.90E-03</text:p>
          </table:table-cell>
          <table:table-cell table:style-name="ce22" office:value-type="float" office:value="0.0055767">
            <text:p>5.58E-03</text:p>
          </table:table-cell>
        </table:table-row>
        <table:table-row table:style-name="ro2">
          <table:table-cell table:style-name="ce22" office:value-type="float" office:value="331.62">
            <text:p>3.32E+02</text:p>
          </table:table-cell>
          <table:table-cell table:style-name="ce22" office:value-type="float" office:value="0.0024304">
            <text:p>2.43E-03</text:p>
          </table:table-cell>
          <table:table-cell table:style-name="ce22" office:value-type="float" office:value="0.0041358">
            <text:p>4.14E-03</text:p>
          </table:table-cell>
          <table:table-cell table:style-name="ce22" office:value-type="float" office:value="0.0058075">
            <text:p>5.81E-03</text:p>
          </table:table-cell>
        </table:table-row>
        <table:table-row table:style-name="ro2">
          <table:table-cell table:style-name="ce22" office:value-type="float" office:value="354.39">
            <text:p>3.54E+02</text:p>
          </table:table-cell>
          <table:table-cell table:style-name="ce22" office:value-type="float" office:value="0.0026078">
            <text:p>2.61E-03</text:p>
          </table:table-cell>
          <table:table-cell table:style-name="ce22" office:value-type="float" office:value="0.0043709">
            <text:p>4.37E-03</text:p>
          </table:table-cell>
          <table:table-cell table:style-name="ce22" office:value-type="float" office:value="0.0060215">
            <text:p>6.02E-03</text:p>
          </table:table-cell>
        </table:table-row>
        <table:table-row table:style-name="ro2">
          <table:table-cell table:style-name="ce22" office:value-type="float" office:value="377.9">
            <text:p>3.78E+02</text:p>
          </table:table-cell>
          <table:table-cell table:style-name="ce22" office:value-type="float" office:value="0.0027904">
            <text:p>2.79E-03</text:p>
          </table:table-cell>
          <table:table-cell table:style-name="ce22" office:value-type="float" office:value="0.004604">
            <text:p>4.60E-03</text:p>
          </table:table-cell>
          <table:table-cell table:style-name="ce22" office:value-type="float" office:value="0.006217">
            <text:p>6.22E-03</text:p>
          </table:table-cell>
        </table:table-row>
        <table:table-row table:style-name="ro2">
          <table:table-cell table:style-name="ce22" office:value-type="float" office:value="402.14">
            <text:p>4.02E+02</text:p>
          </table:table-cell>
          <table:table-cell table:style-name="ce22" office:value-type="float" office:value="0.0029781">
            <text:p>2.98E-03</text:p>
          </table:table-cell>
          <table:table-cell table:style-name="ce22" office:value-type="float" office:value="0.004834">
            <text:p>4.83E-03</text:p>
          </table:table-cell>
          <table:table-cell table:style-name="ce22" office:value-type="float" office:value="0.0063921">
            <text:p>6.39E-03</text:p>
          </table:table-cell>
        </table:table-row>
        <table:table-row table:style-name="ro2">
          <table:table-cell table:style-name="ce22" office:value-type="float" office:value="427.1">
            <text:p>4.27E+02</text:p>
          </table:table-cell>
          <table:table-cell table:style-name="ce22" office:value-type="float" office:value="0.0031704">
            <text:p>3.17E-03</text:p>
          </table:table-cell>
          <table:table-cell table:style-name="ce22" office:value-type="float" office:value="0.0050598">
            <text:p>5.06E-03</text:p>
          </table:table-cell>
          <table:table-cell table:style-name="ce22" office:value-type="float" office:value="0.0065455">
            <text:p>6.55E-03</text:p>
          </table:table-cell>
        </table:table-row>
        <table:table-row table:style-name="ro2">
          <table:table-cell table:style-name="ce22" office:value-type="float" office:value="452.79">
            <text:p>4.53E+02</text:p>
          </table:table-cell>
          <table:table-cell table:style-name="ce22" office:value-type="float" office:value="0.0033673">
            <text:p>3.37E-03</text:p>
          </table:table-cell>
          <table:table-cell table:style-name="ce22" office:value-type="float" office:value="0.0052802">
            <text:p>5.28E-03</text:p>
          </table:table-cell>
          <table:table-cell table:style-name="ce22" office:value-type="float" office:value="0.0066756">
            <text:p>6.68E-03</text:p>
          </table:table-cell>
        </table:table-row>
        <table:table-row table:style-name="ro2">
          <table:table-cell table:style-name="ce22" office:value-type="float" office:value="479.2">
            <text:p>4.79E+02</text:p>
          </table:table-cell>
          <table:table-cell table:style-name="ce22" office:value-type="float" office:value="0.0035682">
            <text:p>3.57E-03</text:p>
          </table:table-cell>
          <table:table-cell table:style-name="ce22" office:value-type="float" office:value="0.0054944">
            <text:p>5.49E-03</text:p>
          </table:table-cell>
          <table:table-cell table:style-name="ce22" office:value-type="float" office:value="0.0067815">
            <text:p>6.78E-03</text:p>
          </table:table-cell>
        </table:table-row>
        <table:table-row table:style-name="ro2">
          <table:table-cell table:style-name="ce22" office:value-type="float" office:value="506.32">
            <text:p>5.06E+02</text:p>
          </table:table-cell>
          <table:table-cell table:style-name="ce22" office:value-type="float" office:value="0.0037731">
            <text:p>3.77E-03</text:p>
          </table:table-cell>
          <table:table-cell table:style-name="ce22" office:value-type="float" office:value="0.0057012">
            <text:p>5.70E-03</text:p>
          </table:table-cell>
          <table:table-cell table:style-name="ce22" office:value-type="float" office:value="0.006862">
            <text:p>6.86E-03</text:p>
          </table:table-cell>
        </table:table-row>
        <table:table-row table:style-name="ro2">
          <table:table-cell table:style-name="ce22" office:value-type="float" office:value="534.15">
            <text:p>5.34E+02</text:p>
          </table:table-cell>
          <table:table-cell table:style-name="ce22" office:value-type="float" office:value="0.0039815">
            <text:p>3.98E-03</text:p>
          </table:table-cell>
          <table:table-cell table:style-name="ce22" office:value-type="float" office:value="0.0058996">
            <text:p>5.90E-03</text:p>
          </table:table-cell>
          <table:table-cell table:style-name="ce22" office:value-type="float" office:value="0.0069163">
            <text:p>6.92E-03</text:p>
          </table:table-cell>
        </table:table-row>
        <table:table-row table:style-name="ro2">
          <table:table-cell table:style-name="ce22" office:value-type="float" office:value="562.69">
            <text:p>5.63E+02</text:p>
          </table:table-cell>
          <table:table-cell table:style-name="ce22" office:value-type="float" office:value="0.0041931">
            <text:p>4.19E-03</text:p>
          </table:table-cell>
          <table:table-cell table:style-name="ce22" office:value-type="float" office:value="0.0060887">
            <text:p>6.09E-03</text:p>
          </table:table-cell>
          <table:table-cell table:style-name="ce22" office:value-type="float" office:value="0.006944">
            <text:p>6.94E-03</text:p>
          </table:table-cell>
        </table:table-row>
        <table:table-row table:style-name="ro2">
          <table:table-cell table:style-name="ce22" office:value-type="float" office:value="591.93">
            <text:p>5.92E+02</text:p>
          </table:table-cell>
          <table:table-cell table:style-name="ce22" office:value-type="float" office:value="0.0044075">
            <text:p>4.41E-03</text:p>
          </table:table-cell>
          <table:table-cell table:style-name="ce22" office:value-type="float" office:value="0.0062675">
            <text:p>6.27E-03</text:p>
          </table:table-cell>
          <table:table-cell table:style-name="ce22" office:value-type="float" office:value="0.0069445">
            <text:p>6.94E-03</text:p>
          </table:table-cell>
        </table:table-row>
        <table:table-row table:style-name="ro2">
          <table:table-cell table:style-name="ce22" office:value-type="float" office:value="621.87">
            <text:p>6.22E+02</text:p>
          </table:table-cell>
          <table:table-cell table:style-name="ce22" office:value-type="float" office:value="0.0046245">
            <text:p>4.62E-03</text:p>
          </table:table-cell>
          <table:table-cell table:style-name="ce22" office:value-type="float" office:value="0.0064352">
            <text:p>6.44E-03</text:p>
          </table:table-cell>
          <table:table-cell table:style-name="ce22" office:value-type="float" office:value="0.0069178">
            <text:p>6.92E-03</text:p>
          </table:table-cell>
        </table:table-row>
        <table:table-row table:style-name="ro2">
          <table:table-cell table:style-name="ce22" office:value-type="float" office:value="652.5">
            <text:p>6.53E+02</text:p>
          </table:table-cell>
          <table:table-cell table:style-name="ce22" office:value-type="float" office:value="0.0048436">
            <text:p>4.84E-03</text:p>
          </table:table-cell>
          <table:table-cell table:style-name="ce22" office:value-type="float" office:value="0.0065907">
            <text:p>6.59E-03</text:p>
          </table:table-cell>
          <table:table-cell table:style-name="ce22" office:value-type="float" office:value="0.006864">
            <text:p>6.86E-03</text:p>
          </table:table-cell>
        </table:table-row>
        <table:table-row table:style-name="ro2">
          <table:table-cell table:style-name="ce22" office:value-type="float" office:value="683.81">
            <text:p>6.84E+02</text:p>
          </table:table-cell>
          <table:table-cell table:style-name="ce22" office:value-type="float" office:value="0.0050645">
            <text:p>5.06E-03</text:p>
          </table:table-cell>
          <table:table-cell table:style-name="ce22" office:value-type="float" office:value="0.0067335">
            <text:p>6.73E-03</text:p>
          </table:table-cell>
          <table:table-cell table:style-name="ce22" office:value-type="float" office:value="0.0067832">
            <text:p>6.78E-03</text:p>
          </table:table-cell>
        </table:table-row>
        <table:table-row table:style-name="ro2">
          <table:table-cell table:style-name="ce22" office:value-type="float" office:value="715.81">
            <text:p>7.16E+02</text:p>
          </table:table-cell>
          <table:table-cell table:style-name="ce22" office:value-type="float" office:value="0.0052868">
            <text:p>5.29E-03</text:p>
          </table:table-cell>
          <table:table-cell table:style-name="ce22" office:value-type="float" office:value="0.0068627">
            <text:p>6.86E-03</text:p>
          </table:table-cell>
          <table:table-cell table:style-name="ce22" office:value-type="float" office:value="0.0066762">
            <text:p>6.68E-03</text:p>
          </table:table-cell>
        </table:table-row>
        <table:table-row table:style-name="ro2">
          <table:table-cell table:style-name="ce22" office:value-type="float" office:value="748.49">
            <text:p>7.48E+02</text:p>
          </table:table-cell>
          <table:table-cell table:style-name="ce22" office:value-type="float" office:value="0.00551">
            <text:p>5.51E-03</text:p>
          </table:table-cell>
          <table:table-cell table:style-name="ce22" office:value-type="float" office:value="0.0069776">
            <text:p>6.98E-03</text:p>
          </table:table-cell>
          <table:table-cell table:style-name="ce22" office:value-type="float" office:value="0.0065435">
            <text:p>6.54E-03</text:p>
          </table:table-cell>
        </table:table-row>
        <table:table-row table:style-name="ro2">
          <table:table-cell table:style-name="ce22" office:value-type="float" office:value="781.84">
            <text:p>7.82E+02</text:p>
          </table:table-cell>
          <table:table-cell table:style-name="ce22" office:value-type="float" office:value="0.0057339">
            <text:p>5.73E-03</text:p>
          </table:table-cell>
          <table:table-cell table:style-name="ce22" office:value-type="float" office:value="0.0070776">
            <text:p>7.08E-03</text:p>
          </table:table-cell>
          <table:table-cell table:style-name="ce22" office:value-type="float" office:value="0.0063863">
            <text:p>6.39E-03</text:p>
          </table:table-cell>
        </table:table-row>
        <table:table-row table:style-name="ro2">
          <table:table-cell table:style-name="ce22" office:value-type="float" office:value="815.86">
            <text:p>8.16E+02</text:p>
          </table:table-cell>
          <table:table-cell table:style-name="ce22" office:value-type="float" office:value="0.005958">
            <text:p>5.96E-03</text:p>
          </table:table-cell>
          <table:table-cell table:style-name="ce22" office:value-type="float" office:value="0.0071622">
            <text:p>7.16E-03</text:p>
          </table:table-cell>
          <table:table-cell table:style-name="ce22" office:value-type="float" office:value="0.0062055">
            <text:p>6.21E-03</text:p>
          </table:table-cell>
        </table:table-row>
        <table:table-row table:style-name="ro2">
          <table:table-cell table:style-name="ce22" office:value-type="float" office:value="850.54">
            <text:p>8.51E+02</text:p>
          </table:table-cell>
          <table:table-cell table:style-name="ce22" office:value-type="float" office:value="0.0061819">
            <text:p>6.18E-03</text:p>
          </table:table-cell>
          <table:table-cell table:style-name="ce22" office:value-type="float" office:value="0.007231">
            <text:p>7.23E-03</text:p>
          </table:table-cell>
          <table:table-cell table:style-name="ce22" office:value-type="float" office:value="0.0060028">
            <text:p>6.00E-03</text:p>
          </table:table-cell>
        </table:table-row>
        <table:table-row table:style-name="ro2">
          <table:table-cell table:style-name="ce22" office:value-type="float" office:value="885.88">
            <text:p>8.86E+02</text:p>
          </table:table-cell>
          <table:table-cell table:style-name="ce22" office:value-type="float" office:value="0.0064052">
            <text:p>6.41E-03</text:p>
          </table:table-cell>
          <table:table-cell table:style-name="ce22" office:value-type="float" office:value="0.0072834">
            <text:p>7.28E-03</text:p>
          </table:table-cell>
          <table:table-cell table:style-name="ce22" office:value-type="float" office:value="0.0057795">
            <text:p>5.78E-03</text:p>
          </table:table-cell>
        </table:table-row>
        <table:table-row table:style-name="ro2">
          <table:table-cell table:style-name="ce22" office:value-type="float" office:value="921.87">
            <text:p>9.22E+02</text:p>
          </table:table-cell>
          <table:table-cell table:style-name="ce22" office:value-type="float" office:value="0.0066276">
            <text:p>6.63E-03</text:p>
          </table:table-cell>
          <table:table-cell table:style-name="ce22" office:value-type="float" office:value="0.0073193">
            <text:p>7.32E-03</text:p>
          </table:table-cell>
          <table:table-cell table:style-name="ce22" office:value-type="float" office:value="0.0055375">
            <text:p>5.54E-03</text:p>
          </table:table-cell>
        </table:table-row>
        <table:table-row table:style-name="ro2">
          <table:table-cell table:style-name="ce22" office:value-type="float" office:value="958.5">
            <text:p>9.59E+02</text:p>
          </table:table-cell>
          <table:table-cell table:style-name="ce22" office:value-type="float" office:value="0.0068485">
            <text:p>6.85E-03</text:p>
          </table:table-cell>
          <table:table-cell table:style-name="ce22" office:value-type="float" office:value="0.0073383">
            <text:p>7.34E-03</text:p>
          </table:table-cell>
          <table:table-cell table:style-name="ce22" office:value-type="float" office:value="0.0052787">
            <text:p>5.28E-03</text:p>
          </table:table-cell>
        </table:table-row>
        <table:table-row table:style-name="ro2">
          <table:table-cell table:style-name="ce22" office:value-type="float" office:value="995.78">
            <text:p>9.96E+02</text:p>
          </table:table-cell>
          <table:table-cell table:style-name="ce22" office:value-type="float" office:value="0.0070677">
            <text:p>7.07E-03</text:p>
          </table:table-cell>
          <table:table-cell table:style-name="ce22" office:value-type="float" office:value="0.0073404">
            <text:p>7.34E-03</text:p>
          </table:table-cell>
          <table:table-cell table:style-name="ce22" office:value-type="float" office:value="0.0050051">
            <text:p>5.01E-03</text:p>
          </table:table-cell>
        </table:table-row>
        <table:table-row table:style-name="ro2">
          <table:table-cell table:style-name="ce22" office:value-type="float" office:value="1033.7">
            <text:p>1.03E+03</text:p>
          </table:table-cell>
          <table:table-cell table:style-name="ce22" office:value-type="float" office:value="0.0072847">
            <text:p>7.28E-03</text:p>
          </table:table-cell>
          <table:table-cell table:style-name="ce22" office:value-type="float" office:value="0.0073254">
            <text:p>7.33E-03</text:p>
          </table:table-cell>
          <table:table-cell table:style-name="ce22" office:value-type="float" office:value="0.0047189">
            <text:p>4.72E-03</text:p>
          </table:table-cell>
        </table:table-row>
        <table:table-row table:style-name="ro2">
          <table:table-cell table:style-name="ce22" office:value-type="float" office:value="1072.2">
            <text:p>1.07E+03</text:p>
          </table:table-cell>
          <table:table-cell table:style-name="ce22" office:value-type="float" office:value="0.0074991">
            <text:p>7.50E-03</text:p>
          </table:table-cell>
          <table:table-cell table:style-name="ce22" office:value-type="float" office:value="0.0072934">
            <text:p>7.29E-03</text:p>
          </table:table-cell>
          <table:table-cell table:style-name="ce22" office:value-type="float" office:value="0.0044225">
            <text:p>4.42E-03</text:p>
          </table:table-cell>
        </table:table-row>
        <table:table-row table:style-name="ro2">
          <table:table-cell table:style-name="ce22" office:value-type="float" office:value="1111.4">
            <text:p>1.11E+03</text:p>
          </table:table-cell>
          <table:table-cell table:style-name="ce22" office:value-type="float" office:value="0.0077106">
            <text:p>7.71E-03</text:p>
          </table:table-cell>
          <table:table-cell table:style-name="ce22" office:value-type="float" office:value="0.0072445">
            <text:p>7.24E-03</text:p>
          </table:table-cell>
          <table:table-cell table:style-name="ce22" office:value-type="float" office:value="0.0041181">
            <text:p>4.12E-03</text:p>
          </table:table-cell>
        </table:table-row>
        <table:table-row table:style-name="ro2">
          <table:table-cell table:style-name="ce22" office:value-type="float" office:value="1151.2">
            <text:p>1.15E+03</text:p>
          </table:table-cell>
          <table:table-cell table:style-name="ce22" office:value-type="float" office:value="0.0079187">
            <text:p>7.92E-03</text:p>
          </table:table-cell>
          <table:table-cell table:style-name="ce22" office:value-type="float" office:value="0.0071788">
            <text:p>7.18E-03</text:p>
          </table:table-cell>
          <table:table-cell table:style-name="ce22" office:value-type="float" office:value="0.0038084">
            <text:p>3.81E-03</text:p>
          </table:table-cell>
        </table:table-row>
        <table:table-row table:style-name="ro2">
          <table:table-cell table:style-name="ce22" office:value-type="float" office:value="1191.5">
            <text:p>1.19E+03</text:p>
          </table:table-cell>
          <table:table-cell table:style-name="ce22" office:value-type="float" office:value="0.0081231">
            <text:p>8.12E-03</text:p>
          </table:table-cell>
          <table:table-cell table:style-name="ce22" office:value-type="float" office:value="0.0070967">
            <text:p>7.10E-03</text:p>
          </table:table-cell>
          <table:table-cell table:style-name="ce22" office:value-type="float" office:value="0.0034957">
            <text:p>3.50E-03</text:p>
          </table:table-cell>
        </table:table-row>
        <table:table-row table:style-name="ro2">
          <table:table-cell table:style-name="ce22" office:value-type="float" office:value="1232.5">
            <text:p>1.23E+03</text:p>
          </table:table-cell>
          <table:table-cell table:style-name="ce22" office:value-type="float" office:value="0.0083235">
            <text:p>8.32E-03</text:p>
          </table:table-cell>
          <table:table-cell table:style-name="ce22" office:value-type="float" office:value="0.0069985">
            <text:p>7.00E-03</text:p>
          </table:table-cell>
          <table:table-cell table:style-name="ce22" office:value-type="float" office:value="0.0031828">
            <text:p>3.18E-03</text:p>
          </table:table-cell>
        </table:table-row>
        <table:table-row table:style-name="ro2">
          <table:table-cell table:style-name="ce22" office:value-type="float" office:value="1274.1">
            <text:p>1.27E+03</text:p>
          </table:table-cell>
          <table:table-cell table:style-name="ce22" office:value-type="float" office:value="0.0085194">
            <text:p>8.52E-03</text:p>
          </table:table-cell>
          <table:table-cell table:style-name="ce22" office:value-type="float" office:value="0.0068846">
            <text:p>6.88E-03</text:p>
          </table:table-cell>
          <table:table-cell table:style-name="ce22" office:value-type="float" office:value="0.002872">
            <text:p>2.87E-03</text:p>
          </table:table-cell>
        </table:table-row>
        <table:table-row table:style-name="ro2">
          <table:table-cell table:style-name="ce22" office:value-type="float" office:value="1316.3">
            <text:p>1.32E+03</text:p>
          </table:table-cell>
          <table:table-cell table:style-name="ce22" office:value-type="float" office:value="0.0087105">
            <text:p>8.71E-03</text:p>
          </table:table-cell>
          <table:table-cell table:style-name="ce22" office:value-type="float" office:value="0.0067556">
            <text:p>6.76E-03</text:p>
          </table:table-cell>
          <table:table-cell table:style-name="ce22" office:value-type="float" office:value="0.0025661">
            <text:p>2.57E-03</text:p>
          </table:table-cell>
        </table:table-row>
        <table:table-row table:style-name="ro2">
          <table:table-cell table:style-name="ce22" office:value-type="float" office:value="1359">
            <text:p>1.36E+03</text:p>
          </table:table-cell>
          <table:table-cell table:style-name="ce22" office:value-type="float" office:value="0.0088966">
            <text:p>8.90E-03</text:p>
          </table:table-cell>
          <table:table-cell table:style-name="ce22" office:value-type="float" office:value="0.006612">
            <text:p>6.61E-03</text:p>
          </table:table-cell>
          <table:table-cell table:style-name="ce22" office:value-type="float" office:value="0.0022674">
            <text:p>2.27E-03</text:p>
          </table:table-cell>
        </table:table-row>
        <table:table-row table:style-name="ro2">
          <table:table-cell table:style-name="ce22" office:value-type="float" office:value="1402.4">
            <text:p>1.40E+03</text:p>
          </table:table-cell>
          <table:table-cell table:style-name="ce22" office:value-type="float" office:value="0.0090772">
            <text:p>9.08E-03</text:p>
          </table:table-cell>
          <table:table-cell table:style-name="ce22" office:value-type="float" office:value="0.0064545">
            <text:p>6.45E-03</text:p>
          </table:table-cell>
          <table:table-cell table:style-name="ce22" office:value-type="float" office:value="0.0019784">
            <text:p>1.98E-03</text:p>
          </table:table-cell>
        </table:table-row>
        <table:table-row table:style-name="ro2">
          <table:table-cell table:style-name="ce22" office:value-type="float" office:value="1446.3">
            <text:p>1.45E+03</text:p>
          </table:table-cell>
          <table:table-cell table:style-name="ce22" office:value-type="float" office:value="0.009252">
            <text:p>9.25E-03</text:p>
          </table:table-cell>
          <table:table-cell table:style-name="ce22" office:value-type="float" office:value="0.0062839">
            <text:p>6.28E-03</text:p>
          </table:table-cell>
          <table:table-cell table:style-name="ce22" office:value-type="float" office:value="0.0017016">
            <text:p>1.70E-03</text:p>
          </table:table-cell>
        </table:table-row>
        <table:table-row table:style-name="ro2">
          <table:table-cell table:style-name="ce22" office:value-type="float" office:value="1490.7">
            <text:p>1.49E+03</text:p>
          </table:table-cell>
          <table:table-cell table:style-name="ce22" office:value-type="float" office:value="0.0094208">
            <text:p>9.42E-03</text:p>
          </table:table-cell>
          <table:table-cell table:style-name="ce22" office:value-type="float" office:value="0.0061009">
            <text:p>6.10E-03</text:p>
          </table:table-cell>
          <table:table-cell table:style-name="ce22" office:value-type="float" office:value="0.0014392">
            <text:p>1.44E-03</text:p>
          </table:table-cell>
        </table:table-row>
        <table:table-row table:style-name="ro2">
          <table:table-cell table:style-name="ce22" office:value-type="float" office:value="1535.8">
            <text:p>1.54E+03</text:p>
          </table:table-cell>
          <table:table-cell table:style-name="ce22" office:value-type="float" office:value="0.0095833">
            <text:p>9.58E-03</text:p>
          </table:table-cell>
          <table:table-cell table:style-name="ce22" office:value-type="float" office:value="0.0059064">
            <text:p>5.91E-03</text:p>
          </table:table-cell>
          <table:table-cell table:style-name="ce22" office:value-type="float" office:value="0.0011933">
            <text:p>1.19E-03</text:p>
          </table:table-cell>
        </table:table-row>
        <table:table-row table:style-name="ro2">
          <table:table-cell table:style-name="ce22" office:value-type="float" office:value="1581.3">
            <text:p>1.58E+03</text:p>
          </table:table-cell>
          <table:table-cell table:style-name="ce22" office:value-type="float" office:value="0.0097392">
            <text:p>9.74E-03</text:p>
          </table:table-cell>
          <table:table-cell table:style-name="ce22" office:value-type="float" office:value="0.0057014">
            <text:p>5.70E-03</text:p>
          </table:table-cell>
          <table:table-cell table:style-name="ce22" office:value-type="float" office:value="9.66E-4">
            <text:p>9.66E-04</text:p>
          </table:table-cell>
        </table:table-row>
        <table:table-row table:style-name="ro2">
          <table:table-cell table:style-name="ce22" office:value-type="float" office:value="1627.5">
            <text:p>1.63E+03</text:p>
          </table:table-cell>
          <table:table-cell table:style-name="ce22" office:value-type="float" office:value="0.0098883">
            <text:p>9.89E-03</text:p>
          </table:table-cell>
          <table:table-cell table:style-name="ce22" office:value-type="float" office:value="0.0054867">
            <text:p>5.49E-03</text:p>
          </table:table-cell>
          <table:table-cell table:style-name="ce22" office:value-type="float" office:value="7.5917E-4">
            <text:p>7.59E-04</text:p>
          </table:table-cell>
        </table:table-row>
        <table:table-row table:style-name="ro2">
          <table:table-cell table:style-name="ce22" office:value-type="float" office:value="1674.1">
            <text:p>1.67E+03</text:p>
          </table:table-cell>
          <table:table-cell table:style-name="ce22" office:value-type="float" office:value="0.01003">
            <text:p>1.00E-02</text:p>
          </table:table-cell>
          <table:table-cell table:style-name="ce22" office:value-type="float" office:value="0.0052634">
            <text:p>5.26E-03</text:p>
          </table:table-cell>
          <table:table-cell table:style-name="ce22" office:value-type="float" office:value="5.7449E-4">
            <text:p>5.74E-04</text:p>
          </table:table-cell>
        </table:table-row>
        <table:table-row table:style-name="ro2">
          <table:table-cell table:style-name="ce22" office:value-type="float" office:value="1721.3">
            <text:p>1.72E+03</text:p>
          </table:table-cell>
          <table:table-cell table:style-name="ce22" office:value-type="float" office:value="0.010165">
            <text:p>1.02E-02</text:p>
          </table:table-cell>
          <table:table-cell table:style-name="ce22" office:value-type="float" office:value="0.0050327">
            <text:p>5.03E-03</text:p>
          </table:table-cell>
          <table:table-cell table:style-name="ce22" office:value-type="float" office:value="4.135E-4">
            <text:p>4.14E-04</text:p>
          </table:table-cell>
        </table:table-row>
        <table:table-row table:style-name="ro2">
          <table:table-cell table:style-name="ce22" office:value-type="float" office:value="1769">
            <text:p>1.77E+03</text:p>
          </table:table-cell>
          <table:table-cell table:style-name="ce22" office:value-type="float" office:value="0.010292">
            <text:p>1.03E-02</text:p>
          </table:table-cell>
          <table:table-cell table:style-name="ce22" office:value-type="float" office:value="0.0047955">
            <text:p>4.80E-03</text:p>
          </table:table-cell>
          <table:table-cell table:style-name="ce22" office:value-type="float" office:value="2.7753E-4">
            <text:p>2.78E-04</text:p>
          </table:table-cell>
        </table:table-row>
        <table:table-row table:style-name="ro2">
          <table:table-cell table:style-name="ce22" office:value-type="float" office:value="1817.2">
            <text:p>1.82E+03</text:p>
          </table:table-cell>
          <table:table-cell table:style-name="ce22" office:value-type="float" office:value="0.010412">
            <text:p>1.04E-02</text:p>
          </table:table-cell>
          <table:table-cell table:style-name="ce22" office:value-type="float" office:value="0.004553">
            <text:p>4.55E-03</text:p>
          </table:table-cell>
          <table:table-cell table:style-name="ce22" office:value-type="float" office:value="1.6768E-4">
            <text:p>1.68E-04</text:p>
          </table:table-cell>
        </table:table-row>
        <table:table-row table:style-name="ro2">
          <table:table-cell table:style-name="ce22" office:value-type="float" office:value="1865.9">
            <text:p>1.87E+03</text:p>
          </table:table-cell>
          <table:table-cell table:style-name="ce22" office:value-type="float" office:value="0.010523">
            <text:p>1.05E-02</text:p>
          </table:table-cell>
          <table:table-cell table:style-name="ce22" office:value-type="float" office:value="0.0043064">
            <text:p>4.31E-03</text:p>
          </table:table-cell>
          <table:table-cell table:style-name="ce22" office:value-type="float" office:value="8.4874E-5">
            <text:p>8.49E-05</text:p>
          </table:table-cell>
        </table:table-row>
        <table:table-row table:style-name="ro2">
          <table:table-cell table:style-name="ce22" office:value-type="float" office:value="1915.1">
            <text:p>1.92E+03</text:p>
          </table:table-cell>
          <table:table-cell table:style-name="ce22" office:value-type="float" office:value="0.010627">
            <text:p>1.06E-02</text:p>
          </table:table-cell>
          <table:table-cell table:style-name="ce22" office:value-type="float" office:value="0.0040568">
            <text:p>4.06E-03</text:p>
          </table:table-cell>
          <table:table-cell table:style-name="ce22" office:value-type="float" office:value="2.9781E-5">
            <text:p>2.98E-05</text:p>
          </table:table-cell>
        </table:table-row>
        <table:table-row table:style-name="ro2">
          <table:table-cell table:style-name="ce22" office:value-type="float" office:value="1964.9">
            <text:p>1.96E+03</text:p>
          </table:table-cell>
          <table:table-cell table:style-name="ce22" office:value-type="float" office:value="0.010723">
            <text:p>1.07E-02</text:p>
          </table:table-cell>
          <table:table-cell table:style-name="ce22" office:value-type="float" office:value="0.0038054">
            <text:p>3.81E-03</text:p>
          </table:table-cell>
          <table:table-cell table:style-name="ce22" office:value-type="float" office:value="2.8578E-6">
            <text:p>2.86E-06</text:p>
          </table:table-cell>
        </table:table-row>
        <table:table-row table:style-name="ro2">
          <table:table-cell table:style-name="ce22" office:value-type="float" office:value="2015">
            <text:p>2.02E+03</text:p>
          </table:table-cell>
          <table:table-cell table:style-name="ce22" office:value-type="float" office:value="0.01081">
            <text:p>1.08E-02</text:p>
          </table:table-cell>
          <table:table-cell table:style-name="ce22" office:value-type="float" office:value="0.0035535">
            <text:p>3.55E-03</text:p>
          </table:table-cell>
          <table:table-cell table:style-name="ce22" office:value-type="float" office:value="4.3249E-6">
            <text:p>4.32E-06</text:p>
          </table:table-cell>
        </table:table-row>
        <table:table-row table:style-name="ro2">
          <table:table-cell table:style-name="ce22" office:value-type="float" office:value="2065.7">
            <text:p>2.07E+03</text:p>
          </table:table-cell>
          <table:table-cell table:style-name="ce22" office:value-type="float" office:value="0.010889">
            <text:p>1.09E-02</text:p>
          </table:table-cell>
          <table:table-cell table:style-name="ce22" office:value-type="float" office:value="0.0033021">
            <text:p>3.30E-03</text:p>
          </table:table-cell>
          <table:table-cell table:style-name="ce22" office:value-type="float" office:value="3.417E-5">
            <text:p>3.42E-05</text:p>
          </table:table-cell>
        </table:table-row>
        <table:table-row table:style-name="ro2">
          <table:table-cell table:style-name="ce22" office:value-type="float" office:value="2116.8">
            <text:p>2.12E+03</text:p>
          </table:table-cell>
          <table:table-cell table:style-name="ce22" office:value-type="float" office:value="0.010959">
            <text:p>1.10E-02</text:p>
          </table:table-cell>
          <table:table-cell table:style-name="ce22" office:value-type="float" office:value="0.0030526">
            <text:p>3.05E-03</text:p>
          </table:table-cell>
          <table:table-cell table:style-name="ce22" office:value-type="float" office:value="9.215E-5">
            <text:p>9.22E-05</text:p>
          </table:table-cell>
        </table:table-row>
        <table:table-row table:style-name="ro2">
          <table:table-cell table:style-name="ce22" office:value-type="float" office:value="2168.4">
            <text:p>2.17E+03</text:p>
          </table:table-cell>
          <table:table-cell table:style-name="ce22" office:value-type="float" office:value="0.011021">
            <text:p>1.10E-02</text:p>
          </table:table-cell>
          <table:table-cell table:style-name="ce22" office:value-type="float" office:value="0.002806">
            <text:p>2.81E-03</text:p>
          </table:table-cell>
          <table:table-cell table:style-name="ce22" office:value-type="float" office:value="1.7779E-4">
            <text:p>1.78E-04</text:p>
          </table:table-cell>
        </table:table-row>
        <table:table-row table:style-name="ro2">
          <table:table-cell table:style-name="ce22" office:value-type="float" office:value="2220.5">
            <text:p>2.22E+03</text:p>
          </table:table-cell>
          <table:table-cell table:style-name="ce22" office:value-type="float" office:value="0.011075">
            <text:p>1.11E-02</text:p>
          </table:table-cell>
          <table:table-cell table:style-name="ce22" office:value-type="float" office:value="0.0025636">
            <text:p>2.56E-03</text:p>
          </table:table-cell>
          <table:table-cell table:style-name="ce22" office:value-type="float" office:value="2.9039E-4">
            <text:p>2.90E-04</text:p>
          </table:table-cell>
        </table:table-row>
        <table:table-row table:style-name="ro2">
          <table:table-cell table:style-name="ce22" office:value-type="float" office:value="2272.9">
            <text:p>2.27E+03</text:p>
          </table:table-cell>
          <table:table-cell table:style-name="ce22" office:value-type="float" office:value="0.01112">
            <text:p>1.11E-02</text:p>
          </table:table-cell>
          <table:table-cell table:style-name="ce22" office:value-type="float" office:value="0.0023265">
            <text:p>2.33E-03</text:p>
          </table:table-cell>
          <table:table-cell table:style-name="ce22" office:value-type="float" office:value="4.2904E-4">
            <text:p>4.29E-04</text:p>
          </table:table-cell>
        </table:table-row>
        <table:table-row table:style-name="ro2">
          <table:table-cell table:style-name="ce22" office:value-type="float" office:value="2325.9">
            <text:p>2.33E+03</text:p>
          </table:table-cell>
          <table:table-cell table:style-name="ce22" office:value-type="float" office:value="0.011156">
            <text:p>1.12E-02</text:p>
          </table:table-cell>
          <table:table-cell table:style-name="ce22" office:value-type="float" office:value="0.0020958">
            <text:p>2.10E-03</text:p>
          </table:table-cell>
          <table:table-cell table:style-name="ce22" office:value-type="float" office:value="5.926E-4">
            <text:p>5.93E-04</text:p>
          </table:table-cell>
        </table:table-row>
        <table:table-row table:style-name="ro2">
          <table:table-cell table:style-name="ce22" office:value-type="float" office:value="2379.2">
            <text:p>2.38E+03</text:p>
          </table:table-cell>
          <table:table-cell table:style-name="ce22" office:value-type="float" office:value="0.011184">
            <text:p>1.12E-02</text:p>
          </table:table-cell>
          <table:table-cell table:style-name="ce22" office:value-type="float" office:value="0.0018725">
            <text:p>1.87E-03</text:p>
          </table:table-cell>
          <table:table-cell table:style-name="ce22" office:value-type="float" office:value="7.7975E-4">
            <text:p>7.80E-04</text:p>
          </table:table-cell>
        </table:table-row>
        <table:table-row table:style-name="ro2">
          <table:table-cell table:style-name="ce22" office:value-type="float" office:value="2433">
            <text:p>2.43E+03</text:p>
          </table:table-cell>
          <table:table-cell table:style-name="ce22" office:value-type="float" office:value="0.011204">
            <text:p>1.12E-02</text:p>
          </table:table-cell>
          <table:table-cell table:style-name="ce22" office:value-type="float" office:value="0.0016578">
            <text:p>1.66E-03</text:p>
          </table:table-cell>
          <table:table-cell table:style-name="ce22" office:value-type="float" office:value="9.8898E-4">
            <text:p>9.89E-04</text:p>
          </table:table-cell>
        </table:table-row>
        <table:table-row table:style-name="ro2">
          <table:table-cell table:style-name="ce22" office:value-type="float" office:value="2487.1">
            <text:p>2.49E+03</text:p>
          </table:table-cell>
          <table:table-cell table:style-name="ce22" office:value-type="float" office:value="0.011215">
            <text:p>1.12E-02</text:p>
          </table:table-cell>
          <table:table-cell table:style-name="ce22" office:value-type="float" office:value="0.0014525">
            <text:p>1.45E-03</text:p>
          </table:table-cell>
          <table:table-cell table:style-name="ce22" office:value-type="float" office:value="0.0012186">
            <text:p>1.22E-03</text:p>
          </table:table-cell>
        </table:table-row>
        <table:table-row table:style-name="ro2">
          <table:table-cell table:style-name="ce22" office:value-type="float" office:value="2541.7">
            <text:p>2.54E+03</text:p>
          </table:table-cell>
          <table:table-cell table:style-name="ce22" office:value-type="float" office:value="0.011217">
            <text:p>1.12E-02</text:p>
          </table:table-cell>
          <table:table-cell table:style-name="ce22" office:value-type="float" office:value="0.0012577">
            <text:p>1.26E-03</text:p>
          </table:table-cell>
          <table:table-cell table:style-name="ce22" office:value-type="float" office:value="0.0014667">
            <text:p>1.47E-03</text:p>
          </table:table-cell>
        </table:table-row>
        <table:table-row table:style-name="ro2">
          <table:table-cell table:style-name="ce22" office:value-type="float" office:value="2596.6">
            <text:p>2.60E+03</text:p>
          </table:table-cell>
          <table:table-cell table:style-name="ce22" office:value-type="float" office:value="0.011212">
            <text:p>1.12E-02</text:p>
          </table:table-cell>
          <table:table-cell table:style-name="ce22" office:value-type="float" office:value="0.0010743">
            <text:p>1.07E-03</text:p>
          </table:table-cell>
          <table:table-cell table:style-name="ce22" office:value-type="float" office:value="0.0017314">
            <text:p>1.73E-03</text:p>
          </table:table-cell>
        </table:table-row>
        <table:table-row table:style-name="ro2">
          <table:table-cell table:style-name="ce22" office:value-type="float" office:value="2652">
            <text:p>2.65E+03</text:p>
          </table:table-cell>
          <table:table-cell table:style-name="ce22" office:value-type="float" office:value="0.011198">
            <text:p>1.12E-02</text:p>
          </table:table-cell>
          <table:table-cell table:style-name="ce22" office:value-type="float" office:value="9.0315E-4">
            <text:p>9.03E-04</text:p>
          </table:table-cell>
          <table:table-cell table:style-name="ce22" office:value-type="float" office:value="0.0020105">
            <text:p>2.01E-03</text:p>
          </table:table-cell>
        </table:table-row>
        <table:table-row table:style-name="ro2">
          <table:table-cell table:style-name="ce22" office:value-type="float" office:value="2707.7">
            <text:p>2.71E+03</text:p>
          </table:table-cell>
          <table:table-cell table:style-name="ce22" office:value-type="float" office:value="0.011176">
            <text:p>1.12E-02</text:p>
          </table:table-cell>
          <table:table-cell table:style-name="ce22" office:value-type="float" office:value="7.4494E-4">
            <text:p>7.45E-04</text:p>
          </table:table-cell>
          <table:table-cell table:style-name="ce22" office:value-type="float" office:value="0.0023018">
            <text:p>2.30E-03</text:p>
          </table:table-cell>
        </table:table-row>
        <table:table-row table:style-name="ro2">
          <table:table-cell table:style-name="ce22" office:value-type="float" office:value="2763.8">
            <text:p>2.76E+03</text:p>
          </table:table-cell>
          <table:table-cell table:style-name="ce22" office:value-type="float" office:value="0.011146">
            <text:p>1.11E-02</text:p>
          </table:table-cell>
          <table:table-cell table:style-name="ce22" office:value-type="float" office:value="6.0045E-4">
            <text:p>6.00E-04</text:p>
          </table:table-cell>
          <table:table-cell table:style-name="ce22" office:value-type="float" office:value="0.0026029">
            <text:p>2.60E-03</text:p>
          </table:table-cell>
        </table:table-row>
        <table:table-row table:style-name="ro2">
          <table:table-cell table:style-name="ce22" office:value-type="float" office:value="2820.2">
            <text:p>2.82E+03</text:p>
          </table:table-cell>
          <table:table-cell table:style-name="ce22" office:value-type="float" office:value="0.011108">
            <text:p>1.11E-02</text:p>
          </table:table-cell>
          <table:table-cell table:style-name="ce22" office:value-type="float" office:value="4.7033E-4">
            <text:p>4.70E-04</text:p>
          </table:table-cell>
          <table:table-cell table:style-name="ce22" office:value-type="float" office:value="0.0029115">
            <text:p>2.91E-03</text:p>
          </table:table-cell>
        </table:table-row>
        <table:table-row table:style-name="ro2">
          <table:table-cell table:style-name="ce22" office:value-type="float" office:value="2877">
            <text:p>2.88E+03</text:p>
          </table:table-cell>
          <table:table-cell table:style-name="ce22" office:value-type="float" office:value="0.011062">
            <text:p>1.11E-02</text:p>
          </table:table-cell>
          <table:table-cell table:style-name="ce22" office:value-type="float" office:value="3.5516E-4">
            <text:p>3.55E-04</text:p>
          </table:table-cell>
          <table:table-cell table:style-name="ce22" office:value-type="float" office:value="0.0032252">
            <text:p>3.23E-03</text:p>
          </table:table-cell>
        </table:table-row>
        <table:table-row table:style-name="ro2">
          <table:table-cell table:style-name="ce22" office:value-type="float" office:value="2934.1">
            <text:p>2.93E+03</text:p>
          </table:table-cell>
          <table:table-cell table:style-name="ce22" office:value-type="float" office:value="0.011009">
            <text:p>1.10E-02</text:p>
          </table:table-cell>
          <table:table-cell table:style-name="ce22" office:value-type="float" office:value="2.5547E-4">
            <text:p>2.55E-04</text:p>
          </table:table-cell>
          <table:table-cell table:style-name="ce22" office:value-type="float" office:value="0.0035414">
            <text:p>3.54E-03</text:p>
          </table:table-cell>
        </table:table-row>
        <table:table-row table:style-name="ro2">
          <table:table-cell table:style-name="ce22" office:value-type="float" office:value="2991.6">
            <text:p>2.99E+03</text:p>
          </table:table-cell>
          <table:table-cell table:style-name="ce22" office:value-type="float" office:value="0.010949">
            <text:p>1.09E-02</text:p>
          </table:table-cell>
          <table:table-cell table:style-name="ce22" office:value-type="float" office:value="1.717E-4">
            <text:p>1.72E-04</text:p>
          </table:table-cell>
          <table:table-cell table:style-name="ce22" office:value-type="float" office:value="0.0038576">
            <text:p>3.86E-03</text:p>
          </table:table-cell>
        </table:table-row>
        <table:table-row table:style-name="ro2">
          <table:table-cell table:style-name="ce22" office:value-type="float" office:value="3049.4">
            <text:p>3.05E+03</text:p>
          </table:table-cell>
          <table:table-cell table:style-name="ce22" office:value-type="float" office:value="0.010881">
            <text:p>1.09E-02</text:p>
          </table:table-cell>
          <table:table-cell table:style-name="ce22" office:value-type="float" office:value="1.0422E-4">
            <text:p>1.04E-04</text:p>
          </table:table-cell>
          <table:table-cell table:style-name="ce22" office:value-type="float" office:value="0.0041715">
            <text:p>4.17E-03</text:p>
          </table:table-cell>
        </table:table-row>
        <table:table-row table:style-name="ro2">
          <table:table-cell table:style-name="ce22" office:value-type="float" office:value="3107.5">
            <text:p>3.11E+03</text:p>
          </table:table-cell>
          <table:table-cell table:style-name="ce22" office:value-type="float" office:value="0.010807">
            <text:p>1.08E-02</text:p>
          </table:table-cell>
          <table:table-cell table:style-name="ce22" office:value-type="float" office:value="5.3334E-5">
            <text:p>5.33E-05</text:p>
          </table:table-cell>
          <table:table-cell table:style-name="ce22" office:value-type="float" office:value="0.0044805">
            <text:p>4.48E-03</text:p>
          </table:table-cell>
        </table:table-row>
        <table:table-row table:style-name="ro2">
          <table:table-cell table:style-name="ce22" office:value-type="float" office:value="3165.9">
            <text:p>3.17E+03</text:p>
          </table:table-cell>
          <table:table-cell table:style-name="ce22" office:value-type="float" office:value="0.010725">
            <text:p>1.07E-02</text:p>
          </table:table-cell>
          <table:table-cell table:style-name="ce22" office:value-type="float" office:value="1.9265E-5">
            <text:p>1.93E-05</text:p>
          </table:table-cell>
          <table:table-cell table:style-name="ce22" office:value-type="float" office:value="0.0047822">
            <text:p>4.78E-03</text:p>
          </table:table-cell>
        </table:table-row>
        <table:table-row table:style-name="ro2">
          <table:table-cell table:style-name="ce22" office:value-type="float" office:value="3224.6">
            <text:p>3.22E+03</text:p>
          </table:table-cell>
          <table:table-cell table:style-name="ce22" office:value-type="float" office:value="0.010638">
            <text:p>1.06E-02</text:p>
          </table:table-cell>
          <table:table-cell table:style-name="ce22" office:value-type="float" office:value="2.1629E-6">
            <text:p>2.16E-06</text:p>
          </table:table-cell>
          <table:table-cell table:style-name="ce22" office:value-type="float" office:value="0.0050744">
            <text:p>5.07E-03</text:p>
          </table:table-cell>
        </table:table-row>
        <table:table-row table:style-name="ro2">
          <table:table-cell table:style-name="ce22" office:value-type="float" office:value="3283.5">
            <text:p>3.28E+03</text:p>
          </table:table-cell>
          <table:table-cell table:style-name="ce22" office:value-type="float" office:value="0.010543">
            <text:p>1.05E-02</text:p>
          </table:table-cell>
          <table:table-cell table:style-name="ce22" office:value-type="float" office:value="2.1009E-6">
            <text:p>2.10E-06</text:p>
          </table:table-cell>
          <table:table-cell table:style-name="ce22" office:value-type="float" office:value="0.0053547">
            <text:p>5.35E-03</text:p>
          </table:table-cell>
        </table:table-row>
        <table:table-row table:style-name="ro2">
          <table:table-cell table:style-name="ce22" office:value-type="float" office:value="3342.8">
            <text:p>3.34E+03</text:p>
          </table:table-cell>
          <table:table-cell table:style-name="ce22" office:value-type="float" office:value="0.010443">
            <text:p>1.04E-02</text:p>
          </table:table-cell>
          <table:table-cell table:style-name="ce22" office:value-type="float" office:value="1.908E-5">
            <text:p>1.91E-05</text:p>
          </table:table-cell>
          <table:table-cell table:style-name="ce22" office:value-type="float" office:value="0.005621">
            <text:p>5.62E-03</text:p>
          </table:table-cell>
        </table:table-row>
        <table:table-row table:style-name="ro2">
          <table:table-cell table:style-name="ce22" office:value-type="float" office:value="3402.3">
            <text:p>3.40E+03</text:p>
          </table:table-cell>
          <table:table-cell table:style-name="ce22" office:value-type="float" office:value="0.010337">
            <text:p>1.03E-02</text:p>
          </table:table-cell>
          <table:table-cell table:style-name="ce22" office:value-type="float" office:value="5.3026E-5">
            <text:p>5.30E-05</text:p>
          </table:table-cell>
          <table:table-cell table:style-name="ce22" office:value-type="float" office:value="0.0058714">
            <text:p>5.87E-03</text:p>
          </table:table-cell>
        </table:table-row>
        <table:table-row table:style-name="ro2">
          <table:table-cell table:style-name="ce22" office:value-type="float" office:value="3462.1">
            <text:p>3.46E+03</text:p>
          </table:table-cell>
          <table:table-cell table:style-name="ce22" office:value-type="float" office:value="0.010226">
            <text:p>1.02E-02</text:p>
          </table:table-cell>
          <table:table-cell table:style-name="ce22" office:value-type="float" office:value="1.038E-4">
            <text:p>1.04E-04</text:p>
          </table:table-cell>
          <table:table-cell table:style-name="ce22" office:value-type="float" office:value="0.0061038">
            <text:p>6.10E-03</text:p>
          </table:table-cell>
        </table:table-row>
        <table:table-row table:style-name="ro2">
          <table:table-cell table:style-name="ce22" office:value-type="float" office:value="3522.1">
            <text:p>3.52E+03</text:p>
          </table:table-cell>
          <table:table-cell table:style-name="ce22" office:value-type="float" office:value="0.010109">
            <text:p>1.01E-02</text:p>
          </table:table-cell>
          <table:table-cell table:style-name="ce22" office:value-type="float" office:value="1.7117E-4">
            <text:p>1.71E-04</text:p>
          </table:table-cell>
          <table:table-cell table:style-name="ce22" office:value-type="float" office:value="0.0063167">
            <text:p>6.32E-03</text:p>
          </table:table-cell>
        </table:table-row>
        <table:table-row table:style-name="ro2">
          <table:table-cell table:style-name="ce22" office:value-type="float" office:value="3582.3">
            <text:p>3.58E+03</text:p>
          </table:table-cell>
          <table:table-cell table:style-name="ce22" office:value-type="float" office:value="0.0099865">
            <text:p>9.99E-03</text:p>
          </table:table-cell>
          <table:table-cell table:style-name="ce22" office:value-type="float" office:value="2.5488E-4">
            <text:p>2.55E-04</text:p>
          </table:table-cell>
          <table:table-cell table:style-name="ce22" office:value-type="float" office:value="0.0065084">
            <text:p>6.51E-03</text:p>
          </table:table-cell>
        </table:table-row>
        <table:table-row table:style-name="ro2">
          <table:table-cell table:style-name="ce22" office:value-type="float" office:value="3642.8">
            <text:p>3.64E+03</text:p>
          </table:table-cell>
          <table:table-cell table:style-name="ce22" office:value-type="float" office:value="0.0098596">
            <text:p>9.86E-03</text:p>
          </table:table-cell>
          <table:table-cell table:style-name="ce22" office:value-type="float" office:value="3.5455E-4">
            <text:p>3.55E-04</text:p>
          </table:table-cell>
          <table:table-cell table:style-name="ce22" office:value-type="float" office:value="0.0066774">
            <text:p>6.68E-03</text:p>
          </table:table-cell>
        </table:table-row>
        <table:table-row table:style-name="ro2">
          <table:table-cell table:style-name="ce22" office:value-type="float" office:value="3703.5">
            <text:p>3.70E+03</text:p>
          </table:table-cell>
          <table:table-cell table:style-name="ce22" office:value-type="float" office:value="0.0097282">
            <text:p>9.73E-03</text:p>
          </table:table-cell>
          <table:table-cell table:style-name="ce22" office:value-type="float" office:value="4.6979E-4">
            <text:p>4.70E-04</text:p>
          </table:table-cell>
          <table:table-cell table:style-name="ce22" office:value-type="float" office:value="0.0068227">
            <text:p>6.82E-03</text:p>
          </table:table-cell>
        </table:table-row>
        <table:table-row table:style-name="ro2">
          <table:table-cell table:style-name="ce22" office:value-type="float" office:value="3764.5">
            <text:p>3.76E+03</text:p>
          </table:table-cell>
          <table:table-cell table:style-name="ce22" office:value-type="float" office:value="0.0095924">
            <text:p>9.59E-03</text:p>
          </table:table-cell>
          <table:table-cell table:style-name="ce22" office:value-type="float" office:value="6.0012E-4">
            <text:p>6.00E-04</text:p>
          </table:table-cell>
          <table:table-cell table:style-name="ce22" office:value-type="float" office:value="0.0069431">
            <text:p>6.94E-03</text:p>
          </table:table-cell>
        </table:table-row>
        <table:table-row table:style-name="ro2">
          <table:table-cell table:style-name="ce22" office:value-type="float" office:value="3825.6">
            <text:p>3.83E+03</text:p>
          </table:table-cell>
          <table:table-cell table:style-name="ce22" office:value-type="float" office:value="0.0094526">
            <text:p>9.45E-03</text:p>
          </table:table-cell>
          <table:table-cell table:style-name="ce22" office:value-type="float" office:value="7.45E-4">
            <text:p>7.45E-04</text:p>
          </table:table-cell>
          <table:table-cell table:style-name="ce22" office:value-type="float" office:value="0.0070378">
            <text:p>7.04E-03</text:p>
          </table:table-cell>
        </table:table-row>
        <table:table-row table:style-name="ro2">
          <table:table-cell table:style-name="ce22" office:value-type="float" office:value="3886.9">
            <text:p>3.89E+03</text:p>
          </table:table-cell>
          <table:table-cell table:style-name="ce22" office:value-type="float" office:value="0.0093091">
            <text:p>9.31E-03</text:p>
          </table:table-cell>
          <table:table-cell table:style-name="ce22" office:value-type="float" office:value="9.0385E-4">
            <text:p>9.04E-04</text:p>
          </table:table-cell>
          <table:table-cell table:style-name="ce22" office:value-type="float" office:value="0.0071063">
            <text:p>7.11E-03</text:p>
          </table:table-cell>
        </table:table-row>
        <table:table-row table:style-name="ro2">
          <table:table-cell table:style-name="ce22" office:value-type="float" office:value="3948.4">
            <text:p>3.95E+03</text:p>
          </table:table-cell>
          <table:table-cell table:style-name="ce22" office:value-type="float" office:value="0.0091621">
            <text:p>9.16E-03</text:p>
          </table:table-cell>
          <table:table-cell table:style-name="ce22" office:value-type="float" office:value="0.001076">
            <text:p>1.08E-03</text:p>
          </table:table-cell>
          <table:table-cell table:style-name="ce22" office:value-type="float" office:value="0.0071479">
            <text:p>7.15E-03</text:p>
          </table:table-cell>
        </table:table-row>
        <table:table-row table:style-name="ro2">
          <table:table-cell table:style-name="ce22" office:value-type="float" office:value="4010">
            <text:p>4.01E+03</text:p>
          </table:table-cell>
          <table:table-cell table:style-name="ce22" office:value-type="float" office:value="0.0090118">
            <text:p>9.01E-03</text:p>
          </table:table-cell>
          <table:table-cell table:style-name="ce22" office:value-type="float" office:value="0.0012609">
            <text:p>1.26E-03</text:p>
          </table:table-cell>
          <table:table-cell table:style-name="ce22" office:value-type="float" office:value="0.0071627">
            <text:p>7.16E-03</text:p>
          </table:table-cell>
        </table:table-row>
        <table:table-row table:style-name="ro2">
          <table:table-cell table:style-name="ce22" office:value-type="float" office:value="4071.9">
            <text:p>4.07E+03</text:p>
          </table:table-cell>
          <table:table-cell table:style-name="ce22" office:value-type="float" office:value="0.0088586">
            <text:p>8.86E-03</text:p>
          </table:table-cell>
          <table:table-cell table:style-name="ce22" office:value-type="float" office:value="0.0014576">
            <text:p>1.46E-03</text:p>
          </table:table-cell>
          <table:table-cell table:style-name="ce22" office:value-type="float" office:value="0.0071504">
            <text:p>7.15E-03</text:p>
          </table:table-cell>
        </table:table-row>
        <table:table-row table:style-name="ro2">
          <table:table-cell table:style-name="ce22" office:value-type="float" office:value="4133.8">
            <text:p>4.13E+03</text:p>
          </table:table-cell>
          <table:table-cell table:style-name="ce22" office:value-type="float" office:value="0.0087027">
            <text:p>8.70E-03</text:p>
          </table:table-cell>
          <table:table-cell table:style-name="ce22" office:value-type="float" office:value="0.0016655">
            <text:p>1.67E-03</text:p>
          </table:table-cell>
          <table:table-cell table:style-name="ce22" office:value-type="float" office:value="0.0071114">
            <text:p>7.11E-03</text:p>
          </table:table-cell>
        </table:table-row>
        <table:table-row table:style-name="ro2">
          <table:table-cell table:style-name="ce22" office:value-type="float" office:value="4195.9">
            <text:p>4.20E+03</text:p>
          </table:table-cell>
          <table:table-cell table:style-name="ce22" office:value-type="float" office:value="0.0085444">
            <text:p>8.54E-03</text:p>
          </table:table-cell>
          <table:table-cell table:style-name="ce22" office:value-type="float" office:value="0.0018837">
            <text:p>1.88E-03</text:p>
          </table:table-cell>
          <table:table-cell table:style-name="ce22" office:value-type="float" office:value="0.007046">
            <text:p>7.05E-03</text:p>
          </table:table-cell>
        </table:table-row>
        <table:table-row table:style-name="ro2">
          <table:table-cell table:style-name="ce22" office:value-type="float" office:value="4258.2">
            <text:p>4.26E+03</text:p>
          </table:table-cell>
          <table:table-cell table:style-name="ce22" office:value-type="float" office:value="0.0083839">
            <text:p>8.38E-03</text:p>
          </table:table-cell>
          <table:table-cell table:style-name="ce22" office:value-type="float" office:value="0.0021115">
            <text:p>2.11E-03</text:p>
          </table:table-cell>
          <table:table-cell table:style-name="ce22" office:value-type="float" office:value="0.0069548">
            <text:p>6.95E-03</text:p>
          </table:table-cell>
        </table:table-row>
        <table:table-row table:style-name="ro2">
          <table:table-cell table:style-name="ce22" office:value-type="float" office:value="4320.6">
            <text:p>4.32E+03</text:p>
          </table:table-cell>
          <table:table-cell table:style-name="ce22" office:value-type="float" office:value="0.0082215">
            <text:p>8.22E-03</text:p>
          </table:table-cell>
          <table:table-cell table:style-name="ce22" office:value-type="float" office:value="0.0023479">
            <text:p>2.35E-03</text:p>
          </table:table-cell>
          <table:table-cell table:style-name="ce22" office:value-type="float" office:value="0.0068386">
            <text:p>6.84E-03</text:p>
          </table:table-cell>
        </table:table-row>
        <table:table-row table:style-name="ro2">
          <table:table-cell table:style-name="ce22" office:value-type="float" office:value="4383.1">
            <text:p>4.38E+03</text:p>
          </table:table-cell>
          <table:table-cell table:style-name="ce22" office:value-type="float" office:value="0.0080575">
            <text:p>8.06E-03</text:p>
          </table:table-cell>
          <table:table-cell table:style-name="ce22" office:value-type="float" office:value="0.0025921">
            <text:p>2.59E-03</text:p>
          </table:table-cell>
          <table:table-cell table:style-name="ce22" office:value-type="float" office:value="0.0066983">
            <text:p>6.70E-03</text:p>
          </table:table-cell>
        </table:table-row>
        <table:table-row table:style-name="ro2">
          <table:table-cell table:style-name="ce22" office:value-type="float" office:value="4445.6">
            <text:p>4.45E+03</text:p>
          </table:table-cell>
          <table:table-cell table:style-name="ce22" office:value-type="float" office:value="0.007892">
            <text:p>7.89E-03</text:p>
          </table:table-cell>
          <table:table-cell table:style-name="ce22" office:value-type="float" office:value="0.0028431">
            <text:p>2.84E-03</text:p>
          </table:table-cell>
          <table:table-cell table:style-name="ce22" office:value-type="float" office:value="0.0065351">
            <text:p>6.54E-03</text:p>
          </table:table-cell>
        </table:table-row>
        <table:table-row table:style-name="ro2">
          <table:table-cell table:style-name="ce22" office:value-type="float" office:value="4508.3">
            <text:p>4.51E+03</text:p>
          </table:table-cell>
          <table:table-cell table:style-name="ce22" office:value-type="float" office:value="0.0077254">
            <text:p>7.73E-03</text:p>
          </table:table-cell>
          <table:table-cell table:style-name="ce22" office:value-type="float" office:value="0.0031">
            <text:p>3.10E-03</text:p>
          </table:table-cell>
          <table:table-cell table:style-name="ce22" office:value-type="float" office:value="0.0063503">
            <text:p>6.35E-03</text:p>
          </table:table-cell>
        </table:table-row>
        <table:table-row table:style-name="ro2">
          <table:table-cell table:style-name="ce22" office:value-type="float" office:value="4571.1">
            <text:p>4.57E+03</text:p>
          </table:table-cell>
          <table:table-cell table:style-name="ce22" office:value-type="float" office:value="0.0075579">
            <text:p>7.56E-03</text:p>
          </table:table-cell>
          <table:table-cell table:style-name="ce22" office:value-type="float" office:value="0.003362">
            <text:p>3.36E-03</text:p>
          </table:table-cell>
          <table:table-cell table:style-name="ce22" office:value-type="float" office:value="0.0061454">
            <text:p>6.15E-03</text:p>
          </table:table-cell>
        </table:table-row>
        <table:table-row table:style-name="ro2">
          <table:table-cell table:style-name="ce22" office:value-type="float" office:value="4633.9">
            <text:p>4.63E+03</text:p>
          </table:table-cell>
          <table:table-cell table:style-name="ce22" office:value-type="float" office:value="0.0073897">
            <text:p>7.39E-03</text:p>
          </table:table-cell>
          <table:table-cell table:style-name="ce22" office:value-type="float" office:value="0.003628">
            <text:p>3.63E-03</text:p>
          </table:table-cell>
          <table:table-cell table:style-name="ce22" office:value-type="float" office:value="0.0059218">
            <text:p>5.92E-03</text:p>
          </table:table-cell>
        </table:table-row>
        <table:table-row table:style-name="ro2">
          <table:table-cell table:style-name="ce22" office:value-type="float" office:value="4696.8">
            <text:p>4.70E+03</text:p>
          </table:table-cell>
          <table:table-cell table:style-name="ce22" office:value-type="float" office:value="0.0072211">
            <text:p>7.22E-03</text:p>
          </table:table-cell>
          <table:table-cell table:style-name="ce22" office:value-type="float" office:value="0.0038972">
            <text:p>3.90E-03</text:p>
          </table:table-cell>
          <table:table-cell table:style-name="ce22" office:value-type="float" office:value="0.0056814">
            <text:p>5.68E-03</text:p>
          </table:table-cell>
        </table:table-row>
        <table:table-row table:style-name="ro2">
          <table:table-cell table:style-name="ce22" office:value-type="float" office:value="4759.8">
            <text:p>4.76E+03</text:p>
          </table:table-cell>
          <table:table-cell table:style-name="ce22" office:value-type="float" office:value="0.0070522">
            <text:p>7.05E-03</text:p>
          </table:table-cell>
          <table:table-cell table:style-name="ce22" office:value-type="float" office:value="0.0041686">
            <text:p>4.17E-03</text:p>
          </table:table-cell>
          <table:table-cell table:style-name="ce22" office:value-type="float" office:value="0.0054259">
            <text:p>5.43E-03</text:p>
          </table:table-cell>
        </table:table-row>
        <table:table-row table:style-name="ro2">
          <table:table-cell table:style-name="ce22" office:value-type="float" office:value="4822.8">
            <text:p>4.82E+03</text:p>
          </table:table-cell>
          <table:table-cell table:style-name="ce22" office:value-type="float" office:value="0.0068833">
            <text:p>6.88E-03</text:p>
          </table:table-cell>
          <table:table-cell table:style-name="ce22" office:value-type="float" office:value="0.0044413">
            <text:p>4.44E-03</text:p>
          </table:table-cell>
          <table:table-cell table:style-name="ce22" office:value-type="float" office:value="0.0051573">
            <text:p>5.16E-03</text:p>
          </table:table-cell>
        </table:table-row>
        <table:table-row table:style-name="ro2">
          <table:table-cell table:style-name="ce22" office:value-type="float" office:value="4885.8">
            <text:p>4.89E+03</text:p>
          </table:table-cell>
          <table:table-cell table:style-name="ce22" office:value-type="float" office:value="0.0067147">
            <text:p>6.71E-03</text:p>
          </table:table-cell>
          <table:table-cell table:style-name="ce22" office:value-type="float" office:value="0.0047143">
            <text:p>4.71E-03</text:p>
          </table:table-cell>
          <table:table-cell table:style-name="ce22" office:value-type="float" office:value="0.0048777">
            <text:p>4.88E-03</text:p>
          </table:table-cell>
        </table:table-row>
        <table:table-row table:style-name="ro2">
          <table:table-cell table:style-name="ce22" office:value-type="float" office:value="4948.9">
            <text:p>4.95E+03</text:p>
          </table:table-cell>
          <table:table-cell table:style-name="ce22" office:value-type="float" office:value="0.0065464">
            <text:p>6.55E-03</text:p>
          </table:table-cell>
          <table:table-cell table:style-name="ce22" office:value-type="float" office:value="0.0049867">
            <text:p>4.99E-03</text:p>
          </table:table-cell>
          <table:table-cell table:style-name="ce22" office:value-type="float" office:value="0.004589">
            <text:p>4.59E-03</text:p>
          </table:table-cell>
        </table:table-row>
        <table:table-row table:style-name="ro2">
          <table:table-cell table:style-name="ce22" office:value-type="float" office:value="5012">
            <text:p>5.01E+03</text:p>
          </table:table-cell>
          <table:table-cell table:style-name="ce22" office:value-type="float" office:value="0.0063787">
            <text:p>6.38E-03</text:p>
          </table:table-cell>
          <table:table-cell table:style-name="ce22" office:value-type="float" office:value="0.0052577">
            <text:p>5.26E-03</text:p>
          </table:table-cell>
          <table:table-cell table:style-name="ce22" office:value-type="float" office:value="0.0042934">
            <text:p>4.29E-03</text:p>
          </table:table-cell>
        </table:table-row>
        <table:table-row table:style-name="ro2">
          <table:table-cell table:style-name="ce22" office:value-type="float" office:value="5075.1">
            <text:p>5.08E+03</text:p>
          </table:table-cell>
          <table:table-cell table:style-name="ce22" office:value-type="float" office:value="0.0062118">
            <text:p>6.21E-03</text:p>
          </table:table-cell>
          <table:table-cell table:style-name="ce22" office:value-type="float" office:value="0.0055263">
            <text:p>5.53E-03</text:p>
          </table:table-cell>
          <table:table-cell table:style-name="ce22" office:value-type="float" office:value="0.003993">
            <text:p>3.99E-03</text:p>
          </table:table-cell>
        </table:table-row>
        <table:table-row table:style-name="ro2">
          <table:table-cell table:style-name="ce22" office:value-type="float" office:value="5138.1">
            <text:p>5.14E+03</text:p>
          </table:table-cell>
          <table:table-cell table:style-name="ce22" office:value-type="float" office:value="0.0060458">
            <text:p>6.05E-03</text:p>
          </table:table-cell>
          <table:table-cell table:style-name="ce22" office:value-type="float" office:value="0.0057918">
            <text:p>5.79E-03</text:p>
          </table:table-cell>
          <table:table-cell table:style-name="ce22" office:value-type="float" office:value="0.0036901">
            <text:p>3.69E-03</text:p>
          </table:table-cell>
        </table:table-row>
        <table:table-row table:style-name="ro2">
          <table:table-cell table:style-name="ce22" office:value-type="float" office:value="5201.2">
            <text:p>5.20E+03</text:p>
          </table:table-cell>
          <table:table-cell table:style-name="ce22" office:value-type="float" office:value="0.005881">
            <text:p>5.88E-03</text:p>
          </table:table-cell>
          <table:table-cell table:style-name="ce22" office:value-type="float" office:value="0.0060534">
            <text:p>6.05E-03</text:p>
          </table:table-cell>
          <table:table-cell table:style-name="ce22" office:value-type="float" office:value="0.0033868">
            <text:p>3.39E-03</text:p>
          </table:table-cell>
        </table:table-row>
        <table:table-row table:style-name="ro2">
          <table:table-cell table:style-name="ce22" office:value-type="float" office:value="5264.2">
            <text:p>5.26E+03</text:p>
          </table:table-cell>
          <table:table-cell table:style-name="ce22" office:value-type="float" office:value="0.0057174">
            <text:p>5.72E-03</text:p>
          </table:table-cell>
          <table:table-cell table:style-name="ce22" office:value-type="float" office:value="0.0063101">
            <text:p>6.31E-03</text:p>
          </table:table-cell>
          <table:table-cell table:style-name="ce22" office:value-type="float" office:value="0.0030853">
            <text:p>3.09E-03</text:p>
          </table:table-cell>
        </table:table-row>
        <table:table-row table:style-name="ro2">
          <table:table-cell table:style-name="ce22" office:value-type="float" office:value="5327.2">
            <text:p>5.33E+03</text:p>
          </table:table-cell>
          <table:table-cell table:style-name="ce22" office:value-type="float" office:value="0.0055554">
            <text:p>5.56E-03</text:p>
          </table:table-cell>
          <table:table-cell table:style-name="ce22" office:value-type="float" office:value="0.0065613">
            <text:p>6.56E-03</text:p>
          </table:table-cell>
          <table:table-cell table:style-name="ce22" office:value-type="float" office:value="0.0027877">
            <text:p>2.79E-03</text:p>
          </table:table-cell>
        </table:table-row>
        <table:table-row table:style-name="ro2">
          <table:table-cell table:style-name="ce22" office:value-type="float" office:value="5390.2">
            <text:p>5.39E+03</text:p>
          </table:table-cell>
          <table:table-cell table:style-name="ce22" office:value-type="float" office:value="0.0053949">
            <text:p>5.39E-03</text:p>
          </table:table-cell>
          <table:table-cell table:style-name="ce22" office:value-type="float" office:value="0.0068062">
            <text:p>6.81E-03</text:p>
          </table:table-cell>
          <table:table-cell table:style-name="ce22" office:value-type="float" office:value="0.0024962">
            <text:p>2.50E-03</text:p>
          </table:table-cell>
        </table:table-row>
        <table:table-row table:style-name="ro2">
          <table:table-cell table:style-name="ce22" office:value-type="float" office:value="5453.1">
            <text:p>5.45E+03</text:p>
          </table:table-cell>
          <table:table-cell table:style-name="ce22" office:value-type="float" office:value="0.0052361">
            <text:p>5.24E-03</text:p>
          </table:table-cell>
          <table:table-cell table:style-name="ce22" office:value-type="float" office:value="0.0070441">
            <text:p>7.04E-03</text:p>
          </table:table-cell>
          <table:table-cell table:style-name="ce22" office:value-type="float" office:value="0.0022127">
            <text:p>2.21E-03</text:p>
          </table:table-cell>
        </table:table-row>
        <table:table-row table:style-name="ro2">
          <table:table-cell table:style-name="ce22" office:value-type="float" office:value="5516">
            <text:p>5.52E+03</text:p>
          </table:table-cell>
          <table:table-cell table:style-name="ce22" office:value-type="float" office:value="0.0050793">
            <text:p>5.08E-03</text:p>
          </table:table-cell>
          <table:table-cell table:style-name="ce22" office:value-type="float" office:value="0.0072744">
            <text:p>7.27E-03</text:p>
          </table:table-cell>
          <table:table-cell table:style-name="ce22" office:value-type="float" office:value="0.0019393">
            <text:p>1.94E-03</text:p>
          </table:table-cell>
        </table:table-row>
        <table:table-row table:style-name="ro2">
          <table:table-cell table:style-name="ce22" office:value-type="float" office:value="5578.7">
            <text:p>5.58E+03</text:p>
          </table:table-cell>
          <table:table-cell table:style-name="ce22" office:value-type="float" office:value="0.0049244">
            <text:p>4.92E-03</text:p>
          </table:table-cell>
          <table:table-cell table:style-name="ce22" office:value-type="float" office:value="0.0074965">
            <text:p>7.50E-03</text:p>
          </table:table-cell>
          <table:table-cell table:style-name="ce22" office:value-type="float" office:value="0.0016777">
            <text:p>1.68E-03</text:p>
          </table:table-cell>
        </table:table-row>
        <table:table-row table:style-name="ro2">
          <table:table-cell table:style-name="ce22" office:value-type="float" office:value="5641.4">
            <text:p>5.64E+03</text:p>
          </table:table-cell>
          <table:table-cell table:style-name="ce22" office:value-type="float" office:value="0.0047716">
            <text:p>4.77E-03</text:p>
          </table:table-cell>
          <table:table-cell table:style-name="ce22" office:value-type="float" office:value="0.0077098">
            <text:p>7.71E-03</text:p>
          </table:table-cell>
          <table:table-cell table:style-name="ce22" office:value-type="float" office:value="0.00143">
            <text:p>1.43E-03</text:p>
          </table:table-cell>
        </table:table-row>
        <table:table-row table:style-name="ro2">
          <table:table-cell table:style-name="ce22" office:value-type="float" office:value="5704">
            <text:p>5.70E+03</text:p>
          </table:table-cell>
          <table:table-cell table:style-name="ce22" office:value-type="float" office:value="0.0046211">
            <text:p>4.62E-03</text:p>
          </table:table-cell>
          <table:table-cell table:style-name="ce22" office:value-type="float" office:value="0.0079137">
            <text:p>7.91E-03</text:p>
          </table:table-cell>
          <table:table-cell table:style-name="ce22" office:value-type="float" office:value="0.0011976">
            <text:p>1.20E-03</text:p>
          </table:table-cell>
        </table:table-row>
        <table:table-row table:style-name="ro2">
          <table:table-cell table:style-name="ce22" office:value-type="float" office:value="5766.5">
            <text:p>5.77E+03</text:p>
          </table:table-cell>
          <table:table-cell table:style-name="ce22" office:value-type="float" office:value="0.0044729">
            <text:p>4.47E-03</text:p>
          </table:table-cell>
          <table:table-cell table:style-name="ce22" office:value-type="float" office:value="0.0081078">
            <text:p>8.11E-03</text:p>
          </table:table-cell>
          <table:table-cell table:style-name="ce22" office:value-type="float" office:value="9.8224E-4">
            <text:p>9.82E-04</text:p>
          </table:table-cell>
        </table:table-row>
        <table:table-row table:style-name="ro2">
          <table:table-cell table:style-name="ce22" office:value-type="float" office:value="5828.8">
            <text:p>5.83E+03</text:p>
          </table:table-cell>
          <table:table-cell table:style-name="ce22" office:value-type="float" office:value="0.004327">
            <text:p>4.33E-03</text:p>
          </table:table-cell>
          <table:table-cell table:style-name="ce22" office:value-type="float" office:value="0.0082916">
            <text:p>8.29E-03</text:p>
          </table:table-cell>
          <table:table-cell table:style-name="ce22" office:value-type="float" office:value="7.8529E-4">
            <text:p>7.85E-04</text:p>
          </table:table-cell>
        </table:table-row>
        <table:table-row table:style-name="ro2">
          <table:table-cell table:style-name="ce22" office:value-type="float" office:value="5891.1">
            <text:p>5.89E+03</text:p>
          </table:table-cell>
          <table:table-cell table:style-name="ce22" office:value-type="float" office:value="0.0041837">
            <text:p>4.18E-03</text:p>
          </table:table-cell>
          <table:table-cell table:style-name="ce22" office:value-type="float" office:value="0.0084647">
            <text:p>8.46E-03</text:p>
          </table:table-cell>
          <table:table-cell table:style-name="ce22" office:value-type="float" office:value="6.0809E-4">
            <text:p>6.08E-04</text:p>
          </table:table-cell>
        </table:table-row>
        <table:table-row table:style-name="ro2">
          <table:table-cell table:style-name="ce22" office:value-type="float" office:value="5953.2">
            <text:p>5.95E+03</text:p>
          </table:table-cell>
          <table:table-cell table:style-name="ce22" office:value-type="float" office:value="0.0040429">
            <text:p>4.04E-03</text:p>
          </table:table-cell>
          <table:table-cell table:style-name="ce22" office:value-type="float" office:value="0.0086268">
            <text:p>8.63E-03</text:p>
          </table:table-cell>
          <table:table-cell table:style-name="ce22" office:value-type="float" office:value="4.5181E-4">
            <text:p>4.52E-04</text:p>
          </table:table-cell>
        </table:table-row>
        <table:table-row table:style-name="ro2">
          <table:table-cell table:style-name="ce22" office:value-type="float" office:value="6015.2">
            <text:p>6.02E+03</text:p>
          </table:table-cell>
          <table:table-cell table:style-name="ce22" office:value-type="float" office:value="0.0039048">
            <text:p>3.90E-03</text:p>
          </table:table-cell>
          <table:table-cell table:style-name="ce22" office:value-type="float" office:value="0.0087775">
            <text:p>8.78E-03</text:p>
          </table:table-cell>
          <table:table-cell table:style-name="ce22" office:value-type="float" office:value="3.1747E-4">
            <text:p>3.17E-04</text:p>
          </table:table-cell>
        </table:table-row>
        <table:table-row table:style-name="ro2">
          <table:table-cell table:style-name="ce22" office:value-type="float" office:value="6077">
            <text:p>6.08E+03</text:p>
          </table:table-cell>
          <table:table-cell table:style-name="ce22" office:value-type="float" office:value="0.0037694">
            <text:p>3.77E-03</text:p>
          </table:table-cell>
          <table:table-cell table:style-name="ce22" office:value-type="float" office:value="0.0089166">
            <text:p>8.92E-03</text:p>
          </table:table-cell>
          <table:table-cell table:style-name="ce22" office:value-type="float" office:value="2.0595E-4">
            <text:p>2.06E-04</text:p>
          </table:table-cell>
        </table:table-row>
        <table:table-row table:style-name="ro2">
          <table:table-cell table:style-name="ce22" office:value-type="float" office:value="6138.7">
            <text:p>6.14E+03</text:p>
          </table:table-cell>
          <table:table-cell table:style-name="ce22" office:value-type="float" office:value="0.0036367">
            <text:p>3.64E-03</text:p>
          </table:table-cell>
          <table:table-cell table:style-name="ce22" office:value-type="float" office:value="0.0090439">
            <text:p>9.04E-03</text:p>
          </table:table-cell>
          <table:table-cell table:style-name="ce22" office:value-type="float" office:value="1.1796E-4">
            <text:p>1.18E-04</text:p>
          </table:table-cell>
        </table:table-row>
        <table:table-row table:style-name="ro2">
          <table:table-cell table:style-name="ce22" office:value-type="float" office:value="6200.2">
            <text:p>6.20E+03</text:p>
          </table:table-cell>
          <table:table-cell table:style-name="ce22" office:value-type="float" office:value="0.0035068">
            <text:p>3.51E-03</text:p>
          </table:table-cell>
          <table:table-cell table:style-name="ce22" office:value-type="float" office:value="0.0091591">
            <text:p>9.16E-03</text:p>
          </table:table-cell>
          <table:table-cell table:style-name="ce22" office:value-type="float" office:value="5.408E-5">
            <text:p>5.41E-05</text:p>
          </table:table-cell>
        </table:table-row>
        <table:table-row table:style-name="ro2">
          <table:table-cell table:style-name="ce22" office:value-type="float" office:value="6261.5">
            <text:p>6.26E+03</text:p>
          </table:table-cell>
          <table:table-cell table:style-name="ce22" office:value-type="float" office:value="0.0033797">
            <text:p>3.38E-03</text:p>
          </table:table-cell>
          <table:table-cell table:style-name="ce22" office:value-type="float" office:value="0.0092622">
            <text:p>9.26E-03</text:p>
          </table:table-cell>
          <table:table-cell table:style-name="ce22" office:value-type="float" office:value="1.4709E-5">
            <text:p>1.47E-05</text:p>
          </table:table-cell>
        </table:table-row>
        <table:table-row table:style-name="ro2">
          <table:table-cell table:style-name="ce22" office:value-type="float" office:value="6322.6">
            <text:p>6.32E+03</text:p>
          </table:table-cell>
          <table:table-cell table:style-name="ce22" office:value-type="float" office:value="0.0032556">
            <text:p>3.26E-03</text:p>
          </table:table-cell>
          <table:table-cell table:style-name="ce22" office:value-type="float" office:value="0.009353">
            <text:p>9.35E-03</text:p>
          </table:table-cell>
          <table:table-cell table:style-name="ce22" office:value-type="float" office:value="9.6388E-8">
            <text:p>9.64E-08</text:p>
          </table:table-cell>
        </table:table-row>
        <table:table-row table:style-name="ro2">
          <table:table-cell table:style-name="ce22" office:value-type="float" office:value="6383.5">
            <text:p>6.38E+03</text:p>
          </table:table-cell>
          <table:table-cell table:style-name="ce22" office:value-type="float" office:value="0.0031343">
            <text:p>3.13E-03</text:p>
          </table:table-cell>
          <table:table-cell table:style-name="ce22" office:value-type="float" office:value="0.0094315">
            <text:p>9.43E-03</text:p>
          </table:table-cell>
          <table:table-cell table:style-name="ce22" office:value-type="float" office:value="1.0335E-5">
            <text:p>1.03E-05</text:p>
          </table:table-cell>
        </table:table-row>
        <table:table-row table:style-name="ro2">
          <table:table-cell table:style-name="ce22" office:value-type="float" office:value="6444.2">
            <text:p>6.44E+03</text:p>
          </table:table-cell>
          <table:table-cell table:style-name="ce22" office:value-type="float" office:value="0.003016">
            <text:p>3.02E-03</text:p>
          </table:table-cell>
          <table:table-cell table:style-name="ce22" office:value-type="float" office:value="0.0094976">
            <text:p>9.50E-03</text:p>
          </table:table-cell>
          <table:table-cell table:style-name="ce22" office:value-type="float" office:value="4.536E-5">
            <text:p>4.54E-05</text:p>
          </table:table-cell>
        </table:table-row>
        <table:table-row table:style-name="ro2">
          <table:table-cell table:style-name="ce22" office:value-type="float" office:value="6504.7">
            <text:p>6.50E+03</text:p>
          </table:table-cell>
          <table:table-cell table:style-name="ce22" office:value-type="float" office:value="0.0029005">
            <text:p>2.90E-03</text:p>
          </table:table-cell>
          <table:table-cell table:style-name="ce22" office:value-type="float" office:value="0.0095515">
            <text:p>9.55E-03</text:p>
          </table:table-cell>
          <table:table-cell table:style-name="ce22" office:value-type="float" office:value="1.0496E-4">
            <text:p>1.05E-04</text:p>
          </table:table-cell>
        </table:table-row>
        <table:table-row table:style-name="ro2">
          <table:table-cell table:style-name="ce22" office:value-type="float" office:value="6564.9">
            <text:p>6.56E+03</text:p>
          </table:table-cell>
          <table:table-cell table:style-name="ce22" office:value-type="float" office:value="0.0027881">
            <text:p>2.79E-03</text:p>
          </table:table-cell>
          <table:table-cell table:style-name="ce22" office:value-type="float" office:value="0.0095931">
            <text:p>9.59E-03</text:p>
          </table:table-cell>
          <table:table-cell table:style-name="ce22" office:value-type="float" office:value="1.8876E-4">
            <text:p>1.89E-04</text:p>
          </table:table-cell>
        </table:table-row>
        <table:table-row table:style-name="ro2">
          <table:table-cell table:style-name="ce22" office:value-type="float" office:value="6625">
            <text:p>6.63E+03</text:p>
          </table:table-cell>
          <table:table-cell table:style-name="ce22" office:value-type="float" office:value="0.0026786">
            <text:p>2.68E-03</text:p>
          </table:table-cell>
          <table:table-cell table:style-name="ce22" office:value-type="float" office:value="0.0096226">
            <text:p>9.62E-03</text:p>
          </table:table-cell>
          <table:table-cell table:style-name="ce22" office:value-type="float" office:value="2.9627E-4">
            <text:p>2.96E-04</text:p>
          </table:table-cell>
        </table:table-row>
        <table:table-row table:style-name="ro2">
          <table:table-cell table:style-name="ce22" office:value-type="float" office:value="6684.7">
            <text:p>6.68E+03</text:p>
          </table:table-cell>
          <table:table-cell table:style-name="ce22" office:value-type="float" office:value="0.002572">
            <text:p>2.57E-03</text:p>
          </table:table-cell>
          <table:table-cell table:style-name="ce22" office:value-type="float" office:value="0.0096401">
            <text:p>9.64E-03</text:p>
          </table:table-cell>
          <table:table-cell table:style-name="ce22" office:value-type="float" office:value="4.2684E-4">
            <text:p>4.27E-04</text:p>
          </table:table-cell>
        </table:table-row>
        <table:table-row table:style-name="ro2">
          <table:table-cell table:style-name="ce22" office:value-type="float" office:value="6744.2">
            <text:p>6.74E+03</text:p>
          </table:table-cell>
          <table:table-cell table:style-name="ce22" office:value-type="float" office:value="0.0024684">
            <text:p>2.47E-03</text:p>
          </table:table-cell>
          <table:table-cell table:style-name="ce22" office:value-type="float" office:value="0.0096458">
            <text:p>9.65E-03</text:p>
          </table:table-cell>
          <table:table-cell table:style-name="ce22" office:value-type="float" office:value="5.7969E-4">
            <text:p>5.80E-04</text:p>
          </table:table-cell>
        </table:table-row>
        <table:table-row table:style-name="ro2">
          <table:table-cell table:style-name="ce22" office:value-type="float" office:value="6803.5">
            <text:p>6.80E+03</text:p>
          </table:table-cell>
          <table:table-cell table:style-name="ce22" office:value-type="float" office:value="0.0023677">
            <text:p>2.37E-03</text:p>
          </table:table-cell>
          <table:table-cell table:style-name="ce22" office:value-type="float" office:value="0.0096399">
            <text:p>9.64E-03</text:p>
          </table:table-cell>
          <table:table-cell table:style-name="ce22" office:value-type="float" office:value="7.5392E-4">
            <text:p>7.54E-04</text:p>
          </table:table-cell>
        </table:table-row>
        <table:table-row table:style-name="ro2">
          <table:table-cell table:style-name="ce22" office:value-type="float" office:value="6862.5">
            <text:p>6.86E+03</text:p>
          </table:table-cell>
          <table:table-cell table:style-name="ce22" office:value-type="float" office:value="0.0022699">
            <text:p>2.27E-03</text:p>
          </table:table-cell>
          <table:table-cell table:style-name="ce22" office:value-type="float" office:value="0.0096225">
            <text:p>9.62E-03</text:p>
          </table:table-cell>
          <table:table-cell table:style-name="ce22" office:value-type="float" office:value="9.4853E-4">
            <text:p>9.49E-04</text:p>
          </table:table-cell>
        </table:table-row>
        <table:table-row table:style-name="ro2">
          <table:table-cell table:style-name="ce22" office:value-type="float" office:value="6921.2">
            <text:p>6.92E+03</text:p>
          </table:table-cell>
          <table:table-cell table:style-name="ce22" office:value-type="float" office:value="0.0021751">
            <text:p>2.18E-03</text:p>
          </table:table-cell>
          <table:table-cell table:style-name="ce22" office:value-type="float" office:value="0.0095941">
            <text:p>9.59E-03</text:p>
          </table:table-cell>
          <table:table-cell table:style-name="ce22" office:value-type="float" office:value="0.0011624">
            <text:p>1.16E-03</text:p>
          </table:table-cell>
        </table:table-row>
        <table:table-row table:style-name="ro2">
          <table:table-cell table:style-name="ce22" office:value-type="float" office:value="6979.5">
            <text:p>6.98E+03</text:p>
          </table:table-cell>
          <table:table-cell table:style-name="ce22" office:value-type="float" office:value="0.0020831">
            <text:p>2.08E-03</text:p>
          </table:table-cell>
          <table:table-cell table:style-name="ce22" office:value-type="float" office:value="0.0095547">
            <text:p>9.55E-03</text:p>
          </table:table-cell>
          <table:table-cell table:style-name="ce22" office:value-type="float" office:value="0.0013943">
            <text:p>1.39E-03</text:p>
          </table:table-cell>
        </table:table-row>
        <table:table-row table:style-name="ro2">
          <table:table-cell table:style-name="ce22" office:value-type="float" office:value="7037.6">
            <text:p>7.04E+03</text:p>
          </table:table-cell>
          <table:table-cell table:style-name="ce22" office:value-type="float" office:value="0.001994">
            <text:p>1.99E-03</text:p>
          </table:table-cell>
          <table:table-cell table:style-name="ce22" office:value-type="float" office:value="0.0095049">
            <text:p>9.50E-03</text:p>
          </table:table-cell>
          <table:table-cell table:style-name="ce22" office:value-type="float" office:value="0.0016429">
            <text:p>1.64E-03</text:p>
          </table:table-cell>
        </table:table-row>
        <table:table-row table:style-name="ro2">
          <table:table-cell table:style-name="ce22" office:value-type="float" office:value="7095.4">
            <text:p>7.10E+03</text:p>
          </table:table-cell>
          <table:table-cell table:style-name="ce22" office:value-type="float" office:value="0.0019077">
            <text:p>1.91E-03</text:p>
          </table:table-cell>
          <table:table-cell table:style-name="ce22" office:value-type="float" office:value="0.0094448">
            <text:p>9.44E-03</text:p>
          </table:table-cell>
          <table:table-cell table:style-name="ce22" office:value-type="float" office:value="0.0019069">
            <text:p>1.91E-03</text:p>
          </table:table-cell>
        </table:table-row>
        <table:table-row table:style-name="ro2">
          <table:table-cell table:style-name="ce22" office:value-type="float" office:value="7152.9">
            <text:p>7.15E+03</text:p>
          </table:table-cell>
          <table:table-cell table:style-name="ce22" office:value-type="float" office:value="0.0018241">
            <text:p>1.82E-03</text:p>
          </table:table-cell>
          <table:table-cell table:style-name="ce22" office:value-type="float" office:value="0.0093749">
            <text:p>9.37E-03</text:p>
          </table:table-cell>
          <table:table-cell table:style-name="ce22" office:value-type="float" office:value="0.0021847">
            <text:p>2.18E-03</text:p>
          </table:table-cell>
        </table:table-row>
        <table:table-row table:style-name="ro2">
          <table:table-cell table:style-name="ce22" office:value-type="float" office:value="7210">
            <text:p>7.21E+03</text:p>
          </table:table-cell>
          <table:table-cell table:style-name="ce22" office:value-type="float" office:value="0.0017434">
            <text:p>1.74E-03</text:p>
          </table:table-cell>
          <table:table-cell table:style-name="ce22" office:value-type="float" office:value="0.0092955">
            <text:p>9.30E-03</text:p>
          </table:table-cell>
          <table:table-cell table:style-name="ce22" office:value-type="float" office:value="0.0024749">
            <text:p>2.47E-03</text:p>
          </table:table-cell>
        </table:table-row>
        <table:table-row table:style-name="ro2">
          <table:table-cell table:style-name="ce22" office:value-type="float" office:value="7266.8">
            <text:p>7.27E+03</text:p>
          </table:table-cell>
          <table:table-cell table:style-name="ce22" office:value-type="float" office:value="0.0016653">
            <text:p>1.67E-03</text:p>
          </table:table-cell>
          <table:table-cell table:style-name="ce22" office:value-type="float" office:value="0.0092069">
            <text:p>9.21E-03</text:p>
          </table:table-cell>
          <table:table-cell table:style-name="ce22" office:value-type="float" office:value="0.0027759">
            <text:p>2.78E-03</text:p>
          </table:table-cell>
        </table:table-row>
        <table:table-row table:style-name="ro2">
          <table:table-cell table:style-name="ce22" office:value-type="float" office:value="7323.2">
            <text:p>7.32E+03</text:p>
          </table:table-cell>
          <table:table-cell table:style-name="ce22" office:value-type="float" office:value="0.0015899">
            <text:p>1.59E-03</text:p>
          </table:table-cell>
          <table:table-cell table:style-name="ce22" office:value-type="float" office:value="0.0091097">
            <text:p>9.11E-03</text:p>
          </table:table-cell>
          <table:table-cell table:style-name="ce22" office:value-type="float" office:value="0.0030861">
            <text:p>3.09E-03</text:p>
          </table:table-cell>
        </table:table-row>
        <table:table-row table:style-name="ro2">
          <table:table-cell table:style-name="ce22" office:value-type="float" office:value="7379.3">
            <text:p>7.38E+03</text:p>
          </table:table-cell>
          <table:table-cell table:style-name="ce22" office:value-type="float" office:value="0.0015171">
            <text:p>1.52E-03</text:p>
          </table:table-cell>
          <table:table-cell table:style-name="ce22" office:value-type="float" office:value="0.0090042">
            <text:p>9.00E-03</text:p>
          </table:table-cell>
          <table:table-cell table:style-name="ce22" office:value-type="float" office:value="0.0034039">
            <text:p>3.40E-03</text:p>
          </table:table-cell>
        </table:table-row>
        <table:table-row table:style-name="ro2">
          <table:table-cell table:style-name="ce22" office:value-type="float" office:value="7435">
            <text:p>7.44E+03</text:p>
          </table:table-cell>
          <table:table-cell table:style-name="ce22" office:value-type="float" office:value="0.0014469">
            <text:p>1.45E-03</text:p>
          </table:table-cell>
          <table:table-cell table:style-name="ce22" office:value-type="float" office:value="0.0088908">
            <text:p>8.89E-03</text:p>
          </table:table-cell>
          <table:table-cell table:style-name="ce22" office:value-type="float" office:value="0.0037275">
            <text:p>3.73E-03</text:p>
          </table:table-cell>
        </table:table-row>
        <table:table-row table:style-name="ro2">
          <table:table-cell table:style-name="ce22" office:value-type="float" office:value="7490.3">
            <text:p>7.49E+03</text:p>
          </table:table-cell>
          <table:table-cell table:style-name="ce22" office:value-type="float" office:value="0.0013793">
            <text:p>1.38E-03</text:p>
          </table:table-cell>
          <table:table-cell table:style-name="ce22" office:value-type="float" office:value="0.0087699">
            <text:p>8.77E-03</text:p>
          </table:table-cell>
          <table:table-cell table:style-name="ce22" office:value-type="float" office:value="0.0040555">
            <text:p>4.06E-03</text:p>
          </table:table-cell>
        </table:table-row>
        <table:table-row table:style-name="ro2">
          <table:table-cell table:style-name="ce22" office:value-type="float" office:value="7545.3">
            <text:p>7.55E+03</text:p>
          </table:table-cell>
          <table:table-cell table:style-name="ce22" office:value-type="float" office:value="0.0013141">
            <text:p>1.31E-03</text:p>
          </table:table-cell>
          <table:table-cell table:style-name="ce22" office:value-type="float" office:value="0.0086421">
            <text:p>8.64E-03</text:p>
          </table:table-cell>
          <table:table-cell table:style-name="ce22" office:value-type="float" office:value="0.004386">
            <text:p>4.39E-03</text:p>
          </table:table-cell>
        </table:table-row>
        <table:table-row table:style-name="ro2">
          <table:table-cell table:style-name="ce22" office:value-type="float" office:value="7599.9">
            <text:p>7.60E+03</text:p>
          </table:table-cell>
          <table:table-cell table:style-name="ce22" office:value-type="float" office:value="0.0012514">
            <text:p>1.25E-03</text:p>
          </table:table-cell>
          <table:table-cell table:style-name="ce22" office:value-type="float" office:value="0.0085077">
            <text:p>8.51E-03</text:p>
          </table:table-cell>
          <table:table-cell table:style-name="ce22" office:value-type="float" office:value="0.0047175">
            <text:p>4.72E-03</text:p>
          </table:table-cell>
        </table:table-row>
        <table:table-row table:style-name="ro2">
          <table:table-cell table:style-name="ce22" office:value-type="float" office:value="7654">
            <text:p>7.65E+03</text:p>
          </table:table-cell>
          <table:table-cell table:style-name="ce22" office:value-type="float" office:value="0.001191">
            <text:p>1.19E-03</text:p>
          </table:table-cell>
          <table:table-cell table:style-name="ce22" office:value-type="float" office:value="0.0083672">
            <text:p>8.37E-03</text:p>
          </table:table-cell>
          <table:table-cell table:style-name="ce22" office:value-type="float" office:value="0.0050484">
            <text:p>5.05E-03</text:p>
          </table:table-cell>
        </table:table-row>
        <table:table-row table:style-name="ro2">
          <table:table-cell table:style-name="ce22" office:value-type="float" office:value="7707.8">
            <text:p>7.71E+03</text:p>
          </table:table-cell>
          <table:table-cell table:style-name="ce22" office:value-type="float" office:value="0.0011329">
            <text:p>1.13E-03</text:p>
          </table:table-cell>
          <table:table-cell table:style-name="ce22" office:value-type="float" office:value="0.008221">
            <text:p>8.22E-03</text:p>
          </table:table-cell>
          <table:table-cell table:style-name="ce22" office:value-type="float" office:value="0.005377">
            <text:p>5.38E-03</text:p>
          </table:table-cell>
        </table:table-row>
        <table:table-row table:style-name="ro2">
          <table:table-cell table:style-name="ce22" office:value-type="float" office:value="7761.1">
            <text:p>7.76E+03</text:p>
          </table:table-cell>
          <table:table-cell table:style-name="ce22" office:value-type="float" office:value="0.0010771">
            <text:p>1.08E-03</text:p>
          </table:table-cell>
          <table:table-cell table:style-name="ce22" office:value-type="float" office:value="0.0080696">
            <text:p>8.07E-03</text:p>
          </table:table-cell>
          <table:table-cell table:style-name="ce22" office:value-type="float" office:value="0.0057017">
            <text:p>5.70E-03</text:p>
          </table:table-cell>
        </table:table-row>
        <table:table-row table:style-name="ro2">
          <table:table-cell table:style-name="ce22" office:value-type="float" office:value="7814">
            <text:p>7.81E+03</text:p>
          </table:table-cell>
          <table:table-cell table:style-name="ce22" office:value-type="float" office:value="0.0010236">
            <text:p>1.02E-03</text:p>
          </table:table-cell>
          <table:table-cell table:style-name="ce22" office:value-type="float" office:value="0.0079134">
            <text:p>7.91E-03</text:p>
          </table:table-cell>
          <table:table-cell table:style-name="ce22" office:value-type="float" office:value="0.0060212">
            <text:p>6.02E-03</text:p>
          </table:table-cell>
        </table:table-row>
        <table:table-row table:style-name="ro2">
          <table:table-cell table:style-name="ce22" office:value-type="float" office:value="7866.5">
            <text:p>7.87E+03</text:p>
          </table:table-cell>
          <table:table-cell table:style-name="ce22" office:value-type="float" office:value="9.7214E-4">
            <text:p>9.72E-04</text:p>
          </table:table-cell>
          <table:table-cell table:style-name="ce22" office:value-type="float" office:value="0.0077529">
            <text:p>7.75E-03</text:p>
          </table:table-cell>
          <table:table-cell table:style-name="ce22" office:value-type="float" office:value="0.0063339">
            <text:p>6.33E-03</text:p>
          </table:table-cell>
        </table:table-row>
        <table:table-row table:style-name="ro2">
          <table:table-cell table:style-name="ce22" office:value-type="float" office:value="7918.5">
            <text:p>7.92E+03</text:p>
          </table:table-cell>
          <table:table-cell table:style-name="ce22" office:value-type="float" office:value="9.2281E-4">
            <text:p>9.23E-04</text:p>
          </table:table-cell>
          <table:table-cell table:style-name="ce22" office:value-type="float" office:value="0.0075885">
            <text:p>7.59E-03</text:p>
          </table:table-cell>
          <table:table-cell table:style-name="ce22" office:value-type="float" office:value="0.0066383">
            <text:p>6.64E-03</text:p>
          </table:table-cell>
        </table:table-row>
        <table:table-row table:style-name="ro2">
          <table:table-cell table:style-name="ce22" office:value-type="float" office:value="7970.1">
            <text:p>7.97E+03</text:p>
          </table:table-cell>
          <table:table-cell table:style-name="ce22" office:value-type="float" office:value="8.7553E-4">
            <text:p>8.76E-04</text:p>
          </table:table-cell>
          <table:table-cell table:style-name="ce22" office:value-type="float" office:value="0.0074206">
            <text:p>7.42E-03</text:p>
          </table:table-cell>
          <table:table-cell table:style-name="ce22" office:value-type="float" office:value="0.0069333">
            <text:p>6.93E-03</text:p>
          </table:table-cell>
        </table:table-row>
        <table:table-row table:style-name="ro2">
          <table:table-cell table:style-name="ce22" office:value-type="float" office:value="8021.3">
            <text:p>8.02E+03</text:p>
          </table:table-cell>
          <table:table-cell table:style-name="ce22" office:value-type="float" office:value="8.3023E-4">
            <text:p>8.30E-04</text:p>
          </table:table-cell>
          <table:table-cell table:style-name="ce22" office:value-type="float" office:value="0.0072497">
            <text:p>7.25E-03</text:p>
          </table:table-cell>
          <table:table-cell table:style-name="ce22" office:value-type="float" office:value="0.0072175">
            <text:p>7.22E-03</text:p>
          </table:table-cell>
        </table:table-row>
        <table:table-row table:style-name="ro2">
          <table:table-cell table:style-name="ce22" office:value-type="float" office:value="8071.9">
            <text:p>8.07E+03</text:p>
          </table:table-cell>
          <table:table-cell table:style-name="ce22" office:value-type="float" office:value="7.8686E-4">
            <text:p>7.87E-04</text:p>
          </table:table-cell>
          <table:table-cell table:style-name="ce22" office:value-type="float" office:value="0.0070762">
            <text:p>7.08E-03</text:p>
          </table:table-cell>
          <table:table-cell table:style-name="ce22" office:value-type="float" office:value="0.0074897">
            <text:p>7.49E-03</text:p>
          </table:table-cell>
        </table:table-row>
        <table:table-row table:style-name="ro2">
          <table:table-cell table:style-name="ce22" office:value-type="float" office:value="8122.1">
            <text:p>8.12E+03</text:p>
          </table:table-cell>
          <table:table-cell table:style-name="ce22" office:value-type="float" office:value="7.4536E-4">
            <text:p>7.45E-04</text:p>
          </table:table-cell>
          <table:table-cell table:style-name="ce22" office:value-type="float" office:value="0.0069004">
            <text:p>6.90E-03</text:p>
          </table:table-cell>
          <table:table-cell table:style-name="ce22" office:value-type="float" office:value="0.0077488">
            <text:p>7.75E-03</text:p>
          </table:table-cell>
        </table:table-row>
        <table:table-row table:style-name="ro2">
          <table:table-cell table:style-name="ce22" office:value-type="float" office:value="8171.8">
            <text:p>8.17E+03</text:p>
          </table:table-cell>
          <table:table-cell table:style-name="ce22" office:value-type="float" office:value="7.0566E-4">
            <text:p>7.06E-04</text:p>
          </table:table-cell>
          <table:table-cell table:style-name="ce22" office:value-type="float" office:value="0.0067229">
            <text:p>6.72E-03</text:p>
          </table:table-cell>
          <table:table-cell table:style-name="ce22" office:value-type="float" office:value="0.0079938">
            <text:p>7.99E-03</text:p>
          </table:table-cell>
        </table:table-row>
        <table:table-row table:style-name="ro2">
          <table:table-cell table:style-name="ce22" office:value-type="float" office:value="8221">
            <text:p>8.22E+03</text:p>
          </table:table-cell>
          <table:table-cell table:style-name="ce22" office:value-type="float" office:value="6.6773E-4">
            <text:p>6.68E-04</text:p>
          </table:table-cell>
          <table:table-cell table:style-name="ce22" office:value-type="float" office:value="0.0065439">
            <text:p>6.54E-03</text:p>
          </table:table-cell>
          <table:table-cell table:style-name="ce22" office:value-type="float" office:value="0.0082238">
            <text:p>8.22E-03</text:p>
          </table:table-cell>
        </table:table-row>
        <table:table-row table:style-name="ro2">
          <table:table-cell table:style-name="ce22" office:value-type="float" office:value="8269.7">
            <text:p>8.27E+03</text:p>
          </table:table-cell>
          <table:table-cell table:style-name="ce22" office:value-type="float" office:value="6.3149E-4">
            <text:p>6.31E-04</text:p>
          </table:table-cell>
          <table:table-cell table:style-name="ce22" office:value-type="float" office:value="0.0063639">
            <text:p>6.36E-03</text:p>
          </table:table-cell>
          <table:table-cell table:style-name="ce22" office:value-type="float" office:value="0.008438">
            <text:p>8.44E-03</text:p>
          </table:table-cell>
        </table:table-row>
        <table:table-row table:style-name="ro2">
          <table:table-cell table:style-name="ce22" office:value-type="float" office:value="8317.9">
            <text:p>8.32E+03</text:p>
          </table:table-cell>
          <table:table-cell table:style-name="ce22" office:value-type="float" office:value="5.9689E-4">
            <text:p>5.97E-04</text:p>
          </table:table-cell>
          <table:table-cell table:style-name="ce22" office:value-type="float" office:value="0.0061832">
            <text:p>6.18E-03</text:p>
          </table:table-cell>
          <table:table-cell table:style-name="ce22" office:value-type="float" office:value="0.0086355">
            <text:p>8.64E-03</text:p>
          </table:table-cell>
        </table:table-row>
        <table:table-row table:style-name="ro2">
          <table:table-cell table:style-name="ce22" office:value-type="float" office:value="8365.6">
            <text:p>8.37E+03</text:p>
          </table:table-cell>
          <table:table-cell table:style-name="ce22" office:value-type="float" office:value="5.6388E-4">
            <text:p>5.64E-04</text:p>
          </table:table-cell>
          <table:table-cell table:style-name="ce22" office:value-type="float" office:value="0.0060021">
            <text:p>6.00E-03</text:p>
          </table:table-cell>
          <table:table-cell table:style-name="ce22" office:value-type="float" office:value="0.0088157">
            <text:p>8.82E-03</text:p>
          </table:table-cell>
        </table:table-row>
        <table:table-row table:style-name="ro2">
          <table:table-cell table:style-name="ce22" office:value-type="float" office:value="8412.8">
            <text:p>8.41E+03</text:p>
          </table:table-cell>
          <table:table-cell table:style-name="ce22" office:value-type="float" office:value="5.324E-4">
            <text:p>5.32E-04</text:p>
          </table:table-cell>
          <table:table-cell table:style-name="ce22" office:value-type="float" office:value="0.0058211">
            <text:p>5.82E-03</text:p>
          </table:table-cell>
          <table:table-cell table:style-name="ce22" office:value-type="float" office:value="0.0089781">
            <text:p>8.98E-03</text:p>
          </table:table-cell>
        </table:table-row>
        <table:table-row table:style-name="ro2">
          <table:table-cell table:style-name="ce22" office:value-type="float" office:value="8459.5">
            <text:p>8.46E+03</text:p>
          </table:table-cell>
          <table:table-cell table:style-name="ce22" office:value-type="float" office:value="5.0241E-4">
            <text:p>5.02E-04</text:p>
          </table:table-cell>
          <table:table-cell table:style-name="ce22" office:value-type="float" office:value="0.0056404">
            <text:p>5.64E-03</text:p>
          </table:table-cell>
          <table:table-cell table:style-name="ce22" office:value-type="float" office:value="0.0091222">
            <text:p>9.12E-03</text:p>
          </table:table-cell>
        </table:table-row>
        <table:table-row table:style-name="ro2">
          <table:table-cell table:style-name="ce22" office:value-type="float" office:value="8505.6">
            <text:p>8.51E+03</text:p>
          </table:table-cell>
          <table:table-cell table:style-name="ce22" office:value-type="float" office:value="4.7383E-4">
            <text:p>4.74E-04</text:p>
          </table:table-cell>
          <table:table-cell table:style-name="ce22" office:value-type="float" office:value="0.0054603">
            <text:p>5.46E-03</text:p>
          </table:table-cell>
          <table:table-cell table:style-name="ce22" office:value-type="float" office:value="0.0092476">
            <text:p>9.25E-03</text:p>
          </table:table-cell>
        </table:table-row>
        <table:table-row table:style-name="ro2">
          <table:table-cell table:style-name="ce22" office:value-type="float" office:value="8551.1">
            <text:p>8.55E+03</text:p>
          </table:table-cell>
          <table:table-cell table:style-name="ce22" office:value-type="float" office:value="4.4663E-4">
            <text:p>4.47E-04</text:p>
          </table:table-cell>
          <table:table-cell table:style-name="ce22" office:value-type="float" office:value="0.0052812">
            <text:p>5.28E-03</text:p>
          </table:table-cell>
          <table:table-cell table:style-name="ce22" office:value-type="float" office:value="0.009354">
            <text:p>9.35E-03</text:p>
          </table:table-cell>
        </table:table-row>
        <table:table-row table:style-name="ro2">
          <table:table-cell table:style-name="ce22" office:value-type="float" office:value="8596.2">
            <text:p>8.60E+03</text:p>
          </table:table-cell>
          <table:table-cell table:style-name="ce22" office:value-type="float" office:value="4.2076E-4">
            <text:p>4.21E-04</text:p>
          </table:table-cell>
          <table:table-cell table:style-name="ce22" office:value-type="float" office:value="0.0051032">
            <text:p>5.10E-03</text:p>
          </table:table-cell>
          <table:table-cell table:style-name="ce22" office:value-type="float" office:value="0.0094413">
            <text:p>9.44E-03</text:p>
          </table:table-cell>
        </table:table-row>
        <table:table-row table:style-name="ro2">
          <table:table-cell table:style-name="ce22" office:value-type="float" office:value="8640.6">
            <text:p>8.64E+03</text:p>
          </table:table-cell>
          <table:table-cell table:style-name="ce22" office:value-type="float" office:value="3.9615E-4">
            <text:p>3.96E-04</text:p>
          </table:table-cell>
          <table:table-cell table:style-name="ce22" office:value-type="float" office:value="0.0049268">
            <text:p>4.93E-03</text:p>
          </table:table-cell>
          <table:table-cell table:style-name="ce22" office:value-type="float" office:value="0.0095093">
            <text:p>9.51E-03</text:p>
          </table:table-cell>
        </table:table-row>
        <table:table-row table:style-name="ro2">
          <table:table-cell table:style-name="ce22" office:value-type="float" office:value="8684.5">
            <text:p>8.68E+03</text:p>
          </table:table-cell>
          <table:table-cell table:style-name="ce22" office:value-type="float" office:value="3.7277E-4">
            <text:p>3.73E-04</text:p>
          </table:table-cell>
          <table:table-cell table:style-name="ce22" office:value-type="float" office:value="0.004752">
            <text:p>4.75E-03</text:p>
          </table:table-cell>
          <table:table-cell table:style-name="ce22" office:value-type="float" office:value="0.0095581">
            <text:p>9.56E-03</text:p>
          </table:table-cell>
        </table:table-row>
        <table:table-row table:style-name="ro2">
          <table:table-cell table:style-name="ce22" office:value-type="float" office:value="8727.9">
            <text:p>8.73E+03</text:p>
          </table:table-cell>
          <table:table-cell table:style-name="ce22" office:value-type="float" office:value="3.5056E-4">
            <text:p>3.51E-04</text:p>
          </table:table-cell>
          <table:table-cell table:style-name="ce22" office:value-type="float" office:value="0.0045793">
            <text:p>4.58E-03</text:p>
          </table:table-cell>
          <table:table-cell table:style-name="ce22" office:value-type="float" office:value="0.0095876">
            <text:p>9.59E-03</text:p>
          </table:table-cell>
        </table:table-row>
        <table:table-row table:style-name="ro2">
          <table:table-cell table:style-name="ce22" office:value-type="float" office:value="8770.6">
            <text:p>8.77E+03</text:p>
          </table:table-cell>
          <table:table-cell table:style-name="ce22" office:value-type="float" office:value="3.2948E-4">
            <text:p>3.29E-04</text:p>
          </table:table-cell>
          <table:table-cell table:style-name="ce22" office:value-type="float" office:value="0.0044086">
            <text:p>4.41E-03</text:p>
          </table:table-cell>
          <table:table-cell table:style-name="ce22" office:value-type="float" office:value="0.0095982">
            <text:p>9.60E-03</text:p>
          </table:table-cell>
        </table:table-row>
        <table:table-row table:style-name="ro2">
          <table:table-cell table:style-name="ce22" office:value-type="float" office:value="8812.8">
            <text:p>8.81E+03</text:p>
          </table:table-cell>
          <table:table-cell table:style-name="ce22" office:value-type="float" office:value="3.0948E-4">
            <text:p>3.09E-04</text:p>
          </table:table-cell>
          <table:table-cell table:style-name="ce22" office:value-type="float" office:value="0.0042404">
            <text:p>4.24E-03</text:p>
          </table:table-cell>
          <table:table-cell table:style-name="ce22" office:value-type="float" office:value="0.0095899">
            <text:p>9.59E-03</text:p>
          </table:table-cell>
        </table:table-row>
        <table:table-row table:style-name="ro2">
          <table:table-cell table:style-name="ce22" office:value-type="float" office:value="8854.4">
            <text:p>8.85E+03</text:p>
          </table:table-cell>
          <table:table-cell table:style-name="ce22" office:value-type="float" office:value="2.9051E-4">
            <text:p>2.91E-04</text:p>
          </table:table-cell>
          <table:table-cell table:style-name="ce22" office:value-type="float" office:value="0.0040748">
            <text:p>4.07E-03</text:p>
          </table:table-cell>
          <table:table-cell table:style-name="ce22" office:value-type="float" office:value="0.0095632">
            <text:p>9.56E-03</text:p>
          </table:table-cell>
        </table:table-row>
        <table:table-row table:style-name="ro2">
          <table:table-cell table:style-name="ce22" office:value-type="float" office:value="8895.3">
            <text:p>8.90E+03</text:p>
          </table:table-cell>
          <table:table-cell table:style-name="ce22" office:value-type="float" office:value="2.7254E-4">
            <text:p>2.73E-04</text:p>
          </table:table-cell>
          <table:table-cell table:style-name="ce22" office:value-type="float" office:value="0.0039118">
            <text:p>3.91E-03</text:p>
          </table:table-cell>
          <table:table-cell table:style-name="ce22" office:value-type="float" office:value="0.0095184">
            <text:p>9.52E-03</text:p>
          </table:table-cell>
        </table:table-row>
        <table:table-row table:style-name="ro2">
          <table:table-cell table:style-name="ce22" office:value-type="float" office:value="8935.7">
            <text:p>8.94E+03</text:p>
          </table:table-cell>
          <table:table-cell table:style-name="ce22" office:value-type="float" office:value="2.5552E-4">
            <text:p>2.56E-04</text:p>
          </table:table-cell>
          <table:table-cell table:style-name="ce22" office:value-type="float" office:value="0.0037518">
            <text:p>3.75E-03</text:p>
          </table:table-cell>
          <table:table-cell table:style-name="ce22" office:value-type="float" office:value="0.009456">
            <text:p>9.46E-03</text:p>
          </table:table-cell>
        </table:table-row>
        <table:table-row table:style-name="ro2">
          <table:table-cell table:style-name="ce22" office:value-type="float" office:value="8975.5">
            <text:p>8.98E+03</text:p>
          </table:table-cell>
          <table:table-cell table:style-name="ce22" office:value-type="float" office:value="2.3941E-4">
            <text:p>2.39E-04</text:p>
          </table:table-cell>
          <table:table-cell table:style-name="ce22" office:value-type="float" office:value="0.0035949">
            <text:p>3.59E-03</text:p>
          </table:table-cell>
          <table:table-cell table:style-name="ce22" office:value-type="float" office:value="0.0093764">
            <text:p>9.38E-03</text:p>
          </table:table-cell>
        </table:table-row>
        <table:table-row table:style-name="ro2">
          <table:table-cell table:style-name="ce22" office:value-type="float" office:value="9014.6">
            <text:p>9.01E+03</text:p>
          </table:table-cell>
          <table:table-cell table:style-name="ce22" office:value-type="float" office:value="2.2417E-4">
            <text:p>2.24E-04</text:p>
          </table:table-cell>
          <table:table-cell table:style-name="ce22" office:value-type="float" office:value="0.0034411">
            <text:p>3.44E-03</text:p>
          </table:table-cell>
          <table:table-cell table:style-name="ce22" office:value-type="float" office:value="0.0092803">
            <text:p>9.28E-03</text:p>
          </table:table-cell>
        </table:table-row>
        <table:table-row table:style-name="ro2">
          <table:table-cell table:style-name="ce22" office:value-type="float" office:value="9053.2">
            <text:p>9.05E+03</text:p>
          </table:table-cell>
          <table:table-cell table:style-name="ce22" office:value-type="float" office:value="2.0975E-4">
            <text:p>2.10E-04</text:p>
          </table:table-cell>
          <table:table-cell table:style-name="ce22" office:value-type="float" office:value="0.0032906">
            <text:p>3.29E-03</text:p>
          </table:table-cell>
          <table:table-cell table:style-name="ce22" office:value-type="float" office:value="0.0091682">
            <text:p>9.17E-03</text:p>
          </table:table-cell>
        </table:table-row>
        <table:table-row table:style-name="ro2">
          <table:table-cell table:style-name="ce22" office:value-type="float" office:value="9091.1">
            <text:p>9.09E+03</text:p>
          </table:table-cell>
          <table:table-cell table:style-name="ce22" office:value-type="float" office:value="1.9613E-4">
            <text:p>1.96E-04</text:p>
          </table:table-cell>
          <table:table-cell table:style-name="ce22" office:value-type="float" office:value="0.0031434">
            <text:p>3.14E-03</text:p>
          </table:table-cell>
          <table:table-cell table:style-name="ce22" office:value-type="float" office:value="0.0090409">
            <text:p>9.04E-03</text:p>
          </table:table-cell>
        </table:table-row>
        <table:table-row table:style-name="ro2">
          <table:table-cell table:style-name="ce22" office:value-type="float" office:value="9128.3">
            <text:p>9.13E+03</text:p>
          </table:table-cell>
          <table:table-cell table:style-name="ce22" office:value-type="float" office:value="1.8327E-4">
            <text:p>1.83E-04</text:p>
          </table:table-cell>
          <table:table-cell table:style-name="ce22" office:value-type="float" office:value="0.0029998">
            <text:p>3.00E-03</text:p>
          </table:table-cell>
          <table:table-cell table:style-name="ce22" office:value-type="float" office:value="0.008899">
            <text:p>8.90E-03</text:p>
          </table:table-cell>
        </table:table-row>
        <table:table-row table:style-name="ro2">
          <table:table-cell table:style-name="ce22" office:value-type="float" office:value="9165">
            <text:p>9.17E+03</text:p>
          </table:table-cell>
          <table:table-cell table:style-name="ce22" office:value-type="float" office:value="1.7113E-4">
            <text:p>1.71E-04</text:p>
          </table:table-cell>
          <table:table-cell table:style-name="ce22" office:value-type="float" office:value="0.0028598">
            <text:p>2.86E-03</text:p>
          </table:table-cell>
          <table:table-cell table:style-name="ce22" office:value-type="float" office:value="0.0087434">
            <text:p>8.74E-03</text:p>
          </table:table-cell>
        </table:table-row>
        <table:table-row table:style-name="ro2">
          <table:table-cell table:style-name="ce22" office:value-type="float" office:value="9200.9">
            <text:p>9.20E+03</text:p>
          </table:table-cell>
          <table:table-cell table:style-name="ce22" office:value-type="float" office:value="1.5967E-4">
            <text:p>1.60E-04</text:p>
          </table:table-cell>
          <table:table-cell table:style-name="ce22" office:value-type="float" office:value="0.0027233">
            <text:p>2.72E-03</text:p>
          </table:table-cell>
          <table:table-cell table:style-name="ce22" office:value-type="float" office:value="0.0085747">
            <text:p>8.57E-03</text:p>
          </table:table-cell>
        </table:table-row>
        <table:table-row table:style-name="ro2">
          <table:table-cell table:style-name="ce22" office:value-type="float" office:value="9236.3">
            <text:p>9.24E+03</text:p>
          </table:table-cell>
          <table:table-cell table:style-name="ce22" office:value-type="float" office:value="1.4887E-4">
            <text:p>1.49E-04</text:p>
          </table:table-cell>
          <table:table-cell table:style-name="ce22" office:value-type="float" office:value="0.0025906">
            <text:p>2.59E-03</text:p>
          </table:table-cell>
          <table:table-cell table:style-name="ce22" office:value-type="float" office:value="0.0083939">
            <text:p>8.39E-03</text:p>
          </table:table-cell>
        </table:table-row>
        <table:table-row table:style-name="ro2">
          <table:table-cell table:style-name="ce22" office:value-type="float" office:value="9270.9">
            <text:p>9.27E+03</text:p>
          </table:table-cell>
          <table:table-cell table:style-name="ce22" office:value-type="float" office:value="1.3869E-4">
            <text:p>1.39E-04</text:p>
          </table:table-cell>
          <table:table-cell table:style-name="ce22" office:value-type="float" office:value="0.0024616">
            <text:p>2.46E-03</text:p>
          </table:table-cell>
          <table:table-cell table:style-name="ce22" office:value-type="float" office:value="0.0082018">
            <text:p>8.20E-03</text:p>
          </table:table-cell>
        </table:table-row>
        <table:table-row table:style-name="ro2">
          <table:table-cell table:style-name="ce22" office:value-type="float" office:value="9305">
            <text:p>9.31E+03</text:p>
          </table:table-cell>
          <table:table-cell table:style-name="ce22" office:value-type="float" office:value="1.291E-4">
            <text:p>1.29E-04</text:p>
          </table:table-cell>
          <table:table-cell table:style-name="ce22" office:value-type="float" office:value="0.0023363">
            <text:p>2.34E-03</text:p>
          </table:table-cell>
          <table:table-cell table:style-name="ce22" office:value-type="float" office:value="0.0079992">
            <text:p>8.00E-03</text:p>
          </table:table-cell>
        </table:table-row>
        <table:table-row table:style-name="ro2">
          <table:table-cell table:style-name="ce22" office:value-type="float" office:value="9338.3">
            <text:p>9.34E+03</text:p>
          </table:table-cell>
          <table:table-cell table:style-name="ce22" office:value-type="float" office:value="1.2008E-4">
            <text:p>1.20E-04</text:p>
          </table:table-cell>
          <table:table-cell table:style-name="ce22" office:value-type="float" office:value="0.0022148">
            <text:p>2.21E-03</text:p>
          </table:table-cell>
          <table:table-cell table:style-name="ce22" office:value-type="float" office:value="0.007787">
            <text:p>7.79E-03</text:p>
          </table:table-cell>
        </table:table-row>
        <table:table-row table:style-name="ro2">
          <table:table-cell table:style-name="ce22" office:value-type="float" office:value="9371">
            <text:p>9.37E+03</text:p>
          </table:table-cell>
          <table:table-cell table:style-name="ce22" office:value-type="float" office:value="1.1159E-4">
            <text:p>1.12E-04</text:p>
          </table:table-cell>
          <table:table-cell table:style-name="ce22" office:value-type="float" office:value="0.0020972">
            <text:p>2.10E-03</text:p>
          </table:table-cell>
          <table:table-cell table:style-name="ce22" office:value-type="float" office:value="0.0075662">
            <text:p>7.57E-03</text:p>
          </table:table-cell>
        </table:table-row>
        <table:table-row table:style-name="ro2">
          <table:table-cell table:style-name="ce22" office:value-type="float" office:value="9403">
            <text:p>9.40E+03</text:p>
          </table:table-cell>
          <table:table-cell table:style-name="ce22" office:value-type="float" office:value="1.0361E-4">
            <text:p>1.04E-04</text:p>
          </table:table-cell>
          <table:table-cell table:style-name="ce22" office:value-type="float" office:value="0.0019833">
            <text:p>1.98E-03</text:p>
          </table:table-cell>
          <table:table-cell table:style-name="ce22" office:value-type="float" office:value="0.0073376">
            <text:p>7.34E-03</text:p>
          </table:table-cell>
        </table:table-row>
        <table:table-row table:style-name="ro2">
          <table:table-cell table:style-name="ce22" office:value-type="float" office:value="9434.3">
            <text:p>9.43E+03</text:p>
          </table:table-cell>
          <table:table-cell table:style-name="ce22" office:value-type="float" office:value="9.6109E-5">
            <text:p>9.61E-05</text:p>
          </table:table-cell>
          <table:table-cell table:style-name="ce22" office:value-type="float" office:value="0.0018732">
            <text:p>1.87E-03</text:p>
          </table:table-cell>
          <table:table-cell table:style-name="ce22" office:value-type="float" office:value="0.0071021">
            <text:p>7.10E-03</text:p>
          </table:table-cell>
        </table:table-row>
        <table:table-row table:style-name="ro2">
          <table:table-cell table:style-name="ce22" office:value-type="float" office:value="9464.9">
            <text:p>9.46E+03</text:p>
          </table:table-cell>
          <table:table-cell table:style-name="ce22" office:value-type="float" office:value="8.9066E-5">
            <text:p>8.91E-05</text:p>
          </table:table-cell>
          <table:table-cell table:style-name="ce22" office:value-type="float" office:value="0.0017669">
            <text:p>1.77E-03</text:p>
          </table:table-cell>
          <table:table-cell table:style-name="ce22" office:value-type="float" office:value="0.0068606">
            <text:p>6.86E-03</text:p>
          </table:table-cell>
        </table:table-row>
        <table:table-row table:style-name="ro2">
          <table:table-cell table:style-name="ce22" office:value-type="float" office:value="9494.8">
            <text:p>9.49E+03</text:p>
          </table:table-cell>
          <table:table-cell table:style-name="ce22" office:value-type="float" office:value="8.2455E-5">
            <text:p>8.25E-05</text:p>
          </table:table-cell>
          <table:table-cell table:style-name="ce22" office:value-type="float" office:value="0.0016644">
            <text:p>1.66E-03</text:p>
          </table:table-cell>
          <table:table-cell table:style-name="ce22" office:value-type="float" office:value="0.006614">
            <text:p>6.61E-03</text:p>
          </table:table-cell>
        </table:table-row>
        <table:table-row table:style-name="ro2">
          <table:table-cell table:style-name="ce22" office:value-type="float" office:value="9524">
            <text:p>9.52E+03</text:p>
          </table:table-cell>
          <table:table-cell table:style-name="ce22" office:value-type="float" office:value="7.6254E-5">
            <text:p>7.63E-05</text:p>
          </table:table-cell>
          <table:table-cell table:style-name="ce22" office:value-type="float" office:value="0.0015656">
            <text:p>1.57E-03</text:p>
          </table:table-cell>
          <table:table-cell table:style-name="ce22" office:value-type="float" office:value="0.0063633">
            <text:p>6.36E-03</text:p>
          </table:table-cell>
        </table:table-row>
        <table:table-row table:style-name="ro2">
          <table:table-cell table:style-name="ce22" office:value-type="float" office:value="9552.6">
            <text:p>9.55E+03</text:p>
          </table:table-cell>
          <table:table-cell table:style-name="ce22" office:value-type="float" office:value="7.0441E-5">
            <text:p>7.04E-05</text:p>
          </table:table-cell>
          <table:table-cell table:style-name="ce22" office:value-type="float" office:value="0.0014705">
            <text:p>1.47E-03</text:p>
          </table:table-cell>
          <table:table-cell table:style-name="ce22" office:value-type="float" office:value="0.0061092">
            <text:p>6.11E-03</text:p>
          </table:table-cell>
        </table:table-row>
        <table:table-row table:style-name="ro2">
          <table:table-cell table:style-name="ce22" office:value-type="float" office:value="9580.4">
            <text:p>9.58E+03</text:p>
          </table:table-cell>
          <table:table-cell table:style-name="ce22" office:value-type="float" office:value="6.4996E-5">
            <text:p>6.50E-05</text:p>
          </table:table-cell>
          <table:table-cell table:style-name="ce22" office:value-type="float" office:value="0.0013791">
            <text:p>1.38E-03</text:p>
          </table:table-cell>
          <table:table-cell table:style-name="ce22" office:value-type="float" office:value="0.0058527">
            <text:p>5.85E-03</text:p>
          </table:table-cell>
        </table:table-row>
        <table:table-row table:style-name="ro2">
          <table:table-cell table:style-name="ce22" office:value-type="float" office:value="9607.5">
            <text:p>9.61E+03</text:p>
          </table:table-cell>
          <table:table-cell table:style-name="ce22" office:value-type="float" office:value="5.9897E-5">
            <text:p>5.99E-05</text:p>
          </table:table-cell>
          <table:table-cell table:style-name="ce22" office:value-type="float" office:value="0.0012913">
            <text:p>1.29E-03</text:p>
          </table:table-cell>
          <table:table-cell table:style-name="ce22" office:value-type="float" office:value="0.0055945">
            <text:p>5.59E-03</text:p>
          </table:table-cell>
        </table:table-row>
        <table:table-row table:style-name="ro2">
          <table:table-cell table:style-name="ce22" office:value-type="float" office:value="9633.9">
            <text:p>9.63E+03</text:p>
          </table:table-cell>
          <table:table-cell table:style-name="ce22" office:value-type="float" office:value="5.5127E-5">
            <text:p>5.51E-05</text:p>
          </table:table-cell>
          <table:table-cell table:style-name="ce22" office:value-type="float" office:value="0.0012071">
            <text:p>1.21E-03</text:p>
          </table:table-cell>
          <table:table-cell table:style-name="ce22" office:value-type="float" office:value="0.0053356">
            <text:p>5.34E-03</text:p>
          </table:table-cell>
        </table:table-row>
        <table:table-row table:style-name="ro2">
          <table:table-cell table:style-name="ce22" office:value-type="float" office:value="9659.6">
            <text:p>9.66E+03</text:p>
          </table:table-cell>
          <table:table-cell table:style-name="ce22" office:value-type="float" office:value="5.0666E-5">
            <text:p>5.07E-05</text:p>
          </table:table-cell>
          <table:table-cell table:style-name="ce22" office:value-type="float" office:value="0.0011264">
            <text:p>1.13E-03</text:p>
          </table:table-cell>
          <table:table-cell table:style-name="ce22" office:value-type="float" office:value="0.0050767">
            <text:p>5.08E-03</text:p>
          </table:table-cell>
        </table:table-row>
        <table:table-row table:style-name="ro2">
          <table:table-cell table:style-name="ce22" office:value-type="float" office:value="9684.5">
            <text:p>9.68E+03</text:p>
          </table:table-cell>
          <table:table-cell table:style-name="ce22" office:value-type="float" office:value="4.6498E-5">
            <text:p>4.65E-05</text:p>
          </table:table-cell>
          <table:table-cell table:style-name="ce22" office:value-type="float" office:value="0.0010492">
            <text:p>1.05E-03</text:p>
          </table:table-cell>
          <table:table-cell table:style-name="ce22" office:value-type="float" office:value="0.0048185">
            <text:p>4.82E-03</text:p>
          </table:table-cell>
        </table:table-row>
        <table:table-row table:style-name="ro2">
          <table:table-cell table:style-name="ce22" office:value-type="float" office:value="9708.8">
            <text:p>9.71E+03</text:p>
          </table:table-cell>
          <table:table-cell table:style-name="ce22" office:value-type="float" office:value="4.2606E-5">
            <text:p>4.26E-05</text:p>
          </table:table-cell>
          <table:table-cell table:style-name="ce22" office:value-type="float" office:value="9.7531E-4">
            <text:p>9.75E-04</text:p>
          </table:table-cell>
          <table:table-cell table:style-name="ce22" office:value-type="float" office:value="0.0045619">
            <text:p>4.56E-03</text:p>
          </table:table-cell>
        </table:table-row>
        <table:table-row table:style-name="ro2">
          <table:table-cell table:style-name="ce22" office:value-type="float" office:value="9732.3">
            <text:p>9.73E+03</text:p>
          </table:table-cell>
          <table:table-cell table:style-name="ce22" office:value-type="float" office:value="3.8975E-5">
            <text:p>3.90E-05</text:p>
          </table:table-cell>
          <table:table-cell table:style-name="ce22" office:value-type="float" office:value="9.0481E-4">
            <text:p>9.05E-04</text:p>
          </table:table-cell>
          <table:table-cell table:style-name="ce22" office:value-type="float" office:value="0.0043076">
            <text:p>4.31E-03</text:p>
          </table:table-cell>
        </table:table-row>
        <table:table-row table:style-name="ro2">
          <table:table-cell table:style-name="ce22" office:value-type="float" office:value="9755">
            <text:p>9.76E+03</text:p>
          </table:table-cell>
          <table:table-cell table:style-name="ce22" office:value-type="float" office:value="3.559E-5">
            <text:p>3.56E-05</text:p>
          </table:table-cell>
          <table:table-cell table:style-name="ce22" office:value-type="float" office:value="8.3757E-4">
            <text:p>8.38E-04</text:p>
          </table:table-cell>
          <table:table-cell table:style-name="ce22" office:value-type="float" office:value="0.0040561">
            <text:p>4.06E-03</text:p>
          </table:table-cell>
        </table:table-row>
        <table:table-row table:style-name="ro2">
          <table:table-cell table:style-name="ce22" office:value-type="float" office:value="9777">
            <text:p>9.78E+03</text:p>
          </table:table-cell>
          <table:table-cell table:style-name="ce22" office:value-type="float" office:value="3.2436E-5">
            <text:p>3.24E-05</text:p>
          </table:table-cell>
          <table:table-cell table:style-name="ce22" office:value-type="float" office:value="7.7353E-4">
            <text:p>7.74E-04</text:p>
          </table:table-cell>
          <table:table-cell table:style-name="ce22" office:value-type="float" office:value="0.0038083">
            <text:p>3.81E-03</text:p>
          </table:table-cell>
        </table:table-row>
        <table:table-row table:style-name="ro2">
          <table:table-cell table:style-name="ce22" office:value-type="float" office:value="9798.3">
            <text:p>9.80E+03</text:p>
          </table:table-cell>
          <table:table-cell table:style-name="ce22" office:value-type="float" office:value="2.95E-5">
            <text:p>2.95E-05</text:p>
          </table:table-cell>
          <table:table-cell table:style-name="ce22" office:value-type="float" office:value="7.1262E-4">
            <text:p>7.13E-04</text:p>
          </table:table-cell>
          <table:table-cell table:style-name="ce22" office:value-type="float" office:value="0.0035647">
            <text:p>3.56E-03</text:p>
          </table:table-cell>
        </table:table-row>
        <table:table-row table:style-name="ro2">
          <table:table-cell table:style-name="ce22" office:value-type="float" office:value="9818.8">
            <text:p>9.82E+03</text:p>
          </table:table-cell>
          <table:table-cell table:style-name="ce22" office:value-type="float" office:value="2.6769E-5">
            <text:p>2.68E-05</text:p>
          </table:table-cell>
          <table:table-cell table:style-name="ce22" office:value-type="float" office:value="6.5477E-4">
            <text:p>6.55E-04</text:p>
          </table:table-cell>
          <table:table-cell table:style-name="ce22" office:value-type="float" office:value="0.0033259">
            <text:p>3.33E-03</text:p>
          </table:table-cell>
        </table:table-row>
        <table:table-row table:style-name="ro2">
          <table:table-cell table:style-name="ce22" office:value-type="float" office:value="9838.6">
            <text:p>9.84E+03</text:p>
          </table:table-cell>
          <table:table-cell table:style-name="ce22" office:value-type="float" office:value="2.4232E-5">
            <text:p>2.42E-05</text:p>
          </table:table-cell>
          <table:table-cell table:style-name="ce22" office:value-type="float" office:value="5.9991E-4">
            <text:p>6.00E-04</text:p>
          </table:table-cell>
          <table:table-cell table:style-name="ce22" office:value-type="float" office:value="0.0030925">
            <text:p>3.09E-03</text:p>
          </table:table-cell>
        </table:table-row>
        <table:table-row table:style-name="ro2">
          <table:table-cell table:style-name="ce22" office:value-type="float" office:value="9857.7">
            <text:p>9.86E+03</text:p>
          </table:table-cell>
          <table:table-cell table:style-name="ce22" office:value-type="float" office:value="2.1878E-5">
            <text:p>2.19E-05</text:p>
          </table:table-cell>
          <table:table-cell table:style-name="ce22" office:value-type="float" office:value="5.4795E-4">
            <text:p>5.48E-04</text:p>
          </table:table-cell>
          <table:table-cell table:style-name="ce22" office:value-type="float" office:value="0.0028649">
            <text:p>2.86E-03</text:p>
          </table:table-cell>
        </table:table-row>
        <table:table-row table:style-name="ro2">
          <table:table-cell table:style-name="ce22" office:value-type="float" office:value="9875.9">
            <text:p>9.88E+03</text:p>
          </table:table-cell>
          <table:table-cell table:style-name="ce22" office:value-type="float" office:value="1.9694E-5">
            <text:p>1.97E-05</text:p>
          </table:table-cell>
          <table:table-cell table:style-name="ce22" office:value-type="float" office:value="4.9883E-4">
            <text:p>4.99E-04</text:p>
          </table:table-cell>
          <table:table-cell table:style-name="ce22" office:value-type="float" office:value="0.0026438">
            <text:p>2.64E-03</text:p>
          </table:table-cell>
        </table:table-row>
        <table:table-row table:style-name="ro2">
          <table:table-cell table:style-name="ce22" office:value-type="float" office:value="9893.5">
            <text:p>9.89E+03</text:p>
          </table:table-cell>
          <table:table-cell table:style-name="ce22" office:value-type="float" office:value="1.7672E-5">
            <text:p>1.77E-05</text:p>
          </table:table-cell>
          <table:table-cell table:style-name="ce22" office:value-type="float" office:value="4.5247E-4">
            <text:p>4.52E-04</text:p>
          </table:table-cell>
          <table:table-cell table:style-name="ce22" office:value-type="float" office:value="0.0024295">
            <text:p>2.43E-03</text:p>
          </table:table-cell>
        </table:table-row>
        <table:table-row table:style-name="ro2">
          <table:table-cell table:style-name="ce22" office:value-type="float" office:value="9910.2">
            <text:p>9.91E+03</text:p>
          </table:table-cell>
          <table:table-cell table:style-name="ce22" office:value-type="float" office:value="1.5802E-5">
            <text:p>1.58E-05</text:p>
          </table:table-cell>
          <table:table-cell table:style-name="ce22" office:value-type="float" office:value="4.088E-4">
            <text:p>4.09E-04</text:p>
          </table:table-cell>
          <table:table-cell table:style-name="ce22" office:value-type="float" office:value="0.0022225">
            <text:p>2.22E-03</text:p>
          </table:table-cell>
        </table:table-row>
        <table:table-row table:style-name="ro2">
          <table:table-cell table:style-name="ce22" office:value-type="float" office:value="9926.2">
            <text:p>9.93E+03</text:p>
          </table:table-cell>
          <table:table-cell table:style-name="ce22" office:value-type="float" office:value="1.4074E-5">
            <text:p>1.41E-05</text:p>
          </table:table-cell>
          <table:table-cell table:style-name="ce22" office:value-type="float" office:value="3.6774E-4">
            <text:p>3.68E-04</text:p>
          </table:table-cell>
          <table:table-cell table:style-name="ce22" office:value-type="float" office:value="0.0020232">
            <text:p>2.02E-03</text:p>
          </table:table-cell>
        </table:table-row>
        <table:table-row table:style-name="ro2">
          <table:table-cell table:style-name="ce22" office:value-type="float" office:value="9941.5">
            <text:p>9.94E+03</text:p>
          </table:table-cell>
          <table:table-cell table:style-name="ce22" office:value-type="float" office:value="1.2481E-5">
            <text:p>1.25E-05</text:p>
          </table:table-cell>
          <table:table-cell table:style-name="ce22" office:value-type="float" office:value="3.2923E-4">
            <text:p>3.29E-04</text:p>
          </table:table-cell>
          <table:table-cell table:style-name="ce22" office:value-type="float" office:value="0.0018319">
            <text:p>1.83E-03</text:p>
          </table:table-cell>
        </table:table-row>
        <table:table-row table:style-name="ro2">
          <table:table-cell table:style-name="ce22" office:value-type="float" office:value="9955.9">
            <text:p>9.96E+03</text:p>
          </table:table-cell>
          <table:table-cell table:style-name="ce22" office:value-type="float" office:value="1.1015E-5">
            <text:p>1.10E-05</text:p>
          </table:table-cell>
          <table:table-cell table:style-name="ce22" office:value-type="float" office:value="2.9318E-4">
            <text:p>2.93E-04</text:p>
          </table:table-cell>
          <table:table-cell table:style-name="ce22" office:value-type="float" office:value="0.001649">
            <text:p>1.65E-03</text:p>
          </table:table-cell>
        </table:table-row>
        <table:table-row table:style-name="ro2">
          <table:table-cell table:style-name="ce22" office:value-type="float" office:value="9969.6">
            <text:p>9.97E+03</text:p>
          </table:table-cell>
          <table:table-cell table:style-name="ce22" office:value-type="float" office:value="9.6674E-6">
            <text:p>9.67E-06</text:p>
          </table:table-cell>
          <table:table-cell table:style-name="ce22" office:value-type="float" office:value="2.5954E-4">
            <text:p>2.60E-04</text:p>
          </table:table-cell>
          <table:table-cell table:style-name="ce22" office:value-type="float" office:value="0.0014747">
            <text:p>1.47E-03</text:p>
          </table:table-cell>
        </table:table-row>
        <table:table-row table:style-name="ro2">
          <table:table-cell table:style-name="ce22" office:value-type="float" office:value="9982.5">
            <text:p>9.98E+03</text:p>
          </table:table-cell>
          <table:table-cell table:style-name="ce22" office:value-type="float" office:value="8.4325E-6">
            <text:p>8.43E-06</text:p>
          </table:table-cell>
          <table:table-cell table:style-name="ce22" office:value-type="float" office:value="2.2824E-4">
            <text:p>2.28E-04</text:p>
          </table:table-cell>
          <table:table-cell table:style-name="ce22" office:value-type="float" office:value="0.0013093">
            <text:p>1.31E-03</text:p>
          </table:table-cell>
        </table:table-row>
        <table:table-row table:style-name="ro2">
          <table:table-cell table:style-name="ce22" office:value-type="float" office:value="9994.7">
            <text:p>9.99E+03</text:p>
          </table:table-cell>
          <table:table-cell table:style-name="ce22" office:value-type="float" office:value="7.3034E-6">
            <text:p>7.30E-06</text:p>
          </table:table-cell>
          <table:table-cell table:style-name="ce22" office:value-type="float" office:value="1.992E-4">
            <text:p>1.99E-04</text:p>
          </table:table-cell>
          <table:table-cell table:style-name="ce22" office:value-type="float" office:value="0.001153">
            <text:p>1.15E-03</text:p>
          </table:table-cell>
        </table:table-row>
        <table:table-row table:style-name="ro2">
          <table:table-cell table:style-name="ce22" office:value-type="float" office:value="10006">
            <text:p>1.00E+04</text:p>
          </table:table-cell>
          <table:table-cell table:style-name="ce22" office:value-type="float" office:value="6.2743E-6">
            <text:p>6.27E-06</text:p>
          </table:table-cell>
          <table:table-cell table:style-name="ce22" office:value-type="float" office:value="1.7237E-4">
            <text:p>1.72E-04</text:p>
          </table:table-cell>
          <table:table-cell table:style-name="ce22" office:value-type="float" office:value="0.0010062">
            <text:p>1.01E-03</text:p>
          </table:table-cell>
        </table:table-row>
        <table:table-row table:style-name="ro2">
          <table:table-cell table:style-name="ce22" office:value-type="float" office:value="10017">
            <text:p>1.00E+04</text:p>
          </table:table-cell>
          <table:table-cell table:style-name="ce22" office:value-type="float" office:value="5.3396E-6">
            <text:p>5.34E-06</text:p>
          </table:table-cell>
          <table:table-cell table:style-name="ce22" office:value-type="float" office:value="1.4768E-4">
            <text:p>1.48E-04</text:p>
          </table:table-cell>
          <table:table-cell table:style-name="ce22" office:value-type="float" office:value="8.6889E-4">
            <text:p>8.69E-04</text:p>
          </table:table-cell>
        </table:table-row>
        <table:table-row table:style-name="ro2">
          <table:table-cell table:style-name="ce22" office:value-type="float" office:value="10026">
            <text:p>1.00E+04</text:p>
          </table:table-cell>
          <table:table-cell table:style-name="ce22" office:value-type="float" office:value="4.4943E-6">
            <text:p>4.49E-06</text:p>
          </table:table-cell>
          <table:table-cell table:style-name="ce22" office:value-type="float" office:value="1.2508E-4">
            <text:p>1.25E-04</text:p>
          </table:table-cell>
          <table:table-cell table:style-name="ce22" office:value-type="float" office:value="7.413E-4">
            <text:p>7.41E-04</text:p>
          </table:table-cell>
        </table:table-row>
        <table:table-row table:style-name="ro2">
          <table:table-cell table:style-name="ce22" office:value-type="float" office:value="10036">
            <text:p>1.00E+04</text:p>
          </table:table-cell>
          <table:table-cell table:style-name="ce22" office:value-type="float" office:value="3.7336E-6">
            <text:p>3.73E-06</text:p>
          </table:table-cell>
          <table:table-cell table:style-name="ce22" office:value-type="float" office:value="1.0451E-4">
            <text:p>1.05E-04</text:p>
          </table:table-cell>
          <table:table-cell table:style-name="ce22" office:value-type="float" office:value="6.2356E-4">
            <text:p>6.24E-04</text:p>
          </table:table-cell>
        </table:table-row>
        <table:table-row table:style-name="ro2">
          <table:table-cell table:style-name="ce22" office:value-type="float" office:value="10044">
            <text:p>1.00E+04</text:p>
          </table:table-cell>
          <table:table-cell table:style-name="ce22" office:value-type="float" office:value="3.0532E-6">
            <text:p>3.05E-06</text:p>
          </table:table-cell>
          <table:table-cell table:style-name="ce22" office:value-type="float" office:value="8.5922E-5">
            <text:p>8.59E-05</text:p>
          </table:table-cell>
          <table:table-cell table:style-name="ce22" office:value-type="float" office:value="5.1579E-4">
            <text:p>5.16E-04</text:p>
          </table:table-cell>
        </table:table-row>
        <table:table-row table:style-name="ro2">
          <table:table-cell table:style-name="ce22" office:value-type="float" office:value="10051">
            <text:p>1.01E+04</text:p>
          </table:table-cell>
          <table:table-cell table:style-name="ce22" office:value-type="float" office:value="2.4494E-6">
            <text:p>2.45E-06</text:p>
          </table:table-cell>
          <table:table-cell table:style-name="ce22" office:value-type="float" office:value="6.9261E-5">
            <text:p>6.93E-05</text:p>
          </table:table-cell>
          <table:table-cell table:style-name="ce22" office:value-type="float" office:value="4.1808E-4">
            <text:p>4.18E-04</text:p>
          </table:table-cell>
        </table:table-row>
        <table:table-row table:style-name="ro2">
          <table:table-cell table:style-name="ce22" office:value-type="float" office:value="10058">
            <text:p>1.01E+04</text:p>
          </table:table-cell>
          <table:table-cell table:style-name="ce22" office:value-type="float" office:value="1.9185E-6">
            <text:p>1.92E-06</text:p>
          </table:table-cell>
          <table:table-cell table:style-name="ce22" office:value-type="float" office:value="5.4483E-5">
            <text:p>5.45E-05</text:p>
          </table:table-cell>
          <table:table-cell table:style-name="ce22" office:value-type="float" office:value="3.3052E-4">
            <text:p>3.31E-04</text:p>
          </table:table-cell>
        </table:table-row>
        <table:table-row table:style-name="ro2">
          <table:table-cell table:style-name="ce22" office:value-type="float" office:value="10064">
            <text:p>1.01E+04</text:p>
          </table:table-cell>
          <table:table-cell table:style-name="ce22" office:value-type="float" office:value="1.4574E-6">
            <text:p>1.46E-06</text:p>
          </table:table-cell>
          <table:table-cell table:style-name="ce22" office:value-type="float" office:value="4.1548E-5">
            <text:p>4.15E-05</text:p>
          </table:table-cell>
          <table:table-cell table:style-name="ce22" office:value-type="float" office:value="2.5316E-4">
            <text:p>2.53E-04</text:p>
          </table:table-cell>
        </table:table-row>
        <table:table-row table:style-name="ro2">
          <table:table-cell table:style-name="ce22" office:value-type="float" office:value="10069">
            <text:p>1.01E+04</text:p>
          </table:table-cell>
          <table:table-cell table:style-name="ce22" office:value-type="float" office:value="1.0635E-6">
            <text:p>1.06E-06</text:p>
          </table:table-cell>
          <table:table-cell table:style-name="ce22" office:value-type="float" office:value="3.0418E-5">
            <text:p>3.04E-05</text:p>
          </table:table-cell>
          <table:table-cell table:style-name="ce22" office:value-type="float" office:value="1.8605E-4">
            <text:p>1.86E-04</text:p>
          </table:table-cell>
        </table:table-row>
        <table:table-row table:style-name="ro2">
          <table:table-cell table:style-name="ce22" office:value-type="float" office:value="10073">
            <text:p>1.01E+04</text:p>
          </table:table-cell>
          <table:table-cell table:style-name="ce22" office:value-type="float" office:value="7.3425E-7">
            <text:p>7.34E-07</text:p>
          </table:table-cell>
          <table:table-cell table:style-name="ce22" office:value-type="float" office:value="2.106E-5">
            <text:p>2.11E-05</text:p>
          </table:table-cell>
          <table:table-cell table:style-name="ce22" office:value-type="float" office:value="1.2922E-4">
            <text:p>1.29E-04</text:p>
          </table:table-cell>
        </table:table-row>
        <table:table-row table:style-name="ro2">
          <table:table-cell table:style-name="ce22" office:value-type="float" office:value="10077">
            <text:p>1.01E+04</text:p>
          </table:table-cell>
          <table:table-cell table:style-name="ce22" office:value-type="float" office:value="4.6766E-7">
            <text:p>4.68E-07</text:p>
          </table:table-cell>
          <table:table-cell table:style-name="ce22" office:value-type="float" office:value="1.3444E-5">
            <text:p>1.34E-05</text:p>
          </table:table-cell>
          <table:table-cell table:style-name="ce22" office:value-type="float" office:value="8.2713E-5">
            <text:p>8.27E-05</text:p>
          </table:table-cell>
        </table:table-row>
        <table:table-row table:style-name="ro2">
          <table:table-cell table:style-name="ce22" office:value-type="float" office:value="10079">
            <text:p>1.01E+04</text:p>
          </table:table-cell>
          <table:table-cell table:style-name="ce22" office:value-type="float" office:value="2.6207E-7">
            <text:p>2.62E-07</text:p>
          </table:table-cell>
          <table:table-cell table:style-name="ce22" office:value-type="float" office:value="7.5474E-6">
            <text:p>7.55E-06</text:p>
          </table:table-cell>
          <table:table-cell table:style-name="ce22" office:value-type="float" office:value="4.6529E-5">
            <text:p>4.65E-05</text:p>
          </table:table-cell>
        </table:table-row>
        <table:table-row table:style-name="ro2">
          <table:table-cell table:style-name="ce22" office:value-type="float" office:value="10081">
            <text:p>1.01E+04</text:p>
          </table:table-cell>
          <table:table-cell table:style-name="ce22" office:value-type="float" office:value="1.1616E-7">
            <text:p>1.16E-07</text:p>
          </table:table-cell>
          <table:table-cell table:style-name="ce22" office:value-type="float" office:value="3.3496E-6">
            <text:p>3.35E-06</text:p>
          </table:table-cell>
          <table:table-cell table:style-name="ce22" office:value-type="float" office:value="2.068E-5">
            <text:p>2.07E-05</text:p>
          </table:table-cell>
        </table:table-row>
        <table:table-row table:style-name="ro2">
          <table:table-cell table:style-name="ce22" office:value-type="float" office:value="10083">
            <text:p>1.01E+04</text:p>
          </table:table-cell>
          <table:table-cell table:style-name="ce22" office:value-type="float" office:value="2.8991E-8">
            <text:p>2.90E-08</text:p>
          </table:table-cell>
          <table:table-cell table:style-name="ce22" office:value-type="float" office:value="8.3665E-7">
            <text:p>8.37E-07</text:p>
          </table:table-cell>
          <table:table-cell table:style-name="ce22" office:value-type="float" office:value="5.1699E-6">
            <text:p>5.17E-06</text:p>
          </table:table-cell>
        </table:table-row>
        <table:table-row table:number-rows-repeated="750" table:style-name="ro4"/>
        <table:table-row table:style-name="ro2">
          <table:table-cell table:style-name="ce23" office:value-type="string">
            <text:p>7 of 25 items</text:p>
          </table:table-cell>
        </table:table-row>
        <table:table-row table:style-name="ro2">
          <table:table-cell table:style-name="ce21" office:value-type="string">
            <text:p>Displaying w=05eigu0-1-2.txt.</text:p>
          </table:table-cell>
        </table:table-row>
      </table:table>
      <table:table table:name="w_r=1.0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 office:value-type="string">
            <text:p>eigenvalues</text:p>
          </table:table-cell>
          <table:table-cell table:style-name="ce21" office:value-type="string">
            <text:p>prob(u_0)</text:p>
          </table:table-cell>
          <table:table-cell table:style-name="ce21" office:value-type="string">
            <text:p>prob(u_1)</text:p>
          </table:table-cell>
          <table:table-cell table:style-name="ce21" office:value-type="string">
            <text:p>prob(u_2)</text:p>
          </table:table-cell>
          <table:table-cell table:style-name="ce24" table:formula="oooc:=SUM([.B2:.B251])" office:value-type="string">
            <text:p>1.00E+00</text:p>
          </table:table-cell>
          <table:table-cell table:style-name="ce24" table:formula="oooc:=SUM([.C2:.C251])" office:value-type="string">
            <text:p>1.00E+00</text:p>
          </table:table-cell>
          <table:table-cell table:style-name="ce24" table:formula="oooc:=SUM([.D2:.D251])" office:value-type="string">
            <text:p>1.00E+00</text:p>
          </table:table-cell>
          <table:table-cell table:number-columns-repeated="2"/>
          <table:table-cell table:style-name="ce25" office:value-type="string">
            <text:p>eigenvaluerhoeigen(i,min0)eigen(i,min1)eigen(i,min2)</text:p>
          </table:table-cell>
        </table:table-row>
        <table:table-row table:style-name="ro2">
          <table:table-cell table:style-name="ce22" office:value-type="float" office:value="4.0577">
            <text:p>4.06E+00</text:p>
          </table:table-cell>
          <table:table-cell table:style-name="ce22" office:value-type="float" office:value="8.3139E-6">
            <text:p>8.31E-06</text:p>
          </table:table-cell>
          <table:table-cell table:style-name="ce22" office:value-type="float" office:value="1.5323E-5">
            <text:p>1.53E-05</text:p>
          </table:table-cell>
          <table:table-cell table:style-name="ce22" office:value-type="float" office:value="2.1225E-5">
            <text:p>2.12E-05</text:p>
          </table:table-cell>
          <table:table-cell table:style-name="ce21" office:value-type="string">
            <text:p>areas sum to 1</text:p>
          </table:table-cell>
        </table:table-row>
        <table:table-row table:style-name="ro2">
          <table:table-cell table:style-name="ce22" office:value-type="float" office:value="7.9091">
            <text:p>7.91E+00</text:p>
          </table:table-cell>
          <table:table-cell table:style-name="ce22" office:value-type="float" office:value="3.3867E-5">
            <text:p>3.39E-05</text:p>
          </table:table-cell>
          <table:table-cell table:style-name="ce22" office:value-type="float" office:value="6.2325E-5">
            <text:p>6.23E-05</text:p>
          </table:table-cell>
          <table:table-cell table:style-name="ce22" office:value-type="float" office:value="8.6197E-5">
            <text:p>8.62E-05</text:p>
          </table:table-cell>
        </table:table-row>
        <table:table-row table:style-name="ro2">
          <table:table-cell table:style-name="ce22" office:value-type="float" office:value="11.818">
            <text:p>1.18E+01</text:p>
          </table:table-cell>
          <table:table-cell table:style-name="ce22" office:value-type="float" office:value="7.7516E-5">
            <text:p>7.75E-05</text:p>
          </table:table-cell>
          <table:table-cell table:style-name="ce22" office:value-type="float" office:value="1.4229E-4">
            <text:p>1.42E-04</text:p>
          </table:table-cell>
          <table:table-cell table:style-name="ce22" office:value-type="float" office:value="1.9629E-4">
            <text:p>1.96E-04</text:p>
          </table:table-cell>
        </table:table-row>
        <table:table-row table:style-name="ro2">
          <table:table-cell table:style-name="ce22" office:value-type="float" office:value="15.762">
            <text:p>1.58E+01</text:p>
          </table:table-cell>
          <table:table-cell table:style-name="ce22" office:value-type="float" office:value="1.4003E-4">
            <text:p>1.40E-04</text:p>
          </table:table-cell>
          <table:table-cell table:style-name="ce22" office:value-type="float" office:value="2.5614E-4">
            <text:p>2.56E-04</text:p>
          </table:table-cell>
          <table:table-cell table:style-name="ce22" office:value-type="float" office:value="3.5208E-4">
            <text:p>3.52E-04</text:p>
          </table:table-cell>
          <table:table-cell>
            <draw:frame table:end-cell-address="w_r=1.0.K22" svg:x="2.51cm" svg:y="0.08cm" svg:width="15.87cm" svg:height="9.82cm" draw:z-index="0" draw:name="Chart 6" draw:style-name="gr4">
              <draw:object draw:notify-on-update-of-ranges="'w_r=1.0'.B2:'w_r=1.0'.B251 'w_r=1.0'.C2:'w_r=1.0'.C251 'w_r=1.0'.D2:'w_r=1.0'.D251 " xlink:href="./Object 3-0" xlink:type="simple" xlink:show="embed" xlink:actuate="onLoad"/>
              <draw:image xlink:href="./ObjectReplacements/Object 3-0" xlink:show="embed" xlink:actuate="onLoad"/>
            </draw:frame>
          </table:table-cell>
        </table:table-row>
        <table:table-row table:style-name="ro2">
          <table:table-cell table:style-name="ce22" office:value-type="float" office:value="19.797">
            <text:p>1.98E+01</text:p>
          </table:table-cell>
          <table:table-cell table:style-name="ce22" office:value-type="float" office:value="2.2208E-4">
            <text:p>2.22E-04</text:p>
          </table:table-cell>
          <table:table-cell table:style-name="ce22" office:value-type="float" office:value="4.044E-4">
            <text:p>4.04E-04</text:p>
          </table:table-cell>
          <table:table-cell table:style-name="ce22" office:value-type="float" office:value="5.5332E-4">
            <text:p>5.53E-04</text:p>
          </table:table-cell>
        </table:table-row>
        <table:table-row table:style-name="ro2">
          <table:table-cell table:style-name="ce22" office:value-type="float" office:value="24.16">
            <text:p>2.42E+01</text:p>
          </table:table-cell>
          <table:table-cell table:style-name="ce22" office:value-type="float" office:value="3.2424E-4">
            <text:p>3.24E-04</text:p>
          </table:table-cell>
          <table:table-cell table:style-name="ce22" office:value-type="float" office:value="5.872E-4">
            <text:p>5.87E-04</text:p>
          </table:table-cell>
          <table:table-cell table:style-name="ce22" office:value-type="float" office:value="7.9893E-4">
            <text:p>7.99E-04</text:p>
          </table:table-cell>
        </table:table-row>
        <table:table-row table:style-name="ro2">
          <table:table-cell table:style-name="ce22" office:value-type="float" office:value="29.162">
            <text:p>2.92E+01</text:p>
          </table:table-cell>
          <table:table-cell table:style-name="ce22" office:value-type="float" office:value="4.4699E-4">
            <text:p>4.47E-04</text:p>
          </table:table-cell>
          <table:table-cell table:style-name="ce22" office:value-type="float" office:value="8.0424E-4">
            <text:p>8.04E-04</text:p>
          </table:table-cell>
          <table:table-cell table:style-name="ce22" office:value-type="float" office:value="0.001087">
            <text:p>1.09E-03</text:p>
          </table:table-cell>
        </table:table-row>
        <table:table-row table:style-name="ro2">
          <table:table-cell table:style-name="ce22" office:value-type="float" office:value="34.959">
            <text:p>3.50E+01</text:p>
          </table:table-cell>
          <table:table-cell table:style-name="ce22" office:value-type="float" office:value="5.9067E-4">
            <text:p>5.91E-04</text:p>
          </table:table-cell>
          <table:table-cell table:style-name="ce22" office:value-type="float" office:value="0.0010548">
            <text:p>1.05E-03</text:p>
          </table:table-cell>
          <table:table-cell table:style-name="ce22" office:value-type="float" office:value="0.0014147">
            <text:p>1.41E-03</text:p>
          </table:table-cell>
        </table:table-row>
        <table:table-row table:style-name="ro2">
          <table:table-cell table:style-name="ce22" office:value-type="float" office:value="41.576">
            <text:p>4.16E+01</text:p>
          </table:table-cell>
          <table:table-cell table:style-name="ce22" office:value-type="float" office:value="7.5553E-4">
            <text:p>7.56E-04</text:p>
          </table:table-cell>
          <table:table-cell table:style-name="ce22" office:value-type="float" office:value="0.0013378">
            <text:p>1.34E-03</text:p>
          </table:table-cell>
          <table:table-cell table:style-name="ce22" office:value-type="float" office:value="0.0017786">
            <text:p>1.78E-03</text:p>
          </table:table-cell>
        </table:table-row>
        <table:table-row table:style-name="ro2">
          <table:table-cell table:style-name="ce22" office:value-type="float" office:value="49.004">
            <text:p>4.90E+01</text:p>
          </table:table-cell>
          <table:table-cell table:style-name="ce22" office:value-type="float" office:value="9.417E-4">
            <text:p>9.42E-04</text:p>
          </table:table-cell>
          <table:table-cell table:style-name="ce22" office:value-type="float" office:value="0.0016517">
            <text:p>1.65E-03</text:p>
          </table:table-cell>
          <table:table-cell table:style-name="ce22" office:value-type="float" office:value="0.0021744">
            <text:p>2.17E-03</text:p>
          </table:table-cell>
        </table:table-row>
        <table:table-row table:style-name="ro2">
          <table:table-cell table:style-name="ce22" office:value-type="float" office:value="57.234">
            <text:p>5.72E+01</text:p>
          </table:table-cell>
          <table:table-cell table:style-name="ce22" office:value-type="float" office:value="0.0011492">
            <text:p>1.15E-03</text:p>
          </table:table-cell>
          <table:table-cell table:style-name="ce22" office:value-type="float" office:value="0.0019945">
            <text:p>1.99E-03</text:p>
          </table:table-cell>
          <table:table-cell table:style-name="ce22" office:value-type="float" office:value="0.0025972">
            <text:p>2.60E-03</text:p>
          </table:table-cell>
        </table:table-row>
        <table:table-row table:style-name="ro2">
          <table:table-cell table:style-name="ce22" office:value-type="float" office:value="66.258">
            <text:p>6.63E+01</text:p>
          </table:table-cell>
          <table:table-cell table:style-name="ce22" office:value-type="float" office:value="0.0013778">
            <text:p>1.38E-03</text:p>
          </table:table-cell>
          <table:table-cell table:style-name="ce22" office:value-type="float" office:value="0.0023639">
            <text:p>2.36E-03</text:p>
          </table:table-cell>
          <table:table-cell table:style-name="ce22" office:value-type="float" office:value="0.0030414">
            <text:p>3.04E-03</text:p>
          </table:table-cell>
        </table:table-row>
        <table:table-row table:style-name="ro2">
          <table:table-cell table:style-name="ce22" office:value-type="float" office:value="76.071">
            <text:p>7.61E+01</text:p>
          </table:table-cell>
          <table:table-cell table:style-name="ce22" office:value-type="float" office:value="0.0016275">
            <text:p>1.63E-03</text:p>
          </table:table-cell>
          <table:table-cell table:style-name="ce22" office:value-type="float" office:value="0.0027572">
            <text:p>2.76E-03</text:p>
          </table:table-cell>
          <table:table-cell table:style-name="ce22" office:value-type="float" office:value="0.0035011">
            <text:p>3.50E-03</text:p>
          </table:table-cell>
        </table:table-row>
        <table:table-row table:style-name="ro2">
          <table:table-cell table:style-name="ce22" office:value-type="float" office:value="86.669">
            <text:p>8.67E+01</text:p>
          </table:table-cell>
          <table:table-cell table:style-name="ce22" office:value-type="float" office:value="0.0018977">
            <text:p>1.90E-03</text:p>
          </table:table-cell>
          <table:table-cell table:style-name="ce22" office:value-type="float" office:value="0.0031715">
            <text:p>3.17E-03</text:p>
          </table:table-cell>
          <table:table-cell table:style-name="ce22" office:value-type="float" office:value="0.0039696">
            <text:p>3.97E-03</text:p>
          </table:table-cell>
        </table:table-row>
        <table:table-row table:style-name="ro2">
          <table:table-cell table:style-name="ce22" office:value-type="float" office:value="98.049">
            <text:p>9.80E+01</text:p>
          </table:table-cell>
          <table:table-cell table:style-name="ce22" office:value-type="float" office:value="0.002188">
            <text:p>2.19E-03</text:p>
          </table:table-cell>
          <table:table-cell table:style-name="ce22" office:value-type="float" office:value="0.0036033">
            <text:p>3.60E-03</text:p>
          </table:table-cell>
          <table:table-cell table:style-name="ce22" office:value-type="float" office:value="0.0044404">
            <text:p>4.44E-03</text:p>
          </table:table-cell>
        </table:table-row>
        <table:table-row table:style-name="ro2">
          <table:table-cell table:style-name="ce22" office:value-type="float" office:value="110.21">
            <text:p>1.10E+02</text:p>
          </table:table-cell>
          <table:table-cell table:style-name="ce22" office:value-type="float" office:value="0.0024978">
            <text:p>2.50E-03</text:p>
          </table:table-cell>
          <table:table-cell table:style-name="ce22" office:value-type="float" office:value="0.0040492">
            <text:p>4.05E-03</text:p>
          </table:table-cell>
          <table:table-cell table:style-name="ce22" office:value-type="float" office:value="0.0049065">
            <text:p>4.91E-03</text:p>
          </table:table-cell>
        </table:table-row>
        <table:table-row table:style-name="ro2">
          <table:table-cell table:style-name="ce22" office:value-type="float" office:value="123.14">
            <text:p>1.23E+02</text:p>
          </table:table-cell>
          <table:table-cell table:style-name="ce22" office:value-type="float" office:value="0.0028264">
            <text:p>2.83E-03</text:p>
          </table:table-cell>
          <table:table-cell table:style-name="ce22" office:value-type="float" office:value="0.0045051">
            <text:p>4.51E-03</text:p>
          </table:table-cell>
          <table:table-cell table:style-name="ce22" office:value-type="float" office:value="0.0053608">
            <text:p>5.36E-03</text:p>
          </table:table-cell>
        </table:table-row>
        <table:table-row table:style-name="ro2">
          <table:table-cell table:style-name="ce22" office:value-type="float" office:value="136.85">
            <text:p>1.37E+02</text:p>
          </table:table-cell>
          <table:table-cell table:style-name="ce22" office:value-type="float" office:value="0.0031729">
            <text:p>3.17E-03</text:p>
          </table:table-cell>
          <table:table-cell table:style-name="ce22" office:value-type="float" office:value="0.0049672">
            <text:p>4.97E-03</text:p>
          </table:table-cell>
          <table:table-cell table:style-name="ce22" office:value-type="float" office:value="0.0057965">
            <text:p>5.80E-03</text:p>
          </table:table-cell>
        </table:table-row>
        <table:table-row table:style-name="ro2">
          <table:table-cell table:style-name="ce22" office:value-type="float" office:value="151.33">
            <text:p>1.51E+02</text:p>
          </table:table-cell>
          <table:table-cell table:style-name="ce22" office:value-type="float" office:value="0.0035364">
            <text:p>3.54E-03</text:p>
          </table:table-cell>
          <table:table-cell table:style-name="ce22" office:value-type="float" office:value="0.0054313">
            <text:p>5.43E-03</text:p>
          </table:table-cell>
          <table:table-cell table:style-name="ce22" office:value-type="float" office:value="0.0062067">
            <text:p>6.21E-03</text:p>
          </table:table-cell>
        </table:table-row>
        <table:table-row table:style-name="ro2">
          <table:table-cell table:style-name="ce22" office:value-type="float" office:value="166.57">
            <text:p>1.67E+02</text:p>
          </table:table-cell>
          <table:table-cell table:style-name="ce22" office:value-type="float" office:value="0.0039159">
            <text:p>3.92E-03</text:p>
          </table:table-cell>
          <table:table-cell table:style-name="ce22" office:value-type="float" office:value="0.0058931">
            <text:p>5.89E-03</text:p>
          </table:table-cell>
          <table:table-cell table:style-name="ce22" office:value-type="float" office:value="0.0065851">
            <text:p>6.59E-03</text:p>
          </table:table-cell>
        </table:table-row>
        <table:table-row table:style-name="ro2">
          <table:table-cell table:style-name="ce22" office:value-type="float" office:value="182.58">
            <text:p>1.83E+02</text:p>
          </table:table-cell>
          <table:table-cell table:style-name="ce22" office:value-type="float" office:value="0.0043102">
            <text:p>4.31E-03</text:p>
          </table:table-cell>
          <table:table-cell table:style-name="ce22" office:value-type="float" office:value="0.0063482">
            <text:p>6.35E-03</text:p>
          </table:table-cell>
          <table:table-cell table:style-name="ce22" office:value-type="float" office:value="0.0069255">
            <text:p>6.93E-03</text:p>
          </table:table-cell>
        </table:table-row>
        <table:table-row table:style-name="ro2">
          <table:table-cell table:style-name="ce22" office:value-type="float" office:value="199.36">
            <text:p>1.99E+02</text:p>
          </table:table-cell>
          <table:table-cell table:style-name="ce22" office:value-type="float" office:value="0.0047181">
            <text:p>4.72E-03</text:p>
          </table:table-cell>
          <table:table-cell table:style-name="ce22" office:value-type="float" office:value="0.0067924">
            <text:p>6.79E-03</text:p>
          </table:table-cell>
          <table:table-cell table:style-name="ce22" office:value-type="float" office:value="0.0072225">
            <text:p>7.22E-03</text:p>
          </table:table-cell>
        </table:table-row>
        <table:table-row table:style-name="ro2">
          <table:table-cell table:style-name="ce22" office:value-type="float" office:value="216.89">
            <text:p>2.17E+02</text:p>
          </table:table-cell>
          <table:table-cell table:style-name="ce22" office:value-type="float" office:value="0.0051382">
            <text:p>5.14E-03</text:p>
          </table:table-cell>
          <table:table-cell table:style-name="ce22" office:value-type="float" office:value="0.0072213">
            <text:p>7.22E-03</text:p>
          </table:table-cell>
          <table:table-cell table:style-name="ce22" office:value-type="float" office:value="0.0074711">
            <text:p>7.47E-03</text:p>
          </table:table-cell>
        </table:table-row>
        <table:table-row table:style-name="ro2">
          <table:table-cell table:style-name="ce22" office:value-type="float" office:value="235.19">
            <text:p>2.35E+02</text:p>
          </table:table-cell>
          <table:table-cell table:style-name="ce22" office:value-type="float" office:value="0.0055692">
            <text:p>5.57E-03</text:p>
          </table:table-cell>
          <table:table-cell table:style-name="ce22" office:value-type="float" office:value="0.0076309">
            <text:p>7.63E-03</text:p>
          </table:table-cell>
          <table:table-cell table:style-name="ce22" office:value-type="float" office:value="0.0076672">
            <text:p>7.67E-03</text:p>
          </table:table-cell>
        </table:table-row>
        <table:table-row table:style-name="ro2">
          <table:table-cell table:style-name="ce22" office:value-type="float" office:value="254.23">
            <text:p>2.54E+02</text:p>
          </table:table-cell>
          <table:table-cell table:style-name="ce22" office:value-type="float" office:value="0.0060095">
            <text:p>6.01E-03</text:p>
          </table:table-cell>
          <table:table-cell table:style-name="ce22" office:value-type="float" office:value="0.008017">
            <text:p>8.02E-03</text:p>
          </table:table-cell>
          <table:table-cell table:style-name="ce22" office:value-type="float" office:value="0.0078075">
            <text:p>7.81E-03</text:p>
          </table:table-cell>
          <table:table-cell/>
          <table:table-cell>
            <draw:frame table:end-cell-address="w_r=1.0.K43" svg:x="0cm" svg:y="0cm" svg:width="15.87cm" svg:height="9.82cm" draw:z-index="1" draw:name="Chart 7" draw:style-name="gr5">
              <draw:object draw:notify-on-update-of-ranges="'w_r=1.0'.A2:'w_r=1.0'.A250 " xlink:href="./Object 3-1" xlink:type="simple" xlink:show="embed" xlink:actuate="onLoad"/>
              <draw:image xlink:href="./ObjectReplacements/Object 3-1" xlink:show="embed" xlink:actuate="onLoad"/>
            </draw:frame>
          </table:table-cell>
        </table:table-row>
        <table:table-row table:style-name="ro2">
          <table:table-cell table:style-name="ce22" office:value-type="float" office:value="274.03">
            <text:p>2.74E+02</text:p>
          </table:table-cell>
          <table:table-cell table:style-name="ce22" office:value-type="float" office:value="0.0064577">
            <text:p>6.46E-03</text:p>
          </table:table-cell>
          <table:table-cell table:style-name="ce22" office:value-type="float" office:value="0.0083759">
            <text:p>8.38E-03</text:p>
          </table:table-cell>
          <table:table-cell table:style-name="ce22" office:value-type="float" office:value="0.0078893">
            <text:p>7.89E-03</text:p>
          </table:table-cell>
        </table:table-row>
        <table:table-row table:style-name="ro2">
          <table:table-cell table:style-name="ce22" office:value-type="float" office:value="294.58">
            <text:p>2.95E+02</text:p>
          </table:table-cell>
          <table:table-cell table:style-name="ce22" office:value-type="float" office:value="0.0069121">
            <text:p>6.91E-03</text:p>
          </table:table-cell>
          <table:table-cell table:style-name="ce22" office:value-type="float" office:value="0.0087038">
            <text:p>8.70E-03</text:p>
          </table:table-cell>
          <table:table-cell table:style-name="ce22" office:value-type="float" office:value="0.0079112">
            <text:p>7.91E-03</text:p>
          </table:table-cell>
        </table:table-row>
        <table:table-row table:style-name="ro2">
          <table:table-cell table:style-name="ce22" office:value-type="float" office:value="315.87">
            <text:p>3.16E+02</text:p>
          </table:table-cell>
          <table:table-cell table:style-name="ce22" office:value-type="float" office:value="0.0073711">
            <text:p>7.37E-03</text:p>
          </table:table-cell>
          <table:table-cell table:style-name="ce22" office:value-type="float" office:value="0.0089976">
            <text:p>9.00E-03</text:p>
          </table:table-cell>
          <table:table-cell table:style-name="ce22" office:value-type="float" office:value="0.0078723">
            <text:p>7.87E-03</text:p>
          </table:table-cell>
        </table:table-row>
        <table:table-row table:style-name="ro2">
          <table:table-cell table:style-name="ce22" office:value-type="float" office:value="337.9">
            <text:p>3.38E+02</text:p>
          </table:table-cell>
          <table:table-cell table:style-name="ce22" office:value-type="float" office:value="0.0078332">
            <text:p>7.83E-03</text:p>
          </table:table-cell>
          <table:table-cell table:style-name="ce22" office:value-type="float" office:value="0.0092541">
            <text:p>9.25E-03</text:p>
          </table:table-cell>
          <table:table-cell table:style-name="ce22" office:value-type="float" office:value="0.0077732">
            <text:p>7.77E-03</text:p>
          </table:table-cell>
        </table:table-row>
        <table:table-row table:style-name="ro2">
          <table:table-cell table:style-name="ce22" office:value-type="float" office:value="360.67">
            <text:p>3.61E+02</text:p>
          </table:table-cell>
          <table:table-cell table:style-name="ce22" office:value-type="float" office:value="0.0082965">
            <text:p>8.30E-03</text:p>
          </table:table-cell>
          <table:table-cell table:style-name="ce22" office:value-type="float" office:value="0.0094708">
            <text:p>9.47E-03</text:p>
          </table:table-cell>
          <table:table-cell table:style-name="ce22" office:value-type="float" office:value="0.007615">
            <text:p>7.62E-03</text:p>
          </table:table-cell>
        </table:table-row>
        <table:table-row table:style-name="ro2">
          <table:table-cell table:style-name="ce22" office:value-type="float" office:value="384.18">
            <text:p>3.84E+02</text:p>
          </table:table-cell>
          <table:table-cell table:style-name="ce22" office:value-type="float" office:value="0.0087594">
            <text:p>8.76E-03</text:p>
          </table:table-cell>
          <table:table-cell table:style-name="ce22" office:value-type="float" office:value="0.0096454">
            <text:p>9.65E-03</text:p>
          </table:table-cell>
          <table:table-cell table:style-name="ce22" office:value-type="float" office:value="0.0074">
            <text:p>7.40E-03</text:p>
          </table:table-cell>
        </table:table-row>
        <table:table-row table:style-name="ro2">
          <table:table-cell table:style-name="ce22" office:value-type="float" office:value="408.41">
            <text:p>4.08E+02</text:p>
          </table:table-cell>
          <table:table-cell table:style-name="ce22" office:value-type="float" office:value="0.0092202">
            <text:p>9.22E-03</text:p>
          </table:table-cell>
          <table:table-cell table:style-name="ce22" office:value-type="float" office:value="0.0097759">
            <text:p>9.78E-03</text:p>
          </table:table-cell>
          <table:table-cell table:style-name="ce22" office:value-type="float" office:value="0.0071314">
            <text:p>7.13E-03</text:p>
          </table:table-cell>
        </table:table-row>
        <table:table-row table:style-name="ro2">
          <table:table-cell table:style-name="ce22" office:value-type="float" office:value="433.38">
            <text:p>4.33E+02</text:p>
          </table:table-cell>
          <table:table-cell table:style-name="ce22" office:value-type="float" office:value="0.0096771">
            <text:p>9.68E-03</text:p>
          </table:table-cell>
          <table:table-cell table:style-name="ce22" office:value-type="float" office:value="0.0098611">
            <text:p>9.86E-03</text:p>
          </table:table-cell>
          <table:table-cell table:style-name="ce22" office:value-type="float" office:value="0.0068132">
            <text:p>6.81E-03</text:p>
          </table:table-cell>
        </table:table-row>
        <table:table-row table:style-name="ro2">
          <table:table-cell table:style-name="ce22" office:value-type="float" office:value="459.06">
            <text:p>4.59E+02</text:p>
          </table:table-cell>
          <table:table-cell table:style-name="ce22" office:value-type="float" office:value="0.010129">
            <text:p>1.01E-02</text:p>
          </table:table-cell>
          <table:table-cell table:style-name="ce22" office:value-type="float" office:value="0.0098998">
            <text:p>9.90E-03</text:p>
          </table:table-cell>
          <table:table-cell table:style-name="ce22" office:value-type="float" office:value="0.0064503">
            <text:p>6.45E-03</text:p>
          </table:table-cell>
        </table:table-row>
        <table:table-row table:style-name="ro2">
          <table:table-cell table:style-name="ce22" office:value-type="float" office:value="485.47">
            <text:p>4.85E+02</text:p>
          </table:table-cell>
          <table:table-cell table:style-name="ce22" office:value-type="float" office:value="0.010573">
            <text:p>1.06E-02</text:p>
          </table:table-cell>
          <table:table-cell table:style-name="ce22" office:value-type="float" office:value="0.0098917">
            <text:p>9.89E-03</text:p>
          </table:table-cell>
          <table:table-cell table:style-name="ce22" office:value-type="float" office:value="0.0060482">
            <text:p>6.05E-03</text:p>
          </table:table-cell>
        </table:table-row>
        <table:table-row table:style-name="ro2">
          <table:table-cell table:style-name="ce22" office:value-type="float" office:value="512.59">
            <text:p>5.13E+02</text:p>
          </table:table-cell>
          <table:table-cell table:style-name="ce22" office:value-type="float" office:value="0.011009">
            <text:p>1.10E-02</text:p>
          </table:table-cell>
          <table:table-cell table:style-name="ce22" office:value-type="float" office:value="0.0098366">
            <text:p>9.84E-03</text:p>
          </table:table-cell>
          <table:table-cell table:style-name="ce22" office:value-type="float" office:value="0.0056131">
            <text:p>5.61E-03</text:p>
          </table:table-cell>
        </table:table-row>
        <table:table-row table:style-name="ro2">
          <table:table-cell table:style-name="ce22" office:value-type="float" office:value="540.42">
            <text:p>5.40E+02</text:p>
          </table:table-cell>
          <table:table-cell table:style-name="ce22" office:value-type="float" office:value="0.011434">
            <text:p>1.14E-02</text:p>
          </table:table-cell>
          <table:table-cell table:style-name="ce22" office:value-type="float" office:value="0.009735">
            <text:p>9.74E-03</text:p>
          </table:table-cell>
          <table:table-cell table:style-name="ce22" office:value-type="float" office:value="0.005152">
            <text:p>5.15E-03</text:p>
          </table:table-cell>
        </table:table-row>
        <table:table-row table:style-name="ro2">
          <table:table-cell table:style-name="ce22" office:value-type="float" office:value="568.96">
            <text:p>5.69E+02</text:p>
          </table:table-cell>
          <table:table-cell table:style-name="ce22" office:value-type="float" office:value="0.011847">
            <text:p>1.18E-02</text:p>
          </table:table-cell>
          <table:table-cell table:style-name="ce22" office:value-type="float" office:value="0.0095878">
            <text:p>9.59E-03</text:p>
          </table:table-cell>
          <table:table-cell table:style-name="ce22" office:value-type="float" office:value="0.0046719">
            <text:p>4.67E-03</text:p>
          </table:table-cell>
        </table:table-row>
        <table:table-row table:style-name="ro2">
          <table:table-cell table:style-name="ce22" office:value-type="float" office:value="598.2">
            <text:p>5.98E+02</text:p>
          </table:table-cell>
          <table:table-cell table:style-name="ce22" office:value-type="float" office:value="0.012247">
            <text:p>1.22E-02</text:p>
          </table:table-cell>
          <table:table-cell table:style-name="ce22" office:value-type="float" office:value="0.0093964">
            <text:p>9.40E-03</text:p>
          </table:table-cell>
          <table:table-cell table:style-name="ce22" office:value-type="float" office:value="0.0041803">
            <text:p>4.18E-03</text:p>
          </table:table-cell>
        </table:table-row>
        <table:table-row table:style-name="ro2">
          <table:table-cell table:style-name="ce22" office:value-type="float" office:value="628.13">
            <text:p>6.28E+02</text:p>
          </table:table-cell>
          <table:table-cell table:style-name="ce22" office:value-type="float" office:value="0.012632">
            <text:p>1.26E-02</text:p>
          </table:table-cell>
          <table:table-cell table:style-name="ce22" office:value-type="float" office:value="0.0091625">
            <text:p>9.16E-03</text:p>
          </table:table-cell>
          <table:table-cell table:style-name="ce22" office:value-type="float" office:value="0.0036852">
            <text:p>3.69E-03</text:p>
          </table:table-cell>
        </table:table-row>
        <table:table-row table:style-name="ro2">
          <table:table-cell table:style-name="ce22" office:value-type="float" office:value="658.76">
            <text:p>6.59E+02</text:p>
          </table:table-cell>
          <table:table-cell table:style-name="ce22" office:value-type="float" office:value="0.013002">
            <text:p>1.30E-02</text:p>
          </table:table-cell>
          <table:table-cell table:style-name="ce22" office:value-type="float" office:value="0.0088884">
            <text:p>8.89E-03</text:p>
          </table:table-cell>
          <table:table-cell table:style-name="ce22" office:value-type="float" office:value="0.0031941">
            <text:p>3.19E-03</text:p>
          </table:table-cell>
        </table:table-row>
        <table:table-row table:style-name="ro2">
          <table:table-cell table:style-name="ce22" office:value-type="float" office:value="690.08">
            <text:p>6.90E+02</text:p>
          </table:table-cell>
          <table:table-cell table:style-name="ce22" office:value-type="float" office:value="0.013353">
            <text:p>1.34E-02</text:p>
          </table:table-cell>
          <table:table-cell table:style-name="ce22" office:value-type="float" office:value="0.0085768">
            <text:p>8.58E-03</text:p>
          </table:table-cell>
          <table:table-cell table:style-name="ce22" office:value-type="float" office:value="0.0027149">
            <text:p>2.71E-03</text:p>
          </table:table-cell>
        </table:table-row>
        <table:table-row table:style-name="ro2">
          <table:table-cell table:style-name="ce22" office:value-type="float" office:value="722.08">
            <text:p>7.22E+02</text:p>
          </table:table-cell>
          <table:table-cell table:style-name="ce22" office:value-type="float" office:value="0.013687">
            <text:p>1.37E-02</text:p>
          </table:table-cell>
          <table:table-cell table:style-name="ce22" office:value-type="float" office:value="0.0082305">
            <text:p>8.23E-03</text:p>
          </table:table-cell>
          <table:table-cell table:style-name="ce22" office:value-type="float" office:value="0.0022551">
            <text:p>2.26E-03</text:p>
          </table:table-cell>
        </table:table-row>
        <table:table-row table:style-name="ro2">
          <table:table-cell table:style-name="ce22" office:value-type="float" office:value="754.75">
            <text:p>7.55E+02</text:p>
          </table:table-cell>
          <table:table-cell table:style-name="ce22" office:value-type="float" office:value="0.014">
            <text:p>1.40E-02</text:p>
          </table:table-cell>
          <table:table-cell table:style-name="ce22" office:value-type="float" office:value="0.007853">
            <text:p>7.85E-03</text:p>
          </table:table-cell>
          <table:table-cell table:style-name="ce22" office:value-type="float" office:value="0.0018219">
            <text:p>1.82E-03</text:p>
          </table:table-cell>
        </table:table-row>
        <table:table-row table:style-name="ro2">
          <table:table-cell table:style-name="ce22" office:value-type="float" office:value="788.11">
            <text:p>7.88E+02</text:p>
          </table:table-cell>
          <table:table-cell table:style-name="ce22" office:value-type="float" office:value="0.014293">
            <text:p>1.43E-02</text:p>
          </table:table-cell>
          <table:table-cell table:style-name="ce22" office:value-type="float" office:value="0.0074479">
            <text:p>7.45E-03</text:p>
          </table:table-cell>
          <table:table-cell table:style-name="ce22" office:value-type="float" office:value="0.0014222">
            <text:p>1.42E-03</text:p>
          </table:table-cell>
        </table:table-row>
        <table:table-row table:style-name="ro2">
          <table:table-cell table:style-name="ce22" office:value-type="float" office:value="822.12">
            <text:p>8.22E+02</text:p>
          </table:table-cell>
          <table:table-cell table:style-name="ce22" office:value-type="float" office:value="0.014565">
            <text:p>1.46E-02</text:p>
          </table:table-cell>
          <table:table-cell table:style-name="ce22" office:value-type="float" office:value="0.0070191">
            <text:p>7.02E-03</text:p>
          </table:table-cell>
          <table:table-cell table:style-name="ce22" office:value-type="float" office:value="0.0010622">
            <text:p>1.06E-03</text:p>
          </table:table-cell>
        </table:table-row>
        <table:table-row table:style-name="ro2">
          <table:table-cell table:style-name="ce22" office:value-type="float" office:value="856.8">
            <text:p>8.57E+02</text:p>
          </table:table-cell>
          <table:table-cell table:style-name="ce22" office:value-type="float" office:value="0.014814">
            <text:p>1.48E-02</text:p>
          </table:table-cell>
          <table:table-cell table:style-name="ce22" office:value-type="float" office:value="0.0065707">
            <text:p>6.57E-03</text:p>
          </table:table-cell>
          <table:table-cell table:style-name="ce22" office:value-type="float" office:value="7.4771E-4">
            <text:p>7.48E-04</text:p>
          </table:table-cell>
        </table:table-row>
        <table:table-row table:style-name="ro2">
          <table:table-cell table:style-name="ce22" office:value-type="float" office:value="892.14">
            <text:p>8.92E+02</text:p>
          </table:table-cell>
          <table:table-cell table:style-name="ce22" office:value-type="float" office:value="0.015041">
            <text:p>1.50E-02</text:p>
          </table:table-cell>
          <table:table-cell table:style-name="ce22" office:value-type="float" office:value="0.0061072">
            <text:p>6.11E-03</text:p>
          </table:table-cell>
          <table:table-cell table:style-name="ce22" office:value-type="float" office:value="4.8354E-4">
            <text:p>4.84E-04</text:p>
          </table:table-cell>
        </table:table-row>
        <table:table-row table:style-name="ro2">
          <table:table-cell table:style-name="ce22" office:value-type="float" office:value="928.13">
            <text:p>9.28E+02</text:p>
          </table:table-cell>
          <table:table-cell table:style-name="ce22" office:value-type="float" office:value="0.015244">
            <text:p>1.52E-02</text:p>
          </table:table-cell>
          <table:table-cell table:style-name="ce22" office:value-type="float" office:value="0.0056328">
            <text:p>5.63E-03</text:p>
          </table:table-cell>
          <table:table-cell table:style-name="ce22" office:value-type="float" office:value="2.7386E-4">
            <text:p>2.74E-04</text:p>
          </table:table-cell>
        </table:table-row>
        <table:table-row table:style-name="ro2">
          <table:table-cell table:style-name="ce22" office:value-type="float" office:value="964.76">
            <text:p>9.65E+02</text:p>
          </table:table-cell>
          <table:table-cell table:style-name="ce22" office:value-type="float" office:value="0.015423">
            <text:p>1.54E-02</text:p>
          </table:table-cell>
          <table:table-cell table:style-name="ce22" office:value-type="float" office:value="0.0051523">
            <text:p>5.15E-03</text:p>
          </table:table-cell>
          <table:table-cell table:style-name="ce22" office:value-type="float" office:value="1.2195E-4">
            <text:p>1.22E-04</text:p>
          </table:table-cell>
        </table:table-row>
        <table:table-row table:style-name="ro2">
          <table:table-cell table:style-name="ce22" office:value-type="float" office:value="1002">
            <text:p>1.00E+03</text:p>
          </table:table-cell>
          <table:table-cell table:style-name="ce22" office:value-type="float" office:value="0.015577">
            <text:p>1.56E-02</text:p>
          </table:table-cell>
          <table:table-cell table:style-name="ce22" office:value-type="float" office:value="0.0046701">
            <text:p>4.67E-03</text:p>
          </table:table-cell>
          <table:table-cell table:style-name="ce22" office:value-type="float" office:value="3.019E-5">
            <text:p>3.02E-05</text:p>
          </table:table-cell>
        </table:table-row>
        <table:table-row table:style-name="ro2">
          <table:table-cell table:style-name="ce22" office:value-type="float" office:value="1039.9">
            <text:p>1.04E+03</text:p>
          </table:table-cell>
          <table:table-cell table:style-name="ce22" office:value-type="float" office:value="0.015708">
            <text:p>1.57E-02</text:p>
          </table:table-cell>
          <table:table-cell table:style-name="ce22" office:value-type="float" office:value="0.0041909">
            <text:p>4.19E-03</text:p>
          </table:table-cell>
          <table:table-cell table:style-name="ce22" office:value-type="float" office:value="5.681E-9">
            <text:p>5.68E-09</text:p>
          </table:table-cell>
        </table:table-row>
        <table:table-row table:style-name="ro2">
          <table:table-cell table:style-name="ce22" office:value-type="float" office:value="1078.5">
            <text:p>1.08E+03</text:p>
          </table:table-cell>
          <table:table-cell table:style-name="ce22" office:value-type="float" office:value="0.015813">
            <text:p>1.58E-02</text:p>
          </table:table-cell>
          <table:table-cell table:style-name="ce22" office:value-type="float" office:value="0.0037192">
            <text:p>3.72E-03</text:p>
          </table:table-cell>
          <table:table-cell table:style-name="ce22" office:value-type="float" office:value="3.1866E-5">
            <text:p>3.19E-05</text:p>
          </table:table-cell>
        </table:table-row>
        <table:table-row table:style-name="ro2">
          <table:table-cell table:style-name="ce22" office:value-type="float" office:value="1117.6">
            <text:p>1.12E+03</text:p>
          </table:table-cell>
          <table:table-cell table:style-name="ce22" office:value-type="float" office:value="0.015894">
            <text:p>1.59E-02</text:p>
          </table:table-cell>
          <table:table-cell table:style-name="ce22" office:value-type="float" office:value="0.0032595">
            <text:p>3.26E-03</text:p>
          </table:table-cell>
          <table:table-cell table:style-name="ce22" office:value-type="float" office:value="1.2528E-4">
            <text:p>1.25E-04</text:p>
          </table:table-cell>
        </table:table-row>
        <table:table-row table:style-name="ro2">
          <table:table-cell table:style-name="ce22" office:value-type="float" office:value="1157.4">
            <text:p>1.16E+03</text:p>
          </table:table-cell>
          <table:table-cell table:style-name="ce22" office:value-type="float" office:value="0.015949">
            <text:p>1.59E-02</text:p>
          </table:table-cell>
          <table:table-cell table:style-name="ce22" office:value-type="float" office:value="0.0028161">
            <text:p>2.82E-03</text:p>
          </table:table-cell>
          <table:table-cell table:style-name="ce22" office:value-type="float" office:value="2.788E-4">
            <text:p>2.79E-04</text:p>
          </table:table-cell>
        </table:table-row>
        <table:table-row table:style-name="ro2">
          <table:table-cell table:style-name="ce22" office:value-type="float" office:value="1197.8">
            <text:p>1.20E+03</text:p>
          </table:table-cell>
          <table:table-cell table:style-name="ce22" office:value-type="float" office:value="0.015981">
            <text:p>1.60E-02</text:p>
          </table:table-cell>
          <table:table-cell table:style-name="ce22" office:value-type="float" office:value="0.0023931">
            <text:p>2.39E-03</text:p>
          </table:table-cell>
          <table:table-cell table:style-name="ce22" office:value-type="float" office:value="4.9007E-4">
            <text:p>4.90E-04</text:p>
          </table:table-cell>
        </table:table-row>
        <table:table-row table:style-name="ro2">
          <table:table-cell table:style-name="ce22" office:value-type="float" office:value="1238.8">
            <text:p>1.24E+03</text:p>
          </table:table-cell>
          <table:table-cell table:style-name="ce22" office:value-type="float" office:value="0.015988">
            <text:p>1.60E-02</text:p>
          </table:table-cell>
          <table:table-cell table:style-name="ce22" office:value-type="float" office:value="0.0019945">
            <text:p>1.99E-03</text:p>
          </table:table-cell>
          <table:table-cell table:style-name="ce22" office:value-type="float" office:value="7.5585E-4">
            <text:p>7.56E-04</text:p>
          </table:table-cell>
        </table:table-row>
        <table:table-row table:style-name="ro2">
          <table:table-cell table:style-name="ce22" office:value-type="float" office:value="1280.4">
            <text:p>1.28E+03</text:p>
          </table:table-cell>
          <table:table-cell table:style-name="ce22" office:value-type="float" office:value="0.015971">
            <text:p>1.60E-02</text:p>
          </table:table-cell>
          <table:table-cell table:style-name="ce22" office:value-type="float" office:value="0.001624">
            <text:p>1.62E-03</text:p>
          </table:table-cell>
          <table:table-cell table:style-name="ce22" office:value-type="float" office:value="0.0010721">
            <text:p>1.07E-03</text:p>
          </table:table-cell>
        </table:table-row>
        <table:table-row table:style-name="ro2">
          <table:table-cell table:style-name="ce22" office:value-type="float" office:value="1322.5">
            <text:p>1.32E+03</text:p>
          </table:table-cell>
          <table:table-cell table:style-name="ce22" office:value-type="float" office:value="0.01593">
            <text:p>1.59E-02</text:p>
          </table:table-cell>
          <table:table-cell table:style-name="ce22" office:value-type="float" office:value="0.001285">
            <text:p>1.29E-03</text:p>
          </table:table-cell>
          <table:table-cell table:style-name="ce22" office:value-type="float" office:value="0.001434">
            <text:p>1.43E-03</text:p>
          </table:table-cell>
        </table:table-row>
        <table:table-row table:style-name="ro2">
          <table:table-cell table:style-name="ce22" office:value-type="float" office:value="1365.3">
            <text:p>1.37E+03</text:p>
          </table:table-cell>
          <table:table-cell table:style-name="ce22" office:value-type="float" office:value="0.015867">
            <text:p>1.59E-02</text:p>
          </table:table-cell>
          <table:table-cell table:style-name="ce22" office:value-type="float" office:value="9.8053E-4">
            <text:p>9.81E-04</text:p>
          </table:table-cell>
          <table:table-cell table:style-name="ce22" office:value-type="float" office:value="0.001836">
            <text:p>1.84E-03</text:p>
          </table:table-cell>
        </table:table-row>
        <table:table-row table:style-name="ro2">
          <table:table-cell table:style-name="ce22" office:value-type="float" office:value="1408.6">
            <text:p>1.41E+03</text:p>
          </table:table-cell>
          <table:table-cell table:style-name="ce22" office:value-type="float" office:value="0.015781">
            <text:p>1.58E-02</text:p>
          </table:table-cell>
          <table:table-cell table:style-name="ce22" office:value-type="float" office:value="7.1344E-4">
            <text:p>7.13E-04</text:p>
          </table:table-cell>
          <table:table-cell table:style-name="ce22" office:value-type="float" office:value="0.0022722">
            <text:p>2.27E-03</text:p>
          </table:table-cell>
        </table:table-row>
        <table:table-row table:style-name="ro2">
          <table:table-cell table:style-name="ce22" office:value-type="float" office:value="1452.5">
            <text:p>1.45E+03</text:p>
          </table:table-cell>
          <table:table-cell table:style-name="ce22" office:value-type="float" office:value="0.015674">
            <text:p>1.57E-02</text:p>
          </table:table-cell>
          <table:table-cell table:style-name="ce22" office:value-type="float" office:value="4.861E-4">
            <text:p>4.86E-04</text:p>
          </table:table-cell>
          <table:table-cell table:style-name="ce22" office:value-type="float" office:value="0.0027359">
            <text:p>2.74E-03</text:p>
          </table:table-cell>
        </table:table-row>
        <table:table-row table:style-name="ro2">
          <table:table-cell table:style-name="ce22" office:value-type="float" office:value="1497">
            <text:p>1.50E+03</text:p>
          </table:table-cell>
          <table:table-cell table:style-name="ce22" office:value-type="float" office:value="0.015545">
            <text:p>1.55E-02</text:p>
          </table:table-cell>
          <table:table-cell table:style-name="ce22" office:value-type="float" office:value="3.0054E-4">
            <text:p>3.01E-04</text:p>
          </table:table-cell>
          <table:table-cell table:style-name="ce22" office:value-type="float" office:value="0.0032203">
            <text:p>3.22E-03</text:p>
          </table:table-cell>
        </table:table-row>
        <table:table-row table:style-name="ro2">
          <table:table-cell table:style-name="ce22" office:value-type="float" office:value="1542">
            <text:p>1.54E+03</text:p>
          </table:table-cell>
          <table:table-cell table:style-name="ce22" office:value-type="float" office:value="0.015397">
            <text:p>1.54E-02</text:p>
          </table:table-cell>
          <table:table-cell table:style-name="ce22" office:value-type="float" office:value="1.5842E-4">
            <text:p>1.58E-04</text:p>
          </table:table-cell>
          <table:table-cell table:style-name="ce22" office:value-type="float" office:value="0.0037181">
            <text:p>3.72E-03</text:p>
          </table:table-cell>
        </table:table-row>
        <table:table-row table:style-name="ro2">
          <table:table-cell table:style-name="ce22" office:value-type="float" office:value="1587.6">
            <text:p>1.59E+03</text:p>
          </table:table-cell>
          <table:table-cell table:style-name="ce22" office:value-type="float" office:value="0.015229">
            <text:p>1.52E-02</text:p>
          </table:table-cell>
          <table:table-cell table:style-name="ce22" office:value-type="float" office:value="6.0991E-5">
            <text:p>6.10E-05</text:p>
          </table:table-cell>
          <table:table-cell table:style-name="ce22" office:value-type="float" office:value="0.0042221">
            <text:p>4.22E-03</text:p>
          </table:table-cell>
        </table:table-row>
        <table:table-row table:style-name="ro2">
          <table:table-cell table:style-name="ce22" office:value-type="float" office:value="1633.7">
            <text:p>1.63E+03</text:p>
          </table:table-cell>
          <table:table-cell table:style-name="ce22" office:value-type="float" office:value="0.015042">
            <text:p>1.50E-02</text:p>
          </table:table-cell>
          <table:table-cell table:style-name="ce22" office:value-type="float" office:value="9.0948E-6">
            <text:p>9.09E-06</text:p>
          </table:table-cell>
          <table:table-cell table:style-name="ce22" office:value-type="float" office:value="0.0047248">
            <text:p>4.72E-03</text:p>
          </table:table-cell>
        </table:table-row>
        <table:table-row table:style-name="ro2">
          <table:table-cell table:style-name="ce22" office:value-type="float" office:value="1680.4">
            <text:p>1.68E+03</text:p>
          </table:table-cell>
          <table:table-cell table:style-name="ce22" office:value-type="float" office:value="0.014838">
            <text:p>1.48E-02</text:p>
          </table:table-cell>
          <table:table-cell table:style-name="ce22" office:value-type="float" office:value="3.1849E-6">
            <text:p>3.18E-06</text:p>
          </table:table-cell>
          <table:table-cell table:style-name="ce22" office:value-type="float" office:value="0.005219">
            <text:p>5.22E-03</text:p>
          </table:table-cell>
        </table:table-row>
        <table:table-row table:style-name="ro2">
          <table:table-cell table:style-name="ce22" office:value-type="float" office:value="1727.6">
            <text:p>1.73E+03</text:p>
          </table:table-cell>
          <table:table-cell table:style-name="ce22" office:value-type="float" office:value="0.014618">
            <text:p>1.46E-02</text:p>
          </table:table-cell>
          <table:table-cell table:style-name="ce22" office:value-type="float" office:value="4.3312E-5">
            <text:p>4.33E-05</text:p>
          </table:table-cell>
          <table:table-cell table:style-name="ce22" office:value-type="float" office:value="0.0056975">
            <text:p>5.70E-03</text:p>
          </table:table-cell>
        </table:table-row>
        <table:table-row table:style-name="ro2">
          <table:table-cell table:style-name="ce22" office:value-type="float" office:value="1775.3">
            <text:p>1.78E+03</text:p>
          </table:table-cell>
          <table:table-cell table:style-name="ce22" office:value-type="float" office:value="0.014382">
            <text:p>1.44E-02</text:p>
          </table:table-cell>
          <table:table-cell table:style-name="ce22" office:value-type="float" office:value="1.2914E-4">
            <text:p>1.29E-04</text:p>
          </table:table-cell>
          <table:table-cell table:style-name="ce22" office:value-type="float" office:value="0.0061534">
            <text:p>6.15E-03</text:p>
          </table:table-cell>
        </table:table-row>
        <table:table-row table:style-name="ro2">
          <table:table-cell table:style-name="ce22" office:value-type="float" office:value="1823.5">
            <text:p>1.82E+03</text:p>
          </table:table-cell>
          <table:table-cell table:style-name="ce22" office:value-type="float" office:value="0.014132">
            <text:p>1.41E-02</text:p>
          </table:table-cell>
          <table:table-cell table:style-name="ce22" office:value-type="float" office:value="2.5994E-4">
            <text:p>2.60E-04</text:p>
          </table:table-cell>
          <table:table-cell table:style-name="ce22" office:value-type="float" office:value="0.0065804">
            <text:p>6.58E-03</text:p>
          </table:table-cell>
        </table:table-row>
        <table:table-row table:style-name="ro2">
          <table:table-cell table:style-name="ce22" office:value-type="float" office:value="1872.2">
            <text:p>1.87E+03</text:p>
          </table:table-cell>
          <table:table-cell table:style-name="ce22" office:value-type="float" office:value="0.013868">
            <text:p>1.39E-02</text:p>
          </table:table-cell>
          <table:table-cell table:style-name="ce22" office:value-type="float" office:value="4.3463E-4">
            <text:p>4.35E-04</text:p>
          </table:table-cell>
          <table:table-cell table:style-name="ce22" office:value-type="float" office:value="0.0069723">
            <text:p>6.97E-03</text:p>
          </table:table-cell>
        </table:table-row>
        <table:table-row table:style-name="ro2">
          <table:table-cell table:style-name="ce22" office:value-type="float" office:value="1921.4">
            <text:p>1.92E+03</text:p>
          </table:table-cell>
          <table:table-cell table:style-name="ce22" office:value-type="float" office:value="0.013593">
            <text:p>1.36E-02</text:p>
          </table:table-cell>
          <table:table-cell table:style-name="ce22" office:value-type="float" office:value="6.5178E-4">
            <text:p>6.52E-04</text:p>
          </table:table-cell>
          <table:table-cell table:style-name="ce22" office:value-type="float" office:value="0.0073238">
            <text:p>7.32E-03</text:p>
          </table:table-cell>
        </table:table-row>
        <table:table-row table:style-name="ro2">
          <table:table-cell table:style-name="ce22" office:value-type="float" office:value="1971.1">
            <text:p>1.97E+03</text:p>
          </table:table-cell>
          <table:table-cell table:style-name="ce22" office:value-type="float" office:value="0.013306">
            <text:p>1.33E-02</text:p>
          </table:table-cell>
          <table:table-cell table:style-name="ce22" office:value-type="float" office:value="9.0962E-4">
            <text:p>9.10E-04</text:p>
          </table:table-cell>
          <table:table-cell table:style-name="ce22" office:value-type="float" office:value="0.0076301">
            <text:p>7.63E-03</text:p>
          </table:table-cell>
        </table:table-row>
        <table:table-row table:style-name="ro2">
          <table:table-cell table:style-name="ce22" office:value-type="float" office:value="2021.3">
            <text:p>2.02E+03</text:p>
          </table:table-cell>
          <table:table-cell table:style-name="ce22" office:value-type="float" office:value="0.013009">
            <text:p>1.30E-02</text:p>
          </table:table-cell>
          <table:table-cell table:style-name="ce22" office:value-type="float" office:value="0.0012061">
            <text:p>1.21E-03</text:p>
          </table:table-cell>
          <table:table-cell table:style-name="ce22" office:value-type="float" office:value="0.0078871">
            <text:p>7.89E-03</text:p>
          </table:table-cell>
        </table:table-row>
        <table:table-row table:style-name="ro2">
          <table:table-cell table:style-name="ce22" office:value-type="float" office:value="2072">
            <text:p>2.07E+03</text:p>
          </table:table-cell>
          <table:table-cell table:style-name="ce22" office:value-type="float" office:value="0.012703">
            <text:p>1.27E-02</text:p>
          </table:table-cell>
          <table:table-cell table:style-name="ce22" office:value-type="float" office:value="0.0015388">
            <text:p>1.54E-03</text:p>
          </table:table-cell>
          <table:table-cell table:style-name="ce22" office:value-type="float" office:value="0.0080914">
            <text:p>8.09E-03</text:p>
          </table:table-cell>
        </table:table-row>
        <table:table-row table:style-name="ro2">
          <table:table-cell table:style-name="ce22" office:value-type="float" office:value="2123.1">
            <text:p>2.12E+03</text:p>
          </table:table-cell>
          <table:table-cell table:style-name="ce22" office:value-type="float" office:value="0.012389">
            <text:p>1.24E-02</text:p>
          </table:table-cell>
          <table:table-cell table:style-name="ce22" office:value-type="float" office:value="0.0019052">
            <text:p>1.91E-03</text:p>
          </table:table-cell>
          <table:table-cell table:style-name="ce22" office:value-type="float" office:value="0.0082404">
            <text:p>8.24E-03</text:p>
          </table:table-cell>
        </table:table-row>
        <table:table-row table:style-name="ro2">
          <table:table-cell table:style-name="ce22" office:value-type="float" office:value="2174.7">
            <text:p>2.17E+03</text:p>
          </table:table-cell>
          <table:table-cell table:style-name="ce22" office:value-type="float" office:value="0.012069">
            <text:p>1.21E-02</text:p>
          </table:table-cell>
          <table:table-cell table:style-name="ce22" office:value-type="float" office:value="0.0023025">
            <text:p>2.30E-03</text:p>
          </table:table-cell>
          <table:table-cell table:style-name="ce22" office:value-type="float" office:value="0.0083324">
            <text:p>8.33E-03</text:p>
          </table:table-cell>
        </table:table-row>
        <table:table-row table:style-name="ro2">
          <table:table-cell table:style-name="ce22" office:value-type="float" office:value="2226.7">
            <text:p>2.23E+03</text:p>
          </table:table-cell>
          <table:table-cell table:style-name="ce22" office:value-type="float" office:value="0.011742">
            <text:p>1.17E-02</text:p>
          </table:table-cell>
          <table:table-cell table:style-name="ce22" office:value-type="float" office:value="0.0027276">
            <text:p>2.73E-03</text:p>
          </table:table-cell>
          <table:table-cell table:style-name="ce22" office:value-type="float" office:value="0.0083663">
            <text:p>8.37E-03</text:p>
          </table:table-cell>
        </table:table-row>
        <table:table-row table:style-name="ro2">
          <table:table-cell table:style-name="ce22" office:value-type="float" office:value="2279.2">
            <text:p>2.28E+03</text:p>
          </table:table-cell>
          <table:table-cell table:style-name="ce22" office:value-type="float" office:value="0.011411">
            <text:p>1.14E-02</text:p>
          </table:table-cell>
          <table:table-cell table:style-name="ce22" office:value-type="float" office:value="0.0031773">
            <text:p>3.18E-03</text:p>
          </table:table-cell>
          <table:table-cell table:style-name="ce22" office:value-type="float" office:value="0.0083422">
            <text:p>8.34E-03</text:p>
          </table:table-cell>
        </table:table-row>
        <table:table-row table:style-name="ro2">
          <table:table-cell table:style-name="ce22" office:value-type="float" office:value="2332.1">
            <text:p>2.33E+03</text:p>
          </table:table-cell>
          <table:table-cell table:style-name="ce22" office:value-type="float" office:value="0.011077">
            <text:p>1.11E-02</text:p>
          </table:table-cell>
          <table:table-cell table:style-name="ce22" office:value-type="float" office:value="0.0036484">
            <text:p>3.65E-03</text:p>
          </table:table-cell>
          <table:table-cell table:style-name="ce22" office:value-type="float" office:value="0.0082606">
            <text:p>8.26E-03</text:p>
          </table:table-cell>
        </table:table-row>
        <table:table-row table:style-name="ro2">
          <table:table-cell table:style-name="ce22" office:value-type="float" office:value="2385.4">
            <text:p>2.39E+03</text:p>
          </table:table-cell>
          <table:table-cell table:style-name="ce22" office:value-type="float" office:value="0.010739">
            <text:p>1.07E-02</text:p>
          </table:table-cell>
          <table:table-cell table:style-name="ce22" office:value-type="float" office:value="0.0041374">
            <text:p>4.14E-03</text:p>
          </table:table-cell>
          <table:table-cell table:style-name="ce22" office:value-type="float" office:value="0.0081231">
            <text:p>8.12E-03</text:p>
          </table:table-cell>
        </table:table-row>
        <table:table-row table:style-name="ro2">
          <table:table-cell table:style-name="ce22" office:value-type="float" office:value="2439.2">
            <text:p>2.44E+03</text:p>
          </table:table-cell>
          <table:table-cell table:style-name="ce22" office:value-type="float" office:value="0.0104">
            <text:p>1.04E-02</text:p>
          </table:table-cell>
          <table:table-cell table:style-name="ce22" office:value-type="float" office:value="0.0046408">
            <text:p>4.64E-03</text:p>
          </table:table-cell>
          <table:table-cell table:style-name="ce22" office:value-type="float" office:value="0.0079319">
            <text:p>7.93E-03</text:p>
          </table:table-cell>
        </table:table-row>
        <table:table-row table:style-name="ro2">
          <table:table-cell table:style-name="ce22" office:value-type="float" office:value="2493.4">
            <text:p>2.49E+03</text:p>
          </table:table-cell>
          <table:table-cell table:style-name="ce22" office:value-type="float" office:value="0.01006">
            <text:p>1.01E-02</text:p>
          </table:table-cell>
          <table:table-cell table:style-name="ce22" office:value-type="float" office:value="0.0051551">
            <text:p>5.16E-03</text:p>
          </table:table-cell>
          <table:table-cell table:style-name="ce22" office:value-type="float" office:value="0.00769">
            <text:p>7.69E-03</text:p>
          </table:table-cell>
        </table:table-row>
        <table:table-row table:style-name="ro2">
          <table:table-cell table:style-name="ce22" office:value-type="float" office:value="2547.9">
            <text:p>2.55E+03</text:p>
          </table:table-cell>
          <table:table-cell table:style-name="ce22" office:value-type="float" office:value="0.0097197">
            <text:p>9.72E-03</text:p>
          </table:table-cell>
          <table:table-cell table:style-name="ce22" office:value-type="float" office:value="0.0056768">
            <text:p>5.68E-03</text:p>
          </table:table-cell>
          <table:table-cell table:style-name="ce22" office:value-type="float" office:value="0.0074009">
            <text:p>7.40E-03</text:p>
          </table:table-cell>
        </table:table-row>
        <table:table-row table:style-name="ro2">
          <table:table-cell table:style-name="ce22" office:value-type="float" office:value="2602.9">
            <text:p>2.60E+03</text:p>
          </table:table-cell>
          <table:table-cell table:style-name="ce22" office:value-type="float" office:value="0.0093804">
            <text:p>9.38E-03</text:p>
          </table:table-cell>
          <table:table-cell table:style-name="ce22" office:value-type="float" office:value="0.0062023">
            <text:p>6.20E-03</text:p>
          </table:table-cell>
          <table:table-cell table:style-name="ce22" office:value-type="float" office:value="0.007069">
            <text:p>7.07E-03</text:p>
          </table:table-cell>
        </table:table-row>
        <table:table-row table:style-name="ro2">
          <table:table-cell table:style-name="ce22" office:value-type="float" office:value="2658.2">
            <text:p>2.66E+03</text:p>
          </table:table-cell>
          <table:table-cell table:style-name="ce22" office:value-type="float" office:value="0.0090428">
            <text:p>9.04E-03</text:p>
          </table:table-cell>
          <table:table-cell table:style-name="ce22" office:value-type="float" office:value="0.0067283">
            <text:p>6.73E-03</text:p>
          </table:table-cell>
          <table:table-cell table:style-name="ce22" office:value-type="float" office:value="0.006699">
            <text:p>6.70E-03</text:p>
          </table:table-cell>
        </table:table-row>
        <table:table-row table:style-name="ro2">
          <table:table-cell table:style-name="ce22" office:value-type="float" office:value="2714">
            <text:p>2.71E+03</text:p>
          </table:table-cell>
          <table:table-cell table:style-name="ce22" office:value-type="float" office:value="0.0087075">
            <text:p>8.71E-03</text:p>
          </table:table-cell>
          <table:table-cell table:style-name="ce22" office:value-type="float" office:value="0.0072514">
            <text:p>7.25E-03</text:p>
          </table:table-cell>
          <table:table-cell table:style-name="ce22" office:value-type="float" office:value="0.006296">
            <text:p>6.30E-03</text:p>
          </table:table-cell>
        </table:table-row>
        <table:table-row table:style-name="ro2">
          <table:table-cell table:style-name="ce22" office:value-type="float" office:value="2770">
            <text:p>2.77E+03</text:p>
          </table:table-cell>
          <table:table-cell table:style-name="ce22" office:value-type="float" office:value="0.0083754">
            <text:p>8.38E-03</text:p>
          </table:table-cell>
          <table:table-cell table:style-name="ce22" office:value-type="float" office:value="0.0077682">
            <text:p>7.77E-03</text:p>
          </table:table-cell>
          <table:table-cell table:style-name="ce22" office:value-type="float" office:value="0.0058658">
            <text:p>5.87E-03</text:p>
          </table:table-cell>
        </table:table-row>
        <table:table-row table:style-name="ro2">
          <table:table-cell table:style-name="ce22" office:value-type="float" office:value="2826.5">
            <text:p>2.83E+03</text:p>
          </table:table-cell>
          <table:table-cell table:style-name="ce22" office:value-type="float" office:value="0.008047">
            <text:p>8.05E-03</text:p>
          </table:table-cell>
          <table:table-cell table:style-name="ce22" office:value-type="float" office:value="0.0082756">
            <text:p>8.28E-03</text:p>
          </table:table-cell>
          <table:table-cell table:style-name="ce22" office:value-type="float" office:value="0.0054141">
            <text:p>5.41E-03</text:p>
          </table:table-cell>
        </table:table-row>
        <table:table-row table:style-name="ro2">
          <table:table-cell table:style-name="ce22" office:value-type="float" office:value="2883.3">
            <text:p>2.88E+03</text:p>
          </table:table-cell>
          <table:table-cell table:style-name="ce22" office:value-type="float" office:value="0.007723">
            <text:p>7.72E-03</text:p>
          </table:table-cell>
          <table:table-cell table:style-name="ce22" office:value-type="float" office:value="0.0087707">
            <text:p>8.77E-03</text:p>
          </table:table-cell>
          <table:table-cell table:style-name="ce22" office:value-type="float" office:value="0.0049472">
            <text:p>4.95E-03</text:p>
          </table:table-cell>
        </table:table-row>
        <table:table-row table:style-name="ro2">
          <table:table-cell table:style-name="ce22" office:value-type="float" office:value="2940.4">
            <text:p>2.94E+03</text:p>
          </table:table-cell>
          <table:table-cell table:style-name="ce22" office:value-type="float" office:value="0.007404">
            <text:p>7.40E-03</text:p>
          </table:table-cell>
          <table:table-cell table:style-name="ce22" office:value-type="float" office:value="0.0092505">
            <text:p>9.25E-03</text:p>
          </table:table-cell>
          <table:table-cell table:style-name="ce22" office:value-type="float" office:value="0.0044712">
            <text:p>4.47E-03</text:p>
          </table:table-cell>
        </table:table-row>
        <table:table-row table:style-name="ro2">
          <table:table-cell table:style-name="ce22" office:value-type="float" office:value="2997.9">
            <text:p>3.00E+03</text:p>
          </table:table-cell>
          <table:table-cell table:style-name="ce22" office:value-type="float" office:value="0.0070904">
            <text:p>7.09E-03</text:p>
          </table:table-cell>
          <table:table-cell table:style-name="ce22" office:value-type="float" office:value="0.0097125">
            <text:p>9.71E-03</text:p>
          </table:table-cell>
          <table:table-cell table:style-name="ce22" office:value-type="float" office:value="0.0039926">
            <text:p>3.99E-03</text:p>
          </table:table-cell>
        </table:table-row>
        <table:table-row table:style-name="ro2">
          <table:table-cell table:style-name="ce22" office:value-type="float" office:value="3055.6">
            <text:p>3.06E+03</text:p>
          </table:table-cell>
          <table:table-cell table:style-name="ce22" office:value-type="float" office:value="0.0067827">
            <text:p>6.78E-03</text:p>
          </table:table-cell>
          <table:table-cell table:style-name="ce22" office:value-type="float" office:value="0.010154">
            <text:p>1.02E-02</text:p>
          </table:table-cell>
          <table:table-cell table:style-name="ce22" office:value-type="float" office:value="0.0035174">
            <text:p>3.52E-03</text:p>
          </table:table-cell>
        </table:table-row>
        <table:table-row table:style-name="ro2">
          <table:table-cell table:style-name="ce22" office:value-type="float" office:value="3113.7">
            <text:p>3.11E+03</text:p>
          </table:table-cell>
          <table:table-cell table:style-name="ce22" office:value-type="float" office:value="0.0064814">
            <text:p>6.48E-03</text:p>
          </table:table-cell>
          <table:table-cell table:style-name="ce22" office:value-type="float" office:value="0.010573">
            <text:p>1.06E-02</text:p>
          </table:table-cell>
          <table:table-cell table:style-name="ce22" office:value-type="float" office:value="0.0030519">
            <text:p>3.05E-03</text:p>
          </table:table-cell>
        </table:table-row>
        <table:table-row table:style-name="ro2">
          <table:table-cell table:style-name="ce22" office:value-type="float" office:value="3172.1">
            <text:p>3.17E+03</text:p>
          </table:table-cell>
          <table:table-cell table:style-name="ce22" office:value-type="float" office:value="0.0061869">
            <text:p>6.19E-03</text:p>
          </table:table-cell>
          <table:table-cell table:style-name="ce22" office:value-type="float" office:value="0.010968">
            <text:p>1.10E-02</text:p>
          </table:table-cell>
          <table:table-cell table:style-name="ce22" office:value-type="float" office:value="0.002602">
            <text:p>2.60E-03</text:p>
          </table:table-cell>
        </table:table-row>
        <table:table-row table:style-name="ro2">
          <table:table-cell table:style-name="ce22" office:value-type="float" office:value="3230.8">
            <text:p>3.23E+03</text:p>
          </table:table-cell>
          <table:table-cell table:style-name="ce22" office:value-type="float" office:value="0.0058995">
            <text:p>5.90E-03</text:p>
          </table:table-cell>
          <table:table-cell table:style-name="ce22" office:value-type="float" office:value="0.011336">
            <text:p>1.13E-02</text:p>
          </table:table-cell>
          <table:table-cell table:style-name="ce22" office:value-type="float" office:value="0.0021733">
            <text:p>2.17E-03</text:p>
          </table:table-cell>
        </table:table-row>
        <table:table-row table:style-name="ro2">
          <table:table-cell table:style-name="ce22" office:value-type="float" office:value="3289.8">
            <text:p>3.29E+03</text:p>
          </table:table-cell>
          <table:table-cell table:style-name="ce22" office:value-type="float" office:value="0.0056195">
            <text:p>5.62E-03</text:p>
          </table:table-cell>
          <table:table-cell table:style-name="ce22" office:value-type="float" office:value="0.011676">
            <text:p>1.17E-02</text:p>
          </table:table-cell>
          <table:table-cell table:style-name="ce22" office:value-type="float" office:value="0.0017713">
            <text:p>1.77E-03</text:p>
          </table:table-cell>
        </table:table-row>
        <table:table-row table:style-name="ro2">
          <table:table-cell table:style-name="ce22" office:value-type="float" office:value="3349">
            <text:p>3.35E+03</text:p>
          </table:table-cell>
          <table:table-cell table:style-name="ce22" office:value-type="float" office:value="0.0053471">
            <text:p>5.35E-03</text:p>
          </table:table-cell>
          <table:table-cell table:style-name="ce22" office:value-type="float" office:value="0.011986">
            <text:p>1.20E-02</text:p>
          </table:table-cell>
          <table:table-cell table:style-name="ce22" office:value-type="float" office:value="0.001401">
            <text:p>1.40E-03</text:p>
          </table:table-cell>
        </table:table-row>
        <table:table-row table:style-name="ro2">
          <table:table-cell table:style-name="ce22" office:value-type="float" office:value="3408.5">
            <text:p>3.41E+03</text:p>
          </table:table-cell>
          <table:table-cell table:style-name="ce22" office:value-type="float" office:value="0.0050826">
            <text:p>5.08E-03</text:p>
          </table:table-cell>
          <table:table-cell table:style-name="ce22" office:value-type="float" office:value="0.012267">
            <text:p>1.23E-02</text:p>
          </table:table-cell>
          <table:table-cell table:style-name="ce22" office:value-type="float" office:value="0.0010667">
            <text:p>1.07E-03</text:p>
          </table:table-cell>
        </table:table-row>
        <table:table-row table:style-name="ro2">
          <table:table-cell table:style-name="ce22" office:value-type="float" office:value="3468.3">
            <text:p>3.47E+03</text:p>
          </table:table-cell>
          <table:table-cell table:style-name="ce22" office:value-type="float" office:value="0.0048261">
            <text:p>4.83E-03</text:p>
          </table:table-cell>
          <table:table-cell table:style-name="ce22" office:value-type="float" office:value="0.012515">
            <text:p>1.25E-02</text:p>
          </table:table-cell>
          <table:table-cell table:style-name="ce22" office:value-type="float" office:value="7.7254E-4">
            <text:p>7.73E-04</text:p>
          </table:table-cell>
        </table:table-row>
        <table:table-row table:style-name="ro2">
          <table:table-cell table:style-name="ce22" office:value-type="float" office:value="3528.3">
            <text:p>3.53E+03</text:p>
          </table:table-cell>
          <table:table-cell table:style-name="ce22" office:value-type="float" office:value="0.0045778">
            <text:p>4.58E-03</text:p>
          </table:table-cell>
          <table:table-cell table:style-name="ce22" office:value-type="float" office:value="0.012732">
            <text:p>1.27E-02</text:p>
          </table:table-cell>
          <table:table-cell table:style-name="ce22" office:value-type="float" office:value="5.2203E-4">
            <text:p>5.22E-04</text:p>
          </table:table-cell>
        </table:table-row>
        <table:table-row table:style-name="ro2">
          <table:table-cell table:style-name="ce22" office:value-type="float" office:value="3588.6">
            <text:p>3.59E+03</text:p>
          </table:table-cell>
          <table:table-cell table:style-name="ce22" office:value-type="float" office:value="0.0043378">
            <text:p>4.34E-03</text:p>
          </table:table-cell>
          <table:table-cell table:style-name="ce22" office:value-type="float" office:value="0.012917">
            <text:p>1.29E-02</text:p>
          </table:table-cell>
          <table:table-cell table:style-name="ce22" office:value-type="float" office:value="3.181E-4">
            <text:p>3.18E-04</text:p>
          </table:table-cell>
        </table:table-row>
        <table:table-row table:style-name="ro2">
          <table:table-cell table:style-name="ce22" office:value-type="float" office:value="3649.1">
            <text:p>3.65E+03</text:p>
          </table:table-cell>
          <table:table-cell table:style-name="ce22" office:value-type="float" office:value="0.0041061">
            <text:p>4.11E-03</text:p>
          </table:table-cell>
          <table:table-cell table:style-name="ce22" office:value-type="float" office:value="0.013069">
            <text:p>1.31E-02</text:p>
          </table:table-cell>
          <table:table-cell table:style-name="ce22" office:value-type="float" office:value="1.6312E-4">
            <text:p>1.63E-04</text:p>
          </table:table-cell>
        </table:table-row>
        <table:table-row table:style-name="ro2">
          <table:table-cell table:style-name="ce22" office:value-type="float" office:value="3709.8">
            <text:p>3.71E+03</text:p>
          </table:table-cell>
          <table:table-cell table:style-name="ce22" office:value-type="float" office:value="0.0038828">
            <text:p>3.88E-03</text:p>
          </table:table-cell>
          <table:table-cell table:style-name="ce22" office:value-type="float" office:value="0.013188">
            <text:p>1.32E-02</text:p>
          </table:table-cell>
          <table:table-cell table:style-name="ce22" office:value-type="float" office:value="5.8867E-5">
            <text:p>5.89E-05</text:p>
          </table:table-cell>
        </table:table-row>
        <table:table-row table:style-name="ro2">
          <table:table-cell table:style-name="ce22" office:value-type="float" office:value="3770.7">
            <text:p>3.77E+03</text:p>
          </table:table-cell>
          <table:table-cell table:style-name="ce22" office:value-type="float" office:value="0.0036679">
            <text:p>3.67E-03</text:p>
          </table:table-cell>
          <table:table-cell table:style-name="ce22" office:value-type="float" office:value="0.013275">
            <text:p>1.33E-02</text:p>
          </table:table-cell>
          <table:table-cell table:style-name="ce22" office:value-type="float" office:value="6.5102E-6">
            <text:p>6.51E-06</text:p>
          </table:table-cell>
        </table:table-row>
        <table:table-row table:style-name="ro2">
          <table:table-cell table:style-name="ce22" office:value-type="float" office:value="3831.8">
            <text:p>3.83E+03</text:p>
          </table:table-cell>
          <table:table-cell table:style-name="ce22" office:value-type="float" office:value="0.0034614">
            <text:p>3.46E-03</text:p>
          </table:table-cell>
          <table:table-cell table:style-name="ce22" office:value-type="float" office:value="0.01333">
            <text:p>1.33E-02</text:p>
          </table:table-cell>
          <table:table-cell table:style-name="ce22" office:value-type="float" office:value="6.6384E-6">
            <text:p>6.64E-06</text:p>
          </table:table-cell>
        </table:table-row>
        <table:table-row table:style-name="ro2">
          <table:table-cell table:style-name="ce22" office:value-type="float" office:value="3893.1">
            <text:p>3.89E+03</text:p>
          </table:table-cell>
          <table:table-cell table:style-name="ce22" office:value-type="float" office:value="0.0032632">
            <text:p>3.26E-03</text:p>
          </table:table-cell>
          <table:table-cell table:style-name="ce22" office:value-type="float" office:value="0.013353">
            <text:p>1.34E-02</text:p>
          </table:table-cell>
          <table:table-cell table:style-name="ce22" office:value-type="float" office:value="5.9252E-5">
            <text:p>5.93E-05</text:p>
          </table:table-cell>
        </table:table-row>
        <table:table-row table:style-name="ro2">
          <table:table-cell table:style-name="ce22" office:value-type="float" office:value="3954.6">
            <text:p>3.95E+03</text:p>
          </table:table-cell>
          <table:table-cell table:style-name="ce22" office:value-type="float" office:value="0.0030732">
            <text:p>3.07E-03</text:p>
          </table:table-cell>
          <table:table-cell table:style-name="ce22" office:value-type="float" office:value="0.013346">
            <text:p>1.33E-02</text:p>
          </table:table-cell>
          <table:table-cell table:style-name="ce22" office:value-type="float" office:value="1.6378E-4">
            <text:p>1.64E-04</text:p>
          </table:table-cell>
        </table:table-row>
        <table:table-row table:style-name="ro2">
          <table:table-cell table:style-name="ce22" office:value-type="float" office:value="4016.3">
            <text:p>4.02E+03</text:p>
          </table:table-cell>
          <table:table-cell table:style-name="ce22" office:value-type="float" office:value="0.0028914">
            <text:p>2.89E-03</text:p>
          </table:table-cell>
          <table:table-cell table:style-name="ce22" office:value-type="float" office:value="0.013309">
            <text:p>1.33E-02</text:p>
          </table:table-cell>
          <table:table-cell table:style-name="ce22" office:value-type="float" office:value="3.1911E-4">
            <text:p>3.19E-04</text:p>
          </table:table-cell>
        </table:table-row>
        <table:table-row table:style-name="ro2">
          <table:table-cell table:style-name="ce22" office:value-type="float" office:value="4078.1">
            <text:p>4.08E+03</text:p>
          </table:table-cell>
          <table:table-cell table:style-name="ce22" office:value-type="float" office:value="0.0027176">
            <text:p>2.72E-03</text:p>
          </table:table-cell>
          <table:table-cell table:style-name="ce22" office:value-type="float" office:value="0.013243">
            <text:p>1.32E-02</text:p>
          </table:table-cell>
          <table:table-cell table:style-name="ce22" office:value-type="float" office:value="5.2362E-4">
            <text:p>5.24E-04</text:p>
          </table:table-cell>
        </table:table-row>
        <table:table-row table:style-name="ro2">
          <table:table-cell table:style-name="ce22" office:value-type="float" office:value="4140.1">
            <text:p>4.14E+03</text:p>
          </table:table-cell>
          <table:table-cell table:style-name="ce22" office:value-type="float" office:value="0.0025517">
            <text:p>2.55E-03</text:p>
          </table:table-cell>
          <table:table-cell table:style-name="ce22" office:value-type="float" office:value="0.01315">
            <text:p>1.32E-02</text:p>
          </table:table-cell>
          <table:table-cell table:style-name="ce22" office:value-type="float" office:value="7.7518E-4">
            <text:p>7.75E-04</text:p>
          </table:table-cell>
        </table:table-row>
        <table:table-row table:style-name="ro2">
          <table:table-cell table:style-name="ce22" office:value-type="float" office:value="4202.2">
            <text:p>4.20E+03</text:p>
          </table:table-cell>
          <table:table-cell table:style-name="ce22" office:value-type="float" office:value="0.0023935">
            <text:p>2.39E-03</text:p>
          </table:table-cell>
          <table:table-cell table:style-name="ce22" office:value-type="float" office:value="0.01303">
            <text:p>1.30E-02</text:p>
          </table:table-cell>
          <table:table-cell table:style-name="ce22" office:value-type="float" office:value="0.0010712">
            <text:p>1.07E-03</text:p>
          </table:table-cell>
        </table:table-row>
        <table:table-row table:style-name="ro2">
          <table:table-cell table:style-name="ce22" office:value-type="float" office:value="4264.4">
            <text:p>4.26E+03</text:p>
          </table:table-cell>
          <table:table-cell table:style-name="ce22" office:value-type="float" office:value="0.0022429">
            <text:p>2.24E-03</text:p>
          </table:table-cell>
          <table:table-cell table:style-name="ce22" office:value-type="float" office:value="0.012886">
            <text:p>1.29E-02</text:p>
          </table:table-cell>
          <table:table-cell table:style-name="ce22" office:value-type="float" office:value="0.0014089">
            <text:p>1.41E-03</text:p>
          </table:table-cell>
        </table:table-row>
        <table:table-row table:style-name="ro2">
          <table:table-cell table:style-name="ce22" office:value-type="float" office:value="4326.8">
            <text:p>4.33E+03</text:p>
          </table:table-cell>
          <table:table-cell table:style-name="ce22" office:value-type="float" office:value="0.0020997">
            <text:p>2.10E-03</text:p>
          </table:table-cell>
          <table:table-cell table:style-name="ce22" office:value-type="float" office:value="0.012717">
            <text:p>1.27E-02</text:p>
          </table:table-cell>
          <table:table-cell table:style-name="ce22" office:value-type="float" office:value="0.0017847">
            <text:p>1.78E-03</text:p>
          </table:table-cell>
        </table:table-row>
        <table:table-row table:style-name="ro2">
          <table:table-cell table:style-name="ce22" office:value-type="float" office:value="4389.3">
            <text:p>4.39E+03</text:p>
          </table:table-cell>
          <table:table-cell table:style-name="ce22" office:value-type="float" office:value="0.0019637">
            <text:p>1.96E-03</text:p>
          </table:table-cell>
          <table:table-cell table:style-name="ce22" office:value-type="float" office:value="0.012527">
            <text:p>1.25E-02</text:p>
          </table:table-cell>
          <table:table-cell table:style-name="ce22" office:value-type="float" office:value="0.0021951">
            <text:p>2.20E-03</text:p>
          </table:table-cell>
        </table:table-row>
        <table:table-row table:style-name="ro2">
          <table:table-cell table:style-name="ce22" office:value-type="float" office:value="4451.9">
            <text:p>4.45E+03</text:p>
          </table:table-cell>
          <table:table-cell table:style-name="ce22" office:value-type="float" office:value="0.0018348">
            <text:p>1.83E-03</text:p>
          </table:table-cell>
          <table:table-cell table:style-name="ce22" office:value-type="float" office:value="0.012316">
            <text:p>1.23E-02</text:p>
          </table:table-cell>
          <table:table-cell table:style-name="ce22" office:value-type="float" office:value="0.0026363">
            <text:p>2.64E-03</text:p>
          </table:table-cell>
        </table:table-row>
        <table:table-row table:style-name="ro2">
          <table:table-cell table:style-name="ce22" office:value-type="float" office:value="4514.6">
            <text:p>4.51E+03</text:p>
          </table:table-cell>
          <table:table-cell table:style-name="ce22" office:value-type="float" office:value="0.0017126">
            <text:p>1.71E-03</text:p>
          </table:table-cell>
          <table:table-cell table:style-name="ce22" office:value-type="float" office:value="0.012086">
            <text:p>1.21E-02</text:p>
          </table:table-cell>
          <table:table-cell table:style-name="ce22" office:value-type="float" office:value="0.0031041">
            <text:p>3.10E-03</text:p>
          </table:table-cell>
        </table:table-row>
        <table:table-row table:style-name="ro2">
          <table:table-cell table:style-name="ce22" office:value-type="float" office:value="4577.3">
            <text:p>4.58E+03</text:p>
          </table:table-cell>
          <table:table-cell table:style-name="ce22" office:value-type="float" office:value="0.0015969">
            <text:p>1.60E-03</text:p>
          </table:table-cell>
          <table:table-cell table:style-name="ce22" office:value-type="float" office:value="0.011839">
            <text:p>1.18E-02</text:p>
          </table:table-cell>
          <table:table-cell table:style-name="ce22" office:value-type="float" office:value="0.0035942">
            <text:p>3.59E-03</text:p>
          </table:table-cell>
        </table:table-row>
        <table:table-row table:style-name="ro2">
          <table:table-cell table:style-name="ce22" office:value-type="float" office:value="4640.2">
            <text:p>4.64E+03</text:p>
          </table:table-cell>
          <table:table-cell table:style-name="ce22" office:value-type="float" office:value="0.0014877">
            <text:p>1.49E-03</text:p>
          </table:table-cell>
          <table:table-cell table:style-name="ce22" office:value-type="float" office:value="0.011577">
            <text:p>1.16E-02</text:p>
          </table:table-cell>
          <table:table-cell table:style-name="ce22" office:value-type="float" office:value="0.0041024">
            <text:p>4.10E-03</text:p>
          </table:table-cell>
        </table:table-row>
        <table:table-row table:style-name="ro2">
          <table:table-cell table:style-name="ce22" office:value-type="float" office:value="4703.1">
            <text:p>4.70E+03</text:p>
          </table:table-cell>
          <table:table-cell table:style-name="ce22" office:value-type="float" office:value="0.0013845">
            <text:p>1.38E-03</text:p>
          </table:table-cell>
          <table:table-cell table:style-name="ce22" office:value-type="float" office:value="0.0113">
            <text:p>1.13E-02</text:p>
          </table:table-cell>
          <table:table-cell table:style-name="ce22" office:value-type="float" office:value="0.0046242">
            <text:p>4.62E-03</text:p>
          </table:table-cell>
        </table:table-row>
        <table:table-row table:style-name="ro2">
          <table:table-cell table:style-name="ce22" office:value-type="float" office:value="4766">
            <text:p>4.77E+03</text:p>
          </table:table-cell>
          <table:table-cell table:style-name="ce22" office:value-type="float" office:value="0.0012873">
            <text:p>1.29E-03</text:p>
          </table:table-cell>
          <table:table-cell table:style-name="ce22" office:value-type="float" office:value="0.011011">
            <text:p>1.10E-02</text:p>
          </table:table-cell>
          <table:table-cell table:style-name="ce22" office:value-type="float" office:value="0.0051551">
            <text:p>5.16E-03</text:p>
          </table:table-cell>
        </table:table-row>
        <table:table-row table:style-name="ro2">
          <table:table-cell table:style-name="ce22" office:value-type="float" office:value="4829.1">
            <text:p>4.83E+03</text:p>
          </table:table-cell>
          <table:table-cell table:style-name="ce22" office:value-type="float" office:value="0.0011958">
            <text:p>1.20E-03</text:p>
          </table:table-cell>
          <table:table-cell table:style-name="ce22" office:value-type="float" office:value="0.010711">
            <text:p>1.07E-02</text:p>
          </table:table-cell>
          <table:table-cell table:style-name="ce22" office:value-type="float" office:value="0.0056908">
            <text:p>5.69E-03</text:p>
          </table:table-cell>
        </table:table-row>
        <table:table-row table:style-name="ro2">
          <table:table-cell table:style-name="ce22" office:value-type="float" office:value="4892.1">
            <text:p>4.89E+03</text:p>
          </table:table-cell>
          <table:table-cell table:style-name="ce22" office:value-type="float" office:value="0.0011096">
            <text:p>1.11E-03</text:p>
          </table:table-cell>
          <table:table-cell table:style-name="ce22" office:value-type="float" office:value="0.010402">
            <text:p>1.04E-02</text:p>
          </table:table-cell>
          <table:table-cell table:style-name="ce22" office:value-type="float" office:value="0.006227">
            <text:p>6.23E-03</text:p>
          </table:table-cell>
        </table:table-row>
        <table:table-row table:style-name="ro2">
          <table:table-cell table:style-name="ce22" office:value-type="float" office:value="4955.2">
            <text:p>4.96E+03</text:p>
          </table:table-cell>
          <table:table-cell table:style-name="ce22" office:value-type="float" office:value="0.0010287">
            <text:p>1.03E-03</text:p>
          </table:table-cell>
          <table:table-cell table:style-name="ce22" office:value-type="float" office:value="0.010085">
            <text:p>1.01E-02</text:p>
          </table:table-cell>
          <table:table-cell table:style-name="ce22" office:value-type="float" office:value="0.0067595">
            <text:p>6.76E-03</text:p>
          </table:table-cell>
        </table:table-row>
        <table:table-row table:style-name="ro2">
          <table:table-cell table:style-name="ce22" office:value-type="float" office:value="5018.2">
            <text:p>5.02E+03</text:p>
          </table:table-cell>
          <table:table-cell table:style-name="ce22" office:value-type="float" office:value="9.5282E-4">
            <text:p>9.53E-04</text:p>
          </table:table-cell>
          <table:table-cell table:style-name="ce22" office:value-type="float" office:value="0.0097621">
            <text:p>9.76E-03</text:p>
          </table:table-cell>
          <table:table-cell table:style-name="ce22" office:value-type="float" office:value="0.0072841">
            <text:p>7.28E-03</text:p>
          </table:table-cell>
        </table:table-row>
        <table:table-row table:style-name="ro2">
          <table:table-cell table:style-name="ce22" office:value-type="float" office:value="5081.3">
            <text:p>5.08E+03</text:p>
          </table:table-cell>
          <table:table-cell table:style-name="ce22" office:value-type="float" office:value="8.8166E-4">
            <text:p>8.82E-04</text:p>
          </table:table-cell>
          <table:table-cell table:style-name="ce22" office:value-type="float" office:value="0.0094345">
            <text:p>9.43E-03</text:p>
          </table:table-cell>
          <table:table-cell table:style-name="ce22" office:value-type="float" office:value="0.0077972">
            <text:p>7.80E-03</text:p>
          </table:table-cell>
        </table:table-row>
        <table:table-row table:style-name="ro2">
          <table:table-cell table:style-name="ce22" office:value-type="float" office:value="5144.4">
            <text:p>5.14E+03</text:p>
          </table:table-cell>
          <table:table-cell table:style-name="ce22" office:value-type="float" office:value="8.1504E-4">
            <text:p>8.15E-04</text:p>
          </table:table-cell>
          <table:table-cell table:style-name="ce22" office:value-type="float" office:value="0.0091036">
            <text:p>9.10E-03</text:p>
          </table:table-cell>
          <table:table-cell table:style-name="ce22" office:value-type="float" office:value="0.008295">
            <text:p>8.30E-03</text:p>
          </table:table-cell>
        </table:table-row>
        <table:table-row table:style-name="ro2">
          <table:table-cell table:style-name="ce22" office:value-type="float" office:value="5207.5">
            <text:p>5.21E+03</text:p>
          </table:table-cell>
          <table:table-cell table:style-name="ce22" office:value-type="float" office:value="7.5274E-4">
            <text:p>7.53E-04</text:p>
          </table:table-cell>
          <table:table-cell table:style-name="ce22" office:value-type="float" office:value="0.0087707">
            <text:p>8.77E-03</text:p>
          </table:table-cell>
          <table:table-cell table:style-name="ce22" office:value-type="float" office:value="0.0087742">
            <text:p>8.77E-03</text:p>
          </table:table-cell>
        </table:table-row>
        <table:table-row table:style-name="ro2">
          <table:table-cell table:style-name="ce22" office:value-type="float" office:value="5270.5">
            <text:p>5.27E+03</text:p>
          </table:table-cell>
          <table:table-cell table:style-name="ce22" office:value-type="float" office:value="6.9454E-4">
            <text:p>6.95E-04</text:p>
          </table:table-cell>
          <table:table-cell table:style-name="ce22" office:value-type="float" office:value="0.0084371">
            <text:p>8.44E-03</text:p>
          </table:table-cell>
          <table:table-cell table:style-name="ce22" office:value-type="float" office:value="0.0092316">
            <text:p>9.23E-03</text:p>
          </table:table-cell>
        </table:table-row>
        <table:table-row table:style-name="ro2">
          <table:table-cell table:style-name="ce22" office:value-type="float" office:value="5333.5">
            <text:p>5.33E+03</text:p>
          </table:table-cell>
          <table:table-cell table:style-name="ce22" office:value-type="float" office:value="6.4023E-4">
            <text:p>6.40E-04</text:p>
          </table:table-cell>
          <table:table-cell table:style-name="ce22" office:value-type="float" office:value="0.0081039">
            <text:p>8.10E-03</text:p>
          </table:table-cell>
          <table:table-cell table:style-name="ce22" office:value-type="float" office:value="0.0096645">
            <text:p>9.66E-03</text:p>
          </table:table-cell>
        </table:table-row>
        <table:table-row table:style-name="ro2">
          <table:table-cell table:style-name="ce22" office:value-type="float" office:value="5396.5">
            <text:p>5.40E+03</text:p>
          </table:table-cell>
          <table:table-cell table:style-name="ce22" office:value-type="float" office:value="5.8961E-4">
            <text:p>5.90E-04</text:p>
          </table:table-cell>
          <table:table-cell table:style-name="ce22" office:value-type="float" office:value="0.0077723">
            <text:p>7.77E-03</text:p>
          </table:table-cell>
          <table:table-cell table:style-name="ce22" office:value-type="float" office:value="0.01007">
            <text:p>1.01E-02</text:p>
          </table:table-cell>
        </table:table-row>
        <table:table-row table:style-name="ro2">
          <table:table-cell table:style-name="ce22" office:value-type="float" office:value="5459.4">
            <text:p>5.46E+03</text:p>
          </table:table-cell>
          <table:table-cell table:style-name="ce22" office:value-type="float" office:value="5.4248E-4">
            <text:p>5.42E-04</text:p>
          </table:table-cell>
          <table:table-cell table:style-name="ce22" office:value-type="float" office:value="0.0074433">
            <text:p>7.44E-03</text:p>
          </table:table-cell>
          <table:table-cell table:style-name="ce22" office:value-type="float" office:value="0.010447">
            <text:p>1.04E-02</text:p>
          </table:table-cell>
        </table:table-row>
        <table:table-row table:style-name="ro2">
          <table:table-cell table:style-name="ce22" office:value-type="float" office:value="5522.2">
            <text:p>5.52E+03</text:p>
          </table:table-cell>
          <table:table-cell table:style-name="ce22" office:value-type="float" office:value="4.9865E-4">
            <text:p>4.99E-04</text:p>
          </table:table-cell>
          <table:table-cell table:style-name="ce22" office:value-type="float" office:value="0.0071178">
            <text:p>7.12E-03</text:p>
          </table:table-cell>
          <table:table-cell table:style-name="ce22" office:value-type="float" office:value="0.010792">
            <text:p>1.08E-02</text:p>
          </table:table-cell>
        </table:table-row>
        <table:table-row table:style-name="ro2">
          <table:table-cell table:style-name="ce22" office:value-type="float" office:value="5585">
            <text:p>5.59E+03</text:p>
          </table:table-cell>
          <table:table-cell table:style-name="ce22" office:value-type="float" office:value="4.5794E-4">
            <text:p>4.58E-04</text:p>
          </table:table-cell>
          <table:table-cell table:style-name="ce22" office:value-type="float" office:value="0.0067968">
            <text:p>6.80E-03</text:p>
          </table:table-cell>
          <table:table-cell table:style-name="ce22" office:value-type="float" office:value="0.011104">
            <text:p>1.11E-02</text:p>
          </table:table-cell>
        </table:table-row>
        <table:table-row table:style-name="ro2">
          <table:table-cell table:style-name="ce22" office:value-type="float" office:value="5647.6">
            <text:p>5.65E+03</text:p>
          </table:table-cell>
          <table:table-cell table:style-name="ce22" office:value-type="float" office:value="4.2015E-4">
            <text:p>4.20E-04</text:p>
          </table:table-cell>
          <table:table-cell table:style-name="ce22" office:value-type="float" office:value="0.0064811">
            <text:p>6.48E-03</text:p>
          </table:table-cell>
          <table:table-cell table:style-name="ce22" office:value-type="float" office:value="0.011382">
            <text:p>1.14E-02</text:p>
          </table:table-cell>
        </table:table-row>
        <table:table-row table:style-name="ro2">
          <table:table-cell table:style-name="ce22" office:value-type="float" office:value="5710.2">
            <text:p>5.71E+03</text:p>
          </table:table-cell>
          <table:table-cell table:style-name="ce22" office:value-type="float" office:value="3.8512E-4">
            <text:p>3.85E-04</text:p>
          </table:table-cell>
          <table:table-cell table:style-name="ce22" office:value-type="float" office:value="0.0061713">
            <text:p>6.17E-03</text:p>
          </table:table-cell>
          <table:table-cell table:style-name="ce22" office:value-type="float" office:value="0.011625">
            <text:p>1.16E-02</text:p>
          </table:table-cell>
        </table:table-row>
        <table:table-row table:style-name="ro2">
          <table:table-cell table:style-name="ce22" office:value-type="float" office:value="5772.7">
            <text:p>5.77E+03</text:p>
          </table:table-cell>
          <table:table-cell table:style-name="ce22" office:value-type="float" office:value="3.5268E-4">
            <text:p>3.53E-04</text:p>
          </table:table-cell>
          <table:table-cell table:style-name="ce22" office:value-type="float" office:value="0.0058682">
            <text:p>5.87E-03</text:p>
          </table:table-cell>
          <table:table-cell table:style-name="ce22" office:value-type="float" office:value="0.011833">
            <text:p>1.18E-02</text:p>
          </table:table-cell>
        </table:table-row>
        <table:table-row table:style-name="ro2">
          <table:table-cell table:style-name="ce22" office:value-type="float" office:value="5835.1">
            <text:p>5.84E+03</text:p>
          </table:table-cell>
          <table:table-cell table:style-name="ce22" office:value-type="float" office:value="3.2268E-4">
            <text:p>3.23E-04</text:p>
          </table:table-cell>
          <table:table-cell table:style-name="ce22" office:value-type="float" office:value="0.0055722">
            <text:p>5.57E-03</text:p>
          </table:table-cell>
          <table:table-cell table:style-name="ce22" office:value-type="float" office:value="0.012004">
            <text:p>1.20E-02</text:p>
          </table:table-cell>
        </table:table-row>
        <table:table-row table:style-name="ro2">
          <table:table-cell table:style-name="ce22" office:value-type="float" office:value="5897.3">
            <text:p>5.90E+03</text:p>
          </table:table-cell>
          <table:table-cell table:style-name="ce22" office:value-type="float" office:value="2.9495E-4">
            <text:p>2.95E-04</text:p>
          </table:table-cell>
          <table:table-cell table:style-name="ce22" office:value-type="float" office:value="0.005284">
            <text:p>5.28E-03</text:p>
          </table:table-cell>
          <table:table-cell table:style-name="ce22" office:value-type="float" office:value="0.012139">
            <text:p>1.21E-02</text:p>
          </table:table-cell>
        </table:table-row>
        <table:table-row table:style-name="ro2">
          <table:table-cell table:style-name="ce22" office:value-type="float" office:value="5959.5">
            <text:p>5.96E+03</text:p>
          </table:table-cell>
          <table:table-cell table:style-name="ce22" office:value-type="float" office:value="2.6936E-4">
            <text:p>2.69E-04</text:p>
          </table:table-cell>
          <table:table-cell table:style-name="ce22" office:value-type="float" office:value="0.0050039">
            <text:p>5.00E-03</text:p>
          </table:table-cell>
          <table:table-cell table:style-name="ce22" office:value-type="float" office:value="0.012239">
            <text:p>1.22E-02</text:p>
          </table:table-cell>
        </table:table-row>
        <table:table-row table:style-name="ro2">
          <table:table-cell table:style-name="ce22" office:value-type="float" office:value="6021.4">
            <text:p>6.02E+03</text:p>
          </table:table-cell>
          <table:table-cell table:style-name="ce22" office:value-type="float" office:value="2.4576E-4">
            <text:p>2.46E-04</text:p>
          </table:table-cell>
          <table:table-cell table:style-name="ce22" office:value-type="float" office:value="0.0047323">
            <text:p>4.73E-03</text:p>
          </table:table-cell>
          <table:table-cell table:style-name="ce22" office:value-type="float" office:value="0.012302">
            <text:p>1.23E-02</text:p>
          </table:table-cell>
        </table:table-row>
        <table:table-row table:style-name="ro2">
          <table:table-cell table:style-name="ce22" office:value-type="float" office:value="6083.3">
            <text:p>6.08E+03</text:p>
          </table:table-cell>
          <table:table-cell table:style-name="ce22" office:value-type="float" office:value="2.2402E-4">
            <text:p>2.24E-04</text:p>
          </table:table-cell>
          <table:table-cell table:style-name="ce22" office:value-type="float" office:value="0.0044695">
            <text:p>4.47E-03</text:p>
          </table:table-cell>
          <table:table-cell table:style-name="ce22" office:value-type="float" office:value="0.012331">
            <text:p>1.23E-02</text:p>
          </table:table-cell>
        </table:table-row>
        <table:table-row table:style-name="ro2">
          <table:table-cell table:style-name="ce22" office:value-type="float" office:value="6144.9">
            <text:p>6.14E+03</text:p>
          </table:table-cell>
          <table:table-cell table:style-name="ce22" office:value-type="float" office:value="2.0401E-4">
            <text:p>2.04E-04</text:p>
          </table:table-cell>
          <table:table-cell table:style-name="ce22" office:value-type="float" office:value="0.0042158">
            <text:p>4.22E-03</text:p>
          </table:table-cell>
          <table:table-cell table:style-name="ce22" office:value-type="float" office:value="0.012327">
            <text:p>1.23E-02</text:p>
          </table:table-cell>
        </table:table-row>
        <table:table-row table:style-name="ro2">
          <table:table-cell table:style-name="ce22" office:value-type="float" office:value="6206.4">
            <text:p>6.21E+03</text:p>
          </table:table-cell>
          <table:table-cell table:style-name="ce22" office:value-type="float" office:value="1.8562E-4">
            <text:p>1.86E-04</text:p>
          </table:table-cell>
          <table:table-cell table:style-name="ce22" office:value-type="float" office:value="0.0039713">
            <text:p>3.97E-03</text:p>
          </table:table-cell>
          <table:table-cell table:style-name="ce22" office:value-type="float" office:value="0.012289">
            <text:p>1.23E-02</text:p>
          </table:table-cell>
        </table:table-row>
        <table:table-row table:style-name="ro2">
          <table:table-cell table:style-name="ce22" office:value-type="float" office:value="6267.7">
            <text:p>6.27E+03</text:p>
          </table:table-cell>
          <table:table-cell table:style-name="ce22" office:value-type="float" office:value="1.6874E-4">
            <text:p>1.69E-04</text:p>
          </table:table-cell>
          <table:table-cell table:style-name="ce22" office:value-type="float" office:value="0.0037361">
            <text:p>3.74E-03</text:p>
          </table:table-cell>
          <table:table-cell table:style-name="ce22" office:value-type="float" office:value="0.01222">
            <text:p>1.22E-02</text:p>
          </table:table-cell>
        </table:table-row>
        <table:table-row table:style-name="ro2">
          <table:table-cell table:style-name="ce22" office:value-type="float" office:value="6328.8">
            <text:p>6.33E+03</text:p>
          </table:table-cell>
          <table:table-cell table:style-name="ce22" office:value-type="float" office:value="1.5325E-4">
            <text:p>1.53E-04</text:p>
          </table:table-cell>
          <table:table-cell table:style-name="ce22" office:value-type="float" office:value="0.0035104">
            <text:p>3.51E-03</text:p>
          </table:table-cell>
          <table:table-cell table:style-name="ce22" office:value-type="float" office:value="0.012121">
            <text:p>1.21E-02</text:p>
          </table:table-cell>
        </table:table-row>
        <table:table-row table:style-name="ro2">
          <table:table-cell table:style-name="ce22" office:value-type="float" office:value="6389.7">
            <text:p>6.39E+03</text:p>
          </table:table-cell>
          <table:table-cell table:style-name="ce22" office:value-type="float" office:value="1.3905E-4">
            <text:p>1.39E-04</text:p>
          </table:table-cell>
          <table:table-cell table:style-name="ce22" office:value-type="float" office:value="0.0032941">
            <text:p>3.29E-03</text:p>
          </table:table-cell>
          <table:table-cell table:style-name="ce22" office:value-type="float" office:value="0.011993">
            <text:p>1.20E-02</text:p>
          </table:table-cell>
        </table:table-row>
        <table:table-row table:style-name="ro2">
          <table:table-cell table:style-name="ce22" office:value-type="float" office:value="6450.4">
            <text:p>6.45E+03</text:p>
          </table:table-cell>
          <table:table-cell table:style-name="ce22" office:value-type="float" office:value="1.2606E-4">
            <text:p>1.26E-04</text:p>
          </table:table-cell>
          <table:table-cell table:style-name="ce22" office:value-type="float" office:value="0.0030872">
            <text:p>3.09E-03</text:p>
          </table:table-cell>
          <table:table-cell table:style-name="ce22" office:value-type="float" office:value="0.011839">
            <text:p>1.18E-02</text:p>
          </table:table-cell>
        </table:table-row>
        <table:table-row table:style-name="ro2">
          <table:table-cell table:style-name="ce22" office:value-type="float" office:value="6510.9">
            <text:p>6.51E+03</text:p>
          </table:table-cell>
          <table:table-cell table:style-name="ce22" office:value-type="float" office:value="1.1417E-4">
            <text:p>1.14E-04</text:p>
          </table:table-cell>
          <table:table-cell table:style-name="ce22" office:value-type="float" office:value="0.0028897">
            <text:p>2.89E-03</text:p>
          </table:table-cell>
          <table:table-cell table:style-name="ce22" office:value-type="float" office:value="0.011659">
            <text:p>1.17E-02</text:p>
          </table:table-cell>
        </table:table-row>
        <table:table-row table:style-name="ro2">
          <table:table-cell table:style-name="ce22" office:value-type="float" office:value="6571.2">
            <text:p>6.57E+03</text:p>
          </table:table-cell>
          <table:table-cell table:style-name="ce22" office:value-type="float" office:value="1.0331E-4">
            <text:p>1.03E-04</text:p>
          </table:table-cell>
          <table:table-cell table:style-name="ce22" office:value-type="float" office:value="0.0027014">
            <text:p>2.70E-03</text:p>
          </table:table-cell>
          <table:table-cell table:style-name="ce22" office:value-type="float" office:value="0.011457">
            <text:p>1.15E-02</text:p>
          </table:table-cell>
        </table:table-row>
        <table:table-row table:style-name="ro2">
          <table:table-cell table:style-name="ce22" office:value-type="float" office:value="6631.2">
            <text:p>6.63E+03</text:p>
          </table:table-cell>
          <table:table-cell table:style-name="ce22" office:value-type="float" office:value="9.34E-5">
            <text:p>9.34E-05</text:p>
          </table:table-cell>
          <table:table-cell table:style-name="ce22" office:value-type="float" office:value="0.0025223">
            <text:p>2.52E-03</text:p>
          </table:table-cell>
          <table:table-cell table:style-name="ce22" office:value-type="float" office:value="0.011233">
            <text:p>1.12E-02</text:p>
          </table:table-cell>
        </table:table-row>
        <table:table-row table:style-name="ro2">
          <table:table-cell table:style-name="ce22" office:value-type="float" office:value="6691">
            <text:p>6.69E+03</text:p>
          </table:table-cell>
          <table:table-cell table:style-name="ce22" office:value-type="float" office:value="8.4363E-5">
            <text:p>8.44E-05</text:p>
          </table:table-cell>
          <table:table-cell table:style-name="ce22" office:value-type="float" office:value="0.0023522">
            <text:p>2.35E-03</text:p>
          </table:table-cell>
          <table:table-cell table:style-name="ce22" office:value-type="float" office:value="0.01099">
            <text:p>1.10E-02</text:p>
          </table:table-cell>
        </table:table-row>
        <table:table-row table:style-name="ro2">
          <table:table-cell table:style-name="ce22" office:value-type="float" office:value="6750.5">
            <text:p>6.75E+03</text:p>
          </table:table-cell>
          <table:table-cell table:style-name="ce22" office:value-type="float" office:value="7.6132E-5">
            <text:p>7.61E-05</text:p>
          </table:table-cell>
          <table:table-cell table:style-name="ce22" office:value-type="float" office:value="0.0021909">
            <text:p>2.19E-03</text:p>
          </table:table-cell>
          <table:table-cell table:style-name="ce22" office:value-type="float" office:value="0.010729">
            <text:p>1.07E-02</text:p>
          </table:table-cell>
        </table:table-row>
        <table:table-row table:style-name="ro2">
          <table:table-cell table:style-name="ce22" office:value-type="float" office:value="6809.7">
            <text:p>6.81E+03</text:p>
          </table:table-cell>
          <table:table-cell table:style-name="ce22" office:value-type="float" office:value="6.8641E-5">
            <text:p>6.86E-05</text:p>
          </table:table-cell>
          <table:table-cell table:style-name="ce22" office:value-type="float" office:value="0.0020382">
            <text:p>2.04E-03</text:p>
          </table:table-cell>
          <table:table-cell table:style-name="ce22" office:value-type="float" office:value="0.010454">
            <text:p>1.05E-02</text:p>
          </table:table-cell>
        </table:table-row>
        <table:table-row table:style-name="ro2">
          <table:table-cell table:style-name="ce22" office:value-type="float" office:value="6868.7">
            <text:p>6.87E+03</text:p>
          </table:table-cell>
          <table:table-cell table:style-name="ce22" office:value-type="float" office:value="6.1832E-5">
            <text:p>6.18E-05</text:p>
          </table:table-cell>
          <table:table-cell table:style-name="ce22" office:value-type="float" office:value="0.0018938">
            <text:p>1.89E-03</text:p>
          </table:table-cell>
          <table:table-cell table:style-name="ce22" office:value-type="float" office:value="0.010164">
            <text:p>1.02E-02</text:p>
          </table:table-cell>
        </table:table-row>
        <table:table-row table:style-name="ro2">
          <table:table-cell table:style-name="ce22" office:value-type="float" office:value="6927.4">
            <text:p>6.93E+03</text:p>
          </table:table-cell>
          <table:table-cell table:style-name="ce22" office:value-type="float" office:value="5.5648E-5">
            <text:p>5.56E-05</text:p>
          </table:table-cell>
          <table:table-cell table:style-name="ce22" office:value-type="float" office:value="0.0017576">
            <text:p>1.76E-03</text:p>
          </table:table-cell>
          <table:table-cell table:style-name="ce22" office:value-type="float" office:value="0.0098636">
            <text:p>9.86E-03</text:p>
          </table:table-cell>
        </table:table-row>
        <table:table-row table:style-name="ro2">
          <table:table-cell table:style-name="ce22" office:value-type="float" office:value="6985.8">
            <text:p>6.99E+03</text:p>
          </table:table-cell>
          <table:table-cell table:style-name="ce22" office:value-type="float" office:value="5.0037E-5">
            <text:p>5.00E-05</text:p>
          </table:table-cell>
          <table:table-cell table:style-name="ce22" office:value-type="float" office:value="0.0016292">
            <text:p>1.63E-03</text:p>
          </table:table-cell>
          <table:table-cell table:style-name="ce22" office:value-type="float" office:value="0.0095532">
            <text:p>9.55E-03</text:p>
          </table:table-cell>
        </table:table-row>
        <table:table-row table:style-name="ro2">
          <table:table-cell table:style-name="ce22" office:value-type="float" office:value="7043.9">
            <text:p>7.04E+03</text:p>
          </table:table-cell>
          <table:table-cell table:style-name="ce22" office:value-type="float" office:value="4.4952E-5">
            <text:p>4.50E-05</text:p>
          </table:table-cell>
          <table:table-cell table:style-name="ce22" office:value-type="float" office:value="0.0015085">
            <text:p>1.51E-03</text:p>
          </table:table-cell>
          <table:table-cell table:style-name="ce22" office:value-type="float" office:value="0.0092349">
            <text:p>9.23E-03</text:p>
          </table:table-cell>
        </table:table-row>
        <table:table-row table:style-name="ro2">
          <table:table-cell table:style-name="ce22" office:value-type="float" office:value="7101.7">
            <text:p>7.10E+03</text:p>
          </table:table-cell>
          <table:table-cell table:style-name="ce22" office:value-type="float" office:value="4.0347E-5">
            <text:p>4.03E-05</text:p>
          </table:table-cell>
          <table:table-cell table:style-name="ce22" office:value-type="float" office:value="0.001395">
            <text:p>1.40E-03</text:p>
          </table:table-cell>
          <table:table-cell table:style-name="ce22" office:value-type="float" office:value="0.0089105">
            <text:p>8.91E-03</text:p>
          </table:table-cell>
        </table:table-row>
        <table:table-row table:style-name="ro2">
          <table:table-cell table:style-name="ce22" office:value-type="float" office:value="7159.1">
            <text:p>7.16E+03</text:p>
          </table:table-cell>
          <table:table-cell table:style-name="ce22" office:value-type="float" office:value="3.6182E-5">
            <text:p>3.62E-05</text:p>
          </table:table-cell>
          <table:table-cell table:style-name="ce22" office:value-type="float" office:value="0.0012886">
            <text:p>1.29E-03</text:p>
          </table:table-cell>
          <table:table-cell table:style-name="ce22" office:value-type="float" office:value="0.0085817">
            <text:p>8.58E-03</text:p>
          </table:table-cell>
        </table:table-row>
        <table:table-row table:style-name="ro2">
          <table:table-cell table:style-name="ce22" office:value-type="float" office:value="7216.2">
            <text:p>7.22E+03</text:p>
          </table:table-cell>
          <table:table-cell table:style-name="ce22" office:value-type="float" office:value="3.2417E-5">
            <text:p>3.24E-05</text:p>
          </table:table-cell>
          <table:table-cell table:style-name="ce22" office:value-type="float" office:value="0.0011889">
            <text:p>1.19E-03</text:p>
          </table:table-cell>
          <table:table-cell table:style-name="ce22" office:value-type="float" office:value="0.0082502">
            <text:p>8.25E-03</text:p>
          </table:table-cell>
        </table:table-row>
        <table:table-row table:style-name="ro2">
          <table:table-cell table:style-name="ce22" office:value-type="float" office:value="7273">
            <text:p>7.27E+03</text:p>
          </table:table-cell>
          <table:table-cell table:style-name="ce22" office:value-type="float" office:value="2.9018E-5">
            <text:p>2.90E-05</text:p>
          </table:table-cell>
          <table:table-cell table:style-name="ce22" office:value-type="float" office:value="0.0010956">
            <text:p>1.10E-03</text:p>
          </table:table-cell>
          <table:table-cell table:style-name="ce22" office:value-type="float" office:value="0.0079173">
            <text:p>7.92E-03</text:p>
          </table:table-cell>
        </table:table-row>
        <table:table-row table:style-name="ro2">
          <table:table-cell table:style-name="ce22" office:value-type="float" office:value="7329.5">
            <text:p>7.33E+03</text:p>
          </table:table-cell>
          <table:table-cell table:style-name="ce22" office:value-type="float" office:value="2.5953E-5">
            <text:p>2.60E-05</text:p>
          </table:table-cell>
          <table:table-cell table:style-name="ce22" office:value-type="float" office:value="0.0010085">
            <text:p>1.01E-03</text:p>
          </table:table-cell>
          <table:table-cell table:style-name="ce22" office:value-type="float" office:value="0.0075845">
            <text:p>7.58E-03</text:p>
          </table:table-cell>
        </table:table-row>
        <table:table-row table:style-name="ro2">
          <table:table-cell table:style-name="ce22" office:value-type="float" office:value="7385.5">
            <text:p>7.39E+03</text:p>
          </table:table-cell>
          <table:table-cell table:style-name="ce22" office:value-type="float" office:value="2.319E-5">
            <text:p>2.32E-05</text:p>
          </table:table-cell>
          <table:table-cell table:style-name="ce22" office:value-type="float" office:value="9.2731E-4">
            <text:p>9.27E-04</text:p>
          </table:table-cell>
          <table:table-cell table:style-name="ce22" office:value-type="float" office:value="0.0072532">
            <text:p>7.25E-03</text:p>
          </table:table-cell>
        </table:table-row>
        <table:table-row table:style-name="ro2">
          <table:table-cell table:style-name="ce22" office:value-type="float" office:value="7441.3">
            <text:p>7.44E+03</text:p>
          </table:table-cell>
          <table:table-cell table:style-name="ce22" office:value-type="float" office:value="2.0703E-5">
            <text:p>2.07E-05</text:p>
          </table:table-cell>
          <table:table-cell table:style-name="ce22" office:value-type="float" office:value="8.5165E-4">
            <text:p>8.52E-04</text:p>
          </table:table-cell>
          <table:table-cell table:style-name="ce22" office:value-type="float" office:value="0.0069246">
            <text:p>6.92E-03</text:p>
          </table:table-cell>
        </table:table-row>
        <table:table-row table:style-name="ro2">
          <table:table-cell table:style-name="ce22" office:value-type="float" office:value="7496.6">
            <text:p>7.50E+03</text:p>
          </table:table-cell>
          <table:table-cell table:style-name="ce22" office:value-type="float" office:value="1.8467E-5">
            <text:p>1.85E-05</text:p>
          </table:table-cell>
          <table:table-cell table:style-name="ce22" office:value-type="float" office:value="7.8129E-4">
            <text:p>7.81E-04</text:p>
          </table:table-cell>
          <table:table-cell table:style-name="ce22" office:value-type="float" office:value="0.0065998">
            <text:p>6.60E-03</text:p>
          </table:table-cell>
        </table:table-row>
        <table:table-row table:style-name="ro2">
          <table:table-cell table:style-name="ce22" office:value-type="float" office:value="7551.5">
            <text:p>7.55E+03</text:p>
          </table:table-cell>
          <table:table-cell table:style-name="ce22" office:value-type="float" office:value="1.6457E-5">
            <text:p>1.65E-05</text:p>
          </table:table-cell>
          <table:table-cell table:style-name="ce22" office:value-type="float" office:value="7.1593E-4">
            <text:p>7.16E-04</text:p>
          </table:table-cell>
          <table:table-cell table:style-name="ce22" office:value-type="float" office:value="0.0062798">
            <text:p>6.28E-03</text:p>
          </table:table-cell>
        </table:table-row>
        <table:table-row table:style-name="ro2">
          <table:table-cell table:style-name="ce22" office:value-type="float" office:value="7606.1">
            <text:p>7.61E+03</text:p>
          </table:table-cell>
          <table:table-cell table:style-name="ce22" office:value-type="float" office:value="1.4653E-5">
            <text:p>1.47E-05</text:p>
          </table:table-cell>
          <table:table-cell table:style-name="ce22" office:value-type="float" office:value="6.553E-4">
            <text:p>6.55E-04</text:p>
          </table:table-cell>
          <table:table-cell table:style-name="ce22" office:value-type="float" office:value="0.0059656">
            <text:p>5.97E-03</text:p>
          </table:table-cell>
        </table:table-row>
        <table:table-row table:style-name="ro2">
          <table:table-cell table:style-name="ce22" office:value-type="float" office:value="7660.3">
            <text:p>7.66E+03</text:p>
          </table:table-cell>
          <table:table-cell table:style-name="ce22" office:value-type="float" office:value="1.3035E-5">
            <text:p>1.30E-05</text:p>
          </table:table-cell>
          <table:table-cell table:style-name="ce22" office:value-type="float" office:value="5.9914E-4">
            <text:p>5.99E-04</text:p>
          </table:table-cell>
          <table:table-cell table:style-name="ce22" office:value-type="float" office:value="0.0056579">
            <text:p>5.66E-03</text:p>
          </table:table-cell>
        </table:table-row>
        <table:table-row table:style-name="ro2">
          <table:table-cell table:style-name="ce22" office:value-type="float" office:value="7714">
            <text:p>7.71E+03</text:p>
          </table:table-cell>
          <table:table-cell table:style-name="ce22" office:value-type="float" office:value="1.1586E-5">
            <text:p>1.16E-05</text:p>
          </table:table-cell>
          <table:table-cell table:style-name="ce22" office:value-type="float" office:value="5.4719E-4">
            <text:p>5.47E-04</text:p>
          </table:table-cell>
          <table:table-cell table:style-name="ce22" office:value-type="float" office:value="0.0053576">
            <text:p>5.36E-03</text:p>
          </table:table-cell>
        </table:table-row>
        <table:table-row table:style-name="ro2">
          <table:table-cell table:style-name="ce22" office:value-type="float" office:value="7767.4">
            <text:p>7.77E+03</text:p>
          </table:table-cell>
          <table:table-cell table:style-name="ce22" office:value-type="float" office:value="1.0288E-5">
            <text:p>1.03E-05</text:p>
          </table:table-cell>
          <table:table-cell table:style-name="ce22" office:value-type="float" office:value="4.9919E-4">
            <text:p>4.99E-04</text:p>
          </table:table-cell>
          <table:table-cell table:style-name="ce22" office:value-type="float" office:value="0.0050653">
            <text:p>5.07E-03</text:p>
          </table:table-cell>
        </table:table-row>
        <table:table-row table:style-name="ro2">
          <table:table-cell table:style-name="ce22" office:value-type="float" office:value="7820.3">
            <text:p>7.82E+03</text:p>
          </table:table-cell>
          <table:table-cell table:style-name="ce22" office:value-type="float" office:value="9.1283E-6">
            <text:p>9.13E-06</text:p>
          </table:table-cell>
          <table:table-cell table:style-name="ce22" office:value-type="float" office:value="4.549E-4">
            <text:p>4.55E-04</text:p>
          </table:table-cell>
          <table:table-cell table:style-name="ce22" office:value-type="float" office:value="0.0047814">
            <text:p>4.78E-03</text:p>
          </table:table-cell>
        </table:table-row>
        <table:table-row table:style-name="ro2">
          <table:table-cell table:style-name="ce22" office:value-type="float" office:value="7872.8">
            <text:p>7.87E+03</text:p>
          </table:table-cell>
          <table:table-cell table:style-name="ce22" office:value-type="float" office:value="8.0918E-6">
            <text:p>8.09E-06</text:p>
          </table:table-cell>
          <table:table-cell table:style-name="ce22" office:value-type="float" office:value="4.1408E-4">
            <text:p>4.14E-04</text:p>
          </table:table-cell>
          <table:table-cell table:style-name="ce22" office:value-type="float" office:value="0.0045066">
            <text:p>4.51E-03</text:p>
          </table:table-cell>
        </table:table-row>
        <table:table-row table:style-name="ro2">
          <table:table-cell table:style-name="ce22" office:value-type="float" office:value="7924.8">
            <text:p>7.92E+03</text:p>
          </table:table-cell>
          <table:table-cell table:style-name="ce22" office:value-type="float" office:value="7.1667E-6">
            <text:p>7.17E-06</text:p>
          </table:table-cell>
          <table:table-cell table:style-name="ce22" office:value-type="float" office:value="3.7652E-4">
            <text:p>3.77E-04</text:p>
          </table:table-cell>
          <table:table-cell table:style-name="ce22" office:value-type="float" office:value="0.004241">
            <text:p>4.24E-03</text:p>
          </table:table-cell>
        </table:table-row>
        <table:table-row table:style-name="ro2">
          <table:table-cell table:style-name="ce22" office:value-type="float" office:value="7976.4">
            <text:p>7.98E+03</text:p>
          </table:table-cell>
          <table:table-cell table:style-name="ce22" office:value-type="float" office:value="6.3417E-6">
            <text:p>6.34E-06</text:p>
          </table:table-cell>
          <table:table-cell table:style-name="ce22" office:value-type="float" office:value="3.4199E-4">
            <text:p>3.42E-04</text:p>
          </table:table-cell>
          <table:table-cell table:style-name="ce22" office:value-type="float" office:value="0.0039852">
            <text:p>3.99E-03</text:p>
          </table:table-cell>
        </table:table-row>
        <table:table-row table:style-name="ro2">
          <table:table-cell table:style-name="ce22" office:value-type="float" office:value="8027.5">
            <text:p>8.03E+03</text:p>
          </table:table-cell>
          <table:table-cell table:style-name="ce22" office:value-type="float" office:value="5.6068E-6">
            <text:p>5.61E-06</text:p>
          </table:table-cell>
          <table:table-cell table:style-name="ce22" office:value-type="float" office:value="3.1029E-4">
            <text:p>3.10E-04</text:p>
          </table:table-cell>
          <table:table-cell table:style-name="ce22" office:value-type="float" office:value="0.0037391">
            <text:p>3.74E-03</text:p>
          </table:table-cell>
        </table:table-row>
        <table:table-row table:style-name="ro2">
          <table:table-cell table:style-name="ce22" office:value-type="float" office:value="8078.2">
            <text:p>8.08E+03</text:p>
          </table:table-cell>
          <table:table-cell table:style-name="ce22" office:value-type="float" office:value="4.9527E-6">
            <text:p>4.95E-06</text:p>
          </table:table-cell>
          <table:table-cell table:style-name="ce22" office:value-type="float" office:value="2.8123E-4">
            <text:p>2.81E-04</text:p>
          </table:table-cell>
          <table:table-cell table:style-name="ce22" office:value-type="float" office:value="0.0035031">
            <text:p>3.50E-03</text:p>
          </table:table-cell>
        </table:table-row>
        <table:table-row table:style-name="ro2">
          <table:table-cell table:style-name="ce22" office:value-type="float" office:value="8128.3">
            <text:p>8.13E+03</text:p>
          </table:table-cell>
          <table:table-cell table:style-name="ce22" office:value-type="float" office:value="4.3711E-6">
            <text:p>4.37E-06</text:p>
          </table:table-cell>
          <table:table-cell table:style-name="ce22" office:value-type="float" office:value="2.5461E-4">
            <text:p>2.55E-04</text:p>
          </table:table-cell>
          <table:table-cell table:style-name="ce22" office:value-type="float" office:value="0.0032773">
            <text:p>3.28E-03</text:p>
          </table:table-cell>
        </table:table-row>
        <table:table-row table:style-name="ro2">
          <table:table-cell table:style-name="ce22" office:value-type="float" office:value="8178">
            <text:p>8.18E+03</text:p>
          </table:table-cell>
          <table:table-cell table:style-name="ce22" office:value-type="float" office:value="3.8544E-6">
            <text:p>3.85E-06</text:p>
          </table:table-cell>
          <table:table-cell table:style-name="ce22" office:value-type="float" office:value="2.3027E-4">
            <text:p>2.30E-04</text:p>
          </table:table-cell>
          <table:table-cell table:style-name="ce22" office:value-type="float" office:value="0.0030615">
            <text:p>3.06E-03</text:p>
          </table:table-cell>
        </table:table-row>
        <table:table-row table:style-name="ro2">
          <table:table-cell table:style-name="ce22" office:value-type="float" office:value="8227.3">
            <text:p>8.23E+03</text:p>
          </table:table-cell>
          <table:table-cell table:style-name="ce22" office:value-type="float" office:value="3.3958E-6">
            <text:p>3.40E-06</text:p>
          </table:table-cell>
          <table:table-cell table:style-name="ce22" office:value-type="float" office:value="2.0803E-4">
            <text:p>2.08E-04</text:p>
          </table:table-cell>
          <table:table-cell table:style-name="ce22" office:value-type="float" office:value="0.0028558">
            <text:p>2.86E-03</text:p>
          </table:table-cell>
        </table:table-row>
        <table:table-row table:style-name="ro2">
          <table:table-cell table:style-name="ce22" office:value-type="float" office:value="8276">
            <text:p>8.28E+03</text:p>
          </table:table-cell>
          <table:table-cell table:style-name="ce22" office:value-type="float" office:value="2.9891E-6">
            <text:p>2.99E-06</text:p>
          </table:table-cell>
          <table:table-cell table:style-name="ce22" office:value-type="float" office:value="1.8774E-4">
            <text:p>1.88E-04</text:p>
          </table:table-cell>
          <table:table-cell table:style-name="ce22" office:value-type="float" office:value="0.0026602">
            <text:p>2.66E-03</text:p>
          </table:table-cell>
        </table:table-row>
        <table:table-row table:style-name="ro2">
          <table:table-cell table:style-name="ce22" office:value-type="float" office:value="8324.2">
            <text:p>8.32E+03</text:p>
          </table:table-cell>
          <table:table-cell table:style-name="ce22" office:value-type="float" office:value="2.6289E-6">
            <text:p>2.63E-06</text:p>
          </table:table-cell>
          <table:table-cell table:style-name="ce22" office:value-type="float" office:value="1.6925E-4">
            <text:p>1.69E-04</text:p>
          </table:table-cell>
          <table:table-cell table:style-name="ce22" office:value-type="float" office:value="0.0024745">
            <text:p>2.47E-03</text:p>
          </table:table-cell>
        </table:table-row>
        <table:table-row table:style-name="ro2">
          <table:table-cell table:style-name="ce22" office:value-type="float" office:value="8371.9">
            <text:p>8.37E+03</text:p>
          </table:table-cell>
          <table:table-cell table:style-name="ce22" office:value-type="float" office:value="2.31E-6">
            <text:p>2.31E-06</text:p>
          </table:table-cell>
          <table:table-cell table:style-name="ce22" office:value-type="float" office:value="1.5242E-4">
            <text:p>1.52E-04</text:p>
          </table:table-cell>
          <table:table-cell table:style-name="ce22" office:value-type="float" office:value="0.0022986">
            <text:p>2.30E-03</text:p>
          </table:table-cell>
        </table:table-row>
        <table:table-row table:style-name="ro2">
          <table:table-cell table:style-name="ce22" office:value-type="float" office:value="8419.1">
            <text:p>8.42E+03</text:p>
          </table:table-cell>
          <table:table-cell table:style-name="ce22" office:value-type="float" office:value="2.028E-6">
            <text:p>2.03E-06</text:p>
          </table:table-cell>
          <table:table-cell table:style-name="ce22" office:value-type="float" office:value="1.3712E-4">
            <text:p>1.37E-04</text:p>
          </table:table-cell>
          <table:table-cell table:style-name="ce22" office:value-type="float" office:value="0.0021321">
            <text:p>2.13E-03</text:p>
          </table:table-cell>
        </table:table-row>
        <table:table-row table:style-name="ro2">
          <table:table-cell table:style-name="ce22" office:value-type="float" office:value="8465.7">
            <text:p>8.47E+03</text:p>
          </table:table-cell>
          <table:table-cell table:style-name="ce22" office:value-type="float" office:value="1.7789E-6">
            <text:p>1.78E-06</text:p>
          </table:table-cell>
          <table:table-cell table:style-name="ce22" office:value-type="float" office:value="1.2323E-4">
            <text:p>1.23E-04</text:p>
          </table:table-cell>
          <table:table-cell table:style-name="ce22" office:value-type="float" office:value="0.0019751">
            <text:p>1.98E-03</text:p>
          </table:table-cell>
        </table:table-row>
        <table:table-row table:style-name="ro2">
          <table:table-cell table:style-name="ce22" office:value-type="float" office:value="8511.8">
            <text:p>8.51E+03</text:p>
          </table:table-cell>
          <table:table-cell table:style-name="ce22" office:value-type="float" office:value="1.5591E-6">
            <text:p>1.56E-06</text:p>
          </table:table-cell>
          <table:table-cell table:style-name="ce22" office:value-type="float" office:value="1.1063E-4">
            <text:p>1.11E-04</text:p>
          </table:table-cell>
          <table:table-cell table:style-name="ce22" office:value-type="float" office:value="0.0018271">
            <text:p>1.83E-03</text:p>
          </table:table-cell>
        </table:table-row>
        <table:table-row table:style-name="ro2">
          <table:table-cell table:style-name="ce22" office:value-type="float" office:value="8557.4">
            <text:p>8.56E+03</text:p>
          </table:table-cell>
          <table:table-cell table:style-name="ce22" office:value-type="float" office:value="1.3652E-6">
            <text:p>1.37E-06</text:p>
          </table:table-cell>
          <table:table-cell table:style-name="ce22" office:value-type="float" office:value="9.9211E-5">
            <text:p>9.92E-05</text:p>
          </table:table-cell>
          <table:table-cell table:style-name="ce22" office:value-type="float" office:value="0.0016879">
            <text:p>1.69E-03</text:p>
          </table:table-cell>
        </table:table-row>
        <table:table-row table:style-name="ro2">
          <table:table-cell table:style-name="ce22" office:value-type="float" office:value="8602.4">
            <text:p>8.60E+03</text:p>
          </table:table-cell>
          <table:table-cell table:style-name="ce22" office:value-type="float" office:value="1.1944E-6">
            <text:p>1.19E-06</text:p>
          </table:table-cell>
          <table:table-cell table:style-name="ce22" office:value-type="float" office:value="8.8879E-5">
            <text:p>8.89E-05</text:p>
          </table:table-cell>
          <table:table-cell table:style-name="ce22" office:value-type="float" office:value="0.0015572">
            <text:p>1.56E-03</text:p>
          </table:table-cell>
        </table:table-row>
        <table:table-row table:style-name="ro2">
          <table:table-cell table:style-name="ce22" office:value-type="float" office:value="8646.9">
            <text:p>8.65E+03</text:p>
          </table:table-cell>
          <table:table-cell table:style-name="ce22" office:value-type="float" office:value="1.044E-6">
            <text:p>1.04E-06</text:p>
          </table:table-cell>
          <table:table-cell table:style-name="ce22" office:value-type="float" office:value="7.9541E-5">
            <text:p>7.95E-05</text:p>
          </table:table-cell>
          <table:table-cell table:style-name="ce22" office:value-type="float" office:value="0.0014347">
            <text:p>1.43E-03</text:p>
          </table:table-cell>
        </table:table-row>
        <table:table-row table:style-name="ro2">
          <table:table-cell table:style-name="ce22" office:value-type="float" office:value="8690.8">
            <text:p>8.69E+03</text:p>
          </table:table-cell>
          <table:table-cell table:style-name="ce22" office:value-type="float" office:value="9.1183E-7">
            <text:p>9.12E-07</text:p>
          </table:table-cell>
          <table:table-cell table:style-name="ce22" office:value-type="float" office:value="7.1111E-5">
            <text:p>7.11E-05</text:p>
          </table:table-cell>
          <table:table-cell table:style-name="ce22" office:value-type="float" office:value="0.0013201">
            <text:p>1.32E-03</text:p>
          </table:table-cell>
        </table:table-row>
        <table:table-row table:style-name="ro2">
          <table:table-cell table:style-name="ce22" office:value-type="float" office:value="8734.1">
            <text:p>8.73E+03</text:p>
          </table:table-cell>
          <table:table-cell table:style-name="ce22" office:value-type="float" office:value="7.9566E-7">
            <text:p>7.96E-07</text:p>
          </table:table-cell>
          <table:table-cell table:style-name="ce22" office:value-type="float" office:value="6.3508E-5">
            <text:p>6.35E-05</text:p>
          </table:table-cell>
          <table:table-cell table:style-name="ce22" office:value-type="float" office:value="0.001213">
            <text:p>1.21E-03</text:p>
          </table:table-cell>
        </table:table-row>
        <table:table-row table:style-name="ro2">
          <table:table-cell table:style-name="ce22" office:value-type="float" office:value="8776.8">
            <text:p>8.78E+03</text:p>
          </table:table-cell>
          <table:table-cell table:style-name="ce22" office:value-type="float" office:value="6.9369E-7">
            <text:p>6.94E-07</text:p>
          </table:table-cell>
          <table:table-cell table:style-name="ce22" office:value-type="float" office:value="5.666E-5">
            <text:p>5.67E-05</text:p>
          </table:table-cell>
          <table:table-cell table:style-name="ce22" office:value-type="float" office:value="0.0011131">
            <text:p>1.11E-03</text:p>
          </table:table-cell>
        </table:table-row>
        <table:table-row table:style-name="ro2">
          <table:table-cell table:style-name="ce22" office:value-type="float" office:value="8819">
            <text:p>8.82E+03</text:p>
          </table:table-cell>
          <table:table-cell table:style-name="ce22" office:value-type="float" office:value="6.0427E-7">
            <text:p>6.04E-07</text:p>
          </table:table-cell>
          <table:table-cell table:style-name="ce22" office:value-type="float" office:value="5.0499E-5">
            <text:p>5.05E-05</text:p>
          </table:table-cell>
          <table:table-cell table:style-name="ce22" office:value-type="float" office:value="0.0010202">
            <text:p>1.02E-03</text:p>
          </table:table-cell>
        </table:table-row>
        <table:table-row table:style-name="ro2">
          <table:table-cell table:style-name="ce22" office:value-type="float" office:value="8860.6">
            <text:p>8.86E+03</text:p>
          </table:table-cell>
          <table:table-cell table:style-name="ce22" office:value-type="float" office:value="5.2591E-7">
            <text:p>5.26E-07</text:p>
          </table:table-cell>
          <table:table-cell table:style-name="ce22" office:value-type="float" office:value="4.4961E-5">
            <text:p>4.50E-05</text:p>
          </table:table-cell>
          <table:table-cell table:style-name="ce22" office:value-type="float" office:value="9.3378E-4">
            <text:p>9.34E-04</text:p>
          </table:table-cell>
        </table:table-row>
        <table:table-row table:style-name="ro2">
          <table:table-cell table:style-name="ce22" office:value-type="float" office:value="8901.6">
            <text:p>8.90E+03</text:p>
          </table:table-cell>
          <table:table-cell table:style-name="ce22" office:value-type="float" office:value="4.5732E-7">
            <text:p>4.57E-07</text:p>
          </table:table-cell>
          <table:table-cell table:style-name="ce22" office:value-type="float" office:value="3.9989E-5">
            <text:p>4.00E-05</text:p>
          </table:table-cell>
          <table:table-cell table:style-name="ce22" office:value-type="float" office:value="8.5358E-4">
            <text:p>8.54E-04</text:p>
          </table:table-cell>
        </table:table-row>
        <table:table-row table:style-name="ro2">
          <table:table-cell table:style-name="ce22" office:value-type="float" office:value="8942">
            <text:p>8.94E+03</text:p>
          </table:table-cell>
          <table:table-cell table:style-name="ce22" office:value-type="float" office:value="3.9733E-7">
            <text:p>3.97E-07</text:p>
          </table:table-cell>
          <table:table-cell table:style-name="ce22" office:value-type="float" office:value="3.5531E-5">
            <text:p>3.55E-05</text:p>
          </table:table-cell>
          <table:table-cell table:style-name="ce22" office:value-type="float" office:value="7.7926E-4">
            <text:p>7.79E-04</text:p>
          </table:table-cell>
        </table:table-row>
        <table:table-row table:style-name="ro2">
          <table:table-cell table:style-name="ce22" office:value-type="float" office:value="8981.7">
            <text:p>8.98E+03</text:p>
          </table:table-cell>
          <table:table-cell table:style-name="ce22" office:value-type="float" office:value="3.4491E-7">
            <text:p>3.45E-07</text:p>
          </table:table-cell>
          <table:table-cell table:style-name="ce22" office:value-type="float" office:value="3.1538E-5">
            <text:p>3.15E-05</text:p>
          </table:table-cell>
          <table:table-cell table:style-name="ce22" office:value-type="float" office:value="7.105E-4">
            <text:p>7.11E-04</text:p>
          </table:table-cell>
        </table:table-row>
        <table:table-row table:style-name="ro2">
          <table:table-cell table:style-name="ce22" office:value-type="float" office:value="9020.9">
            <text:p>9.02E+03</text:p>
          </table:table-cell>
          <table:table-cell table:style-name="ce22" office:value-type="float" office:value="2.9914E-7">
            <text:p>2.99E-07</text:p>
          </table:table-cell>
          <table:table-cell table:style-name="ce22" office:value-type="float" office:value="2.7965E-5">
            <text:p>2.80E-05</text:p>
          </table:table-cell>
          <table:table-cell table:style-name="ce22" office:value-type="float" office:value="6.4698E-4">
            <text:p>6.47E-04</text:p>
          </table:table-cell>
        </table:table-row>
        <table:table-row table:style-name="ro2">
          <table:table-cell table:style-name="ce22" office:value-type="float" office:value="9059.4">
            <text:p>9.06E+03</text:p>
          </table:table-cell>
          <table:table-cell table:style-name="ce22" office:value-type="float" office:value="2.5922E-7">
            <text:p>2.59E-07</text:p>
          </table:table-cell>
          <table:table-cell table:style-name="ce22" office:value-type="float" office:value="2.4771E-5">
            <text:p>2.48E-05</text:p>
          </table:table-cell>
          <table:table-cell table:style-name="ce22" office:value-type="float" office:value="5.8839E-4">
            <text:p>5.88E-04</text:p>
          </table:table-cell>
        </table:table-row>
        <table:table-row table:style-name="ro2">
          <table:table-cell table:style-name="ce22" office:value-type="float" office:value="9097.3">
            <text:p>9.10E+03</text:p>
          </table:table-cell>
          <table:table-cell table:style-name="ce22" office:value-type="float" office:value="2.2444E-7">
            <text:p>2.24E-07</text:p>
          </table:table-cell>
          <table:table-cell table:style-name="ce22" office:value-type="float" office:value="2.192E-5">
            <text:p>2.19E-05</text:p>
          </table:table-cell>
          <table:table-cell table:style-name="ce22" office:value-type="float" office:value="5.3442E-4">
            <text:p>5.34E-04</text:p>
          </table:table-cell>
        </table:table-row>
        <table:table-row table:style-name="ro2">
          <table:table-cell table:style-name="ce22" office:value-type="float" office:value="9134.6">
            <text:p>9.13E+03</text:p>
          </table:table-cell>
          <table:table-cell table:style-name="ce22" office:value-type="float" office:value="1.9415E-7">
            <text:p>1.94E-07</text:p>
          </table:table-cell>
          <table:table-cell table:style-name="ce22" office:value-type="float" office:value="1.9377E-5">
            <text:p>1.94E-05</text:p>
          </table:table-cell>
          <table:table-cell table:style-name="ce22" office:value-type="float" office:value="4.8478E-4">
            <text:p>4.85E-04</text:p>
          </table:table-cell>
        </table:table-row>
        <table:table-row table:style-name="ro2">
          <table:table-cell table:style-name="ce22" office:value-type="float" office:value="9171.2">
            <text:p>9.17E+03</text:p>
          </table:table-cell>
          <table:table-cell table:style-name="ce22" office:value-type="float" office:value="1.678E-7">
            <text:p>1.68E-07</text:p>
          </table:table-cell>
          <table:table-cell table:style-name="ce22" office:value-type="float" office:value="1.7112E-5">
            <text:p>1.71E-05</text:p>
          </table:table-cell>
          <table:table-cell table:style-name="ce22" office:value-type="float" office:value="4.392E-4">
            <text:p>4.39E-04</text:p>
          </table:table-cell>
        </table:table-row>
        <table:table-row table:style-name="ro2">
          <table:table-cell table:style-name="ce22" office:value-type="float" office:value="9207.2">
            <text:p>9.21E+03</text:p>
          </table:table-cell>
          <table:table-cell table:style-name="ce22" office:value-type="float" office:value="1.449E-7">
            <text:p>1.45E-07</text:p>
          </table:table-cell>
          <table:table-cell table:style-name="ce22" office:value-type="float" office:value="1.5096E-5">
            <text:p>1.51E-05</text:p>
          </table:table-cell>
          <table:table-cell table:style-name="ce22" office:value-type="float" office:value="3.974E-4">
            <text:p>3.97E-04</text:p>
          </table:table-cell>
        </table:table-row>
        <table:table-row table:style-name="ro2">
          <table:table-cell table:style-name="ce22" office:value-type="float" office:value="9242.5">
            <text:p>9.24E+03</text:p>
          </table:table-cell>
          <table:table-cell table:style-name="ce22" office:value-type="float" office:value="1.2502E-7">
            <text:p>1.25E-07</text:p>
          </table:table-cell>
          <table:table-cell table:style-name="ce22" office:value-type="float" office:value="1.3303E-5">
            <text:p>1.33E-05</text:p>
          </table:table-cell>
          <table:table-cell table:style-name="ce22" office:value-type="float" office:value="3.5912E-4">
            <text:p>3.59E-04</text:p>
          </table:table-cell>
        </table:table-row>
        <table:table-row table:style-name="ro2">
          <table:table-cell table:style-name="ce22" office:value-type="float" office:value="9277.2">
            <text:p>9.28E+03</text:p>
          </table:table-cell>
          <table:table-cell table:style-name="ce22" office:value-type="float" office:value="1.0777E-7">
            <text:p>1.08E-07</text:p>
          </table:table-cell>
          <table:table-cell table:style-name="ce22" office:value-type="float" office:value="1.1712E-5">
            <text:p>1.17E-05</text:p>
          </table:table-cell>
          <table:table-cell table:style-name="ce22" office:value-type="float" office:value="3.2411E-4">
            <text:p>3.24E-04</text:p>
          </table:table-cell>
        </table:table-row>
        <table:table-row table:style-name="ro2">
          <table:table-cell table:style-name="ce22" office:value-type="float" office:value="9311.2">
            <text:p>9.31E+03</text:p>
          </table:table-cell>
          <table:table-cell table:style-name="ce22" office:value-type="float" office:value="9.282E-8">
            <text:p>9.28E-08</text:p>
          </table:table-cell>
          <table:table-cell table:style-name="ce22" office:value-type="float" office:value="1.0301E-5">
            <text:p>1.03E-05</text:p>
          </table:table-cell>
          <table:table-cell table:style-name="ce22" office:value-type="float" office:value="2.9215E-4">
            <text:p>2.92E-04</text:p>
          </table:table-cell>
        </table:table-row>
        <table:table-row table:style-name="ro2">
          <table:table-cell table:style-name="ce22" office:value-type="float" office:value="9344.5">
            <text:p>9.34E+03</text:p>
          </table:table-cell>
          <table:table-cell table:style-name="ce22" office:value-type="float" office:value="7.9872E-8">
            <text:p>7.99E-08</text:p>
          </table:table-cell>
          <table:table-cell table:style-name="ce22" office:value-type="float" office:value="9.0497E-6">
            <text:p>9.05E-06</text:p>
          </table:table-cell>
          <table:table-cell table:style-name="ce22" office:value-type="float" office:value="2.63E-4">
            <text:p>2.63E-04</text:p>
          </table:table-cell>
        </table:table-row>
        <table:table-row table:style-name="ro2">
          <table:table-cell table:style-name="ce22" office:value-type="float" office:value="9377.2">
            <text:p>9.38E+03</text:p>
          </table:table-cell>
          <table:table-cell table:style-name="ce22" office:value-type="float" office:value="6.867E-8">
            <text:p>6.87E-08</text:p>
          </table:table-cell>
          <table:table-cell table:style-name="ce22" office:value-type="float" office:value="7.9425E-6">
            <text:p>7.94E-06</text:p>
          </table:table-cell>
          <table:table-cell table:style-name="ce22" office:value-type="float" office:value="2.3645E-4">
            <text:p>2.36E-04</text:p>
          </table:table-cell>
        </table:table-row>
        <table:table-row table:style-name="ro2">
          <table:table-cell table:style-name="ce22" office:value-type="float" office:value="9409.2">
            <text:p>9.41E+03</text:p>
          </table:table-cell>
          <table:table-cell table:style-name="ce22" office:value-type="float" office:value="5.8986E-8">
            <text:p>5.90E-08</text:p>
          </table:table-cell>
          <table:table-cell table:style-name="ce22" office:value-type="float" office:value="6.9634E-6">
            <text:p>6.96E-06</text:p>
          </table:table-cell>
          <table:table-cell table:style-name="ce22" office:value-type="float" office:value="2.1231E-4">
            <text:p>2.12E-04</text:p>
          </table:table-cell>
        </table:table-row>
        <table:table-row table:style-name="ro2">
          <table:table-cell table:style-name="ce22" office:value-type="float" office:value="9440.5">
            <text:p>9.44E+03</text:p>
          </table:table-cell>
          <table:table-cell table:style-name="ce22" office:value-type="float" office:value="5.0622E-8">
            <text:p>5.06E-08</text:p>
          </table:table-cell>
          <table:table-cell table:style-name="ce22" office:value-type="float" office:value="6.0987E-6">
            <text:p>6.10E-06</text:p>
          </table:table-cell>
          <table:table-cell table:style-name="ce22" office:value-type="float" office:value="1.9039E-4">
            <text:p>1.90E-04</text:p>
          </table:table-cell>
        </table:table-row>
        <table:table-row table:style-name="ro2">
          <table:table-cell table:style-name="ce22" office:value-type="float" office:value="9471.1">
            <text:p>9.47E+03</text:p>
          </table:table-cell>
          <table:table-cell table:style-name="ce22" office:value-type="float" office:value="4.3404E-8">
            <text:p>4.34E-08</text:p>
          </table:table-cell>
          <table:table-cell table:style-name="ce22" office:value-type="float" office:value="5.3356E-6">
            <text:p>5.34E-06</text:p>
          </table:table-cell>
          <table:table-cell table:style-name="ce22" office:value-type="float" office:value="1.7051E-4">
            <text:p>1.71E-04</text:p>
          </table:table-cell>
        </table:table-row>
        <table:table-row table:style-name="ro2">
          <table:table-cell table:style-name="ce22" office:value-type="float" office:value="9501">
            <text:p>9.50E+03</text:p>
          </table:table-cell>
          <table:table-cell table:style-name="ce22" office:value-type="float" office:value="3.7182E-8">
            <text:p>3.72E-08</text:p>
          </table:table-cell>
          <table:table-cell table:style-name="ce22" office:value-type="float" office:value="4.6631E-6">
            <text:p>4.66E-06</text:p>
          </table:table-cell>
          <table:table-cell table:style-name="ce22" office:value-type="float" office:value="1.525E-4">
            <text:p>1.53E-04</text:p>
          </table:table-cell>
        </table:table-row>
        <table:table-row table:style-name="ro2">
          <table:table-cell table:style-name="ce22" office:value-type="float" office:value="9530.3">
            <text:p>9.53E+03</text:p>
          </table:table-cell>
          <table:table-cell table:style-name="ce22" office:value-type="float" office:value="3.1822E-8">
            <text:p>3.18E-08</text:p>
          </table:table-cell>
          <table:table-cell table:style-name="ce22" office:value-type="float" office:value="4.0708E-6">
            <text:p>4.07E-06</text:p>
          </table:table-cell>
          <table:table-cell table:style-name="ce22" office:value-type="float" office:value="1.3621E-4">
            <text:p>1.36E-04</text:p>
          </table:table-cell>
        </table:table-row>
        <table:table-row table:style-name="ro2">
          <table:table-cell table:style-name="ce22" office:value-type="float" office:value="9558.8">
            <text:p>9.56E+03</text:p>
          </table:table-cell>
          <table:table-cell table:style-name="ce22" office:value-type="float" office:value="2.721E-8">
            <text:p>2.72E-08</text:p>
          </table:table-cell>
          <table:table-cell table:style-name="ce22" office:value-type="float" office:value="3.5499E-6">
            <text:p>3.55E-06</text:p>
          </table:table-cell>
          <table:table-cell table:style-name="ce22" office:value-type="float" office:value="1.2149E-4">
            <text:p>1.21E-04</text:p>
          </table:table-cell>
        </table:table-row>
        <table:table-row table:style-name="ro2">
          <table:table-cell table:style-name="ce22" office:value-type="float" office:value="9586.6">
            <text:p>9.59E+03</text:p>
          </table:table-cell>
          <table:table-cell table:style-name="ce22" office:value-type="float" office:value="2.3243E-8">
            <text:p>2.32E-08</text:p>
          </table:table-cell>
          <table:table-cell table:style-name="ce22" office:value-type="float" office:value="3.0922E-6">
            <text:p>3.09E-06</text:p>
          </table:table-cell>
          <table:table-cell table:style-name="ce22" office:value-type="float" office:value="1.0822E-4">
            <text:p>1.08E-04</text:p>
          </table:table-cell>
        </table:table-row>
        <table:table-row table:style-name="ro2">
          <table:table-cell table:style-name="ce22" office:value-type="float" office:value="9613.7">
            <text:p>9.61E+03</text:p>
          </table:table-cell>
          <table:table-cell table:style-name="ce22" office:value-type="float" office:value="1.9836E-8">
            <text:p>1.98E-08</text:p>
          </table:table-cell>
          <table:table-cell table:style-name="ce22" office:value-type="float" office:value="2.6904E-6">
            <text:p>2.69E-06</text:p>
          </table:table-cell>
          <table:table-cell table:style-name="ce22" office:value-type="float" office:value="9.6256E-5">
            <text:p>9.63E-05</text:p>
          </table:table-cell>
        </table:table-row>
        <table:table-row table:style-name="ro2">
          <table:table-cell table:style-name="ce22" office:value-type="float" office:value="9640.1">
            <text:p>9.64E+03</text:p>
          </table:table-cell>
          <table:table-cell table:style-name="ce22" office:value-type="float" office:value="1.6912E-8">
            <text:p>1.69E-08</text:p>
          </table:table-cell>
          <table:table-cell table:style-name="ce22" office:value-type="float" office:value="2.3381E-6">
            <text:p>2.34E-06</text:p>
          </table:table-cell>
          <table:table-cell table:style-name="ce22" office:value-type="float" office:value="8.5493E-5">
            <text:p>8.55E-05</text:p>
          </table:table-cell>
        </table:table-row>
        <table:table-row table:style-name="ro2">
          <table:table-cell table:style-name="ce22" office:value-type="float" office:value="9665.8">
            <text:p>9.67E+03</text:p>
          </table:table-cell>
          <table:table-cell table:style-name="ce22" office:value-type="float" office:value="1.4404E-8">
            <text:p>1.44E-08</text:p>
          </table:table-cell>
          <table:table-cell table:style-name="ce22" office:value-type="float" office:value="2.0295E-6">
            <text:p>2.03E-06</text:p>
          </table:table-cell>
          <table:table-cell table:style-name="ce22" office:value-type="float" office:value="7.5821E-5">
            <text:p>7.58E-05</text:p>
          </table:table-cell>
        </table:table-row>
        <table:table-row table:style-name="ro2">
          <table:table-cell table:style-name="ce22" office:value-type="float" office:value="9690.8">
            <text:p>9.69E+03</text:p>
          </table:table-cell>
          <table:table-cell table:style-name="ce22" office:value-type="float" office:value="1.2255E-8">
            <text:p>1.23E-08</text:p>
          </table:table-cell>
          <table:table-cell table:style-name="ce22" office:value-type="float" office:value="1.7594E-6">
            <text:p>1.76E-06</text:p>
          </table:table-cell>
          <table:table-cell table:style-name="ce22" office:value-type="float" office:value="6.7141E-5">
            <text:p>6.71E-05</text:p>
          </table:table-cell>
        </table:table-row>
        <table:table-row table:style-name="ro2">
          <table:table-cell table:style-name="ce22" office:value-type="float" office:value="9715">
            <text:p>9.72E+03</text:p>
          </table:table-cell>
          <table:table-cell table:style-name="ce22" office:value-type="float" office:value="1.0416E-8">
            <text:p>1.04E-08</text:p>
          </table:table-cell>
          <table:table-cell table:style-name="ce22" office:value-type="float" office:value="1.5233E-6">
            <text:p>1.52E-06</text:p>
          </table:table-cell>
          <table:table-cell table:style-name="ce22" office:value-type="float" office:value="5.936E-5">
            <text:p>5.94E-05</text:p>
          </table:table-cell>
        </table:table-row>
        <table:table-row table:style-name="ro2">
          <table:table-cell table:style-name="ce22" office:value-type="float" office:value="9738.5">
            <text:p>9.74E+03</text:p>
          </table:table-cell>
          <table:table-cell table:style-name="ce22" office:value-type="float" office:value="8.8424E-9">
            <text:p>8.84E-09</text:p>
          </table:table-cell>
          <table:table-cell table:style-name="ce22" office:value-type="float" office:value="1.3172E-6">
            <text:p>1.32E-06</text:p>
          </table:table-cell>
          <table:table-cell table:style-name="ce22" office:value-type="float" office:value="5.2396E-5">
            <text:p>5.24E-05</text:p>
          </table:table-cell>
        </table:table-row>
        <table:table-row table:style-name="ro2">
          <table:table-cell table:style-name="ce22" office:value-type="float" office:value="9761.2">
            <text:p>9.76E+03</text:p>
          </table:table-cell>
          <table:table-cell table:style-name="ce22" office:value-type="float" office:value="7.4981E-9">
            <text:p>7.50E-09</text:p>
          </table:table-cell>
          <table:table-cell table:style-name="ce22" office:value-type="float" office:value="1.1374E-6">
            <text:p>1.14E-06</text:p>
          </table:table-cell>
          <table:table-cell table:style-name="ce22" office:value-type="float" office:value="4.6169E-5">
            <text:p>4.62E-05</text:p>
          </table:table-cell>
        </table:table-row>
        <table:table-row table:style-name="ro2">
          <table:table-cell table:style-name="ce22" office:value-type="float" office:value="9783.2">
            <text:p>9.78E+03</text:p>
          </table:table-cell>
          <table:table-cell table:style-name="ce22" office:value-type="float" office:value="6.3504E-9">
            <text:p>6.35E-09</text:p>
          </table:table-cell>
          <table:table-cell table:style-name="ce22" office:value-type="float" office:value="9.8066E-7">
            <text:p>9.81E-07</text:p>
          </table:table-cell>
          <table:table-cell table:style-name="ce22" office:value-type="float" office:value="4.0609E-5">
            <text:p>4.06E-05</text:p>
          </table:table-cell>
        </table:table-row>
        <table:table-row table:style-name="ro2">
          <table:table-cell table:style-name="ce22" office:value-type="float" office:value="9804.5">
            <text:p>9.80E+03</text:p>
          </table:table-cell>
          <table:table-cell table:style-name="ce22" office:value-type="float" office:value="5.3714E-9">
            <text:p>5.37E-09</text:p>
          </table:table-cell>
          <table:table-cell table:style-name="ce22" office:value-type="float" office:value="8.4424E-7">
            <text:p>8.44E-07</text:p>
          </table:table-cell>
          <table:table-cell table:style-name="ce22" office:value-type="float" office:value="3.5651E-5">
            <text:p>3.57E-05</text:p>
          </table:table-cell>
        </table:table-row>
        <table:table-row table:style-name="ro2">
          <table:table-cell table:style-name="ce22" office:value-type="float" office:value="9825.1">
            <text:p>9.83E+03</text:p>
          </table:table-cell>
          <table:table-cell table:style-name="ce22" office:value-type="float" office:value="4.5371E-9">
            <text:p>4.54E-09</text:p>
          </table:table-cell>
          <table:table-cell table:style-name="ce22" office:value-type="float" office:value="7.2561E-7">
            <text:p>7.26E-07</text:p>
          </table:table-cell>
          <table:table-cell table:style-name="ce22" office:value-type="float" office:value="3.1236E-5">
            <text:p>3.12E-05</text:p>
          </table:table-cell>
        </table:table-row>
        <table:table-row table:style-name="ro2">
          <table:table-cell table:style-name="ce22" office:value-type="float" office:value="9844.8">
            <text:p>9.84E+03</text:p>
          </table:table-cell>
          <table:table-cell table:style-name="ce22" office:value-type="float" office:value="3.8267E-9">
            <text:p>3.83E-09</text:p>
          </table:table-cell>
          <table:table-cell table:style-name="ce22" office:value-type="float" office:value="6.2255E-7">
            <text:p>6.23E-07</text:p>
          </table:table-cell>
          <table:table-cell table:style-name="ce22" office:value-type="float" office:value="2.7309E-5">
            <text:p>2.73E-05</text:p>
          </table:table-cell>
        </table:table-row>
        <table:table-row table:style-name="ro2">
          <table:table-cell table:style-name="ce22" office:value-type="float" office:value="9863.9">
            <text:p>9.86E+03</text:p>
          </table:table-cell>
          <table:table-cell table:style-name="ce22" office:value-type="float" office:value="3.2224E-9">
            <text:p>3.22E-09</text:p>
          </table:table-cell>
          <table:table-cell table:style-name="ce22" office:value-type="float" office:value="5.3312E-7">
            <text:p>5.33E-07</text:p>
          </table:table-cell>
          <table:table-cell table:style-name="ce22" office:value-type="float" office:value="2.3821E-5">
            <text:p>2.38E-05</text:p>
          </table:table-cell>
        </table:table-row>
        <table:table-row table:style-name="ro2">
          <table:table-cell table:style-name="ce22" office:value-type="float" office:value="9882.1">
            <text:p>9.88E+03</text:p>
          </table:table-cell>
          <table:table-cell table:style-name="ce22" office:value-type="float" office:value="2.7089E-9">
            <text:p>2.71E-09</text:p>
          </table:table-cell>
          <table:table-cell table:style-name="ce22" office:value-type="float" office:value="4.556E-7">
            <text:p>4.56E-07</text:p>
          </table:table-cell>
          <table:table-cell table:style-name="ce22" office:value-type="float" office:value="2.0727E-5">
            <text:p>2.07E-05</text:p>
          </table:table-cell>
        </table:table-row>
        <table:table-row table:style-name="ro2">
          <table:table-cell table:style-name="ce22" office:value-type="float" office:value="9899.7">
            <text:p>9.90E+03</text:p>
          </table:table-cell>
          <table:table-cell table:style-name="ce22" office:value-type="float" office:value="2.2728E-9">
            <text:p>2.27E-09</text:p>
          </table:table-cell>
          <table:table-cell table:style-name="ce22" office:value-type="float" office:value="3.8847E-7">
            <text:p>3.88E-07</text:p>
          </table:table-cell>
          <table:table-cell table:style-name="ce22" office:value-type="float" office:value="1.7986E-5">
            <text:p>1.80E-05</text:p>
          </table:table-cell>
        </table:table-row>
        <table:table-row table:style-name="ro2">
          <table:table-cell table:style-name="ce22" office:value-type="float" office:value="9916.4">
            <text:p>9.92E+03</text:p>
          </table:table-cell>
          <table:table-cell table:style-name="ce22" office:value-type="float" office:value="1.9029E-9">
            <text:p>1.90E-09</text:p>
          </table:table-cell>
          <table:table-cell table:style-name="ce22" office:value-type="float" office:value="3.3041E-7">
            <text:p>3.30E-07</text:p>
          </table:table-cell>
          <table:table-cell table:style-name="ce22" office:value-type="float" office:value="1.5561E-5">
            <text:p>1.56E-05</text:p>
          </table:table-cell>
        </table:table-row>
        <table:table-row table:style-name="ro2">
          <table:table-cell table:style-name="ce22" office:value-type="float" office:value="9932.4">
            <text:p>9.93E+03</text:p>
          </table:table-cell>
          <table:table-cell table:style-name="ce22" office:value-type="float" office:value="1.5894E-9">
            <text:p>1.59E-09</text:p>
          </table:table-cell>
          <table:table-cell table:style-name="ce22" office:value-type="float" office:value="2.8025E-7">
            <text:p>2.80E-07</text:p>
          </table:table-cell>
          <table:table-cell table:style-name="ce22" office:value-type="float" office:value="1.342E-5">
            <text:p>1.34E-05</text:p>
          </table:table-cell>
        </table:table-row>
        <table:table-row table:style-name="ro2">
          <table:table-cell table:style-name="ce22" office:value-type="float" office:value="9947.6">
            <text:p>9.95E+03</text:p>
          </table:table-cell>
          <table:table-cell table:style-name="ce22" office:value-type="float" office:value="1.3239E-9">
            <text:p>1.32E-09</text:p>
          </table:table-cell>
          <table:table-cell table:style-name="ce22" office:value-type="float" office:value="2.3697E-7">
            <text:p>2.37E-07</text:p>
          </table:table-cell>
          <table:table-cell table:style-name="ce22" office:value-type="float" office:value="1.1531E-5">
            <text:p>1.15E-05</text:p>
          </table:table-cell>
        </table:table-row>
        <table:table-row table:style-name="ro2">
          <table:table-cell table:style-name="ce22" office:value-type="float" office:value="9962.1">
            <text:p>9.96E+03</text:p>
          </table:table-cell>
          <table:table-cell table:style-name="ce22" office:value-type="float" office:value="1.0994E-9">
            <text:p>1.10E-09</text:p>
          </table:table-cell>
          <table:table-cell table:style-name="ce22" office:value-type="float" office:value="1.9967E-7">
            <text:p>2.00E-07</text:p>
          </table:table-cell>
          <table:table-cell table:style-name="ce22" office:value-type="float" office:value="9.868E-6">
            <text:p>9.87E-06</text:p>
          </table:table-cell>
        </table:table-row>
        <table:table-row table:style-name="ro2">
          <table:table-cell table:style-name="ce22" office:value-type="float" office:value="9975.8">
            <text:p>9.98E+03</text:p>
          </table:table-cell>
          <table:table-cell table:style-name="ce22" office:value-type="float" office:value="9.098E-10">
            <text:p>9.10E-10</text:p>
          </table:table-cell>
          <table:table-cell table:style-name="ce22" office:value-type="float" office:value="1.6756E-7">
            <text:p>1.68E-07</text:p>
          </table:table-cell>
          <table:table-cell table:style-name="ce22" office:value-type="float" office:value="8.4061E-6">
            <text:p>8.41E-06</text:p>
          </table:table-cell>
        </table:table-row>
        <table:table-row table:style-name="ro2">
          <table:table-cell table:style-name="ce22" office:value-type="float" office:value="9988.7">
            <text:p>9.99E+03</text:p>
          </table:table-cell>
          <table:table-cell table:style-name="ce22" office:value-type="float" office:value="7.4977E-10">
            <text:p>7.50E-10</text:p>
          </table:table-cell>
          <table:table-cell table:style-name="ce22" office:value-type="float" office:value="1.3997E-7">
            <text:p>1.40E-07</text:p>
          </table:table-cell>
          <table:table-cell table:style-name="ce22" office:value-type="float" office:value="7.1233E-6">
            <text:p>7.12E-06</text:p>
          </table:table-cell>
        </table:table-row>
        <table:table-row table:style-name="ro2">
          <table:table-cell table:style-name="ce22" office:value-type="float" office:value="10001">
            <text:p>1.00E+04</text:p>
          </table:table-cell>
          <table:table-cell table:style-name="ce22" office:value-type="float" office:value="6.149E-10">
            <text:p>6.15E-10</text:p>
          </table:table-cell>
          <table:table-cell table:style-name="ce22" office:value-type="float" office:value="1.1629E-7">
            <text:p>1.16E-07</text:p>
          </table:table-cell>
          <table:table-cell table:style-name="ce22" office:value-type="float" office:value="6.0E-6">
            <text:p>6.00E-06</text:p>
          </table:table-cell>
        </table:table-row>
        <table:table-row table:style-name="ro2">
          <table:table-cell table:style-name="ce22" office:value-type="float" office:value="10012">
            <text:p>1.00E+04</text:p>
          </table:table-cell>
          <table:table-cell table:style-name="ce22" office:value-type="float" office:value="5.0141E-10">
            <text:p>5.01E-10</text:p>
          </table:table-cell>
          <table:table-cell table:style-name="ce22" office:value-type="float" office:value="9.601E-8">
            <text:p>9.60E-08</text:p>
          </table:table-cell>
          <table:table-cell table:style-name="ce22" office:value-type="float" office:value="5.0187E-6">
            <text:p>5.02E-06</text:p>
          </table:table-cell>
        </table:table-row>
        <table:table-row table:style-name="ro2">
          <table:table-cell table:style-name="ce22" office:value-type="float" office:value="10023">
            <text:p>1.00E+04</text:p>
          </table:table-cell>
          <table:table-cell table:style-name="ce22" office:value-type="float" office:value="4.0607E-10">
            <text:p>4.06E-10</text:p>
          </table:table-cell>
          <table:table-cell table:style-name="ce22" office:value-type="float" office:value="7.8675E-8">
            <text:p>7.87E-08</text:p>
          </table:table-cell>
          <table:table-cell table:style-name="ce22" office:value-type="float" office:value="4.1636E-6">
            <text:p>4.16E-06</text:p>
          </table:table-cell>
        </table:table-row>
        <table:table-row table:style-name="ro2">
          <table:table-cell table:style-name="ce22" office:value-type="float" office:value="10033">
            <text:p>1.00E+04</text:p>
          </table:table-cell>
          <table:table-cell table:style-name="ce22" office:value-type="float" office:value="3.2613E-10">
            <text:p>3.26E-10</text:p>
          </table:table-cell>
          <table:table-cell table:style-name="ce22" office:value-type="float" office:value="6.3893E-8">
            <text:p>6.39E-08</text:p>
          </table:table-cell>
          <table:table-cell table:style-name="ce22" office:value-type="float" office:value="3.4208E-6">
            <text:p>3.42E-06</text:p>
          </table:table-cell>
        </table:table-row>
        <table:table-row table:style-name="ro2">
          <table:table-cell table:style-name="ce22" office:value-type="float" office:value="10042">
            <text:p>1.00E+04</text:p>
          </table:table-cell>
          <table:table-cell table:style-name="ce22" office:value-type="float" office:value="2.5927E-10">
            <text:p>2.59E-10</text:p>
          </table:table-cell>
          <table:table-cell table:style-name="ce22" office:value-type="float" office:value="5.1326E-8">
            <text:p>5.13E-08</text:p>
          </table:table-cell>
          <table:table-cell table:style-name="ce22" office:value-type="float" office:value="2.7779E-6">
            <text:p>2.78E-06</text:p>
          </table:table-cell>
        </table:table-row>
        <table:table-row table:style-name="ro2">
          <table:table-cell table:style-name="ce22" office:value-type="float" office:value="10050">
            <text:p>1.01E+04</text:p>
          </table:table-cell>
          <table:table-cell table:style-name="ce22" office:value-type="float" office:value="2.0352E-10">
            <text:p>2.04E-10</text:p>
          </table:table-cell>
          <table:table-cell table:style-name="ce22" office:value-type="float" office:value="4.0681E-8">
            <text:p>4.07E-08</text:p>
          </table:table-cell>
          <table:table-cell table:style-name="ce22" office:value-type="float" office:value="2.224E-6">
            <text:p>2.22E-06</text:p>
          </table:table-cell>
        </table:table-row>
        <table:table-row table:style-name="ro2">
          <table:table-cell table:style-name="ce22" office:value-type="float" office:value="10057">
            <text:p>1.01E+04</text:p>
          </table:table-cell>
          <table:table-cell table:style-name="ce22" office:value-type="float" office:value="1.5722E-10">
            <text:p>1.57E-10</text:p>
          </table:table-cell>
          <table:table-cell table:style-name="ce22" office:value-type="float" office:value="3.1708E-8">
            <text:p>3.17E-08</text:p>
          </table:table-cell>
          <table:table-cell table:style-name="ce22" office:value-type="float" office:value="1.7495E-6">
            <text:p>1.75E-06</text:p>
          </table:table-cell>
        </table:table-row>
        <table:table-row table:style-name="ro2">
          <table:table-cell table:style-name="ce22" office:value-type="float" office:value="10064">
            <text:p>1.01E+04</text:p>
          </table:table-cell>
          <table:table-cell table:style-name="ce22" office:value-type="float" office:value="1.1899E-10">
            <text:p>1.19E-10</text:p>
          </table:table-cell>
          <table:table-cell table:style-name="ce22" office:value-type="float" office:value="2.4192E-8">
            <text:p>2.42E-08</text:p>
          </table:table-cell>
          <table:table-cell table:style-name="ce22" office:value-type="float" office:value="1.3459E-6">
            <text:p>1.35E-06</text:p>
          </table:table-cell>
        </table:table-row>
        <table:table-row table:style-name="ro2">
          <table:table-cell table:style-name="ce22" office:value-type="float" office:value="10069">
            <text:p>1.01E+04</text:p>
          </table:table-cell>
          <table:table-cell table:style-name="ce22" office:value-type="float" office:value="8.7653E-11">
            <text:p>8.77E-11</text:p>
          </table:table-cell>
          <table:table-cell table:style-name="ce22" office:value-type="float" office:value="1.7951E-8">
            <text:p>1.80E-08</text:p>
          </table:table-cell>
          <table:table-cell table:style-name="ce22" office:value-type="float" office:value="1.0061E-6">
            <text:p>1.01E-06</text:p>
          </table:table-cell>
        </table:table-row>
        <table:table-row table:style-name="ro2">
          <table:table-cell table:style-name="ce22" office:value-type="float" office:value="10074">
            <text:p>1.01E+04</text:p>
          </table:table-cell>
          <table:table-cell table:style-name="ce22" office:value-type="float" office:value="6.225E-11">
            <text:p>6.23E-11</text:p>
          </table:table-cell>
          <table:table-cell table:style-name="ce22" office:value-type="float" office:value="1.283E-8">
            <text:p>1.28E-08</text:p>
          </table:table-cell>
          <table:table-cell table:style-name="ce22" office:value-type="float" office:value="7.2379E-7">
            <text:p>7.24E-07</text:p>
          </table:table-cell>
        </table:table-row>
        <table:table-row table:style-name="ro2">
          <table:table-cell table:style-name="ce22" office:value-type="float" office:value="10078">
            <text:p>1.01E+04</text:p>
          </table:table-cell>
          <table:table-cell table:style-name="ce22" office:value-type="float" office:value="4.199E-11">
            <text:p>4.20E-11</text:p>
          </table:table-cell>
          <table:table-cell table:style-name="ce22" office:value-type="float" office:value="8.7012E-9">
            <text:p>8.70E-09</text:p>
          </table:table-cell>
          <table:table-cell table:style-name="ce22" office:value-type="float" office:value="4.9361E-7">
            <text:p>4.94E-07</text:p>
          </table:table-cell>
        </table:table-row>
        <table:table-row table:style-name="ro2">
          <table:table-cell table:style-name="ce22" office:value-type="float" office:value="10081">
            <text:p>1.01E+04</text:p>
          </table:table-cell>
          <table:table-cell table:style-name="ce22" office:value-type="float" office:value="2.6233E-11">
            <text:p>2.62E-11</text:p>
          </table:table-cell>
          <table:table-cell table:style-name="ce22" office:value-type="float" office:value="5.4606E-9">
            <text:p>5.46E-09</text:p>
          </table:table-cell>
          <table:table-cell table:style-name="ce22" office:value-type="float" office:value="3.112E-7">
            <text:p>3.11E-07</text:p>
          </table:table-cell>
        </table:table-row>
        <table:table-row table:style-name="ro2">
          <table:table-cell table:style-name="ce22" office:value-type="float" office:value="10084">
            <text:p>1.01E+04</text:p>
          </table:table-cell>
          <table:table-cell table:style-name="ce22" office:value-type="float" office:value="1.4479E-11">
            <text:p>1.45E-11</text:p>
          </table:table-cell>
          <table:table-cell table:style-name="ce22" office:value-type="float" office:value="3.0245E-9">
            <text:p>3.02E-09</text:p>
          </table:table-cell>
          <table:table-cell table:style-name="ce22" office:value-type="float" office:value="1.7298E-7">
            <text:p>1.73E-07</text:p>
          </table:table-cell>
        </table:table-row>
        <table:table-row table:style-name="ro2">
          <table:table-cell table:style-name="ce22" office:value-type="float" office:value="10089">
            <text:p>1.01E+04</text:p>
          </table:table-cell>
          <table:table-cell table:style-name="ce22" office:value-type="float" office:value="6.3477E-12">
            <text:p>6.35E-12</text:p>
          </table:table-cell>
          <table:table-cell table:style-name="ce22" office:value-type="float" office:value="1.3293E-9">
            <text:p>1.33E-09</text:p>
          </table:table-cell>
          <table:table-cell table:style-name="ce22" office:value-type="float" office:value="7.6224E-8">
            <text:p>7.62E-08</text:p>
          </table:table-cell>
        </table:table-row>
        <table:table-row table:style-name="ro2">
          <table:table-cell table:style-name="ce22" office:value-type="float" office:value="10095">
            <text:p>1.01E+04</text:p>
          </table:table-cell>
          <table:table-cell table:style-name="ce22" office:value-type="float" office:value="1.5738E-12">
            <text:p>1.57E-12</text:p>
          </table:table-cell>
          <table:table-cell table:style-name="ce22" office:value-type="float" office:value="3.3008E-10">
            <text:p>3.30E-10</text:p>
          </table:table-cell>
          <table:table-cell table:style-name="ce22" office:value-type="float" office:value="1.8957E-8">
            <text:p>1.90E-08</text:p>
          </table:table-cell>
        </table:table-row>
      </table:table>
      <table:table table:name="w_r=5.0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style-name="ro2">
          <table:table-cell table:style-name="ce21" office:value-type="string">
            <text:p>eigenvalues</text:p>
          </table:table-cell>
          <table:table-cell table:style-name="ce21" office:value-type="string">
            <text:p>prob(u_0)</text:p>
          </table:table-cell>
          <table:table-cell table:style-name="ce21" office:value-type="string">
            <text:p>prob(u_1)</text:p>
          </table:table-cell>
          <table:table-cell table:style-name="ce21" office:value-type="string">
            <text:p>prob(u_2)</text:p>
          </table:table-cell>
          <table:table-cell table:style-name="ce24" table:formula="oooc:=SUM([.B2:.B251])" office:value-type="string">
            <text:p>1.00E+00</text:p>
          </table:table-cell>
          <table:table-cell table:style-name="ce24" table:formula="oooc:=SUM([.C2:.C251])" office:value-type="string">
            <text:p>1.00E+00</text:p>
          </table:table-cell>
          <table:table-cell table:style-name="ce24" table:formula="oooc:=SUM([.D2:.D251])" office:value-type="string">
            <text:p>1.00E+00</text:p>
          </table:table-cell>
          <table:table-cell table:number-columns-repeated="2"/>
          <table:table-cell table:style-name="ce25" office:value-type="string">
            <text:p>eigenvaluerhoeigen(i,min0)eigen(i,min1)eigen(i,min2)</text:p>
          </table:table-cell>
        </table:table-row>
        <table:table-row table:style-name="ro2">
          <table:table-cell table:style-name="ce22" office:value-type="float" office:value="17.445">
            <text:p>1.74E+01</text:p>
          </table:table-cell>
          <table:table-cell table:style-name="ce22" office:value-type="float" office:value="1.4311E-4">
            <text:p>1.43E-04</text:p>
          </table:table-cell>
          <table:table-cell table:style-name="ce22" office:value-type="float" office:value="2.3604E-4">
            <text:p>2.36E-04</text:p>
          </table:table-cell>
          <table:table-cell table:style-name="ce22" office:value-type="float" office:value="3.084E-4">
            <text:p>3.08E-04</text:p>
          </table:table-cell>
          <table:table-cell table:style-name="ce21" office:value-type="string">
            <text:p>areas sum to 1</text:p>
          </table:table-cell>
        </table:table-row>
        <table:table-row table:style-name="ro2">
          <table:table-cell table:style-name="ce22" office:value-type="float" office:value="37.057">
            <text:p>3.71E+01</text:p>
          </table:table-cell>
          <table:table-cell table:style-name="ce22" office:value-type="float" office:value="5.7989E-4">
            <text:p>5.80E-04</text:p>
          </table:table-cell>
          <table:table-cell table:style-name="ce22" office:value-type="float" office:value="9.491E-4">
            <text:p>9.49E-04</text:p>
          </table:table-cell>
          <table:table-cell table:style-name="ce22" office:value-type="float" office:value="0.0012304">
            <text:p>1.23E-03</text:p>
          </table:table-cell>
        </table:table-row>
        <table:table-row table:style-name="ro2">
          <table:table-cell table:style-name="ce22" office:value-type="float" office:value="56.817">
            <text:p>5.68E+01</text:p>
          </table:table-cell>
          <table:table-cell table:style-name="ce22" office:value-type="float" office:value="0.0013157">
            <text:p>1.32E-03</text:p>
          </table:table-cell>
          <table:table-cell table:style-name="ce22" office:value-type="float" office:value="0.0021257">
            <text:p>2.13E-03</text:p>
          </table:table-cell>
          <table:table-cell table:style-name="ce22" office:value-type="float" office:value="0.0027197">
            <text:p>2.72E-03</text:p>
          </table:table-cell>
          <table:table-cell>
            <draw:frame table:end-cell-address="w_r=5.0.K22" svg:x="1.96cm" svg:y="0.32cm" svg:width="15.87cm" svg:height="9.82cm" draw:z-index="0" draw:name="Chart 8" draw:style-name="gr5">
              <draw:object draw:notify-on-update-of-ranges="'w_r=5.0'.B2:'w_r=5.0'.B251 'w_r=5.0'.C2:'w_r=5.0'.C251 'w_r=5.0'.D2:'w_r=5.0'.D251 " xlink:href="./Object 4-0" xlink:type="simple" xlink:show="embed" xlink:actuate="onLoad"/>
              <draw:image xlink:href="./ObjectReplacements/Object 4-0" xlink:show="embed" xlink:actuate="onLoad"/>
            </draw:frame>
          </table:table-cell>
        </table:table-row>
        <table:table-row table:style-name="ro2">
          <table:table-cell table:style-name="ce22" office:value-type="float" office:value="76.636">
            <text:p>7.66E+01</text:p>
          </table:table-cell>
          <table:table-cell table:style-name="ce22" office:value-type="float" office:value="0.0023479">
            <text:p>2.35E-03</text:p>
          </table:table-cell>
          <table:table-cell table:style-name="ce22" office:value-type="float" office:value="0.0037251">
            <text:p>3.73E-03</text:p>
          </table:table-cell>
          <table:table-cell table:style-name="ce22" office:value-type="float" office:value="0.0046782">
            <text:p>4.68E-03</text:p>
          </table:table-cell>
        </table:table-row>
        <table:table-row table:style-name="ro2">
          <table:table-cell table:style-name="ce22" office:value-type="float" office:value="96.483">
            <text:p>9.65E+01</text:p>
          </table:table-cell>
          <table:table-cell table:style-name="ce22" office:value-type="float" office:value="0.003666">
            <text:p>3.67E-03</text:p>
          </table:table-cell>
          <table:table-cell table:style-name="ce22" office:value-type="float" office:value="0.0056809">
            <text:p>5.68E-03</text:p>
          </table:table-cell>
          <table:table-cell table:style-name="ce22" office:value-type="float" office:value="0.0069634">
            <text:p>6.96E-03</text:p>
          </table:table-cell>
        </table:table-row>
        <table:table-row table:style-name="ro2">
          <table:table-cell table:style-name="ce22" office:value-type="float" office:value="116.34">
            <text:p>1.16E+02</text:p>
          </table:table-cell>
          <table:table-cell table:style-name="ce22" office:value-type="float" office:value="0.0052515">
            <text:p>5.25E-03</text:p>
          </table:table-cell>
          <table:table-cell table:style-name="ce22" office:value-type="float" office:value="0.0079049">
            <text:p>7.90E-03</text:p>
          </table:table-cell>
          <table:table-cell table:style-name="ce22" office:value-type="float" office:value="0.0094005">
            <text:p>9.40E-03</text:p>
          </table:table-cell>
        </table:table-row>
        <table:table-row table:style-name="ro2">
          <table:table-cell table:style-name="ce22" office:value-type="float" office:value="136.21">
            <text:p>1.36E+02</text:p>
          </table:table-cell>
          <table:table-cell table:style-name="ce22" office:value-type="float" office:value="0.0070789">
            <text:p>7.08E-03</text:p>
          </table:table-cell>
          <table:table-cell table:style-name="ce22" office:value-type="float" office:value="0.010292">
            <text:p>1.03E-02</text:p>
          </table:table-cell>
          <table:table-cell table:style-name="ce22" office:value-type="float" office:value="0.011797">
            <text:p>1.18E-02</text:p>
          </table:table-cell>
        </table:table-row>
        <table:table-row table:style-name="ro2">
          <table:table-cell table:style-name="ce22" office:value-type="float" office:value="156.08">
            <text:p>1.56E+02</text:p>
          </table:table-cell>
          <table:table-cell table:style-name="ce22" office:value-type="float" office:value="0.0091161">
            <text:p>9.12E-03</text:p>
          </table:table-cell>
          <table:table-cell table:style-name="ce22" office:value-type="float" office:value="0.012724">
            <text:p>1.27E-02</text:p>
          </table:table-cell>
          <table:table-cell table:style-name="ce22" office:value-type="float" office:value="0.01396">
            <text:p>1.40E-02</text:p>
          </table:table-cell>
        </table:table-row>
        <table:table-row table:style-name="ro2">
          <table:table-cell table:style-name="ce22" office:value-type="float" office:value="175.95">
            <text:p>1.76E+02</text:p>
          </table:table-cell>
          <table:table-cell table:style-name="ce22" office:value-type="float" office:value="0.011325">
            <text:p>1.13E-02</text:p>
          </table:table-cell>
          <table:table-cell table:style-name="ce22" office:value-type="float" office:value="0.015082">
            <text:p>1.51E-02</text:p>
          </table:table-cell>
          <table:table-cell table:style-name="ce22" office:value-type="float" office:value="0.015714">
            <text:p>1.57E-02</text:p>
          </table:table-cell>
        </table:table-row>
        <table:table-row table:style-name="ro2">
          <table:table-cell table:style-name="ce22" office:value-type="float" office:value="195.81">
            <text:p>1.96E+02</text:p>
          </table:table-cell>
          <table:table-cell table:style-name="ce22" office:value-type="float" office:value="0.013665">
            <text:p>1.37E-02</text:p>
          </table:table-cell>
          <table:table-cell table:style-name="ce22" office:value-type="float" office:value="0.017244">
            <text:p>1.72E-02</text:p>
          </table:table-cell>
          <table:table-cell table:style-name="ce22" office:value-type="float" office:value="0.016912">
            <text:p>1.69E-02</text:p>
          </table:table-cell>
        </table:table-row>
        <table:table-row table:style-name="ro2">
          <table:table-cell table:style-name="ce22" office:value-type="float" office:value="215.67">
            <text:p>2.16E+02</text:p>
          </table:table-cell>
          <table:table-cell table:style-name="ce22" office:value-type="float" office:value="0.016089">
            <text:p>1.61E-02</text:p>
          </table:table-cell>
          <table:table-cell table:style-name="ce22" office:value-type="float" office:value="0.019102">
            <text:p>1.91E-02</text:p>
          </table:table-cell>
          <table:table-cell table:style-name="ce22" office:value-type="float" office:value="0.017454">
            <text:p>1.75E-02</text:p>
          </table:table-cell>
        </table:table-row>
        <table:table-row table:style-name="ro2">
          <table:table-cell table:style-name="ce22" office:value-type="float" office:value="235.52">
            <text:p>2.36E+02</text:p>
          </table:table-cell>
          <table:table-cell table:style-name="ce22" office:value-type="float" office:value="0.01855">
            <text:p>1.86E-02</text:p>
          </table:table-cell>
          <table:table-cell table:style-name="ce22" office:value-type="float" office:value="0.02056">
            <text:p>2.06E-02</text:p>
          </table:table-cell>
          <table:table-cell table:style-name="ce22" office:value-type="float" office:value="0.017294">
            <text:p>1.73E-02</text:p>
          </table:table-cell>
        </table:table-row>
        <table:table-row table:style-name="ro2">
          <table:table-cell table:style-name="ce22" office:value-type="float" office:value="255.37">
            <text:p>2.55E+02</text:p>
          </table:table-cell>
          <table:table-cell table:style-name="ce22" office:value-type="float" office:value="0.021001">
            <text:p>2.10E-02</text:p>
          </table:table-cell>
          <table:table-cell table:style-name="ce22" office:value-type="float" office:value="0.021543">
            <text:p>2.15E-02</text:p>
          </table:table-cell>
          <table:table-cell table:style-name="ce22" office:value-type="float" office:value="0.016442">
            <text:p>1.64E-02</text:p>
          </table:table-cell>
        </table:table-row>
        <table:table-row table:style-name="ro2">
          <table:table-cell table:style-name="ce22" office:value-type="float" office:value="275.21">
            <text:p>2.75E+02</text:p>
          </table:table-cell>
          <table:table-cell table:style-name="ce22" office:value-type="float" office:value="0.023394">
            <text:p>2.34E-02</text:p>
          </table:table-cell>
          <table:table-cell table:style-name="ce22" office:value-type="float" office:value="0.022">
            <text:p>2.20E-02</text:p>
          </table:table-cell>
          <table:table-cell table:style-name="ce22" office:value-type="float" office:value="0.014967">
            <text:p>1.50E-02</text:p>
          </table:table-cell>
        </table:table-row>
        <table:table-row table:style-name="ro2">
          <table:table-cell table:style-name="ce22" office:value-type="float" office:value="295.04">
            <text:p>2.95E+02</text:p>
          </table:table-cell>
          <table:table-cell table:style-name="ce22" office:value-type="float" office:value="0.025684">
            <text:p>2.57E-02</text:p>
          </table:table-cell>
          <table:table-cell table:style-name="ce22" office:value-type="float" office:value="0.02191">
            <text:p>2.19E-02</text:p>
          </table:table-cell>
          <table:table-cell table:style-name="ce22" office:value-type="float" office:value="0.012987">
            <text:p>1.30E-02</text:p>
          </table:table-cell>
        </table:table-row>
        <table:table-row table:style-name="ro2">
          <table:table-cell table:style-name="ce22" office:value-type="float" office:value="314.86">
            <text:p>3.15E+02</text:p>
          </table:table-cell>
          <table:table-cell table:style-name="ce22" office:value-type="float" office:value="0.027828">
            <text:p>2.78E-02</text:p>
          </table:table-cell>
          <table:table-cell table:style-name="ce22" office:value-type="float" office:value="0.021278">
            <text:p>2.13E-02</text:p>
          </table:table-cell>
          <table:table-cell table:style-name="ce22" office:value-type="float" office:value="0.010664">
            <text:p>1.07E-02</text:p>
          </table:table-cell>
        </table:table-row>
        <table:table-row table:style-name="ro2">
          <table:table-cell table:style-name="ce22" office:value-type="float" office:value="334.68">
            <text:p>3.35E+02</text:p>
          </table:table-cell>
          <table:table-cell table:style-name="ce22" office:value-type="float" office:value="0.029788">
            <text:p>2.98E-02</text:p>
          </table:table-cell>
          <table:table-cell table:style-name="ce22" office:value-type="float" office:value="0.020135">
            <text:p>2.01E-02</text:p>
          </table:table-cell>
          <table:table-cell table:style-name="ce22" office:value-type="float" office:value="0.0081857">
            <text:p>8.19E-03</text:p>
          </table:table-cell>
        </table:table-row>
        <table:table-row table:style-name="ro2">
          <table:table-cell table:style-name="ce22" office:value-type="float" office:value="354.49">
            <text:p>3.54E+02</text:p>
          </table:table-cell>
          <table:table-cell table:style-name="ce22" office:value-type="float" office:value="0.031532">
            <text:p>3.15E-02</text:p>
          </table:table-cell>
          <table:table-cell table:style-name="ce22" office:value-type="float" office:value="0.018542">
            <text:p>1.85E-02</text:p>
          </table:table-cell>
          <table:table-cell table:style-name="ce22" office:value-type="float" office:value="0.0057537">
            <text:p>5.75E-03</text:p>
          </table:table-cell>
        </table:table-row>
        <table:table-row table:style-name="ro2">
          <table:table-cell table:style-name="ce22" office:value-type="float" office:value="374.28">
            <text:p>3.74E+02</text:p>
          </table:table-cell>
          <table:table-cell table:style-name="ce22" office:value-type="float" office:value="0.033032">
            <text:p>3.30E-02</text:p>
          </table:table-cell>
          <table:table-cell table:style-name="ce22" office:value-type="float" office:value="0.01658">
            <text:p>1.66E-02</text:p>
          </table:table-cell>
          <table:table-cell table:style-name="ce22" office:value-type="float" office:value="0.0035643">
            <text:p>3.56E-03</text:p>
          </table:table-cell>
        </table:table-row>
        <table:table-row table:style-name="ro2">
          <table:table-cell table:style-name="ce22" office:value-type="float" office:value="394.07">
            <text:p>3.94E+02</text:p>
          </table:table-cell>
          <table:table-cell table:style-name="ce22" office:value-type="float" office:value="0.034266">
            <text:p>3.43E-02</text:p>
          </table:table-cell>
          <table:table-cell table:style-name="ce22" office:value-type="float" office:value="0.014348">
            <text:p>1.43E-02</text:p>
          </table:table-cell>
          <table:table-cell table:style-name="ce22" office:value-type="float" office:value="0.0017937">
            <text:p>1.79E-03</text:p>
          </table:table-cell>
        </table:table-row>
        <table:table-row table:style-name="ro2">
          <table:table-cell table:style-name="ce22" office:value-type="float" office:value="413.85">
            <text:p>4.14E+02</text:p>
          </table:table-cell>
          <table:table-cell table:style-name="ce22" office:value-type="float" office:value="0.03522">
            <text:p>3.52E-02</text:p>
          </table:table-cell>
          <table:table-cell table:style-name="ce22" office:value-type="float" office:value="0.011957">
            <text:p>1.20E-02</text:p>
          </table:table-cell>
          <table:table-cell table:style-name="ce22" office:value-type="float" office:value="5.8351E-4">
            <text:p>5.84E-04</text:p>
          </table:table-cell>
        </table:table-row>
        <table:table-row table:style-name="ro2">
          <table:table-cell table:style-name="ce22" office:value-type="float" office:value="433.63">
            <text:p>4.34E+02</text:p>
          </table:table-cell>
          <table:table-cell table:style-name="ce22" office:value-type="float" office:value="0.035885">
            <text:p>3.59E-02</text:p>
          </table:table-cell>
          <table:table-cell table:style-name="ce22" office:value-type="float" office:value="0.0095254">
            <text:p>9.53E-03</text:p>
          </table:table-cell>
          <table:table-cell table:style-name="ce22" office:value-type="float" office:value="3.0033E-5">
            <text:p>3.00E-05</text:p>
          </table:table-cell>
        </table:table-row>
        <table:table-row table:style-name="ro2">
          <table:table-cell table:style-name="ce22" office:value-type="float" office:value="453.39">
            <text:p>4.53E+02</text:p>
          </table:table-cell>
          <table:table-cell table:style-name="ce22" office:value-type="float" office:value="0.036259">
            <text:p>3.63E-02</text:p>
          </table:table-cell>
          <table:table-cell table:style-name="ce22" office:value-type="float" office:value="0.007172">
            <text:p>7.17E-03</text:p>
          </table:table-cell>
          <table:table-cell table:style-name="ce22" office:value-type="float" office:value="1.7698E-4">
            <text:p>1.77E-04</text:p>
          </table:table-cell>
        </table:table-row>
        <table:table-row table:style-name="ro2">
          <table:table-cell table:style-name="ce22" office:value-type="float" office:value="473.14">
            <text:p>4.73E+02</text:p>
          </table:table-cell>
          <table:table-cell table:style-name="ce22" office:value-type="float" office:value="0.036346">
            <text:p>3.63E-02</text:p>
          </table:table-cell>
          <table:table-cell table:style-name="ce22" office:value-type="float" office:value="0.0050101">
            <text:p>5.01E-03</text:p>
          </table:table-cell>
          <table:table-cell table:style-name="ce22" office:value-type="float" office:value="0.0010129">
            <text:p>1.01E-03</text:p>
          </table:table-cell>
          <table:table-cell>
            <draw:frame table:end-cell-address="w_r=5.0.K42" svg:x="2.06cm" svg:y="0.03cm" svg:width="15.87cm" svg:height="9.82cm" draw:z-index="1" draw:name="Chart 9" draw:style-name="gr6">
              <draw:object draw:notify-on-update-of-ranges="'w_r=5.0'.A2:'w_r=5.0'.A250 " xlink:href="./Object 4-1" xlink:type="simple" xlink:show="embed" xlink:actuate="onLoad"/>
              <draw:image xlink:href="./ObjectReplacements/Object 4-1" xlink:show="embed" xlink:actuate="onLoad"/>
            </draw:frame>
          </table:table-cell>
        </table:table-row>
        <table:table-row table:style-name="ro2">
          <table:table-cell table:style-name="ce22" office:value-type="float" office:value="492.89">
            <text:p>4.93E+02</text:p>
          </table:table-cell>
          <table:table-cell table:style-name="ce22" office:value-type="float" office:value="0.036155">
            <text:p>3.62E-02</text:p>
          </table:table-cell>
          <table:table-cell table:style-name="ce22" office:value-type="float" office:value="0.0031421">
            <text:p>3.14E-03</text:p>
          </table:table-cell>
          <table:table-cell table:style-name="ce22" office:value-type="float" office:value="0.0024731">
            <text:p>2.47E-03</text:p>
          </table:table-cell>
        </table:table-row>
        <table:table-row table:style-name="ro2">
          <table:table-cell table:style-name="ce22" office:value-type="float" office:value="512.63">
            <text:p>5.13E+02</text:p>
          </table:table-cell>
          <table:table-cell table:style-name="ce22" office:value-type="float" office:value="0.035701">
            <text:p>3.57E-02</text:p>
          </table:table-cell>
          <table:table-cell table:style-name="ce22" office:value-type="float" office:value="0.0016553">
            <text:p>1.66E-03</text:p>
          </table:table-cell>
          <table:table-cell table:style-name="ce22" office:value-type="float" office:value="0.0044456">
            <text:p>4.45E-03</text:p>
          </table:table-cell>
        </table:table-row>
        <table:table-row table:style-name="ro2">
          <table:table-cell table:style-name="ce22" office:value-type="float" office:value="532.37">
            <text:p>5.32E+02</text:p>
          </table:table-cell>
          <table:table-cell table:style-name="ce22" office:value-type="float" office:value="0.035002">
            <text:p>3.50E-02</text:p>
          </table:table-cell>
          <table:table-cell table:style-name="ce22" office:value-type="float" office:value="6.1788E-4">
            <text:p>6.18E-04</text:p>
          </table:table-cell>
          <table:table-cell table:style-name="ce22" office:value-type="float" office:value="0.0067808">
            <text:p>6.78E-03</text:p>
          </table:table-cell>
        </table:table-row>
        <table:table-row table:style-name="ro2">
          <table:table-cell table:style-name="ce22" office:value-type="float" office:value="552.16">
            <text:p>5.52E+02</text:p>
          </table:table-cell>
          <table:table-cell table:style-name="ce22" office:value-type="float" office:value="0.03408">
            <text:p>3.41E-02</text:p>
          </table:table-cell>
          <table:table-cell table:style-name="ce22" office:value-type="float" office:value="7.662E-5">
            <text:p>7.66E-05</text:p>
          </table:table-cell>
          <table:table-cell table:style-name="ce22" office:value-type="float" office:value="0.0093038">
            <text:p>9.30E-03</text:p>
          </table:table-cell>
        </table:table-row>
        <table:table-row table:style-name="ro2">
          <table:table-cell table:style-name="ce22" office:value-type="float" office:value="572.1">
            <text:p>5.72E+02</text:p>
          </table:table-cell>
          <table:table-cell table:style-name="ce22" office:value-type="float" office:value="0.032961">
            <text:p>3.30E-02</text:p>
          </table:table-cell>
          <table:table-cell table:style-name="ce22" office:value-type="float" office:value="5.5444E-5">
            <text:p>5.54E-05</text:p>
          </table:table-cell>
          <table:table-cell table:style-name="ce22" office:value-type="float" office:value="0.011828">
            <text:p>1.18E-02</text:p>
          </table:table-cell>
        </table:table-row>
        <table:table-row table:style-name="ro2">
          <table:table-cell table:style-name="ce22" office:value-type="float" office:value="592.42">
            <text:p>5.92E+02</text:p>
          </table:table-cell>
          <table:table-cell table:style-name="ce22" office:value-type="float" office:value="0.031672">
            <text:p>3.17E-02</text:p>
          </table:table-cell>
          <table:table-cell table:style-name="ce22" office:value-type="float" office:value="5.5534E-4">
            <text:p>5.55E-04</text:p>
          </table:table-cell>
          <table:table-cell table:style-name="ce22" office:value-type="float" office:value="0.014171">
            <text:p>1.42E-02</text:p>
          </table:table-cell>
        </table:table-row>
        <table:table-row table:style-name="ro2">
          <table:table-cell table:style-name="ce22" office:value-type="float" office:value="613.38">
            <text:p>6.13E+02</text:p>
          </table:table-cell>
          <table:table-cell table:style-name="ce22" office:value-type="float" office:value="0.030239">
            <text:p>3.02E-02</text:p>
          </table:table-cell>
          <table:table-cell table:style-name="ce22" office:value-type="float" office:value="0.0015553">
            <text:p>1.56E-03</text:p>
          </table:table-cell>
          <table:table-cell table:style-name="ce22" office:value-type="float" office:value="0.016166">
            <text:p>1.62E-02</text:p>
          </table:table-cell>
        </table:table-row>
        <table:table-row table:style-name="ro2">
          <table:table-cell table:style-name="ce22" office:value-type="float" office:value="635.19">
            <text:p>6.35E+02</text:p>
          </table:table-cell>
          <table:table-cell table:style-name="ce22" office:value-type="float" office:value="0.028693">
            <text:p>2.87E-02</text:p>
          </table:table-cell>
          <table:table-cell table:style-name="ce22" office:value-type="float" office:value="0.0030145">
            <text:p>3.01E-03</text:p>
          </table:table-cell>
          <table:table-cell table:style-name="ce22" office:value-type="float" office:value="0.017674">
            <text:p>1.77E-02</text:p>
          </table:table-cell>
        </table:table-row>
        <table:table-row table:style-name="ro2">
          <table:table-cell table:style-name="ce22" office:value-type="float" office:value="657.96">
            <text:p>6.58E+02</text:p>
          </table:table-cell>
          <table:table-cell table:style-name="ce22" office:value-type="float" office:value="0.027061">
            <text:p>2.71E-02</text:p>
          </table:table-cell>
          <table:table-cell table:style-name="ce22" office:value-type="float" office:value="0.0048748">
            <text:p>4.87E-03</text:p>
          </table:table-cell>
          <table:table-cell table:style-name="ce22" office:value-type="float" office:value="0.018595">
            <text:p>1.86E-02</text:p>
          </table:table-cell>
        </table:table-row>
        <table:table-row table:style-name="ro2">
          <table:table-cell table:style-name="ce22" office:value-type="float" office:value="681.71">
            <text:p>6.82E+02</text:p>
          </table:table-cell>
          <table:table-cell table:style-name="ce22" office:value-type="float" office:value="0.02537">
            <text:p>2.54E-02</text:p>
          </table:table-cell>
          <table:table-cell table:style-name="ce22" office:value-type="float" office:value="0.0070643">
            <text:p>7.06E-03</text:p>
          </table:table-cell>
          <table:table-cell table:style-name="ce22" office:value-type="float" office:value="0.018872">
            <text:p>1.89E-02</text:p>
          </table:table-cell>
        </table:table-row>
        <table:table-row table:style-name="ro2">
          <table:table-cell table:style-name="ce22" office:value-type="float" office:value="706.41">
            <text:p>7.06E+02</text:p>
          </table:table-cell>
          <table:table-cell table:style-name="ce22" office:value-type="float" office:value="0.023646">
            <text:p>2.36E-02</text:p>
          </table:table-cell>
          <table:table-cell table:style-name="ce22" office:value-type="float" office:value="0.0095014">
            <text:p>9.50E-03</text:p>
          </table:table-cell>
          <table:table-cell table:style-name="ce22" office:value-type="float" office:value="0.018495">
            <text:p>1.85E-02</text:p>
          </table:table-cell>
        </table:table-row>
        <table:table-row table:style-name="ro2">
          <table:table-cell table:style-name="ce22" office:value-type="float" office:value="732.03">
            <text:p>7.32E+02</text:p>
          </table:table-cell>
          <table:table-cell table:style-name="ce22" office:value-type="float" office:value="0.021912">
            <text:p>2.19E-02</text:p>
          </table:table-cell>
          <table:table-cell table:style-name="ce22" office:value-type="float" office:value="0.012098">
            <text:p>1.21E-02</text:p>
          </table:table-cell>
          <table:table-cell table:style-name="ce22" office:value-type="float" office:value="0.017498">
            <text:p>1.75E-02</text:p>
          </table:table-cell>
        </table:table-row>
        <table:table-row table:style-name="ro2">
          <table:table-cell table:style-name="ce22" office:value-type="float" office:value="758.53">
            <text:p>7.59E+02</text:p>
          </table:table-cell>
          <table:table-cell table:style-name="ce22" office:value-type="float" office:value="0.020192">
            <text:p>2.02E-02</text:p>
          </table:table-cell>
          <table:table-cell table:style-name="ce22" office:value-type="float" office:value="0.014766">
            <text:p>1.48E-02</text:p>
          </table:table-cell>
          <table:table-cell table:style-name="ce22" office:value-type="float" office:value="0.01596">
            <text:p>1.60E-02</text:p>
          </table:table-cell>
        </table:table-row>
        <table:table-row table:style-name="ro2">
          <table:table-cell table:style-name="ce22" office:value-type="float" office:value="785.87">
            <text:p>7.86E+02</text:p>
          </table:table-cell>
          <table:table-cell table:style-name="ce22" office:value-type="float" office:value="0.018503">
            <text:p>1.85E-02</text:p>
          </table:table-cell>
          <table:table-cell table:style-name="ce22" office:value-type="float" office:value="0.017416">
            <text:p>1.74E-02</text:p>
          </table:table-cell>
          <table:table-cell table:style-name="ce22" office:value-type="float" office:value="0.013992">
            <text:p>1.40E-02</text:p>
          </table:table-cell>
        </table:table-row>
        <table:table-row table:style-name="ro2">
          <table:table-cell table:style-name="ce22" office:value-type="float" office:value="814.04">
            <text:p>8.14E+02</text:p>
          </table:table-cell>
          <table:table-cell table:style-name="ce22" office:value-type="float" office:value="0.016863">
            <text:p>1.69E-02</text:p>
          </table:table-cell>
          <table:table-cell table:style-name="ce22" office:value-type="float" office:value="0.019967">
            <text:p>2.00E-02</text:p>
          </table:table-cell>
          <table:table-cell table:style-name="ce22" office:value-type="float" office:value="0.011731">
            <text:p>1.17E-02</text:p>
          </table:table-cell>
        </table:table-row>
        <table:table-row table:style-name="ro2">
          <table:table-cell table:style-name="ce22" office:value-type="float" office:value="843.01">
            <text:p>8.43E+02</text:p>
          </table:table-cell>
          <table:table-cell table:style-name="ce22" office:value-type="float" office:value="0.015285">
            <text:p>1.53E-02</text:p>
          </table:table-cell>
          <table:table-cell table:style-name="ce22" office:value-type="float" office:value="0.022344">
            <text:p>2.23E-02</text:p>
          </table:table-cell>
          <table:table-cell table:style-name="ce22" office:value-type="float" office:value="0.00933">
            <text:p>9.33E-03</text:p>
          </table:table-cell>
        </table:table-row>
        <table:table-row table:style-name="ro2">
          <table:table-cell table:style-name="ce22" office:value-type="float" office:value="872.77">
            <text:p>8.73E+02</text:p>
          </table:table-cell>
          <table:table-cell table:style-name="ce22" office:value-type="float" office:value="0.013781">
            <text:p>1.38E-02</text:p>
          </table:table-cell>
          <table:table-cell table:style-name="ce22" office:value-type="float" office:value="0.024484">
            <text:p>2.45E-02</text:p>
          </table:table-cell>
          <table:table-cell table:style-name="ce22" office:value-type="float" office:value="0.0069478">
            <text:p>6.95E-03</text:p>
          </table:table-cell>
        </table:table-row>
        <table:table-row table:style-name="ro2">
          <table:table-cell table:style-name="ce22" office:value-type="float" office:value="903.28">
            <text:p>9.03E+02</text:p>
          </table:table-cell>
          <table:table-cell table:style-name="ce22" office:value-type="float" office:value="0.01236">
            <text:p>1.24E-02</text:p>
          </table:table-cell>
          <table:table-cell table:style-name="ce22" office:value-type="float" office:value="0.026334">
            <text:p>2.63E-02</text:p>
          </table:table-cell>
          <table:table-cell table:style-name="ce22" office:value-type="float" office:value="0.0047373">
            <text:p>4.74E-03</text:p>
          </table:table-cell>
        </table:table-row>
        <table:table-row table:style-name="ro2">
          <table:table-cell table:style-name="ce22" office:value-type="float" office:value="934.55">
            <text:p>9.35E+02</text:p>
          </table:table-cell>
          <table:table-cell table:style-name="ce22" office:value-type="float" office:value="0.011027">
            <text:p>1.10E-02</text:p>
          </table:table-cell>
          <table:table-cell table:style-name="ce22" office:value-type="float" office:value="0.027855">
            <text:p>2.79E-02</text:p>
          </table:table-cell>
          <table:table-cell table:style-name="ce22" office:value-type="float" office:value="0.0028368">
            <text:p>2.84E-03</text:p>
          </table:table-cell>
        </table:table-row>
        <table:table-row table:style-name="ro2">
          <table:table-cell table:style-name="ce22" office:value-type="float" office:value="966.56">
            <text:p>9.67E+02</text:p>
          </table:table-cell>
          <table:table-cell table:style-name="ce22" office:value-type="float" office:value="0.0097876">
            <text:p>9.79E-03</text:p>
          </table:table-cell>
          <table:table-cell table:style-name="ce22" office:value-type="float" office:value="0.029022">
            <text:p>2.90E-02</text:p>
          </table:table-cell>
          <table:table-cell table:style-name="ce22" office:value-type="float" office:value="0.0013621">
            <text:p>1.36E-03</text:p>
          </table:table-cell>
        </table:table-row>
        <table:table-row table:style-name="ro2">
          <table:table-cell table:style-name="ce22" office:value-type="float" office:value="999.29">
            <text:p>9.99E+02</text:p>
          </table:table-cell>
          <table:table-cell table:style-name="ce22" office:value-type="float" office:value="0.0086432">
            <text:p>8.64E-03</text:p>
          </table:table-cell>
          <table:table-cell table:style-name="ce22" office:value-type="float" office:value="0.029821">
            <text:p>2.98E-02</text:p>
          </table:table-cell>
          <table:table-cell table:style-name="ce22" office:value-type="float" office:value="4.0067E-4">
            <text:p>4.01E-04</text:p>
          </table:table-cell>
        </table:table-row>
        <table:table-row table:style-name="ro2">
          <table:table-cell table:style-name="ce22" office:value-type="float" office:value="1032.7">
            <text:p>1.03E+03</text:p>
          </table:table-cell>
          <table:table-cell table:style-name="ce22" office:value-type="float" office:value="0.0075941">
            <text:p>7.59E-03</text:p>
          </table:table-cell>
          <table:table-cell table:style-name="ce22" office:value-type="float" office:value="0.030252">
            <text:p>3.03E-02</text:p>
          </table:table-cell>
          <table:table-cell table:style-name="ce22" office:value-type="float" office:value="8.0911E-6">
            <text:p>8.09E-06</text:p>
          </table:table-cell>
        </table:table-row>
        <table:table-row table:style-name="ro2">
          <table:table-cell table:style-name="ce22" office:value-type="float" office:value="1066.9">
            <text:p>1.07E+03</text:p>
          </table:table-cell>
          <table:table-cell table:style-name="ce22" office:value-type="float" office:value="0.0066389">
            <text:p>6.64E-03</text:p>
          </table:table-cell>
          <table:table-cell table:style-name="ce22" office:value-type="float" office:value="0.030325">
            <text:p>3.03E-02</text:p>
          </table:table-cell>
          <table:table-cell table:style-name="ce22" office:value-type="float" office:value="2.0641E-4">
            <text:p>2.06E-04</text:p>
          </table:table-cell>
        </table:table-row>
        <table:table-row table:style-name="ro2">
          <table:table-cell table:style-name="ce22" office:value-type="float" office:value="1101.7">
            <text:p>1.10E+03</text:p>
          </table:table-cell>
          <table:table-cell table:style-name="ce22" office:value-type="float" office:value="0.0057751">
            <text:p>5.78E-03</text:p>
          </table:table-cell>
          <table:table-cell table:style-name="ce22" office:value-type="float" office:value="0.030059">
            <text:p>3.01E-02</text:p>
          </table:table-cell>
          <table:table-cell table:style-name="ce22" office:value-type="float" office:value="9.8505E-4">
            <text:p>9.85E-04</text:p>
          </table:table-cell>
        </table:table-row>
        <table:table-row table:style-name="ro2">
          <table:table-cell table:style-name="ce22" office:value-type="float" office:value="1137.3">
            <text:p>1.14E+03</text:p>
          </table:table-cell>
          <table:table-cell table:style-name="ce22" office:value-type="float" office:value="0.0049989">
            <text:p>5.00E-03</text:p>
          </table:table-cell>
          <table:table-cell table:style-name="ce22" office:value-type="float" office:value="0.029484">
            <text:p>2.95E-02</text:p>
          </table:table-cell>
          <table:table-cell table:style-name="ce22" office:value-type="float" office:value="0.0023034">
            <text:p>2.30E-03</text:p>
          </table:table-cell>
        </table:table-row>
        <table:table-row table:style-name="ro2">
          <table:table-cell table:style-name="ce22" office:value-type="float" office:value="1173.5">
            <text:p>1.17E+03</text:p>
          </table:table-cell>
          <table:table-cell table:style-name="ce22" office:value-type="float" office:value="0.004306">
            <text:p>4.31E-03</text:p>
          </table:table-cell>
          <table:table-cell table:style-name="ce22" office:value-type="float" office:value="0.028632">
            <text:p>2.86E-02</text:p>
          </table:table-cell>
          <table:table-cell table:style-name="ce22" office:value-type="float" office:value="0.0040952">
            <text:p>4.10E-03</text:p>
          </table:table-cell>
        </table:table-row>
        <table:table-row table:style-name="ro2">
          <table:table-cell table:style-name="ce22" office:value-type="float" office:value="1210.4">
            <text:p>1.21E+03</text:p>
          </table:table-cell>
          <table:table-cell table:style-name="ce22" office:value-type="float" office:value="0.0036911">
            <text:p>3.69E-03</text:p>
          </table:table-cell>
          <table:table-cell table:style-name="ce22" office:value-type="float" office:value="0.027541">
            <text:p>2.75E-02</text:p>
          </table:table-cell>
          <table:table-cell table:style-name="ce22" office:value-type="float" office:value="0.0062736">
            <text:p>6.27E-03</text:p>
          </table:table-cell>
        </table:table-row>
        <table:table-row table:style-name="ro2">
          <table:table-cell table:style-name="ce22" office:value-type="float" office:value="1247.9">
            <text:p>1.25E+03</text:p>
          </table:table-cell>
          <table:table-cell table:style-name="ce22" office:value-type="float" office:value="0.0031488">
            <text:p>3.15E-03</text:p>
          </table:table-cell>
          <table:table-cell table:style-name="ce22" office:value-type="float" office:value="0.026251">
            <text:p>2.63E-02</text:p>
          </table:table-cell>
          <table:table-cell table:style-name="ce22" office:value-type="float" office:value="0.0087374">
            <text:p>8.74E-03</text:p>
          </table:table-cell>
        </table:table-row>
        <table:table-row table:style-name="ro2">
          <table:table-cell table:style-name="ce22" office:value-type="float" office:value="1286.1">
            <text:p>1.29E+03</text:p>
          </table:table-cell>
          <table:table-cell table:style-name="ce22" office:value-type="float" office:value="0.0026733">
            <text:p>2.67E-03</text:p>
          </table:table-cell>
          <table:table-cell table:style-name="ce22" office:value-type="float" office:value="0.024805">
            <text:p>2.48E-02</text:p>
          </table:table-cell>
          <table:table-cell table:style-name="ce22" office:value-type="float" office:value="0.011378">
            <text:p>1.14E-02</text:p>
          </table:table-cell>
        </table:table-row>
        <table:table-row table:style-name="ro2">
          <table:table-cell table:style-name="ce22" office:value-type="float" office:value="1324.9">
            <text:p>1.32E+03</text:p>
          </table:table-cell>
          <table:table-cell table:style-name="ce22" office:value-type="float" office:value="0.0022589">
            <text:p>2.26E-03</text:p>
          </table:table-cell>
          <table:table-cell table:style-name="ce22" office:value-type="float" office:value="0.023242">
            <text:p>2.32E-02</text:p>
          </table:table-cell>
          <table:table-cell table:style-name="ce22" office:value-type="float" office:value="0.014083">
            <text:p>1.41E-02</text:p>
          </table:table-cell>
        </table:table-row>
        <table:table-row table:style-name="ro2">
          <table:table-cell table:style-name="ce22" office:value-type="float" office:value="1364.4">
            <text:p>1.36E+03</text:p>
          </table:table-cell>
          <table:table-cell table:style-name="ce22" office:value-type="float" office:value="0.0018997">
            <text:p>1.90E-03</text:p>
          </table:table-cell>
          <table:table-cell table:style-name="ce22" office:value-type="float" office:value="0.021601">
            <text:p>2.16E-02</text:p>
          </table:table-cell>
          <table:table-cell table:style-name="ce22" office:value-type="float" office:value="0.016747">
            <text:p>1.67E-02</text:p>
          </table:table-cell>
        </table:table-row>
        <table:table-row table:style-name="ro2">
          <table:table-cell table:style-name="ce22" office:value-type="float" office:value="1404.5">
            <text:p>1.40E+03</text:p>
          </table:table-cell>
          <table:table-cell table:style-name="ce22" office:value-type="float" office:value="0.0015901">
            <text:p>1.59E-03</text:p>
          </table:table-cell>
          <table:table-cell table:style-name="ce22" office:value-type="float" office:value="0.01992">
            <text:p>1.99E-02</text:p>
          </table:table-cell>
          <table:table-cell table:style-name="ce22" office:value-type="float" office:value="0.01927">
            <text:p>1.93E-02</text:p>
          </table:table-cell>
        </table:table-row>
        <table:table-row table:style-name="ro2">
          <table:table-cell table:style-name="ce22" office:value-type="float" office:value="1445.2">
            <text:p>1.45E+03</text:p>
          </table:table-cell>
          <table:table-cell table:style-name="ce22" office:value-type="float" office:value="0.0013247">
            <text:p>1.32E-03</text:p>
          </table:table-cell>
          <table:table-cell table:style-name="ce22" office:value-type="float" office:value="0.01823">
            <text:p>1.82E-02</text:p>
          </table:table-cell>
          <table:table-cell table:style-name="ce22" office:value-type="float" office:value="0.021567">
            <text:p>2.16E-02</text:p>
          </table:table-cell>
        </table:table-row>
        <table:table-row table:style-name="ro2">
          <table:table-cell table:style-name="ce22" office:value-type="float" office:value="1486.5">
            <text:p>1.49E+03</text:p>
          </table:table-cell>
          <table:table-cell table:style-name="ce22" office:value-type="float" office:value="0.0010985">
            <text:p>1.10E-03</text:p>
          </table:table-cell>
          <table:table-cell table:style-name="ce22" office:value-type="float" office:value="0.016561">
            <text:p>1.66E-02</text:p>
          </table:table-cell>
          <table:table-cell table:style-name="ce22" office:value-type="float" office:value="0.023567">
            <text:p>2.36E-02</text:p>
          </table:table-cell>
        </table:table-row>
        <table:table-row table:style-name="ro2">
          <table:table-cell table:style-name="ce22" office:value-type="float" office:value="1528.4">
            <text:p>1.53E+03</text:p>
          </table:table-cell>
          <table:table-cell table:style-name="ce22" office:value-type="float" office:value="9.0671E-4">
            <text:p>9.07E-04</text:p>
          </table:table-cell>
          <table:table-cell table:style-name="ce22" office:value-type="float" office:value="0.014937">
            <text:p>1.49E-02</text:p>
          </table:table-cell>
          <table:table-cell table:style-name="ce22" office:value-type="float" office:value="0.025217">
            <text:p>2.52E-02</text:p>
          </table:table-cell>
        </table:table-row>
        <table:table-row table:style-name="ro2">
          <table:table-cell table:style-name="ce22" office:value-type="float" office:value="1570.9">
            <text:p>1.57E+03</text:p>
          </table:table-cell>
          <table:table-cell table:style-name="ce22" office:value-type="float" office:value="7.4496E-4">
            <text:p>7.45E-04</text:p>
          </table:table-cell>
          <table:table-cell table:style-name="ce22" office:value-type="float" office:value="0.013377">
            <text:p>1.34E-02</text:p>
          </table:table-cell>
          <table:table-cell table:style-name="ce22" office:value-type="float" office:value="0.026482">
            <text:p>2.65E-02</text:p>
          </table:table-cell>
        </table:table-row>
        <table:table-row table:style-name="ro2">
          <table:table-cell table:style-name="ce22" office:value-type="float" office:value="1614.1">
            <text:p>1.61E+03</text:p>
          </table:table-cell>
          <table:table-cell table:style-name="ce22" office:value-type="float" office:value="6.0926E-4">
            <text:p>6.09E-04</text:p>
          </table:table-cell>
          <table:table-cell table:style-name="ce22" office:value-type="float" office:value="0.011899">
            <text:p>1.19E-02</text:p>
          </table:table-cell>
          <table:table-cell table:style-name="ce22" office:value-type="float" office:value="0.027343">
            <text:p>2.73E-02</text:p>
          </table:table-cell>
        </table:table-row>
        <table:table-row table:style-name="ro2">
          <table:table-cell table:style-name="ce22" office:value-type="float" office:value="1657.7">
            <text:p>1.66E+03</text:p>
          </table:table-cell>
          <table:table-cell table:style-name="ce22" office:value-type="float" office:value="4.9601E-4">
            <text:p>4.96E-04</text:p>
          </table:table-cell>
          <table:table-cell table:style-name="ce22" office:value-type="float" office:value="0.010513">
            <text:p>1.05E-02</text:p>
          </table:table-cell>
          <table:table-cell table:style-name="ce22" office:value-type="float" office:value="0.027799">
            <text:p>2.78E-02</text:p>
          </table:table-cell>
        </table:table-row>
        <table:table-row table:style-name="ro2">
          <table:table-cell table:style-name="ce22" office:value-type="float" office:value="1702">
            <text:p>1.70E+03</text:p>
          </table:table-cell>
          <table:table-cell table:style-name="ce22" office:value-type="float" office:value="4.0198E-4">
            <text:p>4.02E-04</text:p>
          </table:table-cell>
          <table:table-cell table:style-name="ce22" office:value-type="float" office:value="0.0092279">
            <text:p>9.23E-03</text:p>
          </table:table-cell>
          <table:table-cell table:style-name="ce22" office:value-type="float" office:value="0.027862">
            <text:p>2.79E-02</text:p>
          </table:table-cell>
        </table:table-row>
        <table:table-row table:style-name="ro2">
          <table:table-cell table:style-name="ce22" office:value-type="float" office:value="1746.9">
            <text:p>1.75E+03</text:p>
          </table:table-cell>
          <table:table-cell table:style-name="ce22" office:value-type="float" office:value="3.243E-4">
            <text:p>3.24E-04</text:p>
          </table:table-cell>
          <table:table-cell table:style-name="ce22" office:value-type="float" office:value="0.0080477">
            <text:p>8.05E-03</text:p>
          </table:table-cell>
          <table:table-cell table:style-name="ce22" office:value-type="float" office:value="0.027558">
            <text:p>2.76E-02</text:p>
          </table:table-cell>
        </table:table-row>
        <table:table-row table:style-name="ro2">
          <table:table-cell table:style-name="ce22" office:value-type="float" office:value="1792.2">
            <text:p>1.79E+03</text:p>
          </table:table-cell>
          <table:table-cell table:style-name="ce22" office:value-type="float" office:value="2.6045E-4">
            <text:p>2.60E-04</text:p>
          </table:table-cell>
          <table:table-cell table:style-name="ce22" office:value-type="float" office:value="0.0069741">
            <text:p>6.97E-03</text:p>
          </table:table-cell>
          <table:table-cell table:style-name="ce22" office:value-type="float" office:value="0.026922">
            <text:p>2.69E-02</text:p>
          </table:table-cell>
        </table:table-row>
        <table:table-row table:style-name="ro2">
          <table:table-cell table:style-name="ce22" office:value-type="float" office:value="1838.2">
            <text:p>1.84E+03</text:p>
          </table:table-cell>
          <table:table-cell table:style-name="ce22" office:value-type="float" office:value="2.0823E-4">
            <text:p>2.08E-04</text:p>
          </table:table-cell>
          <table:table-cell table:style-name="ce22" office:value-type="float" office:value="0.0060062">
            <text:p>6.01E-03</text:p>
          </table:table-cell>
          <table:table-cell table:style-name="ce22" office:value-type="float" office:value="0.025996">
            <text:p>2.60E-02</text:p>
          </table:table-cell>
        </table:table-row>
        <table:table-row table:style-name="ro2">
          <table:table-cell table:style-name="ce22" office:value-type="float" office:value="1884.7">
            <text:p>1.88E+03</text:p>
          </table:table-cell>
          <table:table-cell table:style-name="ce22" office:value-type="float" office:value="1.6574E-4">
            <text:p>1.66E-04</text:p>
          </table:table-cell>
          <table:table-cell table:style-name="ce22" office:value-type="float" office:value="0.005141">
            <text:p>5.14E-03</text:p>
          </table:table-cell>
          <table:table-cell table:style-name="ce22" office:value-type="float" office:value="0.024827">
            <text:p>2.48E-02</text:p>
          </table:table-cell>
        </table:table-row>
        <table:table-row table:style-name="ro2">
          <table:table-cell table:style-name="ce22" office:value-type="float" office:value="1931.7">
            <text:p>1.93E+03</text:p>
          </table:table-cell>
          <table:table-cell table:style-name="ce22" office:value-type="float" office:value="1.3133E-4">
            <text:p>1.31E-04</text:p>
          </table:table-cell>
          <table:table-cell table:style-name="ce22" office:value-type="float" office:value="0.004374">
            <text:p>4.37E-03</text:p>
          </table:table-cell>
          <table:table-cell table:style-name="ce22" office:value-type="float" office:value="0.023463">
            <text:p>2.35E-02</text:p>
          </table:table-cell>
        </table:table-row>
        <table:table-row table:style-name="ro2">
          <table:table-cell table:style-name="ce22" office:value-type="float" office:value="1979.2">
            <text:p>1.98E+03</text:p>
          </table:table-cell>
          <table:table-cell table:style-name="ce22" office:value-type="float" office:value="1.036E-4">
            <text:p>1.04E-04</text:p>
          </table:table-cell>
          <table:table-cell table:style-name="ce22" office:value-type="float" office:value="0.0036994">
            <text:p>3.70E-03</text:p>
          </table:table-cell>
          <table:table-cell table:style-name="ce22" office:value-type="float" office:value="0.021953">
            <text:p>2.20E-02</text:p>
          </table:table-cell>
        </table:table-row>
        <table:table-row table:style-name="ro2">
          <table:table-cell table:style-name="ce22" office:value-type="float" office:value="2027.3">
            <text:p>2.03E+03</text:p>
          </table:table-cell>
          <table:table-cell table:style-name="ce22" office:value-type="float" office:value="8.1364E-5">
            <text:p>8.14E-05</text:p>
          </table:table-cell>
          <table:table-cell table:style-name="ce22" office:value-type="float" office:value="0.0031105">
            <text:p>3.11E-03</text:p>
          </table:table-cell>
          <table:table-cell table:style-name="ce22" office:value-type="float" office:value="0.020344">
            <text:p>2.03E-02</text:p>
          </table:table-cell>
        </table:table-row>
        <table:table-row table:style-name="ro2">
          <table:table-cell table:style-name="ce22" office:value-type="float" office:value="2075.9">
            <text:p>2.08E+03</text:p>
          </table:table-cell>
          <table:table-cell table:style-name="ce22" office:value-type="float" office:value="6.3618E-5">
            <text:p>6.36E-05</text:p>
          </table:table-cell>
          <table:table-cell table:style-name="ce22" office:value-type="float" office:value="0.0026002">
            <text:p>2.60E-03</text:p>
          </table:table-cell>
          <table:table-cell table:style-name="ce22" office:value-type="float" office:value="0.018681">
            <text:p>1.87E-02</text:p>
          </table:table-cell>
        </table:table-row>
        <table:table-row table:style-name="ro2">
          <table:table-cell table:style-name="ce22" office:value-type="float" office:value="2125">
            <text:p>2.13E+03</text:p>
          </table:table-cell>
          <table:table-cell table:style-name="ce22" office:value-type="float" office:value="4.9524E-5">
            <text:p>4.95E-05</text:p>
          </table:table-cell>
          <table:table-cell table:style-name="ce22" office:value-type="float" office:value="0.0021613">
            <text:p>2.16E-03</text:p>
          </table:table-cell>
          <table:table-cell table:style-name="ce22" office:value-type="float" office:value="0.017002">
            <text:p>1.70E-02</text:p>
          </table:table-cell>
        </table:table-row>
        <table:table-row table:style-name="ro2">
          <table:table-cell table:style-name="ce22" office:value-type="float" office:value="2174.6">
            <text:p>2.17E+03</text:p>
          </table:table-cell>
          <table:table-cell table:style-name="ce22" office:value-type="float" office:value="3.8383E-5">
            <text:p>3.84E-05</text:p>
          </table:table-cell>
          <table:table-cell table:style-name="ce22" office:value-type="float" office:value="0.0017863">
            <text:p>1.79E-03</text:p>
          </table:table-cell>
          <table:table-cell table:style-name="ce22" office:value-type="float" office:value="0.015343">
            <text:p>1.53E-02</text:p>
          </table:table-cell>
        </table:table-row>
        <table:table-row table:style-name="ro2">
          <table:table-cell table:style-name="ce22" office:value-type="float" office:value="2224.6">
            <text:p>2.22E+03</text:p>
          </table:table-cell>
          <table:table-cell table:style-name="ce22" office:value-type="float" office:value="2.9618E-5">
            <text:p>2.96E-05</text:p>
          </table:table-cell>
          <table:table-cell table:style-name="ce22" office:value-type="float" office:value="0.0014682">
            <text:p>1.47E-03</text:p>
          </table:table-cell>
          <table:table-cell table:style-name="ce22" office:value-type="float" office:value="0.01373">
            <text:p>1.37E-02</text:p>
          </table:table-cell>
        </table:table-row>
        <table:table-row table:style-name="ro2">
          <table:table-cell table:style-name="ce22" office:value-type="float" office:value="2275.2">
            <text:p>2.28E+03</text:p>
          </table:table-cell>
          <table:table-cell table:style-name="ce22" office:value-type="float" office:value="2.2754E-5">
            <text:p>2.28E-05</text:p>
          </table:table-cell>
          <table:table-cell table:style-name="ce22" office:value-type="float" office:value="0.0012001">
            <text:p>1.20E-03</text:p>
          </table:table-cell>
          <table:table-cell table:style-name="ce22" office:value-type="float" office:value="0.012189">
            <text:p>1.22E-02</text:p>
          </table:table-cell>
        </table:table-row>
        <table:table-row table:style-name="ro2">
          <table:table-cell table:style-name="ce22" office:value-type="float" office:value="2326.2">
            <text:p>2.33E+03</text:p>
          </table:table-cell>
          <table:table-cell table:style-name="ce22" office:value-type="float" office:value="1.7405E-5">
            <text:p>1.74E-05</text:p>
          </table:table-cell>
          <table:table-cell table:style-name="ce22" office:value-type="float" office:value="9.7553E-4">
            <text:p>9.76E-04</text:p>
          </table:table-cell>
          <table:table-cell table:style-name="ce22" office:value-type="float" office:value="0.010736">
            <text:p>1.07E-02</text:p>
          </table:table-cell>
        </table:table-row>
        <table:table-row table:style-name="ro2">
          <table:table-cell table:style-name="ce22" office:value-type="float" office:value="2377.7">
            <text:p>2.38E+03</text:p>
          </table:table-cell>
          <table:table-cell table:style-name="ce22" office:value-type="float" office:value="1.3256E-5">
            <text:p>1.33E-05</text:p>
          </table:table-cell>
          <table:table-cell table:style-name="ce22" office:value-type="float" office:value="7.8873E-4">
            <text:p>7.89E-04</text:p>
          </table:table-cell>
          <table:table-cell table:style-name="ce22" office:value-type="float" office:value="0.0093846">
            <text:p>9.38E-03</text:p>
          </table:table-cell>
        </table:table-row>
        <table:table-row table:style-name="ro2">
          <table:table-cell table:style-name="ce22" office:value-type="float" office:value="2429.6">
            <text:p>2.43E+03</text:p>
          </table:table-cell>
          <table:table-cell table:style-name="ce22" office:value-type="float" office:value="1.0052E-5">
            <text:p>1.01E-05</text:p>
          </table:table-cell>
          <table:table-cell table:style-name="ce22" office:value-type="float" office:value="6.3428E-4">
            <text:p>6.34E-04</text:p>
          </table:table-cell>
          <table:table-cell table:style-name="ce22" office:value-type="float" office:value="0.0081423">
            <text:p>8.14E-03</text:p>
          </table:table-cell>
        </table:table-row>
        <table:table-row table:style-name="ro2">
          <table:table-cell table:style-name="ce22" office:value-type="float" office:value="2482">
            <text:p>2.48E+03</text:p>
          </table:table-cell>
          <table:table-cell table:style-name="ce22" office:value-type="float" office:value="7.5892E-6">
            <text:p>7.59E-06</text:p>
          </table:table-cell>
          <table:table-cell table:style-name="ce22" office:value-type="float" office:value="5.0736E-4">
            <text:p>5.07E-04</text:p>
          </table:table-cell>
          <table:table-cell table:style-name="ce22" office:value-type="float" office:value="0.0070133">
            <text:p>7.01E-03</text:p>
          </table:table-cell>
        </table:table-row>
        <table:table-row table:style-name="ro2">
          <table:table-cell table:style-name="ce22" office:value-type="float" office:value="2534.8">
            <text:p>2.53E+03</text:p>
          </table:table-cell>
          <table:table-cell table:style-name="ce22" office:value-type="float" office:value="5.7052E-6">
            <text:p>5.71E-06</text:p>
          </table:table-cell>
          <table:table-cell table:style-name="ce22" office:value-type="float" office:value="4.0371E-4">
            <text:p>4.04E-04</text:p>
          </table:table-cell>
          <table:table-cell table:style-name="ce22" office:value-type="float" office:value="0.005998">
            <text:p>6.00E-03</text:p>
          </table:table-cell>
        </table:table-row>
        <table:table-row table:style-name="ro2">
          <table:table-cell table:style-name="ce22" office:value-type="float" office:value="2588">
            <text:p>2.59E+03</text:p>
          </table:table-cell>
          <table:table-cell table:style-name="ce22" office:value-type="float" office:value="4.2704E-6">
            <text:p>4.27E-06</text:p>
          </table:table-cell>
          <table:table-cell table:style-name="ce22" office:value-type="float" office:value="3.1955E-4">
            <text:p>3.20E-04</text:p>
          </table:table-cell>
          <table:table-cell table:style-name="ce22" office:value-type="float" office:value="0.005094">
            <text:p>5.09E-03</text:p>
          </table:table-cell>
        </table:table-row>
        <table:table-row table:style-name="ro2">
          <table:table-cell table:style-name="ce22" office:value-type="float" office:value="2641.7">
            <text:p>2.64E+03</text:p>
          </table:table-cell>
          <table:table-cell table:style-name="ce22" office:value-type="float" office:value="3.1827E-6">
            <text:p>3.18E-06</text:p>
          </table:table-cell>
          <table:table-cell table:style-name="ce22" office:value-type="float" office:value="2.5162E-4">
            <text:p>2.52E-04</text:p>
          </table:table-cell>
          <table:table-cell table:style-name="ce22" office:value-type="float" office:value="0.0042967">
            <text:p>4.30E-03</text:p>
          </table:table-cell>
        </table:table-row>
        <table:table-row table:style-name="ro2">
          <table:table-cell table:style-name="ce22" office:value-type="float" office:value="2695.8">
            <text:p>2.70E+03</text:p>
          </table:table-cell>
          <table:table-cell table:style-name="ce22" office:value-type="float" office:value="2.3619E-6">
            <text:p>2.36E-06</text:p>
          </table:table-cell>
          <table:table-cell table:style-name="ce22" office:value-type="float" office:value="1.9712E-4">
            <text:p>1.97E-04</text:p>
          </table:table-cell>
          <table:table-cell table:style-name="ce22" office:value-type="float" office:value="0.0036">
            <text:p>3.60E-03</text:p>
          </table:table-cell>
        </table:table-row>
        <table:table-row table:style-name="ro2">
          <table:table-cell table:style-name="ce22" office:value-type="float" office:value="2750.3">
            <text:p>2.75E+03</text:p>
          </table:table-cell>
          <table:table-cell table:style-name="ce22" office:value-type="float" office:value="1.7452E-6">
            <text:p>1.75E-06</text:p>
          </table:table-cell>
          <table:table-cell table:style-name="ce22" office:value-type="float" office:value="1.5363E-4">
            <text:p>1.54E-04</text:p>
          </table:table-cell>
          <table:table-cell table:style-name="ce22" office:value-type="float" office:value="0.0029964">
            <text:p>3.00E-03</text:p>
          </table:table-cell>
        </table:table-row>
        <table:table-row table:style-name="ro2">
          <table:table-cell table:style-name="ce22" office:value-type="float" office:value="2805.1">
            <text:p>2.81E+03</text:p>
          </table:table-cell>
          <table:table-cell table:style-name="ce22" office:value-type="float" office:value="1.2841E-6">
            <text:p>1.28E-06</text:p>
          </table:table-cell>
          <table:table-cell table:style-name="ce22" office:value-type="float" office:value="1.1913E-4">
            <text:p>1.19E-04</text:p>
          </table:table-cell>
          <table:table-cell table:style-name="ce22" office:value-type="float" office:value="0.0024779">
            <text:p>2.48E-03</text:p>
          </table:table-cell>
        </table:table-row>
        <table:table-row table:style-name="ro2">
          <table:table-cell table:style-name="ce22" office:value-type="float" office:value="2860.4">
            <text:p>2.86E+03</text:p>
          </table:table-cell>
          <table:table-cell table:style-name="ce22" office:value-type="float" office:value="9.4073E-7">
            <text:p>9.41E-07</text:p>
          </table:table-cell>
          <table:table-cell table:style-name="ce22" office:value-type="float" office:value="9.191E-5">
            <text:p>9.19E-05</text:p>
          </table:table-cell>
          <table:table-cell table:style-name="ce22" office:value-type="float" office:value="0.002036">
            <text:p>2.04E-03</text:p>
          </table:table-cell>
        </table:table-row>
        <table:table-row table:style-name="ro2">
          <table:table-cell table:style-name="ce22" office:value-type="float" office:value="2916">
            <text:p>2.92E+03</text:p>
          </table:table-cell>
          <table:table-cell table:style-name="ce22" office:value-type="float" office:value="6.8626E-7">
            <text:p>6.86E-07</text:p>
          </table:table-cell>
          <table:table-cell table:style-name="ce22" office:value-type="float" office:value="7.0555E-5">
            <text:p>7.06E-05</text:p>
          </table:table-cell>
          <table:table-cell table:style-name="ce22" office:value-type="float" office:value="0.0016624">
            <text:p>1.66E-03</text:p>
          </table:table-cell>
        </table:table-row>
        <table:table-row table:style-name="ro2">
          <table:table-cell table:style-name="ce22" office:value-type="float" office:value="2972">
            <text:p>2.97E+03</text:p>
          </table:table-cell>
          <table:table-cell table:style-name="ce22" office:value-type="float" office:value="4.985E-7">
            <text:p>4.99E-07</text:p>
          </table:table-cell>
          <table:table-cell table:style-name="ce22" office:value-type="float" office:value="5.3892E-5">
            <text:p>5.39E-05</text:p>
          </table:table-cell>
          <table:table-cell table:style-name="ce22" office:value-type="float" office:value="0.001349">
            <text:p>1.35E-03</text:p>
          </table:table-cell>
        </table:table-row>
        <table:table-row table:style-name="ro2">
          <table:table-cell table:style-name="ce22" office:value-type="float" office:value="3028.4">
            <text:p>3.03E+03</text:p>
          </table:table-cell>
          <table:table-cell table:style-name="ce22" office:value-type="float" office:value="3.6057E-7">
            <text:p>3.61E-07</text:p>
          </table:table-cell>
          <table:table-cell table:style-name="ce22" office:value-type="float" office:value="4.096E-5">
            <text:p>4.10E-05</text:p>
          </table:table-cell>
          <table:table-cell table:style-name="ce22" office:value-type="float" office:value="0.0010879">
            <text:p>1.09E-03</text:p>
          </table:table-cell>
        </table:table-row>
        <table:table-row table:style-name="ro2">
          <table:table-cell table:style-name="ce22" office:value-type="float" office:value="3085.1">
            <text:p>3.09E+03</text:p>
          </table:table-cell>
          <table:table-cell table:style-name="ce22" office:value-type="float" office:value="2.597E-7">
            <text:p>2.60E-07</text:p>
          </table:table-cell>
          <table:table-cell table:style-name="ce22" office:value-type="float" office:value="3.0979E-5">
            <text:p>3.10E-05</text:p>
          </table:table-cell>
          <table:table-cell table:style-name="ce22" office:value-type="float" office:value="8.7212E-4">
            <text:p>8.72E-04</text:p>
          </table:table-cell>
        </table:table-row>
        <table:table-row table:style-name="ro2">
          <table:table-cell table:style-name="ce22" office:value-type="float" office:value="3142.2">
            <text:p>3.14E+03</text:p>
          </table:table-cell>
          <table:table-cell table:style-name="ce22" office:value-type="float" office:value="1.8625E-7">
            <text:p>1.86E-07</text:p>
          </table:table-cell>
          <table:table-cell table:style-name="ce22" office:value-type="float" office:value="2.3315E-5">
            <text:p>2.33E-05</text:p>
          </table:table-cell>
          <table:table-cell table:style-name="ce22" office:value-type="float" office:value="6.9495E-4">
            <text:p>6.95E-04</text:p>
          </table:table-cell>
        </table:table-row>
        <table:table-row table:style-name="ro2">
          <table:table-cell table:style-name="ce22" office:value-type="float" office:value="3199.6">
            <text:p>3.20E+03</text:p>
          </table:table-cell>
          <table:table-cell table:style-name="ce22" office:value-type="float" office:value="1.3302E-7">
            <text:p>1.33E-07</text:p>
          </table:table-cell>
          <table:table-cell table:style-name="ce22" office:value-type="float" office:value="1.7461E-5">
            <text:p>1.75E-05</text:p>
          </table:table-cell>
          <table:table-cell table:style-name="ce22" office:value-type="float" office:value="5.5051E-4">
            <text:p>5.51E-04</text:p>
          </table:table-cell>
        </table:table-row>
        <table:table-row table:style-name="ro2">
          <table:table-cell table:style-name="ce22" office:value-type="float" office:value="3257.3">
            <text:p>3.26E+03</text:p>
          </table:table-cell>
          <table:table-cell table:style-name="ce22" office:value-type="float" office:value="9.4595E-8">
            <text:p>9.46E-08</text:p>
          </table:table-cell>
          <table:table-cell table:style-name="ce22" office:value-type="float" office:value="1.3014E-5">
            <text:p>1.30E-05</text:p>
          </table:table-cell>
          <table:table-cell table:style-name="ce22" office:value-type="float" office:value="4.3355E-4">
            <text:p>4.34E-04</text:p>
          </table:table-cell>
        </table:table-row>
        <table:table-row table:style-name="ro2">
          <table:table-cell table:style-name="ce22" office:value-type="float" office:value="3315.3">
            <text:p>3.32E+03</text:p>
          </table:table-cell>
          <table:table-cell table:style-name="ce22" office:value-type="float" office:value="6.6988E-8">
            <text:p>6.70E-08</text:p>
          </table:table-cell>
          <table:table-cell table:style-name="ce22" office:value-type="float" office:value="9.6526E-6">
            <text:p>9.65E-06</text:p>
          </table:table-cell>
          <table:table-cell table:style-name="ce22" office:value-type="float" office:value="3.3947E-4">
            <text:p>3.39E-04</text:p>
          </table:table-cell>
        </table:table-row>
        <table:table-row table:style-name="ro2">
          <table:table-cell table:style-name="ce22" office:value-type="float" office:value="3373.6">
            <text:p>3.37E+03</text:p>
          </table:table-cell>
          <table:table-cell table:style-name="ce22" office:value-type="float" office:value="4.7239E-8">
            <text:p>4.72E-08</text:p>
          </table:table-cell>
          <table:table-cell table:style-name="ce22" office:value-type="float" office:value="7.125E-6">
            <text:p>7.13E-06</text:p>
          </table:table-cell>
          <table:table-cell table:style-name="ce22" office:value-type="float" office:value="2.6429E-4">
            <text:p>2.64E-04</text:p>
          </table:table-cell>
        </table:table-row>
        <table:table-row table:style-name="ro2">
          <table:table-cell table:style-name="ce22" office:value-type="float" office:value="3432.3">
            <text:p>3.43E+03</text:p>
          </table:table-cell>
          <table:table-cell table:style-name="ce22" office:value-type="float" office:value="3.3172E-8">
            <text:p>3.32E-08</text:p>
          </table:table-cell>
          <table:table-cell table:style-name="ce22" office:value-type="float" office:value="5.2342E-6">
            <text:p>5.23E-06</text:p>
          </table:table-cell>
          <table:table-cell table:style-name="ce22" office:value-type="float" office:value="2.0459E-4">
            <text:p>2.05E-04</text:p>
          </table:table-cell>
        </table:table-row>
        <table:table-row table:style-name="ro2">
          <table:table-cell table:style-name="ce22" office:value-type="float" office:value="3491.2">
            <text:p>3.49E+03</text:p>
          </table:table-cell>
          <table:table-cell table:style-name="ce22" office:value-type="float" office:value="2.3196E-8">
            <text:p>2.32E-08</text:p>
          </table:table-cell>
          <table:table-cell table:style-name="ce22" office:value-type="float" office:value="3.8269E-6">
            <text:p>3.83E-06</text:p>
          </table:table-cell>
          <table:table-cell table:style-name="ce22" office:value-type="float" office:value="1.5749E-4">
            <text:p>1.57E-04</text:p>
          </table:table-cell>
        </table:table-row>
        <table:table-row table:style-name="ro2">
          <table:table-cell table:style-name="ce22" office:value-type="float" office:value="3550.4">
            <text:p>3.55E+03</text:p>
          </table:table-cell>
          <table:table-cell table:style-name="ce22" office:value-type="float" office:value="1.6152E-8">
            <text:p>1.62E-08</text:p>
          </table:table-cell>
          <table:table-cell table:style-name="ce22" office:value-type="float" office:value="2.7847E-6">
            <text:p>2.78E-06</text:p>
          </table:table-cell>
          <table:table-cell table:style-name="ce22" office:value-type="float" office:value="1.2056E-4">
            <text:p>1.21E-04</text:p>
          </table:table-cell>
        </table:table-row>
        <table:table-row table:style-name="ro2">
          <table:table-cell table:style-name="ce22" office:value-type="float" office:value="3609.8">
            <text:p>3.61E+03</text:p>
          </table:table-cell>
          <table:table-cell table:style-name="ce22" office:value-type="float" office:value="1.12E-8">
            <text:p>1.12E-08</text:p>
          </table:table-cell>
          <table:table-cell table:style-name="ce22" office:value-type="float" office:value="2.0167E-6">
            <text:p>2.02E-06</text:p>
          </table:table-cell>
          <table:table-cell table:style-name="ce22" office:value-type="float" office:value="9.1787E-5">
            <text:p>9.18E-05</text:p>
          </table:table-cell>
        </table:table-row>
        <table:table-row table:style-name="ro2">
          <table:table-cell table:style-name="ce22" office:value-type="float" office:value="3669.5">
            <text:p>3.67E+03</text:p>
          </table:table-cell>
          <table:table-cell table:style-name="ce22" office:value-type="float" office:value="7.734E-9">
            <text:p>7.73E-09</text:p>
          </table:table-cell>
          <table:table-cell table:style-name="ce22" office:value-type="float" office:value="1.4537E-6">
            <text:p>1.45E-06</text:p>
          </table:table-cell>
          <table:table-cell table:style-name="ce22" office:value-type="float" office:value="6.9497E-5">
            <text:p>6.95E-05</text:p>
          </table:table-cell>
        </table:table-row>
        <table:table-row table:style-name="ro2">
          <table:table-cell table:style-name="ce22" office:value-type="float" office:value="3729.5">
            <text:p>3.73E+03</text:p>
          </table:table-cell>
          <table:table-cell table:style-name="ce22" office:value-type="float" office:value="5.3182E-9">
            <text:p>5.32E-09</text:p>
          </table:table-cell>
          <table:table-cell table:style-name="ce22" office:value-type="float" office:value="1.043E-6">
            <text:p>1.04E-06</text:p>
          </table:table-cell>
          <table:table-cell table:style-name="ce22" office:value-type="float" office:value="5.2335E-5">
            <text:p>5.23E-05</text:p>
          </table:table-cell>
        </table:table-row>
        <table:table-row table:style-name="ro2">
          <table:table-cell table:style-name="ce22" office:value-type="float" office:value="3789.7">
            <text:p>3.79E+03</text:p>
          </table:table-cell>
          <table:table-cell table:style-name="ce22" office:value-type="float" office:value="3.6418E-9">
            <text:p>3.64E-09</text:p>
          </table:table-cell>
          <table:table-cell table:style-name="ce22" office:value-type="float" office:value="7.4478E-7">
            <text:p>7.45E-07</text:p>
          </table:table-cell>
          <table:table-cell table:style-name="ce22" office:value-type="float" office:value="3.9199E-5">
            <text:p>3.92E-05</text:p>
          </table:table-cell>
        </table:table-row>
        <table:table-row table:style-name="ro2">
          <table:table-cell table:style-name="ce22" office:value-type="float" office:value="3850.1">
            <text:p>3.85E+03</text:p>
          </table:table-cell>
          <table:table-cell table:style-name="ce22" office:value-type="float" office:value="2.4834E-9">
            <text:p>2.48E-09</text:p>
          </table:table-cell>
          <table:table-cell table:style-name="ce22" office:value-type="float" office:value="5.2938E-7">
            <text:p>5.29E-07</text:p>
          </table:table-cell>
          <table:table-cell table:style-name="ce22" office:value-type="float" office:value="2.9204E-5">
            <text:p>2.92E-05</text:p>
          </table:table-cell>
        </table:table-row>
        <table:table-row table:style-name="ro2">
          <table:table-cell table:style-name="ce22" office:value-type="float" office:value="3910.8">
            <text:p>3.91E+03</text:p>
          </table:table-cell>
          <table:table-cell table:style-name="ce22" office:value-type="float" office:value="1.6864E-9">
            <text:p>1.69E-09</text:p>
          </table:table-cell>
          <table:table-cell table:style-name="ce22" office:value-type="float" office:value="3.7453E-7">
            <text:p>3.75E-07</text:p>
          </table:table-cell>
          <table:table-cell table:style-name="ce22" office:value-type="float" office:value="2.1642E-5">
            <text:p>2.16E-05</text:p>
          </table:table-cell>
        </table:table-row>
        <table:table-row table:style-name="ro2">
          <table:table-cell table:style-name="ce22" office:value-type="float" office:value="3971.7">
            <text:p>3.97E+03</text:p>
          </table:table-cell>
          <table:table-cell table:style-name="ce22" office:value-type="float" office:value="1.1405E-9">
            <text:p>1.14E-09</text:p>
          </table:table-cell>
          <table:table-cell table:style-name="ce22" office:value-type="float" office:value="2.6375E-7">
            <text:p>2.64E-07</text:p>
          </table:table-cell>
          <table:table-cell table:style-name="ce22" office:value-type="float" office:value="1.5954E-5">
            <text:p>1.60E-05</text:p>
          </table:table-cell>
        </table:table-row>
        <table:table-row table:style-name="ro2">
          <table:table-cell table:style-name="ce22" office:value-type="float" office:value="4032.7">
            <text:p>4.03E+03</text:p>
          </table:table-cell>
          <table:table-cell table:style-name="ce22" office:value-type="float" office:value="7.6804E-10">
            <text:p>7.68E-10</text:p>
          </table:table-cell>
          <table:table-cell table:style-name="ce22" office:value-type="float" office:value="1.8489E-7">
            <text:p>1.85E-07</text:p>
          </table:table-cell>
          <table:table-cell table:style-name="ce22" office:value-type="float" office:value="1.17E-5">
            <text:p>1.17E-05</text:p>
          </table:table-cell>
        </table:table-row>
        <table:table-row table:style-name="ro2">
          <table:table-cell table:style-name="ce22" office:value-type="float" office:value="4094">
            <text:p>4.09E+03</text:p>
          </table:table-cell>
          <table:table-cell table:style-name="ce22" office:value-type="float" office:value="5.1509E-10">
            <text:p>5.15E-10</text:p>
          </table:table-cell>
          <table:table-cell table:style-name="ce22" office:value-type="float" office:value="1.2901E-7">
            <text:p>1.29E-07</text:p>
          </table:table-cell>
          <table:table-cell table:style-name="ce22" office:value-type="float" office:value="8.535E-6">
            <text:p>8.54E-06</text:p>
          </table:table-cell>
        </table:table-row>
        <table:table-row table:style-name="ro2">
          <table:table-cell table:style-name="ce22" office:value-type="float" office:value="4155.4">
            <text:p>4.16E+03</text:p>
          </table:table-cell>
          <table:table-cell table:style-name="ce22" office:value-type="float" office:value="3.4402E-10">
            <text:p>3.44E-10</text:p>
          </table:table-cell>
          <table:table-cell table:style-name="ce22" office:value-type="float" office:value="8.9605E-8">
            <text:p>8.96E-08</text:p>
          </table:table-cell>
          <table:table-cell table:style-name="ce22" office:value-type="float" office:value="6.1943E-6">
            <text:p>6.19E-06</text:p>
          </table:table-cell>
        </table:table-row>
        <table:table-row table:style-name="ro2">
          <table:table-cell table:style-name="ce22" office:value-type="float" office:value="4217">
            <text:p>4.22E+03</text:p>
          </table:table-cell>
          <table:table-cell table:style-name="ce22" office:value-type="float" office:value="2.2881E-10">
            <text:p>2.29E-10</text:p>
          </table:table-cell>
          <table:table-cell table:style-name="ce22" office:value-type="float" office:value="6.1954E-8">
            <text:p>6.20E-08</text:p>
          </table:table-cell>
          <table:table-cell table:style-name="ce22" office:value-type="float" office:value="4.4724E-6">
            <text:p>4.47E-06</text:p>
          </table:table-cell>
        </table:table-row>
        <table:table-row table:style-name="ro2">
          <table:table-cell table:style-name="ce22" office:value-type="float" office:value="4278.8">
            <text:p>4.28E+03</text:p>
          </table:table-cell>
          <table:table-cell table:style-name="ce22" office:value-type="float" office:value="1.5155E-10">
            <text:p>1.52E-10</text:p>
          </table:table-cell>
          <table:table-cell table:style-name="ce22" office:value-type="float" office:value="4.2641E-8">
            <text:p>4.26E-08</text:p>
          </table:table-cell>
          <table:table-cell table:style-name="ce22" office:value-type="float" office:value="3.2127E-6">
            <text:p>3.21E-06</text:p>
          </table:table-cell>
        </table:table-row>
        <table:table-row table:style-name="ro2">
          <table:table-cell table:style-name="ce22" office:value-type="float" office:value="4340.7">
            <text:p>4.34E+03</text:p>
          </table:table-cell>
          <table:table-cell table:style-name="ce22" office:value-type="float" office:value="9.9969E-11">
            <text:p>1.00E-10</text:p>
          </table:table-cell>
          <table:table-cell table:style-name="ce22" office:value-type="float" office:value="2.9215E-8">
            <text:p>2.92E-08</text:p>
          </table:table-cell>
          <table:table-cell table:style-name="ce22" office:value-type="float" office:value="2.2962E-6">
            <text:p>2.30E-06</text:p>
          </table:table-cell>
        </table:table-row>
        <table:table-row table:style-name="ro2">
          <table:table-cell table:style-name="ce22" office:value-type="float" office:value="4402.8">
            <text:p>4.40E+03</text:p>
          </table:table-cell>
          <table:table-cell table:style-name="ce22" office:value-type="float" office:value="6.5669E-11">
            <text:p>6.57E-11</text:p>
          </table:table-cell>
          <table:table-cell table:style-name="ce22" office:value-type="float" office:value="1.9926E-8">
            <text:p>1.99E-08</text:p>
          </table:table-cell>
          <table:table-cell table:style-name="ce22" office:value-type="float" office:value="1.6328E-6">
            <text:p>1.63E-06</text:p>
          </table:table-cell>
        </table:table-row>
        <table:table-row table:style-name="ro2">
          <table:table-cell table:style-name="ce22" office:value-type="float" office:value="4465">
            <text:p>4.47E+03</text:p>
          </table:table-cell>
          <table:table-cell table:style-name="ce22" office:value-type="float" office:value="4.296E-11">
            <text:p>4.30E-11</text:p>
          </table:table-cell>
          <table:table-cell table:style-name="ce22" office:value-type="float" office:value="1.3529E-8">
            <text:p>1.35E-08</text:p>
          </table:table-cell>
          <table:table-cell table:style-name="ce22" office:value-type="float" office:value="1.1552E-6">
            <text:p>1.16E-06</text:p>
          </table:table-cell>
        </table:table-row>
        <table:table-row table:style-name="ro2">
          <table:table-cell table:style-name="ce22" office:value-type="float" office:value="4527.3">
            <text:p>4.53E+03</text:p>
          </table:table-cell>
          <table:table-cell table:style-name="ce22" office:value-type="float" office:value="2.7988E-11">
            <text:p>2.80E-11</text:p>
          </table:table-cell>
          <table:table-cell table:style-name="ce22" office:value-type="float" office:value="9.1446E-9">
            <text:p>9.14E-09</text:p>
          </table:table-cell>
          <table:table-cell table:style-name="ce22" office:value-type="float" office:value="8.1329E-7">
            <text:p>8.13E-07</text:p>
          </table:table-cell>
        </table:table-row>
        <table:table-row table:style-name="ro2">
          <table:table-cell table:style-name="ce22" office:value-type="float" office:value="4589.8">
            <text:p>4.59E+03</text:p>
          </table:table-cell>
          <table:table-cell table:style-name="ce22" office:value-type="float" office:value="1.8159E-11">
            <text:p>1.82E-11</text:p>
          </table:table-cell>
          <table:table-cell table:style-name="ce22" office:value-type="float" office:value="6.1533E-9">
            <text:p>6.15E-09</text:p>
          </table:table-cell>
          <table:table-cell table:style-name="ce22" office:value-type="float" office:value="5.697E-7">
            <text:p>5.70E-07</text:p>
          </table:table-cell>
        </table:table-row>
        <table:table-row table:style-name="ro2">
          <table:table-cell table:style-name="ce22" office:value-type="float" office:value="4652.3">
            <text:p>4.65E+03</text:p>
          </table:table-cell>
          <table:table-cell table:style-name="ce22" office:value-type="float" office:value="1.1733E-11">
            <text:p>1.17E-11</text:p>
          </table:table-cell>
          <table:table-cell table:style-name="ce22" office:value-type="float" office:value="4.1219E-9">
            <text:p>4.12E-09</text:p>
          </table:table-cell>
          <table:table-cell table:style-name="ce22" office:value-type="float" office:value="3.971E-7">
            <text:p>3.97E-07</text:p>
          </table:table-cell>
        </table:table-row>
        <table:table-row table:style-name="ro2">
          <table:table-cell table:style-name="ce22" office:value-type="float" office:value="4715">
            <text:p>4.72E+03</text:p>
          </table:table-cell>
          <table:table-cell table:style-name="ce22" office:value-type="float" office:value="7.5503E-12">
            <text:p>7.55E-12</text:p>
          </table:table-cell>
          <table:table-cell table:style-name="ce22" office:value-type="float" office:value="2.7489E-9">
            <text:p>2.75E-09</text:p>
          </table:table-cell>
          <table:table-cell table:style-name="ce22" office:value-type="float" office:value="2.7543E-7">
            <text:p>2.75E-07</text:p>
          </table:table-cell>
        </table:table-row>
        <table:table-row table:style-name="ro2">
          <table:table-cell table:style-name="ce22" office:value-type="float" office:value="4777.7">
            <text:p>4.78E+03</text:p>
          </table:table-cell>
          <table:table-cell table:style-name="ce22" office:value-type="float" office:value="4.8385E-12">
            <text:p>4.84E-12</text:p>
          </table:table-cell>
          <table:table-cell table:style-name="ce22" office:value-type="float" office:value="1.825E-9">
            <text:p>1.83E-09</text:p>
          </table:table-cell>
          <table:table-cell table:style-name="ce22" office:value-type="float" office:value="1.901E-7">
            <text:p>1.90E-07</text:p>
          </table:table-cell>
        </table:table-row>
        <table:table-row table:style-name="ro2">
          <table:table-cell table:style-name="ce22" office:value-type="float" office:value="4840.5">
            <text:p>4.84E+03</text:p>
          </table:table-cell>
          <table:table-cell table:style-name="ce22" office:value-type="float" office:value="3.088E-12">
            <text:p>3.09E-12</text:p>
          </table:table-cell>
          <table:table-cell table:style-name="ce22" office:value-type="float" office:value="1.2063E-9">
            <text:p>1.21E-09</text:p>
          </table:table-cell>
          <table:table-cell table:style-name="ce22" office:value-type="float" office:value="1.3057E-7">
            <text:p>1.31E-07</text:p>
          </table:table-cell>
        </table:table-row>
        <table:table-row table:style-name="ro2">
          <table:table-cell table:style-name="ce22" office:value-type="float" office:value="4903.3">
            <text:p>4.90E+03</text:p>
          </table:table-cell>
          <table:table-cell table:style-name="ce22" office:value-type="float" office:value="1.9627E-12">
            <text:p>1.96E-12</text:p>
          </table:table-cell>
          <table:table-cell table:style-name="ce22" office:value-type="float" office:value="7.9377E-10">
            <text:p>7.94E-10</text:p>
          </table:table-cell>
          <table:table-cell table:style-name="ce22" office:value-type="float" office:value="8.9244E-8">
            <text:p>8.92E-08</text:p>
          </table:table-cell>
        </table:table-row>
        <table:table-row table:style-name="ro2">
          <table:table-cell table:style-name="ce22" office:value-type="float" office:value="4966.3">
            <text:p>4.97E+03</text:p>
          </table:table-cell>
          <table:table-cell table:style-name="ce22" office:value-type="float" office:value="1.2424E-12">
            <text:p>1.24E-12</text:p>
          </table:table-cell>
          <table:table-cell table:style-name="ce22" office:value-type="float" office:value="5.2001E-10">
            <text:p>5.20E-10</text:p>
          </table:table-cell>
          <table:table-cell table:style-name="ce22" office:value-type="float" office:value="6.0703E-8">
            <text:p>6.07E-08</text:p>
          </table:table-cell>
        </table:table-row>
        <table:table-row table:style-name="ro2">
          <table:table-cell table:style-name="ce22" office:value-type="float" office:value="5029.2">
            <text:p>5.03E+03</text:p>
          </table:table-cell>
          <table:table-cell table:style-name="ce22" office:value-type="float" office:value="7.8319E-13">
            <text:p>7.83E-13</text:p>
          </table:table-cell>
          <table:table-cell table:style-name="ce22" office:value-type="float" office:value="3.3917E-10">
            <text:p>3.39E-10</text:p>
          </table:table-cell>
          <table:table-cell table:style-name="ce22" office:value-type="float" office:value="4.1091E-8">
            <text:p>4.11E-08</text:p>
          </table:table-cell>
        </table:table-row>
        <table:table-row table:style-name="ro2">
          <table:table-cell table:style-name="ce22" office:value-type="float" office:value="5092.2">
            <text:p>5.09E+03</text:p>
          </table:table-cell>
          <table:table-cell table:style-name="ce22" office:value-type="float" office:value="4.917E-13">
            <text:p>4.92E-13</text:p>
          </table:table-cell>
          <table:table-cell table:style-name="ce22" office:value-type="float" office:value="2.2024E-10">
            <text:p>2.20E-10</text:p>
          </table:table-cell>
          <table:table-cell table:style-name="ce22" office:value-type="float" office:value="2.7681E-8">
            <text:p>2.77E-08</text:p>
          </table:table-cell>
        </table:table-row>
        <table:table-row table:style-name="ro2">
          <table:table-cell table:style-name="ce22" office:value-type="float" office:value="5155.2">
            <text:p>5.16E+03</text:p>
          </table:table-cell>
          <table:table-cell table:style-name="ce22" office:value-type="float" office:value="3.0744E-13">
            <text:p>3.07E-13</text:p>
          </table:table-cell>
          <table:table-cell table:style-name="ce22" office:value-type="float" office:value="1.4239E-10">
            <text:p>1.42E-10</text:p>
          </table:table-cell>
          <table:table-cell table:style-name="ce22" office:value-type="float" office:value="1.8558E-8">
            <text:p>1.86E-08</text:p>
          </table:table-cell>
        </table:table-row>
        <table:table-row table:style-name="ro2">
          <table:table-cell table:style-name="ce22" office:value-type="float" office:value="5218.3">
            <text:p>5.22E+03</text:p>
          </table:table-cell>
          <table:table-cell table:style-name="ce22" office:value-type="float" office:value="1.9144E-13">
            <text:p>1.91E-13</text:p>
          </table:table-cell>
          <table:table-cell table:style-name="ce22" office:value-type="float" office:value="9.165E-11">
            <text:p>9.17E-11</text:p>
          </table:table-cell>
          <table:table-cell table:style-name="ce22" office:value-type="float" office:value="1.2383E-8">
            <text:p>1.24E-08</text:p>
          </table:table-cell>
        </table:table-row>
        <table:table-row table:style-name="ro2">
          <table:table-cell table:style-name="ce22" office:value-type="float" office:value="5281.3">
            <text:p>5.28E+03</text:p>
          </table:table-cell>
          <table:table-cell table:style-name="ce22" office:value-type="float" office:value="1.1872E-13">
            <text:p>1.19E-13</text:p>
          </table:table-cell>
          <table:table-cell table:style-name="ce22" office:value-type="float" office:value="5.8733E-11">
            <text:p>5.87E-11</text:p>
          </table:table-cell>
          <table:table-cell table:style-name="ce22" office:value-type="float" office:value="8.2232E-9">
            <text:p>8.22E-09</text:p>
          </table:table-cell>
        </table:table-row>
        <table:table-row table:style-name="ro2">
          <table:table-cell table:style-name="ce22" office:value-type="float" office:value="5344.4">
            <text:p>5.34E+03</text:p>
          </table:table-cell>
          <table:table-cell table:style-name="ce22" office:value-type="float" office:value="7.3325E-14">
            <text:p>7.33E-14</text:p>
          </table:table-cell>
          <table:table-cell table:style-name="ce22" office:value-type="float" office:value="3.7475E-11">
            <text:p>3.75E-11</text:p>
          </table:table-cell>
          <table:table-cell table:style-name="ce22" office:value-type="float" office:value="5.4349E-9">
            <text:p>5.43E-09</text:p>
          </table:table-cell>
        </table:table-row>
        <table:table-row table:style-name="ro2">
          <table:table-cell table:style-name="ce22" office:value-type="float" office:value="5407.4">
            <text:p>5.41E+03</text:p>
          </table:table-cell>
          <table:table-cell table:style-name="ce22" office:value-type="float" office:value="4.5102E-14">
            <text:p>4.51E-14</text:p>
          </table:table-cell>
          <table:table-cell table:style-name="ce22" office:value-type="float" office:value="2.3806E-11">
            <text:p>2.38E-11</text:p>
          </table:table-cell>
          <table:table-cell table:style-name="ce22" office:value-type="float" office:value="3.5752E-9">
            <text:p>3.58E-09</text:p>
          </table:table-cell>
        </table:table-row>
        <table:table-row table:style-name="ro2">
          <table:table-cell table:style-name="ce22" office:value-type="float" office:value="5470.4">
            <text:p>5.47E+03</text:p>
          </table:table-cell>
          <table:table-cell table:style-name="ce22" office:value-type="float" office:value="2.7629E-14">
            <text:p>2.76E-14</text:p>
          </table:table-cell>
          <table:table-cell table:style-name="ce22" office:value-type="float" office:value="1.5057E-11">
            <text:p>1.51E-11</text:p>
          </table:table-cell>
          <table:table-cell table:style-name="ce22" office:value-type="float" office:value="2.3407E-9">
            <text:p>2.34E-09</text:p>
          </table:table-cell>
        </table:table-row>
        <table:table-row table:style-name="ro2">
          <table:table-cell table:style-name="ce22" office:value-type="float" office:value="5533.3">
            <text:p>5.53E+03</text:p>
          </table:table-cell>
          <table:table-cell table:style-name="ce22" office:value-type="float" office:value="1.6856E-14">
            <text:p>1.69E-14</text:p>
          </table:table-cell>
          <table:table-cell table:style-name="ce22" office:value-type="float" office:value="9.4822E-12">
            <text:p>9.48E-12</text:p>
          </table:table-cell>
          <table:table-cell table:style-name="ce22" office:value-type="float" office:value="1.5253E-9">
            <text:p>1.53E-09</text:p>
          </table:table-cell>
        </table:table-row>
        <table:table-row table:style-name="ro2">
          <table:table-cell table:style-name="ce22" office:value-type="float" office:value="5596.2">
            <text:p>5.60E+03</text:p>
          </table:table-cell>
          <table:table-cell table:style-name="ce22" office:value-type="float" office:value="1.0242E-14">
            <text:p>1.02E-14</text:p>
          </table:table-cell>
          <table:table-cell table:style-name="ce22" office:value-type="float" office:value="5.9454E-12">
            <text:p>5.95E-12</text:p>
          </table:table-cell>
          <table:table-cell table:style-name="ce22" office:value-type="float" office:value="9.8934E-10">
            <text:p>9.89E-10</text:p>
          </table:table-cell>
        </table:table-row>
        <table:table-row table:style-name="ro2">
          <table:table-cell table:style-name="ce22" office:value-type="float" office:value="5659.1">
            <text:p>5.66E+03</text:p>
          </table:table-cell>
          <table:table-cell table:style-name="ce22" office:value-type="float" office:value="6.1976E-15">
            <text:p>6.20E-15</text:p>
          </table:table-cell>
          <table:table-cell table:style-name="ce22" office:value-type="float" office:value="3.7117E-12">
            <text:p>3.71E-12</text:p>
          </table:table-cell>
          <table:table-cell table:style-name="ce22" office:value-type="float" office:value="6.387E-10">
            <text:p>6.39E-10</text:p>
          </table:table-cell>
        </table:table-row>
        <table:table-row table:style-name="ro2">
          <table:table-cell table:style-name="ce22" office:value-type="float" office:value="5721.9">
            <text:p>5.72E+03</text:p>
          </table:table-cell>
          <table:table-cell table:style-name="ce22" office:value-type="float" office:value="3.7351E-15">
            <text:p>3.74E-15</text:p>
          </table:table-cell>
          <table:table-cell table:style-name="ce22" office:value-type="float" office:value="2.3072E-12">
            <text:p>2.31E-12</text:p>
          </table:table-cell>
          <table:table-cell table:style-name="ce22" office:value-type="float" office:value="4.1042E-10">
            <text:p>4.10E-10</text:p>
          </table:table-cell>
        </table:table-row>
        <table:table-row table:style-name="ro2">
          <table:table-cell table:style-name="ce22" office:value-type="float" office:value="5784.6">
            <text:p>5.78E+03</text:p>
          </table:table-cell>
          <table:table-cell table:style-name="ce22" office:value-type="float" office:value="2.2419E-15">
            <text:p>2.24E-15</text:p>
          </table:table-cell>
          <table:table-cell table:style-name="ce22" office:value-type="float" office:value="1.4279E-12">
            <text:p>1.43E-12</text:p>
          </table:table-cell>
          <table:table-cell table:style-name="ce22" office:value-type="float" office:value="2.6251E-10">
            <text:p>2.63E-10</text:p>
          </table:table-cell>
        </table:table-row>
        <table:table-row table:style-name="ro2">
          <table:table-cell table:style-name="ce22" office:value-type="float" office:value="5847.3">
            <text:p>5.85E+03</text:p>
          </table:table-cell>
          <table:table-cell table:style-name="ce22" office:value-type="float" office:value="1.3402E-15">
            <text:p>1.34E-15</text:p>
          </table:table-cell>
          <table:table-cell table:style-name="ce22" office:value-type="float" office:value="8.7994E-13">
            <text:p>8.80E-13</text:p>
          </table:table-cell>
          <table:table-cell table:style-name="ce22" office:value-type="float" office:value="1.6713E-10">
            <text:p>1.67E-10</text:p>
          </table:table-cell>
        </table:table-row>
        <table:table-row table:style-name="ro2">
          <table:table-cell table:style-name="ce22" office:value-type="float" office:value="5909.8">
            <text:p>5.91E+03</text:p>
          </table:table-cell>
          <table:table-cell table:style-name="ce22" office:value-type="float" office:value="7.9785E-16">
            <text:p>7.98E-16</text:p>
          </table:table-cell>
          <table:table-cell table:style-name="ce22" office:value-type="float" office:value="5.3992E-13">
            <text:p>5.40E-13</text:p>
          </table:table-cell>
          <table:table-cell table:style-name="ce22" office:value-type="float" office:value="1.0591E-10">
            <text:p>1.06E-10</text:p>
          </table:table-cell>
        </table:table-row>
        <table:table-row table:style-name="ro2">
          <table:table-cell table:style-name="ce22" office:value-type="float" office:value="5972.3">
            <text:p>5.97E+03</text:p>
          </table:table-cell>
          <table:table-cell table:style-name="ce22" office:value-type="float" office:value="4.7307E-16">
            <text:p>4.73E-16</text:p>
          </table:table-cell>
          <table:table-cell table:style-name="ce22" office:value-type="float" office:value="3.2986E-13">
            <text:p>3.30E-13</text:p>
          </table:table-cell>
          <table:table-cell table:style-name="ce22" office:value-type="float" office:value="6.681E-11">
            <text:p>6.68E-11</text:p>
          </table:table-cell>
        </table:table-row>
        <table:table-row table:style-name="ro2">
          <table:table-cell table:style-name="ce22" office:value-type="float" office:value="6034.6">
            <text:p>6.03E+03</text:p>
          </table:table-cell>
          <table:table-cell table:style-name="ce22" office:value-type="float" office:value="2.7935E-16">
            <text:p>2.79E-16</text:p>
          </table:table-cell>
          <table:table-cell table:style-name="ce22" office:value-type="float" office:value="2.0066E-13">
            <text:p>2.01E-13</text:p>
          </table:table-cell>
          <table:table-cell table:style-name="ce22" office:value-type="float" office:value="4.1951E-11">
            <text:p>4.20E-11</text:p>
          </table:table-cell>
        </table:table-row>
        <table:table-row table:style-name="ro2">
          <table:table-cell table:style-name="ce22" office:value-type="float" office:value="6096.8">
            <text:p>6.10E+03</text:p>
          </table:table-cell>
          <table:table-cell table:style-name="ce22" office:value-type="float" office:value="1.643E-16">
            <text:p>1.64E-16</text:p>
          </table:table-cell>
          <table:table-cell table:style-name="ce22" office:value-type="float" office:value="1.2155E-13">
            <text:p>1.22E-13</text:p>
          </table:table-cell>
          <table:table-cell table:style-name="ce22" office:value-type="float" office:value="2.6222E-11">
            <text:p>2.62E-11</text:p>
          </table:table-cell>
        </table:table-row>
        <table:table-row table:style-name="ro2">
          <table:table-cell table:style-name="ce22" office:value-type="float" office:value="6158.9">
            <text:p>6.16E+03</text:p>
          </table:table-cell>
          <table:table-cell table:style-name="ce22" office:value-type="float" office:value="9.6257E-17">
            <text:p>9.63E-17</text:p>
          </table:table-cell>
          <table:table-cell table:style-name="ce22" office:value-type="float" office:value="7.3308E-14">
            <text:p>7.33E-14</text:p>
          </table:table-cell>
          <table:table-cell table:style-name="ce22" office:value-type="float" office:value="1.6315E-11">
            <text:p>1.63E-11</text:p>
          </table:table-cell>
        </table:table-row>
        <table:table-row table:style-name="ro2">
          <table:table-cell table:style-name="ce22" office:value-type="float" office:value="6220.8">
            <text:p>6.22E+03</text:p>
          </table:table-cell>
          <table:table-cell table:style-name="ce22" office:value-type="float" office:value="5.6164E-17">
            <text:p>5.62E-17</text:p>
          </table:table-cell>
          <table:table-cell table:style-name="ce22" office:value-type="float" office:value="4.4025E-14">
            <text:p>4.40E-14</text:p>
          </table:table-cell>
          <table:table-cell table:style-name="ce22" office:value-type="float" office:value="1.0105E-11">
            <text:p>1.01E-11</text:p>
          </table:table-cell>
        </table:table-row>
        <table:table-row table:style-name="ro2">
          <table:table-cell table:style-name="ce22" office:value-type="float" office:value="6282.6">
            <text:p>6.28E+03</text:p>
          </table:table-cell>
          <table:table-cell table:style-name="ce22" office:value-type="float" office:value="3.2647E-17">
            <text:p>3.26E-17</text:p>
          </table:table-cell>
          <table:table-cell table:style-name="ce22" office:value-type="float" office:value="2.6326E-14">
            <text:p>2.63E-14</text:p>
          </table:table-cell>
          <table:table-cell table:style-name="ce22" office:value-type="float" office:value="6.2304E-12">
            <text:p>6.23E-12</text:p>
          </table:table-cell>
        </table:table-row>
        <table:table-row table:style-name="ro2">
          <table:table-cell table:style-name="ce22" office:value-type="float" office:value="6344.2">
            <text:p>6.34E+03</text:p>
          </table:table-cell>
          <table:table-cell table:style-name="ce22" office:value-type="float" office:value="1.8897E-17">
            <text:p>1.89E-17</text:p>
          </table:table-cell>
          <table:table-cell table:style-name="ce22" office:value-type="float" office:value="1.5675E-14">
            <text:p>1.57E-14</text:p>
          </table:table-cell>
          <table:table-cell table:style-name="ce22" office:value-type="float" office:value="3.8241E-12">
            <text:p>3.82E-12</text:p>
          </table:table-cell>
        </table:table-row>
        <table:table-row table:style-name="ro2">
          <table:table-cell table:style-name="ce22" office:value-type="float" office:value="6405.6">
            <text:p>6.41E+03</text:p>
          </table:table-cell>
          <table:table-cell table:style-name="ce22" office:value-type="float" office:value="1.0892E-17">
            <text:p>1.09E-17</text:p>
          </table:table-cell>
          <table:table-cell table:style-name="ce22" office:value-type="float" office:value="9.2938E-15">
            <text:p>9.29E-15</text:p>
          </table:table-cell>
          <table:table-cell table:style-name="ce22" office:value-type="float" office:value="2.3365E-12">
            <text:p>2.34E-12</text:p>
          </table:table-cell>
        </table:table-row>
        <table:table-row table:style-name="ro2">
          <table:table-cell table:style-name="ce22" office:value-type="float" office:value="6466.9">
            <text:p>6.47E+03</text:p>
          </table:table-cell>
          <table:table-cell table:style-name="ce22" office:value-type="float" office:value="6.2555E-18">
            <text:p>6.26E-18</text:p>
          </table:table-cell>
          <table:table-cell table:style-name="ce22" office:value-type="float" office:value="5.4866E-15">
            <text:p>5.49E-15</text:p>
          </table:table-cell>
          <table:table-cell table:style-name="ce22" office:value-type="float" office:value="1.4212E-12">
            <text:p>1.42E-12</text:p>
          </table:table-cell>
        </table:table-row>
        <table:table-row table:style-name="ro2">
          <table:table-cell table:style-name="ce22" office:value-type="float" office:value="6527.9">
            <text:p>6.53E+03</text:p>
          </table:table-cell>
          <table:table-cell table:style-name="ce22" office:value-type="float" office:value="3.5785E-18">
            <text:p>3.58E-18</text:p>
          </table:table-cell>
          <table:table-cell table:style-name="ce22" office:value-type="float" office:value="3.2252E-15">
            <text:p>3.23E-15</text:p>
          </table:table-cell>
          <table:table-cell table:style-name="ce22" office:value-type="float" office:value="8.6054E-13">
            <text:p>8.61E-13</text:p>
          </table:table-cell>
        </table:table-row>
        <table:table-row table:style-name="ro2">
          <table:table-cell table:style-name="ce22" office:value-type="float" office:value="6588.8">
            <text:p>6.59E+03</text:p>
          </table:table-cell>
          <table:table-cell table:style-name="ce22" office:value-type="float" office:value="2.0375E-18">
            <text:p>2.04E-18</text:p>
          </table:table-cell>
          <table:table-cell table:style-name="ce22" office:value-type="float" office:value="1.8879E-15">
            <text:p>1.89E-15</text:p>
          </table:table-cell>
          <table:table-cell table:style-name="ce22" office:value-type="float" office:value="5.1873E-13">
            <text:p>5.19E-13</text:p>
          </table:table-cell>
        </table:table-row>
        <table:table-row table:style-name="ro2">
          <table:table-cell table:style-name="ce22" office:value-type="float" office:value="6649.5">
            <text:p>6.65E+03</text:p>
          </table:table-cell>
          <table:table-cell table:style-name="ce22" office:value-type="float" office:value="1.1551E-18">
            <text:p>1.16E-18</text:p>
          </table:table-cell>
          <table:table-cell table:style-name="ce22" office:value-type="float" office:value="1.1005E-15">
            <text:p>1.10E-15</text:p>
          </table:table-cell>
          <table:table-cell table:style-name="ce22" office:value-type="float" office:value="3.1129E-13">
            <text:p>3.11E-13</text:p>
          </table:table-cell>
        </table:table-row>
        <table:table-row table:style-name="ro2">
          <table:table-cell table:style-name="ce22" office:value-type="float" office:value="6709.9">
            <text:p>6.71E+03</text:p>
          </table:table-cell>
          <table:table-cell table:style-name="ce22" office:value-type="float" office:value="6.5211E-19">
            <text:p>6.52E-19</text:p>
          </table:table-cell>
          <table:table-cell table:style-name="ce22" office:value-type="float" office:value="6.388E-16">
            <text:p>6.39E-16</text:p>
          </table:table-cell>
          <table:table-cell table:style-name="ce22" office:value-type="float" office:value="1.8597E-13">
            <text:p>1.86E-13</text:p>
          </table:table-cell>
        </table:table-row>
        <table:table-row table:style-name="ro2">
          <table:table-cell table:style-name="ce22" office:value-type="float" office:value="6770.1">
            <text:p>6.77E+03</text:p>
          </table:table-cell>
          <table:table-cell table:style-name="ce22" office:value-type="float" office:value="3.6636E-19">
            <text:p>3.66E-19</text:p>
          </table:table-cell>
          <table:table-cell table:style-name="ce22" office:value-type="float" office:value="3.6923E-16">
            <text:p>3.69E-16</text:p>
          </table:table-cell>
          <table:table-cell table:style-name="ce22" office:value-type="float" office:value="1.1061E-13">
            <text:p>1.11E-13</text:p>
          </table:table-cell>
        </table:table-row>
        <table:table-row table:style-name="ro2">
          <table:table-cell table:style-name="ce22" office:value-type="float" office:value="6830.1">
            <text:p>6.83E+03</text:p>
          </table:table-cell>
          <table:table-cell table:style-name="ce22" office:value-type="float" office:value="2.0484E-19">
            <text:p>2.05E-19</text:p>
          </table:table-cell>
          <table:table-cell table:style-name="ce22" office:value-type="float" office:value="2.1251E-16">
            <text:p>2.13E-16</text:p>
          </table:table-cell>
          <table:table-cell table:style-name="ce22" office:value-type="float" office:value="6.5491E-14">
            <text:p>6.55E-14</text:p>
          </table:table-cell>
        </table:table-row>
        <table:table-row table:style-name="ro2">
          <table:table-cell table:style-name="ce22" office:value-type="float" office:value="6889.8">
            <text:p>6.89E+03</text:p>
          </table:table-cell>
          <table:table-cell table:style-name="ce22" office:value-type="float" office:value="1.1429E-19">
            <text:p>1.14E-19</text:p>
          </table:table-cell>
          <table:table-cell table:style-name="ce22" office:value-type="float" office:value="1.218E-16">
            <text:p>1.22E-16</text:p>
          </table:table-cell>
          <table:table-cell table:style-name="ce22" office:value-type="float" office:value="3.8606E-14">
            <text:p>3.86E-14</text:p>
          </table:table-cell>
        </table:table-row>
        <table:table-row table:style-name="ro2">
          <table:table-cell table:style-name="ce22" office:value-type="float" office:value="6949.2">
            <text:p>6.95E+03</text:p>
          </table:table-cell>
          <table:table-cell table:style-name="ce22" office:value-type="float" office:value="6.3057E-20">
            <text:p>6.31E-20</text:p>
          </table:table-cell>
          <table:table-cell table:style-name="ce22" office:value-type="float" office:value="6.952E-17">
            <text:p>6.95E-17</text:p>
          </table:table-cell>
          <table:table-cell table:style-name="ce22" office:value-type="float" office:value="2.2657E-14">
            <text:p>2.27E-14</text:p>
          </table:table-cell>
        </table:table-row>
        <table:table-row table:style-name="ro2">
          <table:table-cell table:style-name="ce22" office:value-type="float" office:value="7008.4">
            <text:p>7.01E+03</text:p>
          </table:table-cell>
          <table:table-cell table:style-name="ce22" office:value-type="float" office:value="3.4385E-20">
            <text:p>3.44E-20</text:p>
          </table:table-cell>
          <table:table-cell table:style-name="ce22" office:value-type="float" office:value="3.9523E-17">
            <text:p>3.95E-17</text:p>
          </table:table-cell>
          <table:table-cell table:style-name="ce22" office:value-type="float" office:value="1.3238E-14">
            <text:p>1.32E-14</text:p>
          </table:table-cell>
        </table:table-row>
        <table:table-row table:style-name="ro2">
          <table:table-cell table:style-name="ce22" office:value-type="float" office:value="7067.3">
            <text:p>7.07E+03</text:p>
          </table:table-cell>
          <table:table-cell table:style-name="ce22" office:value-type="float" office:value="1.858E-20">
            <text:p>1.86E-20</text:p>
          </table:table-cell>
          <table:table-cell table:style-name="ce22" office:value-type="float" office:value="2.2374E-17">
            <text:p>2.24E-17</text:p>
          </table:table-cell>
          <table:table-cell table:style-name="ce22" office:value-type="float" office:value="7.7006E-15">
            <text:p>7.70E-15</text:p>
          </table:table-cell>
        </table:table-row>
        <table:table-row table:style-name="ro2">
          <table:table-cell table:style-name="ce22" office:value-type="float" office:value="7126">
            <text:p>7.13E+03</text:p>
          </table:table-cell>
          <table:table-cell table:style-name="ce22" office:value-type="float" office:value="9.9967E-21">
            <text:p>1.00E-20</text:p>
          </table:table-cell>
          <table:table-cell table:style-name="ce22" office:value-type="float" office:value="1.2613E-17">
            <text:p>1.26E-17</text:p>
          </table:table-cell>
          <table:table-cell table:style-name="ce22" office:value-type="float" office:value="4.4598E-15">
            <text:p>4.46E-15</text:p>
          </table:table-cell>
        </table:table-row>
        <table:table-row table:style-name="ro2">
          <table:table-cell table:style-name="ce22" office:value-type="float" office:value="7184.3">
            <text:p>7.18E+03</text:p>
          </table:table-cell>
          <table:table-cell table:style-name="ce22" office:value-type="float" office:value="5.3777E-21">
            <text:p>5.38E-21</text:p>
          </table:table-cell>
          <table:table-cell table:style-name="ce22" office:value-type="float" office:value="7.0784E-18">
            <text:p>7.08E-18</text:p>
          </table:table-cell>
          <table:table-cell table:style-name="ce22" office:value-type="float" office:value="2.5715E-15">
            <text:p>2.57E-15</text:p>
          </table:table-cell>
        </table:table-row>
        <table:table-row table:style-name="ro2">
          <table:table-cell table:style-name="ce22" office:value-type="float" office:value="7242.3">
            <text:p>7.24E+03</text:p>
          </table:table-cell>
          <table:table-cell table:style-name="ce22" office:value-type="float" office:value="2.9472E-21">
            <text:p>2.95E-21</text:p>
          </table:table-cell>
          <table:table-cell table:style-name="ce22" office:value-type="float" office:value="3.9525E-18">
            <text:p>3.95E-18</text:p>
          </table:table-cell>
          <table:table-cell table:style-name="ce22" office:value-type="float" office:value="1.4762E-15">
            <text:p>1.48E-15</text:p>
          </table:table-cell>
        </table:table-row>
        <table:table-row table:style-name="ro2">
          <table:table-cell table:style-name="ce22" office:value-type="float" office:value="7300">
            <text:p>7.30E+03</text:p>
          </table:table-cell>
          <table:table-cell table:style-name="ce22" office:value-type="float" office:value="1.6556E-21">
            <text:p>1.66E-21</text:p>
          </table:table-cell>
          <table:table-cell table:style-name="ce22" office:value-type="float" office:value="2.1961E-18">
            <text:p>2.20E-18</text:p>
          </table:table-cell>
          <table:table-cell table:style-name="ce22" office:value-type="float" office:value="8.4378E-16">
            <text:p>8.44E-16</text:p>
          </table:table-cell>
        </table:table-row>
        <table:table-row table:style-name="ro2">
          <table:table-cell table:style-name="ce22" office:value-type="float" office:value="7357.4">
            <text:p>7.36E+03</text:p>
          </table:table-cell>
          <table:table-cell table:style-name="ce22" office:value-type="float" office:value="8.7634E-22">
            <text:p>8.76E-22</text:p>
          </table:table-cell>
          <table:table-cell table:style-name="ce22" office:value-type="float" office:value="1.2144E-18">
            <text:p>1.21E-18</text:p>
          </table:table-cell>
          <table:table-cell table:style-name="ce22" office:value-type="float" office:value="4.8021E-16">
            <text:p>4.80E-16</text:p>
          </table:table-cell>
        </table:table-row>
        <table:table-row table:style-name="ro2">
          <table:table-cell table:style-name="ce22" office:value-type="float" office:value="7414.5">
            <text:p>7.41E+03</text:p>
          </table:table-cell>
          <table:table-cell table:style-name="ce22" office:value-type="float" office:value="4.7862E-22">
            <text:p>4.79E-22</text:p>
          </table:table-cell>
          <table:table-cell table:style-name="ce22" office:value-type="float" office:value="6.6926E-19">
            <text:p>6.69E-19</text:p>
          </table:table-cell>
          <table:table-cell table:style-name="ce22" office:value-type="float" office:value="2.721E-16">
            <text:p>2.72E-16</text:p>
          </table:table-cell>
        </table:table-row>
        <table:table-row table:style-name="ro2">
          <table:table-cell table:style-name="ce22" office:value-type="float" office:value="7471.2">
            <text:p>7.47E+03</text:p>
          </table:table-cell>
          <table:table-cell table:style-name="ce22" office:value-type="float" office:value="2.5079E-22">
            <text:p>2.51E-22</text:p>
          </table:table-cell>
          <table:table-cell table:style-name="ce22" office:value-type="float" office:value="3.6699E-19">
            <text:p>3.67E-19</text:p>
          </table:table-cell>
          <table:table-cell table:style-name="ce22" office:value-type="float" office:value="1.5352E-16">
            <text:p>1.54E-16</text:p>
          </table:table-cell>
        </table:table-row>
        <table:table-row table:style-name="ro2">
          <table:table-cell table:style-name="ce22" office:value-type="float" office:value="7527.6">
            <text:p>7.53E+03</text:p>
          </table:table-cell>
          <table:table-cell table:style-name="ce22" office:value-type="float" office:value="1.2315E-22">
            <text:p>1.23E-22</text:p>
          </table:table-cell>
          <table:table-cell table:style-name="ce22" office:value-type="float" office:value="2.006E-19">
            <text:p>2.01E-19</text:p>
          </table:table-cell>
          <table:table-cell table:style-name="ce22" office:value-type="float" office:value="8.6252E-17">
            <text:p>8.63E-17</text:p>
          </table:table-cell>
        </table:table-row>
        <table:table-row table:style-name="ro2">
          <table:table-cell table:style-name="ce22" office:value-type="float" office:value="7583.6">
            <text:p>7.58E+03</text:p>
          </table:table-cell>
          <table:table-cell table:style-name="ce22" office:value-type="float" office:value="7.891E-23">
            <text:p>7.89E-23</text:p>
          </table:table-cell>
          <table:table-cell table:style-name="ce22" office:value-type="float" office:value="1.0954E-19">
            <text:p>1.10E-19</text:p>
          </table:table-cell>
          <table:table-cell table:style-name="ce22" office:value-type="float" office:value="4.8254E-17">
            <text:p>4.83E-17</text:p>
          </table:table-cell>
        </table:table-row>
        <table:table-row table:style-name="ro2">
          <table:table-cell table:style-name="ce22" office:value-type="float" office:value="7639.2">
            <text:p>7.64E+03</text:p>
          </table:table-cell>
          <table:table-cell table:style-name="ce22" office:value-type="float" office:value="4.6016E-23">
            <text:p>4.60E-23</text:p>
          </table:table-cell>
          <table:table-cell table:style-name="ce22" office:value-type="float" office:value="5.956E-20">
            <text:p>5.96E-20</text:p>
          </table:table-cell>
          <table:table-cell table:style-name="ce22" office:value-type="float" office:value="2.6887E-17">
            <text:p>2.69E-17</text:p>
          </table:table-cell>
        </table:table-row>
        <table:table-row table:style-name="ro2">
          <table:table-cell table:style-name="ce22" office:value-type="float" office:value="7694.5">
            <text:p>7.69E+03</text:p>
          </table:table-cell>
          <table:table-cell table:style-name="ce22" office:value-type="float" office:value="3.6765E-23">
            <text:p>3.68E-23</text:p>
          </table:table-cell>
          <table:table-cell table:style-name="ce22" office:value-type="float" office:value="3.2412E-20">
            <text:p>3.24E-20</text:p>
          </table:table-cell>
          <table:table-cell table:style-name="ce22" office:value-type="float" office:value="1.4912E-17">
            <text:p>1.49E-17</text:p>
          </table:table-cell>
        </table:table-row>
        <table:table-row table:style-name="ro2">
          <table:table-cell table:style-name="ce22" office:value-type="float" office:value="7749.4">
            <text:p>7.75E+03</text:p>
          </table:table-cell>
          <table:table-cell table:style-name="ce22" office:value-type="float" office:value="4.295E-23">
            <text:p>4.30E-23</text:p>
          </table:table-cell>
          <table:table-cell table:style-name="ce22" office:value-type="float" office:value="1.761E-20">
            <text:p>1.76E-20</text:p>
          </table:table-cell>
          <table:table-cell table:style-name="ce22" office:value-type="float" office:value="8.2404E-18">
            <text:p>8.24E-18</text:p>
          </table:table-cell>
        </table:table-row>
        <table:table-row table:style-name="ro2">
          <table:table-cell table:style-name="ce22" office:value-type="float" office:value="7803.9">
            <text:p>7.80E+03</text:p>
          </table:table-cell>
          <table:table-cell table:style-name="ce22" office:value-type="float" office:value="3.1781E-23">
            <text:p>3.18E-23</text:p>
          </table:table-cell>
          <table:table-cell table:style-name="ce22" office:value-type="float" office:value="9.5004E-21">
            <text:p>9.50E-21</text:p>
          </table:table-cell>
          <table:table-cell table:style-name="ce22" office:value-type="float" office:value="4.5345E-18">
            <text:p>4.53E-18</text:p>
          </table:table-cell>
        </table:table-row>
        <table:table-row table:style-name="ro2">
          <table:table-cell table:style-name="ce22" office:value-type="float" office:value="7857.9">
            <text:p>7.86E+03</text:p>
          </table:table-cell>
          <table:table-cell table:style-name="ce22" office:value-type="float" office:value="1.9432E-23">
            <text:p>1.94E-23</text:p>
          </table:table-cell>
          <table:table-cell table:style-name="ce22" office:value-type="float" office:value="5.0653E-21">
            <text:p>5.07E-21</text:p>
          </table:table-cell>
          <table:table-cell table:style-name="ce22" office:value-type="float" office:value="2.4844E-18">
            <text:p>2.48E-18</text:p>
          </table:table-cell>
        </table:table-row>
        <table:table-row table:style-name="ro2">
          <table:table-cell table:style-name="ce22" office:value-type="float" office:value="7911.6">
            <text:p>7.91E+03</text:p>
          </table:table-cell>
          <table:table-cell table:style-name="ce22" office:value-type="float" office:value="9.451E-24">
            <text:p>9.45E-24</text:p>
          </table:table-cell>
          <table:table-cell table:style-name="ce22" office:value-type="float" office:value="2.7021E-21">
            <text:p>2.70E-21</text:p>
          </table:table-cell>
          <table:table-cell table:style-name="ce22" office:value-type="float" office:value="1.3564E-18">
            <text:p>1.36E-18</text:p>
          </table:table-cell>
        </table:table-row>
        <table:table-row table:style-name="ro2">
          <table:table-cell table:style-name="ce22" office:value-type="float" office:value="7964.9">
            <text:p>7.96E+03</text:p>
          </table:table-cell>
          <table:table-cell table:style-name="ce22" office:value-type="float" office:value="2.853E-24">
            <text:p>2.85E-24</text:p>
          </table:table-cell>
          <table:table-cell table:style-name="ce22" office:value-type="float" office:value="1.4872E-21">
            <text:p>1.49E-21</text:p>
          </table:table-cell>
          <table:table-cell table:style-name="ce22" office:value-type="float" office:value="7.3647E-19">
            <text:p>7.36E-19</text:p>
          </table:table-cell>
        </table:table-row>
        <table:table-row table:style-name="ro2">
          <table:table-cell table:style-name="ce22" office:value-type="float" office:value="8017.7">
            <text:p>8.02E+03</text:p>
          </table:table-cell>
          <table:table-cell table:style-name="ce22" office:value-type="float" office:value="2.4878E-25">
            <text:p>2.49E-25</text:p>
          </table:table-cell>
          <table:table-cell table:style-name="ce22" office:value-type="float" office:value="7.6832E-22">
            <text:p>7.68E-22</text:p>
          </table:table-cell>
          <table:table-cell table:style-name="ce22" office:value-type="float" office:value="3.9792E-19">
            <text:p>3.98E-19</text:p>
          </table:table-cell>
        </table:table-row>
        <table:table-row table:style-name="ro2">
          <table:table-cell table:style-name="ce22" office:value-type="float" office:value="8070.1">
            <text:p>8.07E+03</text:p>
          </table:table-cell>
          <table:table-cell table:style-name="ce22" office:value-type="float" office:value="3.1901E-25">
            <text:p>3.19E-25</text:p>
          </table:table-cell>
          <table:table-cell table:style-name="ce22" office:value-type="float" office:value="3.8108E-22">
            <text:p>3.81E-22</text:p>
          </table:table-cell>
          <table:table-cell table:style-name="ce22" office:value-type="float" office:value="2.1378E-19">
            <text:p>2.14E-19</text:p>
          </table:table-cell>
        </table:table-row>
        <table:table-row table:style-name="ro2">
          <table:table-cell table:style-name="ce22" office:value-type="float" office:value="8122">
            <text:p>8.12E+03</text:p>
          </table:table-cell>
          <table:table-cell table:style-name="ce22" office:value-type="float" office:value="1.6374E-25">
            <text:p>1.64E-25</text:p>
          </table:table-cell>
          <table:table-cell table:style-name="ce22" office:value-type="float" office:value="1.8499E-22">
            <text:p>1.85E-22</text:p>
          </table:table-cell>
          <table:table-cell table:style-name="ce22" office:value-type="float" office:value="1.1456E-19">
            <text:p>1.15E-19</text:p>
          </table:table-cell>
        </table:table-row>
        <table:table-row table:style-name="ro2">
          <table:table-cell table:style-name="ce22" office:value-type="float" office:value="8173.5">
            <text:p>8.17E+03</text:p>
          </table:table-cell>
          <table:table-cell table:style-name="ce22" office:value-type="float" office:value="3.6131E-26">
            <text:p>3.61E-26</text:p>
          </table:table-cell>
          <table:table-cell table:style-name="ce22" office:value-type="float" office:value="9.5341E-23">
            <text:p>9.53E-23</text:p>
          </table:table-cell>
          <table:table-cell table:style-name="ce22" office:value-type="float" office:value="6.1105E-20">
            <text:p>6.11E-20</text:p>
          </table:table-cell>
        </table:table-row>
        <table:table-row table:style-name="ro2">
          <table:table-cell table:style-name="ce22" office:value-type="float" office:value="8224.5">
            <text:p>8.22E+03</text:p>
          </table:table-cell>
          <table:table-cell table:style-name="ce22" office:value-type="float" office:value="2.5167E-25">
            <text:p>2.52E-25</text:p>
          </table:table-cell>
          <table:table-cell table:style-name="ce22" office:value-type="float" office:value="5.4203E-23">
            <text:p>5.42E-23</text:p>
          </table:table-cell>
          <table:table-cell table:style-name="ce22" office:value-type="float" office:value="3.2335E-20">
            <text:p>3.23E-20</text:p>
          </table:table-cell>
        </table:table-row>
        <table:table-row table:style-name="ro2">
          <table:table-cell table:style-name="ce22" office:value-type="float" office:value="8275.1">
            <text:p>8.28E+03</text:p>
          </table:table-cell>
          <table:table-cell table:style-name="ce22" office:value-type="float" office:value="3.1449E-24">
            <text:p>3.14E-24</text:p>
          </table:table-cell>
          <table:table-cell table:style-name="ce22" office:value-type="float" office:value="3.5879E-23">
            <text:p>3.59E-23</text:p>
          </table:table-cell>
          <table:table-cell table:style-name="ce22" office:value-type="float" office:value="1.7186E-20">
            <text:p>1.72E-20</text:p>
          </table:table-cell>
        </table:table-row>
        <table:table-row table:style-name="ro2">
          <table:table-cell table:style-name="ce22" office:value-type="float" office:value="8325.1">
            <text:p>8.33E+03</text:p>
          </table:table-cell>
          <table:table-cell table:style-name="ce22" office:value-type="float" office:value="5.3968E-24">
            <text:p>5.40E-24</text:p>
          </table:table-cell>
          <table:table-cell table:style-name="ce22" office:value-type="float" office:value="2.2408E-23">
            <text:p>2.24E-23</text:p>
          </table:table-cell>
          <table:table-cell table:style-name="ce22" office:value-type="float" office:value="9.1928E-21">
            <text:p>9.19E-21</text:p>
          </table:table-cell>
        </table:table-row>
        <table:table-row table:style-name="ro2">
          <table:table-cell table:style-name="ce22" office:value-type="float" office:value="8374.7">
            <text:p>8.37E+03</text:p>
          </table:table-cell>
          <table:table-cell table:style-name="ce22" office:value-type="float" office:value="6.8768E-24">
            <text:p>6.88E-24</text:p>
          </table:table-cell>
          <table:table-cell table:style-name="ce22" office:value-type="float" office:value="1.1334E-23">
            <text:p>1.13E-23</text:p>
          </table:table-cell>
          <table:table-cell table:style-name="ce22" office:value-type="float" office:value="4.8764E-21">
            <text:p>4.88E-21</text:p>
          </table:table-cell>
        </table:table-row>
        <table:table-row table:style-name="ro2">
          <table:table-cell table:style-name="ce22" office:value-type="float" office:value="8423.8">
            <text:p>8.42E+03</text:p>
          </table:table-cell>
          <table:table-cell table:style-name="ce22" office:value-type="float" office:value="8.2712E-24">
            <text:p>8.27E-24</text:p>
          </table:table-cell>
          <table:table-cell table:style-name="ce22" office:value-type="float" office:value="3.7394E-24">
            <text:p>3.74E-24</text:p>
          </table:table-cell>
          <table:table-cell table:style-name="ce22" office:value-type="float" office:value="2.6089E-21">
            <text:p>2.61E-21</text:p>
          </table:table-cell>
        </table:table-row>
        <table:table-row table:style-name="ro2">
          <table:table-cell table:style-name="ce22" office:value-type="float" office:value="8472.4">
            <text:p>8.47E+03</text:p>
          </table:table-cell>
          <table:table-cell table:style-name="ce22" office:value-type="float" office:value="9.4777E-24">
            <text:p>9.48E-24</text:p>
          </table:table-cell>
          <table:table-cell table:style-name="ce22" office:value-type="float" office:value="1.7697E-24">
            <text:p>1.77E-24</text:p>
          </table:table-cell>
          <table:table-cell table:style-name="ce22" office:value-type="float" office:value="1.3937E-21">
            <text:p>1.39E-21</text:p>
          </table:table-cell>
        </table:table-row>
        <table:table-row table:style-name="ro2">
          <table:table-cell table:style-name="ce22" office:value-type="float" office:value="8520.5">
            <text:p>8.52E+03</text:p>
          </table:table-cell>
          <table:table-cell table:style-name="ce22" office:value-type="float" office:value="1.1295E-23">
            <text:p>1.13E-23</text:p>
          </table:table-cell>
          <table:table-cell table:style-name="ce22" office:value-type="float" office:value="9.3242E-25">
            <text:p>9.32E-25</text:p>
          </table:table-cell>
          <table:table-cell table:style-name="ce22" office:value-type="float" office:value="7.3558E-22">
            <text:p>7.36E-22</text:p>
          </table:table-cell>
        </table:table-row>
        <table:table-row table:style-name="ro2">
          <table:table-cell table:style-name="ce22" office:value-type="float" office:value="8568">
            <text:p>8.57E+03</text:p>
          </table:table-cell>
          <table:table-cell table:style-name="ce22" office:value-type="float" office:value="7.4727E-24">
            <text:p>7.47E-24</text:p>
          </table:table-cell>
          <table:table-cell table:style-name="ce22" office:value-type="float" office:value="6.3088E-25">
            <text:p>6.31E-25</text:p>
          </table:table-cell>
          <table:table-cell table:style-name="ce22" office:value-type="float" office:value="3.708E-22">
            <text:p>3.71E-22</text:p>
          </table:table-cell>
        </table:table-row>
        <table:table-row table:style-name="ro2">
          <table:table-cell table:style-name="ce22" office:value-type="float" office:value="8615.1">
            <text:p>8.62E+03</text:p>
          </table:table-cell>
          <table:table-cell table:style-name="ce22" office:value-type="float" office:value="5.8988E-24">
            <text:p>5.90E-24</text:p>
          </table:table-cell>
          <table:table-cell table:style-name="ce22" office:value-type="float" office:value="5.5298E-25">
            <text:p>5.53E-25</text:p>
          </table:table-cell>
          <table:table-cell table:style-name="ce22" office:value-type="float" office:value="1.8324E-22">
            <text:p>1.83E-22</text:p>
          </table:table-cell>
        </table:table-row>
        <table:table-row table:style-name="ro2">
          <table:table-cell table:style-name="ce22" office:value-type="float" office:value="8661.6">
            <text:p>8.66E+03</text:p>
          </table:table-cell>
          <table:table-cell table:style-name="ce22" office:value-type="float" office:value="3.4237E-24">
            <text:p>3.42E-24</text:p>
          </table:table-cell>
          <table:table-cell table:style-name="ce22" office:value-type="float" office:value="2.2026E-25">
            <text:p>2.20E-25</text:p>
          </table:table-cell>
          <table:table-cell table:style-name="ce22" office:value-type="float" office:value="1.047E-22">
            <text:p>1.05E-22</text:p>
          </table:table-cell>
        </table:table-row>
        <table:table-row table:style-name="ro2">
          <table:table-cell table:style-name="ce22" office:value-type="float" office:value="8707.5">
            <text:p>8.71E+03</text:p>
          </table:table-cell>
          <table:table-cell table:style-name="ce22" office:value-type="float" office:value="1.2985E-24">
            <text:p>1.30E-24</text:p>
          </table:table-cell>
          <table:table-cell table:style-name="ce22" office:value-type="float" office:value="1.7256E-25">
            <text:p>1.73E-25</text:p>
          </table:table-cell>
          <table:table-cell table:style-name="ce22" office:value-type="float" office:value="5.391E-23">
            <text:p>5.39E-23</text:p>
          </table:table-cell>
        </table:table-row>
        <table:table-row table:style-name="ro2">
          <table:table-cell table:style-name="ce22" office:value-type="float" office:value="8753">
            <text:p>8.75E+03</text:p>
          </table:table-cell>
          <table:table-cell table:style-name="ce22" office:value-type="float" office:value="1.2248E-24">
            <text:p>1.22E-24</text:p>
          </table:table-cell>
          <table:table-cell table:style-name="ce22" office:value-type="float" office:value="3.3449E-24">
            <text:p>3.34E-24</text:p>
          </table:table-cell>
          <table:table-cell table:style-name="ce22" office:value-type="float" office:value="2.854E-23">
            <text:p>2.85E-23</text:p>
          </table:table-cell>
        </table:table-row>
        <table:table-row table:style-name="ro2">
          <table:table-cell table:style-name="ce22" office:value-type="float" office:value="8797.8">
            <text:p>8.80E+03</text:p>
          </table:table-cell>
          <table:table-cell table:style-name="ce22" office:value-type="float" office:value="6.1943E-25">
            <text:p>6.19E-25</text:p>
          </table:table-cell>
          <table:table-cell table:style-name="ce22" office:value-type="float" office:value="6.8994E-24">
            <text:p>6.90E-24</text:p>
          </table:table-cell>
          <table:table-cell table:style-name="ce22" office:value-type="float" office:value="1.6831E-23">
            <text:p>1.68E-23</text:p>
          </table:table-cell>
        </table:table-row>
        <table:table-row table:style-name="ro2">
          <table:table-cell table:style-name="ce22" office:value-type="float" office:value="8842.1">
            <text:p>8.84E+03</text:p>
          </table:table-cell>
          <table:table-cell table:style-name="ce22" office:value-type="float" office:value="1.8031E-27">
            <text:p>1.80E-27</text:p>
          </table:table-cell>
          <table:table-cell table:style-name="ce22" office:value-type="float" office:value="6.238E-24">
            <text:p>6.24E-24</text:p>
          </table:table-cell>
          <table:table-cell table:style-name="ce22" office:value-type="float" office:value="7.4964E-24">
            <text:p>7.50E-24</text:p>
          </table:table-cell>
        </table:table-row>
        <table:table-row table:style-name="ro2">
          <table:table-cell table:style-name="ce22" office:value-type="float" office:value="8885.8">
            <text:p>8.89E+03</text:p>
          </table:table-cell>
          <table:table-cell table:style-name="ce22" office:value-type="float" office:value="1.7497E-25">
            <text:p>1.75E-25</text:p>
          </table:table-cell>
          <table:table-cell table:style-name="ce22" office:value-type="float" office:value="3.0699E-24">
            <text:p>3.07E-24</text:p>
          </table:table-cell>
          <table:table-cell table:style-name="ce22" office:value-type="float" office:value="4.879E-24">
            <text:p>4.88E-24</text:p>
          </table:table-cell>
        </table:table-row>
        <table:table-row table:style-name="ro2">
          <table:table-cell table:style-name="ce22" office:value-type="float" office:value="8929">
            <text:p>8.93E+03</text:p>
          </table:table-cell>
          <table:table-cell table:style-name="ce22" office:value-type="float" office:value="2.3877E-25">
            <text:p>2.39E-25</text:p>
          </table:table-cell>
          <table:table-cell table:style-name="ce22" office:value-type="float" office:value="3.4272E-25">
            <text:p>3.43E-25</text:p>
          </table:table-cell>
          <table:table-cell table:style-name="ce22" office:value-type="float" office:value="2.7251E-24">
            <text:p>2.73E-24</text:p>
          </table:table-cell>
        </table:table-row>
        <table:table-row table:style-name="ro2">
          <table:table-cell table:style-name="ce22" office:value-type="float" office:value="8971.5">
            <text:p>8.97E+03</text:p>
          </table:table-cell>
          <table:table-cell table:style-name="ce22" office:value-type="float" office:value="2.4375E-24">
            <text:p>2.44E-24</text:p>
          </table:table-cell>
          <table:table-cell table:style-name="ce22" office:value-type="float" office:value="3.926E-25">
            <text:p>3.93E-25</text:p>
          </table:table-cell>
          <table:table-cell table:style-name="ce22" office:value-type="float" office:value="5.2471E-25">
            <text:p>5.25E-25</text:p>
          </table:table-cell>
        </table:table-row>
        <table:table-row table:style-name="ro2">
          <table:table-cell table:style-name="ce22" office:value-type="float" office:value="9013.5">
            <text:p>9.01E+03</text:p>
          </table:table-cell>
          <table:table-cell table:style-name="ce22" office:value-type="float" office:value="5.3017E-24">
            <text:p>5.30E-24</text:p>
          </table:table-cell>
          <table:table-cell table:style-name="ce22" office:value-type="float" office:value="4.8325E-24">
            <text:p>4.83E-24</text:p>
          </table:table-cell>
          <table:table-cell table:style-name="ce22" office:value-type="float" office:value="1.4737E-25">
            <text:p>1.47E-25</text:p>
          </table:table-cell>
        </table:table-row>
        <table:table-row table:style-name="ro2">
          <table:table-cell table:style-name="ce22" office:value-type="float" office:value="9054.8">
            <text:p>9.05E+03</text:p>
          </table:table-cell>
          <table:table-cell table:style-name="ce22" office:value-type="float" office:value="5.4856E-24">
            <text:p>5.49E-24</text:p>
          </table:table-cell>
          <table:table-cell table:style-name="ce22" office:value-type="float" office:value="8.9062E-24">
            <text:p>8.91E-24</text:p>
          </table:table-cell>
          <table:table-cell table:style-name="ce22" office:value-type="float" office:value="4.7225E-25">
            <text:p>4.72E-25</text:p>
          </table:table-cell>
        </table:table-row>
        <table:table-row table:style-name="ro2">
          <table:table-cell table:style-name="ce22" office:value-type="float" office:value="9095.6">
            <text:p>9.10E+03</text:p>
          </table:table-cell>
          <table:table-cell table:style-name="ce22" office:value-type="float" office:value="8.7946E-24">
            <text:p>8.79E-24</text:p>
          </table:table-cell>
          <table:table-cell table:style-name="ce22" office:value-type="float" office:value="1.0685E-23">
            <text:p>1.07E-23</text:p>
          </table:table-cell>
          <table:table-cell table:style-name="ce22" office:value-type="float" office:value="6.8619E-26">
            <text:p>6.86E-26</text:p>
          </table:table-cell>
        </table:table-row>
        <table:table-row table:style-name="ro2">
          <table:table-cell table:style-name="ce22" office:value-type="float" office:value="9135.7">
            <text:p>9.14E+03</text:p>
          </table:table-cell>
          <table:table-cell table:style-name="ce22" office:value-type="float" office:value="1.214E-23">
            <text:p>1.21E-23</text:p>
          </table:table-cell>
          <table:table-cell table:style-name="ce22" office:value-type="float" office:value="8.0197E-24">
            <text:p>8.02E-24</text:p>
          </table:table-cell>
          <table:table-cell table:style-name="ce22" office:value-type="float" office:value="1.7776E-25">
            <text:p>1.78E-25</text:p>
          </table:table-cell>
        </table:table-row>
        <table:table-row table:style-name="ro2">
          <table:table-cell table:style-name="ce22" office:value-type="float" office:value="9175.2">
            <text:p>9.18E+03</text:p>
          </table:table-cell>
          <table:table-cell table:style-name="ce22" office:value-type="float" office:value="9.2248E-24">
            <text:p>9.22E-24</text:p>
          </table:table-cell>
          <table:table-cell table:style-name="ce22" office:value-type="float" office:value="2.4309E-24">
            <text:p>2.43E-24</text:p>
          </table:table-cell>
          <table:table-cell table:style-name="ce22" office:value-type="float" office:value="6.295E-25">
            <text:p>6.30E-25</text:p>
          </table:table-cell>
        </table:table-row>
        <table:table-row table:style-name="ro2">
          <table:table-cell table:style-name="ce22" office:value-type="float" office:value="9214.1">
            <text:p>9.21E+03</text:p>
          </table:table-cell>
          <table:table-cell table:style-name="ce22" office:value-type="float" office:value="8.3018E-24">
            <text:p>8.30E-24</text:p>
          </table:table-cell>
          <table:table-cell table:style-name="ce22" office:value-type="float" office:value="1.9138E-25">
            <text:p>1.91E-25</text:p>
          </table:table-cell>
          <table:table-cell table:style-name="ce22" office:value-type="float" office:value="1.89E-24">
            <text:p>1.89E-24</text:p>
          </table:table-cell>
        </table:table-row>
        <table:table-row table:style-name="ro2">
          <table:table-cell table:style-name="ce22" office:value-type="float" office:value="9252.4">
            <text:p>9.25E+03</text:p>
          </table:table-cell>
          <table:table-cell table:style-name="ce22" office:value-type="float" office:value="9.4097E-24">
            <text:p>9.41E-24</text:p>
          </table:table-cell>
          <table:table-cell table:style-name="ce22" office:value-type="float" office:value="9.369E-27">
            <text:p>9.37E-27</text:p>
          </table:table-cell>
          <table:table-cell table:style-name="ce22" office:value-type="float" office:value="1.9769E-24">
            <text:p>1.98E-24</text:p>
          </table:table-cell>
        </table:table-row>
        <table:table-row table:style-name="ro2">
          <table:table-cell table:style-name="ce22" office:value-type="float" office:value="9290">
            <text:p>9.29E+03</text:p>
          </table:table-cell>
          <table:table-cell table:style-name="ce22" office:value-type="float" office:value="1.0092E-23">
            <text:p>1.01E-23</text:p>
          </table:table-cell>
          <table:table-cell table:style-name="ce22" office:value-type="float" office:value="3.1966E-26">
            <text:p>3.20E-26</text:p>
          </table:table-cell>
          <table:table-cell table:style-name="ce22" office:value-type="float" office:value="3.2209E-24">
            <text:p>3.22E-24</text:p>
          </table:table-cell>
        </table:table-row>
        <table:table-row table:style-name="ro2">
          <table:table-cell table:style-name="ce22" office:value-type="float" office:value="9326.9">
            <text:p>9.33E+03</text:p>
          </table:table-cell>
          <table:table-cell table:style-name="ce22" office:value-type="float" office:value="1.1772E-23">
            <text:p>1.18E-23</text:p>
          </table:table-cell>
          <table:table-cell table:style-name="ce22" office:value-type="float" office:value="7.1136E-26">
            <text:p>7.11E-26</text:p>
          </table:table-cell>
          <table:table-cell table:style-name="ce22" office:value-type="float" office:value="3.7695E-24">
            <text:p>3.77E-24</text:p>
          </table:table-cell>
        </table:table-row>
        <table:table-row table:style-name="ro2">
          <table:table-cell table:style-name="ce22" office:value-type="float" office:value="9363.2">
            <text:p>9.36E+03</text:p>
          </table:table-cell>
          <table:table-cell table:style-name="ce22" office:value-type="float" office:value="1.0849E-23">
            <text:p>1.08E-23</text:p>
          </table:table-cell>
          <table:table-cell table:style-name="ce22" office:value-type="float" office:value="3.4833E-25">
            <text:p>3.48E-25</text:p>
          </table:table-cell>
          <table:table-cell table:style-name="ce22" office:value-type="float" office:value="1.6248E-24">
            <text:p>1.62E-24</text:p>
          </table:table-cell>
        </table:table-row>
        <table:table-row table:style-name="ro2">
          <table:table-cell table:style-name="ce22" office:value-type="float" office:value="9398.9">
            <text:p>9.40E+03</text:p>
          </table:table-cell>
          <table:table-cell table:style-name="ce22" office:value-type="float" office:value="6.1758E-24">
            <text:p>6.18E-24</text:p>
          </table:table-cell>
          <table:table-cell table:style-name="ce22" office:value-type="float" office:value="4.7098E-25">
            <text:p>4.71E-25</text:p>
          </table:table-cell>
          <table:table-cell table:style-name="ce22" office:value-type="float" office:value="3.3641E-26">
            <text:p>3.36E-26</text:p>
          </table:table-cell>
        </table:table-row>
        <table:table-row table:style-name="ro2">
          <table:table-cell table:style-name="ce22" office:value-type="float" office:value="9433.8">
            <text:p>9.43E+03</text:p>
          </table:table-cell>
          <table:table-cell table:style-name="ce22" office:value-type="float" office:value="2.6298E-24">
            <text:p>2.63E-24</text:p>
          </table:table-cell>
          <table:table-cell table:style-name="ce22" office:value-type="float" office:value="3.4823E-25">
            <text:p>3.48E-25</text:p>
          </table:table-cell>
          <table:table-cell table:style-name="ce22" office:value-type="float" office:value="8.7324E-26">
            <text:p>8.73E-26</text:p>
          </table:table-cell>
        </table:table-row>
        <table:table-row table:style-name="ro2">
          <table:table-cell table:style-name="ce22" office:value-type="float" office:value="9468.1">
            <text:p>9.47E+03</text:p>
          </table:table-cell>
          <table:table-cell table:style-name="ce22" office:value-type="float" office:value="3.7657E-24">
            <text:p>3.77E-24</text:p>
          </table:table-cell>
          <table:table-cell table:style-name="ce22" office:value-type="float" office:value="1.0482E-24">
            <text:p>1.05E-24</text:p>
          </table:table-cell>
          <table:table-cell table:style-name="ce22" office:value-type="float" office:value="2.3206E-25">
            <text:p>2.32E-25</text:p>
          </table:table-cell>
        </table:table-row>
        <table:table-row table:style-name="ro2">
          <table:table-cell table:style-name="ce22" office:value-type="float" office:value="9501.7">
            <text:p>9.50E+03</text:p>
          </table:table-cell>
          <table:table-cell table:style-name="ce22" office:value-type="float" office:value="3.9523E-24">
            <text:p>3.95E-24</text:p>
          </table:table-cell>
          <table:table-cell table:style-name="ce22" office:value-type="float" office:value="1.4707E-24">
            <text:p>1.47E-24</text:p>
          </table:table-cell>
          <table:table-cell table:style-name="ce22" office:value-type="float" office:value="1.5872E-26">
            <text:p>1.59E-26</text:p>
          </table:table-cell>
        </table:table-row>
        <table:table-row table:style-name="ro2">
          <table:table-cell table:style-name="ce22" office:value-type="float" office:value="9534.6">
            <text:p>9.53E+03</text:p>
          </table:table-cell>
          <table:table-cell table:style-name="ce22" office:value-type="float" office:value="5.6985E-24">
            <text:p>5.70E-24</text:p>
          </table:table-cell>
          <table:table-cell table:style-name="ce22" office:value-type="float" office:value="2.3916E-24">
            <text:p>2.39E-24</text:p>
          </table:table-cell>
          <table:table-cell table:style-name="ce22" office:value-type="float" office:value="2.0709E-25">
            <text:p>2.07E-25</text:p>
          </table:table-cell>
        </table:table-row>
        <table:table-row table:style-name="ro2">
          <table:table-cell table:style-name="ce22" office:value-type="float" office:value="9566.8">
            <text:p>9.57E+03</text:p>
          </table:table-cell>
          <table:table-cell table:style-name="ce22" office:value-type="float" office:value="8.4975E-24">
            <text:p>8.50E-24</text:p>
          </table:table-cell>
          <table:table-cell table:style-name="ce22" office:value-type="float" office:value="1.7191E-24">
            <text:p>1.72E-24</text:p>
          </table:table-cell>
          <table:table-cell table:style-name="ce22" office:value-type="float" office:value="7.1638E-25">
            <text:p>7.16E-25</text:p>
          </table:table-cell>
        </table:table-row>
        <table:table-row table:style-name="ro2">
          <table:table-cell table:style-name="ce22" office:value-type="float" office:value="9598.3">
            <text:p>9.60E+03</text:p>
          </table:table-cell>
          <table:table-cell table:style-name="ce22" office:value-type="float" office:value="4.1773E-24">
            <text:p>4.18E-24</text:p>
          </table:table-cell>
          <table:table-cell table:style-name="ce22" office:value-type="float" office:value="1.4892E-24">
            <text:p>1.49E-24</text:p>
          </table:table-cell>
          <table:table-cell table:style-name="ce22" office:value-type="float" office:value="2.0013E-24">
            <text:p>2.00E-24</text:p>
          </table:table-cell>
        </table:table-row>
        <table:table-row table:style-name="ro2">
          <table:table-cell table:style-name="ce22" office:value-type="float" office:value="9629">
            <text:p>9.63E+03</text:p>
          </table:table-cell>
          <table:table-cell table:style-name="ce22" office:value-type="float" office:value="2.4811E-24">
            <text:p>2.48E-24</text:p>
          </table:table-cell>
          <table:table-cell table:style-name="ce22" office:value-type="float" office:value="5.7327E-25">
            <text:p>5.73E-25</text:p>
          </table:table-cell>
          <table:table-cell table:style-name="ce22" office:value-type="float" office:value="1.3113E-24">
            <text:p>1.31E-24</text:p>
          </table:table-cell>
        </table:table-row>
        <table:table-row table:style-name="ro2">
          <table:table-cell table:style-name="ce22" office:value-type="float" office:value="9659.1">
            <text:p>9.66E+03</text:p>
          </table:table-cell>
          <table:table-cell table:style-name="ce22" office:value-type="float" office:value="8.8404E-25">
            <text:p>8.84E-25</text:p>
          </table:table-cell>
          <table:table-cell table:style-name="ce22" office:value-type="float" office:value="1.6028E-26">
            <text:p>1.60E-26</text:p>
          </table:table-cell>
          <table:table-cell table:style-name="ce22" office:value-type="float" office:value="5.6663E-25">
            <text:p>5.67E-25</text:p>
          </table:table-cell>
        </table:table-row>
        <table:table-row table:style-name="ro2">
          <table:table-cell table:style-name="ce22" office:value-type="float" office:value="9688.4">
            <text:p>9.69E+03</text:p>
          </table:table-cell>
          <table:table-cell table:style-name="ce22" office:value-type="float" office:value="1.3987E-26">
            <text:p>1.40E-26</text:p>
          </table:table-cell>
          <table:table-cell table:style-name="ce22" office:value-type="float" office:value="5.5878E-25">
            <text:p>5.59E-25</text:p>
          </table:table-cell>
          <table:table-cell table:style-name="ce22" office:value-type="float" office:value="1.2449E-24">
            <text:p>1.24E-24</text:p>
          </table:table-cell>
        </table:table-row>
        <table:table-row table:style-name="ro2">
          <table:table-cell table:style-name="ce22" office:value-type="float" office:value="9716.9">
            <text:p>9.72E+03</text:p>
          </table:table-cell>
          <table:table-cell table:style-name="ce22" office:value-type="float" office:value="8.3371E-26">
            <text:p>8.34E-26</text:p>
          </table:table-cell>
          <table:table-cell table:style-name="ce22" office:value-type="float" office:value="1.0347E-24">
            <text:p>1.03E-24</text:p>
          </table:table-cell>
          <table:table-cell table:style-name="ce22" office:value-type="float" office:value="6.4406E-25">
            <text:p>6.44E-25</text:p>
          </table:table-cell>
        </table:table-row>
        <table:table-row table:style-name="ro2">
          <table:table-cell table:style-name="ce22" office:value-type="float" office:value="9744.7">
            <text:p>9.74E+03</text:p>
          </table:table-cell>
          <table:table-cell table:style-name="ce22" office:value-type="float" office:value="1.6608E-26">
            <text:p>1.66E-26</text:p>
          </table:table-cell>
          <table:table-cell table:style-name="ce22" office:value-type="float" office:value="1.9283E-25">
            <text:p>1.93E-25</text:p>
          </table:table-cell>
          <table:table-cell table:style-name="ce22" office:value-type="float" office:value="5.4475E-25">
            <text:p>5.45E-25</text:p>
          </table:table-cell>
        </table:table-row>
        <table:table-row table:style-name="ro2">
          <table:table-cell table:style-name="ce22" office:value-type="float" office:value="9771.8">
            <text:p>9.77E+03</text:p>
          </table:table-cell>
          <table:table-cell table:style-name="ce22" office:value-type="float" office:value="9.0032E-26">
            <text:p>9.00E-26</text:p>
          </table:table-cell>
          <table:table-cell table:style-name="ce22" office:value-type="float" office:value="8.2171E-26">
            <text:p>8.22E-26</text:p>
          </table:table-cell>
          <table:table-cell table:style-name="ce22" office:value-type="float" office:value="5.6968E-27">
            <text:p>5.70E-27</text:p>
          </table:table-cell>
        </table:table-row>
        <table:table-row table:style-name="ro2">
          <table:table-cell table:style-name="ce22" office:value-type="float" office:value="9798">
            <text:p>9.80E+03</text:p>
          </table:table-cell>
          <table:table-cell table:style-name="ce22" office:value-type="float" office:value="7.3976E-25">
            <text:p>7.40E-25</text:p>
          </table:table-cell>
          <table:table-cell table:style-name="ce22" office:value-type="float" office:value="3.1346E-24">
            <text:p>3.13E-24</text:p>
          </table:table-cell>
          <table:table-cell table:style-name="ce22" office:value-type="float" office:value="3.7174E-29">
            <text:p>3.72E-29</text:p>
          </table:table-cell>
        </table:table-row>
        <table:table-row table:style-name="ro2">
          <table:table-cell table:style-name="ce22" office:value-type="float" office:value="9823.5">
            <text:p>9.82E+03</text:p>
          </table:table-cell>
          <table:table-cell table:style-name="ce22" office:value-type="float" office:value="1.1455E-24">
            <text:p>1.15E-24</text:p>
          </table:table-cell>
          <table:table-cell table:style-name="ce22" office:value-type="float" office:value="7.2028E-24">
            <text:p>7.20E-24</text:p>
          </table:table-cell>
          <table:table-cell table:style-name="ce22" office:value-type="float" office:value="3.2418E-25">
            <text:p>3.24E-25</text:p>
          </table:table-cell>
        </table:table-row>
        <table:table-row table:style-name="ro2">
          <table:table-cell table:style-name="ce22" office:value-type="float" office:value="9848.2">
            <text:p>9.85E+03</text:p>
          </table:table-cell>
          <table:table-cell table:style-name="ce22" office:value-type="float" office:value="4.7429E-25">
            <text:p>4.74E-25</text:p>
          </table:table-cell>
          <table:table-cell table:style-name="ce22" office:value-type="float" office:value="5.5355E-24">
            <text:p>5.54E-24</text:p>
          </table:table-cell>
          <table:table-cell table:style-name="ce22" office:value-type="float" office:value="3.0192E-26">
            <text:p>3.02E-26</text:p>
          </table:table-cell>
        </table:table-row>
        <table:table-row table:style-name="ro2">
          <table:table-cell table:style-name="ce22" office:value-type="float" office:value="9872">
            <text:p>9.87E+03</text:p>
          </table:table-cell>
          <table:table-cell table:style-name="ce22" office:value-type="float" office:value="3.6684E-25">
            <text:p>3.67E-25</text:p>
          </table:table-cell>
          <table:table-cell table:style-name="ce22" office:value-type="float" office:value="2.4585E-24">
            <text:p>2.46E-24</text:p>
          </table:table-cell>
          <table:table-cell table:style-name="ce22" office:value-type="float" office:value="8.0127E-26">
            <text:p>8.01E-26</text:p>
          </table:table-cell>
        </table:table-row>
        <table:table-row table:style-name="ro2">
          <table:table-cell table:style-name="ce22" office:value-type="float" office:value="9895">
            <text:p>9.90E+03</text:p>
          </table:table-cell>
          <table:table-cell table:style-name="ce22" office:value-type="float" office:value="3.3288E-25">
            <text:p>3.33E-25</text:p>
          </table:table-cell>
          <table:table-cell table:style-name="ce22" office:value-type="float" office:value="9.9094E-25">
            <text:p>9.91E-25</text:p>
          </table:table-cell>
          <table:table-cell table:style-name="ce22" office:value-type="float" office:value="2.1887E-25">
            <text:p>2.19E-25</text:p>
          </table:table-cell>
        </table:table-row>
        <table:table-row table:style-name="ro2">
          <table:table-cell table:style-name="ce22" office:value-type="float" office:value="9917.2">
            <text:p>9.92E+03</text:p>
          </table:table-cell>
          <table:table-cell table:style-name="ce22" office:value-type="float" office:value="1.1661E-24">
            <text:p>1.17E-24</text:p>
          </table:table-cell>
          <table:table-cell table:style-name="ce22" office:value-type="float" office:value="7.4116E-27">
            <text:p>7.41E-27</text:p>
          </table:table-cell>
          <table:table-cell table:style-name="ce22" office:value-type="float" office:value="6.7869E-27">
            <text:p>6.79E-27</text:p>
          </table:table-cell>
        </table:table-row>
        <table:table-row table:style-name="ro2">
          <table:table-cell table:style-name="ce22" office:value-type="float" office:value="9938.5">
            <text:p>9.94E+03</text:p>
          </table:table-cell>
          <table:table-cell table:style-name="ce22" office:value-type="float" office:value="1.1742E-25">
            <text:p>1.17E-25</text:p>
          </table:table-cell>
          <table:table-cell table:style-name="ce22" office:value-type="float" office:value="1.9919E-24">
            <text:p>1.99E-24</text:p>
          </table:table-cell>
          <table:table-cell table:style-name="ce22" office:value-type="float" office:value="2.8298E-26">
            <text:p>2.83E-26</text:p>
          </table:table-cell>
        </table:table-row>
        <table:table-row table:style-name="ro2">
          <table:table-cell table:style-name="ce22" office:value-type="float" office:value="9958.9">
            <text:p>9.96E+03</text:p>
          </table:table-cell>
          <table:table-cell table:style-name="ce22" office:value-type="float" office:value="2.1863E-27">
            <text:p>2.19E-27</text:p>
          </table:table-cell>
          <table:table-cell table:style-name="ce22" office:value-type="float" office:value="5.5541E-24">
            <text:p>5.55E-24</text:p>
          </table:table-cell>
          <table:table-cell table:style-name="ce22" office:value-type="float" office:value="2.7856E-26">
            <text:p>2.79E-26</text:p>
          </table:table-cell>
        </table:table-row>
        <table:table-row table:style-name="ro2">
          <table:table-cell table:style-name="ce22" office:value-type="float" office:value="9978.4">
            <text:p>9.98E+03</text:p>
          </table:table-cell>
          <table:table-cell table:style-name="ce22" office:value-type="float" office:value="1.1974E-25">
            <text:p>1.20E-25</text:p>
          </table:table-cell>
          <table:table-cell table:style-name="ce22" office:value-type="float" office:value="8.128E-24">
            <text:p>8.13E-24</text:p>
          </table:table-cell>
          <table:table-cell table:style-name="ce22" office:value-type="float" office:value="5.6102E-26">
            <text:p>5.61E-26</text:p>
          </table:table-cell>
        </table:table-row>
        <table:table-row table:style-name="ro2">
          <table:table-cell table:style-name="ce22" office:value-type="float" office:value="9996.9">
            <text:p>1.00E+04</text:p>
          </table:table-cell>
          <table:table-cell table:style-name="ce22" office:value-type="float" office:value="3.8929E-25">
            <text:p>3.89E-25</text:p>
          </table:table-cell>
          <table:table-cell table:style-name="ce22" office:value-type="float" office:value="9.2463E-24">
            <text:p>9.25E-24</text:p>
          </table:table-cell>
          <table:table-cell table:style-name="ce22" office:value-type="float" office:value="7.3373E-26">
            <text:p>7.34E-26</text:p>
          </table:table-cell>
        </table:table-row>
        <table:table-row table:style-name="ro2">
          <table:table-cell table:style-name="ce22" office:value-type="float" office:value="10014">
            <text:p>1.00E+04</text:p>
          </table:table-cell>
          <table:table-cell table:style-name="ce22" office:value-type="float" office:value="2.6396E-25">
            <text:p>2.64E-25</text:p>
          </table:table-cell>
          <table:table-cell table:style-name="ce22" office:value-type="float" office:value="1.2561E-23">
            <text:p>1.26E-23</text:p>
          </table:table-cell>
          <table:table-cell table:style-name="ce22" office:value-type="float" office:value="3.9173E-25">
            <text:p>3.92E-25</text:p>
          </table:table-cell>
        </table:table-row>
        <table:table-row table:style-name="ro2">
          <table:table-cell table:style-name="ce22" office:value-type="float" office:value="10031">
            <text:p>1.00E+04</text:p>
          </table:table-cell>
          <table:table-cell table:style-name="ce22" office:value-type="float" office:value="3.5762E-26">
            <text:p>3.58E-26</text:p>
          </table:table-cell>
          <table:table-cell table:style-name="ce22" office:value-type="float" office:value="9.7456E-24">
            <text:p>9.75E-24</text:p>
          </table:table-cell>
          <table:table-cell table:style-name="ce22" office:value-type="float" office:value="9.9614E-25">
            <text:p>9.96E-25</text:p>
          </table:table-cell>
        </table:table-row>
        <table:table-row table:style-name="ro2">
          <table:table-cell table:style-name="ce22" office:value-type="float" office:value="10046">
            <text:p>1.00E+04</text:p>
          </table:table-cell>
          <table:table-cell table:style-name="ce22" office:value-type="float" office:value="2.0868E-26">
            <text:p>2.09E-26</text:p>
          </table:table-cell>
          <table:table-cell table:style-name="ce22" office:value-type="float" office:value="1.1308E-23">
            <text:p>1.13E-23</text:p>
          </table:table-cell>
          <table:table-cell table:style-name="ce22" office:value-type="float" office:value="1.1596E-24">
            <text:p>1.16E-24</text:p>
          </table:table-cell>
        </table:table-row>
        <table:table-row table:style-name="ro2">
          <table:table-cell table:style-name="ce22" office:value-type="float" office:value="10060">
            <text:p>1.01E+04</text:p>
          </table:table-cell>
          <table:table-cell table:style-name="ce22" office:value-type="float" office:value="1.0814E-27">
            <text:p>1.08E-27</text:p>
          </table:table-cell>
          <table:table-cell table:style-name="ce22" office:value-type="float" office:value="1.3647E-23">
            <text:p>1.36E-23</text:p>
          </table:table-cell>
          <table:table-cell table:style-name="ce22" office:value-type="float" office:value="2.0041E-24">
            <text:p>2.00E-24</text:p>
          </table:table-cell>
        </table:table-row>
        <table:table-row table:style-name="ro2">
          <table:table-cell table:style-name="ce22" office:value-type="float" office:value="10072">
            <text:p>1.01E+04</text:p>
          </table:table-cell>
          <table:table-cell table:style-name="ce22" office:value-type="float" office:value="1.3216E-25">
            <text:p>1.32E-25</text:p>
          </table:table-cell>
          <table:table-cell table:style-name="ce22" office:value-type="float" office:value="1.0299E-23">
            <text:p>1.03E-23</text:p>
          </table:table-cell>
          <table:table-cell table:style-name="ce22" office:value-type="float" office:value="1.4084E-24">
            <text:p>1.41E-24</text:p>
          </table:table-cell>
        </table:table-row>
        <table:table-row table:style-name="ro2">
          <table:table-cell table:style-name="ce22" office:value-type="float" office:value="10083">
            <text:p>1.01E+04</text:p>
          </table:table-cell>
          <table:table-cell table:style-name="ce22" office:value-type="float" office:value="2.0377E-25">
            <text:p>2.04E-25</text:p>
          </table:table-cell>
          <table:table-cell table:style-name="ce22" office:value-type="float" office:value="6.4827E-24">
            <text:p>6.48E-24</text:p>
          </table:table-cell>
          <table:table-cell table:style-name="ce22" office:value-type="float" office:value="2.2947E-24">
            <text:p>2.29E-24</text:p>
          </table:table-cell>
        </table:table-row>
        <table:table-row table:style-name="ro2">
          <table:table-cell table:style-name="ce22" office:value-type="float" office:value="10093">
            <text:p>1.01E+04</text:p>
          </table:table-cell>
          <table:table-cell table:style-name="ce22" office:value-type="float" office:value="8.5323E-25">
            <text:p>8.53E-25</text:p>
          </table:table-cell>
          <table:table-cell table:style-name="ce22" office:value-type="float" office:value="2.9754E-24">
            <text:p>2.98E-24</text:p>
          </table:table-cell>
          <table:table-cell table:style-name="ce22" office:value-type="float" office:value="1.9315E-24">
            <text:p>1.93E-24</text:p>
          </table:table-cell>
        </table:table-row>
        <table:table-row table:style-name="ro2">
          <table:table-cell table:style-name="ce22" office:value-type="float" office:value="10106">
            <text:p>1.01E+04</text:p>
          </table:table-cell>
          <table:table-cell table:style-name="ce22" office:value-type="float" office:value="3.4228E-25">
            <text:p>3.42E-25</text:p>
          </table:table-cell>
          <table:table-cell table:style-name="ce22" office:value-type="float" office:value="1.7106E-24">
            <text:p>1.71E-24</text:p>
          </table:table-cell>
          <table:table-cell table:style-name="ce22" office:value-type="float" office:value="1.2465E-24">
            <text:p>1.25E-24</text:p>
          </table:table-cell>
        </table:table-row>
        <table:table-row table:style-name="ro2">
          <table:table-cell table:style-name="ce22" office:value-type="float" office:value="10120">
            <text:p>1.01E+04</text:p>
          </table:table-cell>
          <table:table-cell table:style-name="ce22" office:value-type="float" office:value="3.7096E-26">
            <text:p>3.71E-26</text:p>
          </table:table-cell>
          <table:table-cell table:style-name="ce22" office:value-type="float" office:value="4.2661E-25">
            <text:p>4.27E-25</text:p>
          </table:table-cell>
          <table:table-cell table:style-name="ce22" office:value-type="float" office:value="1.418E-24">
            <text:p>1.42E-24</text:p>
          </table:table-cell>
        </table:table-row>
        <table:table-row table:style-name="ro2">
          <table:table-cell table:style-name="ce22" office:value-type="float" office:value="10136">
            <text:p>1.01E+04</text:p>
          </table:table-cell>
          <table:table-cell table:style-name="ce22" office:value-type="float" office:value="2.4917E-27">
            <text:p>2.49E-27</text:p>
          </table:table-cell>
          <table:table-cell table:style-name="ce22" office:value-type="float" office:value="1.8366E-26">
            <text:p>1.84E-26</text:p>
          </table:table-cell>
          <table:table-cell table:style-name="ce22" office:value-type="float" office:value="4.4049E-26">
            <text:p>4.40E-26</text:p>
          </table:table-cell>
        </table:table-row>
        <table:table-row table:style-name="ro2">
          <table:table-cell table:style-name="ce22" office:value-type="float" office:value="10153">
            <text:p>1.02E+04</text:p>
          </table:table-cell>
          <table:table-cell table:style-name="ce22" office:value-type="float" office:value="7.4944E-25">
            <text:p>7.49E-25</text:p>
          </table:table-cell>
          <table:table-cell table:style-name="ce22" office:value-type="float" office:value="2.221E-26">
            <text:p>2.22E-26</text:p>
          </table:table-cell>
          <table:table-cell table:style-name="ce22" office:value-type="float" office:value="3.9704E-26">
            <text:p>3.97E-26</text:p>
          </table:table-cell>
        </table:table-row>
        <table:table-row table:style-name="ro2">
          <table:table-cell table:style-name="ce22" office:value-type="float" office:value="10172">
            <text:p>1.02E+04</text:p>
          </table:table-cell>
          <table:table-cell table:style-name="ce22" office:value-type="float" office:value="1.1618E-24">
            <text:p>1.16E-24</text:p>
          </table:table-cell>
          <table:table-cell table:style-name="ce22" office:value-type="float" office:value="5.2625E-26">
            <text:p>5.26E-26</text:p>
          </table:table-cell>
          <table:table-cell table:style-name="ce22" office:value-type="float" office:value="1.1639E-28">
            <text:p>1.16E-28</text:p>
          </table:table-cell>
        </table:table-row>
        <table:table-row table:style-name="ro2">
          <table:table-cell table:style-name="ce22" office:value-type="float" office:value="10192">
            <text:p>1.02E+04</text:p>
          </table:table-cell>
          <table:table-cell table:style-name="ce22" office:value-type="float" office:value="8.6493E-28">
            <text:p>8.65E-28</text:p>
          </table:table-cell>
          <table:table-cell table:style-name="ce22" office:value-type="float" office:value="7.1063E-25">
            <text:p>7.11E-25</text:p>
          </table:table-cell>
          <table:table-cell table:style-name="ce22" office:value-type="float" office:value="1.0051E-26">
            <text:p>1.01E-26</text:p>
          </table:table-cell>
        </table:table-row>
        <table:table-row table:style-name="ro2">
          <table:table-cell table:style-name="ce22" office:value-type="float" office:value="10213">
            <text:p>1.02E+04</text:p>
          </table:table-cell>
          <table:table-cell table:style-name="ce22" office:value-type="float" office:value="1.1545E-26">
            <text:p>1.15E-26</text:p>
          </table:table-cell>
          <table:table-cell table:style-name="ce22" office:value-type="float" office:value="1.9768E-24">
            <text:p>1.98E-24</text:p>
          </table:table-cell>
          <table:table-cell table:style-name="ce22" office:value-type="float" office:value="1.8079E-25">
            <text:p>1.81E-25</text:p>
          </table:table-cell>
        </table:table-row>
        <table:table-row table:style-name="ro2">
          <table:table-cell table:style-name="ce22" office:value-type="float" office:value="10236">
            <text:p>1.02E+04</text:p>
          </table:table-cell>
          <table:table-cell table:style-name="ce22" office:value-type="float" office:value="9.5491E-26">
            <text:p>9.55E-26</text:p>
          </table:table-cell>
          <table:table-cell table:style-name="ce22" office:value-type="float" office:value="2.2892E-24">
            <text:p>2.29E-24</text:p>
          </table:table-cell>
          <table:table-cell table:style-name="ce22" office:value-type="float" office:value="7.8811E-26">
            <text:p>7.88E-26</text:p>
          </table:table-cell>
        </table:table-row>
        <table:table-row table:style-name="ro2">
          <table:table-cell table:style-name="ce22" office:value-type="float" office:value="10261">
            <text:p>1.03E+04</text:p>
          </table:table-cell>
          <table:table-cell table:style-name="ce22" office:value-type="float" office:value="3.4976E-25">
            <text:p>3.50E-25</text:p>
          </table:table-cell>
          <table:table-cell table:style-name="ce22" office:value-type="float" office:value="1.0758E-24">
            <text:p>1.08E-24</text:p>
          </table:table-cell>
          <table:table-cell table:style-name="ce22" office:value-type="float" office:value="3.8882E-26">
            <text:p>3.89E-26</text:p>
          </table:table-cell>
        </table:table-row>
        <table:table-row table:style-name="ro2">
          <table:table-cell table:style-name="ce22" office:value-type="float" office:value="10287">
            <text:p>1.03E+04</text:p>
          </table:table-cell>
          <table:table-cell table:style-name="ce22" office:value-type="float" office:value="4.5768E-25">
            <text:p>4.58E-25</text:p>
          </table:table-cell>
          <table:table-cell table:style-name="ce22" office:value-type="float" office:value="5.0479E-26">
            <text:p>5.05E-26</text:p>
          </table:table-cell>
          <table:table-cell table:style-name="ce22" office:value-type="float" office:value="1.6753E-25">
            <text:p>1.68E-25</text:p>
          </table:table-cell>
        </table:table-row>
        <table:table-row table:style-name="ro2">
          <table:table-cell table:style-name="ce22" office:value-type="float" office:value="10315">
            <text:p>1.03E+04</text:p>
          </table:table-cell>
          <table:table-cell table:style-name="ce22" office:value-type="float" office:value="2.4098E-25">
            <text:p>2.41E-25</text:p>
          </table:table-cell>
          <table:table-cell table:style-name="ce22" office:value-type="float" office:value="4.6304E-25">
            <text:p>4.63E-25</text:p>
          </table:table-cell>
          <table:table-cell table:style-name="ce22" office:value-type="float" office:value="3.2506E-25">
            <text:p>3.25E-25</text:p>
          </table:table-cell>
        </table:table-row>
        <table:table-row table:style-name="ro2">
          <table:table-cell table:style-name="ce22" office:value-type="float" office:value="10345">
            <text:p>1.03E+04</text:p>
          </table:table-cell>
          <table:table-cell table:style-name="ce22" office:value-type="float" office:value="6.6849E-27">
            <text:p>6.68E-27</text:p>
          </table:table-cell>
          <table:table-cell table:style-name="ce22" office:value-type="float" office:value="2.3727E-24">
            <text:p>2.37E-24</text:p>
          </table:table-cell>
          <table:table-cell table:style-name="ce22" office:value-type="float" office:value="5.4685E-26">
            <text:p>5.47E-26</text:p>
          </table:table-cell>
        </table:table-row>
        <table:table-row table:style-name="ro2">
          <table:table-cell table:style-name="ce22" office:value-type="float" office:value="10378">
            <text:p>1.04E+04</text:p>
          </table:table-cell>
          <table:table-cell table:style-name="ce22" office:value-type="float" office:value="1.663E-25">
            <text:p>1.66E-25</text:p>
          </table:table-cell>
          <table:table-cell table:style-name="ce22" office:value-type="float" office:value="2.0302E-24">
            <text:p>2.03E-24</text:p>
          </table:table-cell>
          <table:table-cell table:style-name="ce22" office:value-type="float" office:value="7.6011E-25">
            <text:p>7.60E-25</text:p>
          </table:table-cell>
        </table:table-row>
        <table:table-row table:style-name="ro2">
          <table:table-cell table:style-name="ce22" office:value-type="float" office:value="10413">
            <text:p>1.04E+04</text:p>
          </table:table-cell>
          <table:table-cell table:style-name="ce22" office:value-type="float" office:value="2.4476E-25">
            <text:p>2.45E-25</text:p>
          </table:table-cell>
          <table:table-cell table:style-name="ce22" office:value-type="float" office:value="1.3188E-24">
            <text:p>1.32E-24</text:p>
          </table:table-cell>
          <table:table-cell table:style-name="ce22" office:value-type="float" office:value="9.4773E-25">
            <text:p>9.48E-25</text:p>
          </table:table-cell>
        </table:table-row>
        <table:table-row table:style-name="ro2">
          <table:table-cell table:style-name="ce22" office:value-type="float" office:value="10453">
            <text:p>1.05E+04</text:p>
          </table:table-cell>
          <table:table-cell table:style-name="ce22" office:value-type="float" office:value="2.4847E-26">
            <text:p>2.48E-26</text:p>
          </table:table-cell>
          <table:table-cell table:style-name="ce22" office:value-type="float" office:value="4.3351E-25">
            <text:p>4.34E-25</text:p>
          </table:table-cell>
          <table:table-cell table:style-name="ce22" office:value-type="float" office:value="8.0668E-25">
            <text:p>8.07E-25</text:p>
          </table:table-cell>
        </table:table-row>
        <table:table-row table:style-name="ro2">
          <table:table-cell table:style-name="ce22" office:value-type="float" office:value="10497">
            <text:p>1.05E+04</text:p>
          </table:table-cell>
          <table:table-cell table:style-name="ce22" office:value-type="float" office:value="8.8029E-26">
            <text:p>8.80E-26</text:p>
          </table:table-cell>
          <table:table-cell table:style-name="ce22" office:value-type="float" office:value="1.8907E-26">
            <text:p>1.89E-26</text:p>
          </table:table-cell>
          <table:table-cell table:style-name="ce22" office:value-type="float" office:value="1.9052E-24">
            <text:p>1.91E-24</text:p>
          </table:table-cell>
        </table:table-row>
        <table:table-row table:style-name="ro2">
          <table:table-cell table:style-name="ce22" office:value-type="float" office:value="10549">
            <text:p>1.05E+04</text:p>
          </table:table-cell>
          <table:table-cell table:style-name="ce22" office:value-type="float" office:value="2.5041E-25">
            <text:p>2.50E-25</text:p>
          </table:table-cell>
          <table:table-cell table:style-name="ce22" office:value-type="float" office:value="1.1165E-27">
            <text:p>1.12E-27</text:p>
          </table:table-cell>
          <table:table-cell table:style-name="ce22" office:value-type="float" office:value="1.2968E-24">
            <text:p>1.30E-24</text:p>
          </table:table-cell>
        </table:table-row>
        <table:table-row table:style-name="ro2">
          <table:table-cell table:style-name="ce22" office:value-type="float" office:value="10615">
            <text:p>1.06E+04</text:p>
          </table:table-cell>
          <table:table-cell table:style-name="ce22" office:value-type="float" office:value="3.416E-25">
            <text:p>3.42E-25</text:p>
          </table:table-cell>
          <table:table-cell table:style-name="ce22" office:value-type="float" office:value="1.148E-25">
            <text:p>1.15E-25</text:p>
          </table:table-cell>
          <table:table-cell table:style-name="ce22" office:value-type="float" office:value="1.2245E-25">
            <text:p>1.22E-25</text:p>
          </table:table-cell>
        </table:table-row>
      </table:table>
      <table:table table:name="armadillo egenvectors" table:style-name="ta6" table:print="false">
        <office:forms form:automatic-focus="false" form:apply-design-mode="false"/>
        <table:table-column table:style-name="co6" table:default-cell-style-name="ce15" table:number-columns-repeated="256"/>
        <table:table-row table:style-name="ro2">
          <table:table-cell table:style-name="ce25" office:value-type="string">
            <text:p>5.1805e-04  -1.3549e-03  -2.3379e-03   3.3829e-03   4.4573e-03  -5.5473e-03  -6.6461e-03   7.7498e-03   8.8565e-03  -9.9646e-03  -1.1073e-02   1.2181e-02   1.3289e-02  -1.4395e-02  -1.5500e-02   1.6602e-02   1.7703e-02  -1.8801e-02  -1.9896e-02   2.0988e-02   2.2077e-02  -2.3163e-02  -2.4245e-02   2.5323e-02   2.6397e-02  -2.7467e-02  -2.8533e-02   2.9594e-02   3.0651e-02  -3.1703e-02  -3.2749e-02   3.3791e-02   3.4827e-02  -3.5857e-02  -3.6882e-02   3.7901e-02   3.8914e-02  -3.9920e-02  -4.0921e-02   4.1915e-02   4.2902e-02  -4.3882e-02  -4.4855e-02   4.5821e-02   4.6780e-02  -4.7732e-02  -4.8676e-02   4.9612e-02   5.0540e-02  -5.1460e-02  -5.2372e-02   5.3276e-02   5.4171e-02  -5.5058e-02  -5.5936e-02   5.6805e-02   5.7665e-02  -5.8516e-02  -5.9357e-02   6.0189e-02   6.1012e-02  -6.1825e-02  -6.2628e-02   6.3422e-02   6.4205e-02  -6.4978e-02  -6.5741e-02   6.6493e-02   6.7235e-02  -6.7967e-02  -6.8687e-02   6.9397e-02   7.0096e-02  -7.0784e-02  -7.1460e-02   7.2126e-02   7.2780e-02  -7.3422e-02  -7.4053e-02   7.4672e-02   7.5279e-02  -7.5875e-02  -7.6458e-02   7.7030e-02   7.7589e-02  -7.8137e-02  -7.8671e-02   7.9194e-02   7.9704e-02  -8.0201e-02  -8.0686e-02   8.1158e-02   8.1618e-02  -8.2064e-02  -8.2498e-02   8.2919e-02   8.3326e-02  -8.3721e-02  -8.4102e-02   8.4470e-02   8.4825e-02  -8.5167e-02  -8.5495e-02   8.5809e-02   8.6111e-02  -8.6398e-02  -8.6672e-02   8.6933e-02   8.7180e-02  -8.7413e-02  -8.7633e-02   8.7838e-02   8.8030e-02  -8.8208e-02  -8.8373e-02   8.8523e-02   8.8660e-02  -8.8782e-02  -8.8891e-02   8.8986e-02   8.9066e-02  -8.9133e-02  -8.9186e-02   8.9225e-02   8.9250e-02  -8.9261e-02  -8.9258e-02   8.9241e-02   8.9210e-02  -8.9165e-02  -8.9106e-02   8.9033e-02   8.8946e-02  -8.8846e-02  -8.8731e-02   8.8603e-02   8.8460e-02  -8.8304e-02  -8.8134e-02   8.7950e-02   8.7753e-02  -8.7541e-02  -8.7316e-02   8.7078e-02   8.6825e-02  -8.6560e-02  -8.6280e-02   8.5987e-02   8.5681e-02  -8.5362e-02  -8.5029e-02   8.4682e-02   8.4323e-02  -8.3950e-02  -8.3564e-02   8.3166e-02   8.2754e-02  -8.2329e-02  -8.1892e-02   8.1441e-02   8.0978e-02  -8.0503e-02  -8.0015e-02   7.9514e-02   7.9001e-02  -7.8476e-02  -7.7938e-02   7.7388e-02   7.6827e-02  -7.6253e-02  -7.5667e-02   7.5070e-02   7.4461e-02  -7.3840e-02  -7.3208e-02   7.2564e-02   7.1910e-02  -7.1244e-02  -7.0567e-02   6.9879e-02   6.9180e-02  -6.8470e-02  -6.7750e-02   6.7019e-02   6.6278e-02  -6.5526e-02  -6.4765e-02   6.3993e-02   6.3211e-02  -6.2420e-02  -6.1619e-02   6.0808e-02   5.9988e-02  -5.9159e-02  -5.8320e-02   5.7473e-02   5.6616e-02  -5.5751e-02  -5.4877e-02   5.3995e-02   5.3104e-02  -5.2206e-02  -5.1299e-02   5.0384e-02   4.9461e-02  -4.8531e-02  -4.7594e-02   4.6649e-02   4.5696e-02  -4.4737e-02  -4.3771e-02   4.2798e-02   4.1819e-02  -4.0833e-02  -3.9841e-02   3.8843e-02   3.7839e-02  -3.6829e-02  -3.5813e-02   3.4792e-02   3.3766e-02  -3.2735e-02  -3.1698e-02   3.0657e-02   2.9611e-02  -2.8560e-02  -2.7505e-02   2.6446e-02   2.5383e-02  -2.4316e-02  -2.3245e-02   2.2171e-02   2.1093e-02  -2.0013e-02  -1.8929e-02   1.7842e-02   1.6752e-02  -1.5659e-02  -1.4565e-02   1.3467e-02   1.2368e-02  -1.1266e-02  -1.0161e-02   9.0551e-03   7.9462e-03  -6.8346e-03  -5.7195e-03   4.5993e-03   3.4697e-03  -2.5718e-03</text:p>
          </table:table-cell>
        </table:table-row>
        <table:table-row table:style-name="ro2">
          <table:table-cell table:style-name="ce21" office:value-type="string">
            <text:p>1.0462e-03  -2.7356e-03  -4.7185e-03   6.8237e-03   8.9846e-03  -1.1172e-02  -1.3371e-02   1.5574e-02   1.7774e-02  -1.9968e-02  -2.2153e-02   2.4326e-02   2.6486e-02  -2.8630e-02  -3.0757e-02   3.2865e-02   3.4952e-02  -3.7018e-02  -3.9059e-02   4.1077e-02   4.3068e-02  -4.5031e-02  -4.6966e-02   4.8871e-02   5.0745e-02  -5.2586e-02  -5.4394e-02   5.6167e-02   5.7904e-02  -5.9605e-02  -6.1267e-02   6.2890e-02   6.4473e-02  -6.6016e-02  -6.7516e-02   6.8973e-02   7.0387e-02  -7.1755e-02  -7.3079e-02   7.4356e-02   7.5585e-02  -7.6767e-02  -7.7900e-02   7.8984e-02   8.0018e-02  -8.1001e-02  -8.1932e-02   8.2812e-02   8.3640e-02  -8.4415e-02  -8.5136e-02   8.5804e-02   8.6417e-02  -8.6976e-02  -8.7480e-02   8.7929e-02   8.8322e-02  -8.8660e-02  -8.8942e-02   8.9168e-02   8.9337e-02  -8.9451e-02  -8.9508e-02   8.9508e-02   8.9453e-02  -8.9341e-02  -8.9173e-02   8.8949e-02   8.8668e-02  -8.8333e-02  -8.7941e-02   8.7495e-02   8.6993e-02  -8.6437e-02  -8.5826e-02   8.5162e-02   8.4444e-02  -8.3674e-02  -8.2850e-02   8.1975e-02   8.1049e-02  -8.0071e-02  -7.9044e-02   7.7966e-02   7.6841e-02  -7.5667e-02  -7.4445e-02   7.3177e-02   7.1863e-02  -7.0504e-02  -6.9102e-02   6.7656e-02   6.6167e-02  -6.4637e-02  -6.3067e-02   6.1458e-02   5.9810e-02  -5.8125e-02  -5.6403e-02   5.4647e-02   5.2856e-02  -5.1032e-02  -4.9177e-02   4.7291e-02   4.5375e-02  -4.3431e-02  -4.1461e-02   3.9464e-02   3.7443e-02  -3.5399e-02  -3.3332e-02   3.1245e-02   2.9139e-02  -2.7015e-02  -2.4874e-02   2.2718e-02   2.0547e-02  -1.8365e-02  -1.6170e-02   1.3966e-02   1.1754e-02  -9.5343e-03  -7.3090e-03   5.0794e-03   2.8468e-03  -6.1273e-04   1.6215e-03  -3.8544e-03  -6.0846e-03   8.3108e-03   1.0531e-02  -1.2745e-02  -1.4951e-02   1.7147e-02   1.9332e-02  -2.1504e-02  -2.3663e-02   2.5807e-02   2.7934e-02  -3.0044e-02  -3.2134e-02   3.4205e-02   3.6253e-02  -3.8279e-02  -4.0280e-02   4.2256e-02   4.4205e-02  -4.6127e-02  -4.8019e-02   4.9881e-02   5.1711e-02  -5.3509e-02  -5.5274e-02   5.7003e-02   5.8697e-02  -6.0353e-02  -6.1972e-02   6.3552e-02   6.5091e-02  -6.6590e-02  -6.8047e-02   6.9462e-02   7.0832e-02  -7.2159e-02  -7.3440e-02   7.4675e-02   7.5863e-02  -7.7003e-02  -7.8096e-02   7.9139e-02   8.0133e-02  -8.1076e-02  -8.1969e-02   8.2810e-02   8.3600e-02  -8.4337e-02  -8.5022e-02   8.5653e-02   8.6231e-02  -8.6755e-02  -8.7224e-02   8.7640e-02   8.8000e-02  -8.8305e-02  -8.8555e-02   8.8750e-02   8.8890e-02  -8.8974e-02  -8.9003e-02   8.8976e-02   8.8893e-02  -8.8755e-02  -8.8562e-02   8.8314e-02   8.8011e-02  -8.7652e-02  -8.7240e-02   8.6773e-02   8.6252e-02  -8.5677e-02  -8.5049e-02   8.4369e-02   8.3636e-02  -8.2850e-02  -8.2014e-02   8.1127e-02   8.0189e-02  -7.9201e-02  -7.8165e-02   7.7080e-02   7.5947e-02  -7.4768e-02  -7.3542e-02   7.2271e-02   7.0955e-02  -6.9595e-02  -6.8192e-02   6.6747e-02   6.5261e-02  -6.3735e-02  -6.2170e-02   6.0566e-02   5.8926e-02  -5.7249e-02  -5.5537e-02   5.3791e-02   5.2011e-02  -5.0201e-02  -4.8359e-02   4.6488e-02   4.4589e-02  -4.2662e-02  -4.0709e-02   3.8732e-02   3.6731e-02  -3.4708e-02  -3.2664e-02   3.0600e-02   2.8517e-02  -2.6416e-02  -2.4300e-02   2.2168e-02   2.0022e-02  -1.7863e-02  -1.5692e-02   1.3509e-02   1.1313e-02  -9.1019e-03  -6.8689e-03   5.0926e-03</text:p>
          </table:table-cell>
        </table:table-row>
        <table:table-row table:style-name="ro2">
          <table:table-cell table:style-name="ce21" office:value-type="string">
            <text:p>1.5845e-03  -4.1411e-03  -7.1381e-03   1.0313e-02   1.3563e-02  -1.6841e-02  -2.0122e-02   2.3391e-02   2.6637e-02  -2.9850e-02  -3.3026e-02   3.6157e-02   3.9237e-02  -4.2262e-02  -4.5227e-02   4.8128e-02   5.0959e-02  -5.3717e-02  -5.6397e-02   5.8996e-02   6.1511e-02  -6.3936e-02  -6.6270e-02   6.8508e-02   7.0647e-02  -7.2685e-02  -7.4619e-02   7.6446e-02   7.8162e-02  -7.9767e-02  -8.1258e-02   8.2632e-02   8.3889e-02  -8.5025e-02  -8.6040e-02   8.6932e-02   8.7700e-02  -8.8343e-02  -8.8860e-02   8.9250e-02   8.9513e-02  -8.9649e-02  -8.9658e-02   8.9539e-02   8.9292e-02  -8.8919e-02  -8.8420e-02   8.7795e-02   8.7046e-02  -8.6173e-02  -8.5178e-02   8.4062e-02   8.2827e-02  -8.1475e-02  -8.0008e-02   7.8427e-02   7.6736e-02  -7.4936e-02  -7.3030e-02   7.1021e-02   6.8911e-02  -6.6704e-02  -6.4404e-02   6.2012e-02   5.9533e-02  -5.6970e-02  -5.4327e-02   5.1607e-02   4.8815e-02  -4.5954e-02  -4.3029e-02   4.0043e-02   3.7001e-02  -3.3907e-02  -3.0765e-02   2.7581e-02   2.4358e-02  -2.1101e-02  -1.7815e-02   1.4504e-02   1.1173e-02  -7.8270e-03  -4.4703e-03   1.1077e-03  -2.2559e-03   5.6157e-03   8.9672e-03  -1.2305e-02  -1.5626e-02   1.8924e-02   2.2194e-02  -2.5433e-02  -2.8635e-02   3.1797e-02   3.4913e-02  -3.7979e-02  -4.0991e-02   4.3945e-02   4.6837e-02  -4.9662e-02  -5.2416e-02   5.5096e-02   5.7698e-02  -6.0218e-02  -6.2653e-02   6.4999e-02   6.7252e-02  -6.9411e-02  -7.1471e-02   7.3431e-02   7.5286e-02  -7.7035e-02  -7.8675e-02   8.0204e-02   8.1619e-02  -8.2919e-02  -8.4102e-02   8.5166e-02   8.6110e-02  -8.6933e-02  -8.7632e-02   8.8208e-02   8.8660e-02  -8.8987e-02  -8.9188e-02   8.9263e-02   8.9212e-02  -8.9036e-02  -8.8734e-02   8.8308e-02   8.7757e-02  -8.7082e-02  -8.6285e-02   8.5366e-02   8.4327e-02  -8.3169e-02  -8.1895e-02   8.0505e-02   7.9002e-02  -7.7388e-02  -7.5665e-02   7.3836e-02   7.1903e-02  -6.9869e-02  -6.7737e-02   6.5510e-02   6.3192e-02  -6.0784e-02  -5.8291e-02   5.5717e-02   5.3065e-02  -5.0338e-02  -4.7541e-02   4.4677e-02   4.1751e-02  -3.8766e-02  -3.5728e-02   3.2639e-02   2.9506e-02  -2.6331e-02  -2.3119e-02   1.9876e-02   1.6605e-02  -1.3311e-02  -9.9994e-03   6.6740e-03   3.3396e-03  -1.1042e-06   3.3369e-03  -6.6697e-03  -9.9925e-03   1.3301e-02   1.6590e-02  -1.9855e-02  -2.3092e-02   2.6296e-02   2.9462e-02  -3.2587e-02  -3.5665e-02   3.8692e-02   4.1665e-02  -4.4579e-02  -4.7429e-02   5.0213e-02   5.2926e-02  -5.5564e-02  -5.8123e-02   6.0600e-02   6.2992e-02  -6.5296e-02  -6.7507e-02   6.9623e-02   7.1641e-02  -7.3559e-02  -7.5372e-02   7.7080e-02   7.8680e-02  -8.0169e-02  -8.1545e-02   8.2808e-02   8.3953e-02  -8.4981e-02  -8.5890e-02   8.6679e-02   8.7346e-02  -8.7891e-02  -8.8313e-02   8.8611e-02   8.8785e-02  -8.8836e-02  -8.8762e-02   8.8564e-02   8.8243e-02  -8.7798e-02  -8.7231e-02   8.6543e-02   8.5734e-02  -8.4806e-02  -8.3760e-02   8.2597e-02   8.1320e-02  -7.9930e-02  -7.8430e-02   7.6820e-02   7.5105e-02  -7.3285e-02  -7.1365e-02   6.9346e-02   6.7231e-02  -6.5024e-02  -6.2727e-02   6.0345e-02   5.7880e-02  -5.5335e-02  -5.2715e-02   5.0023e-02   4.7263e-02  -4.4439e-02  -4.1554e-02   3.8613e-02   3.5619e-02  -3.2577e-02  -2.9491e-02   2.6363e-02   2.3198e-02  -1.9999e-02  -1.6768e-02   1.3504e-02   1.0197e-02  -7.5629e-03</text:p>
          </table:table-cell>
        </table:table-row>
        <table:table-row table:style-name="ro2">
          <table:table-cell table:style-name="ce21" office:value-type="string">
            <text:p>2.1328e-03  -5.5706e-03  -9.5931e-03   1.3843e-02   1.8175e-02  -2.2522e-02  -2.6846e-02   3.1121e-02   3.5329e-02  -3.9453e-02  -4.3480e-02   4.7399e-02   5.1197e-02  -5.4864e-02  -5.8390e-02   6.1767e-02   6.4984e-02  -6.8035e-02  -7.0911e-02   7.3605e-02   7.6110e-02  -7.8420e-02  -8.0530e-02   8.2433e-02   8.4126e-02  -8.5605e-02  -8.6865e-02   8.7904e-02   8.8719e-02  -8.9308e-02  -8.9671e-02   8.9805e-02   8.9712e-02  -8.9392e-02  -8.8845e-02   8.8073e-02   8.7078e-02  -8.5864e-02  -8.4432e-02   8.2787e-02   8.0933e-02  -7.8875e-02  -7.6618e-02   7.4168e-02   7.1531e-02  -6.8714e-02  -6.5725e-02   6.2570e-02   5.9259e-02  -5.5798e-02  -5.2198e-02   4.8467e-02   4.4614e-02  -4.0651e-02  -3.6585e-02   3.2428e-02   2.8191e-02  -2.3884e-02  -1.9517e-02   1.5103e-02   1.0651e-02  -6.1738e-03  -1.6820e-03  -2.8129e-03  -7.2997e-03   1.1767e-02   1.6204e-02  -2.0599e-02  -2.4941e-02   2.9219e-02   3.3423e-02  -3.7541e-02  -4.1564e-02   4.5482e-02   4.9285e-02  -5.2962e-02  -5.6506e-02   5.9906e-02   6.3156e-02  -6.6245e-02  -6.9167e-02   7.1915e-02   7.4482e-02  -7.6860e-02  -7.9045e-02   8.1030e-02   8.2811e-02  -8.4384e-02  -8.5744e-02   8.6889e-02   8.7815e-02  -8.8519e-02  -8.9001e-02   8.9260e-02   8.9294e-02  -8.9103e-02  -8.8688e-02   8.8051e-02   8.7193e-02  -8.6115e-02  -8.4821e-02   8.3314e-02   8.1598e-02  -7.9678e-02  -7.7557e-02   7.5242e-02   7.2738e-02  -7.0052e-02  -6.7190e-02   6.4160e-02   6.0969e-02  -5.7625e-02  -5.4137e-02   5.0513e-02   4.6763e-02  -4.2896e-02  -3.8922e-02   3.4850e-02   3.0692e-02  -2.6456e-02  -2.2155e-02   1.7798e-02   1.3397e-02  -8.9634e-03  -4.5072e-03   4.0034e-05  -4.4269e-03   8.8823e-03   1.3315e-02  -1.7714e-02  -2.2069e-02   2.6368e-02   3.0600e-02  -3.4756e-02  -3.8824e-02   4.2794e-02   4.6658e-02  -5.0404e-02  -5.4023e-02   5.7507e-02   6.0847e-02  -6.4035e-02  -6.7062e-02   6.9921e-02   7.2605e-02  -7.5106e-02  -7.7420e-02   7.9541e-02   8.1462e-02  -8.3179e-02  -8.4688e-02   8.5985e-02   8.7068e-02  -8.7932e-02  -8.8577e-02   8.9001e-02   8.9202e-02  -8.9180e-02  -8.8936e-02   8.8469e-02   8.7782e-02  -8.6876e-02  -8.5753e-02   8.4416e-02   8.2868e-02  -8.1114e-02  -7.9158e-02   7.7004e-02   7.4659e-02  -7.2128e-02  -6.9418e-02   6.6535e-02   6.3486e-02  -6.0280e-02  -5.6923e-02   5.3426e-02   4.9796e-02  -4.6043e-02  -4.2176e-02   3.8204e-02   3.4138e-02  -2.9988e-02  -2.5764e-02   2.1477e-02   1.7137e-02  -1.2756e-02  -8.3438e-03   3.9120e-03  -5.2844e-04   4.9664e-03   9.3909e-03  -1.3791e-02  -1.8155e-02   2.2473e-02   2.6734e-02  -3.0928e-02  -3.5043e-02   3.9069e-02   4.2998e-02  -4.6818e-02  -5.0521e-02   5.4097e-02   5.7537e-02  -6.0834e-02  -6.3978e-02   6.6962e-02   6.9779e-02  -7.2422e-02  -7.4884e-02   7.7159e-02   7.9242e-02  -8.1127e-02  -8.2811e-02   8.4289e-02   8.5557e-02  -8.6613e-02  -8.7454e-02   8.8078e-02   8.8483e-02  -8.8670e-02  -8.8637e-02   8.8385e-02   8.7914e-02  -8.7227e-02  -8.6324e-02   8.5209e-02   8.3884e-02  -8.2353e-02  -8.0620e-02   7.8690e-02   7.6566e-02  -7.4256e-02  -7.1764e-02   6.9098e-02   6.6263e-02  -6.3268e-02  -6.0120e-02   5.6826e-02   5.3396e-02  -4.9837e-02  -4.6158e-02   4.2369e-02   3.8478e-02  -3.4495e-02  -3.0428e-02   2.6286e-02   2.2075e-02  -1.7800e-02  -1.3454e-02   9.9836e-03</text:p>
          </table:table-cell>
        </table:table-row>
        <table:table-row table:style-name="ro2">
          <table:table-cell table:style-name="ce21" office:value-type="string">
            <text:p>2.6910e-03  -7.0231e-03  -1.2080e-02   1.7402e-02   2.2800e-02  -2.8180e-02  -3.3488e-02   3.8684e-02   4.3736e-02  -4.8620e-02  -5.3312e-02   5.7791e-02   6.2038e-02  -6.6036e-02  -6.9768e-02   7.3219e-02   7.6375e-02  -7.9225e-02  -8.1756e-02   8.3960e-02   8.5828e-02  -8.7352e-02  -8.8528e-02   8.9350e-02   8.9817e-02  -8.9926e-02  -8.9678e-02   8.9073e-02   8.8115e-02  -8.6808e-02  -8.5157e-02   8.3169e-02   8.0852e-02  -7.8217e-02  -7.5272e-02   7.2031e-02   6.8506e-02  -6.4711e-02  -6.0662e-02   5.6375e-02   5.1867e-02  -4.7155e-02  -4.2259e-02   3.7198e-02   3.1992e-02  -2.6662e-02  -2.1229e-02   1.5713e-02   1.0138e-02  -4.5246e-03   1.1045e-03  -6.7274e-03  -1.2322e-02   1.7866e-02   2.3337e-02  -2.8715e-02  -3.3978e-02   3.9105e-02   4.4076e-02  -4.8872e-02  -5.3474e-02   5.7864e-02   6.2025e-02  -6.5940e-02  -6.9594e-02   7.2973e-02   7.6064e-02  -7.8854e-02  -8.1334e-02   8.3492e-02   8.5321e-02  -8.6813e-02  -8.7964e-02   8.8767e-02   8.9222e-02  -8.9325e-02  -8.9076e-02   8.8477e-02   8.7530e-02  -8.6238e-02  -8.4608e-02   8.2645e-02   8.0357e-02  -7.7754e-02  -7.4845e-02   7.1642e-02   6.8158e-02  -6.4407e-02  -6.0403e-02   5.6162e-02   5.1700e-02  -4.7036e-02  -4.2188e-02   3.7174e-02   3.2015e-02  -2.6731e-02  -2.1342e-02   1.5870e-02   1.0336e-02  -4.7624e-03   8.2987e-04  -6.4184e-03  -1.1981e-02   1.7497e-02   2.2943e-02  -2.8299e-02  -3.3544e-02   3.8657e-02   4.3618e-02  -4.8407e-02  -5.3006e-02   5.7398e-02   6.1564e-02  -6.5488e-02  -6.9155e-02   7.2552e-02   7.5663e-02  -7.8478e-02  -8.0986e-02   8.3176e-02   8.5040e-02  -8.6571e-02  -8.7762e-02   8.8610e-02   8.9111e-02  -8.9263e-02  -8.9066e-02   8.8520e-02   8.7627e-02  -8.6392e-02  -8.4819e-02   8.2913e-02   8.0684e-02  -7.8139e-02  -7.5288e-02   7.2143e-02   6.8717e-02  -6.5021e-02  -6.1072e-02   5.6884e-02   5.2474e-02  -4.7859e-02  -4.3058e-02   3.8088e-02   3.2970e-02  -2.7723e-02  -2.2369e-02   1.6927e-02   1.1420e-02  -5.8689e-03  -2.9502e-04  -5.2795e-03  -1.0833e-02   1.6344e-02   2.1790e-02  -2.7151e-02  -3.2405e-02   3.7533e-02   4.2513e-02  -4.7328e-02  -5.1957e-02   5.6383e-02   6.0588e-02  -6.4557e-02  -6.8273e-02   7.1723e-02   7.4893e-02  -7.7771e-02  -8.0345e-02   8.2606e-02   8.4544e-02  -8.6153e-02  -8.7426e-02   8.8358e-02   8.8946e-02  -8.9188e-02  -8.9082e-02   8.8630e-02   8.7833e-02  -8.6694e-02  -8.5218e-02   8.3411e-02   8.1279e-02  -7.8832e-02  -7.6079e-02   7.3031e-02   6.9700e-02  -6.6098e-02  -6.2241e-02   5.8142e-02   5.3819e-02  -4.9288e-02  -4.4567e-02   3.9674e-02   3.4628e-02  -2.9450e-02  -2.4159e-02   1.8776e-02   1.3322e-02  -7.8188e-03  -2.2868e-03  -3.2520e-03  -8.7760e-03   1.4264e-02   1.9694e-02  -2.5046e-02  -3.0298e-02   3.5431e-02   4.0424e-02  -4.5258e-02  -4.9915e-02   5.4376e-02   5.8624e-02  -6.2644e-02  -6.6419e-02   6.9935e-02   7.3179e-02  -7.6138e-02  -7.8802e-02   8.1159e-02   8.3201e-02  -8.4922e-02  -8.6313e-02   8.7371e-02   8.8091e-02  -8.8471e-02  -8.8511e-02   8.8209e-02   8.7569e-02  -8.6592e-02  -8.5284e-02   8.3649e-02   8.1695e-02  -7.9429e-02  -7.6861e-02   7.4001e-02   7.0860e-02  -6.7452e-02  -6.3790e-02   5.9888e-02   5.5762e-02  -5.1428e-02  -4.6902e-02   4.2202e-02   3.7344e-02  -3.2347e-02  -2.7224e-02   2.1988e-02   1.6639e-02  -1.2355e-02</text:p>
          </table:table-cell>
        </table:table-row>
        <table:table-row table:style-name="ro2">
          <table:table-cell table:style-name="ce21" office:value-type="string">
            <text:p>3.2589e-03  -8.4974e-03  -1.4594e-02   2.0982e-02   2.7419e-02  -3.3783e-02  -3.9995e-02   4.5999e-02   5.1748e-02  -5.7202e-02  -6.2327e-02   6.7090e-02   7.1464e-02  -7.5423e-02  -7.8943e-02   8.2006e-02   8.4594e-02  -8.6693e-02  -8.8291e-02   8.9380e-02   8.9955e-02  -9.0013e-02  -8.9554e-02   8.8582e-02   8.7103e-02  -8.5126e-02  -8.2663e-02   7.9729e-02   7.6340e-02  -7.2518e-02  -6.8283e-02   6.3661e-02   5.8678e-02  -5.3364e-02  -4.7748e-02   4.1863e-02   3.5742e-02  -2.9421e-02  -2.2936e-02   1.6323e-02   9.6208e-03  -2.8672e-03   3.8994e-03  -1.0641e-02  -1.7318e-02   2.3894e-02   3.0330e-02  -3.6592e-02  -4.2643e-02   4.8448e-02   5.3976e-02  -5.9194e-02  -6.4075e-02   6.8589e-02   7.2711e-02  -7.6419e-02  -7.9692e-02   8.2510e-02   8.4859e-02  -8.6726e-02  -8.8099e-02   8.8972e-02   8.9339e-02  -8.9199e-02  -8.8552e-02   8.7404e-02   8.5759e-02  -8.3628e-02  -8.1024e-02   7.7960e-02   7.4455e-02  -7.0528e-02  -6.6201e-02   6.1501e-02   5.6452e-02  -5.1084e-02  -4.5427e-02   3.9514e-02   3.3378e-02  -2.7053e-02  -2.0576e-02   1.3983e-02   7.3120e-03  -5.9994e-04   6.1149e-03  -1.2794e-02  -1.9401e-02   2.5897e-02   3.2246e-02  -3.8413e-02  -4.4361e-02   5.0058e-02   5.5472e-02  -6.0572e-02  -6.5329e-02   6.9716e-02   7.3709e-02  -7.7286e-02  -8.0425e-02   8.3110e-02   8.5325e-02  -8.7058e-02  -8.8299e-02   8.9042e-02   8.9281e-02  -8.9017e-02  -8.8250e-02   8.6985e-02   8.5228e-02  -8.2991e-02  -8.0286e-02   7.7128e-02   7.3534e-02  -6.9526e-02  -6.5126e-02   6.0359e-02   5.5252e-02  -4.9833e-02  -4.4133e-02   3.8185e-02   3.2022e-02  -2.5679e-02  -1.9191e-02   1.2596e-02   5.9294e-03   7.6975e-04   7.4642e-03  -1.4116e-02  -2.0688e-02   2.7143e-02   3.3445e-02  -3.9558e-02  -4.5448e-02   5.1081e-02   5.6427e-02  -6.1454e-02  -6.6134e-02   7.0442e-02   7.4353e-02  -7.7846e-02  -8.0899e-02   8.3497e-02   8.5625e-02  -8.7271e-02  -8.8425e-02   8.9082e-02   8.9237e-02  -8.8891e-02  -8.8044e-02   8.6702e-02   8.4872e-02  -8.2565e-02  -7.9794e-02   7.6574e-02   7.2924e-02  -6.8865e-02  -6.4418e-02   5.9610e-02   5.4467e-02  -4.9018e-02  -4.3294e-02   3.7328e-02   3.1152e-02  -2.4802e-02  -1.8313e-02   1.1722e-02   5.0654e-03   1.6188e-03   8.2931e-03  -1.4920e-02  -2.1463e-02   2.7884e-02   3.4149e-02  -4.0221e-02  -4.6066e-02   5.1653e-02   5.6949e-02  -6.1925e-02  -6.6554e-02   7.0809e-02   7.4666e-02  -7.8104e-02  -8.1104e-02   8.3650e-02   8.5727e-02  -8.7323e-02  -8.8430e-02   8.9042e-02   8.9156e-02  -8.8771e-02  -8.7890e-02   8.6517e-02   8.4661e-02  -8.2332e-02  -7.9544e-02   7.6312e-02   7.2655e-02  -6.8593e-02  -6.4149e-02   5.9349e-02   5.4220e-02  -4.8790e-02  -4.3089e-02   3.7151e-02   3.1008e-02  -2.4695e-02  -1.8248e-02   1.1702e-02   5.0934e-03   1.5397e-03   8.1607e-03  -1.4732e-02  -2.1218e-02   2.7583e-02   3.3789e-02  -3.9804e-02  -4.5593e-02   5.1125e-02   5.6369e-02  -6.1297e-02  -6.5880e-02   7.0093e-02   7.3915e-02  -7.7323e-02  -8.0300e-02   8.2829e-02   8.4897e-02  -8.6493e-02  -8.7609e-02   8.8240e-02   8.8382e-02  -8.8036e-02  -8.7205e-02   8.5894e-02   8.4111e-02  -8.1868e-02  -7.9177e-02   7.6054e-02   7.2519e-02  -6.8591e-02  -6.4293e-02   5.9649e-02   5.4686e-02  -4.9432e-02  -4.3914e-02   3.8162e-02   3.2204e-02  -2.6064e-02  -1.9751e-02   1.4678e-02</text:p>
          </table:table-cell>
        </table:table-row>
        <table:table-row table:style-name="ro2">
          <table:table-cell table:style-name="ce21" office:value-type="string">
            <text:p>3.8367e-03  -9.9927e-03  -1.7133e-02   2.4573e-02   3.2014e-02  -3.9296e-02  -4.6314e-02   5.2989e-02   5.9256e-02  -6.5058e-02  -7.0345e-02   7.5075e-02   7.9211e-02  -8.2720e-02  -8.5574e-02   8.7754e-02   8.9243e-02  -9.0030e-02  -9.0111e-02   8.9487e-02   8.8163e-02  -8.6151e-02  -8.3468e-02   8.0135e-02   7.6180e-02  -7.1635e-02  -6.6534e-02   6.0920e-02   5.4836e-02  -4.8330e-02  -4.1453e-02   3.4258e-02   2.6803e-02  -1.9144e-02  -1.1342e-02   3.4571e-03  -4.4496e-03   1.2317e-02   2.0083e-02  -2.7689e-02  -3.5076e-02   4.2187e-02   4.8967e-02  -5.5363e-02  -6.1327e-02   6.6813e-02   7.1778e-02  -7.6185e-02  -8.0001e-02   8.3194e-02   8.5743e-02  -8.7626e-02  -8.8831e-02   8.9347e-02   8.9172e-02  -8.8308e-02  -8.6760e-02   8.4542e-02   8.1670e-02  -7.8168e-02  -7.4063e-02   6.9386e-02   6.4174e-02  -5.8468e-02  -5.2310e-02   4.5750e-02   3.8838e-02  -3.1627e-02  -2.4173e-02   1.6534e-02   8.7683e-03  -9.3576e-04   6.9030e-03  -1.4688e-02  -2.2358e-02   2.9855e-02   3.7122e-02  -4.4101e-02  -5.0741e-02   5.6988e-02   6.2796e-02  -6.8120e-02  -7.2919e-02   7.7157e-02   8.0799e-02  -8.3820e-02  -8.6195e-02   8.7907e-02   8.8942e-02  -8.9292e-02  -8.8956e-02   8.7935e-02   8.6238e-02  -8.3878e-02  -8.0873e-02   7.7246e-02   7.3026e-02  -6.8245e-02  -6.2939e-02   5.7149e-02   5.0921e-02  -4.4302e-02  -3.7343e-02   3.0097e-02   2.2620e-02  -1.4970e-02  -7.2059e-03  -6.1348e-04  -8.4277e-03   1.6177e-02   2.3801e-02  -3.1242e-02  -3.8443e-02   4.5349e-02   5.1906e-02  -5.8064e-02  -6.3775e-02   6.8998e-02   7.3690e-02  -7.7816e-02  -8.1345e-02   8.4250e-02   8.6508e-02  -8.8102e-02  -8.9021e-02   8.9256e-02   8.8806e-02  -8.7676e-02  -8.5873e-02   8.3411e-02   8.0310e-02  -7.6594e-02  -7.2290e-02   6.7432e-02   6.2058e-02  -5.6208e-02  -4.9928e-02   4.3265e-02   3.6271e-02  -2.9000e-02  -2.1506e-02   1.3849e-02   6.0851e-03   1.7244e-03   9.5203e-03  -1.7243e-02  -2.4833e-02   3.2232e-02   3.9384e-02  -4.6234e-02  -5.2730e-02   5.8822e-02   6.4463e-02  -6.9610e-02  -7.4224e-02   7.8269e-02   8.1715e-02  -8.4536e-02  -8.6710e-02   8.8221e-02   8.9056e-02  -8.9210e-02  -8.8682e-02   8.7476e-02   8.5601e-02  -8.3072e-02  -7.9908e-02   7.6133e-02   7.1777e-02  -6.6873e-02  -6.1458e-02   5.5575e-02   4.9267e-02  -4.2584e-02  -3.5576e-02   2.8297e-02   2.0803e-02  -1.3152e-02  -5.4004e-03  -2.3911e-03  -1.0163e-02   1.7857e-02   2.5413e-02  -3.2775e-02  -3.9886e-02   4.6691e-02   5.3140e-02  -5.9182e-02  -6.4773e-02   6.9869e-02   7.4432e-02  -7.8428e-02  -8.1826e-02   8.4600e-02   8.6731e-02  -8.8201e-02  -8.9000e-02   8.9122e-02   8.8567e-02  -8.7340e-02  -8.5449e-02   8.2910e-02   7.9743e-02  -7.5971e-02  -7.1625e-02   6.6738e-02   6.1346e-02  -5.5492e-02  -4.9221e-02   4.2580e-02   3.5620e-02  -2.8394e-02  -2.0958e-02   1.3368e-02   5.6816e-03   2.0421e-03   9.7448e-03  -1.7368e-02  -2.4854e-02   3.2146e-02   3.9189e-02  -4.5930e-02  -5.2319e-02   5.8307e-02   6.3849e-02  -6.8905e-02  -7.3436e-02   7.7409e-02   8.0796e-02  -8.3571e-02  -8.5715e-02   8.7213e-02   8.8055e-02  -8.8235e-02  -8.7755e-02   8.6619e-02   8.4837e-02  -8.2425e-02  -7.9402e-02   7.5794e-02   7.1628e-02  -6.6938e-02  -6.1761e-02   5.6136e-02   5.0105e-02  -4.3714e-02  -3.7007e-02   3.0024e-02   2.2791e-02  -1.6954e-02</text:p>
          </table:table-cell>
        </table:table-row>
        <table:table-row table:style-name="ro2">
          <table:table-cell table:style-name="ce21" office:value-type="string">
            <text:p>4.4240e-03  -1.1508e-02  -1.9691e-02   2.8164e-02   3.6564e-02  -4.4686e-02  -5.2394e-02   5.9581e-02   6.6160e-02  -7.2056e-02  -7.7206e-02   8.1555e-02   8.5060e-02  -8.7685e-02  -8.9407e-02   9.0208e-02   9.0084e-02  -8.9036e-02  -8.7078e-02   8.4232e-02   8.0528e-02  -7.6006e-02  -7.0712e-02   6.4704e-02   5.8042e-02  -5.0795e-02  -4.3039e-02   3.4852e-02   2.6317e-02  -1.7523e-02  -8.5586e-03  -4.8543e-04  -9.5171e-03   1.8445e-02   2.7179e-02  -3.5630e-02  -4.3714e-02   5.1349e-02   5.8459e-02  -6.4971e-02  -7.0820e-02   7.5949e-02   8.0305e-02  -8.3845e-02  -8.6535e-02   8.8347e-02   8.9264e-02  -8.9277e-02  -8.8387e-02   8.6603e-02   8.3944e-02  -8.0437e-02  -7.6118e-02   7.1031e-02   6.5227e-02  -5.8766e-02  -5.1714e-02   4.4140e-02   3.6123e-02  -2.7742e-02  -1.9084e-02   1.0234e-02   1.2825e-03   7.6805e-03   1.6565e-02  -2.5281e-02  -3.3741e-02   4.1861e-02   4.9557e-02  -5.6754e-02  -6.3378e-02   6.9364e-02   7.4650e-02  -7.9185e-02  -8.2923e-02   8.5826e-02   8.7865e-02  -8.9020e-02  -8.9280e-02   8.8642e-02   8.7113e-02  -8.4708e-02  -8.1452e-02   7.7377e-02   7.2525e-02  -6.6944e-02  -6.0692e-02   5.3830e-02   4.6427e-02  -3.8559e-02  -3.0304e-02   2.1745e-02   1.2968e-02  -4.0620e-03   4.8846e-03  -1.3782e-02  -2.2540e-02   3.1071e-02   3.9290e-02  -4.7114e-02  -5.4465e-02   6.1269e-02   6.7457e-02  -7.2969e-02  -7.7748e-02   8.1747e-02   8.4926e-02  -8.7253e-02  -8.8704e-02   8.9266e-02   8.8933e-02  -8.7708e-02  -8.5603e-02   8.2641e-02   7.8850e-02  -7.4268e-02  -6.8943e-02   6.2927e-02   5.6280e-02  -4.9070e-02  -4.1368e-02   3.3252e-02   2.4804e-02  -1.6107e-02  -7.2489e-03  -1.6811e-03  -1.0594e-02   1.9400e-02   2.8012e-02  -3.6342e-02  -4.4308e-02   5.1830e-02   5.8833e-02  -6.5247e-02  -7.1007e-02   7.6055e-02   8.0343e-02  -8.3825e-02  -8.6469e-02   8.8247e-02   8.9142e-02  -8.9145e-02  -8.8256e-02   8.6483e-02   8.3846e-02  -8.0370e-02  -7.6090e-02   7.1050e-02   6.5299e-02  -5.8895e-02  -5.1903e-02   4.4392e-02   3.6438e-02  -2.8120e-02  -1.9522e-02   1.0728e-02   1.8284e-03   7.0892e-03   1.5935e-02  -2.4622e-02  -3.3062e-02   4.1171e-02   4.8868e-02  -5.6076e-02  -6.2724e-02   6.8745e-02   7.4079e-02  -7.8673e-02  -8.2481e-02   8.5466e-02   8.7597e-02  -8.8854e-02  -8.9225e-02   8.8705e-02   8.7300e-02  -8.5024e-02  -8.1901e-02   7.7962e-02   7.3245e-02  -6.7799e-02  -6.1678e-02   5.4943e-02   4.7661e-02  -3.9905e-02  -3.1753e-02   2.3286e-02   1.4588e-02  -5.7464e-03   3.1512e-03  -1.2016e-02  -2.0760e-02   2.9296e-02   3.7539e-02  -4.5407e-02  -5.2822e-02   5.9711e-02   6.6005e-02  -7.1642e-02  -7.6566e-02   8.0729e-02   8.4090e-02  -8.6616e-02  -8.8281e-02   8.9072e-02   8.8979e-02  -8.8005e-02  -8.6160e-02   8.3462e-02   7.9940e-02  -7.5629e-02  -7.0573e-02   6.4821e-02   5.8432e-02  -5.1470e-02  -4.4005e-02   3.6110e-02   2.7865e-02  -1.9352e-02  -1.0655e-02   1.8600e-03  -6.9448e-03   1.5673e-02   2.4238e-02  -3.2555e-02  -4.0543e-02   4.8123e-02   5.5221e-02  -6.1768e-02  -6.7701e-02   7.2961e-02   7.7498e-02  -8.1270e-02  -8.4241e-02   8.6383e-02   8.7678e-02  -8.8115e-02  -8.7692e-02   8.6416e-02   8.4303e-02  -8.1376e-02  -7.7666e-02   7.3213e-02   6.8063e-02  -6.2269e-02  -5.5889e-02   4.8985e-02   4.1623e-02  -3.3865e-02  -2.5757e-02   1.9182e-02</text:p>
          </table:table-cell>
        </table:table-row>
        <table:table-row table:style-name="ro2">
          <table:table-cell table:style-name="ce21" office:value-type="string">
            <text:p>5.0209e-03  -1.3042e-02  -2.2265e-02   3.1747e-02   4.1050e-02  -4.9921e-02  -5.8185e-02   6.5704e-02   7.2366e-02  -7.8080e-02  -8.2768e-02   8.6369e-02   8.8840e-02  -9.0149e-02  -9.0284e-02   8.9244e-02   8.7048e-02  -8.3726e-02  -7.9323e-02   7.3899e-02   6.7527e-02  -6.0290e-02  -5.2283e-02   4.3610e-02   3.4386e-02  -2.4728e-02  -1.4762e-02   4.6170e-03  -5.5774e-03   1.5690e-02   2.5591e-02  -3.5153e-02  -4.4256e-02   5.2781e-02   6.0622e-02  -6.7677e-02  -7.3858e-02   7.9087e-02   8.3296e-02  -8.6435e-02  -8.8462e-02   8.9354e-02   8.9099e-02  -8.7702e-02  -8.5182e-02   8.1572e-02   7.6918e-02  -7.1281e-02  -6.4733e-02   5.7359e-02   4.9254e-02  -4.0520e-02  -3.1271e-02   2.1624e-02   1.1703e-02  -1.6339e-03   8.4538e-03  -1.8432e-02  -2.8173e-02   3.7553e-02   4.6452e-02  -5.4758e-02  -6.2364e-02   6.9173e-02   7.5100e-02  -8.0070e-02  -8.4018e-02   8.6895e-02   8.8664e-02  -8.9304e-02  -8.8807e-02   8.7179e-02   8.4441e-02  -8.0629e-02  -7.5790e-02   6.9987e-02   6.3294e-02  -5.5797e-02  -4.7590e-02   3.8778e-02   2.9474e-02  -1.9796e-02  -9.8665e-03  -1.8752e-04  -1.0238e-02   2.0158e-02   2.9822e-02  -3.9105e-02  -4.7891e-02   5.6067e-02   6.3531e-02  -7.0187e-02  -7.5951e-02   8.0749e-02   8.4522e-02  -8.7221e-02  -8.8812e-02   8.9274e-02   8.8604e-02  -8.6808e-02  -8.3910e-02   7.9946e-02   7.4968e-02  -6.9039e-02  -6.2234e-02   5.4639e-02   4.6351e-02  -3.7475e-02  -2.8124e-02   1.8416e-02   8.4755e-03   1.5722e-03   1.1600e-02  -2.1479e-02  -3.1086e-02   4.0298e-02   4.8999e-02  -5.7078e-02  -6.4433e-02   7.0970e-02   7.6607e-02  -8.1273e-02  -8.4908e-02   8.7466e-02   8.8916e-02  -8.9238e-02  -8.8429e-02   8.6500e-02   8.3474e-02  -7.9391e-02  -7.4301e-02   6.8271e-02   6.1375e-02  -5.3703e-02  -4.5350e-02   3.6423e-02   2.7036e-02  -1.7306e-02  -7.3573e-03  -2.6840e-03  -1.2691e-02   2.2536e-02   3.2096e-02  -4.1249e-02  -4.9880e-02   5.7878e-02   6.5144e-02  -7.1584e-02  -7.7118e-02   8.1676e-02   8.5200e-02  -8.7646e-02  -8.8983e-02   8.9194e-02   8.8276e-02  -8.6242e-02  -8.3117e-02   7.8940e-02   7.3766e-02  -6.7659e-02  -6.0698e-02   5.2969e-02   4.4571e-02  -3.5610e-02  -2.6199e-02   1.6458e-02   6.5099e-03   3.5199e-03   1.3504e-02  -2.3318e-02  -3.2835e-02   4.1938e-02   5.0510e-02  -5.8443e-02  -6.5638e-02   7.2003e-02   7.7459e-02  -8.1937e-02  -8.5381e-02   8.7746e-02   8.9004e-02  -8.9140e-02  -8.8151e-02   8.6051e-02   8.2866e-02  -7.8636e-02  -7.3416e-02   6.7272e-02   6.0281e-02  -5.2532e-02  -4.4122e-02   3.5158e-02   2.5752e-02  -1.6025e-02  -6.0971e-03  -3.9054e-03  -1.3857e-02   2.3632e-02   3.3107e-02  -4.2165e-02  -5.0691e-02   5.8578e-02   6.5727e-02  -7.2049e-02  -7.7466e-02   8.1909e-02   8.5323e-02  -8.7668e-02  -8.8913e-02   8.9044e-02   8.8061e-02  -8.5977e-02  -8.2818e-02   7.8627e-02   7.3455e-02  -6.7370e-02  -6.0448e-02   5.2778e-02   4.4455e-02  -3.5586e-02  -2.6281e-02   1.6659e-02   6.8394e-03   3.0543e-03   1.2898e-02  -2.2570e-02  -3.1948e-02   4.0917e-02   4.9365e-02  -5.7189e-02  -6.4291e-02   7.0585e-02   7.5995e-02  -8.0455e-02  -8.3914e-02   8.6330e-02   8.7678e-02  -8.7944e-02  -8.7128e-02   8.5246e-02   8.2324e-02  -7.8404e-02  -7.3538e-02   6.7791e-02   6.1236e-02  -5.3958e-02  -4.6044e-02   3.7583e-02   2.8650e-02  -2.1364e-02</text:p>
          </table:table-cell>
        </table:table-row>
        <table:table-row table:style-name="ro2">
          <table:table-cell table:style-name="ce21" office:value-type="string">
            <text:p>5.6273e-03  -1.4593e-02  -2.4851e-02   3.5312e-02   4.5454e-02  -5.4969e-02  -6.3637e-02   7.1290e-02   7.7789e-02  -8.3026e-02  -8.6915e-02   8.9397e-02   9.0434e-02  -9.0015e-02  -8.8150e-02   8.4874e-02   8.0243e-02  -7.4334e-02  -6.7245e-02   5.9092e-02   5.0008e-02  -4.0139e-02  -2.9643e-02   1.8689e-02   7.4509e-03   3.8914e-03   1.5158e-02  -2.6171e-02  -3.6755e-02   4.6744e-02   5.5980e-02  -6.4319e-02  -7.1628e-02   7.7794e-02   8.2721e-02  -8.6332e-02  -8.8572e-02   8.9405e-02   8.8822e-02  -8.6832e-02  -8.3468e-02   7.8784e-02   7.2855e-02  -6.5777e-02  -5.7660e-02   4.8636e-02   3.8845e-02  -2.8444e-02  -1.7596e-02   6.4732e-03  -4.7491e-03   1.5894e-02   2.6786e-02  -3.7254e-02  -4.7132e-02   5.6266e-02   6.4512e-02  -7.1741e-02  -7.7839e-02   8.2710e-02   8.6279e-02  -8.8490e-02  -8.9308e-02   8.8721e-02   8.6738e-02  -8.3392e-02  -7.8735e-02   7.2840e-02   6.5801e-02  -5.7729e-02  -4.8750e-02   3.9006e-02   2.8651e-02  -1.7846e-02  -6.7615e-03  -4.4280e-03  -1.5547e-02   2.6421e-02   3.6879e-02  -4.6758e-02  -5.5902e-02   6.4168e-02   7.1426e-02  -7.7564e-02  -8.2483e-02   8.6109e-02   8.8383e-02  -8.9271e-02  -8.8759e-02   8.6855e-02   8.3588e-02  -7.9012e-02  -7.3196e-02   6.6234e-02   5.8234e-02  -4.9321e-02  -3.9635e-02   2.9329e-02   1.8564e-02  -7.5079e-03   3.6649e-03  -1.4780e-02  -2.5663e-02   3.6143e-02   4.6057e-02  -5.5248e-02  -6.3574e-02   7.0904e-02   7.7123e-02  -8.2134e-02  -8.5859e-02   8.8239e-02   8.9237e-02  -8.8839e-02  -8.7049e-02   8.3897e-02   7.9431e-02  -7.3723e-02  -6.6861e-02   5.8952e-02   5.0121e-02  -4.0507e-02  -3.0258e-02   1.9537e-02   8.5106e-03   2.6486e-03   1.3766e-02  -2.4668e-02  -3.5183e-02   4.5148e-02   5.4406e-02  -6.2812e-02  -7.0237e-02   7.6562e-02   8.1690e-02  -8.5541e-02  -8.8053e-02   8.9189e-02   8.8931e-02  -8.7283e-02  -8.4270e-02   7.9940e-02   7.4361e-02  -6.7620e-02  -5.9823e-02   5.1091e-02   4.1561e-02  -3.1382e-02  -2.0713e-02   9.7218e-03  -1.4213e-03   1.2542e-02   2.3466e-02  -3.4022e-02  -4.4047e-02   5.3384e-02   6.1887e-02  -6.9423e-02  -7.5875e-02   8.1141e-02   8.5141e-02  -8.7812e-02  -8.9113e-02   8.9022e-02   8.7543e-02  -8.4697e-02  -8.0531e-02   7.5108e-02   6.8515e-02  -6.0853e-02  -5.2243e-02   4.2818e-02   3.2727e-02  -2.2127e-02  -1.1182e-02   6.4096e-05  -1.1054e-02   2.1999e-02   3.2600e-02  -4.2692e-02  -5.2118e-02   6.0732e-02   6.8399e-02  -7.5000e-02  -8.0433e-02   8.4613e-02   8.7476e-02  -8.8978e-02  -8.9095e-02   8.7827e-02   8.5192e-02  -8.1234e-02  -7.6014e-02   6.9612e-02   6.2131e-02  -5.3685e-02  -4.4408e-02   3.4442e-02   2.3944e-02  -1.3077e-02  -2.0086e-03  -9.0879e-03  -2.0041e-02   3.0680e-02   4.0841e-02  -5.0367e-02  -5.9110e-02   6.6935e-02   7.3722e-02  -7.9366e-02  -8.3781e-02   8.6900e-02   8.8676e-02  -8.9083e-02  -8.8115e-02   8.5789e-02   8.2143e-02  -7.7235e-02  -7.1141e-02   6.3959e-02   5.5800e-02  -4.6791e-02  -3.7073e-02   2.6797e-02   1.6123e-02  -5.2151e-03   5.7575e-03  -1.6626e-02  -2.7223e-02   3.7386e-02   4.6960e-02  -5.5800e-02  -6.3771e-02   7.0754e-02   7.6645e-02  -8.1356e-02  -8.4820e-02   8.6988e-02   8.7833e-02  -8.7347e-02  -8.5544e-02   8.2457e-02   7.8140e-02  -7.2666e-02  -6.6124e-02   5.8617e-02   5.0261e-02  -4.1176e-02  -3.1468e-02   2.3500e-02</text:p>
          </table:table-cell>
        </table:table-row>
        <table:table-row table:style-name="ro2">
          <table:table-cell table:style-name="ce21" office:value-type="string">
            <text:p>6.2430e-03  -1.6161e-02  -2.7445e-02   3.8847e-02   4.9756e-02  -5.9798e-02  -6.8707e-02   7.6279e-02   8.2353e-02  -8.6807e-02  -8.9558e-02   9.0555e-02   8.9784e-02  -8.7268e-02  -8.3059e-02   7.7246e-02   6.9945e-02  -6.1302e-02  -5.1488e-02   4.0694e-02   2.9132e-02  -1.7026e-02  -4.6092e-03  -7.8781e-03  -2.0196e-02   3.2108e-02   4.3387e-02  -5.3817e-02  -6.3200e-02   7.1356e-02   7.8133e-02  -8.3401e-02  -8.7063e-02   8.9049e-02   8.9324e-02  -8.7885e-02  -8.4761e-02   8.0013e-02   7.3735e-02  -6.6047e-02  -5.7097e-02   4.7058e-02   3.6123e-02  -2.4500e-02  -1.2412e-02   9.0866e-05  -1.2229e-02   2.4312e-02   3.5929e-02  -4.6857e-02  -5.6889e-02   6.5834e-02   7.3522e-02  -7.9807e-02  -8.4570e-02   8.7721e-02   8.9200e-02  -8.8981e-02  -8.7067e-02   8.3496e-02   7.8336e-02  -7.1686e-02  -6.3673e-02   5.4449e-02   4.4191e-02  -3.3094e-02  -2.1368e-02   9.2378e-03  -3.0672e-03   1.5313e-02   2.7266e-02  -3.8700e-02  -4.9398e-02   5.9156e-02   6.7790e-02  -7.5136e-02  -8.1054e-02   8.5433e-02   8.8189e-02  -8.9271e-02  -8.8658e-02   8.6362e-02   8.2427e-02  -7.6928e-02  -6.9970e-02   6.1684e-02   5.2229e-02  -4.1783e-02  -3.0545e-02   1.8729e-02   6.5574e-03   5.7376e-03   1.7923e-02  -2.9768e-02  -4.1048e-02   5.1549e-02   6.1073e-02  -6.9438e-02  -7.6487e-02   8.2085e-02   8.6128e-02  -8.8538e-02  -8.9270e-02   8.8310e-02   8.5677e-02  -8.1421e-02  -7.5622e-02   6.8391e-02   5.9865e-02  -5.0205e-02  -3.9594e-02   2.8234e-02   1.6339e-02  -4.1359e-03   8.1454e-03  -2.0272e-02  -3.2014e-02   4.3150e-02   5.3469e-02  -6.2774e-02  -7.0891e-02   7.7666e-02   8.2970e-02  -8.6704e-02  -8.8797e-02   8.9209e-02   8.7932e-02  -8.4992e-02  -8.0444e-02   7.4373e-02   6.6896e-02  -5.8153e-02  -4.8310e-02   3.7554e-02   2.6088e-02  -1.4129e-02  -1.9027e-03  -1.0359e-02  -2.2424e-02   3.4065e-02   4.5061e-02  -5.5204e-02  -6.4304e-02   7.2187e-02   7.8705e-02  -8.3735e-02  -8.7182e-02   8.8981e-02   8.9098e-02  -8.7532e-02  -8.4311e-02   7.9497e-02   7.3181e-02  -6.5482e-02  -5.6547e-02   4.6544e-02   3.5662e-02  -2.4107e-02  -1.2097e-02  -1.4034e-04  -1.2375e-02   2.4375e-02   3.5914e-02  -4.6774e-02  -5.6751e-02   6.5655e-02   7.3320e-02  -7.9601e-02  -8.4379e-02   8.7565e-02   8.9098e-02  -8.8950e-02  -8.7124e-02   8.3655e-02   7.8608e-02  -7.2079e-02  -6.4192e-02   5.5095e-02   4.4960e-02  -3.3978e-02  -2.2357e-02   1.0316e-02  -1.9183e-03   1.4115e-02   2.6045e-02  -3.7483e-02  -4.8214e-02   5.8036e-02   6.6764e-02  -7.4235e-02  -8.0307e-02   8.4868e-02   8.7832e-02  -8.9143e-02  -8.8778e-02   8.6744e-02   8.3080e-02  -7.7856e-02  -7.1170e-02   6.3149e-02   5.3944e-02  -4.3728e-02  -3.2694e-02   2.1049e-02   9.0129e-03   3.1892e-03   1.5328e-02  -2.7176e-02  -3.8512e-02   4.9122e-02   5.8810e-02  -6.7394e-02  -7.4716e-02   8.0638e-02   8.5052e-02  -8.7876e-02  -8.9060e-02   8.8584e-02   8.6458e-02  -8.2725e-02  -7.7457e-02   7.0754e-02   6.2743e-02  -5.3576e-02  -4.3427e-02   3.2486e-02   2.0958e-02  -9.0595e-03   2.9871e-03  -1.4958e-02  -2.6630e-02   3.7787e-02   4.8225e-02  -5.7750e-02  -6.6191e-02   7.3393e-02   7.9229e-02  -8.3596e-02  -8.6419e-02   8.7654e-02   8.7286e-02  -8.5330e-02  -8.1832e-02   7.6865e-02   7.0529e-02  -6.2949e-02  -5.4268e-02   4.4641e-02   3.4213e-02  -2.5591e-02</text:p>
          </table:table-cell>
        </table:table-row>
        <table:table-row table:style-name="ro2">
          <table:table-cell table:style-name="ce21" office:value-type="string">
            <text:p>6.8679e-03  -1.7744e-02  -3.0043e-02   4.2345e-02   5.3937e-02  -6.4378e-02  -7.3350e-02   8.0614e-02   8.5991e-02  -8.9355e-02  -9.0633e-02   8.9802e-02   8.6890e-02  -8.1971e-02  -7.5165e-02   6.6638e-02   5.6590e-02  -4.5257e-02  -3.2903e-02   1.9816e-02   6.2954e-03   7.3465e-03   2.0797e-02  -3.3750e-02  -4.5909e-02   5.6999e-02   6.6767e-02  -7.4994e-02  -8.1494e-02   8.6122e-02   8.8775e-02  -8.9395e-02  -8.7971e-02   8.4538e-02   7.9177e-02  -7.2012e-02  -6.3208e-02   5.2966e-02   4.1523e-02  -2.9137e-02  -1.6093e-02   2.6875e-03  -1.0775e-02   2.3989e-02   3.6654e-02  -4.8483e-02  -5.9208e-02   6.8586e-02   7.6405e-02  -8.2488e-02  -8.6699e-02   8.8943e-02   8.9169e-02  -8.7374e-02  -8.3599e-02   7.7930e-02   7.0497e-02  -6.1468e-02  -5.1047e-02   3.9473e-02   2.7006e-02  -1.3930e-02  -5.3982e-04  -1.2861e-02  -2.5969e-02   3.8489e-02   5.0137e-02  -6.0650e-02  -6.9791e-02   7.7352e-02   8.3165e-02  -8.7098e-02  -8.9062e-02   8.9013e-02   8.6953e-02  -8.2928e-02  -7.7031e-02   6.9394e-02   6.0190e-02  -4.9627e-02  -3.7945e-02   2.5406e-02   1.2295e-02   1.0931e-03   1.4456e-02  -2.7491e-02  -3.9906e-02   5.1419e-02   6.1772e-02  -7.0730e-02  -7.8091e-02   8.3691e-02   8.7402e-02  -8.9142e-02  -8.8870e-02   8.6595e-02   8.2366e-02  -7.6280e-02  -6.8475e-02   5.9125e-02   4.8443e-02  -3.6669e-02  -2.4069e-02   1.0927e-02  -2.4615e-03   1.5794e-02   2.8769e-02  -4.1096e-02  -5.2496e-02   6.2713e-02   7.1516e-02  -7.8707e-02  -8.4125e-02   8.7647e-02   8.9194e-02  -8.8732e-02  -8.6271e-02   8.1867e-02   7.5619e-02  -6.7668e-02  -5.8193e-02   4.7408e-02   3.5556e-02  -2.2903e-02  -9.7349e-03  -3.6518e-03  -1.6956e-02   2.9878e-02   4.2126e-02  -5.3426e-02  -6.3523e-02   7.2190e-02   7.9232e-02  -8.4490e-02  -8.7846e-02   8.9225e-02   8.8597e-02  -8.5975e-02  -8.1418e-02   7.5029e-02   6.6953e-02  -5.7371e-02  -4.6498e-02   3.4580e-02   2.1884e-02  -8.6970e-03   4.6854e-03  -1.7962e-02  -3.0834e-02   4.3012e-02   5.4223e-02  -6.4214e-02  -7.2761e-02   7.9671e-02   8.4791e-02  -8.8004e-02  -8.9239e-02   8.8468e-02   8.5709e-02  -8.1024e-02  -7.4519e-02   6.6339e-02   5.6670e-02  -4.5728e-02  -3.3759e-02   2.1033e-02   7.8349e-03   5.5383e-03   1.8786e-02  -3.1612e-02  -4.3727e-02   5.4859e-02   6.4759e-02  -7.3205e-02  -8.0008e-02   8.5014e-02   8.8113e-02  -8.9234e-02  -8.8354e-02   8.5492e-02   8.0712e-02  -7.4123e-02  -6.5872e-02   5.6146e-02   4.5162e-02  -3.3166e-02  -2.0429e-02   7.2355e-03  -6.1188e-03   1.9334e-02   3.2115e-02  -4.4176e-02  -5.5245e-02   6.5077e-02   7.3451e-02  -8.0180e-02  -8.5115e-02   8.8145e-02   8.9204e-02  -8.8269e-02  -8.5362e-02   8.0548e-02   7.3936e-02  -6.5674e-02  -5.5949e-02   4.4978e-02   3.3006e-02  -2.0302e-02  -7.1492e-03  -6.1588e-03  -1.9325e-02   3.2057e-02   4.4070e-02  -5.5098e-02  -6.4897e-02   7.3249e-02   7.9971e-02  -8.4916e-02  -8.7974e-02   8.9082e-02   8.8216e-02  -8.5401e-02  -8.0700e-02   7.4222e-02   6.6113e-02  -5.6557e-02  -4.5768e-02   3.3987e-02   2.1478e-02  -8.5191e-03   4.6020e-03  -1.7595e-02  -3.0173e-02   4.2061e-02   5.2999e-02  -6.2748e-02  -7.1100e-02   7.7877e-02   8.2937e-02  -8.6178e-02  -8.7538e-02   8.6999e-02   8.4585e-02  -8.0361e-02  -7.4433e-02   6.6941e-02   5.8057e-02  -4.7974e-02  -3.6882e-02   2.7637e-02</text:p>
          </table:table-cell>
        </table:table-row>
        <table:table-row table:style-name="ro2">
          <table:table-cell table:style-name="ce21" office:value-type="string">
            <text:p>7.5019e-03  -1.9341e-02  -3.2639e-02   4.5793e-02   5.7980e-02  -6.8681e-02  -7.7527e-02   8.4248e-02   8.8651e-02  -9.0620e-02  -9.0110e-02   8.7143e-02   8.1810e-02  -7.4266e-02  -6.4724e-02   5.3450e-02   4.0753e-02  -2.6980e-02  -1.2508e-02  -2.2739e-03  -1.6966e-02   3.1174e-02   4.4518e-02  -5.6640e-02  -6.7220e-02   7.5975e-02   8.2675e-02  -8.7145e-02  -8.9268e-02   8.8991e-02   8.6325e-02  -8.1346e-02  -7.4189e-02   6.5049e-02   5.4171e-02  -4.1850e-02  -2.8414e-02   1.4225e-02  -3.3960e-04   1.4890e-02   2.9037e-02  -4.2406e-02  -5.4639e-02   6.5413e-02   7.4440e-02  -8.1481e-02  -8.6351e-02   8.8920e-02   8.9121e-02  -8.6950e-02  -8.2467e-02   7.5790e-02   6.7099e-02  -5.6626e-02  -4.4648e-02   3.1486e-02   1.7489e-02  -3.0298e-03   1.1508e-02  -2.5739e-02  -3.9285e-02   5.1786e-02   6.2911e-02  -7.2366e-02  -7.9899e-02   8.5311e-02   8.8460e-02  -8.9262e-02  -8.7696e-02   8.3805e-02   7.7693e-02  -6.9521e-02  -5.9506e-02   4.7915e-02   3.5055e-02  -2.1267e-02  -6.9157e-03  -7.6175e-03  -2.1948e-02   3.5696e-02   4.8498e-02  -6.0015e-02  -6.9941e-02   7.8015e-02   8.4022e-02  -8.7805e-02  -8.9262e-02   8.8357e-02   8.5112e-02  -7.9615e-02  -7.2011e-02   6.2501e-02   5.1337e-02  -3.8816e-02  -2.5268e-02   1.1052e-02  -3.4560e-03   1.7872e-02   3.1814e-02  -4.4915e-02  -5.6827e-02   6.7235e-02   7.5865e-02  -8.2488e-02  -8.6929e-02   8.9072e-02   8.8859e-02  -8.6297e-02  -8.1453e-02   7.4456e-02   6.5490e-02  -5.4794e-02  -4.2650e-02   2.9378e-02   1.5331e-02  -8.7905e-04   1.3596e-02  -2.7711e-02  -4.1093e-02   5.3389e-02   6.4274e-02  -7.3461e-02  -8.0706e-02   8.5819e-02   8.8664e-02  -8.9167e-02  -8.7315e-02   8.3156e-02   7.6801e-02  -6.8418e-02  -5.8228e-02   4.6501e-02   3.3546e-02  -1.9705e-02  -5.3449e-03  -9.1560e-03  -2.3415e-02   3.7055e-02   4.9716e-02  -6.1065e-02  -7.0801e-02   7.8668e-02   8.4459e-02  -8.8020e-02  -8.9257e-02   8.8140e-02   8.4696e-02  -7.9018e-02  -7.1255e-02   6.1612e-02   5.0344e-02  -3.7748e-02  -2.4157e-02   9.9297e-03  -4.5593e-03   1.8927e-02   3.2796e-02  -4.5799e-02  -5.7593e-02   6.7869e-02   7.6355e-02  -8.2827e-02  -8.7115e-02   8.9107e-02   8.8750e-02  -8.6054e-02  -8.1090e-02   7.3989e-02   6.4940e-02  -5.4179e-02  -4.1992e-02   2.8700e-02   1.4652e-02  -2.1925e-04   1.4218e-02  -2.8280e-02  -4.1597e-02   5.3818e-02   6.4620e-02  -7.3721e-02  -8.0882e-02   8.5913e-02   8.8683e-02  -8.9119e-02  -8.7212e-02   8.3010e-02   7.6626e-02  -6.8228e-02  -5.8037e-02   4.6321e-02   3.3390e-02  -1.9582e-02  -5.2622e-03  -9.1944e-03  -2.3408e-02   3.7004e-02   4.9627e-02  -6.0946e-02  -7.0663e-02   7.8525e-02   8.4326e-02  -8.7915e-02  -8.9198e-02   8.8144e-02   8.4780e-02  -7.9197e-02  -7.1542e-02   6.2016e-02   5.0871e-02  -3.8398e-02  -2.4926e-02   1.0807e-02  -3.5893e-03   1.7886e-02   3.1711e-02  -4.4702e-02  -5.6522e-02   6.6864e-02   7.5460e-02  -8.2088e-02  -8.6578e-02   8.8817e-02   8.8749e-02  -8.6382e-02  -8.1780e-02   7.5067e-02   6.6423e-02  -5.6076e-02  -4.4298e-02   3.1400e-02   1.7718e-02  -3.6094e-03   1.0560e-02  -2.4423e-02  -3.7622e-02   4.9819e-02   6.0704e-02  -7.0002e-02  -7.7482e-02   8.2960e-02   8.6308e-02  -8.7453e-02  -8.6381e-02   8.3136e-02   7.7819e-02  -7.0581e-02  -6.1622e-02   5.1174e-02   3.9477e-02  -2.9639e-02</text:p>
          </table:table-cell>
        </table:table-row>
        <table:table-row table:style-name="ro2">
          <table:table-cell table:style-name="ce21" office:value-type="string">
            <text:p>8.1449e-03  -2.0952e-02  -3.5231e-02   4.9184e-02   6.1866e-02  -7.2679e-02  -8.1202e-02   8.7136e-02   9.0291e-02  -9.0573e-02  -8.7984e-02   8.2620e-02   7.4662e-02  -6.4372e-02  -5.2082e-02   3.8185e-02   2.3123e-02  -7.3704e-03   8.5781e-03  -2.4224e-02  -3.9081e-02   5.2687e-02   6.4623e-02  -7.4520e-02  -8.2075e-02   8.7058e-02   8.9320e-02  -8.8795e-02  -8.5504e-02   7.9555e-02   7.1134e-02  -6.0508e-02  -4.8008e-02   3.4025e-02   1.8992e-02  -3.3778e-03   1.2335e-02  -2.7660e-02  -4.2123e-02   5.5277e-02   6.6718e-02  -7.6092e-02  -8.3112e-02   8.7562e-02   8.9306e-02  -8.8292e-02  -8.4553e-02   7.8205e-02   6.9445e-02  -5.8546e-02  -4.5842e-02   3.1728e-02   1.6638e-02  -1.0376e-03   1.4593e-02  -2.9771e-02  -4.4031e-02   5.6933e-02   6.8080e-02  -7.7131e-02  -8.3807e-02   8.7904e-02   8.9295e-02  -8.7939e-02  -8.3879e-02   7.7240e-02   6.8226e-02  -5.7115e-02  -4.4249e-02   3.0024e-02   1.4877e-02   7.2598e-04   1.6305e-02  -3.1383e-02  -4.5495e-02   5.8209e-02   6.9134e-02  -7.7935e-02  -8.4342e-02   8.8158e-02   8.9268e-02  -8.7636e-02  -8.3315e-02   7.6436e-02   6.7211e-02  -5.5923e-02  -4.2920e-02   2.8600e-02   1.3403e-02   2.2046e-03   1.7744e-02  -3.2738e-02  -4.6727e-02   5.9282e-02   7.0018e-02  -7.8606e-02  -8.4783e-02   8.8360e-02   8.9226e-02  -8.7356e-02  -8.2808e-02   7.5720e-02   6.6311e-02  -5.4870e-02  -4.1746e-02   2.7344e-02   1.2103e-02   3.5076e-03   1.9011e-02  -3.3930e-02  -4.7810e-02   6.0224e-02   7.0791e-02  -7.9190e-02  -8.5161e-02   8.8523e-02   8.9172e-02  -8.7089e-02  -8.2339e-02   7.5066e-02   6.5493e-02  -5.3915e-02  -4.0685e-02   2.6210e-02   1.0933e-02   4.6793e-03   2.0148e-02  -3.4998e-02  -4.8777e-02   6.1062e-02   7.1476e-02  -7.9702e-02  -8.5487e-02   8.8655e-02   8.9109e-02  -8.6835e-02  -8.1903e-02   7.4464e-02   6.4746e-02  -5.3047e-02  -3.9724e-02   2.5186e-02   9.8784e-03   5.7314e-03   2.1165e-02  -3.5951e-02  -4.9637e-02   6.1803e-02   7.2078e-02  -8.0148e-02  -8.5766e-02   8.8760e-02   8.9040e-02  -8.6596e-02  -8.1504e-02   7.3920e-02   6.4076e-02  -5.2273e-02  -3.8872e-02   2.4283e-02   8.9528e-03   6.6506e-03   2.2050e-02  -3.6775e-02  -5.0375e-02   6.2435e-02   7.2587e-02  -8.0520e-02  -8.5993e-02   8.8838e-02   8.8969e-02  -8.6383e-02  -8.1158e-02   7.3455e-02   6.3510e-02  -5.1626e-02  -3.8166e-02   2.3542e-02   8.2009e-03   7.3898e-03   2.2754e-02  -3.7422e-02  -5.0948e-02   6.2918e-02   7.2968e-02  -8.0791e-02  -8.6150e-02   8.8882e-02   8.8903e-02  -8.6215e-02  -8.0899e-02   7.3118e-02   6.3111e-02  -5.1182e-02  -3.7696e-02   2.3064e-02   7.7322e-03   7.8331e-03   2.3158e-02  -3.7775e-02  -5.1241e-02   6.3146e-02   7.3129e-02  -8.0888e-02  -8.6187e-02   8.8867e-02   8.8848e-02  -8.6132e-02  -8.0802e-02   7.3023e-02   6.3033e-02  -5.1135e-02  -3.7692e-02   2.3112e-02   7.8391e-03   7.6649e-03   2.2930e-02  -3.7495e-02  -5.0921e-02   6.2802e-02   7.2782e-02  -8.0564e-02  -8.5914e-02   8.8677e-02   8.8773e-02  -8.6205e-02  -8.1057e-02   7.3488e-02   6.3733e-02  -5.2090e-02  -3.8914e-02   2.4607e-02   9.5991e-03   5.6554e-03   2.0699e-02  -3.5084e-02  -4.8381e-02   6.0199e-02   7.0193e-02  -7.8077e-02  -8.3627e-02   8.6696e-02   8.7210e-02  -8.5175e-02  -8.0673e-02   7.3860e-02   6.4957e-02  -5.4238e-02  -4.1997e-02   3.1597e-02</text:p>
          </table:table-cell>
        </table:table-row>
        <table:table-row table:style-name="ro2">
          <table:table-cell table:style-name="ce21" office:value-type="string">
            <text:p>8.7967e-03  -2.2574e-02  -3.7814e-02   5.2507e-02   6.5579e-02  -7.6347e-02  -8.4341e-02   8.9245e-02   9.0882e-02  -8.9203e-02  -8.4285e-02   7.6323e-02   6.5619e-02  -5.2571e-02  -3.7661e-02   2.1433e-02   4.4736e-03   1.2605e-02   2.9190e-02  -4.4689e-02  -5.8550e-02   7.0283e-02   7.9473e-02  -8.5798e-02  -8.9040e-02   8.9088e-02   8.5948e-02  -7.9737e-02  -7.0682e-02   5.9110e-02   4.5436e-02  -3.0150e-02  -1.3799e-02  -3.0361e-03  -1.9755e-02   3.5765e-02   5.0497e-02  -6.3430e-02  -7.4107e-02   8.2149e-02   8.7274e-02  -8.9302e-02  -8.8164e-02   8.3901e-02   7.6666e-02  -6.6717e-02  -5.4408e-02   4.0174e-02   2.4522e-02  -8.0048e-03   8.7928e-03  -2.5277e-02  -4.0865e-02   5.5006e-02   6.7200e-02  -7.7019e-02  -8.4115e-02   8.8239e-02   8.9245e-02  -8.7100e-02  -8.1880e-02   7.3770e-02   6.3057e-02  -5.0119e-02  -3.5413e-02   1.9460e-02   2.8210e-03   1.3916e-02   3.0161e-02  -4.5341e-02  -5.8921e-02   7.0422e-02   7.9440e-02  -8.5657e-02  -8.8854e-02   8.8920e-02   8.5851e-02  -7.9757e-02  -7.0853e-02   5.9454e-02   4.5960e-02  -3.0848e-02  -1.4649e-02  -2.0638e-03  -1.8704e-02   3.4684e-02   4.9442e-02  -6.2459e-02  -7.3276e-02   8.1512e-02   8.6879e-02  -8.9186e-02  -8.8354e-02   8.4413e-02   7.7500e-02  -6.7860e-02  -5.5832e-02   4.1839e-02   2.6375e-02  -9.9830e-03   6.7595e-03  -2.3264e-02  -3.8949e-02   5.3263e-02   6.5703e-02  -7.5832e-02  -8.3293e-02   8.7824e-02   8.9266e-02  -8.7568e-02  -8.2791e-02   7.5103e-02   6.4773e-02  -5.2167e-02  -3.7726e-02   2.1959e-02   5.4210e-03   1.1307e-02   2.7638e-02  -4.2996e-02  -5.6843e-02   6.8691e-02   7.8124e-02  -8.4811e-02  -8.8518e-02   8.9113e-02   8.6576e-02  -8.0997e-02  -7.2572e-02   6.1597e-02   4.8458e-02  -3.3617e-02  -1.7595e-02   9.5532e-04  -1.5717e-02   3.1838e-02   4.6839e-02  -6.0194e-02  -7.1435e-02   8.0167e-02   8.6083e-02  -8.8975e-02  -8.8743e-02   8.5394e-02   7.9047e-02  -6.9924e-02  -5.8347e-02   4.4722e-02   2.9526e-02  -1.3295e-02   3.4022e-03  -1.9980e-02  -3.5855e-02   5.0472e-02   6.3316e-02  -7.3939e-02  -8.1966e-02   8.7116e-02   8.9210e-02  -8.8173e-02  -8.4043e-02   7.6965e-02   6.7188e-02  -5.5054e-02  -4.0989e-02   2.5488e-02   9.0931e-03   7.6196e-03   2.4064e-02  -3.9664e-02  -5.3873e-02   6.6193e-02   7.6191e-02  -8.3518e-02  -8.7918e-02   8.9237e-02   8.7429e-02  -8.2557e-02  -7.4793e-02   6.4410e-02   5.1772e-02  -3.7321e-02  -2.1564e-02   5.0539e-03  -1.1632e-02   2.7910e-02   4.3209e-02  -5.6995e-02  -6.8785e-02   7.8167e-02   8.4814e-02  -8.8493e-02  -8.9078e-02   8.6548e-02   8.0992e-02  -7.2606e-02  -6.1685e-02   4.8609e-02   3.3837e-02  -1.7886e-02  -1.3132e-03  -1.5303e-02  -3.1382e-02   4.6363e-02   5.9724e-02  -7.1000e-02  -7.9798e-02   8.5814e-02   8.8838e-02  -8.8768e-02  -8.5608e-02   7.9470e-02   7.0570e-02  -5.9220e-02  -4.5817e-02   3.0827e-02   1.4774e-02   1.7846e-03   1.8273e-02  -3.4119e-02  -4.8775e-02   6.1735e-02   7.2551e-02  -8.0855e-02  -8.6362e-02   8.8888e-02   8.8352e-02  -8.4780e-02  -7.8302e-02   6.9150e-02   5.7646e-02  -4.4194e-02  -2.9263e-02   1.3373e-02  -2.9286e-03   1.9079e-02   3.4526e-02  -4.8743e-02  -6.1252e-02   7.1635e-02   7.9551e-02  -8.4748e-02  -8.7072e-02   8.6468e-02   8.2984e-02  -7.6768e-02  -6.8057e-02   5.7164e-02   4.4441e-02  -3.3513e-02</text:p>
          </table:table-cell>
        </table:table-row>
        <table:table-row table:style-name="ro2">
          <table:table-cell table:style-name="ce21" office:value-type="string">
            <text:p>9.4574e-03  -2.4206e-02  -4.0383e-02   5.5752e-02   6.9101e-02  -7.9661e-02  -8.6916e-02   9.0546e-02   9.0408e-02  -8.6523e-02  -7.9071e-02   6.8379e-02   5.4903e-02  -3.9210e-02  -2.1952e-02   3.8434e-03  -1.4373e-02   3.1954e-02   4.8185e-02  -6.2407e-02  -7.4050e-02   8.2645e-02   8.7853e-02  -8.9469e-02  -8.7436e-02   8.1845e-02   7.2929e-02  -6.1055e-02  -4.6710e-02   3.0479e-02   1.3022e-02   4.9536e-03   2.2720e-02  -3.9558e-02  -5.4789e-02   6.7799e-02   7.8065e-02  -8.5175e-02  -8.8843e-02   8.8926e-02   8.5421e-02  -7.8473e-02  -6.8363e-02   5.5501e-02   4.0405e-02  -2.3686e-02  -6.0164e-03  -1.1892e-02  -2.9319e-02   4.5563e-02   5.9973e-02  -7.1968e-02  -8.1068e-02   8.6909e-02   8.9256e-02  -8.8016e-02  -8.3241e-02   7.5122e-02   6.3987e-02  -5.0285e-02  -3.4564e-02   1.7458e-02  -3.4759e-04   1.8138e-02   3.5198e-02  -5.0845e-02  -6.4452e-02   7.5471e-02   8.3463e-02  -8.8108e-02  -8.9218e-02   8.6752e-02   8.0808e-02  -7.1624e-02  -5.9570e-02   4.5130e-02   2.8881e-02  -1.1476e-02   6.3882e-03  -2.3995e-02  -4.0640e-02   5.5656e-02   6.8442e-02  -7.8486e-02  -8.5386e-02   8.8866e-02   8.8787e-02  -8.5152e-02  -7.8108e-02   6.7937e-02   5.5046e-02  -3.9952e-02  -2.3259e-02   5.6354e-03  -1.2213e-02   2.9572e-02   4.5746e-02  -6.0090e-02  -7.2028e-02   8.1083e-02   8.6894e-02  -8.9227e-02  -8.7991e-02   8.3234e-02   7.5147e-02  -6.4054e-02  -5.0399e-02   3.4728e-02   1.7669e-02   9.6945e-05   1.7858e-02  -3.4905e-02  -5.0555e-02   6.4183e-02   7.5244e-02  -8.3296e-02  -8.8017e-02   8.9218e-02   8.6853e-02  -8.1015e-02  -7.1938e-02   5.9985e-02   4.5635e-02  -2.9462e-02  -1.2110e-02  -5.7244e-03  -2.3330e-02   4.0003e-02   5.5076e-02  -6.7948e-02  -7.8104e-02   8.5139e-02   8.8772e-02  -8.8857e-02  -8.5392e-02   7.8516e-02   6.8503e-02  -5.5753e-02  -4.0776e-02   2.4171e-02   6.6007e-03   1.1233e-02   2.8617e-02  -4.4858e-02  -5.9307e-02   7.1386e-02   8.0615e-02  -8.6625e-02  -8.9175e-02   8.8164e-02   8.3634e-02  -7.5764e-02  -6.4870e-02   5.1387e-02   3.5853e-02  -1.8888e-02  -1.1704e-03  -1.6594e-02  -3.3695e-02   4.9451e-02   6.3233e-02  -7.4491e-02  -8.2777e-02   8.7760e-02   8.9241e-02  -8.7162e-02  -8.1607e-02   7.2797e-02   6.1084e-02  -4.6935e-02  -3.0915e-02   1.3664e-02  -4.1320e-03   2.1762e-02   3.8523e-02  -5.3748e-02  -6.6830e-02   7.7247e-02   8.4586e-02  -8.8553e-02  -8.8992e-02   8.5886e-02   7.9359e-02  -6.9671e-02  -5.7209e-02   4.2471e-02   2.6042e-02  -8.5781e-03   9.2257e-03  -2.6661e-02  -4.3033e-02   5.7692e-02   7.0054e-02  -7.9628e-02  -8.6034e-02   8.9019e-02   8.8464e-02  -8.4393e-02  -7.6970e-02   6.6489e-02   5.3368e-02  -3.8131e-02  -2.1382e-02   3.7870e-03  -1.3955e-02   3.1139e-02   4.7085e-02  -6.1161e-02  -7.2809e-02   8.1570e-02   8.7098e-02  -8.9175e-02  -8.7724e-02   8.2802e-02   7.4609e-02  -6.3471e-02  -4.9830e-02   3.4228e-02   1.7283e-02   3.3447e-04   1.7929e-02  -3.4807e-02  -5.0305e-02   6.3815e-02   7.4809e-02  -8.2860e-02  -8.7657e-02   8.9019e-02   8.6902e-02  -8.1398e-02  -7.2732e-02   6.1254e-02   4.7422e-02  -3.1785e-02  -1.4962e-02  -2.3866e-03  -1.9582e-02   3.5955e-02   5.0874e-02  -6.3769e-02  -7.4154e-02   8.1646e-02   8.5978e-02  -8.7014e-02  -8.4746e-02   7.9299e-02   7.0917e-02  -5.9950e-02  -4.6810e-02   3.5387e-02</text:p>
          </table:table-cell>
        </table:table-row>
        <table:table-row table:style-name="ro2">
          <table:table-cell table:style-name="ce21" office:value-type="string">
            <text:p>1.0127e-02  -2.5848e-02  -4.2935e-02   5.8911e-02   7.2417e-02  -8.2599e-02  -8.8903e-02   9.1022e-02   8.8868e-02  -8.2565e-02  -7.2429e-02   5.8954e-02   4.2784e-02  -2.4680e-02  -5.4901e-03  -1.3896e-02  -3.2584e-02   4.9715e-02   6.4507e-02  -7.6287e-02  -8.4523e-02   8.8848e-02   8.9073e-02  -8.5199e-02  -7.7411e-02   6.6075e-02   5.1717e-02  -3.4999e-02  -1.6689e-02  -2.3741e-03  -2.1318e-02   3.9277e-02   5.5434e-02  -6.9054e-02  -7.9518e-02   8.6352e-02   8.9248e-02  -8.8077e-02  -8.2896e-02   7.3943e-02   6.1627e-02  -4.6512e-02  -2.9285e-02   1.0731e-02  -8.3073e-03   2.6964e-02   4.4393e-02  -5.9803e-02  -7.2495e-02   8.1896e-02   8.7579e-02  -8.9288e-02  -8.6947e-02   8.0664e-02   7.0724e-02  -5.7580e-02  -4.1827e-02   2.4180e-02   5.4399e-03   1.3545e-02   3.1915e-02  -4.8837e-02  -6.3547e-02   7.5378e-02   8.3796e-02  -8.8420e-02  -8.9041e-02   8.5633e-02   7.8350e-02  -6.7522e-02  -5.3640e-02   3.7332e-02   1.9337e-02  -4.6821e-04   1.8421e-02  -3.6476e-02  -5.2881e-02   6.6893e-02   7.7881e-02  -8.5348e-02  -8.8956e-02   8.8543e-02   8.4128e-02  -7.5911e-02  -6.4264e-02   4.9713e-02   3.2916e-02  -1.4633e-02   4.3102e-03  -2.3058e-02  -4.0764e-02   5.6628e-02   6.9933e-02  -8.0079e-02  -8.6608e-02   8.9225e-02   8.7813e-02  -8.2435e-02  -7.3335e-02   6.0924e-02   4.5763e-02  -2.8535e-02  -1.0020e-02  -8.9466e-03  -2.7509e-02   4.4829e-02   6.0126e-02  -7.2707e-02  -8.2007e-02   8.7606e-02   8.9250e-02  -8.6867e-02  -8.0563e-02   7.0625e-02   5.7499e-02  -4.1780e-02  -2.4176e-02   5.4812e-03  -1.3460e-02   3.1794e-02   4.8693e-02  -6.3395e-02  -7.5237e-02   8.3684e-02   8.8357e-02  -8.9045e-02  -8.5717e-02   7.8522e-02   6.7787e-02  -5.3995e-02  -3.7768e-02   1.9839e-02   1.0156e-03   1.7853e-02   3.5916e-02  -5.2360e-02  -6.6443e-02   7.7529e-02   8.5121e-02  -8.8875e-02  -8.8623e-02   8.4376e-02   7.6327e-02  -6.4837e-02  -5.0426e-02   3.3742e-02   1.5539e-02   3.3646e-03   2.2116e-02  -3.9870e-02  -5.5827e-02   6.9269e-02   7.9589e-02  -8.6324e-02  -8.9169e-02   8.7999e-02   8.2864e-02  -7.3997e-02  -6.1798e-02   4.6817e-02   2.9727e-02  -1.1300e-02   7.6358e-03  -2.6227e-02  -4.3636e-02   5.9081e-02   7.1865e-02  -8.1414e-02  -8.7298e-02   8.9252e-02   8.7190e-02  -8.1204e-02  -7.1565e-02   5.8706e-02   4.3207e-02  -2.5765e-02  -7.1647e-03  -1.1757e-02  -3.0148e-02   4.7183e-02   6.2095e-02  -7.4214e-02  -8.2996e-02   8.8047e-02   8.9140e-02  -8.6226e-02  -7.9438e-02   6.9082e-02   5.5622e-02  -3.9666e-02  -2.1929e-02   3.2093e-03  -1.5653e-02   3.3810e-02   5.0448e-02  -6.4820e-02  -7.6281e-02   8.4320e-02   8.8575e-02  -8.8857e-02  -8.5156e-02   7.7638e-02   6.6641e-02  -5.2661e-02  -3.6325e-02   1.8365e-02  -4.1348e-04   1.9170e-02   3.7064e-02  -5.3296e-02  -6.7141e-02   7.7982e-02   8.5337e-02  -8.8878e-02  -8.8451e-02   8.4078e-02   7.5958e-02  -6.4457e-02  -5.0090e-02   3.3500e-02   1.5429e-02   3.3168e-03   2.1904e-02  -3.9506e-02  -5.5344e-02   6.8719e-02   7.9041e-02  -8.5861e-02  -8.8885e-02   8.7989e-02   8.3226e-02  -7.4816e-02  -6.3145e-02   4.8738e-02   3.2242e-02  -1.4392e-02   4.0213e-03  -2.2186e-02  -3.9307e-02   5.4642e-02   6.7533e-02  -7.7436e-02  -8.3946e-02   8.6814e-02   8.5953e-02  -8.1446e-02  -7.3532e-02   6.2593e-02   4.9103e-02  -3.7218e-02</text:p>
          </table:table-cell>
        </table:table-row>
        <table:table-row table:style-name="ro2">
          <table:table-cell table:style-name="ce21" office:value-type="string">
            <text:p>1.0804e-02  -2.7498e-02  -4.5465e-02   6.1973e-02   7.5512e-02  -8.5140e-02  -9.0281e-02   9.0659e-02   8.6273e-02  -7.7381e-02  -6.4473e-02   4.8248e-02   2.9568e-02  -9.4143e-03   1.1161e-02  -3.1091e-02  -4.9350e-02   6.5001e-02   7.7246e-02  -8.5468e-02  -8.9253e-02   8.8422e-02   8.3028e-02  -7.3360e-02  -5.9924e-02   4.3418e-02   2.4693e-02  -4.7132e-03   1.5496e-02  -3.4898e-02  -5.2503e-02   6.7412e-02   7.8865e-02  -8.6281e-02  -8.9285e-02   8.7728e-02   8.1692e-02  -7.1489e-02  -5.7643e-02   4.0860e-02   2.2000e-02  -2.0229e-03   1.8053e-02  -3.7205e-02  -5.4459e-02   6.8939e-02   7.9908e-02  -8.6810e-02  -8.9297e-02   8.7243e-02   8.0754e-02  -7.0162e-02  -5.6006e-02   3.9006e-02   2.0027e-02  -3.3258e-05   1.9960e-02  -3.8938e-02  -5.5938e-02   7.0097e-02   8.0697e-02  -8.7202e-02  -8.9282e-02   8.6832e-02   7.9978e-02  -6.9068e-02  -5.4657e-02   3.7474e-02   1.8393e-02   1.6190e-03   2.1548e-02  -4.0384e-02  -5.7172e-02   7.1061e-02   8.1349e-02  -8.7514e-02  -8.9245e-02   8.6455e-02   7.9285e-02  -6.8099e-02  -5.3465e-02   3.6123e-02   1.6952e-02   3.0758e-03   2.2947e-02  -4.1656e-02  -5.8256e-02   7.1905e-02   8.1913e-02  -8.7775e-02  -8.9193e-02   8.6096e-02   7.8642e-02  -6.7208e-02  -5.2373e-02   3.4888e-02   1.5638e-02   4.4029e-03   2.4220e-02  -4.2812e-02  -5.9236e-02   7.2664e-02   8.2415e-02  -8.7996e-02  -8.9127e-02   8.5748e-02   7.8033e-02  -6.6371e-02  -5.1353e-02   3.3737e-02   1.4416e-02   5.6333e-03   2.5398e-02  -4.3877e-02  -6.0137e-02   7.3357e-02   8.2867e-02  -8.8187e-02  -8.9049e-02   8.5409e-02   7.7451e-02  -6.5578e-02  -5.0391e-02   3.2656e-02   1.3272e-02   6.7826e-03   2.6494e-02  -4.4866e-02  -6.0970e-02   7.3993e-02   8.3276e-02  -8.8351e-02  -8.8962e-02   8.5077e-02   7.6894e-02  -6.4826e-02  -4.9483e-02   3.1641e-02   1.2201e-02   7.8552e-03   2.7514e-02  -4.5783e-02  -6.1738e-02   7.4575e-02   8.3646e-02  -8.8491e-02  -8.8868e-02   8.4757e-02   7.6366e-02  -6.4119e-02  -4.8635e-02   3.0696e-02   1.1208e-02   8.8460e-03   2.8452e-02  -4.6622e-02  -6.2437e-02   7.5101e-02   8.3974e-02  -8.8608e-02  -8.8770e-02   8.4453e-02   7.5874e-02  -6.3467e-02  -4.7858e-02   2.9835e-02   1.0308e-02   9.7383e-03   2.9293e-02  -4.7369e-02  -6.3055e-02   7.5561e-02   8.4255e-02  -8.8701e-02  -8.8674e-02   8.4176e-02   7.5435e-02  -6.2892e-02  -4.7180e-02   2.9090e-02   9.5361e-03   1.0498e-02   3.0001e-02  -4.7992e-02  -6.3564e-02   7.5933e-02   8.4477e-02  -8.8766e-02  -8.8586e-02   8.3945e-02   7.5080e-02  -6.2436e-02  -4.6652e-02   2.8521e-02   8.9578e-03   1.1054e-02   3.0508e-02  -4.8425e-02  -6.3906e-02   7.6172e-02   8.4609e-02  -8.8794e-02  -8.8517e-02   8.3796e-02   7.4868e-02  -6.2183e-02  -4.6381e-02   2.8255e-02   8.7159e-03   1.1256e-02   3.0658e-02  -4.8520e-02  -6.3947e-02   7.6169e-02   8.4575e-02  -8.8749e-02  -8.8484e-02   8.3800e-02   7.4933e-02  -6.2331e-02  -4.6627e-02   2.8608e-02   9.1758e-03   1.0700e-02   3.0030e-02  -4.7854e-02  -6.3288e-02   7.5572e-02   8.4105e-02  -8.8472e-02  -8.8469e-02   8.4111e-02   7.5629e-02  -6.3456e-02  -4.8209e-02   3.0653e-02   1.1665e-02   7.8138e-03   2.6824e-02  -4.4438e-02  -5.9801e-02   7.2183e-02   8.1005e-02  -8.5876e-02  -8.6603e-02   8.3204e-02   7.5900e-02  -6.5093e-02  -5.1321e-02   3.9009e-02</text:p>
          </table:table-cell>
        </table:table-row>
        <table:table-row table:style-name="ro2">
          <table:table-cell table:style-name="ce21" office:value-type="string">
            <text:p>1.1490e-02  -2.9154e-02  -4.7969e-02   6.4930e-02   7.8370e-02  -8.7268e-02  -9.1036e-02   8.9457e-02   8.2649e-02  -7.1043e-02  -5.5344e-02   3.6491e-02   1.5592e-02   6.1335e-03   2.7427e-02  -4.7065e-02  -6.3924e-02   7.7045e-02   8.5691e-02  -8.9379e-02  -8.7913e-02   8.1393e-02   7.0205e-02  -5.5001e-02  -3.6658e-02   1.6231e-02  -5.1086e-03   2.6142e-02   4.5671e-02  -6.2582e-02  -7.5917e-02   8.4919e-02   8.9082e-02  -8.8172e-02  -8.2247e-02   7.1647e-02   5.6978e-02  -3.9077e-02  -1.8961e-02  -2.2256e-03  -2.3281e-02   4.3011e-02   6.0297e-02  -7.4162e-02  -8.3820e-02   8.8727e-02   8.8607e-02  -8.3469e-02  -7.3605e-02   5.9575e-02   4.2176e-02  -2.2392e-02  -1.3435e-03  -1.9778e-02  -3.9779e-02   5.7529e-02   7.2024e-02  -8.2446e-02  -8.8206e-02   8.8982e-02   8.4729e-02  -7.5689e-02  -6.2374e-02   4.5536e-02   2.6128e-02  -5.2454e-03   1.5932e-02  -3.6208e-02  -5.4439e-02   6.9596e-02   8.0823e-02  -8.7488e-02  -8.9215e-02   8.5907e-02   7.7752e-02  -6.5210e-02  -4.8990e-02   3.0006e-02   9.3314e-03   1.1869e-02   3.2399e-02  -5.1102e-02  -6.6921e-02   7.8966e-02   8.6558e-02  -8.9269e-02  -8.6946e-02   7.9722e-02   6.8004e-02  -5.2452e-02  -3.3945e-02   1.3524e-02  -7.6578e-03   2.8408e-02   4.7556e-02  -6.4024e-02  -7.6883e-02   8.5409e-02   8.9123e-02  -8.7815e-02  -8.1559e-02   7.0709e-02   5.5875e-02  -3.7894e-02  -1.7778e-02  -3.3380e-03  -2.4266e-02   4.3826e-02   6.0918e-02  -7.4578e-02  -8.4038e-02   8.8765e-02   8.8493e-02  -8.3237e-02  -7.3295e-02   5.9225e-02   4.1822e-02  -2.2064e-02  -1.0636e-03  -1.9996e-02  -3.9929e-02   5.7614e-02   7.2055e-02  -8.2440e-02  -8.8184e-02   8.8964e-02   8.4737e-02  -7.5740e-02  -6.2481e-02   4.5706e-02   2.6359e-02  -5.5292e-03   1.5611e-02  -3.5873e-02  -5.4116e-02   6.9313e-02   8.0610e-02  -8.7372e-02  -8.9218e-02   8.6044e-02   7.8030e-02  -6.5627e-02  -4.9532e-02   3.0651e-02   1.0047e-02   1.1122e-02   3.1664e-02  -5.0426e-02  -6.6351e-02   7.8544e-02   8.6320e-02  -8.9242e-02  -8.7146e-02   8.0151e-02   6.8649e-02  -5.3288e-02  -3.4932e-02   1.4612e-02  -6.5279e-03   2.7300e-02   4.6538e-02  -6.3159e-02  -7.6230e-02   8.5017e-02   8.9026e-02  -8.8032e-02  -8.2093e-02   7.1541e-02   5.6970e-02  -3.9199e-02  -1.9228e-02  -1.8233e-03  -2.2771e-02   4.2439e-02   5.9722e-02  -7.3652e-02  -8.3445e-02   8.8553e-02   8.8689e-02  -8.3846e-02  -7.4298e-02   6.0580e-02   4.3464e-02  -2.3909e-02  -3.0145e-03  -1.8048e-02  -3.8096e-02   5.6007e-02   7.0775e-02  -8.1573e-02  -8.7796e-02   8.9097e-02   8.5403e-02  -7.6924e-02  -6.4135e-02   4.7753e-02   2.8698e-02  -8.0382e-03   1.3070e-02  -3.3443e-02  -5.1942e-02   6.7531e-02   7.9339e-02  -8.6707e-02  -8.9224e-02   8.6753e-02   7.9432e-02  -6.7673e-02  -5.2136e-02   3.3691e-02   1.3369e-02   7.6940e-03   2.8322e-02  -4.7365e-02  -6.3763e-02   7.6602e-02   8.5170e-02  -8.8995e-02  -8.7867e-02   8.1854e-02   7.1297e-02  -5.6787e-02  -3.9134e-02   1.9323e-02  -1.5440e-03   2.2310e-02   4.1826e-02  -5.9014e-02  -7.2931e-02   8.2817e-02   8.8138e-02  -8.8615e-02  -8.4238e-02   7.5268e-02   6.2215e-02  -4.5816e-02  -2.6987e-02   6.7704e-03  -1.3718e-02   3.3360e-02   5.1090e-02  -6.5961e-02  -7.7192e-02   8.4215e-02   8.6699e-02  -8.4572e-02  -7.8016e-02   6.7448e-02   5.3463e-02  -4.0759e-02</text:p>
          </table:table-cell>
        </table:table-row>
        <table:table-row table:style-name="ro2">
          <table:table-cell table:style-name="ce21" office:value-type="string">
            <text:p>1.2185e-02  -3.0816e-02  -5.0442e-02   6.7774e-02   8.0979e-02  -8.8966e-02  -9.1156e-02   8.7420e-02   7.8034e-02  -6.3641e-02  -4.5205e-02   2.3935e-02   1.2138e-03   2.1497e-02   4.2747e-02  -6.1187e-02  -7.5655e-02   8.5245e-02   8.9365e-02  -8.7773e-02  -8.0588e-02   6.8281e-02   5.1647e-02  -3.1748e-02  -9.8532e-03  -1.2649e-02  -3.4335e-02   5.3835e-02   6.9922e-02  -8.1583e-02  -8.8089e-02   8.9035e-02   8.4368e-02  -7.4386e-02  -5.9723e-02   4.1305e-02   2.0294e-02   1.9875e-03   2.4138e-02  -4.4767e-02  -6.2578e-02   7.6454e-02   8.5528e-02  -8.9231e-02  -8.7333e-02   7.9957e-02   6.7567e-02  -5.0942e-02  -3.1125e-02   9.3600e-03  -1.2989e-02   3.4521e-02   5.3888e-02  -6.9878e-02  -8.1490e-02   8.7998e-02   8.8996e-02  -8.4424e-02  -7.4568e-02   6.0046e-02   4.1768e-02  -2.0879e-02   1.3149e-03  -2.3425e-02  -4.4069e-02   6.1955e-02   7.5966e-02  -8.5227e-02  -8.9159e-02   8.7517e-02   8.0405e-02  -6.8268e-02  -5.1865e-02   3.2222e-02   1.0566e-02   1.1749e-02   3.3328e-02  -5.2825e-02  -6.9021e-02   8.0905e-02   8.7736e-02  -8.9086e-02  -8.4873e-02   7.5360e-02   6.1141e-02  -4.3106e-02  -2.2379e-02   2.5592e-04  -2.1882e-02   4.2654e-02   6.0762e-02  -7.5077e-02  -8.4706e-02   8.9047e-02   8.7830e-02  -8.1133e-02  -6.9372e-02   5.3282e-02   3.3868e-02  -1.2342e-02   9.9545e-03  -3.1629e-02  -5.1330e-02   6.7828e-02   8.0094e-02  -8.7363e-02  -8.9183e-02   8.5439e-02   7.6367e-02  -6.2531e-02  -4.4795e-02   2.4267e-02   2.2247e-03   1.9955e-02   4.0891e-02  -5.9275e-02  -7.3964e-02   8.4040e-02   8.8875e-02  -8.8170e-02  -8.1967e-02   7.0654e-02   5.4936e-02  -3.5794e-02  -1.4421e-02  -7.8508e-03  -2.9633e-02   4.9567e-02   6.6411e-02  -7.9116e-02  -8.6889e-02   8.9247e-02   8.6043e-02  -7.7477e-02  -6.4083e-02   4.6695e-02   2.6399e-02  -4.4578e-03   1.7761e-02  -3.8872e-02  -5.7561e-02   7.2663e-02   8.3238e-02  -8.8628e-02  -8.8496e-02   8.2852e-02   7.2047e-02  -5.6755e-02  -3.7928e-02   1.6740e-02  -5.4910e-03   2.7379e-02   4.7561e-02  -6.4782e-02  -7.7968e-02   8.6299e-02   8.9256e-02  -8.6656e-02  -7.8662e-02   6.5771e-02   4.8785e-02  -2.8764e-02  -6.9530e-03  -1.5290e-02  -3.6581e-02   5.5595e-02   7.1148e-02  -8.2273e-02  -8.8279e-02   8.8792e-02   8.3780e-02  -7.3557e-02  -5.8758e-02   4.0306e-02   1.9347e-02   2.8147e-03   2.4800e-02  -4.5242e-02  -6.2870e-02   7.6588e-02   8.5544e-02  -8.9182e-02  -8.7276e-02   7.9946e-02   6.7648e-02  -5.1148e-02  -3.1470e-02   9.8390e-03  -1.2402e-02   3.3871e-02   5.3234e-02  -6.9291e-02  -8.1044e-02   8.7765e-02   8.9037e-02  -8.4784e-02  -7.5270e-02   6.1088e-02   4.3117e-02  -2.2475e-02  -4.4173e-04  -2.1616e-02  -4.2331e-02   6.0420e-02   7.4763e-02  -8.4473e-02  -8.8950e-02   8.7920e-02   8.1449e-02  -6.9940e-02  -5.4108e-02   3.4934e-02   1.3606e-02   8.5574e-03   3.0186e-02  -4.9944e-02  -6.6614e-02   7.9170e-02   8.6842e-02  -8.9161e-02  -8.5991e-02   7.7532e-02   6.4312e-02  -4.7150e-02  -2.7105e-02   5.4136e-03  -1.6592e-02   3.7563e-02   5.6218e-02  -7.1423e-02  -8.2258e-02   8.8075e-02   8.8537e-02  -8.3637e-02  -7.3695e-02   5.9340e-02   4.1464e-02  -2.1171e-02   2.9459e-04  -2.1629e-02  -4.1545e-02   5.8858e-02   7.2553e-02  -8.1848e-02  -8.6244e-02   8.5548e-02   7.9879e-02  -6.9656e-02  -5.5529e-02   4.2469e-02</text:p>
          </table:table-cell>
        </table:table-row>
        <table:table-row table:style-name="ro2">
          <table:table-cell table:style-name="ce21" office:value-type="string">
            <text:p>1.2887e-02  -3.2482e-02  -5.2881e-02   7.0495e-02   8.3326e-02  -9.0222e-02  -9.0637e-02   8.4564e-02   7.2478e-02  -5.5284e-02  -3.4237e-02   1.0856e-02  -1.3195e-02   3.6216e-02   5.6591e-02  -7.2900e-02  -8.4018e-02   8.9184e-02   8.8060e-02  -8.0746e-02  -6.7773e-02   5.0063e-02   2.8867e-02  -5.6704e-03   1.7903e-02  -4.0209e-02  -5.9697e-02   7.5013e-02   8.5099e-02  -8.9259e-02  -8.7211e-02   7.9105e-02   6.5509e-02  -4.7370e-02  -2.5952e-02   2.7403e-03  -2.0654e-02   4.2612e-02   6.1612e-02  -7.6342e-02  -8.5786e-02   8.9291e-02   8.6620e-02  -7.7959e-02  -6.3910e-02   4.5447e-02   2.3845e-02  -5.9976e-04   2.2684e-02  -4.4398e-02  -6.3045e-02   7.7337e-02   8.6290e-02  -8.9287e-02  -8.6124e-02   7.7020e-02   6.2604e-02  -4.3872e-02  -2.2116e-02  -1.1625e-03  -2.4359e-02   4.5875e-02   6.4228e-02  -7.8153e-02  -8.6692e-02   8.9257e-02   8.5673e-02  -7.6187e-02  -6.1454e-02   4.2489e-02   2.0599e-02   2.7088e-03   2.5829e-02  -4.7169e-02  -6.5261e-02   7.8860e-02   8.7029e-02  -8.9208e-02  -8.5246e-02   7.5418e-02   6.0400e-02  -4.1226e-02  -1.9215e-02  -4.1160e-03  -2.7164e-02   4.8342e-02   6.6193e-02  -7.9491e-02  -8.7320e-02   8.9142e-02   8.4833e-02  -7.4690e-02  -5.9410e-02   4.0044e-02   1.7926e-02   5.4248e-03   2.8402e-02  -4.9425e-02  -6.7050e-02   8.0064e-02   8.7574e-02  -8.9063e-02  -8.4429e-02   7.3991e-02   5.8467e-02  -3.8925e-02  -1.6708e-02  -6.6574e-03  -2.9564e-02   5.0439e-02   6.7847e-02  -8.0592e-02  -8.7798e-02   8.8971e-02   8.4030e-02  -7.3316e-02  -5.7564e-02   3.7857e-02   1.5549e-02   7.8259e-03   3.0663e-02  -5.1393e-02  -6.8592e-02   8.1079e-02   8.7997e-02  -8.8869e-02  -8.3638e-02   7.2662e-02   5.6695e-02  -3.6835e-02  -1.4446e-02  -8.9356e-03  -3.1703e-02   5.2292e-02   6.9290e-02  -8.1530e-02  -8.8172e-02   8.8759e-02   8.3252e-02  -7.2030e-02  -5.5862e-02   3.5860e-02   1.3397e-02   9.9861e-03   3.2683e-02  -5.3136e-02  -6.9941e-02   8.1945e-02   8.8325e-02  -8.8642e-02  -8.2877e-02   7.1424e-02   5.5070e-02  -3.4937e-02  -1.2408e-02  -1.0972e-02  -3.3599e-02   5.3919e-02   7.0541e-02  -8.2322e-02  -8.8456e-02   8.8523e-02   8.2517e-02  -7.0852e-02  -5.4328e-02   3.4078e-02   1.1493e-02   1.1880e-02   3.4438e-02  -5.4633e-02  -7.1082e-02   8.2658e-02   8.8566e-02  -8.8404e-02  -8.2181e-02   7.0327e-02   5.3654e-02  -3.3304e-02  -1.0673e-02  -1.2687e-02  -3.5178e-02   5.5257e-02   7.1550e-02  -8.2942e-02  -8.8652e-02   8.8292e-02   8.1885e-02  -6.9873e-02  -5.3078e-02   3.2651e-02   9.9908e-03   1.3351e-02   3.5778e-02  -5.5755e-02  -7.1916e-02   8.3157e-02   8.8710e-02  -8.8197e-02  -8.1654e-02   6.9531e-02   5.2657e-02  -3.2188e-02  -9.5227e-03  -1.3790e-02  -3.6158e-02   5.6053e-02   7.2120e-02  -8.3264e-02  -8.8725e-02   8.8135e-02   8.1537e-02  -6.9384e-02  -5.2506e-02   3.2058e-02   9.4327e-03   1.3828e-02   3.6140e-02  -5.5988e-02  -7.2025e-02   8.3165e-02   8.8656e-02  -8.8132e-02  -8.1636e-02   6.9617e-02   5.2894e-02  -3.2609e-02  -1.0137e-02  -1.3000e-02  -3.5238e-02   5.5083e-02   7.1203e-02  -8.2527e-02  -8.8310e-02   8.8186e-02   8.2187e-02  -7.0742e-02  -5.4646e-02   3.5000e-02   1.3136e-02   9.4749e-03   3.1325e-02  -5.0972e-02  -6.7140e-02   7.8801e-02   8.5247e-02  -8.6131e-02  -8.1487e-02   7.1716e-02   5.7519e-02  -4.4140e-02</text:p>
          </table:table-cell>
        </table:table-row>
        <table:table-row table:style-name="ro2">
          <table:table-cell table:style-name="ce21" office:value-type="string">
            <text:p>1.3597e-02  -3.4151e-02  -5.5281e-02   7.3085e-02   8.5400e-02  -9.1025e-02  -8.9477e-02   8.0911e-02   6.6047e-02  -4.6093e-02  -2.2642e-02  -2.4625e-03  -2.7263e-02   4.9845e-02   6.8476e-02  -8.1738e-02  -8.8636e-02   8.8663e-02   8.1845e-02  -6.8728e-02  -5.0338e-02   2.8099e-02   3.7254e-03   2.0913e-02   4.3929e-02  -6.3568e-02  -7.8335e-02   8.7108e-02   8.9228e-02  -8.4541e-02  -7.3411e-02   5.6692e-02   3.5663e-02  -1.1927e-02   1.2708e-02  -3.6371e-02  -5.7262e-02   7.3797e-02   8.4723e-02  -8.9215e-02  -8.6934e-02   7.8057e-02   6.3262e-02  -4.3671e-02  -2.0773e-02  -3.6966e-03  -2.7882e-02   4.9952e-02   6.8235e-02  -8.1349e-02  -8.8301e-02   8.8567e-02   8.2130e-02  -6.9478e-02  -5.1570e-02   2.9761e-02   5.7038e-03   1.8783e-02   4.1848e-02  -6.1746e-02  -7.6975e-02   8.6383e-02   8.9261e-02  -8.5392e-02  -7.5069e-02   5.9075e-02   3.8617e-02  -1.5244e-02   9.2807e-03  -3.3103e-02  -5.4423e-02   7.1632e-02   8.3430e-02  -8.8927e-02  -8.7709e-02   7.9869e-02   6.5998e-02  -4.7146e-02  -2.4735e-02   4.5774e-04  -2.3853e-02   4.6363e-02   6.5372e-02  -7.9448e-02  -8.7527e-02   8.9002e-02   8.3760e-02  -7.2199e-02  -5.5191e-02   3.4019e-02   1.0281e-02   1.4231e-02   3.7670e-02  -5.8266e-02  -7.4467e-02   8.5051e-02   8.9219e-02  -8.6659e-02  -7.7564e-02   6.2619e-02   4.2953e-02  -2.0048e-02   4.3681e-03  -2.8454e-02  -5.0394e-02   6.8535e-02   8.1507e-02  -8.8335e-02  -8.8503e-02   8.2000e-02   6.9315e-02  -5.1405e-02  -2.9622e-02   5.6053e-03  -1.8833e-02   4.1851e-02   6.1715e-02  -7.6927e-02  -8.6342e-02   8.9249e-02   8.5431e-02  -7.5176e-02  -5.9256e-02   3.8871e-02   1.5558e-02   8.9268e-03   3.2739e-02  -5.4084e-02  -7.1354e-02   8.3248e-02   8.8870e-02  -8.7798e-02  -8.0113e-02   6.6393e-02   4.7672e-02  -2.5361e-02  -1.1401e-03  -2.3166e-02  -4.5727e-02   6.4844e-02   7.9077e-02  -8.7355e-02  -8.9055e-02   8.4049e-02   7.2714e-02  -5.5905e-02  -3.4886e-02   1.1242e-02  -1.3248e-02   3.6740e-02   5.7466e-02  -7.3866e-02  -8.4704e-02   8.9167e-02   8.6919e-02  -7.8128e-02  -6.3458e-02   4.4012e-02   2.1254e-02   3.1018e-03   2.7224e-02  -4.9297e-02  -6.7660e-02   8.0932e-02   8.8115e-02  -8.8669e-02  -8.2553e-02   7.0227e-02   5.2619e-02  -3.1054e-02  -7.1545e-03  -1.7282e-02  -4.0419e-02   6.0515e-02   7.6060e-02  -8.5886e-02  -8.9255e-02   8.5914e-02   7.6115e-02  -6.0596e-02  -4.0523e-02   1.7406e-02  -7.0180e-03   3.0913e-02   5.2485e-02  -7.0112e-02  -8.2471e-02   8.8636e-02   8.8143e-02  -8.1032e-02  -6.7837e-02   4.9550e-02   2.7545e-02  -3.4745e-03   2.0855e-02  -4.3617e-02  -6.3105e-02   7.7858e-02   8.6769e-02  -8.9173e-02  -8.4891e-02   7.4246e-02   5.8037e-02  -3.7483e-02  -1.4123e-02  -1.0292e-02  -3.3932e-02   5.5027e-02   7.2001e-02  -8.3585e-02  -8.8914e-02   8.7594e-02   7.9727e-02  -6.5905e-02  -4.7164e-02   2.4907e-02   7.9784e-04   2.3363e-02   4.5773e-02  -6.4764e-02  -7.8924e-02   8.7205e-02   8.8996e-02  -8.4174e-02  -7.3105e-02   5.6620e-02   3.5952e-02  -1.2640e-02   1.1585e-02  -3.4930e-02  -5.5673e-02   7.2291e-02   8.3574e-02  -8.8710e-02  -8.7349e-02   7.9621e-02   6.6126e-02  -4.7885e-02  -2.6264e-02   2.8636e-03  -2.0596e-02   4.2411e-02   6.1015e-02  -7.5102e-02  -8.3716e-02   8.6322e-02   8.2838e-02  -7.3628e-02  -5.9434e-02   4.5772e-02</text:p>
          </table:table-cell>
        </table:table-row>
        <table:table-row table:style-name="ro2">
          <table:table-cell table:style-name="ce21" office:value-type="string">
            <text:p>1.4315e-02  -3.5822e-02  -5.7638e-02   7.5537e-02   8.7190e-02  -9.1367e-02  -8.7681e-02   7.6492e-02   5.8813e-02  -3.6206e-02  -1.0629e-02  -1.5726e-02  -4.0625e-02   6.1973e-02   7.7988e-02  -8.7349e-02  -8.9299e-02   8.3704e-02   7.1063e-02  -5.2458e-02  -2.9469e-02   4.0308e-03  -2.1721e-02   4.5632e-02   6.5710e-02  -8.0284e-02  -8.8147e-02   8.8654e-02   8.1771e-02  -6.8081e-02  -4.8729e-02   2.5331e-02  -1.6461e-04   2.5638e-02   4.8974e-02  -6.8237e-02  -8.1831e-02   8.8632e-02   8.8081e-02  -8.0226e-02  -6.5724e-02   4.5778e-02   2.2043e-02   3.5126e-03   2.8774e-02  -5.1649e-02  -7.0247e-02   8.3030e-02   8.8943e-02  -8.7499e-02  -7.8818e-02   6.3622e-02   4.3168e-02  -1.9148e-02   6.4521e-03  -3.1517e-02  -5.3976e-02   7.1974e-02   8.4026e-02  -8.9138e-02  -8.6888e-02   7.7464e-02   6.1645e-02  -4.0738e-02  -1.6470e-02  -9.1565e-03  -3.4026e-02   5.6086e-02   7.3517e-02  -8.4881e-02  -8.9242e-02   8.6241e-02   7.6126e-02  -5.9732e-02  -3.8413e-02   1.3926e-02  -1.1708e-02   3.6376e-02   5.8043e-02  -7.4924e-02  -8.5627e-02   8.9271e-02   8.5555e-02  -7.4787e-02  -5.7855e-02   3.6154e-02   1.1475e-02   1.4150e-02   3.8608e-02  -5.9883e-02  -7.6223e-02   8.6283e-02   8.9232e-02  -8.4829e-02  -7.3438e-02   5.5996e-02   3.3942e-02  -9.0917e-03   1.6507e-02  -4.0745e-02  -6.1626e-02   7.7431e-02   8.6858e-02  -8.9131e-02  -8.4064e-02   7.2073e-02   5.4148e-02  -3.1763e-02  -6.7640e-03  -1.8792e-02  -4.2800e-02   6.3284e-02   7.8556e-02  -8.7361e-02  -8.8973e-02   8.3260e-02   7.0693e-02  -5.2306e-02  -2.9614e-02   4.4849e-03  -2.1013e-02   4.4781e-02   6.4863e-02  -7.9606e-02  -8.7796e-02   8.8761e-02   8.2420e-02  -6.9297e-02  -5.0472e-02   2.7493e-02   2.2521e-03   2.3174e-02   4.6692e-02  -6.6368e-02  -8.0583e-02   8.8168e-02   8.8498e-02  -8.1548e-02  -6.7889e-02   4.8646e-02   2.5401e-02  -6.7173e-05   2.5272e-02  -4.8532e-02  -6.7799e-02   8.1490e-02   8.8478e-02  -8.8189e-02  -8.0648e-02   6.6475e-02   4.6835e-02  -2.3345e-02   2.0645e-03  -2.7304e-02  -5.0297e-02   6.9155e-02   8.2327e-02  -8.8730e-02  -8.7839e-02   7.9727e-02   6.5062e-02  -4.5049e-02  -2.1335e-02  -4.1329e-03  -2.9260e-02   5.1982e-02   7.0431e-02  -8.3093e-02  -8.8926e-02   8.7453e-02   7.8795e-02  -6.3664e-02  -4.3304e-02   1.9387e-02  -6.1215e-03   3.1126e-02   5.3573e-02  -7.1620e-02  -8.3785e-02   8.9070e-02   8.7041e-02  -7.7867e-02  -6.2301e-02   4.1622e-02   1.7528e-02   8.0027e-03   3.2876e-02  -5.5050e-02  -7.2706e-02   8.4396e-02   8.9163e-02  -8.6617e-02  -7.6967e-02   6.1008e-02   4.0048e-02  -1.5806e-02   9.7286e-03  -3.4464e-02  -5.6373e-02   7.3661e-02   8.4913e-02  -8.9211e-02  -8.6203e-02   7.6138e-02   5.9843e-02  -3.8654e-02  -1.4305e-02  -1.1210e-02  -3.5804e-02   5.7466e-02   7.4429e-02  -8.5307e-02  -8.9216e-02   8.5840e-02   7.5459e-02  -5.8926e-02  -3.7593e-02   1.3202e-02  -1.2255e-02   3.6706e-02   5.8160e-02  -7.4875e-02  -8.5497e-02   8.9171e-02   8.5608e-02  -7.5108e-02  -5.8532e-02   3.7234e-02   1.2946e-02   1.2362e-02   3.6646e-02  -5.7951e-02  -7.4572e-02   8.5190e-02   8.8977e-02  -8.5661e-02  -7.5546e-02   5.9481e-02   3.8786e-02  -1.5146e-02   9.5349e-03  -3.3289e-02  -5.4246e-02   7.0785e-02   8.1666e-02  -8.6126e-02  -8.3932e-02   7.5390e-02   6.1272e-02  -4.7365e-02</text:p>
          </table:table-cell>
        </table:table-row>
        <table:table-row table:style-name="ro2">
          <table:table-cell table:style-name="ce21" office:value-type="string">
            <text:p>1.5041e-02  -3.7492e-02  -5.9949e-02   7.7842e-02   8.8686e-02  -9.1243e-02  -8.5259e-02   7.1346e-02   5.0864e-02  -2.5770e-02   1.5793e-03  -2.8644e-02  -5.2933e-02   7.2231e-02   8.4796e-02  -8.9509e-02  -8.5976e-02   7.4552e-02   5.6312e-02  -3.2941e-02  -6.5882e-03  -2.0339e-02  -4.5388e-02   6.6285e-02   8.1136e-02  -8.8605e-02  -8.8024e-02   7.9458e-02   6.3691e-02  -4.2161e-02  -1.6822e-02  -1.0030e-02  -3.5965e-02   5.8640e-02   7.6010e-02  -8.6509e-02  -8.9194e-02   8.3827e-02   7.0898e-02  -5.1576e-02  -2.7607e-02   1.1540e-03  -2.5399e-02   4.9659e-02   6.9442e-02  -8.2968e-02  -8.9022e-02   8.7061e-02   7.7265e-02  -6.0516e-02  -3.8325e-02   1.2688e-02  -1.4088e-02   3.9594e-02   6.1538e-02  -7.7947e-02  -8.7348e-02   8.8898e-02   8.2458e-02  -6.8609e-02  -4.8596e-02   2.4219e-02  -2.3328e-03   2.8673e-02   5.2437e-02  -7.1490e-02  -8.4122e-02   8.9201e-02   8.6270e-02  -7.5595e-02  -5.8134e-02   3.5456e-02   9.5962e-03   1.7124e-02   4.2306e-02  -6.3691e-02  -7.9360e-02   8.7907e-02   8.8568e-02  -8.1282e-02  -6.6705e-02   4.6144e-02   2.1445e-02   5.1767e-03   3.1333e-02  -5.4679e-02  -7.3121e-02   8.5004e-02   8.9265e-02  -8.5521e-02  -7.4109e-02   5.6052e-02   3.2970e-02  -6.9330e-03   1.9725e-02  -4.4614e-02  -6.5503e-02   8.0520e-02   8.8319e-02  -8.8202e-02  -8.0179e-02   6.4970e-02   4.3938e-02  -1.8969e-02   7.6996e-03  -3.3678e-02  -5.6637e-02   7.4521e-02   8.5727e-02  -8.9252e-02  -8.4779e-02   7.2711e-02   5.4128e-02  -3.0696e-02  -4.5148e-03  -2.2071e-02  -4.6678e-02   6.7104e-02   8.1519e-02  -8.8631e-02  -8.7804e-02   7.9113e-02   6.3336e-02  -4.1886e-02  -1.6686e-02  -1.0009e-02  -3.5806e-02   5.8397e-02   7.5758e-02  -8.6334e-02  -8.9180e-02   8.4040e-02   7.1375e-02  -5.2319e-02  -2.8580e-02   2.2821e-03  -2.4220e-02   4.8552e-02   6.8538e-02  -8.2388e-02  -8.8863e-02   8.7382e-02   7.8080e-02  -6.1790e-02  -3.9969e-02   1.4571e-02  -1.2131e-02   3.7746e-02   5.9983e-02  -7.6851e-02  -8.6842e-02   8.9062e-02   8.3312e-02  -7.0108e-02  -5.0631e-02   2.6625e-02   2.3698e-04   2.6171e-02   5.0238e-02  -6.9810e-02  -8.3136e-02   8.9026e-02   8.6953e-02  -7.7103e-02  -6.0357e-02   3.8214e-02   1.2655e-02   1.4036e-02   3.9471e-02  -6.1375e-02  -7.7792e-02   8.7253e-02   8.8914e-02  -8.2626e-02  -6.8953e-02   4.9117e-02   2.4892e-02   1.5566e-03   2.7865e-02  -5.1682e-02  -7.0881e-02   8.3745e-02   8.9128e-02  -8.6549e-02  -7.6239e-02   5.9120e-02   3.6723e-02  -1.1047e-02   1.5613e-02  -4.0877e-02  -6.2491e-02   7.8526e-02   8.7551e-02  -8.8762e-02  -8.2053e-02   6.8025e-02   4.7929e-02  -2.3560e-02   2.9069e-03  -2.9113e-02  -5.2720e-02   7.1626e-02   8.4147e-02  -8.9168e-02  -8.6246e-02   7.5643e-02   5.8306e-02  -3.5781e-02  -1.0076e-02  -1.6522e-02  -4.1645e-02   6.3060e-02   7.8865e-02  -8.7658e-02  -8.8663e-02   8.1794e-02   6.7667e-02  -4.7542e-02  -2.3207e-02  -3.1761e-03  -2.9268e-02   5.2757e-02   7.1569e-02  -8.4045e-02  -8.9090e-02   8.6269e-02   7.5844e-02  -5.8747e-02  -3.6497e-02   1.1060e-02  -1.5319e-02   4.0324e-02   6.1769e-02  -7.7789e-02  -8.7008e-02   8.8652e-02   8.2618e-02  -6.9477e-02  -5.0417e-02   2.7135e-02   1.6806e-03   2.3729e-02   4.6905e-02  -6.5888e-02  -7.9112e-02   8.5545e-02   8.4769e-02  -7.7002e-02  -6.3035e-02   4.8920e-02</text:p>
          </table:table-cell>
        </table:table-row>
        <table:table-row table:style-name="ro2">
          <table:table-cell table:style-name="ce21" office:value-type="string">
            <text:p>1.5774e-02  -3.9161e-02  -6.2208e-02   7.9994e-02   8.9881e-02  -9.0650e-02  -8.2223e-02   6.5519e-02   4.2294e-02  -1.4943e-02   1.3759e-02  -4.0929e-02  -6.3865e-02   8.0309e-02   8.8659e-02  -8.8129e-02  -7.8810e-02   6.1662e-02   3.8414e-02  -1.1384e-02   1.6742e-02  -4.3185e-02  -6.5338e-02   8.1026e-02   8.8715e-02  -8.7660e-02  -7.7978e-02   6.0632e-02   3.7336e-02  -1.0383e-02   1.7579e-02  -4.3806e-02  -6.5729e-02   8.1203e-02   8.8718e-02  -8.7543e-02  -7.7799e-02   6.0444e-02   3.7179e-02  -1.0284e-02   1.7612e-02  -4.3781e-02  -6.5669e-02   8.1138e-02   8.8681e-02  -8.7564e-02  -7.7899e-02   6.0632e-02   3.7450e-02  -1.0617e-02   1.7249e-02  -4.3430e-02  -6.5373e-02   8.0940e-02   8.8615e-02  -8.7651e-02  -7.8144e-02   6.1023e-02   3.7956e-02  -1.1193e-02   1.6659e-02  -4.2886e-02  -6.4934e-02   8.0658e-02   8.8526e-02  -8.7773e-02  -7.8474e-02   6.1536e-02   3.8608e-02  -1.1922e-02   1.5922e-02  -4.2216e-02  -6.4400e-02   8.0316e-02   8.8416e-02  -8.7913e-02  -7.8856e-02   6.2128e-02   3.9356e-02  -1.2756e-02   1.5084e-02  -4.1456e-02  -6.3794e-02   7.9928e-02   8.8288e-02  -8.8061e-02  -7.9271e-02   6.2773e-02   4.0172e-02  -1.3665e-02   1.4170e-02  -4.0626e-02  -6.3133e-02   7.9501e-02   8.8140e-02  -8.8212e-02  -7.9708e-02   6.3457e-02   4.1039e-02  -1.4632e-02   1.3196e-02  -3.9741e-02  -6.2424e-02   7.9039e-02   8.7974e-02  -8.8360e-02  -8.0159e-02   6.4170e-02   4.1946e-02  -1.5647e-02   1.2171e-02  -3.8807e-02  -6.1673e-02   7.8546e-02   8.7788e-02  -8.8503e-02  -8.0620e-02   6.4906e-02   4.2887e-02  -1.6704e-02   1.1102e-02  -3.7829e-02  -6.0882e-02   7.8021e-02   8.7583e-02  -8.8638e-02  -8.1086e-02   6.5660e-02   4.3858e-02  -1.7798e-02   9.9905e-03  -3.6808e-02  -6.0052e-02   7.7464e-02   8.7355e-02  -8.8765e-02  -8.1557e-02   6.6432e-02   4.4858e-02  -1.8929e-02   8.8363e-03  -3.5744e-02  -5.9181e-02   7.6873e-02   8.7104e-02  -8.8881e-02  -8.2031e-02   6.7221e-02   4.5887e-02  -2.0100e-02   7.6367e-03  -3.4632e-02  -5.8266e-02   7.6246e-02   8.6828e-02  -8.8985e-02  -8.2509e-02   6.8028e-02   4.6948e-02  -2.1315e-02   6.3857e-03  -3.3466e-02  -5.7300e-02   7.5576e-02   8.6521e-02  -8.9075e-02  -8.2991e-02   6.8859e-02   4.8050e-02  -2.2583e-02   5.0728e-03  -3.2236e-02  -5.6273e-02   7.4854e-02   8.6179e-02  -8.9149e-02  -8.3479e-02   6.9719e-02   4.9202e-02  -2.3919e-02   3.6810e-03  -3.0923e-02  -5.5168e-02   7.4068e-02   8.5792e-02  -8.9205e-02  -8.3979e-02   7.0621e-02   5.0425e-02  -2.5347e-02   2.1820e-03  -2.9498e-02  -5.3958e-02   7.3194e-02   8.5345e-02  -8.9238e-02  -8.4497e-02   7.1584e-02   5.1748e-02  -2.6910e-02   5.2693e-04  -2.7910e-02  -5.2593e-02   7.2191e-02   8.4811e-02  -8.9238e-02  -8.5046e-02   7.2644e-02   5.3231e-02  -2.8684e-02  -1.3749e-03  -2.6062e-02  -5.0981e-02   7.0980e-02   8.4136e-02  -8.9185e-02  -8.5647e-02   7.3868e-02   5.4987e-02  -3.0827e-02  -3.7136e-03  -2.3745e-02  -4.8914e-02   6.9379e-02   8.3186e-02  -8.9020e-02  -8.6335e-02   7.5403e-02   5.7283e-02  -3.3719e-02  -6.9695e-03  -2.0411e-02  -4.5818e-02   6.6848e-02   8.1524e-02  -8.8489e-02  -8.7124e-02   7.7608e-02   6.0891e-02  -3.8598e-02  -1.2869e-02  -1.3856e-02  -3.9073e-02   6.0454e-02   7.6074e-02  -8.4587e-02  -8.5349e-02   7.8463e-02   6.4723e-02  -5.0438e-02</text:p>
          </table:table-cell>
        </table:table-row>
        <table:table-row table:style-name="ro2">
          <table:table-cell table:style-name="ce21" office:value-type="string">
            <text:p>1.6515e-02  -4.0828e-02  -6.4412e-02   8.1985e-02   9.0767e-02  -8.9589e-02  -7.8594e-02   5.9064e-02   3.3206e-02  -3.8882e-03   2.5683e-02  -5.2309e-02  -7.3136e-02   8.5958e-02   8.9442e-02  -8.3260e-02  -6.8119e-02   4.5679e-02   1.8368e-02   1.0878e-02   3.8929e-02  -6.2793e-02  -7.9934e-02   8.8540e-02   8.7709e-02  -7.7543e-02  -5.9137e-02   3.4457e-02   6.1280e-03   2.2839e-02   4.9373e-02  -7.0664e-02  -8.4460e-02   8.9308e-02   8.4700e-02  -7.1130e-02  -5.0040e-02   2.3662e-02  -5.2116e-03   3.3529e-02   5.8299e-02  -7.6907e-02  -8.7392e-02   8.8649e-02   8.0550e-02  -6.3952e-02  -4.0610e-02   1.2986e-02  -1.6004e-02   4.3303e-02   6.6035e-02  -8.1804e-02  -8.8950e-02   8.6722e-02   7.5356e-02  -5.6053e-02  -3.0847e-02   2.3942e-03  -2.6309e-02   5.2241e-02   7.2670e-02  -8.5447e-02  -8.9229e-02   8.3619e-02   6.9207e-02  -4.7514e-02  -2.0821e-02  -8.0612e-03  -3.6094e-02   6.0328e-02   7.8215e-02  -8.7873e-02  -8.8288e-02   7.9417e-02   6.2194e-02  -3.8431e-02  -1.0627e-02  -1.8293e-02  -4.5289e-02   6.7523e-02   8.2656e-02  -8.9100e-02  -8.6176e-02   7.4194e-02   5.4414e-02  -2.8914e-02  -3.7611e-04  -2.8201e-02  -5.3813e-02   7.3769e-02   8.5973e-02  -8.9142e-02  -8.2944e-02   6.8031e-02   4.5970e-02  -1.9080e-02   9.8146e-03  -3.7677e-02  -6.1581e-02   7.9016e-02   8.8149e-02  -8.8023e-02  -7.8650e-02   6.1017e-02   3.6975e-02  -9.0500e-03   1.9825e-02  -4.6618e-02  -6.8514e-02   8.3214e-02   8.9176e-02  -8.5773e-02  -7.3363e-02   5.3250e-02   2.7546e-02   1.0505e-03   2.9536e-02  -5.4920e-02  -7.4537e-02   8.6329e-02   8.9057e-02  -8.2436e-02  -6.7161e-02   4.4836e-02   1.7804e-02   1.1095e-02   3.8830e-02  -6.2489e-02  -7.9588e-02   8.8333e-02   8.7808e-02  -7.8066e-02  -6.0132e-02   3.5888e-02   7.8774e-03   2.0959e-02   4.7596e-02  -6.9238e-02  -8.3614e-02   8.9216e-02   8.5458e-02  -7.2733e-02  -5.2377e-02   2.6527e-02  -2.1065e-03   3.0518e-02   5.5728e-02  -7.5091e-02  -8.6577e-02   8.8981e-02   8.2052e-02  -6.6516e-02  -4.4004e-02   1.6878e-02  -1.2018e-02   3.9653e-02   6.3129e-02  -7.9985e-02  -8.8452e-02   8.7645e-02   7.7648e-02  -5.9510e-02  -3.5133e-02   7.0730e-03  -2.1728e-02   4.8250e-02   6.9713e-02  -8.3869e-02  -8.9233e-02   8.5245e-02   7.2323e-02  -5.1821e-02  -2.5890e-02  -2.7532e-03  -3.1107e-02   5.6201e-02   7.5406e-02  -8.6710e-02  -8.8930e-02   8.1835e-02   6.6169e-02  -4.3573e-02  -1.6415e-02  -1.2461e-02  -4.0030e-02   6.3408e-02   8.0145e-02  -8.8492e-02  -8.7576e-02   7.7493e-02   5.9302e-02  -3.4906e-02  -6.8592e-03  -2.1903e-02  -4.8372e-02   6.9780e-02   8.3888e-02  -8.9224e-02  -8.5230e-02   7.2327e-02   5.1866e-02  -2.5987e-02   2.6049e-03  -3.0921e-02  -5.6005e-02   7.5237e-02   8.6612e-02  -8.8944e-02  -8.1995e-02   6.6492e-02   4.4057e-02  -1.7032e-02   1.1763e-02  -3.9326e-02  -6.2787e-02   7.9704e-02   8.8321e-02  -8.7746e-02  -7.8046e-02   6.0237e-02   3.6176e-02  -8.3687e-03   2.0295e-02  -4.6841e-02  -6.8521e-02   8.3094e-02   8.9063e-02  -8.5826e-02  -7.3733e-02   5.4049e-02   2.8821e-02  -6.5899e-04   2.7534e-02  -5.2865e-02  -7.2751e-02   8.5182e-02   8.8928e-02  -8.3658e-02  -6.9968e-02   4.9315e-02   2.3851e-02   3.8025e-03   3.0832e-02  -5.4530e-02  -7.2571e-02   8.3257e-02   8.5673e-02  -7.9774e-02  -6.6334e-02   5.1920e-02</text:p>
          </table:table-cell>
        </table:table-row>
        <table:table-row table:style-name="ro2">
          <table:table-cell table:style-name="ce21" office:value-type="string">
            <text:p>1.7262e-02  -4.2491e-02  -6.6557e-02   8.3810e-02   9.1339e-02  -8.8061e-02  -7.4396e-02   5.2042e-02   2.3711e-02   7.2258e-03   3.7132e-02  -6.2531e-02  -8.0502e-02   8.9007e-02   8.7113e-02  -7.5092e-02  -5.4380e-02   2.7403e-02  -2.7058e-03   3.2466e-02   5.8454e-02  -7.7690e-02  -8.7977e-02   8.8153e-02   7.8213e-02  -5.9312e-02  -3.3626e-02   4.1029e-03  -2.5877e-02   5.2886e-02   7.3842e-02  -8.6358e-02  -8.9012e-02   8.1509e-02   6.4711e-02  -4.0540e-02  -1.1754e-02  -1.8365e-02  -4.6387e-02   6.9121e-02   8.3984e-02  -8.9287e-02  -8.4431e-02   6.9972e-02   4.7557e-02  -1.9738e-02   1.0321e-02  -3.9204e-02  -6.3629e-02   8.0822e-02   8.8833e-02  -8.6753e-02  -7.4822e-02   5.4396e-02   2.7796e-02   1.9580e-03   3.1487e-02  -5.7441e-02  -7.6875e-02   8.7585e-02   8.8357e-02  -7.9106e-02  -6.0882e-02   3.5753e-02   6.5713e-03   2.3354e-02   5.0631e-02  -7.2165e-02  -8.5516e-02   8.9172e-02   8.2719e-02  -6.6890e-02  -4.3480e-02   1.5142e-02  -1.4910e-02   4.3272e-02   6.6729e-02  -8.2625e-02  -8.9158e-02   8.5589e-02   7.2324e-02  -5.0865e-02  -2.3645e-02  -6.2527e-03  -3.5441e-02   6.0615e-02   7.8923e-02  -8.8291e-02  -8.7660e-02   7.7102e-02   5.7813e-02  -3.1977e-02  -2.5211e-03  -2.7220e-02  -5.3878e-02   7.4435e-02   8.6565e-02  -8.8894e-02  -8.1159e-02   6.4237e-02   4.0043e-02  -1.1316e-02   1.8690e-02  -4.6581e-02  -6.9199e-02   8.3984e-02   8.9263e-02  -8.4440e-02  -7.0060e-02   4.7752e-02   2.0040e-02   9.9394e-03   3.8794e-02  -6.3257e-02  -8.0563e-02   8.8752e-02   8.6899e-02  -7.5214e-02  -5.5019e-02   2.8599e-02  -1.0553e-03   3.0590e-02   5.6664e-02  -7.6327e-02  -8.7356e-02   8.8502e-02   7.9637e-02  -6.1764e-02  -3.6905e-02   7.8726e-03  -2.2050e-02   4.9479e-02   7.1311e-02  -8.5078e-02  -8.9222e-02   8.3277e-02   6.7914e-02  -4.4871e-02  -1.6754e-02  -1.3256e-02  -4.1767e-02   6.5555e-02   8.1931e-02  -8.9042e-02  -8.6087e-02   7.3398e-02   5.2412e-02  -2.5501e-02   4.2926e-03  -3.3600e-02  -5.9109e-02   7.7936e-02   8.7954e-02  -8.8029e-02  -7.8156e-02   5.9449e-02   3.4024e-02  -4.7543e-03   2.5052e-02  -5.2027e-02  -7.3122e-02   8.5954e-02   8.9074e-02  -8.2130e-02  -6.5907e-02   4.2238e-02   1.3798e-02   1.6200e-02   4.4367e-02  -6.7521e-02  -8.3049e-02   8.9196e-02   8.5270e-02  -7.1714e-02  -5.0060e-02   2.2754e-02  -7.1202e-03   3.6189e-02   6.1172e-02  -7.9248e-02  -8.8377e-02   8.7530e-02   7.6804e-02  -5.7411e-02  -3.1539e-02   2.1099e-03  -2.7556e-02   5.4111e-02   7.4561e-02  -8.6599e-02  -8.8869e-02   8.1116e-02   6.4216e-02  -4.0076e-02  -1.1420e-02  -1.8521e-02  -4.6373e-02   6.8996e-02   8.3842e-02  -8.9241e-02  -8.4587e-02   7.0405e-02   4.8296e-02  -2.0752e-02   9.1253e-03  -3.7972e-02  -6.2542e-02   8.0073e-02   8.8594e-02  -8.7152e-02  -7.5913e-02   5.6143e-02   3.0069e-02  -6.2338e-04   2.8886e-02  -5.5147e-02  -7.5214e-02   8.6840e-02   8.8727e-02  -8.0673e-02  -6.3587e-02   3.9390e-02   1.0797e-02   1.8990e-02   4.6641e-02  -6.9072e-02  -8.3786e-02   8.9157e-02   8.4603e-02  -7.0649e-02  -4.8866e-02   2.1691e-02  -7.8492e-03   3.6481e-02   6.1045e-02  -7.8851e-02  -8.7975e-02   8.7466e-02   7.7444e-02  -5.9079e-02  -3.4450e-02   6.3010e-03  -2.2270e-02   4.8164e-02   6.8629e-02  -8.1564e-02  -8.5743e-02   8.0934e-02   6.7871e-02  -5.3364e-02</text:p>
          </table:table-cell>
        </table:table-row>
        <table:table-row table:style-name="ro2">
          <table:table-cell table:style-name="ce21" office:value-type="string">
            <text:p>1.8017e-02  -4.4148e-02  -6.8639e-02   8.5461e-02   9.1591e-02  -8.6073e-02  -6.9656e-02   4.4519e-02   1.3923e-02   1.8229e-02   4.7891e-02  -7.1367e-02  -8.5770e-02   8.9360e-02   8.1752e-02  -6.3948e-02  -3.8206e-02   7.7502e-03  -2.3628e-02   5.2041e-02   7.3983e-02  -8.6757e-02  -8.8806e-02   7.9897e-02   6.1144e-02  -3.4871e-02  -4.3199e-03  -2.6749e-02  -5.4516e-02   7.5577e-02   8.7353e-02  -8.8406e-02  -7.8616e-02   5.9191e-02   3.2518e-02  -1.8676e-03   2.9005e-02  -5.6321e-02  -7.6739e-02   8.7765e-02   8.8055e-02  -7.7579e-02  -5.7619e-02   3.0621e-02  -1.1594e-04   3.0835e-02   5.7784e-02  -7.7673e-02  -8.8077e-02   8.7727e-02   7.6668e-02  -5.6254e-02  -2.8976e-02  -1.8343e-03  -3.2419e-02   5.9047e-02   7.8471e-02  -8.8324e-02  -8.7407e-02   7.5832e-02   5.5013e-02  -2.7488e-02   3.3855e-03  -3.3845e-02  -6.0178e-02   7.9177e-02   8.8526e-02  -8.7090e-02  -7.5042e-02   5.3853e-02   2.6104e-02   4.8228e-03   3.5162e-02  -6.1217e-02  -7.9816e-02   8.8694e-02   8.6771e-02  -7.4283e-02  -5.2750e-02   2.4795e-02  -6.1774e-03   3.6397e-02   6.2185e-02  -8.0403e-02  -8.8833e-02   8.6450e-02   7.3545e-02  -5.1689e-02  -2.3542e-02  -7.4685e-03  -3.7570e-02   6.3099e-02   8.0949e-02  -8.8948e-02  -8.6125e-02   7.2822e-02   5.0660e-02  -2.2334e-02   8.7085e-03  -3.8691e-02  -6.3966e-02   8.1459e-02   8.9043e-02  -8.5795e-02  -7.2111e-02   4.9657e-02   2.1162e-02   9.9051e-03   3.9767e-02  -6.4793e-02  -8.1938e-02   8.9118e-02   8.5460e-02  -7.1410e-02  -4.8676e-02   2.0024e-02  -1.1063e-02   4.0804e-02   6.5584e-02  -8.2389e-02  -8.9176e-02   8.5121e-02   7.0717e-02  -4.7717e-02  -1.8915e-02  -1.2186e-02  -4.1804e-02   6.6341e-02   8.2813e-02  -8.9218e-02  -8.4779e-02   7.0034e-02   4.6778e-02  -1.7836e-02   1.3273e-02  -4.2768e-02  -6.7066e-02   8.3212e-02   8.9246e-02  -8.4434e-02  -6.9362e-02   4.5861e-02   1.6788e-02   1.4324e-02   4.3695e-02  -6.7757e-02  -8.3586e-02   8.9260e-02   8.4089e-02  -6.8702e-02  -4.4970e-02   1.5775e-02  -1.5336e-02   4.4583e-02   6.8415e-02  -8.3936e-02  -8.9261e-02   8.3746e-02   6.8059e-02  -4.4108e-02  -1.4800e-02  -1.6304e-02  -4.5428e-02   6.9035e-02   8.4259e-02  -8.9252e-02  -8.3409e-02   6.7439e-02   4.3283e-02  -1.3873e-02   1.7220e-02  -4.6222e-02  -6.9613e-02   8.4555e-02   8.9233e-02  -8.3083e-02  -6.6850e-02   4.2507e-02   1.3006e-02   1.8071e-02   4.6955e-02  -7.0142e-02  -8.4819e-02   8.9207e-02   8.2776e-02  -6.6306e-02  -4.1796e-02   1.2219e-02  -1.8838e-02   4.7609e-02   7.0608e-02  -8.5046e-02  -8.9176e-02   8.2499e-02   6.5826e-02  -4.1178e-02  -1.1544e-02  -1.9487e-02  -4.8155e-02   7.0989e-02   8.5226e-02  -8.9144e-02  -8.2272e-02   6.5444e-02   4.0699e-02  -1.1033e-02   1.9963e-02  -4.8541e-02  -7.1247e-02   8.5338e-02   8.9115e-02  -8.2125e-02  -6.5219e-02   4.0442e-02   1.0788e-02   2.0160e-02   4.8670e-02  -7.1305e-02  -8.5341e-02   8.9093e-02   8.2119e-02  -6.5267e-02  -4.0573e-02   1.1015e-02  -1.9853e-02   4.8322e-02   7.0981e-02  -8.5124e-02  -8.9073e-02   8.2374e-02   6.5850e-02  -4.1496e-02  -1.2235e-02  -1.8439e-02  -4.6878e-02   6.9723e-02   8.4299e-02  -8.8934e-02  -8.3150e-02   6.7705e-02   4.4498e-02  -1.6322e-02   1.3476e-02  -4.1410e-02  -6.4272e-02   7.9518e-02   8.5561e-02  -8.1944e-02  -6.9332e-02   5.4774e-02</text:p>
          </table:table-cell>
        </table:table-row>
        <table:table-row table:style-name="ro2">
          <table:table-cell table:style-name="ce21" office:value-type="string">
            <text:p>1.8778e-02  -4.5799e-02  -7.0655e-02   8.6934e-02   9.1522e-02  -8.3632e-02  -6.4407e-02   3.6566e-02   3.9644e-03   2.8954e-02   5.7759e-02  -7.8619e-02  -8.8798e-02   8.7003e-02   7.3542e-02  -5.0267e-02  -2.0320e-02  -1.2292e-02  -4.3227e-02   6.8386e-02   8.4450e-02  -8.9312e-02  -8.2351e-02   6.4507e-02   3.8154e-02  -6.7796e-03   2.5473e-02  -5.4355e-02  -7.6066e-02   8.7757e-02   8.7899e-02  -7.6483e-02  -5.5017e-02   2.6330e-02  -5.8085e-03   3.7177e-02   6.3660e-02  -8.1787e-02  -8.9184e-02   8.4886e-02   6.9463e-02  -4.4938e-02  -1.4530e-02  -1.7778e-02  -4.7753e-02   7.1473e-02   8.5833e-02  -8.8958e-02  -8.0441e-02   6.1399e-02   3.4326e-02  -2.7661e-03   2.9153e-02  -5.7258e-02  -7.7874e-02   8.8308e-02   8.7196e-02  -7.4688e-02  -5.2418e-02   2.3300e-02  -8.8610e-03   3.9863e-02   6.5655e-02  -8.2869e-02  -8.9258e-02   8.3988e-02   6.7748e-02  -4.2662e-02  -1.2006e-02  -2.0217e-02  -4.9799e-02   7.2878e-02   8.6442e-02  -8.8721e-02  -7.9418e-02   5.9749e-02   3.2283e-02  -6.0320e-04   3.1154e-02  -5.8845e-02  -7.8856e-02   8.8576e-02   8.6739e-02  -7.3583e-02  -5.0828e-02   2.1442e-02  -1.0741e-02   4.1522e-02   6.6886e-02  -8.3524e-02  -8.9267e-02   8.3366e-02   6.6591e-02  -4.1131e-02  -1.0308e-02  -2.1860e-02  -5.1176e-02   7.3817e-02   8.6832e-02  -8.8524e-02  -7.8672e-02   5.8562e-02   3.0817e-02   9.4639e-04   3.2586e-02  -5.9976e-02  -7.9546e-02   8.8746e-02   8.6376e-02  -7.2746e-02  -4.9632e-02   2.0049e-02  -1.2147e-02   4.2759e-02   6.7797e-02  -8.3998e-02  -8.9251e-02   8.2871e-02   6.5690e-02  -3.9948e-02  -9.0001e-03  -2.3120e-02  -5.2227e-02   7.4528e-02   8.7116e-02  -8.8352e-02  -7.8075e-02   5.7625e-02   2.9666e-02   2.1569e-03   3.3699e-02  -6.0850e-02  -8.0072e-02   8.8863e-02   8.6076e-02  -7.2075e-02  -4.8685e-02   1.8954e-02  -1.3247e-02   4.3721e-02   6.8500e-02  -8.4356e-02  -8.9224e-02   8.2471e-02   6.4976e-02  -3.9019e-02  -7.9814e-03  -2.4096e-02  -5.3034e-02   7.5066e-02   8.7322e-02  -8.8207e-02  -7.7606e-02   5.6900e-02   2.8786e-02   3.0752e-03   3.4536e-02  -6.1499e-02  -8.0456e-02   8.8939e-02   8.5843e-02  -7.1573e-02  -4.7986e-02   1.8155e-02  -1.4040e-02   4.4406e-02   6.8992e-02  -8.4599e-02  -8.9196e-02   8.2186e-02   6.4482e-02  -3.8388e-02  -7.2998e-03  -2.4737e-02  -5.3554e-02   7.5404e-02   8.7444e-02  -8.8110e-02  -7.7315e-02   5.6465e-02   2.8272e-02   3.5966e-03   3.4996e-02  -6.1844e-02  -8.0650e-02   8.8970e-02   8.5724e-02  -7.1335e-02  -4.7675e-02   1.7820e-02  -1.4349e-02   4.4651e-02   6.9151e-02  -8.4666e-02  -8.9181e-02   8.2113e-02   6.4382e-02  -3.8291e-02  -7.2313e-03  -2.4765e-02  -5.3544e-02   7.5372e-02   8.7417e-02  -8.8119e-02  -7.7392e-02   5.6628e-02   2.8524e-02   3.2747e-03   3.4644e-02  -6.1521e-02  -8.0423e-02   8.8906e-02   8.5876e-02  -7.1731e-02  -4.8307e-02   1.8639e-02  -1.3433e-02   4.3760e-02   6.8425e-02  -8.4246e-02  -8.9188e-02   8.2623e-02   6.5407e-02  -3.9770e-02  -9.0250e-03  -2.2866e-02  -5.1800e-02   7.4063e-02   8.6807e-02  -8.8418e-02  -7.8710e-02   5.8953e-02   3.1697e-02  -4.4052e-04   3.0823e-02  -5.8123e-02  -7.8015e-02   8.8025e-02   8.6956e-02  -7.5027e-02  -5.3834e-02   2.6131e-02  -4.5422e-03   3.4323e-02   5.9528e-02  -7.7129e-02  -8.5130e-02   8.2802e-02   7.0718e-02  -5.6147e-02</text:p>
          </table:table-cell>
        </table:table-row>
        <table:table-row table:style-name="ro2">
          <table:table-cell table:style-name="ce21" office:value-type="string">
            <text:p>1.9546e-02  -4.7442e-02  -7.2601e-02   8.8222e-02   9.1127e-02  -8.0750e-02  -5.8686e-02   2.8258e-02  -6.0436e-03   3.9234e-02   6.6552e-02  -8.4125e-02  -8.9507e-02   8.2007e-02   6.2769e-02  -3.4590e-02  -1.5225e-03  -3.1716e-02  -6.0404e-02   8.0486e-02   8.9137e-02  -8.5159e-02  -6.9138e-02   4.3356e-02   1.1467e-02   2.2022e-02   5.2391e-02  -7.5366e-02  -8.7721e-02   8.7728e-02   7.5397e-02  -5.2470e-02  -2.2178e-02  -1.1223e-02  -4.3039e-02   6.8808e-02   8.4919e-02  -8.9115e-02  -8.0815e-02   6.1188e-02   3.2989e-02  -1.7206e-04   3.2665e-02  -6.0923e-02  -8.0648e-02   8.9080e-02   8.5043e-02  -6.9105e-02  -4.3500e-02   1.1811e-02  -2.1527e-02   5.1852e-02   7.4923e-02  -8.7517e-02  -8.7875e-02   7.5948e-02   5.3407e-02  -2.3403e-02   9.8699e-03  -4.1762e-02  -6.7817e-02   8.4396e-02   8.9185e-02  -8.1517e-02  -6.2462e-02   3.4686e-02   2.0661e-03   3.0841e-02   5.9440e-02  -7.9739e-02  -8.8905e-02   8.5659e-02   7.0455e-02  -4.5417e-02  -1.4041e-02  -1.9294e-02  -4.9935e-02   7.3607e-02   8.7006e-02  -8.8264e-02  -7.7205e-02   5.5374e-02   2.5817e-02   7.3404e-03   3.9473e-02  -6.6099e-02  -8.3503e-02   8.9258e-02   8.2562e-02  -6.4350e-02  -3.7163e-02   4.7934e-03  -2.8245e-02   5.7343e-02   7.8443e-02  -8.8604e-02  -8.6408e-02   7.2163e-02   4.7856e-02  -1.6876e-02   1.6457e-02  -4.7494e-02  -7.1909e-02   8.6298e-02   8.8655e-02  -7.8652e-02  -5.7684e-02   2.8675e-02  -4.3311e-03   3.6733e-02   6.4014e-02  -8.2372e-02  -8.9247e-02   8.3683e-02   6.6455e-02  -3.9965e-02  -7.9046e-03  -2.5257e-02  -5.4897e-02   7.6887e-02   8.8161e-02  -8.7150e-02  -7.3993e-02   5.0526e-02   2.0018e-02   1.3278e-02   4.4724e-02  -6.9938e-02  -8.5407e-02   8.8976e-02   8.0148e-02  -6.0153e-02  -3.1779e-02  -1.0229e-03  -3.3682e-02   6.1648e-02   8.1025e-02  -8.9116e-02  -8.4792e-02   6.8658e-02   4.2960e-02  -1.1279e-02   2.1973e-02  -5.2164e-02  -7.5089e-02   8.7556e-02   8.7829e-02  -7.5870e-02  -5.3346e-02   2.3394e-02  -9.8160e-03   4.1658e-02   6.7700e-02  -8.4314e-02  -8.9188e-02   8.1645e-02   6.2734e-02  -3.5090e-02  -2.5615e-03  -3.0323e-02  -5.8986e-02   7.9437e-02   8.8831e-02  -8.5859e-02  -7.0938e-02   4.6143e-02   1.4927e-02   1.8366e-02   4.9102e-02  -7.3004e-02  -8.6747e-02   8.8420e-02   7.7790e-02  -5.6337e-02  -2.7047e-02  -6.0052e-03  -3.8221e-02   6.5119e-02   8.2958e-02  -8.9259e-02  -8.3145e-02   6.5469e-02   3.8690e-02  -6.5314e-03   2.6534e-02  -5.5909e-02  -7.7510e-02   8.8335e-02   8.6882e-02  -7.3354e-02  -4.9632e-02   1.9014e-02  -1.4243e-02   4.5520e-02   7.0472e-02  -8.5633e-02  -8.8900e-02   7.9821e-02   5.9660e-02  -3.1217e-02   1.5572e-03  -3.4112e-02  -6.1930e-02   8.1153e-02   8.9116e-02  -8.4717e-02  -6.8570e-02   4.2918e-02   1.1321e-02   2.1842e-02   5.1973e-02  -7.4901e-02  -8.7452e-02   8.7894e-02   7.6172e-02  -5.3914e-02  -2.4204e-02  -8.8450e-03  -4.0663e-02   6.6855e-02   8.3809e-02  -8.9193e-02  -8.2274e-02   6.4018e-02   3.6953e-02  -4.8157e-03   2.7967e-02  -5.6887e-02  -7.7980e-02   8.8366e-02   8.6644e-02  -7.3077e-02  -4.9549e-02   1.9300e-02  -1.3528e-02   4.4463e-02   6.9319e-02  -8.4765e-02  -8.8778e-02   8.0906e-02   6.2312e-02  -3.5600e-02  -4.4385e-03  -2.6961e-02  -5.4428e-02   7.4411e-02   8.4454e-02  -8.3511e-02  -7.2030e-02   5.7486e-02</text:p>
          </table:table-cell>
        </table:table-row>
        <table:table-row table:style-name="ro2">
          <table:table-cell table:style-name="ce21" office:value-type="string">
            <text:p>2.0321e-02  -4.9075e-02  -7.4472e-02   8.9322e-02   9.0408e-02  -7.7440e-02  -5.2534e-02   1.9676e-02  -1.5977e-02   4.8913e-02   7.4104e-02  -8.7759e-02  -8.7876e-02   7.4522e-02   4.9805e-02  -1.7540e-02   1.7343e-02  -4.9544e-02  -7.4195e-02   8.7587e-02   8.7723e-02  -7.4610e-02  -5.0250e-02   1.8331e-02  -1.6330e-02   4.8517e-02   7.3394e-02  -8.7231e-02  -8.7964e-02   7.5493e-02   5.1701e-02  -2.0163e-02   1.4388e-02  -4.6775e-02  -7.2150e-02   8.6718e-02   8.8304e-02  -7.6678e-02  -5.3585e-02   2.2483e-02  -1.1976e-02   4.4641e-02   7.0630e-02  -8.6064e-02  -8.8641e-02   7.7980e-02   5.5676e-02  -2.5063e-02   9.2892e-03  -4.2252e-02  -6.8907e-02   8.5278e-02   8.8927e-02  -7.9310e-02  -5.7865e-02   2.7792e-02  -6.4237e-03   3.9679e-02   6.7018e-02  -8.4364e-02  -8.9135e-02   8.0620e-02   6.0090e-02  -3.0607e-02   3.4356e-03  -3.6965e-02  -6.4986e-02   8.3324e-02   8.9249e-02  -8.1880e-02  -6.2315e-02   3.3469e-02  -3.5998e-04   3.4134e-02   6.2825e-02  -8.2159e-02  -8.9260e-02   8.3070e-02   6.4513e-02  -3.6352e-02  -2.7792e-03  -3.1206e-02  -6.0545e-02   8.0872e-02   8.9160e-02  -8.4178e-02  -6.6667e-02   3.9235e-02   5.9645e-03   2.8193e-02   5.8155e-02  -7.9462e-02  -8.8945e-02   8.5193e-02   6.8765e-02  -4.2106e-02  -9.1827e-03  -2.5106e-02  -5.5659e-02   7.7931e-02   8.8610e-02  -8.6107e-02  -7.0795e-02   4.4952e-02   1.2423e-02   2.1953e-02   5.3063e-02  -7.6281e-02  -8.8153e-02   8.6914e-02   7.2748e-02  -4.7764e-02  -1.5677e-02  -1.8741e-02  -5.0372e-02   7.4512e-02   8.7571e-02  -8.7609e-02  -7.4619e-02   5.0535e-02   1.8937e-02   1.5476e-02   4.7588e-02  -7.2624e-02  -8.6863e-02   8.8187e-02   7.6401e-02  -5.3257e-02  -2.2197e-02  -1.2163e-02  -4.4715e-02   7.0619e-02   8.6026e-02  -8.8645e-02  -7.8089e-02   5.5926e-02   2.5451e-02   8.8065e-03   4.1754e-02  -6.8497e-02  -8.5059e-02   8.8980e-02   7.9678e-02  -5.8535e-02  -2.8695e-02  -5.4090e-03  -3.8709e-02   6.6256e-02   8.3959e-02  -8.9186e-02  -8.1163e-02   6.1082e-02   3.1926e-02   1.9729e-03   3.5578e-02  -6.3897e-02  -8.2724e-02   8.9262e-02   8.2542e-02  -6.3561e-02  -3.5140e-02   1.5006e-03  -3.2361e-02   6.1416e-02   8.1350e-02  -8.9202e-02  -8.3809e-02   6.5971e-02   3.8337e-02  -5.0126e-03   2.9056e-02  -5.8809e-02  -7.9832e-02   8.9002e-02   8.4961e-02  -6.8309e-02  -4.1518e-02   8.5664e-03  -2.5656e-02   5.6070e-02   7.8162e-02  -8.8656e-02  -8.5995e-02   7.0575e-02   4.4686e-02  -1.2169e-02   2.2151e-02  -5.3185e-02  -7.6330e-02   8.8154e-02   8.6905e-02  -7.2771e-02  -4.7849e-02   1.5835e-02  -1.8525e-02   5.0136e-02   7.4316e-02  -8.7482e-02  -8.7686e-02   7.4899e-02   5.1020e-02  -1.9586e-02   1.4745e-02  -4.6890e-02  -7.2091e-02   8.6619e-02   8.8328e-02  -7.6969e-02  -5.4227e-02   2.3467e-02  -1.0757e-02   4.3386e-02   6.9599e-02  -8.5525e-02  -8.8818e-02   7.8996e-02   5.7518e-02  -2.7559e-02   6.4569e-03  -3.9512e-02  -6.6735e-02   8.4122e-02   8.9122e-02  -8.1011e-02  -6.0995e-02   3.2029e-02  -1.6228e-03   3.5017e-02   6.3259e-02  -8.2224e-02  -8.9156e-02   8.3069e-02   6.4884e-02  -3.7283e-02  -4.3106e-03  -2.9230e-02  -5.8482e-02   7.9243e-02   8.8577e-02  -8.5231e-02  -6.9797e-02   4.4608e-02   1.3373e-02   1.9384e-02   4.9004e-02  -7.1376e-02  -8.3535e-02   8.4071e-02   7.3267e-02  -5.8791e-02</text:p>
          </table:table-cell>
        </table:table-row>
        <table:table-row table:style-name="ro2">
          <table:table-cell table:style-name="ce21" office:value-type="string">
            <text:p>2.1102e-02  -5.0697e-02  -7.6267e-02   9.0230e-02   8.9365e-02  -7.3717e-02  -4.5994e-02   1.0903e-02  -2.5712e-02   5.7839e-02   8.0274e-02  -8.9440e-02  -8.3945e-02   6.4771e-02   3.5103e-02   2.0716e-04   3.5430e-02  -6.4880e-02  -8.3827e-02   8.9248e-02   8.0302e-02  -5.8455e-02  -2.7237e-02  -8.3314e-03  -4.2545e-02   6.9928e-02   8.6108e-02  -8.8508e-02  -7.6760e-02   5.2752e-02   2.0328e-02   1.5332e-02   4.8536e-02  -7.3992e-02  -8.7647e-02   8.7331e-02   7.3102e-02  -4.7233e-02  -1.3847e-02  -2.1738e-02  -5.3859e-02   7.7406e-02   8.8636e-02  -8.5769e-02  -6.9264e-02   4.1749e-02   7.5999e-03   2.7753e-02   5.8694e-02  -8.0306e-02  -8.9159e-02   8.3850e-02   6.5224e-02  -3.6242e-02  -1.5076e-03  -3.3464e-02  -6.3122e-02   8.2758e-02   8.9259e-02  -8.1594e-02  -6.0981e-02   3.0693e-02  -4.4634e-03   3.8910e-02   6.7183e-02  -8.4798e-02  -8.8962e-02   7.9016e-02   5.6539e-02  -2.5097e-02   1.0324e-02  -4.4107e-02  -7.0895e-02   8.6442e-02   8.8285e-02  -7.6131e-02  -5.1910e-02   1.9461e-02  -1.6073e-02   4.9057e-02   7.4266e-02  -8.7704e-02  -8.7243e-02   7.2955e-02   4.7107e-02  -1.3795e-02   2.1702e-02  -5.3760e-02  -7.7299e-02   8.8591e-02   8.5847e-02  -6.9503e-02  -4.2148e-02   8.1165e-03  -2.7200e-02   5.8207e-02   7.9994e-02  -8.9110e-02  -8.4111e-02   6.5790e-02   3.7049e-02  -2.4411e-03   3.2553e-02  -6.2391e-02  -8.2348e-02   8.9264e-02   8.2045e-02  -6.1833e-02  -3.1830e-02  -3.2121e-03  -3.7746e-02   6.6302e-02   8.4360e-02  -8.9061e-02  -7.9662e-02   5.7650e-02   2.6512e-02   8.8236e-03   4.2762e-02  -6.9930e-02  -8.6027e-02   8.8507e-02   7.6976e-02  -5.3260e-02  -2.1114e-02  -1.4373e-02  -4.7585e-02   7.3265e-02   8.7349e-02  -8.7607e-02  -7.4001e-02   4.8683e-02   1.5660e-02   1.9840e-02   5.2200e-02  -7.6299e-02  -8.8324e-02   8.6372e-02   7.0753e-02  -4.3939e-02  -1.0172e-02  -2.5203e-02  -5.6590e-02   7.9024e-02   8.8954e-02  -8.4811e-02  -6.7251e-02   3.9051e-02   4.6743e-03   3.0441e-02   6.0741e-02  -8.1432e-02  -8.9242e-02   8.2936e-02   6.3512e-02  -3.4043e-02   8.0963e-04  -3.5534e-02  -6.4638e-02   8.3519e-02   8.9192e-02  -8.0761e-02  -5.9560e-02   2.8941e-02  -6.2537e-03   4.0459e-02   6.8266e-02  -8.5280e-02  -8.8812e-02   7.8303e-02   5.5417e-02  -2.3771e-02   1.1631e-02  -4.5194e-02  -7.1613e-02   8.6714e-02   8.8110e-02  -7.5583e-02  -5.1113e-02   1.8567e-02  -1.6911e-02   4.9717e-02   7.4667e-02  -8.7821e-02  -8.7102e-02   7.2626e-02   4.6680e-02  -1.3363e-02   2.2063e-02  -5.4003e-02  -7.7415e-02   8.8605e-02   8.5806e-02  -6.9464e-02  -4.2159e-02   8.2031e-03  -2.7046e-02   5.8025e-02   7.9848e-02  -8.9075e-02  -8.4252e-02   6.6143e-02   3.7607e-02  -3.1445e-03   3.1810e-02  -6.1749e-02  -8.1954e-02   8.9246e-02   8.2481e-02  -6.2728e-02  -3.3101e-02  -1.7306e-03  -3.6285e-02   6.5125e-02   8.3719e-02  -8.9146e-02  -8.0562e-02   5.9323e-02   2.8772e-02   6.2869e-03   4.0350e-02  -6.8074e-02  -8.5119e-02   8.8824e-02   7.8622e-02  -5.6125e-02  -2.4867e-02  -1.0258e-02  -4.3759e-02   7.0417e-02   8.6092e-02  -8.8368e-02  -7.6926e-02   5.3577e-02   2.1976e-02   1.2963e-02   4.5840e-02  -7.1608e-02  -8.6360e-02   8.7921e-02   7.6171e-02  -5.3037e-02  -2.2170e-02  -1.1652e-02  -4.3288e-02   6.8038e-02   8.2379e-02  -8.4482e-02  -7.4430e-02   6.0062e-02</text:p>
          </table:table-cell>
        </table:table-row>
        <table:table-row table:style-name="ro2">
          <table:table-cell table:style-name="ce21" office:value-type="string">
            <text:p>2.1888e-02  -5.2308e-02  -7.7980e-02   9.0940e-02   8.7999e-02  -6.9600e-02  -3.9115e-02   2.0233e-03  -3.5128e-02   6.5874e-02   8.4943e-02  -8.9128e-02  -7.7815e-02   5.3052e-02   1.9176e-02   1.7946e-02   5.1927e-02  -7.6949e-02  -8.8757e-02   8.5362e-02   6.7379e-02  -3.7906e-02  -1.9873e-03  -3.4249e-02  -6.4636e-02   8.4011e-02   8.9096e-02  -7.9040e-02  -5.5566e-02   2.2669e-02  -1.4064e-02   4.8402e-02   7.4529e-02  -8.8022e-02  -8.6605e-02   7.0525e-02   4.2511e-02  -7.3092e-03   2.9124e-02  -6.0626e-02  -8.1874e-02   8.9279e-02   8.1594e-02  -6.0124e-02  -2.8498e-02  -7.9383e-03  -4.3030e-02   7.0853e-02   8.6712e-02  -8.7932e-02  -7.4310e-02   4.8149e-02   1.3865e-02   2.2756e-02   5.5536e-02  -7.8946e-02  -8.9039e-02   8.4116e-02   6.5007e-02  -3.4938e-02   1.0198e-03  -3.6804e-02  -6.6383e-02   8.4771e-02   8.8870e-02  -7.7990e-02  -5.3967e-02   2.0851e-02  -1.5778e-02   4.9747e-02   7.5333e-02  -8.8227e-02  -8.6256e-02   6.9755e-02   4.1505e-02  -6.2633e-03   3.0032e-02  -6.1268e-02  -8.2185e-02   8.9260e-02   8.1304e-02  -5.9656e-02  -2.7963e-02  -8.4372e-03  -4.3416e-02   7.1085e-02   8.6785e-02  -8.7873e-02  -7.4168e-02   4.7977e-02   1.3710e-02   2.2864e-02   5.5589e-02  -7.8956e-02  -8.9034e-02   8.4125e-02   6.5057e-02  -3.5040e-02   8.7320e-04  -3.6639e-02  -6.6239e-02   8.4691e-02   8.8891e-02  -7.8132e-02  -5.4227e-02   2.1196e-02  -1.5400e-02   4.9405e-02   7.5096e-02  -8.8152e-02  -8.6377e-02   7.0069e-02   4.1973e-02  -6.8163e-03   2.9487e-02  -6.0829e-02  -8.1938e-02   8.9264e-02   8.1573e-02  -6.0161e-02  -2.8630e-02  -7.7170e-03  -4.2765e-02   7.0620e-02   8.6597e-02  -8.8008e-02  -7.4618e-02   4.8679e-02   1.4553e-02   2.2020e-02   5.4889e-02  -7.8528e-02  -8.8960e-02   8.4434e-02   6.5709e-02  -3.5935e-02  -1.1963e-04  -3.5716e-02  -6.5545e-02   8.4354e-02   8.8980e-02  -7.8646e-02  -5.5090e-02   2.2272e-02  -1.4289e-02   4.8448e-02   7.4462e-02  -8.7958e-02  -8.6669e-02   7.0811e-02   4.3050e-02  -8.0544e-03   2.8295e-02  -5.9888e-02  -8.1415e-02   8.9259e-02   8.2102e-02  -6.1147e-02  -2.9917e-02  -6.3398e-03  -4.1531e-02   6.9742e-02   8.6235e-02  -8.8238e-02  -7.5415e-02   4.9923e-02   1.6043e-02   2.0531e-02   5.3655e-02  -7.7765e-02  -8.8812e-02   8.4942e-02   6.6804e-02  -3.7446e-02  -1.8008e-03  -3.4146e-02  -6.4358e-02   8.3762e-02   8.9101e-02  -7.9479e-02  -5.6513e-02   2.4061e-02  -1.2430e-02   4.6833e-02   7.3374e-02  -8.7598e-02  -8.7121e-02   7.2022e-02   4.4839e-02  -1.0134e-02   2.6271e-02  -5.8266e-02  -8.0486e-02   8.9204e-02   8.2961e-02  -6.2805e-02  -3.2120e-02  -3.9496e-03  -3.9354e-02   6.8160e-02   8.5539e-02  -8.8583e-02  -7.6783e-02   5.2121e-02   1.8731e-02   1.7794e-02   5.1335e-02  -7.6278e-02  -8.8451e-02   8.5819e-02   6.8830e-02  -4.0330e-02  -5.0890e-03  -3.0997e-02  -6.1896e-02   8.2447e-02   8.9223e-02  -8.1100e-02  -5.9443e-02   2.7874e-02  -8.3352e-03   4.3144e-02   7.0754e-02  -8.6574e-02  -8.7982e-02   7.4761e-02   4.9125e-02  -1.5348e-02   2.0954e-02  -5.3760e-02  -7.7644e-02   8.8676e-02   8.5064e-02  -6.7444e-02  -3.8759e-02   3.7626e-03  -3.1783e-02   6.2065e-02   8.2177e-02  -8.8926e-02  -8.1334e-02   6.0781e-02   3.0739e-02   3.8284e-03   3.7316e-02  -6.4414e-02  -8.0990e-02   8.4745e-02   7.5519e-02  -6.1299e-02</text:p>
          </table:table-cell>
        </table:table-row>
        <table:table-row table:style-name="ro2">
          <table:table-cell table:style-name="ce21" office:value-type="string">
            <text:p>2.2681e-02  -5.3904e-02  -7.9610e-02   9.1450e-02   8.6314e-02  -6.5109e-02  -3.1946e-02  -6.8761e-03  -4.4106e-02   7.2895e-02   8.8024e-02  -8.6829e-02  -6.9647e-02   3.9719e-02   2.5776e-03   3.4971e-02   6.6091e-02  -8.5144e-02  -8.8706e-02   7.6170e-02   4.9841e-02  -1.4508e-02   2.3426e-02  -5.7105e-02  -8.0460e-02   8.9289e-02   8.2019e-02  -5.9975e-02  -2.7140e-02  -1.0569e-02  -4.6367e-02   7.3818e-02   8.7996e-02  -8.6362e-02  -6.9218e-02   3.9650e-02   2.9706e-03   3.4236e-02   6.5295e-02  -8.4640e-02  -8.8807e-02   7.7054e-02   5.1492e-02  -1.6706e-02   2.1069e-02  -5.5066e-02  -7.9199e-02   8.9147e-02   8.3134e-02  -6.2239e-02  -3.0205e-02  -7.2328e-03  -4.3374e-02   7.1751e-02   8.7290e-02  -8.7213e-02  -7.1536e-02   4.3065e-02   6.8937e-03   3.0509e-02   6.2454e-02  -8.3232e-02  -8.9128e-02   7.9091e-02   5.4917e-02  -2.0927e-02   1.6802e-02  -5.1526e-02  -7.7042e-02   8.8789e-02   8.4671e-02  -6.5424e-02  -3.4488e-02  -2.6086e-03  -3.9238e-02   6.8857e-02   8.6175e-02  -8.8100e-02  -7.4288e-02   4.7208e-02   1.1698e-02   2.5901e-02   5.8874e-02  -8.1332e-02  -8.9266e-02   8.1260e-02   5.8744e-02  -2.5740e-02   1.1860e-02  -4.7342e-02  -7.4370e-02   8.8121e-02   8.6140e-02  -6.8781e-02  -3.9144e-02   2.5195e-03  -3.4554e-02   6.5459e-02   8.4680e-02  -8.8785e-02  -7.7044e-02   5.1552e-02   1.6860e-02   2.0841e-02   5.4822e-02  -7.9019e-02  -8.9114e-02   8.3306e-02   6.2633e-02  -3.0783e-02   6.5592e-03  -4.2731e-02  -7.1277e-02   8.7105e-02   8.7392e-02  -7.2086e-02  -4.3919e-02   7.9163e-03  -2.9498e-02   6.1649e-02   8.2802e-02  -8.9183e-02  -7.9654e-02   5.5916e-02   2.2204e-02   1.5469e-02   5.0382e-02  -7.6308e-02  -8.8622e-02   8.5130e-02   6.6453e-02  -3.5924e-02   1.0112e-03  -3.7766e-02  -6.7785e-02   8.5715e-02   8.8358e-02  -7.5244e-02  -4.8712e-02   1.3494e-02  -2.4130e-02   5.7451e-02   8.0527e-02  -8.9245e-02  -8.2049e-02   6.0224e-02   2.7662e-02   9.8317e-03   4.5572e-02  -7.3187e-02  -8.7754e-02   8.6677e-02   7.0148e-02  -4.1115e-02  -4.7527e-03  -3.2456e-02  -6.3879e-02   8.3916e-02   8.8995e-02  -7.8213e-02  -5.3491e-02   1.9237e-02  -1.8445e-02   5.2840e-02   7.7817e-02  -8.8928e-02  -8.4192e-02   6.4455e-02   3.3234e-02   3.9077e-03   4.0352e-02  -6.9607e-02  -8.6461e-02   8.7913e-02   7.3704e-02  -4.6368e-02  -1.0773e-02  -2.6739e-02  -5.9488e-02   8.1642e-02   8.9257e-02  -8.0978e-02  -5.8281e-02   2.5208e-02  -1.2352e-02   4.7712e-02   7.4577e-02  -8.8167e-02  -8.6063e-02   6.8643e-02   3.9009e-02  -2.4341e-03   3.4572e-02  -6.5425e-02  -8.4638e-02   8.8795e-02   7.7159e-02  -5.1801e-02  -1.7234e-02  -2.0395e-02  -5.4396e-02   7.8725e-02   8.9061e-02  -8.3569e-02  -6.3230e-02   3.1660e-02  -5.5299e-03   4.1734e-02   7.0525e-02  -8.6793e-02  -8.7655e-02   7.2964e-02   4.5333e-02  -9.6655e-03   2.7709e-02  -6.0166e-02  -8.1957e-02   8.9226e-02   8.0696e-02  -5.7886e-02  -2.4842e-02  -1.2586e-02  -4.7777e-02   7.4517e-02   8.8094e-02  -8.6125e-02  -6.8975e-02   3.9687e-02   3.4332e-03   3.3401e-02   6.4343e-02  -8.3976e-02  -8.8887e-02   7.8255e-02   5.3985e-02  -2.0355e-02   1.6747e-02  -5.0870e-02  -7.6127e-02   8.8228e-02   8.5207e-02  -6.7740e-02  -3.8993e-02   4.0260e-03  -3.1123e-02   6.0520e-02   7.9375e-02  -8.4862e-02  -7.6534e-02   6.2503e-02</text:p>
          </table:table-cell>
        </table:table-row>
        <table:table-row table:style-name="ro2">
          <table:table-cell table:style-name="ce21" office:value-type="string">
            <text:p>2.3480e-02  -5.5486e-02  -8.1152e-02   9.1758e-02   8.4314e-02  -6.0269e-02  -2.4539e-02  -1.5708e-02  -5.2536e-02   7.8790e-02   8.9457e-02  -8.2592e-02  -5.9651e-02   2.5176e-02  -1.4111e-02   5.0605e-02   7.7285e-02  -8.9049e-02  -8.3677e-02   6.2242e-02   2.8886e-02   9.9810e-03   4.6914e-02  -7.4856e-02  -8.8481e-02   8.5206e-02   6.5675e-02  -3.3627e-02   4.8194e-03  -4.2336e-02  -7.1782e-02   8.7559e-02   8.6675e-02  -6.9307e-02  -3.8767e-02   8.6466e-04  -3.7196e-02   6.8185e-02   8.6222e-02  -8.7887e-02  -7.2872e-02   4.4029e-02   6.8363e-03   3.1649e-02   6.4129e-02  -8.4445e-02  -8.8749e-02   7.6229e-02   4.9262e-02  -1.2961e-02   2.5794e-02  -5.9658e-02  -8.2219e-02   8.9204e-02   7.9294e-02  -5.4367e-02  -1.9146e-02  -1.9698e-02  -5.4811e-02   7.9546e-02   8.9222e-02  -8.2009e-02  -5.9275e-02   2.5324e-02  -1.3419e-02   4.9621e-02   7.6432e-02  -8.8782e-02  -8.4333e-02   6.3931e-02   3.1435e-02   7.0068e-03   4.4122e-02  -7.2890e-02  -8.7872e-02   8.6235e-02   6.8289e-02  -3.7429e-02   5.0747e-04  -3.8347e-02  -6.8936e-02   8.6489e-02   8.7690e-02  -7.2311e-02  -4.3262e-02   6.0352e-03  -3.2332e-02   6.4587e-02   8.4632e-02  -8.8680e-02  -7.5965e-02   4.8892e-02   1.2579e-02   2.6111e-02   5.9866e-02  -8.2306e-02  -8.9191e-02   7.9221e-02   5.4280e-02  -1.9082e-02   1.9721e-02  -5.4797e-02  -7.9519e-02   8.9215e-02   8.2054e-02  -5.9390e-02  -2.5506e-02  -1.3198e-02  -4.9407e-02   7.6282e-02   8.8745e-02  -8.4443e-02  -6.4189e-02   3.1809e-02  -6.5787e-03   4.3724e-02   7.2609e-02  -8.7779e-02  -8.6369e-02   6.8645e-02   3.7956e-02  -9.8300e-05   3.7777e-02  -6.8518e-02  -8.6318e-02   8.7816e-02   7.2729e-02  -4.3908e-02  -6.7953e-03  -3.1600e-02  -6.4028e-02   8.4365e-02   8.8771e-02  -7.6415e-02  -4.9630e-02   1.3475e-02  -2.5225e-02   5.9161e-02   8.1927e-02  -8.9225e-02  -7.9677e-02   5.5087e-02   2.0098e-02   1.8685e-02   5.3940e-02  -7.9012e-02  -8.9169e-02   8.2494e-02   6.0247e-02  -2.6629e-02   1.2015e-02  -4.8391e-02  -7.5633e-02   8.8600e-02   8.4845e-02  -6.5078e-02  -3.3030e-02  -5.2516e-03  -4.2541e-02   7.1802e-02   8.7514e-02  -8.6713e-02  -6.9550e-02   3.9265e-02   1.5716e-03   3.6417e-02   6.7535e-02  -8.5911e-02  -8.8080e-02   7.3634e-02   4.5299e-02  -8.4194e-03   3.0047e-02  -6.2846e-02  -8.3791e-02   8.8933e-02   7.7304e-02  -5.1098e-02  -1.5258e-02  -2.3459e-02  -5.7751e-02   8.1155e-02   8.9258e-02  -8.0535e-02  -5.6631e-02   2.2054e-02  -1.6679e-02   5.2267e-02   7.8003e-02  -8.9041e-02  -8.3300e-02   6.1866e-02   2.8778e-02   9.7298e-03   4.6403e-02  -7.4335e-02  -8.8266e-02   8.5576e-02   6.6775e-02  -3.5403e-02   2.6299e-03  -4.0166e-02  -7.0140e-02   8.6914e-02   8.7336e-02  -7.1330e-02  -4.1911e-02   4.6133e-03  -3.3547e-02   6.5398e-02   8.4955e-02  -8.8548e-02  -7.5508e-02   4.8291e-02   1.2011e-02   2.6516e-02   6.0061e-02  -8.2335e-02  -8.9167e-02   7.9286e-02   5.4554e-02  -1.9615e-02   1.8986e-02  -5.4022e-02  -7.8946e-02   8.9112e-02   8.2639e-02  -6.0755e-02  -2.7561e-02  -1.0742e-02  -4.7020e-02   7.4536e-02   8.8203e-02  -8.5524e-02  -6.7044e-02   3.6229e-02  -1.1953e-03   3.8321e-02   6.8348e-02  -8.5843e-02  -8.7729e-02   7.3826e-02   4.6847e-02  -1.1849e-02   2.4748e-02  -5.6373e-02  -7.7538e-02   8.4834e-02   7.7477e-02  -6.3675e-02</text:p>
          </table:table-cell>
        </table:table-row>
        <table:table-row table:style-name="ro2">
          <table:table-cell table:style-name="ce21" office:value-type="string">
            <text:p>2.4284e-02  -5.7052e-02  -8.2604e-02   9.1861e-02   8.2005e-02  -5.5102e-02  -1.6949e-02  -2.4386e-02  -6.0310e-02   8.3468e-02   8.9213e-02  -7.6510e-02  -4.8091e-02   9.8667e-03  -3.0305e-02   6.4224e-02   8.5006e-02  -8.8467e-02  -7.3950e-02   4.4443e-02   5.9511e-03   3.3719e-02   6.6547e-02  -8.5911e-02  -8.7920e-02   7.2190e-02   4.1910e-02  -3.1947e-03   3.6151e-02  -6.8209e-02  -8.6533e-02   8.7450e-02   7.0784e-02  -3.9896e-02  -9.9820e-04  -3.8093e-02  -6.9530e-02   8.7004e-02   8.7016e-02  -6.9569e-02  -3.8170e-02  -8.8155e-04  -3.9752e-02   7.0649e-02   8.7382e-02  -8.6602e-02  -6.8469e-02   3.6620e-02  -2.5626e-03   4.1229e-02   7.1636e-02  -8.7696e-02  -8.6197e-02   6.7441e-02   3.5187e-02   4.1094e-03   4.2581e-02  -7.2529e-02  -8.7963e-02   8.5796e-02   6.6463e-02  -3.3835e-02   5.5603e-03  -4.3842e-02  -7.3353e-02   8.8193e-02   8.5394e-02  -6.5519e-02  -3.2543e-02  -6.9394e-03  -4.5033e-02   7.4122e-02   8.8392e-02  -8.4990e-02  -6.4599e-02   3.1296e-02  -8.2628e-03   4.6169e-02   7.4846e-02  -8.8564e-02  -8.4582e-02   6.3697e-02   3.0084e-02   9.5412e-03   4.7259e-02  -7.5532e-02  -8.8714e-02   8.4170e-02   6.2809e-02  -2.8900e-02   1.0782e-02  -4.8310e-02  -7.6186e-02   8.8842e-02   8.3751e-02  -6.1931e-02  -2.7740e-02  -1.1991e-02  -4.9327e-02   7.6810e-02   8.8951e-02  -8.3327e-02  -6.1061e-02   2.6600e-02  -1.3172e-02   5.0313e-02   7.7407e-02  -8.9042e-02  -8.2897e-02   6.0198e-02   2.5479e-02   1.4327e-02   5.1272e-02  -7.7979e-02  -8.9116e-02   8.2461e-02   5.9341e-02  -2.4375e-02   1.5458e-02  -5.2204e-02  -7.8528e-02   8.9174e-02   8.2019e-02  -5.8491e-02  -2.3287e-02  -1.6566e-02  -5.3111e-02   7.9054e-02   8.9217e-02  -8.1573e-02  -5.7647e-02   2.2215e-02  -1.7650e-02   5.3992e-02   7.9558e-02  -8.9246e-02  -8.1123e-02   5.6810e-02   2.1160e-02   1.8712e-02   5.4849e-02  -8.0041e-02  -8.9261e-02   8.0669e-02   5.5981e-02  -2.0124e-02   1.9749e-02  -5.5681e-02  -8.0503e-02   8.9263e-02   8.0215e-02  -5.5163e-02  -1.9107e-02  -2.0760e-02  -5.6485e-02   8.0942e-02   8.9253e-02  -7.9760e-02  -5.4358e-02   1.8114e-02  -2.1742e-02   5.7261e-02   8.1360e-02  -8.9232e-02  -7.9309e-02   5.3570e-02   1.7149e-02   2.2691e-02   5.8006e-02  -8.1754e-02  -8.9201e-02   7.8863e-02   5.2803e-02  -1.6216e-02   2.3603e-02  -5.8715e-02  -8.2123e-02   8.9161e-02   7.8428e-02  -5.2064e-02  -1.5324e-02  -2.4468e-02  -5.9383e-02   8.2464e-02   8.9114e-02  -7.8009e-02  -5.1362e-02   1.4485e-02  -2.5276e-02   6.0002e-02   8.2775e-02  -8.9063e-02  -7.7614e-02   5.0712e-02   1.3714e-02   2.6012e-02   6.0558e-02  -8.3048e-02  -8.9009e-02   7.7257e-02   5.0133e-02  -1.3037e-02   2.6650e-02  -6.1033e-02  -8.3276e-02   8.8958e-02   7.6955e-02  -4.9656e-02  -1.2492e-02  -2.7151e-02  -6.1395e-02   8.3441e-02   8.8916e-02  -7.6738e-02  -4.9333e-02   1.2145e-02  -2.7446e-02   6.1588e-02   8.3515e-02  -8.8890e-02  -7.6659e-02   4.9256e-02   1.2116e-02   2.7409e-02   6.1502e-02  -8.3435e-02  -8.8891e-02   7.6814e-02   4.9609e-02  -1.2656e-02   2.6760e-02  -6.0890e-02  -8.3048e-02   8.8923e-02   7.7413e-02  -5.0824e-02  -1.4394e-02  -2.4753e-02  -5.9018e-02   8.1817e-02   8.8861e-02  -7.8961e-02  -5.4222e-02   1.9578e-02  -1.8227e-02   5.1991e-02   7.5487e-02  -8.4662e-02  -7.8346e-02   6.4815e-02</text:p>
          </table:table-cell>
        </table:table-row>
        <table:table-row table:style-name="ro2">
          <table:table-cell table:style-name="ce21" office:value-type="string">
            <text:p>2.5093e-02  -5.8600e-02  -8.3963e-02   9.1757e-02   7.9395e-02  -4.9638e-02  -9.2335e-03  -3.2825e-02  -6.7332e-02   8.6855e-02   8.7297e-02  -6.8717e-02  -3.5268e-02  -5.7433e-03  -4.5439e-02   7.5285e-02   8.8904e-02  -8.3425e-02  -6.0071e-02   2.3879e-02  -1.7392e-02   5.4921e-02   8.0711e-02  -8.9282e-02  -7.8831e-02   5.1603e-02   1.3408e-02   2.7626e-02   6.2776e-02  -8.4583e-02  -8.8428e-02   7.3506e-02   4.2994e-02  -3.3715e-03   3.6959e-02  -6.9450e-02  -8.7222e-02   8.6517e-02   6.7491e-02  -3.4180e-02   6.3627e-03  -4.5554e-02  -7.5103e-02   8.8762e-02   8.3646e-02  -6.0841e-02  -2.5174e-02  -1.5812e-02  -5.3453e-02   7.9794e-02   8.9270e-02  -7.9883e-02  -5.3619e-02   1.6029e-02  -2.4945e-02   6.0648e-02   8.3541e-02  -8.8791e-02  -7.5291e-02   4.5895e-02   6.8100e-03   3.3711e-02   6.7114e-02  -8.6349e-02  -8.7359e-02   6.9930e-02   3.7745e-02   2.4056e-03   4.2047e-02  -7.2815e-02  -8.8219e-02   8.5009e-02   6.3865e-02  -2.9249e-02   1.1537e-02  -4.9889e-02  -7.7716e-02   8.9150e-02   8.1781e-02  -5.7164e-02  -2.0491e-02  -2.0503e-02  -5.7172e-02   8.1784e-02   8.9150e-02  -7.7717e-02  -4.9898e-02   1.1558e-02  -2.9219e-02   6.3834e-02   8.4990e-02  -8.8229e-02  -7.2867e-02   4.2144e-02   2.5373e-03   3.7604e-02   6.9817e-02  -8.7314e-02  -8.6406e-02   6.7285e-02   3.3983e-02   6.4812e-03   4.5579e-02  -7.5070e-02  -8.8740e-02   8.3708e-02   6.1035e-02  -2.5499e-02   1.5409e-02  -5.3070e-02  -7.9547e-02   8.9262e-02   8.0168e-02  -5.4181e-02  -1.6779e-02  -2.4159e-02  -6.0006e-02   8.3209e-02   8.8881e-02  -7.5827e-02  -4.6798e-02   7.9100e-03  -3.2644e-02   6.6321e-02   8.6026e-02  -8.7608e-02  -7.0736e-02   3.8963e-02  -1.0176e-03   4.0783e-02   7.1958e-02  -8.7975e-02  -8.5462e-02   6.4949e-02   3.0756e-02   9.9143e-03   4.8496e-02  -7.6864e-02  -8.9043e-02   8.2470e-02   5.8529e-02  -2.2263e-02   1.8691e-02  -5.5709e-02  -8.0995e-02   8.9226e-02   7.8668e-02  -5.1547e-02  -1.3571e-02  -2.7261e-02  -6.2353e-02   8.4316e-02   8.8528e-02  -7.4102e-02  -4.4075e-02   4.7706e-03  -3.5538e-02   6.8365e-02   8.6800e-02  -8.6964e-02  -6.8823e-02   3.6196e-02  -4.0492e-03   4.3441e-02   7.3690e-02  -8.8430e-02  -8.4559e-02   6.2893e-02   2.7993e-02   1.2797e-02   5.0894e-02  -7.8281e-02  -8.9197e-02   8.1346e-02   5.6381e-02  -1.9555e-02   2.1383e-02  -5.7823e-02  -8.2098e-02   8.9105e-02   7.7370e-02  -4.9363e-02  -1.0975e-02  -2.9719e-02  -6.4163e-02   8.5114e-02   8.8169e-02  -7.2687e-02  -4.1924e-02   2.3502e-03  -3.7717e-02   6.9854e-02   8.7310e-02  -8.6416e-02  -6.7365e-02   3.4160e-02  -6.2201e-03   4.5291e-02   7.4847e-02  -8.8681e-02  -8.3891e-02   6.1487e-02   2.6175e-02   1.4629e-02   5.2359e-02  -7.9098e-02  -8.9238e-02   8.0656e-02   5.5157e-02  -1.8093e-02   2.2760e-02  -5.8837e-02  -8.2579e-02   8.9015e-02   7.6804e-02  -4.8511e-02  -1.0067e-02  -3.0476e-02  -6.4636e-02   8.5270e-02   8.8075e-02  -7.2475e-02  -4.1743e-02   2.3077e-03  -3.7596e-02   6.9646e-02   8.7172e-02  -8.6543e-02  -6.7914e-02   3.5183e-02  -4.8287e-03   4.3808e-02   7.3684e-02  -8.8298e-02  -8.4676e-02   6.3624e-02   2.9539e-02   1.0528e-02   4.8349e-02  -7.6229e-02  -8.8587e-02   8.3080e-02   6.1044e-02  -2.7153e-02   1.1599e-02  -4.7393e-02  -7.3228e-02   8.4348e-02   7.9144e-02  -6.5924e-02</text:p>
          </table:table-cell>
        </table:table-row>
        <table:table-row table:style-name="ro2">
          <table:table-cell table:style-name="ce21" office:value-type="string">
            <text:p>2.5908e-02  -6.0129e-02  -8.5226e-02   9.1446e-02   7.6492e-02  -4.3904e-02  -1.4485e-03  -4.0941e-02  -7.3511e-02   8.8898e-02   8.3742e-02  -5.9388e-02  -2.1518e-02  -2.1178e-02  -5.8982e-02   8.3346e-02   8.8803e-02  -7.4176e-02  -4.2816e-02   1.8286e-03  -3.9542e-02   7.1991e-02   8.8241e-02  -8.4666e-02  -6.2093e-02   2.5604e-02  -1.6610e-02   5.5090e-02   8.1225e-02  -8.9178e-02  -7.7182e-02   4.7933e-02   7.9768e-03   3.3754e-02   6.7939e-02  -8.6948e-02  -8.6546e-02   6.6830e-02   3.2206e-02   9.5978e-03   4.9256e-02  -7.7928e-02  -8.9224e-02   8.0633e-02   5.4072e-02  -1.5466e-02   2.6582e-02  -6.2707e-02  -8.4862e-02   8.8118e-02   7.1752e-02  -3.9412e-02   1.6996e-03  -4.2431e-02  -7.3716e-02   8.8594e-02   8.3756e-02  -6.0282e-02  -2.3395e-02  -1.8694e-02  -5.6623e-02   8.1956e-02   8.9058e-02  -7.6351e-02  -4.6665e-02   6.6019e-03  -3.4928e-02   6.8690e-02   8.7178e-02  -8.6283e-02  -6.6204e-02   3.1408e-02  -1.0369e-02   4.9841e-02   7.8232e-02  -8.9235e-02  -8.0403e-02   5.3701e-02   1.5065e-02   2.6918e-02   6.2918e-02  -8.4936e-02  -8.8080e-02   7.1652e-02   3.9303e-02   1.7786e-03   4.2464e-02  -7.3714e-02  -8.8587e-02   8.3778e-02   6.0358e-02  -2.3530e-02   1.8525e-02  -5.6465e-02  -8.1861e-02   8.9073e-02   7.6500e-02  -4.6936e-02  -6.9469e-03  -3.4584e-02  -6.8434e-02   8.7085e-02   8.6395e-02  -6.6518e-02  -3.1869e-02  -9.8569e-03  -4.9393e-02   7.7961e-02   8.9216e-02  -8.0660e-02  -5.4194e-02   1.5695e-02  -2.6289e-02   6.2435e-02   8.4719e-02  -8.8192e-02  -7.2085e-02   3.9974e-02  -1.0118e-03   4.1772e-02   7.3259e-02  -8.8482e-02  -8.4062e-02   6.0981e-02   2.4363e-02   1.7662e-02   5.5767e-02  -8.1492e-02  -8.9128e-02   7.6981e-02   4.7747e-02  -7.9160e-03   3.3672e-02  -6.7786e-02  -8.6855e-02   8.6648e-02   6.7210e-02  -3.2857e-02   8.7882e-03  -4.8482e-02  -7.7417e-02   8.9171e-02   8.1138e-02  -5.5100e-02  -1.6836e-02  -2.5163e-02  -6.1579e-02   8.4331e-02   8.8372e-02  -7.2805e-02  -4.1085e-02   2.5100e-04  -4.0639e-02   7.2512e-02   8.8299e-02  -8.4497e-02  -6.1951e-02   2.5663e-02  -1.6317e-02   5.4677e-02   8.0909e-02  -8.9194e-02  -7.7697e-02   4.8967e-02   9.3776e-03   3.2291e-02   6.6798e-02  -8.6491e-02  -8.7004e-02   6.8224e-02   3.4317e-02   7.1983e-03   4.7117e-02  -7.6588e-02  -8.9079e-02   8.1822e-02   5.6426e-02  -1.8522e-02   2.3486e-02  -6.0288e-02  -8.3726e-02   8.8608e-02   7.3852e-02  -4.2730e-02  -2.1410e-03  -3.8921e-02  -7.1359e-02   8.7985e-02   8.5119e-02  -6.3397e-02  -2.7633e-02  -1.4251e-02  -5.2976e-02   7.9968e-02   8.9251e-02  -7.8771e-02  -5.0853e-02   1.1678e-02  -3.0080e-02   6.5177e-02   8.5849e-02  -8.7523e-02  -6.9832e-02   3.6694e-02  -4.5579e-03   4.4798e-02   7.5130e-02  -8.8848e-02  -8.2925e-02   5.8675e-02   2.1463e-02   2.0486e-02   5.7906e-02  -8.2534e-02  -8.8938e-02   7.5712e-02   4.5784e-02  -5.7627e-03   3.5521e-02  -6.8967e-02  -8.7211e-02   8.6244e-02   6.6293e-02  -3.1763e-02   9.7398e-03  -4.9087e-02  -7.7638e-02   8.9141e-02   8.1094e-02  -5.5290e-02  -1.7404e-02  -2.4256e-02  -6.0588e-02   8.3680e-02   8.8544e-02  -7.4181e-02  -4.3777e-02   3.9775e-03  -3.6584e-02   6.9186e-02   8.6912e-02  -8.6133e-02  -6.7242e-02   3.4514e-02  -4.9036e-03   4.2600e-02   7.0768e-02  -8.3893e-02  -7.9869e-02   6.7001e-02</text:p>
          </table:table-cell>
        </table:table-row>
        <table:table-row table:style-name="ro2">
          <table:table-cell table:style-name="ce21" office:value-type="string">
            <text:p>2.6727e-02  -6.1637e-02  -8.6390e-02   9.0926e-02   7.3305e-02  -3.7931e-02   6.3472e-03  -4.8653e-02  -7.8771e-02   8.9563e-02   7.8615e-02  -4.8730e-02  -7.2022e-03  -3.5967e-02  -7.0459e-02   8.8085e-02   8.4706e-02  -6.1186e-02  -2.3157e-02  -2.0335e-02  -5.8980e-02   8.3642e-02   8.8515e-02  -7.2474e-02  -3.9330e-02  -3.0806e-03  -4.4750e-02   7.5861e-02   8.9096e-02  -8.1352e-02  -5.4467e-02   1.4776e-02  -2.8382e-02   6.4860e-02   8.6091e-02  -8.7094e-02  -6.7642e-02   3.2311e-02  -1.0601e-02   5.1020e-02   7.9463e-02  -8.9261e-02  -7.8122e-02   4.8663e-02   7.7962e-03   3.4895e-02   6.9403e-02  -8.7643e-02  -8.5342e-02   6.3045e-02   2.5979e-02   1.7172e-02   5.6297e-02  -8.2235e-02  -8.8913e-02   7.4770e-02   4.3120e-02  -1.3762e-03   4.0689e-02  -7.3227e-02  -8.8623e-02   8.3276e-02   5.8439e-02  -1.9926e-02   2.3248e-02  -6.0981e-02  -8.4444e-02   8.8149e-02   7.1231e-02  -3.7648e-02   4.7407e-03  -4.6020e-02  -7.6533e-02   8.9144e-02   8.0905e-02  -5.3744e-02  -1.4014e-02  -2.8993e-02  -6.5218e-02   8.6192e-02   8.7011e-02  -6.7484e-02  -3.2178e-02  -1.0651e-02  -5.0989e-02   7.9405e-02   8.9257e-02  -7.8241e-02  -4.8935e-02   8.1903e-03  -3.4469e-02   6.9070e-02   8.7526e-02  -8.5523e-02  -6.3530e-02   2.6688e-02  -1.6391e-02   5.5638e-02   8.1882e-02  -8.8989e-02  -7.5298e-02   4.4011e-02   2.4395e-03   3.9702e-02   7.2565e-02  -8.8471e-02  -8.3704e-02   5.9378e-02   2.1178e-02   2.1970e-02   5.9985e-02  -8.3983e-02  -8.8360e-02   7.2092e-02   3.8981e-02   3.2364e-03   4.4698e-02  -7.5716e-02  -8.9046e-02   8.1573e-02   5.5045e-02  -1.5658e-02   2.7386e-02  -6.4032e-02  -8.5721e-02   8.7387e-02   6.8641e-02  -3.3862e-02   8.8254e-03  -4.9451e-02  -7.8527e-02   8.9262e-02   7.9149e-02  -5.0552e-02  -1.0148e-02  -3.2625e-02  -6.7778e-02   8.7103e-02   8.6087e-02  -6.4968e-02  -2.8678e-02  -1.4308e-02  -5.3953e-02   8.0999e-02   8.9132e-02  -7.6454e-02  -4.5924e-02   4.6727e-03  -3.7669e-02   7.1216e-02   8.8136e-02  -8.4480e-02  -6.1101e-02   2.3459e-02  -1.9659e-02   5.8188e-02   8.3133e-02  -8.8672e-02  -7.3514e-02   4.1197e-02  -7.3535e-04   4.2495e-02   7.4337e-02  -8.8829e-02  -8.2589e-02   5.7076e-02   1.8244e-02   2.4845e-02   6.2136e-02  -8.4927e-02  -8.7902e-02   7.0367e-02   3.6415e-02   6.0325e-03   4.7072e-02  -7.7129e-02  -8.9193e-02   8.0451e-02   5.2943e-02  -1.3088e-02   2.9819e-02  -6.5771e-02  -8.6383e-02   8.6850e-02   6.7065e-02  -3.1643e-02   1.1156e-02  -5.1353e-02  -7.9576e-02   8.9248e-02   7.8116e-02  -4.8778e-02  -8.0721e-03  -3.4513e-02  -6.9054e-02   8.7504e-02   8.5565e-02  -6.3694e-02  -2.6987e-02  -1.6004e-02  -5.5265e-02   8.1655e-02   8.9031e-02  -7.5679e-02  -4.4713e-02   3.3428e-03  -3.8802e-02   7.1915e-02   8.8296e-02  -8.4139e-02  -6.0417e-02   2.2651e-02  -2.0376e-02   5.8662e-02   8.3314e-02  -8.8611e-02  -7.3331e-02   4.1032e-02  -7.8238e-04   4.2407e-02   7.4189e-02  -8.8768e-02  -8.2778e-02   5.7622e-02   1.9139e-02   2.3757e-02   6.1145e-02  -8.4395e-02  -8.8158e-02   7.1593e-02   3.8551e-02   3.3365e-03   4.4423e-02  -7.5279e-02  -8.8863e-02   8.2122e-02   5.6668e-02  -1.8377e-02   2.3991e-02  -6.0824e-02  -8.3865e-02   8.8079e-02   7.2756e-02  -4.1604e-02  -1.8203e-03  -3.7631e-02  -6.8116e-02   8.3301e-02   8.0523e-02  -6.8048e-02</text:p>
          </table:table-cell>
        </table:table-row>
        <table:table-row table:style-name="ro2">
          <table:table-cell table:style-name="ce21" office:value-type="string">
            <text:p>2.7551e-02  -6.3124e-02  -8.7453e-02   9.0197e-02   6.9846e-02  -3.1751e-02   1.4095e-02  -5.5886e-02  -8.3043e-02   8.8839e-02   7.2010e-02  -3.6981e-02   7.3028e-03  -4.9658e-02  -7.9467e-02   8.9313e-02   7.6798e-02  -4.5109e-02  -2.1952e-03  -4.1233e-02  -7.4371e-02   8.8998e-02   8.1511e-02  -5.3796e-02  -1.2749e-02  -3.1442e-02  -6.7830e-02   8.7414e-02   8.5361e-02  -6.2195e-02  -2.3657e-02  -2.0720e-02  -5.9969e-02   8.4400e-02   8.7988e-02  -6.9858e-02  -3.4492e-02  -9.3797e-03  -5.0932e-02   7.9920e-02   8.9201e-02  -7.6493e-02  -4.4933e-02   2.3047e-03  -4.0888e-02   7.4006e-02   8.8892e-02  -8.1887e-02  -5.4717e-02   1.4078e-02  -3.0025e-02   6.6735e-02   8.7017e-02  -8.5882e-02  -6.3614e-02   2.5693e-02  -1.8548e-02   5.8223e-02   8.3574e-02  -8.8367e-02  -7.1423e-02   3.6915e-02  -6.6718e-03   4.8616e-02   7.8604e-02  -8.9264e-02  -7.7975e-02   4.7516e-02   5.3763e-03   3.8084e-02   7.2182e-02  -8.8536e-02  -8.3127e-02   5.7287e-02   1.7367e-02   2.6820e-02   6.4415e-02  -8.6179e-02  -8.6765e-02   6.6031e-02   2.9072e-02   1.5030e-02   5.5439e-02  -8.2225e-02  -8.8809e-02   7.3575e-02   4.0265e-02   2.9358e-03   4.5415e-02  -7.6737e-02  -8.9209e-02   7.9768e-02   5.0733e-02  -9.2369e-03   3.4527e-02  -6.9810e-02  -8.7947e-02   8.4484e-02   6.0272e-02  -2.1258e-02   2.2976e-02  -6.1567e-02  -8.5039e-02   8.7627e-02   6.8698e-02  -3.2899e-02   1.0977e-02  -5.2158e-02  -8.0531e-02   8.9131e-02   7.5846e-02  -4.3939e-02  -1.2444e-03  -4.1755e-02  -7.4503e-02   8.8960e-02   8.1576e-02  -5.4166e-02  -1.3459e-02  -3.0553e-02  -6.7063e-02   8.7111e-02   8.5774e-02  -6.3383e-02  -2.5434e-02  -1.8758e-02  -5.8346e-02   8.3612e-02   8.8355e-02  -7.1412e-02  -3.6942e-02  -6.5945e-03  -4.8512e-02   7.8523e-02   8.9263e-02  -7.8096e-02  -4.7764e-02   5.7099e-03  -3.7745e-02   7.1936e-02   8.8475e-02  -8.3303e-02  -5.7690e-02   1.7921e-02  -2.6244e-02   6.3970e-02   8.6000e-02  -8.6928e-02  -6.6529e-02   2.9808e-02  -1.4227e-02   5.4770e-02   8.1876e-02  -8.8896e-02  -7.4108e-02   4.1141e-02  -1.9182e-03   4.4506e-02   7.6177e-02  -8.9162e-02  -8.0277e-02   5.1703e-02   1.0448e-02   3.3369e-02   6.9001e-02  -8.7711e-02  -8.4910e-02   6.1287e-02   2.2636e-02   2.1565e-02   6.0478e-02  -8.4561e-02  -8.7910e-02   6.9706e-02   3.4412e-02   9.3170e-03   5.0761e-02  -7.9762e-02  -8.9209e-02   7.6790e-02   4.5550e-02  -3.1464e-03   4.0027e-02  -7.3390e-02  -8.8768e-02   8.2393e-02   5.5831e-02  -1.5590e-02   2.8470e-02  -6.5553e-02  -8.6577e-02   8.6393e-02   6.5050e-02  -2.7776e-02   1.6299e-02  -5.6380e-02  -8.2655e-02   8.8693e-02   7.3019e-02  -3.9472e-02   3.7335e-03  -4.6023e-02  -7.7048e-02   8.9221e-02   7.9566e-02  -5.0451e-02  -9.0001e-03  -3.4648e-02  -6.9822e-02   8.7925e-02   8.4539e-02  -6.0496e-02  -2.1677e-02  -2.2431e-02  -6.1056e-02   8.4771e-02   8.7795e-02  -6.9399e-02  -3.4080e-02  -9.5399e-03  -5.0826e-02   7.9721e-02   8.9196e-02  -7.6960e-02  -4.6008e-02   3.8819e-03  -3.9171e-02   7.2697e-02   8.8572e-02  -8.2974e-02  -5.7291e-02   1.7771e-02  -2.6008e-02   6.3476e-02   8.5622e-02  -8.7168e-02  -6.7817e-02   3.2289e-02  -1.0854e-02   5.1303e-02   7.9495e-02  -8.8897e-02  -7.7530e-02   4.8369e-02   8.5337e-03   3.2509e-02   6.5278e-02  -8.2572e-02  -8.1106e-02   6.9064e-02</text:p>
          </table:table-cell>
        </table:table-row>
        <table:table-row table:style-name="ro2">
          <table:table-cell table:style-name="ce21" office:value-type="string">
            <text:p>2.8380e-02  -6.4588e-02  -8.8413e-02   8.9261e-02   6.6126e-02  -2.5397e-02   2.1738e-02  -6.2567e-02  -8.6274e-02   8.6737e-02   6.4050e-02  -2.4403e-02   2.1616e-02  -6.1834e-02  -8.5690e-02   8.6978e-02   6.5431e-02  -2.6756e-02   1.8890e-02  -5.9563e-02  -8.4658e-02   8.7654e-02   6.7803e-02  -3.0303e-02   1.5068e-02  -5.6504e-02  -8.3240e-02   8.8344e-02   7.0506e-02  -3.4373e-02   1.0669e-02  -5.2936e-02  -8.1471e-02   8.8886e-02   7.3271e-02  -3.8679e-02   5.9243e-03  -4.8988e-02  -7.9367e-02   8.9204e-02   7.5961e-02  -4.3069e-02   9.5876e-04  -4.4735e-02  -7.6941e-02   8.9255e-02   7.8497e-02  -4.7453e-02  -4.1481e-03  -4.0226e-02  -7.4205e-02   8.9013e-02   8.0828e-02  -5.1768e-02  -9.3397e-03  -3.5498e-02  -7.1169e-02   8.8463e-02   8.2918e-02  -5.5968e-02  -1.4572e-02  -3.0584e-02  -6.7844e-02   8.7595e-02   8.4739e-02  -6.0017e-02  -1.9809e-02  -2.5509e-02  -6.4245e-02   8.6404e-02   8.6273e-02  -6.3885e-02  -2.5018e-02  -2.0302e-02  -6.0384e-02   8.4890e-02   8.7502e-02  -6.7546e-02  -3.0170e-02  -1.4986e-02  -5.6276e-02   8.3053e-02   8.8414e-02  -7.0977e-02  -3.5239e-02  -9.5848e-03  -5.1937e-02   8.0897e-02   8.9001e-02  -7.4159e-02  -4.0199e-02  -4.1233e-03  -4.7382e-02   7.8427e-02   8.9254e-02  -7.7074e-02  -4.5028e-02   1.3756e-03  -4.2631e-02   7.5649e-02   8.9169e-02  -7.9707e-02  -4.9702e-02   6.8887e-03  -3.7700e-02   7.2572e-02   8.8742e-02  -8.2043e-02  -5.4201e-02   1.2393e-02  -3.2609e-02   6.9207e-02   8.7972e-02  -8.4069e-02  -5.8504e-02   1.7866e-02  -2.7376e-02   6.5564e-02   8.6859e-02  -8.5775e-02  -6.2593e-02   2.3284e-02  -2.2022e-02   6.1655e-02   8.5404e-02  -8.7152e-02  -6.6448e-02   2.8627e-02  -1.6568e-02   5.7494e-02   8.3611e-02  -8.8190e-02  -7.0053e-02   3.3872e-02  -1.1033e-02   5.3096e-02   8.1483e-02  -8.8883e-02  -7.3391e-02   3.8997e-02  -5.4394e-03   4.8475e-02   7.9026e-02  -8.9226e-02  -7.6447e-02   4.3983e-02   1.9242e-04   4.3647e-02   7.6247e-02  -8.9213e-02  -7.9208e-02   4.8808e-02   5.8411e-03   3.8629e-02   7.3153e-02  -8.8842e-02  -8.1659e-02   5.3453e-02   1.1486e-02   3.3437e-02   6.9752e-02  -8.8111e-02  -8.3789e-02   5.7898e-02   1.7105e-02   2.8090e-02   6.6054e-02  -8.7017e-02  -8.5585e-02   6.2126e-02   2.2680e-02   2.2602e-02   6.2067e-02  -8.5560e-02  -8.7037e-02   6.6119e-02   2.8189e-02   1.6992e-02   5.7801e-02  -8.3739e-02  -8.8135e-02   6.9859e-02   3.3614e-02   1.1276e-02   5.3264e-02  -8.1553e-02  -8.8868e-02   7.3331e-02   3.8937e-02   5.4666e-03   4.8463e-02  -7.9000e-02  -8.9226e-02   7.6517e-02   4.4142e-02  -4.2266e-04   4.3403e-02  -7.6074e-02  -8.9197e-02   7.9403e-02   4.9213e-02  -6.3839e-03   3.8082e-02  -7.2766e-02  -8.8764e-02   8.1973e-02   5.4141e-02  -1.2415e-02   3.2492e-02  -6.9060e-02  -8.7908e-02   8.4209e-02   5.8918e-02  -1.8526e-02   2.6609e-02  -6.4920e-02  -8.6595e-02   8.6091e-02   6.3548e-02  -2.4746e-02   2.0379e-02  -6.0282e-02  -8.4767e-02   8.7589e-02   6.8045e-02  -3.1143e-02   1.3687e-02  -5.5012e-02  -8.2308e-02   8.8650e-02   7.2456e-02  -3.7878e-02   6.2778e-03  -4.8804e-02  -7.8951e-02   8.9143e-02   7.6883e-02  -4.5345e-02  -2.5279e-03  -4.0806e-02  -7.3871e-02   8.8576e-02   8.1517e-02  -5.4755e-02  -1.5198e-02  -2.7253e-02  -6.2265e-02   8.1709e-02   8.1619e-02  -7.0051e-02</text:p>
          </table:table-cell>
        </table:table-row>
        <table:table-row table:style-name="ro2">
          <table:table-cell table:style-name="ce21" office:value-type="string">
            <text:p>2.9213e-02  -6.6028e-02  -8.9267e-02   8.8118e-02   6.2158e-02  -1.8904e-02   2.9216e-02  -6.8630e-02  -8.8422e-02   8.3287e-02   5.4885e-02  -1.1278e-02   3.5359e-02  -7.2121e-02  -8.8908e-02   8.1173e-02   5.1118e-02  -7.0519e-03   3.8912e-02  -7.4184e-02  -8.9135e-02   7.9710e-02   4.8519e-02  -4.0981e-03   4.1423e-02  -7.5638e-02  -8.9237e-02   7.8537e-02   4.6466e-02  -1.7631e-03   4.3410e-02  -7.6775e-02  -8.9272e-02   7.7519e-02   4.4716e-02   2.2087e-04   4.5092e-02  -7.7723e-02  -8.9264e-02   7.6593e-02   4.3153e-02   1.9846e-03   4.6580e-02  -7.8546e-02  -8.9224e-02   7.5725e-02   4.1711e-02   3.5998e-03   4.7933e-02  -7.9282e-02  -8.9160e-02   7.4896e-02   4.0355e-02   5.1093e-03   4.9188e-02  -7.9952e-02  -8.9075e-02   7.4092e-02   3.9060e-02   6.5402e-03   5.0369e-02  -8.0570e-02  -8.8972e-02   7.3306e-02   3.7811e-02   7.9105e-03   5.1491e-02  -8.1145e-02  -8.8852e-02   7.2531e-02   3.6597e-02   9.2325e-03   5.2565e-02  -8.1683e-02  -8.8717e-02   7.1764e-02   3.5411e-02   1.0515e-02   5.3598e-02  -8.2191e-02  -8.8566e-02   7.1002e-02   3.4247e-02   1.1765e-02   5.4596e-02  -8.2670e-02  -8.8402e-02   7.0243e-02   3.3101e-02   1.2986e-02   5.5563e-02  -8.3125e-02  -8.8225e-02   6.9485e-02   3.1971e-02   1.4182e-02   5.6502e-02  -8.3556e-02  -8.8034e-02   6.8728e-02   3.0854e-02   1.5355e-02   5.7416e-02  -8.3965e-02  -8.7831e-02   6.7970e-02   2.9749e-02   1.6508e-02   5.8306e-02  -8.4353e-02  -8.7616e-02   6.7212e-02   2.8655e-02   1.7642e-02   5.9173e-02  -8.4722e-02  -8.7389e-02   6.6454e-02   2.7571e-02   1.8757e-02   6.0019e-02  -8.5072e-02  -8.7151e-02   6.5695e-02   2.6498e-02   1.9854e-02   6.0844e-02  -8.5404e-02  -8.6903e-02   6.4936e-02   2.5435e-02   2.0933e-02   6.1649e-02  -8.5719e-02  -8.6645e-02   6.4178e-02   2.4383e-02   2.1994e-02   6.2432e-02  -8.6016e-02  -8.6378e-02   6.3421e-02   2.3343e-02   2.3036e-02   6.3196e-02  -8.6296e-02  -8.6102e-02   6.2666e-02   2.2316e-02   2.4058e-02   6.3937e-02  -8.6559e-02  -8.5819e-02   6.1916e-02   2.1303e-02   2.5059e-02   6.4657e-02  -8.6806e-02  -8.5529e-02   6.1172e-02   2.0307e-02   2.6036e-02   6.5354e-02  -8.7037e-02  -8.5235e-02   6.0436e-02   1.9331e-02   2.6988e-02   6.6026e-02  -8.7251e-02  -8.4937e-02   5.9711e-02   1.8378e-02   2.7911e-02   6.6671e-02  -8.7448e-02  -8.4639e-02   5.9002e-02   1.7454e-02   2.8800e-02   6.7287e-02  -8.7629e-02  -8.4342e-02   5.8314e-02   1.6565e-02   2.9649e-02   6.7869e-02  -8.7793e-02  -8.4051e-02   5.7654e-02   1.5720e-02   3.0450e-02   6.8412e-02  -8.7938e-02  -8.3770e-02   5.7033e-02   1.4932e-02   3.1189e-02   6.8907e-02  -8.8065e-02  -8.3507e-02   5.6464e-02   1.4220e-02   3.1849e-02   6.9342e-02  -8.8171e-02  -8.3272e-02   5.5969e-02   1.3612e-02   3.2403e-02   6.9700e-02  -8.8252e-02  -8.3080e-02   5.5580e-02   1.3150e-02   3.2807e-02   6.9947e-02  -8.8302e-02  -8.2955e-02   5.5352e-02   1.2909e-02   3.2986e-02   7.0030e-02  -8.8307e-02  -8.2937e-02   5.5379e-02   1.3023e-02   3.2796e-02   6.9838e-02  -8.8231e-02  -8.3100e-02   5.5850e-02   1.3771e-02   3.1928e-02   6.9118e-02  -8.7978e-02  -8.3587e-02   5.7199e-02   1.5853e-02   2.9531e-02   6.7083e-02  -8.7122e-02  -8.4677e-02   6.0714e-02   2.1773e-02   2.1886e-02   5.9085e-02  -8.0715e-02  -8.2062e-02   7.1008e-02</text:p>
          </table:table-cell>
        </table:table-row>
        <table:table-row table:style-name="ro2">
          <table:table-cell table:style-name="ce21" office:value-type="string">
            <text:p>3.0050e-02  -6.7442e-02  -9.0013e-02   8.6770e-02   5.7957e-02  -1.2308e-02   3.6474e-02  -7.4013e-02  -8.9459e-02   7.8543e-02   4.4686e-02   2.1001e-03   4.8172e-02  -8.0204e-02  -8.9008e-02   7.2129e-02   3.4502e-02   1.3008e-02   5.6747e-02  -8.4184e-02  -8.7493e-02   6.5764e-02   2.5242e-02   2.2474e-02   6.3756e-02  -8.6833e-02  -8.5142e-02   5.9184e-02   1.6372e-02   3.1093e-02   6.9697e-02  -8.8462e-02  -8.2060e-02   5.2324e-02   7.7172e-03   3.9076e-02   7.4761e-02  -8.9204e-02  -7.8310e-02   4.5180e-02  -7.7273e-04   4.6502e-02   7.9031e-02  -8.9130e-02  -7.3942e-02   3.7778e-02  -9.0984e-03   5.3392e-02   8.2542e-02  -8.8286e-02  -6.9001e-02   3.0155e-02  -1.7236e-02   5.9740e-02   8.5311e-02  -8.6706e-02  -6.3532e-02   2.2358e-02  -2.5149e-02   6.5530e-02   8.7346e-02  -8.4421e-02  -5.7584e-02   1.4438e-02  -3.2795e-02   7.0740e-02   8.8651e-02  -8.1460e-02  -5.1203e-02   6.4499e-03  -4.0129e-02   7.5345e-02   8.9231e-02  -7.7857e-02  -4.4443e-02  -1.5504e-03  -4.7104e-02   7.9324e-02   8.9093e-02  -7.3646e-02  -3.7356e-02  -9.5053e-03  -5.3676e-02   8.2656e-02   8.8246e-02  -6.8865e-02  -2.9998e-02  -1.7357e-02  -5.9800e-02   8.5322e-02   8.6704e-02  -6.3555e-02  -2.2425e-02  -2.5048e-02  -6.5435e-02   8.7310e-02   8.4485e-02  -5.7761e-02  -1.4697e-02  -3.2523e-02  -7.0543e-02   8.8609e-02   8.1612e-02  -5.1530e-02  -6.8736e-03  -3.9726e-02  -7.5090e-02   8.9216e-02   7.8109e-02  -4.4912e-02   9.8634e-04  -4.6605e-02  -7.9044e-02   8.9129e-02   7.4009e-02  -3.7961e-02   8.8223e-03  -5.3110e-02  -8.2379e-02   8.8354e-02   6.9346e-02  -3.0730e-02   1.6575e-02  -5.9193e-02  -8.5074e-02   8.6902e-02   6.4159e-02  -2.3278e-02   2.4185e-02  -6.4810e-02  -8.7111e-02   8.4786e-02   5.8491e-02  -1.5662e-02   3.1595e-02  -6.9920e-02  -8.8480e-02   8.2028e-02   5.2389e-02  -7.9415e-03   3.8750e-02  -7.4488e-02  -8.9172e-02   7.8651e-02   4.5901e-02  -1.7729e-04   4.5596e-02  -7.8482e-02  -8.9188e-02   7.4687e-02   3.9080e-02   7.5708e-03   5.2082e-02  -8.1875e-02  -8.8531e-02   7.0170e-02   3.1982e-02   1.5243e-02   5.8160e-02  -8.4644e-02  -8.7212e-02   6.5139e-02   2.4663e-02   2.2780e-02   6.3787e-02  -8.6773e-02  -8.5246e-02   5.9638e-02   1.7184e-02   3.0123e-02   6.8922e-02  -8.8252e-02  -8.2656e-02   5.3716e-02   9.6051e-03   3.7217e-02   7.3529e-02  -8.9075e-02  -7.9469e-02   4.7424e-02   1.9884e-03   4.4007e-02   7.7577e-02  -8.9245e-02  -7.5719e-02   4.0819e-02  -5.6024e-03   5.0441e-02   8.1042e-02  -8.8770e-02  -7.1447e-02   3.3963e-02  -1.3102e-02   5.6470e-02   8.3904e-02  -8.7668e-02  -6.6702e-02   2.6924e-02  -2.0446e-02   6.2048e-02   8.6152e-02  -8.5964e-02  -6.1543e-02   1.9775e-02  -2.7564e-02   6.7131e-02   8.7781e-02  -8.3699e-02  -5.6040e-02   1.2601e-02  -3.4383e-02   7.1682e-02   8.8800e-02  -8.0926e-02  -5.0284e-02   5.5016e-03  -4.0822e-02   7.5662e-02   8.9231e-02  -7.7728e-02  -4.4397e-02  -1.3909e-03  -4.6778e-02   7.9033e-02   8.9121e-02  -7.4235e-02  -3.8566e-02  -7.8808e-03  -5.2104e-02   8.1749e-02   8.8560e-02  -7.0675e-02  -3.3122e-02  -1.3610e-02  -5.6518e-02   8.3714e-02   8.7726e-02  -6.7537e-02  -2.8819e-02  -1.7696e-02  -5.9239e-02   8.4555e-02   8.6978e-02  -6.6200e-02  -2.8224e-02  -1.6429e-02  -5.5746e-02   7.9591e-02   8.2436e-02  -7.1937e-02</text:p>
          </table:table-cell>
        </table:table-row>
        <table:table-row table:style-name="ro2">
          <table:table-cell table:style-name="ce21" office:value-type="string">
            <text:p>3.0891e-02  -6.8829e-02  -9.0650e-02   8.5219e-02   5.3537e-02  -5.6432e-03   4.3457e-02  -7.8662e-02  -8.9370e-02   7.2577e-02   3.3646e-02   1.5431e-02   5.9715e-02  -8.5836e-02  -8.5984e-02   6.0206e-02   1.6332e-02   3.2411e-02   7.1389e-02  -8.8939e-02  -7.9844e-02   4.6864e-02  -1.1094e-04   4.7034e-02   7.9899e-02  -8.8915e-02  -7.1416e-02   3.2637e-02  -1.5856e-02   5.9616e-02   8.5623e-02  -8.6147e-02  -6.1045e-02   1.7795e-02  -3.0739e-02   7.0131e-02   8.8680e-02  -8.0882e-02  -4.9063e-02   2.6770e-03  -4.4499e-02   7.8462e-02   8.9135e-02  -7.3356e-02  -3.5814e-02  -1.2351e-02  -5.6849e-02   8.4483e-02   8.7062e-02  -6.3825e-02  -2.1665e-02  -2.6916e-02  -6.7516e-02   8.8101e-02   8.2574e-02  -5.2576e-02  -6.9982e-03  -4.0651e-02  -7.6254e-02   8.9264e-02   7.5829e-02  -3.9931e-02   7.7948e-03  -5.3210e-02  -8.2864e-02   8.7976e-02   6.7033e-02  -2.6240e-02   2.2323e-02  -6.4274e-02  -8.7193e-02   8.4295e-02   5.6440e-02  -1.1876e-02   3.6204e-02  -7.3565e-02  -8.9148e-02   7.8342e-02   4.4346e-02   2.7756e-03   4.9075e-02  -8.0848e-02  -8.8693e-02   7.0288e-02   3.1081e-02   1.7323e-02   6.0600e-02  -8.5943e-02  -8.5854e-02   6.0360e-02   1.7006e-02   3.1380e-02   7.0481e-02  -8.8727e-02  -8.0721e-02   4.8832e-02   2.4961e-03   4.4578e-02   7.8463e-02  -8.9135e-02  -7.3438e-02   3.6016e-02  -1.2061e-02   5.6569e-02   8.4343e-02  -8.7167e-02  -6.4208e-02   2.2256e-02  -2.6278e-02   6.7040e-02   8.7972e-02  -8.2884e-02  -5.3282e-02   7.9209e-03  -3.9782e-02   7.5719e-02   8.9262e-02  -7.6406e-02  -4.0954e-02  -6.6087e-03  -5.2217e-02   8.2383e-02   8.8187e-02  -6.7913e-02  -2.7556e-02  -2.0948e-02  -6.3258e-02   8.6863e-02   8.4783e-02  -5.7634e-02  -1.3445e-02  -3.4720e-02  -7.2618e-02   8.9046e-02   7.9147e-02  -4.5847e-02   1.0065e-03  -4.7562e-02  -8.0057e-02   8.8883e-02   7.1434e-02  -3.2867e-02   1.5415e-02  -5.9140e-02  -8.5383e-02   8.6386e-02   6.1854e-02  -1.9039e-02   2.9403e-02  -6.9154e-02  -8.8465e-02   8.1628e-02   5.0666e-02  -4.7294e-03   4.2604e-02  -7.7346e-02  -8.9230e-02   7.4743e-02   3.8169e-02   9.6840e-03   5.4675e-02  -8.3509e-02  -8.7667e-02   6.5921e-02   2.4697e-02   2.3823e-02   6.5304e-02  -8.7491e-02  -8.3829e-02   5.5401e-02   1.0607e-02   3.7319e-02   7.4221e-02  -8.9198e-02  -7.7827e-02   4.3469e-02  -3.7280e-03   4.9823e-02   8.1202e-02  -8.8600e-02  -6.9833e-02   3.0445e-02  -1.7932e-02   6.1013e-02   8.6079e-02  -8.5730e-02  -6.0071e-02   1.6679e-02  -3.1635e-02   7.0610e-02   8.8742e-02  -8.0683e-02  -4.8813e-02   2.5397e-03  -4.4482e-02   7.8377e-02   8.9147e-02  -7.3618e-02  -3.6374e-02  -1.1597e-02  -5.6145e-02   8.4134e-02   8.7314e-02  -6.4752e-02  -2.3102e-02  -2.5354e-02  -6.6335e-02   8.7766e-02   8.3337e-02  -5.4359e-02  -9.3729e-03  -3.8369e-02  -7.4809e-02   8.9225e-02   7.7381e-02  -4.2771e-02   4.4146e-03  -5.0296e-02  -8.1384e-02   8.8549e-02   6.9699e-02  -3.0385e-02   1.7840e-02  -6.0818e-02  -8.5949e-02   8.5881e-02   6.0655e-02  -1.7684e-02   3.0443e-02  -6.9649e-02  -8.8497e-02   8.1520e-02   5.0798e-02  -5.3227e-03   4.1656e-02  -7.6505e-02  -8.9173e-02   7.6087e-02   4.1135e-02   5.5236e-03   5.0463e-02  -8.0907e-02  -8.8399e-02   7.1170e-02   3.4511e-02   1.0907e-02   5.2259e-02  -7.8341e-02  -8.2741e-02   7.2837e-02</text:p>
          </table:table-cell>
        </table:table-row>
        <table:table-row table:style-name="ro2">
          <table:table-cell table:style-name="ce21" office:value-type="string">
            <text:p>3.1736e-02  -7.0187e-02  -9.1175e-02   8.3468e-02   4.8915e-02   1.0524e-03   5.0111e-02  -8.2532e-02  -8.8157e-02   6.5481e-02   2.1971e-02   2.8415e-02   6.9684e-02  -8.8844e-02  -7.9943e-02   4.5879e-02  -2.5741e-03   5.0177e-02   8.2015e-02  -8.8152e-02  -6.6712e-02   2.4434e-02  -2.5455e-02   6.7382e-02   8.8283e-02  -8.1664e-02  -4.9612e-02   2.1218e-03  -4.6017e-02   7.9832e-02   8.8818e-02  -7.0195e-02  -2.9763e-02  -1.9908e-02  -6.3390e-02   8.7185e-02   8.3915e-02  -5.4604e-02  -8.3538e-03  -4.0483e-02  -7.6760e-02   8.9231e-02   7.4034e-02  -3.5888e-02   1.3380e-02  -5.8497e-02  -8.5485e-02   8.5985e-02   5.9845e-02  -1.5169e-02   3.4204e-02  -7.2981e-02  -8.9155e-02   7.7721e-02   4.2223e-02   6.3467e-03   5.2950e-02  -8.3160e-02  -8.7628e-02   6.4973e-02   2.2210e-02   2.7425e-02   6.8572e-02  -8.8499e-02  -8.1041e-02   4.8509e-02   9.6872e-04   4.6870e-02   8.0208e-02  -8.8732e-02  -6.9808e-02   2.9292e-02  -2.0285e-02   6.3586e-02   8.7220e-02  -8.3879e-02  -5.4597e-02   8.4305e-03  -4.0342e-02   7.6639e-02   8.9236e-02  -7.4240e-02  -3.6289e-02  -1.2882e-02  -5.8069e-02   8.5303e-02   8.6162e-02  -6.0384e-02  -1.5938e-02  -3.3435e-02  -7.2471e-02   8.9103e-02   7.8192e-02  -4.3109e-02   5.2979e-03  -5.2067e-02  -8.2742e-02   8.7842e-02   6.5791e-02  -2.3406e-02   2.6213e-02  -6.7730e-02  -8.8314e-02   8.1604e-02   4.9675e-02  -2.3945e-03   4.5626e-02  -7.9546e-02  -8.8884e-02   7.0755e-02   3.0762e-02   1.8736e-02   6.2444e-02  -8.6858e-02  -8.4432e-02   5.5918e-02   1.0127e-02   3.8793e-02   7.5727e-02  -8.9263e-02  -7.5221e-02   3.7939e-02  -1.1064e-02   5.6649e-02   8.4732e-02  -8.6638e-02  -6.1779e-02   1.7835e-02  -3.1618e-02   7.1303e-02   8.8962e-02  -7.9140e-02  -4.4871e-02  -3.2573e-03  -5.0380e-02   8.1940e-02   8.8191e-02  -6.7202e-02  -2.5456e-02  -2.4151e-02  -6.6299e-02   8.7970e-02   8.2471e-02  -5.1502e-02  -4.6276e-03  -4.3676e-02  -7.8491e-02   8.9066e-02   7.2136e-02  -3.2931e-02   1.6443e-02  -6.0739e-02  -8.6280e-02   8.5178e-02   5.7776e-02  -1.2534e-02   3.6577e-02  -7.4394e-02  -8.9242e-02   7.6537e-02   4.0203e-02   8.5422e-03   5.4650e-02  -8.3886e-02  -8.7226e-02   6.3640e-02   2.0410e-02   2.9120e-02   6.9661e-02  -8.8700e-02  -8.0361e-02   4.7220e-02  -4.9351e-04   4.8054e-02   8.0785e-02  -8.8584e-02  -6.9048e-02   2.8206e-02  -2.1339e-02   6.4299e-02   8.7419e-02  -8.3568e-02  -5.3936e-02   7.6652e-03  -4.0969e-02   7.6965e-02   8.9220e-02  -7.3956e-02  -3.5884e-02  -1.3254e-02  -5.8303e-02   8.5372e-02   8.6117e-02  -6.0311e-02  -1.5912e-02  -3.3391e-02  -7.2399e-02   8.9091e-02   7.8324e-02  -4.3421e-02   4.8604e-03  -5.1642e-02  -8.2511e-02   8.7962e-02   6.6320e-02  -2.4255e-02   2.5276e-02  -6.7021e-02  -8.8132e-02   8.2115e-02   5.0828e-02  -3.9057e-03   4.4214e-02  -7.8730e-02  -8.9033e-02   7.1964e-02   3.2780e-02   1.6471e-02   6.0655e-02  -8.6206e-02  -8.5290e-02   5.8202e-02   1.3268e-02   3.5723e-02   7.3755e-02  -8.9185e-02  -7.7311e-02   4.1792e-02  -6.4871e-03   5.2763e-02   8.2915e-02  -8.7774e-02  -6.5906e-02   2.4015e-02  -2.5128e-02   6.6603e-02   8.7884e-02  -8.2622e-02  -5.2522e-02   6.7534e-03  -4.0894e-02   7.6227e-02   8.8926e-02  -7.5586e-02  -4.0600e-02  -5.3400e-03  -4.8634e-02   7.6968e-02   8.2977e-02  -7.3708e-02</text:p>
          </table:table-cell>
        </table:table-row>
        <table:table-row table:style-name="ro2">
          <table:table-cell table:style-name="ce21" office:value-type="string">
            <text:p>3.2584e-02  -7.1517e-02  -9.1587e-02   8.1519e-02   4.4108e-02   7.7422e-03   5.6386e-02  -8.5582e-02  -8.5833e-02   5.7366e-02   9.8814e-03   4.0762e-02   7.7816e-02  -8.9135e-02  -7.1095e-02   2.9719e-02  -2.1364e-02   6.5408e-02   8.8026e-02  -8.1871e-02  -4.8998e-02   1.6341e-04  -4.8704e-02   8.1695e-02   8.8093e-02  -6.5841e-02  -2.2195e-02  -2.8651e-02  -7.0181e-02   8.8923e-02   7.8807e-02  -4.3131e-02   6.5260e-03  -5.4060e-02  -8.4067e-02   8.6833e-02   6.1471e-02  -1.6203e-02   3.4307e-02  -7.3705e-02  -8.9244e-02   7.5900e-02   3.7998e-02   1.2194e-02   5.8439e-02  -8.5779e-02  -8.5378e-02   5.7368e-02   1.0812e-02   3.9238e-02   7.6601e-02  -8.9203e-02  -7.2974e-02   3.3164e-02  -1.7362e-02   6.2276e-02   8.7068e-02  -8.3729e-02  -5.3342e-02   5.7253e-03  -4.3740e-02   7.9076e-02   8.8872e-02  -6.9967e-02  -2.8467e-02  -2.2224e-02  -6.5738e-02   8.8025e-02   8.1891e-02  -4.9318e-02  -8.2336e-04  -4.7936e-02  -8.1220e-02   8.8285e-02   6.6852e-02  -2.3841e-02   2.6864e-02  -6.8898e-02  -8.8695e-02   7.9866e-02   4.5262e-02   3.9481e-03   5.1884e-02  -8.3075e-02  -8.7459e-02   6.3622e-02   1.9255e-02   3.1324e-02   7.1795e-02  -8.9102e-02  -7.7660e-02   4.1163e-02  -8.6142e-03   5.5612e-02   8.4668e-02  -8.6409e-02  -6.0275e-02   1.4697e-02  -3.5621e-02   7.4449e-02   8.9261e-02  -7.5280e-02  -3.7018e-02  -1.3185e-02  -5.9134e-02   8.6010e-02   8.5144e-02  -5.6817e-02  -1.0165e-02  -3.9765e-02  -7.6870e-02   8.9183e-02   7.2735e-02  -3.2830e-02   1.7662e-02  -6.2458e-02  -8.7112e-02   8.3675e-02   5.3255e-02  -5.6626e-03   4.3755e-02  -7.9064e-02  -8.8878e-02   7.0034e-02   2.8609e-02   2.2041e-02   6.5584e-02  -8.7980e-02  -8.2011e-02   4.9600e-02   1.1974e-03   4.7590e-02   8.1035e-02  -8.8354e-02  -6.7189e-02   2.4364e-02  -2.6315e-02   6.8511e-02   8.8621e-02  -8.0163e-02  -4.5864e-02  -3.2187e-03  -5.1263e-02   8.2784e-02   8.7620e-02  -6.4214e-02  -2.0111e-02  -3.0474e-02  -7.1236e-02   8.9039e-02   7.8144e-02  -4.2065e-02   7.5708e-03  -5.4766e-02  -8.4312e-02   8.6687e-02   6.1126e-02  -1.5868e-02   3.4503e-02  -7.3755e-02  -8.9241e-02   7.5972e-02   3.8224e-02   1.1839e-02   5.8088e-02  -8.5621e-02  -8.5568e-02   5.7948e-02   1.1660e-02   3.8384e-02   7.6062e-02  -8.9237e-02  -7.3668e-02   3.4369e-02  -1.5999e-02   6.1213e-02   8.6712e-02  -8.4283e-02  -5.4711e-02   7.5200e-03  -4.2091e-02   7.8148e-02   8.9040e-02  -7.1263e-02  -3.0541e-02  -2.0012e-02  -6.4122e-02   8.7588e-02   8.2859e-02  -5.1459e-02  -3.4970e-03  -4.5589e-02  -8.0002e-02   8.8669e-02   6.8803e-02  -2.6801e-02   2.3823e-02  -6.6780e-02  -8.8255e-02   8.1341e-02   4.8266e-02   3.2854e-04   4.8815e-02  -8.1604e-02  -8.8157e-02   6.6372e-02   2.3256e-02   2.7331e-02   6.9132e-02  -8.8720e-02  -7.9809e-02   4.5268e-02  -3.8055e-03   5.1652e-02   8.2915e-02  -8.7568e-02  -6.4128e-02   2.0123e-02  -3.0327e-02   7.1049e-02   8.8997e-02  -7.8435e-02  -4.2763e-02  -6.5881e-03  -5.3819e-02   8.3829e-02   8.7044e-02  -6.2461e-02  -1.7957e-02  -3.2253e-02  -7.2163e-02   8.9086e-02   7.7680e-02  -4.1624e-02   7.5940e-03  -5.4357e-02  -8.3899e-02   8.6971e-02   6.2723e-02  -1.8902e-02   3.0682e-02  -7.0575e-02  -8.8555e-02   7.9416e-02   4.6456e-02  -2.4841e-04   4.4880e-02  -7.5474e-02  -8.3147e-02   7.4552e-02</text:p>
          </table:table-cell>
        </table:table-row>
        <table:table-row table:style-name="ro2">
          <table:table-cell table:style-name="ce21" office:value-type="string">
            <text:p>3.3435e-02  -7.2815e-02  -9.1885e-02   7.9378e-02   3.9133e-02   1.4389e-02   6.2233e-02  -8.7781e-02  -8.2427e-02   4.8356e-02  -2.3945e-03   5.2192e-02   8.3895e-02  -8.6698e-02  -5.9751e-02   1.2372e-02  -3.9191e-02   7.7334e-02   8.9084e-02  -7.0487e-02  -2.7919e-02  -2.4120e-02  -6.7945e-02   8.8691e-02   7.9346e-02  -4.3104e-02   7.7336e-03  -5.5940e-02  -8.5199e-02   8.5620e-02   5.7078e-02  -9.2382e-03   4.1717e-02  -7.8566e-02  -8.8865e-02   6.9144e-02   2.6074e-02   2.5795e-02   6.8952e-02  -8.8832e-02  -7.8733e-02   4.2070e-02  -8.7829e-03   5.6670e-02   8.5441e-02  -8.5398e-02  -5.6562e-02   8.6573e-03  -4.2163e-02   7.8769e-02   8.8826e-02  -6.8948e-02  -2.5837e-02  -2.5978e-02  -6.9038e-02   8.8839e-02   7.8712e-02  -4.2071e-02   8.7381e-03  -5.6603e-02  -8.5404e-02   8.5444e-02   5.6711e-02  -8.8832e-03   4.1935e-02  -7.8632e-02  -8.8856e-02   6.9166e-02   2.6192e-02   2.5598e-02   6.8770e-02  -8.8794e-02  -7.8930e-02   4.2501e-02  -8.2315e-03   5.6193e-02   8.5243e-02  -8.5606e-02  -5.7161e-02   9.4819e-03  -4.1387e-02   7.8330e-02   8.8916e-02  -6.9585e-02  -2.6841e-02  -2.4932e-02  -6.8317e-02   8.8717e-02   7.9271e-02  -4.3157e-02   7.4746e-03  -5.5591e-02  -8.5007e-02   8.5828e-02   5.7778e-02  -1.0294e-02   4.0652e-02  -7.7925e-02  -8.8987e-02   7.0119e-02   2.7668e-02   2.4088e-02   6.7743e-02  -8.8614e-02  -7.9683e-02   4.3955e-02  -6.5553e-03   5.4860e-02   8.4716e-02  -8.6083e-02  -5.8503e-02   1.1250e-02  -3.9785e-02   7.7443e-02   8.9059e-02  -7.0730e-02  -2.8618e-02  -2.3115e-02  -6.7077e-02   8.8485e-02   8.0142e-02  -4.4855e-02   5.5127e-03  -5.4027e-02  -8.4377e-02   8.6360e-02   5.9309e-02  -1.2321e-02   3.8810e-02  -7.6893e-02  -8.9127e-02   7.1400e-02   2.9671e-02   2.2031e-02   6.6327e-02  -8.8328e-02  -8.0639e-02   4.5844e-02  -4.3595e-03   5.3097e-02   8.3988e-02  -8.6650e-02  -6.0188e-02   1.3498e-02  -3.7729e-02   7.6275e-02   8.9186e-02  -7.2125e-02  -3.0825e-02  -2.0834e-02  -6.5491e-02   8.8139e-02   8.1169e-02  -4.6924e-02   3.0889e-03  -5.2063e-02  -8.3543e-02   8.6952e-02   6.1145e-02  -1.4794e-02   3.6527e-02  -7.5575e-02  -8.9232e-02   7.2911e-02   3.2095e-02   1.9502e-02   6.4547e-02  -8.7909e-02  -8.1741e-02   4.8115e-02  -1.6713e-03   5.0896e-02   8.3025e-02  -8.7269e-02  -6.2203e-02   1.6247e-02  -3.5164e-02   7.4766e-02   8.9260e-02  -7.3781e-02  -3.3529e-02  -1.7981e-02  -6.3453e-02   8.7620e-02   8.2371e-02  -4.9470e-02   3.7376e-05  -4.9531e-02  -8.2398e-02   8.7608e-02   6.3416e-02  -1.7942e-02   3.3551e-02  -7.3784e-02  -8.9260e-02   7.4788e-02   3.5227e-02   1.6150e-02   6.2108e-02  -8.7233e-02  -8.3102e-02   5.1104e-02   1.9732e-03   4.7817e-02   8.1575e-02  -8.7988e-02  -6.4912e-02   2.0086e-02  -3.1467e-02   7.2475e-02   8.9204e-02  -7.6058e-02  -3.7447e-02  -1.3696e-02  -6.0250e-02   8.6638e-02   8.4039e-02  -5.3334e-02  -4.8000e-03  -4.5331e-02  -8.0306e-02   8.8450e-02   6.7060e-02  -2.3292e-02   2.8234e-02  -7.0333e-02  -8.8981e-02   7.7990e-02   4.1049e-02   9.5269e-03   5.6913e-02  -8.5383e-02  -8.5528e-02   5.7354e-02   1.0243e-02   4.0201e-02   7.7343e-02  -8.9019e-02  -7.1510e-02   3.0692e-02  -1.9989e-02   6.4024e-02   8.7290e-02  -8.2629e-02  -5.2045e-02   5.8358e-03  -4.1008e-02   7.3862e-02   8.3250e-02  -7.5369e-02</text:p>
          </table:table-cell>
        </table:table-row>
        <table:table-row table:style-name="ro2">
          <table:table-cell table:style-name="ce21" office:value-type="string">
            <text:p>3.4290e-02  -7.4082e-02  -9.2067e-02   7.7048e-02   3.4010e-02   2.0956e-02   6.7608e-02  -8.9107e-02  -7.7981e-02   3.8592e-02  -1.4625e-02   6.2449e-02   8.7761e-02  -8.1609e-02  -4.6307e-02  -5.4691e-03  -5.5251e-02   8.5352e-02   8.5126e-02  -5.4709e-02  -4.9221e-03  -4.6585e-02  -8.1592e-02   8.7743e-02   6.2893e-02  -1.5843e-02   3.6787e-02  -7.6427e-02  -8.9111e-02   7.0384e-02   2.6860e-02   2.6117e-02   6.9890e-02  -8.9054e-02  -7.6875e-02   3.7649e-02  -1.4817e-02   6.2066e-02   8.7487e-02  -8.2149e-02  -4.7934e-02  -3.1236e-03  -5.3080e-02   8.4384e-02   8.6042e-02  -5.7477e-02  -8.7262e-03  -4.3086e-02  -7.9767e-02   8.8439e-02   6.6063e-02  -2.0497e-02   3.2262e-02  -7.3695e-02  -8.9264e-02   7.3507e-02   3.1957e-02   2.0805e-02   6.6265e-02  -8.8477e-02  -7.9649e-02   4.2881e-02  -8.9268e-03   5.7603e-02   8.6074e-02  -8.4357e-02  -5.3056e-02   3.1499e-03  -4.7860e-02   8.2087e-02   8.7530e-02  -6.2283e-02  -1.5199e-02  -3.7213e-02  -7.6578e-02   8.9095e-02   7.0379e-02  -2.6992e-02   2.5857e-02  -6.9641e-02  -8.9014e-02   7.7186e-02   3.8305e-02   1.4002e-02   6.1400e-02  -8.7279e-02  -8.2570e-02   4.8923e-02  -1.8679e-03   5.2004e-02   8.3916e-02  -8.6421e-02  -5.8643e-02   1.0317e-02  -4.1624e-02   7.8980e-02   8.8662e-02  -6.7279e-02  -2.2323e-02  -3.0454e-02  -7.2560e-02   8.9245e-02   7.4663e-02  -3.3924e-02   1.8700e-02  -6.4772e-02  -8.8152e-02   8.0652e-02   4.4898e-02   6.5829e-03   5.5758e-02  -8.5401e-02  -8.5129e-02   5.5038e-02   5.6692e-03   4.5685e-02   8.1038e-02  -8.8006e-02  -6.4149e-02   1.7825e-02  -3.4742e-02   7.5141e-02   8.9223e-02  -7.2057e-02  -2.9655e-02  -2.3132e-02  -6.7817e-02   8.8753e-02   7.8607e-02  -4.0933e-02   1.1074e-02  -5.9203e-02  -8.6601e-02   8.3673e-02   5.1445e-02  -1.2042e-03   4.9458e-02  -8.2803e-02  -8.7154e-02   6.0989e-02   1.3470e-02   3.8764e-02   7.7427e-02  -8.8980e-02  -6.9381e-02   2.5492e-02  -2.7322e-02   7.0570e-02   8.9113e-02  -7.6458e-02  -3.7038e-02  -1.5347e-02  -6.2360e-02   8.7543e-02   8.2082e-02  -4.7889e-02   3.0658e-03  -5.2947e-02  -8.4296e-02   8.6140e-02   5.7835e-02  -9.2888e-03   4.2508e-02  -7.9428e-02  -8.8550e-02   6.6683e-02   2.1481e-02   3.1238e-02   7.3025e-02  -8.9258e-02  -7.4259e-02   3.3277e-02  -1.9348e-02   6.5203e-02   8.8244e-02  -8.0413e-02  -4.4450e-02  -7.0629e-03  -5.6104e-02   8.5519e-02   8.5019e-02  -5.4782e-02  -5.3841e-03  -4.5895e-02  -8.1123e-02   8.7980e-02   6.4070e-02  -1.7756e-02   3.4765e-02  -7.5129e-02  -8.9225e-02   7.2128e-02   2.9816e-02   2.2917e-02   6.7638e-02  -8.8717e-02  -7.8790e-02   4.1329e-02  -1.0572e-02   5.8777e-02   8.6445e-02  -8.3914e-02  -5.2071e-02   2.0427e-03  -4.8696e-02   8.2428e-02   8.7378e-02  -6.1825e-02  -1.4693e-02  -3.7563e-02  -7.6708e-02   8.9087e-02   7.0390e-02  -2.7145e-02   2.5560e-02  -6.9350e-02  -8.8963e-02   7.7576e-02   3.9168e-02   1.2875e-02   6.0427e-02  -8.6942e-02  -8.3206e-02   5.0539e-02   3.1323e-04   5.0008e-02   8.2952e-02  -8.7102e-02  -6.1048e-02   1.3853e-02  -3.8115e-02   7.6874e-02   8.9052e-02  -7.0497e-02  -2.7671e-02  -2.4630e-02  -6.8416e-02   8.8713e-02   7.8683e-02  -4.1900e-02   8.9812e-03  -5.6658e-02  -8.5145e-02   8.5203e-02   5.7337e-02  -1.1400e-02   3.7028e-02  -7.2136e-02  -8.3286e-02   7.6159e-02</text:p>
          </table:table-cell>
        </table:table-row>
        <table:table-row table:style-name="ro2">
          <table:table-cell table:style-name="ce21" office:value-type="string">
            <text:p>3.5147e-02  -7.5316e-02  -9.2133e-02   7.4533e-02   2.8756e-02   2.7407e-02   7.2469e-02  -8.9546e-02  -7.2551e-02   2.8226e-02  -2.6580e-02   7.1301e-02   8.9310e-02  -7.4021e-02  -3.1237e-02  -2.3092e-02  -6.8818e-02   8.9055e-02   7.6377e-02  -3.5520e-02   1.8413e-02  -6.5540e-02  -8.8522e-02   7.8934e-02   4.0329e-02   1.3083e-02   6.1677e-02  -8.7620e-02  -8.1408e-02   4.5337e-02  -7.3513e-03   5.7337e-02   8.6305e-02  -8.3652e-02  -5.0363e-02  -1.3634e-03  -5.2585e-02   8.4556e-02   8.5582e-02  -5.5296e-02  -4.7842e-03  -4.7473e-02  -8.2366e-02   8.7140e-02   6.0055e-02  -1.1018e-02   4.2044e-02  -7.9737e-02  -8.8290e-02   6.4581e-02   1.7278e-02   3.6336e-02   7.6674e-02  -8.9003e-02  -6.8825e-02   2.3511e-02  -3.0388e-02   7.3188e-02   8.9263e-02  -7.2745e-02  -2.9669e-02  -2.4238e-02  -6.9295e-02   8.9056e-02   7.6308e-02  -3.5708e-02   1.7924e-02  -6.5014e-02  -8.8375e-02   7.9484e-02   4.1588e-02   1.1484e-02   6.0365e-02  -8.7218e-02  -8.2247e-02   4.7268e-02  -4.9566e-03   5.5372e-02   8.5586e-02  -8.4576e-02  -5.2712e-02   1.6199e-03  -5.0063e-02   8.3483e-02   8.6451e-02  -5.7886e-02  -8.2068e-03  -4.4465e-02  -8.0919e-02   8.7859e-02   6.2756e-02  -1.4766e-02   3.8609e-02  -7.7903e-02  -8.8787e-02   6.7292e-02   2.1258e-02   3.2527e-02   7.4451e-02  -8.9226e-02  -7.1466e-02   2.7647e-02  -2.6253e-02   7.0580e-02   8.9172e-02  -7.5251e-02  -3.3894e-02  -1.9821e-02  -6.6309e-02   8.8621e-02   7.8624e-02  -3.9963e-02   1.3267e-02  -6.1660e-02  -8.7574e-02   8.1563e-02   4.5819e-02   6.6280e-03   5.6658e-02  -8.6035e-02  -8.4049e-02   5.1427e-02   5.8954e-05   5.1330e-02   8.4009e-02  -8.6067e-02  -5.6755e-02   6.7561e-03  -4.5704e-02   8.1507e-02   8.7602e-02  -6.1770e-02  -1.3426e-02  -3.9811e-02  -7.8539e-02   8.8644e-02   6.6444e-02  -2.0030e-02   3.3683e-02  -7.5121e-02  -8.9184e-02   7.0747e-02   2.6531e-02   2.7353e-02   7.1269e-02  -8.9216e-02  -7.4655e-02   3.2892e-02  -2.0855e-02   6.7003e-02   8.8739e-02  -7.8142e-02  -3.9076e-02  -1.4226e-02  -6.2345e-02   8.7751e-02   8.1188e-02  -4.5048e-02   7.5015e-03  -5.7318e-02  -8.6255e-02   8.3771e-02   5.0773e-02   7.1854e-04   5.1948e-02  -8.4256e-02  -8.5875e-02   5.6218e-02   6.0856e-03   4.6262e-02   8.1761e-02  -8.7485e-02  -6.1349e-02   1.2874e-02  -4.0289e-02   7.8781e-02   8.8586e-02  -6.6137e-02  -1.9608e-02  -3.4059e-02  -7.5325e-02   8.9169e-02   7.0551e-02  -2.6252e-02   2.7602e-02  -7.1408e-02  -8.9223e-02   7.4565e-02   3.2770e-02   2.0949e-02   6.7044e-02  -8.8742e-02  -7.8150e-02   3.9126e-02  -1.4132e-02   6.2247e-02   8.7717e-02  -8.1282e-02  -4.5285e-02  -7.1792e-03  -5.7031e-02   8.6144e-02   8.3936e-02  -5.1216e-02   1.1963e-04  -5.1409e-02  -8.4013e-02   8.6088e-02   5.6887e-02  -7.0228e-03   4.5388e-02  -8.1313e-02  -8.7711e-02   6.2269e-02   1.4230e-02   3.8968e-02   7.8023e-02  -8.8776e-02  -6.7338e-02   2.1494e-02  -3.2131e-02   7.4108e-02   8.9241e-02  -7.2070e-02  -2.8828e-02  -2.4828e-02  -6.9495e-02   8.9047e-02   7.6449e-02  -3.6282e-02   1.6942e-02  -6.4038e-02  -8.8076e-02   8.0461e-02   4.3993e-02   8.1939e-03   5.7393e-02  -8.6062e-02  -8.4084e-02   5.2314e-02   2.1670e-03   4.8570e-02   8.2143e-02  -8.7117e-02  -6.2301e-02   1.6918e-02  -3.2951e-02   7.0299e-02   8.3258e-02  -7.6922e-02</text:p>
          </table:table-cell>
        </table:table-row>
        <table:table-row table:style-name="ro2">
          <table:table-cell table:style-name="ce21" office:value-type="string">
            <text:p>3.6007e-02  -7.6515e-02  -9.2082e-02   7.1840e-02   2.3393e-02   3.3706e-02   7.6778e-02  -8.9092e-02  -6.6203e-02   1.7420e-02  -3.8032e-02   7.8550e-02   8.8501e-02  -6.4167e-02  -1.5069e-02  -3.9791e-02  -7.9281e-02   8.8256e-02   6.3327e-02  -1.4115e-02   4.0483e-02  -7.9554e-02  -8.8164e-02   6.3053e-02   1.3848e-02   4.0634e-02   7.9588e-02  -8.8157e-02  -6.3092e-02   1.3970e-02  -4.0470e-02   7.9478e-02   8.8199e-02  -6.3323e-02  -1.4336e-02  -4.0104e-02  -7.9273e-02   8.8270e-02   6.3679e-02  -1.4866e-02   3.9599e-02  -7.9000e-02  -8.8358e-02   6.4121e-02   1.5510e-02   3.8994e-02   7.8675e-02  -8.8456e-02  -6.4624e-02   1.6239e-02  -3.8313e-02   7.8309e-02   8.8557e-02  -6.5169e-02  -1.7031e-02  -3.7573e-02  -7.7908e-02   8.8658e-02   6.5746e-02  -1.7873e-02   3.6785e-02  -7.7477e-02  -8.8757e-02   6.6346e-02   1.8752e-02   3.5957e-02   7.7019e-02  -8.8850e-02  -6.6962e-02   1.9663e-02  -3.5096e-02   7.6537e-02   8.8936e-02  -6.7590e-02  -2.0599e-02  -3.4206e-02  -7.6033e-02   8.9015e-02   6.8226e-02  -2.1556e-02   3.3291e-02  -7.5509e-02  -8.9084e-02   6.8867e-02   2.2530e-02   3.2353e-02   7.4964e-02  -8.9142e-02  -6.9512e-02   2.3518e-02  -3.1395e-02   7.4400e-02   8.9190e-02  -7.0157e-02  -2.4518e-02  -3.0418e-02  -7.3818e-02   8.9227e-02   7.0801e-02  -2.5529e-02   2.9423e-02  -7.3218e-02  -8.9251e-02   7.1444e-02   2.6548e-02   2.8412e-02   7.2600e-02  -8.9263e-02  -7.2083e-02   2.7576e-02  -2.7386e-02   7.1965e-02   8.9262e-02  -7.2719e-02  -2.8610e-02  -2.6345e-02  -7.1313e-02   8.9247e-02   7.3351e-02  -2.9650e-02   2.5290e-02  -7.0643e-02  -8.9219e-02   7.3977e-02   3.0695e-02   2.4221e-02   6.9956e-02  -8.9176e-02  -7.4598e-02   3.1746e-02  -2.3137e-02   6.9251e-02   8.9119e-02  -7.5212e-02  -3.2802e-02  -2.2040e-02  -6.8529e-02   8.9047e-02   7.5821e-02  -3.3862e-02   2.0928e-02  -6.7788e-02  -8.8960e-02   7.6422e-02   3.4927e-02   1.9802e-02   6.7028e-02  -8.8856e-02  -7.7017e-02   3.5998e-02  -1.8661e-02   6.6249e-02   8.8737e-02  -7.7606e-02  -3.7073e-02  -1.7504e-02  -6.5449e-02   8.8600e-02   7.8187e-02  -3.8156e-02   1.6329e-02  -6.4628e-02  -8.8446e-02   7.8762e-02   3.9245e-02   1.5136e-02   6.3783e-02  -8.8273e-02  -7.9330e-02   4.0342e-02  -1.3923e-02   6.2914e-02   8.8080e-02  -7.9891e-02  -4.1450e-02  -1.2686e-02  -6.2018e-02   8.7867e-02   8.0447e-02  -4.2570e-02   1.1424e-02  -6.1092e-02  -8.7631e-02   8.0998e-02   4.3705e-02   1.0131e-02   6.0131e-02  -8.7372e-02  -8.1545e-02   4.4858e-02  -8.8024e-03   5.9131e-02   8.7085e-02  -8.2089e-02  -4.6036e-02  -7.4305e-03  -5.8085e-02   8.6767e-02   8.2631e-02  -4.7245e-02   6.0053e-03  -5.6983e-02  -8.6414e-02   8.3175e-02   4.8495e-02   4.5122e-03   5.5811e-02  -8.6018e-02  -8.3723e-02   4.9800e-02  -2.9308e-03   5.4551e-02   8.5569e-02  -8.4280e-02  -5.1180e-02  -1.2296e-03  -5.3170e-02   8.5049e-02   8.4853e-02  -5.2669e-02  -6.4037e-04  -5.1621e-02  -8.4432e-02   8.5452e-02   5.4318e-02  -2.7620e-03   4.9818e-02  -8.3666e-02  -8.6092e-02   5.6220e-02   5.2872e-03   4.7600e-02   8.2650e-02  -8.6797e-02  -5.8556e-02   8.5304e-03  -4.4612e-02   8.1137e-02   8.7589e-02  -6.1736e-02  -1.3281e-02  -3.9866e-02  -7.8313e-02   8.8358e-02   6.6909e-02  -2.2369e-02   2.8789e-02  -6.8355e-02  -8.3164e-02   7.7659e-02</text:p>
          </table:table-cell>
        </table:table-row>
        <table:table-row table:style-name="ro2">
          <table:table-cell table:style-name="ce21" office:value-type="string">
            <text:p>3.6869e-02  -7.7678e-02  -9.1912e-02   6.8975e-02   1.7940e-02   3.9816e-02   8.0503e-02  -8.7749e-02  -5.9019e-02   6.3409e-03  -4.8765e-02   8.4030e-02   8.5354e-02  -5.2347e-02   1.6292e-03  -5.4900e-02  -8.6167e-02   8.2994e-02   4.6711e-02   8.1693e-03   5.9771e-02  -8.7572e-02  -8.0547e-02   4.1522e-02  -1.3979e-02   6.3918e-02   8.8491e-02  -7.7972e-02  -3.6551e-02  -1.9344e-02  -6.7569e-02   8.9033e-02   7.5252e-02  -3.1694e-02   2.4399e-02  -7.0835e-02  -8.9254e-02   7.2382e-02   2.6898e-02   2.9214e-02   7.3777e-02  -8.9186e-02  -6.9360e-02   2.2136e-02  -3.3828e-02   7.6429e-02   8.8849e-02  -6.6188e-02  -1.7397e-02  -3.8260e-02  -7.8812e-02   8.8257e-02   6.2870e-02  -1.2674e-02   4.2521e-02  -8.0937e-02  -8.7419e-02   5.9413e-02   7.9691e-03   4.6617e-02   8.2814e-02  -8.6346e-02  -5.5822e-02   3.2844e-03  -5.0548e-02   8.4446e-02   8.5043e-02  -5.2107e-02   1.3744e-03  -5.4313e-02  -8.5837e-02   8.3519e-02   4.8274e-02   6.0005e-03   5.7909e-02  -8.6989e-02  -8.1779e-02   4.4333e-02  -1.0586e-02   6.1333e-02   8.7905e-02  -7.9830e-02  -4.0294e-02  -1.5123e-02  -6.4579e-02   8.8584e-02   7.7680e-02  -3.6164e-02   1.9602e-02  -6.7644e-02  -8.9030e-02   7.5335e-02   3.1956e-02   2.4014e-02   7.0522e-02  -8.9243e-02  -7.2803e-02   2.7678e-02  -2.8350e-02   7.3209e-02   8.9226e-02  -7.0090e-02  -2.3342e-02  -3.2601e-02  -7.5701e-02   8.8979e-02   6.7206e-02  -1.8958e-02   3.6757e-02  -7.7992e-02  -8.8506e-02   6.4157e-02   1.4537e-02   4.0808e-02   8.0080e-02  -8.7810e-02  -6.0954e-02   1.0091e-02  -4.4747e-02   8.1960e-02   8.6893e-02  -5.7604e-02  -5.6289e-03  -4.8563e-02  -8.3629e-02   8.5761e-02   5.4118e-02  -1.1636e-03   5.2249e-02  -8.5085e-02  -8.4416e-02   5.0505e-02  -3.2940e-03   5.5795e-02   8.6326e-02  -8.2864e-02  -4.6774e-02  -7.7328e-03  -5.9195e-02   8.7349e-02   8.1111e-02  -4.2938e-02   1.2141e-02  -6.2440e-02  -8.8155e-02   7.9163e-02   3.9005e-02   1.6508e-02   6.5522e-02  -8.8741e-02  -7.7025e-02   3.4988e-02  -2.0823e-02   6.8436e-02   8.9110e-02  -7.4707e-02  -3.0897e-02  -2.5074e-02  -7.1175e-02   8.9261e-02   7.2214e-02  -2.6746e-02   2.9249e-02  -7.3732e-02  -8.9196e-02   6.9557e-02   2.2545e-02   3.3339e-02   7.6103e-02  -8.8919e-02  -6.6745e-02   1.8308e-02  -3.7332e-02   7.8283e-02   8.8432e-02  -6.3788e-02  -1.4049e-02  -4.1217e-02  -8.0267e-02   8.7741e-02   6.0699e-02  -9.7807e-03   4.4984e-02  -8.2054e-02  -8.6850e-02   5.7489e-02   5.5189e-03   4.8620e-02   8.3639e-02  -8.5768e-02  -5.4173e-02   1.2796e-03  -5.2116e-02   8.5021e-02   8.4504e-02  -5.0769e-02   2.9194e-03  -5.5459e-02  -8.6201e-02   8.3069e-02   4.7296e-02   7.0578e-03   5.8636e-02  -8.7179e-02  -8.1478e-02   4.3778e-02  -1.1112e-02   6.1635e-02   8.7958e-02  -7.9752e-02  -4.0246e-02  -1.5051e-02  -6.4438e-02   8.8543e-02   7.7918e-02  -3.6741e-02   1.8836e-02  -6.7024e-02  -8.8943e-02   7.6017e-02   3.3323e-02   2.2410e-02   6.9363e-02  -8.9172e-02  -7.4109e-02   3.0084e-02  -2.5681e-02   7.1403e-02   8.9252e-02  -7.2298e-02  -2.7187e-02  -2.8483e-02  -7.3048e-02   8.9219e-02   7.0780e-02  -2.4955e-02   3.0465e-02  -7.4068e-02  -8.9122e-02   6.9989e-02   2.4187e-02   3.0654e-02   7.3696e-02  -8.8916e-02  -7.1136e-02   2.7730e-02  -2.4551e-02   6.6306e-02   8.3007e-02  -7.8370e-02</text:p>
          </table:table-cell>
        </table:table-row>
        <table:table-row table:style-name="ro2">
          <table:table-cell table:style-name="ce21" office:value-type="string">
            <text:p>3.7733e-02  -7.8805e-02  -9.1623e-02   6.5943e-02   1.2418e-02   4.5705e-02   8.3614e-02  -8.5531e-02  -5.1089e-02  -4.8369e-03  -5.8575e-02   8.7619e-02   7.9952e-02  -3.8924e-02   1.8270e-02  -6.7813e-02  -8.9164e-02   7.3535e-02   2.7464e-02   2.9944e-02   7.4951e-02  -8.8988e-02  -6.6296e-02   1.6270e-02  -4.0448e-02   8.0489e-02   8.7379e-02  -5.8303e-02  -5.2446e-03  -4.9962e-02  -8.4618e-02   8.4490e-02   4.9644e-02   5.5918e-03   5.8525e-02  -8.7421e-02  -8.0426e-02   4.0421e-02  -1.6169e-02   6.6121e-02   8.8943e-02  -7.5281e-02  -3.0744e-02  -2.6397e-02  -7.2712e-02   8.9214e-02   6.9144e-02  -2.0733e-02   3.6173e-02  -7.8253e-02  -8.8265e-02   6.2110e-02   1.0510e-02   4.5395e-02   8.2702e-02  -8.6131e-02  -5.4282e-02   2.0090e-04  -5.3961e-02   8.6023e-02   8.2858e-02  -4.5765e-02   1.0066e-02  -6.1775e-02  -8.8190e-02   7.8501e-02   3.6675e-02   2.0164e-02   6.8748e-02  -8.9190e-02  -7.3125e-02   2.7130e-02  -2.9968e-02   7.4800e-02   8.9019e-02  -6.6807e-02  -1.7255e-02  -3.9357e-02  -7.9863e-02   8.7689e-02   5.9634e-02  -7.1777e-03   4.8215e-02  -8.3879e-02  -8.5224e-02   5.1701e-02  -2.9740e-03   5.6432e-02   8.6803e-02  -8.1662e-02  -4.3114e-02  -1.3070e-02  -6.3908e-02   8.8602e-02   7.7053e-02  -3.3985e-02   2.2984e-02  -7.0551e-02  -8.9261e-02   7.1461e-02   2.4432e-02   3.2589e-02   7.6280e-02  -8.8774e-02  -6.4960e-02   1.4578e-02  -4.1765e-02   8.1027e-02   8.7152e-02  -5.7636e-02  -4.5499e-03  -5.0397e-02  -8.4734e-02   8.4420e-02   4.9586e-02   5.5255e-03   5.8377e-02  -8.7357e-02  -8.0617e-02   4.0913e-02  -1.5520e-02   6.5606e-02   8.8868e-02  -7.5793e-02  -3.1730e-02  -2.5307e-02  -7.1996e-02   8.9249e-02   7.0014e-02  -2.2154e-02   3.4763e-02  -7.7467e-02  -8.8501e-02   6.3355e-02   1.2308e-02   4.3770e-02   8.1954e-02  -8.6636e-02  -5.5903e-02   2.3174e-03  -5.2215e-02   8.5403e-02   8.3682e-02  -4.7755e-02   7.6912e-03  -5.9993e-02  -8.7774e-02   7.9678e-02   3.9017e-02   1.7591e-02   6.7009e-02  -8.9040e-02  -7.4681e-02   2.9800e-02  -2.7258e-02   7.3177e-02   8.9190e-02  -6.8756e-02  -2.0224e-02  -3.6572e-02  -7.8422e-02   8.8227e-02   6.1982e-02  -1.0410e-02   4.5415e-02  -8.2683e-02  -8.6168e-02   5.4448e-02   4.8322e-04   5.3679e-02   8.5910e-02  -8.3045e-02  -4.6255e-02  -9.4303e-03  -6.1262e-02   8.8070e-02   7.8903e-02  -3.7508e-02   1.9205e-02  -6.8074e-02  -8.9140e-02   7.3802e-02   2.8324e-02   2.8719e-02   7.4034e-02  -8.9118e-02  -6.7814e-02   1.8822e-02  -3.7853e-02   7.9073e-02   8.8012e-02  -6.1024e-02  -9.1267e-03  -4.6494e-02  -8.3138e-02   8.5851e-02   5.3529e-02   6.3365e-04   5.4536e-02  -8.6187e-02  -8.2676e-02   4.5439e-02  -1.0330e-02   6.1883e-02   8.8198e-02  -7.8548e-02  -3.6873e-02  -1.9832e-02  -6.8449e-02   8.9167e-02   7.3547e-02  -2.7963e-02   2.9009e-02  -7.4161e-02  -8.9109e-02   6.7776e-02   1.8856e-02   3.7732e-02   7.8962e-02  -8.8069e-02  -6.1364e-02   9.7194e-03  -4.5866e-02   8.2810e-02   8.6125e-02  -5.4486e-02  -7.5485e-04  -5.3267e-02  -8.5691e-02   8.3412e-02   4.7393e-02   7.7643e-03   5.9757e-02  -8.7619e-02  -8.0176e-02   4.0503e-02  -1.5385e-02   6.5042e-02   8.8647e-02  -7.6917e-02  -3.4715e-02  -2.1054e-02  -6.8338e-02   8.8789e-02   7.4958e-02  -3.2981e-02   2.0251e-02  -6.4157e-02  -8.2787e-02   7.9056e-02</text:p>
          </table:table-cell>
        </table:table-row>
        <table:table-row table:style-name="ro2">
          <table:table-cell table:style-name="ce21" office:value-type="string">
            <text:p>3.8599e-02  -7.9895e-02  -9.1216e-02   6.2752e-02   6.8481e-03   5.1338e-02   8.6087e-02  -8.2458e-02  -4.2512e-02  -1.5939e-02  -6.7277e-02   8.9235e-02   7.2437e-02  -2.4308e-02   3.4268e-02  -7.8014e-02  -8.8137e-02   6.0357e-02   6.6703e-03   4.9852e-02   8.4979e-02  -8.3694e-02  -4.6585e-02  -1.0440e-02  -6.2986e-02   8.8606e-02   7.6376e-02  -3.1542e-02   2.6745e-02  -7.3613e-02  -8.9080e-02   6.6566e-02   1.5682e-02   4.1879e-02   8.1592e-02  -8.6549e-02  -5.4648e-02  -5.1709e-04  -5.5458e-02   8.6791e-02   8.1187e-02  -4.1039e-02   1.6567e-02  -6.7122e-02  -8.9125e-02   7.3224e-02   2.6185e-02   3.1985e-02   7.6554e-02  -8.8577e-02  -6.2947e-02   1.0562e-02  -4.6309e-02   8.3499e-02   8.5204e-02  -5.0704e-02   5.3390e-03  -5.9112e-02  -8.7771e-02   7.9141e-02   3.6893e-02   2.1025e-02   7.0012e-02  -8.9261e-02  -7.0599e-02   2.1954e-02  -3.6013e-02   7.8687e-02   8.7945e-02  -5.9860e-02  -6.3573e-03  -4.9844e-02  -8.4881e-02   8.3880e-02   4.7267e-02   9.4122e-03   6.2095e-02  -8.8417e-02  -7.7205e-02   3.3220e-02  -2.4866e-02   7.2396e-02   8.9196e-02  -6.8137e-02  -1.8158e-02  -3.9528e-02  -8.0436e-02   8.7206e-02   5.6966e-02  -2.5492e-03   5.2948e-02  -8.5976e-02  -8.2517e-02   4.4042e-02  -1.3123e-02   6.4718e-02   8.8851e-02  -7.5281e-02  -2.9769e-02  -2.8375e-02  -7.4479e-02   8.8981e-02   6.5729e-02  -1.4589e-02   4.2740e-02  -8.1935e-02  -8.6368e-02   5.4158e-02  -1.0283e-03   5.5778e-02   8.6864e-02  -8.1099e-02  -4.0930e-02  -1.6603e-02  -6.7092e-02   8.9120e-02   7.3343e-02  -2.6454e-02   3.1656e-02  -7.6338e-02  -8.8638e-02   6.3340e-02   1.1176e-02   4.5729e-02   8.3237e-02  -8.5440e-02  -5.1404e-02  -4.4348e-03  -5.8392e-02   8.7583e-02   7.9628e-02  -3.7902e-02   1.9899e-02  -6.9260e-02  -8.9248e-02   7.1386e-02   2.3250e-02   3.4745e-02   7.8006e-02  -8.8186e-02  -6.0970e-02   7.8998e-03  -4.8520e-02   8.4365e-02   8.4436e-02  -4.8704e-02   7.6804e-03  -6.0807e-02  -8.8151e-02   7.8118e-02   3.4964e-02   2.3015e-02   7.1235e-02  -8.9253e-02  -6.9431e-02   2.0172e-02  -3.7637e-02   7.9491e-02   8.7645e-02  -5.8644e-02  -4.7828e-03  -5.1105e-02  -8.5329e-02   8.3382e-02   4.6091e-02   1.0736e-02   6.3013e-02  -8.8580e-02  -7.6604e-02   3.2160e-02  -2.5913e-02   7.3004e-02   8.9155e-02  -6.7523e-02  -1.7277e-02  -4.0290e-02  -8.0783e-02   8.7045e-02   5.6423e-02  -1.8956e-03   5.3435e-02  -8.6125e-02  -8.2327e-02   4.3651e-02  -1.3515e-02   6.4956e-02   8.8881e-02  -7.5157e-02  -2.9601e-02  -2.8491e-02  -7.4516e-02   8.8983e-02   6.5768e-02  -1.4705e-02   4.2583e-02  -8.1840e-02  -8.6448e-02   5.4460e-02  -5.8032e-04   5.5373e-02   8.6728e-02  -8.1379e-02  -4.1593e-02  -1.5790e-02  -6.6490e-02   8.9060e-02   7.3958e-02  -2.7577e-02   3.0464e-02  -7.5620e-02  -8.8803e-02   6.4448e-02   1.2856e-02   4.4164e-02   8.2520e-02  -8.6017e-02  -5.3186e-02  -2.0965e-03  -5.6488e-02   8.7035e-02   8.0859e-02  -4.0583e-02   1.6797e-02  -6.7087e-02  -8.9106e-02   7.3600e-02   2.7123e-02   3.0750e-02   7.5679e-02  -8.8802e-02  -6.4646e-02   1.3391e-02  -4.3447e-02   8.2071e-02   8.6370e-02  -5.4628e-02  -1.6610e-04  -5.4300e-02  -8.6178e-02   8.2389e-02   4.4699e-02   1.1186e-02   6.2294e-02  -8.7977e-02  -7.8354e-02   3.8100e-02  -1.5897e-02   6.1911e-02   8.2504e-02  -7.9717e-02</text:p>
          </table:table-cell>
        </table:table-row>
        <table:table-row table:style-name="ro2">
          <table:table-cell table:style-name="ce21" office:value-type="string">
            <text:p>3.9467e-02  -8.0945e-02  -9.0689e-02   5.9408e-02   1.2519e-03   5.6684e-02   8.7902e-02  -7.8561e-02  -3.3396e-02  -2.6792e-02  -7.4706e-02   8.8840e-02   6.3007e-02  -8.9469e-03   4.9061e-02  -8.5093e-02  -8.3131e-02   4.4125e-02  -1.4499e-02   6.6649e-02   8.9165e-02  -7.2089e-02  -2.3038e-02  -3.6214e-02  -7.9403e-02   8.7415e-02   5.6728e-02  -9.4402e-04   5.5248e-02  -8.7001e-02  -8.0291e-02   3.8100e-02  -2.0919e-02   7.0692e-02   8.9243e-02  -6.8391e-02  -1.7353e-02  -4.1340e-02  -8.1787e-02   8.6148e-02   5.2507e-02   4.2898e-03   5.9192e-02  -8.7991e-02  -7.7994e-02   3.3615e-02  -2.5580e-02   7.3497e-02   8.9022e-02  -6.5317e-02  -1.2832e-02  -4.5305e-02  -8.3481e-02   8.4879e-02   4.8888e-02   8.6360e-03   6.2355e-02  -8.8610e-02  -7.5841e-02   2.9675e-02  -2.9558e-02   7.5774e-02   8.8626e-02  -6.2457e-02  -8.7915e-03  -4.8744e-02  -8.4820e-02   8.3557e-02   4.5513e-02   1.2564e-02   6.5110e-02  -8.8998e-02  -7.3715e-02   2.5989e-02  -3.3174e-02   7.7736e-02   8.8089e-02  -5.9677e-02  -5.0042e-03  -5.1870e-02  -8.5919e-02   8.2163e-02   4.2254e-02   1.6245e-02   6.7597e-02  -8.9207e-02  -7.1569e-02   2.2444e-02  -3.6554e-02   7.9471e-02   8.7426e-02  -5.6920e-02  -1.3756e-03  -5.4774e-02  -8.6828e-02   8.0688e-02   3.9055e-02   1.9757e-02   6.9878e-02  -8.9263e-02  -6.9386e-02   1.8990e-02  -3.9758e-02   8.1019e-02   8.6646e-02  -5.4165e-02   2.1377e-03  -5.7500e-02  -8.7574e-02   7.9134e-02   3.5892e-02   2.3133e-02   7.1985e-02  -8.9181e-02  -6.7158e-02   1.5604e-02  -4.2813e-02   8.2402e-02   8.5757e-02  -5.1402e-02   5.5549e-03  -6.0069e-02  -8.8170e-02   7.7503e-02   3.2758e-02   2.6390e-02   7.3934e-02  -8.8971e-02  -6.4890e-02   1.2279e-02  -4.5731e-02   8.3634e-02   8.4768e-02  -4.8634e-02   8.8807e-03  -6.2491e-02  -8.8628e-02   7.5803e-02   2.9654e-02   2.9531e-02   7.5734e-02  -8.8644e-02  -6.2588e-02   9.0197e-03  -4.8513e-02   8.4721e-02   8.3689e-02  -4.5871e-02   1.2109e-02  -6.4766e-02  -8.8956e-02   7.4048e-02   2.6594e-02   3.2548e-02   7.7384e-02  -8.8210e-02  -6.0269e-02   5.8414e-03  -5.1153e-02   8.5668e-02   8.2535e-02  -4.3133e-02   1.5223e-02  -6.6889e-02  -8.9162e-02   7.2257e-02   2.3602e-02   3.5423e-02   7.8883e-02  -8.7684e-02  -5.7961e-02   2.7734e-03  -5.3632e-02   8.6475e-02   8.1329e-02  -4.0455e-02   1.8189e-02  -6.8843e-02  -8.9257e-02   7.0465e-02   2.0724e-02   3.8119e-02   8.0219e-02  -8.7088e-02  -5.5712e-02  -1.2961e-04  -5.5913e-02   8.7144e-02   8.0111e-02  -3.7904e-02   2.0943e-02  -7.0594e-02  -8.9254e-02   6.8734e-02   1.8044e-02   4.0565e-02   8.1368e-02  -8.6461e-02  -5.3613e-02  -2.7594e-03  -5.7919e-02   8.7666e-02   7.8955e-02  -3.5610e-02   2.3351e-02  -7.2069e-02  -8.9182e-02   6.7191e-02   1.5745e-02   4.2600e-02   8.2270e-02  -8.5886e-02  -5.1870e-02  -4.8669e-03  -5.9467e-02   8.8021e-02   7.8034e-02  -3.3891e-02   2.5078e-02  -7.3069e-02  -8.9094e-02   6.6161e-02   1.4313e-02   4.3780e-02   8.2740e-02  -8.5572e-02  -5.1064e-02  -5.7044e-03  -5.9969e-02   8.8097e-02   7.7874e-02  -3.3794e-02   2.4944e-02  -7.2824e-02  -8.9115e-02   6.6835e-02   1.5712e-02   4.2124e-02   8.1769e-02  -8.6303e-02  -5.3983e-02  -1.1761e-03  -5.5625e-02   8.6489e-02   8.1305e-02  -4.3069e-02   1.1503e-02  -5.9572e-02  -8.2160e-02   8.0353e-02</text:p>
          </table:table-cell>
        </table:table-row>
        <table:table-row table:style-name="ro2">
          <table:table-cell table:style-name="ce21" office:value-type="string">
            <text:p>4.0336e-02  -8.1955e-02  -9.0044e-02   5.5919e-02  -4.3490e-03   6.1713e-02   8.9045e-02  -7.3879e-02  -2.3857e-02  -3.7226e-02  -8.0720e-02   8.6443e-02   5.1912e-02   6.6884e-03   6.2127e-02  -8.8768e-02  -7.4371e-02   2.5661e-02  -3.4852e-02   7.9287e-02   8.7220e-02  -5.5048e-02   2.4077e-03  -5.8742e-02  -8.8102e-02   7.7042e-02   3.0658e-02   2.9769e-02   7.6547e-02  -8.8259e-02  -5.9558e-02   3.5993e-03  -5.4000e-02   8.6888e-02   8.0030e-02  -3.6574e-02   2.3600e-02  -7.2982e-02  -8.9003e-02   6.4349e-02   1.0295e-02   4.8459e-02   8.5075e-02  -8.2831e-02  -4.2759e-02  -1.6836e-02  -6.8742e-02   8.9261e-02   6.9031e-02  -1.7292e-02   4.2338e-02  -8.2644e-02  -8.5233e-02   4.8928e-02  -9.7017e-03   6.3903e-02   8.8948e-02  -7.3413e-02  -2.4389e-02  -3.5760e-02  -7.9596e-02   8.7126e-02   5.4919e-02   2.3349e-03   5.8523e-02  -8.8021e-02  -7.7380e-02   3.1454e-02  -2.8813e-02   7.5942e-02   8.8445e-02  -6.0623e-02  -5.1620e-03  -5.2652e-02  -8.6461e-02   8.0855e-02   3.8390e-02   2.1574e-02   7.1704e-02  -8.9148e-02  -6.5958e-02   1.2704e-02  -4.6340e-02   8.4262e-02   8.3780e-02  -4.5115e-02   1.4111e-02  -6.6906e-02  -8.9209e-02   7.0858e-02   2.0216e-02   3.9638e-02   8.1429e-02  -8.6113e-02  -5.1558e-02  -6.4908e-03  -6.1581e-02   8.8612e-02   7.5266e-02  -2.7627e-02   3.2600e-02  -7.7973e-02  -8.7820e-02   5.7655e-02   1.2229e-03   5.5766e-02   8.7349e-02  -7.9137e-02  -3.4872e-02  -2.5279e-02  -7.3914e-02   8.8876e-02   6.3351e-02  -8.9665e-03   4.9502e-02  -8.5420e-02  -8.2428e-02   4.1887e-02  -1.7733e-02   6.9275e-02   8.9263e-02  -6.8591e-02  -1.6677e-02  -4.2832e-02  -8.2833e-02   8.5105e-02   4.8615e-02   1.0017e-02   6.4086e-02  -8.8968e-02  -7.3329e-02   2.4294e-02  -3.5805e-02   7.9597e-02   8.7139e-02  -5.4997e-02   2.1905e-03  -5.8381e-02  -8.7984e-02   7.7521e-02   3.1757e-02   2.8469e-02   7.5730e-02  -8.8507e-02  -6.0981e-02   5.6886e-03  -5.2194e-02   8.6311e-02   8.1128e-02  -3.9006e-02   2.0876e-02  -7.1252e-02  -8.9187e-02   6.6516e-02   1.3562e-02   4.5566e-02   8.3950e-02  -8.4114e-02  -4.5986e-02  -1.3077e-02  -6.6186e-02   8.9165e-02   7.1555e-02  -2.1373e-02   3.8538e-02  -8.0906e-02  -8.6448e-02   5.2641e-02  -5.1246e-03   6.0558e-02   8.8428e-02  -7.6053e-02  -2.9066e-02  -3.1149e-02  -7.7187e-02   8.8100e-02   5.8922e-02  -2.9318e-03   5.4391e-02  -8.6965e-02  -7.9969e-02   3.6589e-02  -2.3438e-02   7.2800e-02   8.9043e-02  -6.4778e-02  -1.1046e-02  -4.7709e-02  -8.4762e-02   8.3262e-02   4.3893e-02   1.5437e-02   6.7746e-02  -8.9247e-02  -7.0165e-02   1.9181e-02  -4.0522e-02   8.1802e-02   8.5893e-02  -5.0941e-02   7.1644e-03  -6.2011e-02  -8.8675e-02   7.5043e-02   2.7314e-02   3.2822e-02   7.8045e-02  -8.7816e-02  -5.7704e-02   1.3891e-03  -5.5553e-02   8.7271e-02   7.9374e-02  -3.5455e-02   2.4549e-02  -7.3411e-02  -8.8970e-02   6.4182e-02   1.0298e-02   4.8247e-02   8.4923e-02  -8.3124e-02  -4.3684e-02  -1.5524e-02  -6.7696e-02   8.9240e-02   7.0435e-02  -1.9810e-02   3.9745e-02  -8.1346e-02  -8.6251e-02   5.2296e-02  -5.1807e-03   6.0296e-02   8.8301e-02  -7.6696e-02  -3.0777e-02  -2.8836e-02  -7.5521e-02   8.8584e-02   6.2424e-02  -8.8485e-03   4.8398e-02  -8.4334e-02  -8.3796e-02   4.7867e-02  -7.0796e-03   5.7144e-02   8.1755e-02  -8.0965e-02</text:p>
          </table:table-cell>
        </table:table-row>
        <table:table-row table:style-name="ro2">
          <table:table-cell table:style-name="ce21" office:value-type="string">
            <text:p>4.1206e-02  -8.2925e-02  -8.9280e-02   5.2295e-02  -9.9332e-03   6.6396e-02   8.9507e-02  -6.8456e-02  -1.4016e-02  -4.7076e-02  -8.5204e-02   8.2098e-02   3.9443e-02   2.2119e-02   7.3008e-02  -8.8891e-02  -6.2253e-02   5.8988e-03  -5.3241e-02   8.6977e-02   7.9279e-02  -3.3855e-02   2.7655e-02  -7.6004e-02  -8.8238e-02   5.8574e-02   1.1174e-03   5.6860e-02   8.7863e-02  -7.7209e-02  -2.9964e-02  -3.1471e-02  -7.7993e-02   8.7576e-02   5.5694e-02   2.5475e-03   5.9579e-02  -8.8415e-02  -7.5418e-02   2.6748e-02  -3.4571e-02   7.9537e-02   8.6893e-02  -5.3167e-02   5.6913e-03  -6.1857e-02  -8.8784e-02   7.3752e-02   2.3870e-02   3.7290e-02   8.0829e-02  -8.6181e-02  -5.0821e-02  -8.5434e-03  -6.3871e-02   8.9031e-02   7.2144e-02  -2.1187e-02   3.9774e-02  -8.1952e-02  -8.5434e-02   4.8579e-02  -1.1211e-02   6.5707e-02   8.9183e-02  -7.0558e-02  -1.8627e-02  -4.2096e-02  -8.2948e-02   8.4649e-02   4.6397e-02   1.3751e-02   6.7409e-02  -8.9254e-02  -6.8978e-02   1.6151e-02  -4.4297e-02   8.3841e-02   8.3824e-02  -4.4254e-02   1.6196e-02  -6.9004e-02  -8.9254e-02   6.7393e-02   1.3736e-02   4.6401e-02   8.4646e-02  -8.2958e-02  -4.2134e-02  -1.8566e-02  -7.0508e-02   8.9189e-02   6.5797e-02  -1.1368e-02   4.8422e-02  -8.5372e-02  -8.2053e-02   4.0031e-02  -2.0873e-02   7.1930e-02   8.9062e-02  -6.4187e-02  -9.0389e-03  -5.0372e-02  -8.6025e-02   8.1107e-02   3.7938e-02   2.3123e-02   7.3279e-02  -8.8876e-02  -6.2561e-02   6.7432e-03  -5.2254e-02   8.6610e-02   8.0124e-02  -3.5854e-02   2.5322e-02  -7.4557e-02  -8.8636e-02   6.0920e-02   4.4791e-03   5.4074e-02   8.7130e-02  -7.9103e-02  -3.3780e-02  -2.7470e-02  -7.5768e-02   8.8343e-02   5.9265e-02  -2.2463e-03   5.5831e-02  -8.7587e-02  -7.8049e-02   3.1715e-02  -2.9570e-02   7.6915e-02   8.7999e-02  -5.7599e-02  -4.6400e-05  -5.7528e-02  -8.7984e-02   7.6964e-02   2.9664e-02   3.1618e-02   7.7996e-02  -8.7609e-02  -5.5926e-02  -2.1174e-03  -5.9163e-02   8.8322e-02   7.5852e-02  -2.7631e-02   3.3613e-02  -7.9014e-02  -8.7176e-02   5.4252e-02  -4.2399e-03   6.0733e-02   8.8604e-02  -7.4719e-02  -2.5623e-02  -3.5548e-02  -7.9966e-02   8.6703e-02   5.2584e-02   6.3130e-03   6.2235e-02  -8.8832e-02  -7.3573e-02   2.3650e-02  -3.7415e-02   8.0852e-02   8.6197e-02  -5.0933e-02   8.3250e-03  -6.3661e-02  -8.9007e-02   7.2425e-02   2.1728e-02   3.9204e-02   8.1668e-02  -8.5667e-02  -4.9317e-02  -1.0258e-02  -6.5002e-02   8.9133e-02   7.1290e-02  -1.9877e-02   4.0894e-02  -8.2410e-02  -8.5124e-02   4.7761e-02  -1.2086e-02   6.6242e-02   8.9215e-02  -7.0194e-02  -1.8135e-02  -4.2457e-02  -8.3067e-02   8.4587e-02   4.6305e-02   1.3762e-02   6.7352e-02  -8.9257e-02  -6.9176e-02   1.6561e-02  -4.3840e-02   8.3624e-02   8.4087e-02  -4.5021e-02   1.5206e-02  -6.8283e-02  -8.9268e-02   6.8311e-02   1.5266e-02   4.4945e-02   8.4046e-02  -8.3685e-02  -4.4046e-02  -1.6257e-02  -6.8926e-02   8.9264e-02   6.7749e-02  -1.4487e-02   4.5552e-02  -8.4249e-02  -8.3504e-02   4.3696e-02  -1.6529e-02   6.9013e-02   8.9258e-02  -6.7858e-02  -1.4844e-02  -4.5051e-02  -8.3963e-02   8.3865e-02   4.4901e-02   1.4788e-02   6.7574e-02  -8.9191e-02  -6.9889e-02   1.8761e-02  -4.0686e-02   8.1532e-02   8.5812e-02  -5.2476e-02   2.6377e-03  -5.4631e-02  -8.1290e-02   8.1553e-02</text:p>
          </table:table-cell>
        </table:table-row>
        <table:table-row table:style-name="ro2">
          <table:table-cell table:style-name="ce21" office:value-type="string">
            <text:p>4.2077e-02  -8.3852e-02  -8.8397e-02   4.8542e-02  -1.5479e-02   7.0707e-02   8.9283e-02  -6.2348e-02  -3.9969e-03  -5.6190e-02  -8.8074e-02   7.5901e-02   2.5931e-02   3.6871e-02   8.1319e-02  -8.5455e-02  -4.7324e-02  -1.4162e-02  -6.8629e-02   8.9240e-02   6.5885e-02  -1.0109e-02   5.0623e-02  -8.6454e-02  -7.9797e-02   3.3953e-02  -2.8550e-02   7.7033e-02   8.7721e-02  -5.5392e-02   4.0872e-03  -6.1557e-02  -8.8859e-02   7.2631e-02   2.0834e-02   4.1160e-02   8.3000e-02  -8.4210e-02  -4.4209e-02  -1.7423e-02  -7.0526e-02   8.9127e-02   6.4132e-02  -7.7744e-03   5.2383e-02  -8.6924e-02  -7.8966e-02   3.2405e-02  -2.9995e-02   7.7732e-02   8.7476e-02  -5.4470e-02   5.1532e-03  -6.2257e-02  -8.8940e-02   7.2169e-02   2.0140e-02   4.1726e-02   8.3208e-02  -8.4045e-02  -4.3830e-02  -1.7791e-02  -7.0722e-02   8.9113e-02   6.3985e-02  -7.6115e-03   5.2478e-02  -8.6942e-02  -7.8954e-02   3.2415e-02  -2.9950e-02   7.7691e-02   8.7502e-02  -5.4594e-02   4.9654e-03  -6.2100e-02  -8.8920e-02   7.2333e-02   2.0439e-02   4.1432e-02   8.3079e-02  -8.4175e-02  -4.4186e-02  -1.7368e-02  -7.0445e-02   8.9141e-02   6.4332e-02  -8.1266e-03   5.2044e-02  -8.6816e-02  -7.9221e-02   3.2967e-02  -2.9375e-02   7.7381e-02   8.7628e-02  -5.5115e-02   4.2908e-03  -6.1603e-02  -8.8856e-02   7.2754e-02   2.1153e-02   4.0768e-02   8.2798e-02  -8.4430e-02  -4.4870e-02  -1.6582e-02  -6.9943e-02   8.9181e-02   6.4910e-02  -8.9729e-03   5.1342e-02  -8.6609e-02  -7.9625e-02   3.3797e-02  -2.8517e-02   7.6921e-02   8.7801e-02  -5.5851e-02   3.3428e-03  -6.0906e-02  -8.8759e-02   7.3317e-02   2.2113e-02   3.9877e-02   8.2416e-02  -8.4756e-02  -4.5756e-02  -1.5561e-02  -6.9288e-02   8.9221e-02   6.5638e-02  -1.0042e-02   5.0451e-02  -8.6339e-02  -8.0119e-02   3.4825e-02  -2.7452e-02   7.6341e-02   8.8000e-02  -5.6744e-02   2.1839e-03  -6.0046e-02  -8.8627e-02   7.3989e-02   2.3271e-02   3.8794e-02   8.1942e-02  -8.5134e-02  -4.6813e-02  -1.4333e-02  -6.8490e-02   8.9252e-02   6.6497e-02  -1.1319e-02   4.9376e-02  -8.5998e-02  -8.0692e-02   3.6045e-02  -2.6175e-02   7.5633e-02   8.8219e-02  -5.7798e-02   7.9917e-04  -5.9006e-02  -8.8449e-02   7.4775e-02   2.4653e-02   3.7486e-02   8.1353e-02  -8.5566e-02  -4.8073e-02  -1.2850e-02  -6.7509e-02   8.9266e-02   6.7518e-02  -1.2865e-02   4.8057e-02  -8.5559e-02  -8.1367e-02   3.7526e-02  -2.4600e-02   7.4738e-02   8.8461e-02  -5.9083e-02  -9.1983e-04  -5.7690e-02  -8.8195e-02   7.5735e-02   2.6383e-02   3.5820e-02   8.0574e-02  -8.6083e-02  -4.9667e-02  -1.0937e-02  -6.6213e-02   8.9245e-02   6.8821e-02  -1.4889e-02   4.6290e-02  -8.4933e-02  -8.2230e-02   3.9502e-02  -2.2451e-02   7.3475e-02   8.8743e-02  -6.0830e-02  -3.3223e-03  -5.5798e-02  -8.7775e-02   7.7060e-02   2.8871e-02   3.3352e-02   7.9358e-02  -8.6786e-02  -5.2036e-02  -7.9960e-03  -6.4138e-02   8.9123e-02   7.0827e-02  -1.8148e-02   4.3332e-02  -8.3780e-02  -8.3584e-02   4.2860e-02  -1.8631e-02   7.1083e-02   8.9102e-02  -6.3990e-02  -7.9304e-03  -5.1946e-02  -8.6708e-02   7.9605e-02   3.4119e-02   2.7778e-02   7.6273e-02  -8.8091e-02  -5.7651e-02  -3.4926e-04  -5.8108e-02   8.8112e-02   7.6261e-02  -2.8436e-02   3.2566e-02  -7.8104e-02  -8.7342e-02   5.6877e-02   1.8108e-03   5.2038e-02   8.0767e-02  -8.2117e-02</text:p>
          </table:table-cell>
        </table:table-row>
        <table:table-row table:style-name="ro2">
          <table:table-cell table:style-name="ce21" office:value-type="string">
            <text:p>4.2949e-02  -8.4737e-02  -8.7397e-02   4.4670e-02  -2.0964e-02   7.4620e-02   8.8374e-02  -5.5615e-02   6.0728e-03  -6.4423e-02  -8.9274e-02   6.7993e-02   1.1732e-02   5.0491e-02   8.6768e-02  -7.8599e-02  -3.0257e-02  -3.3506e-02  -8.0150e-02   8.5932e-02   4.7961e-02   1.4400e-02   6.9421e-02  -8.9152e-02  -6.3599e-02   5.7645e-03  -5.4985e-02   8.7833e-02   7.6139e-02  -2.5851e-02   3.7531e-02  -8.1892e-02  -8.4770e-02   4.4723e-02  -1.7964e-02   7.1552e-02   8.8925e-02  -6.1302e-02  -2.6665e-03  -5.7314e-02  -8.8304e-02   7.4636e-02   2.3230e-02   3.9918e-02   8.2884e-02  -8.3952e-02  -4.2589e-02  -2.0296e-02  -7.2923e-02   8.8701e-02   5.9661e-02  -4.8036e-04   5.8941e-02  -8.8587e-02  -7.3486e-02   2.1268e-02  -4.1690e-02   8.3592e-02   8.3279e-02  -4.0912e-02   2.2113e-02  -7.3971e-02  -8.8480e-02   5.8317e-02  -1.2882e-03   6.0242e-02   8.8783e-02  -7.2506e-02  -1.9629e-02  -4.3156e-02  -8.4156e-02   8.2680e-02   3.9473e-02   2.3656e-02   7.4845e-02  -8.8261e-02  -5.7135e-02  -2.8242e-03  -6.1357e-02   8.8927e-02   7.1623e-02  -1.8178e-02   4.4439e-02  -8.4633e-02  -8.2123e-02   3.8178e-02  -2.5030e-02   7.5608e-02   8.8040e-02  -5.6054e-02   4.2117e-03  -6.2352e-02  -8.9036e-02   7.0803e-02   1.6852e-02   4.5600e-02   8.5049e-02  -8.1594e-02  -3.6980e-02  -2.6287e-02  -7.6295e-02   8.7817e-02   5.5044e-02   5.4934e-03   6.3260e-02  -8.9118e-02  -7.0027e-02   1.5616e-02  -4.6671e-02   8.5418e-02   8.1085e-02  -3.5857e-02   2.7455e-02  -7.6920e-02  -8.7592e-02   5.4089e-02  -6.6914e-03   6.4097e-02   8.9179e-02  -6.9287e-02  -1.4455e-02  -4.7666e-02  -8.5750e-02   8.0593e-02   3.4796e-02   2.8547e-02   7.7495e-02  -8.7366e-02  -5.3184e-02  -7.8157e-03  -6.4874e-02   8.9221e-02   6.8581e-02  -1.3363e-02   4.8593e-02  -8.6048e-02  -8.0119e-02   3.3795e-02  -2.9568e-02   7.8023e-02   8.7141e-02  -5.2327e-02   8.8676e-03  -6.5591e-02  -8.9248e-02   6.7912e-02   1.2340e-02   4.9452e-02   8.6315e-02  -7.9666e-02  -3.2858e-02  -3.0513e-02  -7.8502e-02   8.6921e-02   5.1527e-02   9.8400e-03   6.6247e-02  -8.9262e-02  -6.7287e-02   1.1398e-02  -5.0235e-02   8.6549e-02   7.9243e-02  -3.2000e-02   3.1370e-02  -7.8930e-02  -8.6713e-02   5.0798e-02  -1.0715e-02   6.6829e-02   8.9266e-02  -6.6723e-02  -1.0559e-02  -5.0924e-02  -8.6749e-02   7.8865e-02   3.1247e-02   3.2113e-02   7.9294e-02  -8.6527e-02  -5.0171e-02  -1.1459e-02  -6.7315e-02   8.9263e-02   6.6249e-02  -9.8669e-03   5.1484e-02  -8.6905e-02  -7.8558e-02   3.0650e-02  -3.2692e-02   7.9570e-02   8.6382e-02  -4.9701e-02   1.2003e-02  -6.7662e-02  -8.9258e-02   6.5923e-02   9.4060e-03   5.1843e-02   8.7000e-02  -7.8373e-02  -3.0310e-02  -3.3002e-02  -7.9708e-02   8.6314e-02   4.9503e-02   1.2205e-02   6.7772e-02  -8.9258e-02  -6.5866e-02   9.3639e-03  -5.1841e-02   8.6989e-02   7.8425e-02  -3.0462e-02   3.2798e-02  -7.9581e-02  -8.6405e-02   4.9857e-02  -1.1705e-02   6.7388e-02   8.9267e-02  -6.6390e-02  -1.0245e-02  -5.1022e-02  -8.6728e-02   7.9022e-02   3.1793e-02   3.1314e-02   7.8759e-02  -8.6877e-02  -5.1672e-02  -9.2535e-03  -6.5539e-02   8.9226e-02   6.8639e-02  -1.4098e-02   4.7336e-02  -8.5368e-02  -8.1443e-02   3.7751e-02  -2.4121e-02   7.4076e-02   8.8379e-02  -6.1054e-02  -6.2548e-03  -4.9367e-02  -8.0185e-02   8.2659e-02</text:p>
          </table:table-cell>
        </table:table-row>
        <table:table-row table:style-name="ro2">
          <table:table-cell table:style-name="ce21" office:value-type="string">
            <text:p>4.3822e-02  -8.5577e-02  -8.6279e-02   4.0688e-02  -2.6368e-02   7.8113e-02   8.6788e-02  -4.8324e-02   1.6066e-02  -7.1646e-02  -8.8782e-02   5.8550e-02  -2.7767e-03   6.2563e-02   8.9162e-02  -6.8596e-02  -1.1823e-02  -5.1155e-02  -8.7152e-02   7.7261e-02   2.6738e-02   3.7822e-02   8.2499e-02  -8.3857e-02  -4.1218e-02  -2.3030e-02  -7.5194e-02   8.7946e-02   5.4627e-02   7.2949e-03   6.5390e-02  -8.9255e-02  -6.6413e-02   8.8305e-03  -5.3366e-02   8.7651e-02   7.6106e-02  -2.4777e-02   3.9499e-02  -8.3129e-02  -8.3321e-02   3.9981e-02  -2.4243e-02   7.5801e-02   8.7767e-02  -5.3899e-02   8.1127e-03  -6.5886e-02  -8.9260e-02   6.6035e-02   8.3407e-03   5.3706e-02   8.7720e-02  -7.5953e-02  -2.4549e-02  -3.9664e-02  -8.3179e-02   8.3293e-02   3.9949e-02   2.4237e-02   7.5776e-02  -8.7785e-02  -5.4001e-02  -7.9515e-03  -6.5755e-02   8.9261e-02   6.6211e-02  -8.6295e-03   5.3452e-02  -8.7657e-02  -7.6149e-02   2.4931e-02  -3.9287e-02   8.3018e-02   8.3461e-02  -4.0385e-02   2.3746e-02  -7.5496e-02  -8.7884e-02   5.4452e-02  -7.3687e-03   6.5347e-02   8.9258e-02  -6.6636e-02  -9.2775e-03  -5.2917e-02  -8.7527e-02   7.6510e-02   2.5612e-02   3.8637e-02   8.2745e-02  -8.3724e-02  -4.1063e-02  -2.3000e-02  -7.5075e-02   8.8021e-02   5.5090e-02   6.5519e-03   6.4779e-02  -8.9245e-02  -6.7200e-02   1.0133e-02  -5.2214e-02   8.7350e-02   7.6966e-02  -2.6472e-02   3.7816e-02  -8.2398e-02  -8.4041e-02   4.1892e-02  -2.2087e-02   7.4557e-02   8.8176e-02  -5.5850e-02   5.5778e-03  -6.4099e-02  -8.9220e-02   6.7855e-02   1.1134e-02   5.1387e-02   8.7134e-02  -7.7483e-02  -2.7462e-02  -3.6867e-02  -8.1987e-02   8.4393e-02   4.2831e-02   2.1045e-02   7.3957e-02  -8.8339e-02  -5.6701e-02  -4.4764e-03  -6.3321e-02   8.9179e-02   6.8580e-02  -1.2256e-02   5.0452e-02  -8.6879e-02  -7.8050e-02   2.8564e-02  -3.5800e-02   8.1516e-02   8.4772e-02  -4.3871e-02   1.9880e-02  -7.3276e-02  -8.8506e-02   5.7638e-02  -3.2505e-03   6.2445e-02   8.9117e-02  -6.9375e-02  -1.3502e-02  -4.9403e-02  -8.6578e-02   7.8665e-02   2.9785e-02   3.4606e-02   8.0975e-02  -8.5176e-02  -4.5022e-02  -1.8576e-02  -7.2500e-02   8.8673e-02   5.8673e-02   1.8770e-03   6.1449e-02  -8.9026e-02  -7.0251e-02   1.4899e-02  -4.8208e-02   8.6217e-02   7.9340e-02  -3.1159e-02   3.3243e-02  -8.0339e-02  -8.5613e-02   4.6322e-02  -1.7081e-02   7.1592e-02   8.8839e-02  -5.9847e-02   2.9263e-04  -6.0279e-02  -8.8894e-02   7.1248e-02   1.6525e-02   4.6796e-02   8.5766e-02  -8.0109e-02  -3.2772e-02  -3.1615e-02  -7.9553e-02   8.6105e-02   4.7865e-02   1.5272e-02   7.0464e-02  -8.9006e-02  -6.1258e-02   1.6546e-03  -5.8807e-02   8.8690e-02   7.2460e-02  -1.8561e-02   4.4985e-02  -8.5146e-02  -8.1053e-02   3.4838e-02  -2.9477e-02   7.8474e-02   8.6702e-02  -4.9894e-02   1.2824e-02  -6.8879e-02  -8.9169e-02   6.3171e-02   4.3894e-03   5.6665e-02   8.8317e-02  -7.4160e-02  -2.1552e-02  -4.2222e-02  -8.4108e-02   8.2416e-02   3.8046e-02   2.6011e-02   7.6596e-02  -8.7559e-02  -5.3264e-02  -8.5343e-03  -6.5907e-02   8.9267e-02   6.6618e-02  -9.6877e-03   5.2190e-02  -8.7230e-02  -7.7529e-02   2.8174e-02  -3.5501e-02   8.1013e-02   8.5353e-02  -4.6588e-02   1.5434e-02  -6.9481e-02  -8.8917e-02   6.4991e-02   1.0683e-02   4.6625e-02   7.9546e-02  -8.3177e-02</text:p>
          </table:table-cell>
        </table:table-row>
        <table:table-row table:style-name="ro2">
          <table:table-cell table:style-name="ce21" office:value-type="string">
            <text:p>4.4694e-02  -8.6372e-02  -8.5046e-02   3.6606e-02  -3.1670e-02   8.1166e-02   8.4535e-02  -4.0548e-02   2.5854e-02  -7.7746e-02  -8.6605e-02   4.7787e-02  -1.7212e-02   7.2714e-02   8.8416e-02  -5.5846e-02   7.1453e-03  -6.6213e-02  -8.9241e-02   6.3766e-02   3.6757e-03   5.8391e-02   8.8778e-02  -7.1044e-02  -1.4829e-02  -4.9404e-02  -8.6888e-02   7.7357e-02   2.5989e-02   3.9424e-02   8.3520e-02  -8.2479e-02  -3.6878e-02  -2.8638e-02  -7.8683e-02   8.6242e-02   4.7244e-02   1.7251e-02   7.2432e-02  -8.8528e-02  -5.6861e-02  -5.4772e-03  -6.4858e-02   8.9258e-02   6.5523e-02  -6.4588e-03   5.6086e-02  -8.8392e-02  -7.3048e-02   1.8330e-02  -4.6266e-02   8.5925e-02   7.9278e-02  -2.9911e-02   3.5573e-02  -8.1888e-02  -8.4083e-02   4.0978e-02  -2.4202e-02   7.6343e-02   8.7359e-02  -5.1320e-02   1.2361e-02  -6.9383e-02  -8.9037e-02   6.0738e-02  -2.6924e-04   6.1131e-02   8.9073e-02  -6.9050e-02  -1.1847e-02  -5.1735e-02  -8.7460e-02   7.6095e-02   2.3760e-02   4.1367e-02   8.4222e-02  -8.1735e-02  -3.5246e-02  -3.0216e-02  -7.9412e-02   8.5859e-02   4.6088e-02   1.8491e-02   7.3117e-02  -8.8386e-02  -5.6081e-02  -6.4093e-03  -6.5449e-02   8.9262e-02   6.5033e-02  -5.8027e-03   5.6550e-02  -8.8468e-02  -7.2774e-02   1.7915e-02  -4.6584e-02   8.6014e-02   7.9156e-02  -2.9701e-02   3.5737e-02  -8.1944e-02  -8.4055e-02   4.0936e-02  -2.4211e-02   7.6329e-02   8.7376e-02  -5.1408e-02   1.2221e-02  -6.9274e-02  -8.9054e-02   6.0917e-02   5.3371e-06   6.0909e-02   8.9053e-02  -6.9284e-02  -1.2239e-02  -5.1390e-02  -8.7371e-02   7.6346e-02   2.4248e-02   4.0895e-02   8.4037e-02  -8.1970e-02  -3.5805e-02  -2.9621e-02  -7.9112e-02   8.6045e-02   4.6691e-02   1.7779e-02   7.2686e-02  -8.8492e-02  -5.6698e-02  -5.5947e-03  -6.4878e-02   8.9263e-02   6.5635e-02  -6.7029e-03   5.5834e-02  -8.8339e-02  -7.3330e-02   1.8880e-02  -4.5724e-02   8.5736e-02   7.9636e-02  -3.0706e-02   3.4739e-02  -8.1500e-02  -8.4430e-02   4.1954e-02  -2.3084e-02   7.5708e-02   8.7617e-02  -5.2409e-02   1.0982e-02  -6.8467e-02  -8.9135e-02   6.1871e-02   1.3386e-03   5.9914e-02   8.8950e-02  -7.0158e-02  -1.3643e-02  -5.0206e-02  -8.7061e-02   7.7107e-02   2.5697e-02   3.9529e-02   8.3502e-02  -8.2584e-02  -3.7269e-02  -2.8081e-02  -7.8335e-02   8.6478e-02   4.8135e-02   1.6081e-02   7.1654e-02  -8.8711e-02  -5.8087e-02  -3.7566e-03  -6.3581e-02   8.9233e-02   6.6930e-02  -8.6578e-03   5.4266e-02  -8.8028e-02  -7.4488e-02   2.0924e-02  -4.3882e-02   8.5110e-02   8.0611e-02  -3.2806e-02   3.2622e-02  -8.0525e-02  -8.5172e-02   4.4072e-02  -2.0699e-02   7.4351e-02   8.8074e-02  -5.4501e-02   8.3348e-03  -6.6694e-02  -8.9245e-02   6.3887e-02   4.2354e-03   5.7687e-02   8.8647e-02  -7.2036e-02  -1.6773e-02  -4.7486e-02  -8.6269e-02   7.8777e-02   2.9038e-02   3.6268e-02   8.2126e-02  -8.3958e-02  -4.0794e-02  -2.4226e-02  -7.6261e-02   8.7447e-02   5.1808e-02   1.1560e-02   6.8734e-02  -8.9129e-02  -6.1857e-02   1.5239e-03  -5.9612e-02   8.8898e-02   7.0726e-02  -1.4831e-02   4.8953e-02  -8.6639e-02  -7.8202e-02   2.8193e-02  -3.6759e-02   8.2176e-02   8.4049e-02  -4.1508e-02   2.2868e-02  -7.5127e-02  -8.7930e-02   5.4836e-02  -6.5928e-03   6.4353e-02   8.8954e-02  -6.8673e-02  -1.5084e-02  -4.3814e-02  -7.8850e-02   8.3673e-02</text:p>
          </table:table-cell>
        </table:table-row>
        <table:table-row table:style-name="ro2">
          <table:table-cell table:style-name="ce21" office:value-type="string">
            <text:p>4.5566e-02  -8.7122e-02  -8.3698e-02   3.2434e-02  -3.6848e-02   8.3763e-02   8.1633e-02  -3.2366e-02   3.5314e-02  -8.2626e-02  -8.2785e-02   3.5944e-02  -3.1192e-02   8.0634e-02   8.4556e-02  -4.0859e-02   2.5791e-02  -7.7919e-02  -8.6299e-02   4.6290e-02  -1.9639e-02   7.4555e-02   8.7742e-02  -5.1860e-02   1.3001e-02  -7.0587e-02  -8.8743e-02   5.7355e-02  -6.0377e-03   6.6054e-02   8.9222e-02  -6.2637e-02  -1.1349e-03  -6.0994e-02  -8.9130e-02   6.7605e-02   8.4229e-03   5.5447e-02   8.8436e-02  -7.2183e-02  -1.5745e-02  -4.9455e-02  -8.7126e-02   7.6307e-02   2.3026e-02   4.3065e-02   8.5194e-02  -7.9927e-02  -3.0199e-02  -3.6325e-02  -8.2644e-02   8.2999e-02   3.7197e-02   2.9288e-02   7.9486e-02  -8.5488e-02  -4.3960e-02  -2.2007e-02  -7.5739e-02   8.7366e-02   5.0429e-02   1.4538e-02   7.1424e-02  -8.8611e-02  -5.6550e-02  -6.9392e-03  -6.6571e-02   8.9207e-02   6.2271e-02  -7.3137e-04   6.1214e-02  -8.9144e-02  -6.7543e-02   8.4143e-03  -5.5389e-02   8.8419e-02   7.2325e-02  -1.6050e-02   4.9141e-02  -8.7031e-02  -7.6574e-02   2.3579e-02  -4.2514e-02   8.4990e-02   8.0256e-02  -3.0943e-02   3.5557e-02  -8.2307e-02  -8.3341e-02   3.8085e-02  -2.8323e-02   7.9000e-02   8.5801e-02  -4.4949e-02   2.0867e-02  -7.5093e-02  -8.7615e-02   5.1480e-02  -1.3244e-02   7.0613e-02   8.8768e-02  -5.7629e-02   5.5118e-03  -6.5592e-02  -8.9249e-02   6.3347e-02   2.2696e-03   6.0068e-02   8.9051e-02  -6.8588e-02  -1.0041e-02  -5.4080e-02  -8.8174e-02   7.3311e-02   1.7743e-02   4.7675e-02   8.6624e-02  -7.7478e-02  -2.5317e-02  -4.0900e-02  -8.4410e-02   8.1056e-02   3.2703e-02   3.3806e-02   8.1547e-02  -8.4016e-02  -3.9844e-02  -2.6447e-02  -7.8056e-02   8.6334e-02   4.6686e-02   1.8878e-02   7.3962e-02  -8.7990e-02  -5.3175e-02  -1.1157e-02  -6.9295e-02   8.8969e-02   5.9259e-02   3.3435e-03   6.4090e-02  -8.9263e-02  -6.4891e-02   4.5029e-03  -5.8385e-02   8.8867e-02   7.0027e-02  -1.2322e-02   5.2222e-02  -8.7783e-02  -7.4625e-02   2.0053e-02  -4.5648e-02   8.6016e-02   7.8649e-02  -2.7637e-02   3.8712e-02  -8.3578e-02  -8.2065e-02   3.5014e-02  -3.1466e-02   8.0485e-02   8.4845e-02  -4.2127e-02   2.3965e-02  -7.6760e-02  -8.6965e-02   4.8920e-02  -1.6266e-02   7.2428e-02   8.8406e-02  -5.5339e-02   8.4279e-03  -6.7519e-02  -8.9154e-02   6.1334e-02  -5.0941e-04   6.2069e-02   8.9200e-02  -6.6854e-02  -7.4286e-03  -5.6117e-02  -8.8538e-02   7.1857e-02   1.5325e-02   4.9704e-02   8.7170e-02  -7.6298e-02  -2.3120e-02  -4.2877e-02  -8.5099e-02   8.0141e-02   3.0753e-02   3.5683e-02   8.2337e-02  -8.3350e-02  -3.8164e-02  -2.8173e-02  -7.8895e-02   8.5894e-02   4.5295e-02   2.0400e-02   7.4790e-02  -8.7745e-02  -5.2091e-02  -1.2415e-02  -7.0043e-02   8.8878e-02   5.8497e-02   4.2720e-03   6.4673e-02  -8.9271e-02  -6.4459e-02   3.9775e-03  -5.8701e-02   8.8901e-02   6.9927e-02  -1.2285e-02   5.2144e-02  -8.7745e-02  -7.4852e-02   2.0607e-02  -4.5012e-02   8.5770e-02   7.9183e-02  -2.8911e-02   3.7296e-02  -8.2931e-02  -8.2868e-02   3.7179e-02  -2.8953e-02   7.9143e-02   8.5840e-02  -4.5429e-02   1.9862e-02  -7.4239e-02  -8.8001e-02   5.3747e-02  -9.7213e-03   6.7824e-02   8.9136e-02  -6.2391e-02  -2.3141e-03  -5.8733e-02  -8.8490e-02   7.2085e-02   1.9447e-02   4.0939e-02   7.8100e-02  -8.4146e-02</text:p>
          </table:table-cell>
        </table:table-row>
        <table:table-row table:style-name="ro2">
          <table:table-cell table:style-name="ce21" office:value-type="string">
            <text:p>4.6438e-02  -8.7825e-02  -8.2237e-02   2.8181e-02  -4.1882e-02   8.5886e-02   7.8103e-02  -2.3858e-02   4.4325e-02  -8.6210e-02  -7.7394e-02   2.3290e-02  -4.4345e-02   8.6078e-02   7.7718e-02  -2.4236e-02   4.3270e-02  -8.5679e-02  -7.8491e-02   2.5924e-02  -4.1603e-02   8.5093e-02   7.9474e-02  -2.8025e-02   3.9567e-02  -8.4352e-02  -8.0548e-02   3.0372e-02  -3.7277e-02   8.3471e-02   8.1647e-02  -3.2871e-02   3.4799e-02  -8.2461e-02  -8.2730e-02   3.5463e-02  -3.2174e-02   8.1326e-02   8.3769e-02  -3.8109e-02   2.9430e-02  -8.0070e-02  -8.4746e-02   4.0780e-02  -2.6588e-02   7.8696e-02   8.5647e-02  -4.3457e-02   2.3663e-02  -7.7207e-02  -8.6461e-02   4.6123e-02  -2.0668e-02   7.5604e-02   8.7182e-02  -4.8766e-02   1.7612e-02  -7.3891e-02  -8.7803e-02   5.1375e-02  -1.4506e-02   7.2070e-02   8.8318e-02  -5.3940e-02   1.1357e-02  -7.0143e-02  -8.8725e-02   5.6454e-02  -8.1724e-03   6.8114e-02   8.9020e-02  -5.8910e-02   4.9588e-03  -6.5985e-02  -8.9199e-02   6.1301e-02  -1.7227e-03   6.3759e-02   8.9262e-02  -6.3622e-02  -1.5296e-03  -6.1438e-02  -8.9206e-02   6.5867e-02   4.7924e-03   5.9027e-02   8.9031e-02  -6.8032e-02  -8.0600e-03  -5.6528e-02  -8.8735e-02   7.0111e-02   1.1327e-02   5.3946e-02   8.8318e-02  -7.2102e-02  -1.4588e-02  -5.1282e-02  -8.7778e-02   7.3999e-02   1.7837e-02   4.8541e-02   8.7117e-02  -7.5799e-02  -2.1069e-02  -4.5727e-02  -8.6335e-02   7.7499e-02   2.4280e-02   4.2843e-02   8.5431e-02  -7.9095e-02  -2.7465e-02  -3.9893e-02  -8.4406e-02   8.0585e-02   3.0617e-02   3.6882e-02   8.3262e-02  -8.1964e-02  -3.3733e-02  -3.3813e-02  -8.1998e-02   8.3232e-02   3.6809e-02   3.0690e-02   8.0616e-02  -8.4385e-02  -3.9838e-02  -2.7518e-02  -7.9118e-02   8.5420e-02   4.2817e-02   2.4300e-02   7.7505e-02  -8.6337e-02  -4.5740e-02  -2.1042e-02  -7.5777e-02   8.7132e-02   4.8605e-02   1.7746e-02   7.3938e-02  -8.7804e-02  -5.1406e-02  -1.4418e-02  -7.1989e-02   8.8351e-02   5.4139e-02   1.1062e-02   6.9931e-02  -8.8772e-02  -5.6801e-02  -7.6817e-03  -6.7767e-02   8.9065e-02   5.9386e-02   4.2817e-03   6.5499e-02  -8.9229e-02  -6.1892e-02  -8.6603e-04  -6.3128e-02   8.9262e-02   6.4314e-02  -2.5611e-03   6.0657e-02  -8.9164e-02  -6.6648e-02   5.9957e-03  -5.8087e-02   8.8933e-02   6.8892e-02  -9.4338e-03   5.5422e-02  -8.8567e-02  -7.1041e-02   1.2872e-02  -5.2661e-02   8.8067e-02   7.3093e-02  -1.6306e-02   4.9807e-02  -8.7430e-02  -7.5043e-02   1.9734e-02  -4.6861e-02   8.6654e-02   7.6888e-02  -2.3152e-02   4.3824e-02  -8.5738e-02  -7.8626e-02   2.6557e-02  -4.0695e-02   8.4679e-02   8.0253e-02  -2.9949e-02   3.7472e-02  -8.3474e-02  -8.1765e-02   3.3327e-02  -3.4155e-02   8.2118e-02   8.3160e-02  -3.6690e-02   3.0738e-02  -8.0605e-02  -8.4433e-02   4.0042e-02  -2.7212e-02   7.8926e-02   8.5580e-02  -4.3386e-02   2.3567e-02  -7.7067e-02  -8.6597e-02   4.6731e-02  -1.9781e-02   7.5009e-02   8.7476e-02  -5.0092e-02   1.5824e-02  -7.2720e-02  -8.8207e-02   5.3493e-02  -1.1644e-02   7.0148e-02   8.8774e-02  -5.6977e-02   7.1500e-03  -6.7200e-02  -8.9148e-02   6.0619e-02  -2.1725e-03   6.3699e-02   8.9265e-02  -6.4570e-02  -3.6436e-03  -5.9241e-02  -8.8952e-02   6.9158e-02   1.1198e-02   5.2663e-02   8.7528e-02  -7.5215e-02  -2.3760e-02  -3.8005e-02  -7.7295e-02   8.4598e-02</text:p>
          </table:table-cell>
        </table:table-row>
        <table:table-row table:style-name="ro2">
          <table:table-cell table:style-name="ce21" office:value-type="string">
            <text:p>4.7310e-02  -8.8480e-02  -8.0663e-02   2.3859e-02  -4.6752e-02   8.7525e-02   7.3973e-02  -1.5110e-02   5.2772e-02  -8.8440e-02  -7.0534e-02   1.0111e-02  -5.6324e-02   8.8879e-02   6.8142e-02  -6.6416e-03   5.8794e-02  -8.9101e-02  -6.6257e-02   3.9391e-03  -6.0705e-02   8.9210e-02   6.4656e-02  -1.6773e-03   6.2286e-02  -8.9251e-02  -6.3232e-02  -3.0615e-04  -6.3654e-02   8.9246e-02   6.1923e-02   2.1015e-03   6.4875e-02  -8.9207e-02  -6.0694e-02  -3.7631e-03  -6.5988e-02   8.9140e-02   5.9522e-02   5.3257e-03   6.7019e-02  -8.9050e-02  -5.8391e-02  -6.8124e-03  -6.7984e-02   8.8940e-02   5.7291e-02   8.2395e-03   6.8896e-02  -8.8811e-02  -5.6214e-02  -9.6185e-03  -6.9763e-02   8.8664e-02   5.5153e-02   1.0958e-02   7.0591e-02  -8.8501e-02  -5.4106e-02  -1.2264e-02  -7.1386e-02   8.8323e-02   5.3069e-02   1.3542e-02   7.2150e-02  -8.8129e-02  -5.2039e-02  -1.4795e-02  -7.2888e-02   8.7921e-02   5.1014e-02   1.6027e-02   7.3600e-02  -8.7698e-02  -4.9994e-02  -1.7239e-02  -7.4290e-02   8.7461e-02   4.8976e-02   1.8434e-02   7.4957e-02  -8.7211e-02  -4.7961e-02  -1.9613e-02  -7.5604e-02   8.6948e-02   4.6946e-02   2.0778e-02   7.6232e-02  -8.6671e-02  -4.5932e-02  -2.1928e-02  -7.6840e-02   8.6381e-02   4.4919e-02   2.3066e-02   7.7431e-02  -8.6079e-02  -4.3905e-02  -2.4191e-02  -7.8004e-02   8.5764e-02   4.2891e-02   2.5304e-02   7.8559e-02  -8.5437e-02  -4.1877e-02  -2.6405e-02  -7.9099e-02   8.5098e-02   4.0862e-02   2.7495e-02   7.9621e-02  -8.4747e-02  -3.9847e-02  -2.8574e-02  -8.0128e-02   8.4384e-02   3.8831e-02   2.9642e-02   8.0619e-02  -8.4010e-02  -3.7816e-02  -3.0699e-02  -8.1094e-02   8.3626e-02   3.6800e-02   3.1745e-02   8.1554e-02  -8.3230e-02  -3.5785e-02  -3.2780e-02  -8.1998e-02   8.2824e-02   3.4770e-02   3.3803e-02   8.2427e-02  -8.2407e-02  -3.3756e-02  -3.4815e-02  -8.2841e-02   8.1981e-02   3.2744e-02   3.5816e-02   8.3240e-02  -8.1546e-02  -3.1733e-02  -3.6804e-02  -8.3625e-02   8.1102e-02   3.0725e-02   3.7780e-02   8.3994e-02  -8.0649e-02  -2.9721e-02  -3.8743e-02  -8.4348e-02   8.0189e-02   2.8720e-02   3.9692e-02   8.4687e-02  -7.9721e-02  -2.7724e-02  -4.0628e-02  -8.5012e-02   7.9247e-02   2.6735e-02   4.1548e-02   8.5322e-02  -7.8768e-02  -2.5753e-02  -4.2452e-02  -8.5617e-02   7.8284e-02   2.4780e-02   4.3339e-02   8.5897e-02  -7.7797e-02  -2.3817e-02  -4.4207e-02  -8.6162e-02   7.7308e-02   2.2868e-02   4.5056e-02   8.6412e-02  -7.6819e-02  -2.1934e-02  -4.5882e-02  -8.6647e-02   7.6331e-02   2.1019e-02   4.6683e-02   8.6866e-02  -7.5849e-02  -2.0127e-02  -4.7455e-02  -8.7070e-02   7.5374e-02   1.9264e-02   4.8196e-02   8.7258e-02  -7.4912e-02  -1.8436e-02  -4.8898e-02  -8.7429e-02   7.4467e-02   1.7652e-02   4.9556e-02   8.7583e-02  -7.4047e-02  -1.6924e-02  -5.0158e-02  -8.7718e-02   7.3661e-02   1.6268e-02   5.0691e-02   8.7832e-02  -7.3324e-02  -1.5710e-02  -5.1133e-02  -8.7922e-02   7.3056e-02   1.5285e-02   5.1453e-02   8.7983e-02  -7.2887e-02  -1.5049e-02  -5.1599e-02  -8.8002e-02   7.2867e-02   1.5098e-02   5.1482e-02   8.7959e-02  -7.3082e-02  -1.5604e-02  -5.0926e-02  -8.7802e-02   7.3693e-02   1.6927e-02   4.9541e-02   8.7381e-02  -7.5051e-02  -1.9970e-02  -4.6191e-02  -8.6074e-02   7.8050e-02   2.8014e-02   3.5015e-02   7.6436e-02  -8.5028e-02</text:p>
          </table:table-cell>
        </table:table-row>
        <table:table-row table:style-name="ro2">
          <table:table-cell table:style-name="ce21" office:value-type="string">
            <text:p>4.8181e-02  -8.9087e-02  -7.8980e-02   1.9477e-02  -5.1440e-02   8.8669e-02   6.9273e-02  -6.2101e-03   6.0548e-02  -8.9282e-02  -6.2334e-02  -3.2976e-03  -6.6811e-02   8.8951e-02   5.6165e-02   1.1219e-02   7.1661e-02  -8.8010e-02  -5.0286e-02  -1.8292e-02  -7.5630e-02   8.6595e-02   4.4509e-02   2.4821e-02   7.8948e-02  -8.4770e-02  -3.8753e-02  -3.0948e-02  -8.1728e-02   8.2572e-02   3.2983e-02   3.6741e-02   8.4030e-02  -8.0026e-02  -2.7186e-02  -4.2238e-02  -8.5891e-02   7.7152e-02   2.1362e-02   4.7452e-02   8.7331e-02  -7.3968e-02  -1.5517e-02  -5.2389e-02  -8.8365e-02   7.0491e-02   9.6644e-03   5.7049e-02   8.9004e-02  -6.6737e-02  -3.8175e-03  -6.1426e-02  -8.9255e-02   6.2723e-02  -2.0065e-03   6.5513e-02   8.9125e-02  -5.8467e-02   7.7897e-03  -6.9303e-02  -8.8621e-02   5.3987e-02  -1.3513e-02   7.2786e-02   8.7751e-02  -4.9301e-02   1.9158e-02  -7.5955e-02  -8.6521e-02   4.4427e-02  -2.4705e-02   7.8802e-02   8.4940e-02  -3.9387e-02   3.0135e-02  -8.1318e-02  -8.3017e-02   3.4200e-02  -3.5428e-02   8.3498e-02   8.0762e-02  -2.8886e-02   4.0565e-02  -8.5334e-02  -7.8185e-02   2.3467e-02  -4.5527e-02   8.6823e-02   7.5298e-02  -1.7964e-02   5.0298e-02  -8.7961e-02  -7.2114e-02   1.2399e-02  -5.4859e-02   8.8745e-02   6.8648e-02  -6.7926e-03   5.9194e-02  -8.9174e-02  -6.4913e-02   1.1678e-03  -6.3287e-02   8.9248e-02   6.0925e-02   4.4537e-03   6.7124e-02  -8.8968e-02  -5.6702e-02  -1.0050e-02  -7.0690e-02   8.8337e-02   5.2260e-02   1.5600e-02   7.3972e-02  -8.7357e-02  -4.7617e-02  -2.1081e-02  -7.6959e-02   8.6036e-02   4.2792e-02   2.6474e-02   7.9640e-02  -8.4378e-02  -3.7805e-02  -3.1756e-02  -8.2006e-02   8.2391e-02   3.2677e-02   3.6907e-02   8.4049e-02  -8.0085e-02  -2.7426e-02  -4.1909e-02  -8.5762e-02   7.7470e-02   2.2075e-02   4.6741e-02   8.7138e-02  -7.4556e-02  -1.6645e-02  -5.1386e-02  -8.8175e-02   7.1357e-02   1.1157e-02   5.5825e-02   8.8869e-02  -6.7886e-02  -5.6337e-03  -6.0044e-02  -8.9219e-02   6.4159e-02   9.6310e-05   6.4024e-02   8.9226e-02  -6.0190e-02   5.4331e-03  -6.7753e-02  -8.8890e-02   5.5996e-02  -1.0933e-02   7.1216e-02   8.8214e-02  -5.1596e-02   1.6381e-02  -7.4401e-02  -8.7204e-02   4.7008e-02  -2.1756e-02   7.7298e-02   8.5865e-02  -4.2252e-02   2.7036e-02  -7.9895e-02  -8.4204e-02   3.7348e-02  -3.2202e-02   8.2185e-02   8.2232e-02  -3.2316e-02   3.7233e-02  -8.4161e-02  -7.9958e-02   2.7180e-02  -4.2109e-02   8.5817e-02   7.7396e-02  -2.1962e-02   4.6811e-02  -8.7151e-02  -7.4559e-02   1.6685e-02  -5.1320e-02   8.8159e-02   7.1463e-02  -1.1374e-02   5.5620e-02  -8.8843e-02  -6.8128e-02   6.0540e-03  -5.9693e-02   8.9205e-02   6.4573e-02  -7.5197e-04   6.3524e-02  -8.9251e-02  -6.0824e-02  -4.5036e-03  -6.7097e-02   8.8989e-02   5.6908e-02   9.6820e-03   7.0398e-02  -8.8431e-02  -5.2858e-02  -1.4748e-02  -7.3414e-02   8.7596e-02   4.8717e-02   1.9662e-02   7.6131e-02  -8.6511e-02  -4.4538e-02  -2.4373e-02  -7.8535e-02   8.5213e-02   4.0397e-02   2.8811e-02   8.0611e-02  -8.3761e-02  -3.6406e-02  -3.2871e-02  -8.2334e-02   8.2256e-02   3.2758e-02   3.6368e-02   8.3657e-02  -8.0875e-02  -2.9830e-02  -3.8906e-02  -8.4448e-02   7.9997e-02   2.8543e-02   3.9366e-02   8.4136e-02  -8.0580e-02  -3.2197e-02  -3.1976e-02  -7.5526e-02   8.5437e-02</text:p>
          </table:table-cell>
        </table:table-row>
        <table:table-row table:style-name="ro2">
          <table:table-cell table:style-name="ce21" office:value-type="string">
            <text:p>4.9050e-02  -8.9645e-02  -7.7189e-02   1.5046e-02  -5.5925e-02   8.9311e-02   6.4039e-02   2.7521e-03   6.7553e-02  -8.8721e-02  -5.2950e-02  -1.6631e-02  -7.5527e-02   8.6290e-02   4.2209e-02   2.8629e-02   8.1287e-02  -8.2461e-02  -3.1479e-02  -3.9380e-02  -8.5351e-02   7.7445e-02   2.0693e-02   4.9093e-02   8.7932e-02  -7.1379e-02  -9.8858e-03  -5.7822e-02  -8.9139e-02   6.4380e-02  -8.6479e-04   6.5560e-02   8.9039e-02  -5.6558e-02   1.1460e-02  -7.2274e-02  -8.7686e-02   4.8025e-02  -2.1792e-02   7.7923e-02   8.5131e-02  -3.8899e-02   3.1747e-02  -8.2465e-02  -8.1432e-02   2.9301e-02  -4.1213e-02   8.5869e-02   7.6654e-02  -1.9356e-02   5.0083e-02  -8.8107e-02  -7.0873e-02   9.1918e-03  -5.8252e-02   8.9167e-02   6.4170e-02   1.0606e-03   6.5626e-02  -8.9046e-02  -5.6641e-02  -1.1271e-02  -7.2117e-02   8.7756e-02   4.8387e-02   2.1310e-02   7.7650e-02  -8.5321e-02  -3.9518e-02  -3.1052e-02  -8.2161e-02   8.1780e-02   3.0150e-02   4.0373e-02   8.5596e-02  -7.7182e-02  -2.0405e-02  -4.9157e-02  -8.7918e-02   7.1592e-02   1.0410e-02   5.7294e-02   8.9101e-02  -6.5085e-02  -2.9282e-04  -6.4682e-02  -8.9135e-02   5.7747e-02  -9.8173e-03   7.1231e-02   8.8022e-02  -4.9674e-02   1.9791e-02  -7.6859e-02  -8.5781e-02   4.0971e-02  -2.9503e-02   8.1496e-02   8.2443e-02  -3.1751e-02   3.8828e-02  -8.5087e-02  -7.8053e-02   2.2132e-02  -4.7650e-02   8.7588e-02   7.2670e-02  -1.2238e-02   5.5858e-02  -8.8971e-02  -6.6364e-02   2.1954e-03  -6.3347e-02   8.9219e-02   5.9217e-02   7.8686e-03   7.0026e-02  -8.8332e-02  -5.1322e-02  -1.7826e-02  -7.5811e-02   8.6323e-02   4.2781e-02   2.7550e-02   8.0630e-02  -8.3221e-02  -3.3702e-02  -3.6919e-02  -8.4423e-02   7.9066e-02   2.4203e-02   4.5815e-02   8.7146e-02  -7.3914e-02  -1.4403e-02  -5.4125e-02  -8.8765e-02   6.7831e-02   4.4286e-03   6.1746e-02   8.9263e-02  -6.0896e-02   5.5951e-03  -6.8583e-02  -8.8635e-02   5.3199e-02  -1.5541e-02   7.4552e-02   8.6892e-02  -4.4838e-02   2.5284e-02  -7.9579e-02  -8.4059e-02   3.5921e-02  -3.4702e-02   8.3603e-02   8.0173e-02  -2.6560e-02   4.3677e-02  -8.6576e-02  -7.5286e-02   1.6876e-02  -5.2096e-02   8.8463e-02   6.9463e-02  -6.9904e-03   5.9857e-02  -8.9244e-02  -6.2780e-02  -2.9712e-03  -6.6863e-02   8.8913e-02   5.5324e-02   1.2884e-02   7.3029e-02  -8.7478e-02  -4.7191e-02  -2.2622e-02  -7.8281e-02   8.4962e-02   3.8487e-02   3.2066e-02   8.2558e-02  -8.1402e-02  -2.9324e-02  -4.1097e-02  -8.5810e-02   7.6848e-02   1.9819e-02   4.9605e-02   8.8004e-02  -7.1363e-02  -1.0094e-02  -5.7486e-02  -8.9118e-02   6.5025e-02   2.7465e-04   6.4646e-02   8.9150e-02  -5.7921e-02   9.5143e-03  -7.1001e-02  -8.8108e-02   5.0150e-02  -1.9148e-02   7.6478e-02   8.6022e-02  -4.1821e-02   2.8504e-02  -8.1021e-02  -8.2933e-02   3.3054e-02  -3.7463e-02   8.4587e-02   7.8906e-02  -2.3977e-02   4.5911e-02  -8.7149e-02  -7.4021e-02   1.4729e-02  -5.3742e-02   8.8705e-02   6.8384e-02  -5.4613e-03   6.0854e-02  -8.9274e-02  -6.2132e-02  -3.6548e-03  -6.7156e-02   8.8912e-02   5.5449e-02   1.2414e-02   7.2556e-02  -8.7728e-02  -4.8606e-02  -2.0535e-02  -7.6958e-02   8.5927e-02   4.2064e-02   2.7537e-02   8.0199e-02  -8.3934e-02  -3.6831e-02  -3.2240e-02  -8.1727e-02   8.2796e-02   3.6299e-02   2.8890e-02   7.4563e-02  -8.5825e-02</text:p>
          </table:table-cell>
        </table:table-row>
        <table:table-row table:style-name="ro2">
          <table:table-cell table:style-name="ce21" office:value-type="string">
            <text:p>4.9918e-02  -9.0153e-02  -7.5291e-02   1.0578e-02  -6.0192e-02   8.9448e-02   5.8311e-02   1.1687e-02   7.3698e-02  -8.6766e-02  -4.2560e-02  -2.9589e-02  -8.2241e-02   8.0979e-02   2.6766e-02   4.4893e-02   8.7239e-02  -7.2735e-02  -1.0896e-02  -5.8009e-02  -8.9198e-02   6.2449e-02  -4.8289e-03   6.8962e-02   8.8364e-02  -5.0485e-02   2.0101e-02  -7.7659e-02  -8.4922e-02   3.7207e-02  -3.4584e-02   8.3991e-02   7.9059e-02  -2.2991e-02   4.7940e-02  -8.7871e-02  -7.0994e-02   8.2291e-03  -5.9851e-02   8.9253e-02   6.0985e-02   6.6813e-03   7.0029e-02  -8.8141e-02  -4.9327e-02  -2.1342e-02  -7.8227e-02   8.4600e-02   3.6351e-02   3.5366e-02   8.4250e-02  -7.8748e-02  -2.2416e-02  -4.8383e-02  -8.7954e-02   7.0761e-02   7.9035e-03   6.0054e-02   8.9258e-02  -6.0868e-02   6.7951e-03  -7.0073e-02  -8.8141e-02   4.9344e-02  -2.1286e-02   7.8183e-02   8.4645e-02  -3.6505e-02   3.5182e-02  -8.4175e-02  -7.8874e-02   2.2700e-02  -4.8114e-02   8.7896e-02   7.0990e-02  -8.3006e-03   5.9742e-02  -8.9256e-02  -6.1211e-02  -6.3076e-03  -6.9758e-02   8.8225e-02   4.9802e-02   2.0735e-02   7.7900e-02  -8.4836e-02  -3.7071e-02  -3.4597e-02  -8.3957e-02   7.9186e-02   2.3360e-02   4.7526e-02   8.7771e-02  -7.1428e-02  -9.0356e-03  -5.9182e-02  -8.9246e-02   6.1774e-02  -5.5206e-03   6.9256e-02   8.8346e-02  -5.0484e-02   1.9922e-02  -7.7485e-02  -8.5100e-02   3.7858e-02  -3.3787e-02   8.3653e-02   7.9597e-02  -2.4234e-02   4.6749e-02  -8.7599e-02  -7.1986e-02   9.9745e-03  -5.8466e-02   8.9222e-02   6.2472e-02   4.5426e-03   6.8629e-02  -8.8484e-02  -5.1310e-02  -1.8933e-02  -7.6973e-02   8.5406e-02   3.8796e-02   3.2817e-02   8.3280e-02  -8.0072e-02  -2.5263e-02  -4.5827e-02  -8.7384e-02   7.2628e-02   1.1069e-02   5.7623e-02   8.9182e-02  -6.3272e-02   3.4106e-03  -6.7895e-02  -8.8629e-02   5.2253e-02  -1.7793e-02   7.6374e-02   8.5742e-02  -3.9863e-02   3.1701e-02  -8.2839e-02  -8.0602e-02   2.6432e-02  -4.4768e-02   8.7124e-02   7.3347e-02  -1.2313e-02   5.6653e-02  -8.9119e-02  -6.4170e-02  -2.1205e-03  -6.7045e-02   8.8776e-02   5.3317e-02   1.6490e-02   7.5673e-02  -8.6108e-02  -4.1074e-02  -3.0419e-02  -8.2317e-02   8.1190e-02   2.7767e-02   4.3542e-02   8.6804e-02  -7.4156e-02  -1.3744e-02  -5.5519e-02  -8.9024e-02   6.5194e-02  -6.2367e-04   6.6039e-02   8.8924e-02  -5.4543e-02   1.4961e-02  -7.4831e-02  -8.6514e-02   4.2488e-02  -2.8895e-02   8.1673e-02   8.1864e-02  -2.9348e-02   4.2062e-02  -8.6392e-02  -7.5104e-02   1.5468e-02  -5.4124e-02   8.8876e-02   6.6421e-02  -1.2142e-03   6.4773e-02  -8.9072e-02  -5.6049e-02  -1.3042e-02  -7.3739e-02   8.6988e-02   4.4269e-02   2.6930e-02   8.0803e-02  -8.2697e-02  -3.1398e-02  -4.0093e-02  -8.5798e-02   7.6329e-02   1.7781e-02   5.2196e-02   8.8616e-02  -6.8075e-02  -3.7823e-03  -6.2938e-02  -8.9215e-02   5.8178e-02  -1.0226e-02   7.2059e-02   8.7619e-02  -4.6932e-02   2.3872e-02  -7.9353e-02  -8.3926e-02   3.4678e-02  -3.6794e-02   8.4678e-02   7.8311e-02  -2.1802e-02   4.8649e-02  -8.7967e-02  -7.1042e-02   8.7405e-03  -5.9120e-02   8.9253e-02   6.2516e-02   3.9826e-03   6.7909e-02  -8.8716e-02  -5.3354e-02  -1.5650e-02  -7.4701e-02   8.6811e-02   4.4752e-02   2.4869e-02   7.8859e-02  -8.4688e-02  -4.0311e-02  -2.5763e-02  -7.3551e-02   8.6192e-02</text:p>
          </table:table-cell>
        </table:table-row>
        <table:table-row table:style-name="ro2">
          <table:table-cell table:style-name="ce21" office:value-type="string">
            <text:p>5.0785e-02  -9.0611e-02  -7.3289e-02   6.0838e-03  -6.4221e-02   8.9078e-02   5.2134e-02   2.0503e-02   7.8904e-02  -8.3448e-02  -3.1361e-02  -4.1878e-02  -8.6775e-02   7.3180e-02   1.0379e-02   5.9357e-02   8.9246e-02  -5.9324e-02   1.0301e-02  -7.3015e-02  -8.6907e-02   4.2740e-02  -2.9953e-02   8.2645e-02   8.0202e-02  -2.4285e-02   4.7812e-02  -8.8043e-02  -6.9625e-02   4.8437e-03  -6.3157e-02   8.9114e-02   5.5768e-02   1.4680e-02   7.5359e-02  -8.5913e-02  -3.9334e-02  -3.3395e-02  -8.3920e-02   7.8659e-02   2.1117e-02   5.0456e-02   8.8499e-02  -6.7737e-02  -1.9733e-03  -6.5100e-02  -8.8927e-02   5.3687e-02  -1.7210e-02   7.6676e-02   8.5221e-02  -3.7176e-02   3.5553e-02  -8.4675e-02  -7.7578e-02   1.8978e-02  -5.2220e-02   8.8752e-02   6.6369e-02   6.6707e-05   6.6458e-02  -8.8739e-02  -5.2124e-02  -1.9083e-02  -7.7625e-02   8.4653e-02   3.5504e-02   3.7204e-02   8.5224e-02  -7.6694e-02  -1.7275e-02  -5.3605e-02  -8.8918e-02   6.5236e-02  -1.7271e-03   6.7544e-02   8.8550e-02  -5.0811e-02   2.0636e-02  -7.8393e-02  -8.4146e-02   3.4079e-02  -3.8593e-02   8.5665e-02   7.5913e-02  -1.5807e-02   5.4783e-02  -8.9036e-02  -6.4233e-02  -3.1730e-03  -6.8475e-02   8.8360e-02   4.9642e-02   2.2000e-02   7.9051e-02  -8.3675e-02  -3.2805e-02  -3.9820e-02  -8.6037e-02   7.5196e-02   1.4488e-02   5.5828e-02   8.9121e-02  -6.3315e-02   4.4773e-03  -6.9300e-02  -8.8169e-02   4.8572e-02  -2.3233e-02   7.9632e-02   8.3228e-02  -3.1637e-02   4.0931e-02  -8.6359e-02  -7.4526e-02   1.3278e-02  -5.6773e-02   8.9182e-02   6.2460e-02   5.6740e-03   7.0046e-02  -8.7977e-02  -4.7579e-02  -2.4364e-02  -8.0153e-02   8.2802e-02   3.0556e-02   4.1948e-02   8.6642e-02  -7.3896e-02  -1.2160e-02  -5.7636e-02  -8.9224e-02   6.1662e-02  -6.7762e-03   7.0722e-02   8.7786e-02  -4.6656e-02   2.5401e-02  -8.0621e-02  -8.2398e-02   2.9556e-02  -4.2877e-02   8.6889e-02   7.3307e-02  -1.1134e-02   5.8419e-02  -8.9250e-02  -6.0924e-02  -7.7819e-03  -7.1330e-02   8.7601e-02   4.5811e-02   2.6341e-02   8.1035e-02  -8.2022e-02  -2.8650e-02  -4.3710e-02  -8.7101e-02   7.2769e-02   1.0212e-02   5.9112e-02   8.9263e-02  -6.0261e-02   8.6736e-03  -7.1860e-02  -8.7429e-02   4.5064e-02  -2.7161e-02   8.1388e-02   8.1688e-02  -2.7863e-02   4.4423e-02  -8.7276e-02  -7.2305e-02   9.4297e-03  -5.9692e-02   8.9268e-02   5.9705e-02   9.4095e-03   7.2290e-02  -8.7283e-02  -4.4459e-02  -2.7814e-02  -8.1663e-02   8.1423e-02   2.7254e-02   4.4965e-02   8.7403e-02  -7.1958e-02  -8.8603e-03  -6.0104e-02  -8.9268e-02   5.9323e-02  -9.9002e-03   7.2567e-02   8.7190e-02  -4.4091e-02   2.8194e-02  -8.1816e-02  -8.1282e-02   2.6951e-02  -4.5215e-02   8.7458e-02   7.1827e-02  -8.6709e-03   6.0220e-02  -8.9270e-02  -5.9268e-02  -9.9338e-03  -7.2564e-02   8.7206e-02   4.4188e-02   2.8041e-02   8.1731e-02  -8.1401e-02  -2.7281e-02  -4.4861e-02  -8.7364e-02   7.2166e-02   9.3194e-03   5.9674e-02   8.9278e-02  -5.9978e-02   8.8777e-03  -7.1871e-02  -8.7487e-02   4.5467e-02  -2.6484e-02   8.0991e-02   8.2216e-02  -2.9404e-02   4.2702e-02  -8.6763e-02  -7.3934e-02   1.2709e-02  -5.6787e-02   8.9171e-02   6.3448e-02   3.4675e-03   6.8040e-02  -8.8594e-02  -5.2228e-02  -1.7308e-02  -7.5549e-02   8.6251e-02   4.4221e-02   2.2600e-02   7.2488e-02  -8.6539e-02</text:p>
          </table:table-cell>
        </table:table-row>
        <table:table-row table:style-name="ro2">
          <table:table-cell table:style-name="ce21" office:value-type="string">
            <text:p>5.1650e-02  -9.1017e-02  -7.1186e-02   1.5741e-03  -6.7999e-02   8.8202e-02   4.5555e-02   2.9114e-02   8.3105e-02  -7.8818e-02  -1.9566e-02  -5.3221e-02  -8.9009e-02   6.3131e-02  -6.3744e-03   7.1442e-02   8.7217e-02  -4.2907e-02   3.0917e-02  -8.3459e-02  -7.8634e-02   1.9805e-02  -5.2607e-02   8.8914e-02   6.4240e-02   4.4684e-03   7.0106e-02  -8.7710e-02  -4.5244e-02  -2.8195e-02  -8.2329e-02   8.0117e-02   2.3089e-02   4.9730e-02   8.8532e-02  -6.6790e-02   6.1828e-04  -6.7600e-02  -8.8371e-02   4.8743e-02  -2.4194e-02   8.0597e-02   8.1930e-02  -2.7290e-02   4.5990e-02  -8.7855e-02  -6.9713e-02   3.9615e-03  -6.4494e-02   8.8908e-02   5.2614e-02   1.9603e-02   7.8435e-02  -8.3719e-02  -3.1852e-02  -4.1757e-02  -8.6862e-02   7.2678e-02   8.8890e-03   6.0966e-02   8.9212e-02  -5.6576e-02   1.4669e-02  -7.5902e-02  -8.5342e-02   3.6548e-02  -3.7183e-02   8.5543e-02   7.5537e-02  -1.3995e-02   5.7095e-02  -8.9232e-02  -6.0494e-02  -9.5138e-03  -7.3031e-02   8.6728e-02   4.1263e-02   3.2348e-02   8.3894e-02  -7.8214e-02  -1.9185e-02  -5.2929e-02  -8.8942e-02   6.4291e-02  -4.2097e-03   6.9839e-02   8.7836e-02  -4.5928e-02   2.7303e-02  -8.1913e-02  -8.0659e-02   2.4399e-02  -4.8500e-02   8.8325e-02   6.7917e-02  -1.1941e-03   6.6342e-02  -8.8639e-02  -5.0492e-02  -2.2085e-02  -7.9602e-02   8.2840e-02   2.9592e-02   4.3834e-02   8.7371e-02  -7.1334e-02  -6.6594e-03  -6.2556e-02  -8.9119e-02   5.4919e-02  -1.6725e-02   7.6966e-02   8.4732e-02  -3.4729e-02   3.8951e-02  -8.6075e-02  -7.4516e-02   1.2155e-02  -5.8493e-02   8.9263e-02   5.9179e-02   1.1249e-02   7.4008e-02  -8.6314e-02  -3.9780e-02  -3.3873e-02  -8.4434e-02   7.7438e-02   1.7653e-02   5.4165e-02   8.9060e-02  -6.3246e-02   5.6796e-03  -7.0734e-02  -8.7573e-02   4.4719e-02  -2.8616e-02   8.2446e-02   8.0079e-02  -2.3130e-02   4.9584e-02  -8.8502e-02  -6.7099e-02  -3.7526e-05  -6.7148e-02   8.8493e-02   4.9525e-02   2.3196e-02   8.0108e-02  -8.2424e-02  -2.8566e-02  -4.4759e-02  -8.7581e-02   7.0717e-02   5.6602e-03   6.3253e-02   8.9062e-02  -5.4178e-02   1.7625e-02  -7.7417e-02  -8.4455e-02   3.3944e-02  -3.9697e-02   8.6288e-02   7.4083e-02  -1.1400e-02   5.9050e-02  -8.9266e-02  -5.8662e-02  -1.1910e-02  -7.4367e-02   8.6158e-02   3.9250e-02   3.4398e-02   8.4611e-02  -7.7183e-02  -1.7176e-02  -5.4531e-02  -8.9091e-02   6.2965e-02  -6.0510e-03   7.0944e-02   8.7515e-02  -4.4479e-02   2.8851e-02  -8.2531e-02  -8.0003e-02   2.2992e-02  -4.9676e-02   8.8515e-02   6.7080e-02   3.0674e-05   6.7120e-02  -8.8509e-02  -4.9638e-02  -2.3026e-02  -8.0013e-02   8.2532e-02   2.8872e-02   4.4439e-02   8.7503e-02  -7.1014e-02  -6.1987e-03  -6.2833e-02  -8.9110e-02   5.4758e-02  -1.6846e-02   7.6988e-02   8.4761e-02  -3.4886e-02   3.8713e-02  -8.5984e-02  -7.4793e-02   1.2758e-02  -5.7947e-02   8.9266e-02   5.9926e-02   1.0125e-02   7.3294e-02  -8.6683e-02  -4.1214e-02  -3.2228e-02  -8.3791e-02   7.8502e-02   1.9970e-02   5.2095e-02   8.8842e-02  -6.5396e-02   2.3274e-03  -6.8462e-02  -8.8276e-02   4.8416e-02  -2.4131e-02   8.0370e-02   8.2406e-02  -2.8956e-02   4.3932e-02  -8.7279e-02  -7.2119e-02   8.7802e-03  -6.0320e-02   8.9260e-02   5.9183e-02   9.6144e-03   7.1816e-02  -8.7479e-02  -4.8022e-02  -1.9404e-02  -7.1378e-02   8.6867e-02</text:p>
          </table:table-cell>
        </table:table-row>
        <table:table-row table:style-name="ro2">
          <table:table-cell table:style-name="ce21" office:value-type="string">
            <text:p>5.2513e-02  -9.1372e-02  -6.8985e-02  -2.9396e-03  -7.1508e-02   8.6827e-02   3.8623e-02   3.7430e-02   8.6246e-02  -7.2948e-02  -7.3987e-03  -6.3360e-02  -8.8882e-02   5.1143e-02  -2.2903e-02   8.0663e-02   8.1243e-02  -2.4316e-02   4.9789e-02  -8.8690e-02  -6.4949e-02  -4.6248e-03  -7.0924e-02   8.7207e-02   4.2029e-02   3.2752e-02   8.4459e-02  -7.6700e-02  -1.4960e-02  -5.7301e-02  -8.9248e-02   5.8425e-02  -1.3478e-02   7.5901e-02   8.4970e-02  -3.4322e-02   4.0441e-02  -8.6787e-02  -7.2164e-02   6.8531e-03  -6.3269e-02   8.8957e-02   5.2181e-02   2.1232e-02   7.9736e-02  -8.2265e-02  -2.7048e-02  -4.7152e-02  -8.8257e-02   6.7423e-02  -7.2450e-04   6.8363e-02   8.8032e-02  -4.5935e-02   2.8389e-02  -8.2795e-02  -7.9118e-02   1.9940e-02  -5.3224e-02   8.9055e-02   6.2421e-02   7.9934e-03   7.2801e-02  -8.6550e-02  -3.9601e-02  -3.5119e-02  -8.5211e-02   7.5548e-02   1.2910e-02   5.8780e-02   8.9254e-02  -5.7146e-02   1.5030e-02  -7.6667e-02  -8.4552e-02   3.3157e-02  -4.1483e-02   8.7040e-02   7.1577e-02  -5.9356e-03   6.3867e-02  -8.8897e-02  -5.1610e-02  -2.1854e-02  -8.0000e-02   8.2068e-02   2.6610e-02   4.7499e-02   8.8315e-02  -6.7228e-02   9.7904e-04  -6.8500e-02  -8.8009e-02   4.5835e-02  -2.8464e-02   8.2813e-02   7.9122e-02  -1.9980e-02   5.3165e-02  -8.9050e-02  -6.2527e-02  -7.8152e-03  -7.2681e-02   8.6612e-02   3.9847e-02   3.4842e-02   8.5114e-02  -7.5742e-02  -1.3293e-02  -5.8470e-02  -8.9261e-02   5.7504e-02  -1.4547e-02   7.6405e-02   8.4725e-02  -3.3678e-02   4.0966e-02  -8.6906e-02  -7.1953e-02   6.5839e-03  -6.3398e-02   8.8959e-02   5.2191e-02   2.1144e-02   7.9665e-02  -8.2370e-02  -2.7364e-02  -4.6813e-02  -8.8192e-02   6.7784e-02  -1.1354e-04   6.7931e-02   8.8158e-02  -4.6623e-02   2.7574e-02  -8.2454e-02  -7.9570e-02   2.0943e-02  -5.2354e-02   8.8976e-02   6.3268e-02   6.7607e-03   7.2053e-02  -8.6872e-02  -4.0837e-02  -3.3803e-02  -8.4765e-02   7.6351e-02   1.4457e-02   5.7564e-02   8.9264e-02  -5.8440e-02   1.3317e-02  -7.5746e-02  -8.5122e-02   3.4878e-02  -3.9794e-02   8.6594e-02   7.2746e-02  -7.9494e-03   6.2415e-02  -8.9067e-02  -5.3342e-02  -1.9739e-02  -7.8996e-02   8.2932e-02   2.8792e-02   4.5510e-02   8.7943e-02  -6.8794e-02  -1.4724e-03  -6.6879e-02  -8.8401e-02   4.8025e-02  -2.5978e-02   8.1791e-02   8.0338e-02  -2.2637e-02   5.0911e-02  -8.8816e-02  -6.4542e-02  -4.9157e-03  -7.0932e-02   8.7293e-02   4.2549e-02   3.1979e-02   8.4122e-02  -7.7384e-02  -1.6484e-02  -5.5952e-02  -8.9228e-02   6.0059e-02  -1.1141e-02   7.4543e-02   8.5783e-02  -3.6999e-02   3.7672e-02  -8.5984e-02  -7.4140e-02   1.0430e-02  -6.0576e-02   8.9207e-02   5.5443e-02   1.7097e-02   7.7679e-02  -8.3939e-02  -3.1506e-02  -4.2954e-02  -8.7382e-02   7.0725e-02   4.6335e-03   6.4694e-02   8.8809e-02  -5.0871e-02   2.2606e-02  -8.0288e-02  -8.1893e-02   2.6312e-02  -4.7636e-02   8.8327e-02   6.7373e-02   5.8726e-04   6.8132e-02  -8.8158e-02  -4.6724e-02  -2.7267e-02  -8.2253e-02   7.9953e-02   2.2004e-02   5.1241e-02   8.8844e-02  -6.4710e-02   4.3442e-03  -7.0361e-02  -8.7594e-02   4.4189e-02  -2.9736e-02   8.3090e-02   7.9173e-02  -2.0862e-02   5.1661e-02  -8.8801e-02  -6.5549e-02  -1.8481e-03  -6.7682e-02   8.8367e-02   5.1702e-02   1.6181e-02   7.0220e-02  -8.7174e-02</text:p>
          </table:table-cell>
        </table:table-row>
        <table:table-row table:style-name="ro2">
          <table:table-cell table:style-name="ce21" office:value-type="string">
            <text:p>5.3373e-02  -9.1674e-02  -6.6687e-02  -7.4459e-03  -7.4735e-02   8.4958e-02   3.1393e-02   4.5370e-02   8.8288e-02  -6.5931e-02   4.9090e-03  -7.2066e-02  -8.6398e-02   3.7582e-02  -3.8623e-02   8.6649e-02   7.1595e-02  -4.4934e-03   6.5852e-02  -8.8379e-02  -4.6794e-02  -2.8706e-02  -8.3393e-02   7.7677e-02   1.5729e-02   5.7592e-02   8.9244e-02  -5.6354e-02   1.7276e-02  -7.8412e-02  -8.2883e-02   2.7474e-02  -4.7776e-02   8.8519e-02   6.5345e-02   5.0032e-03   7.1736e-02  -8.6692e-02  -3.9087e-02  -3.6720e-02  -8.6032e-02   7.3279e-02   7.6681e-03   6.3471e-02   8.8833e-02  -5.0134e-02   2.4716e-02  -8.1743e-02  -7.9833e-02   2.0370e-02  -5.3777e-02   8.9158e-02   6.0272e-02   1.2055e-02   7.5693e-02  -8.4778e-02  -3.2767e-02  -4.2857e-02  -8.7597e-02   6.9216e-02   9.6260e-04   6.7984e-02   8.7948e-02  -4.4548e-02   3.0946e-02  -8.4145e-02  -7.6726e-02   1.4035e-02  -5.8765e-02   8.9234e-02   5.5426e-02   1.8306e-02   7.8851e-02  -8.2603e-02  -2.6859e-02  -4.8229e-02  -8.8581e-02   6.5137e-02  -5.2181e-03   7.1815e-02   8.6693e-02  -3.9139e-02   3.6600e-02  -8.5982e-02  -7.3447e-02   8.0235e-03  -6.3178e-02   8.8886e-02   5.0590e-02   2.4133e-02   8.1479e-02  -8.0157e-02  -2.1121e-02  -5.3123e-02  -8.9117e-02   6.0948e-02  -1.1103e-02   7.5160e-02   8.5104e-02  -3.3777e-02   4.1868e-02  -8.7370e-02  -6.9971e-02   2.1989e-03  -6.7156e-02   8.8165e-02   4.5704e-02   2.9659e-02   8.3671e-02  -7.7449e-02  -1.5475e-02  -5.7639e-02  -8.9261e-02   5.6629e-02  -1.6767e-02   7.8094e-02   8.3206e-02  -2.8425e-02   4.6816e-02  -8.8359e-02  -6.6301e-02  -3.4795e-03  -7.0755e-02   8.7103e-02   4.0757e-02   3.4925e-02   8.5469e-02  -7.4497e-02  -9.9064e-03  -6.1814e-02  -8.9045e-02   5.2188e-02  -2.2228e-02   8.0647e-02   8.1024e-02  -2.3089e-02   5.1463e-02  -8.8978e-02  -6.2458e-02  -9.0107e-03  -7.3994e-02   8.5728e-02   3.5768e-02   3.9931e-02   8.6895e-02  -7.1328e-02  -4.4323e-03  -6.5652e-02  -8.8494e-02   4.7657e-02  -2.7473e-02   8.2834e-02   7.8590e-02  -1.7798e-02   5.5801e-02  -8.9249e-02  -5.8480e-02  -1.4366e-02  -7.6875e-02   8.4073e-02   3.0782e-02   4.4656e-02   8.7965e-02  -6.7988e-02   9.0255e-04  -6.9143e-02  -8.7641e-02   4.3089e-02  -3.2460e-02   8.4658e-02   7.5956e-02  -1.2614e-02   5.9801e-02  -8.9199e-02  -5.4436e-02  -1.9483e-02  -7.9387e-02   8.2191e-02   2.5879e-02   4.9045e-02   8.8695e-02  -6.4556e-02   6.0101e-03  -7.2253e-02  -8.6536e-02   3.8590e-02  -3.7106e-02   8.6119e-02   7.3209e-02  -7.6601e-03   6.3395e-02  -8.8871e-02  -5.0454e-02  -2.4234e-02  -8.1500e-02   8.0179e-02   2.1225e-02   5.2985e-02   8.9111e-02  -6.1193e-02   1.0701e-02  -7.4904e-02  -8.5282e-02   3.4383e-02  -4.1218e-02   8.7205e-02   7.0548e-02  -3.2163e-03   6.6423e-02  -8.8358e-02  -4.6843e-02  -2.8304e-02  -8.3128e-02   7.8277e-02   1.7244e-02   5.6162e-02   8.9266e-02  -5.8328e-02   1.4446e-02  -7.6855e-02  -8.4155e-02   3.1129e-02  -4.4201e-02   8.7856e-02   6.8581e-02  -2.0397e-04   6.8310e-02  -8.7942e-02  -4.4682e-02  -3.0507e-02  -8.3888e-02   7.7370e-02   1.5662e-02   5.7189e-02   8.9291e-02  -5.7873e-02   1.4633e-02  -7.6715e-02  -8.4452e-02   3.2552e-02  -4.2198e-02   8.7224e-02   7.1264e-02  -5.9323e-03   6.3169e-02  -8.8911e-02  -5.5254e-02  -1.2935e-02  -6.9016e-02   8.7462e-02</text:p>
          </table:table-cell>
        </table:table-row>
        <table:table-row table:style-name="ro2">
          <table:table-cell table:style-name="ce21" office:value-type="string">
            <text:p>5.4231e-02  -9.1923e-02  -6.4296e-02  -1.1933e-02  -7.7668e-02   8.2606e-02   2.3921e-02   5.2852e-02   8.9203e-02  -5.7877e-02   1.7123e-02  -7.9142e-02  -8.1622e-02   2.2867e-02  -5.2982e-02   8.9162e-02   5.8708e-02   1.5557e-02   7.8198e-02  -8.2547e-02  -2.5417e-02  -5.0620e-02  -8.8986e-02   6.1177e-02  -1.2100e-02   7.6378e-02   8.3919e-02  -2.9146e-02   4.7257e-02  -8.8583e-02  -6.4181e-02  -7.8299e-03  -7.4029e-02   8.5330e-02   3.3367e-02   4.3329e-02   8.7906e-02  -6.7336e-02   3.1280e-03  -7.1273e-02  -8.6615e-02   3.7797e-02  -3.9014e-02   8.6929e-02   7.0469e-02  -1.8274e-03   6.8165e-02  -8.7689e-02  -4.2294e-02  -3.4409e-02  -8.5640e-02   7.3481e-02   6.9347e-03   6.4743e-02   8.8505e-02  -4.6770e-02   2.9574e-02  -8.4033e-02  -7.6312e-02   1.2127e-02  -6.1030e-02   8.9033e-02   5.1167e-02   2.4553e-02   8.2108e-02  -7.8923e-02  -1.7355e-02  -5.7049e-02  -8.9254e-02   5.5440e-02  -1.9381e-02   7.9866e-02   8.1281e-02  -2.2580e-02   5.2820e-02  -8.9156e-02  -5.9556e-02  -1.4088e-02  -7.7313e-02   8.3364e-02   2.7767e-02   4.8362e-02   8.8729e-02  -6.3484e-02   8.7034e-03  -7.4455e-02  -8.5153e-02   3.2888e-02  -4.3694e-02   8.7969e-02   6.7201e-02   3.2528e-03   7.1302e-02  -8.6634e-02  -3.7914e-02  -3.8836e-02  -8.6874e-02   7.0685e-02   2.2387e-03   6.7862e-02   8.7794e-02  -4.2822e-02   3.3807e-02  -8.5443e-02  -7.3916e-02   7.7465e-03  -6.4149e-02   8.8624e-02   4.7586e-02   2.8627e-02   8.3679e-02  -7.6876e-02  -1.3247e-02  -6.0174e-02  -8.9115e-02   5.2186e-02  -2.3317e-02   8.1585e-02   7.9550e-02  -1.8717e-02   5.5950e-02  -8.9263e-02  -5.6600e-02  -1.7896e-02  -7.9165e-02   8.1924e-02   2.4134e-02   5.1493e-02   8.9063e-02  -6.0809e-02   1.2386e-02  -7.6427e-02  -8.3985e-02   2.9475e-02  -4.6818e-02   8.8511e-02   6.4793e-02   6.8076e-03   7.3377e-02  -8.5721e-02  -3.4718e-02  -4.1940e-02  -8.7606e-02   6.8534e-02  -1.1813e-03   7.0024e-02   8.7123e-02  -3.9844e-02   3.6876e-02  -8.6348e-02  -7.2016e-02   4.4722e-03  -6.6376e-02   8.8180e-02   4.4831e-02   3.1642e-02   8.4736e-02  -7.5223e-02  -1.0133e-02  -6.2444e-02  -8.8886e-02   4.9659e-02  -2.6255e-02   8.2772e-02   7.8139e-02  -1.5780e-02   5.8236e-02  -8.9231e-02  -5.4309e-02  -2.0731e-02  -8.0457e-02   8.0751e-02   2.1396e-02   5.3762e-02   8.9209e-02  -5.8764e-02   1.5084e-02  -7.7791e-02  -8.3043e-02   2.6963e-02  -4.9030e-02   8.8813e-02   6.3007e-02   9.3280e-03   7.4774e-02  -8.5004e-02  -3.2465e-02  -4.4045e-02  -8.8033e-02   6.7022e-02  -3.4725e-03   7.1402e-02   8.6618e-02  -3.7889e-02   3.8809e-02  -8.6858e-02  -7.0794e-02   2.4773e-03  -6.7667e-02   8.7870e-02   4.3227e-02   3.3314e-02   8.5272e-02  -7.4312e-02  -8.5252e-03  -6.3549e-02  -8.8743e-02   4.8478e-02  -2.7541e-02   8.3246e-02   7.7564e-02  -1.4691e-02   5.9010e-02  -8.9209e-02  -5.3654e-02  -2.1440e-02  -8.0732e-02   8.0544e-02   2.1027e-02   5.3971e-02   8.9226e-02  -5.8795e-02   1.4904e-02  -7.7631e-02  -8.3250e-02   2.7655e-02  -4.8261e-02   8.8707e-02   6.3999e-02   7.6824e-03   7.3714e-02  -8.5685e-02  -3.4879e-02  -4.1444e-02  -8.7431e-02   6.9531e-02   9.1697e-04   6.8322e-02   8.7839e-02  -4.3628e-02   3.2079e-02  -8.4548e-02  -7.6269e-02   1.3668e-02  -5.8304e-02   8.9111e-02   5.8668e-02   9.6702e-03   6.7767e-02  -8.7731e-02</text:p>
          </table:table-cell>
        </table:table-row>
        <table:table-row table:style-name="ro2">
          <table:table-cell table:style-name="ce21" office:value-type="string">
            <text:p>5.5086e-02  -9.2118e-02  -6.1815e-02  -1.6391e-02  -8.0294e-02   7.9785e-02   1.6263e-02   5.9800e-02   8.8980e-02  -4.8912e-02   2.9012e-02  -8.4427e-02  -7.4680e-02   7.4477e-03  -6.5472e-02   8.8099e-02   4.3166e-02   3.4819e-02   8.6132e-02  -7.1556e-02  -2.2911e-03  -6.8712e-02  -8.7241e-02   3.9189e-02  -3.8752e-02   8.7133e-02   6.9086e-02   1.6092e-03   7.1073e-02  -8.6395e-02  -3.5926e-02  -4.1893e-02  -8.7818e-02   6.6904e-02  -4.9192e-03   7.2997e-02   8.5541e-02  -3.3020e-02   4.4612e-02  -8.8316e-02  -6.4867e-02  -7.8987e-03  -7.4658e-02   8.4664e-02   3.0319e-02   4.7068e-02   8.8684e-02  -6.2906e-02   1.0671e-02  -7.6139e-02  -8.3758e-02   2.7744e-02  -4.9346e-02   8.8949e-02   6.0986e-02   1.3300e-02   7.7483e-02  -8.2817e-02  -2.5253e-02  -5.1489e-02  -8.9128e-02   5.9084e-02  -1.5826e-02   7.8718e-02   8.1838e-02  -2.2819e-02   5.3525e-02  -8.9230e-02  -5.7188e-02  -1.8271e-02  -7.9858e-02   8.0819e-02   2.0426e-02   5.5473e-02   8.9261e-02  -5.5291e-02   2.0650e-02  -8.0915e-02  -7.9761e-02   1.8065e-02  -5.7343e-02   8.9226e-02   5.3387e-02   2.2972e-02   8.1896e-02  -7.8663e-02  -1.5728e-02  -5.9142e-02  -8.9128e-02   5.1473e-02  -2.5246e-02   8.2805e-02   7.7524e-02  -1.3412e-02   6.0878e-02  -8.8970e-02  -4.9547e-02  -2.7474e-02  -8.3646e-02   7.6346e-02   1.1114e-02   6.2552e-02   8.8753e-02  -4.7610e-02   2.9659e-02  -8.4423e-02  -7.5130e-02   8.8318e-03  -6.4167e-02   8.8480e-02   4.5660e-02   3.1803e-02   8.5137e-02  -7.3876e-02  -6.5656e-03  -6.5726e-02  -8.8152e-02   4.3699e-02  -3.3907e-02   8.5789e-02   7.2586e-02  -4.3156e-03   6.7228e-02  -8.7770e-02  -4.1727e-02  -3.5971e-02  -8.6381e-02   7.1261e-02   2.0827e-03   6.8676e-02   8.7337e-02  -3.9747e-02   3.7995e-02  -8.6914e-02  -6.9904e-02  -1.3177e-04  -7.0068e-02   8.6855e-02   3.7760e-02   3.9977e-02   8.7390e-02  -6.8517e-02   2.3257e-03  -7.1404e-02  -8.6324e-02   3.5769e-02  -4.1916e-02   8.7808e-02   6.7103e-02   4.4964e-03   7.2685e-02  -8.5747e-02  -3.3777e-02  -4.3809e-02  -8.8171e-02   6.5665e-02  -6.6404e-03   7.3909e-02   8.5128e-02  -3.1790e-02   4.5656e-02  -8.8479e-02  -6.4207e-02  -8.7535e-03  -7.5076e-02   8.4469e-02   2.9812e-02   4.7450e-02   8.8733e-02  -6.2735e-02   1.0830e-02  -7.6183e-02  -8.3775e-02   2.7850e-02  -4.9189e-02   8.8935e-02   6.1256e-02   1.2862e-02   7.7229e-02  -8.3050e-02  -2.5913e-02  -5.0866e-02  -8.9087e-02   5.9779e-02  -1.4840e-02   7.8211e-02   8.2302e-02  -2.4015e-02   5.2472e-02  -8.9192e-02  -5.8318e-02  -1.6750e-02  -7.9124e-02   8.1541e-02   2.2172e-02   5.3995e-02   8.9252e-02  -5.6889e-02   1.8572e-02  -7.9962e-02  -8.0780e-02   2.0411e-02  -5.5417e-02   8.9273e-02   5.5521e-02   2.0273e-02   8.0715e-02  -8.0043e-02  -1.8773e-02  -5.6707e-02  -8.9261e-02   5.4258e-02  -2.1805e-02   8.1365e-02   7.9365e-02  -1.7327e-02   5.7813e-02  -8.9229e-02  -5.3177e-02  -2.3073e-02  -8.1880e-02   7.8810e-02   1.6202e-02   5.8637e-02   8.9195e-02  -5.2426e-02   2.3897e-02  -8.2185e-02  -7.8505e-02   1.5669e-02  -5.8955e-02   8.9191e-02   5.2337e-02   2.3836e-02   8.2087e-02  -7.8754e-02  -1.6439e-02  -5.8132e-02  -8.9257e-02   5.3884e-02  -2.1460e-02   8.0808e-02   8.0517e-02  -2.1299e-02   5.3113e-02  -8.8966e-02  -6.1937e-02  -6.3922e-03  -6.6474e-02   8.7982e-02</text:p>
          </table:table-cell>
        </table:table-row>
        <table:table-row table:style-name="ro2">
          <table:table-cell table:style-name="ce21" office:value-type="string">
            <text:p>5.5938e-02  -9.2260e-02  -5.9247e-02  -2.0807e-02  -8.2602e-02   7.6509e-02   8.4801e-03   6.6144e-02   8.7621e-02  -3.9177e-02   4.0348e-02  -8.7802e-02  -6.5757e-02  -8.2002e-03  -7.5652e-02   8.3503e-02   2.5670e-02   5.2317e-02   8.9205e-02  -5.6095e-02   2.0993e-02  -8.1616e-02  -7.8302e-02   1.3685e-02  -6.1635e-02   8.8727e-02   4.6426e-02   3.2169e-02   8.5614e-02  -7.2153e-02  -2.3226e-03  -6.9318e-02  -8.6820e-02   3.6531e-02  -4.2275e-02   8.8079e-02   6.5139e-02   8.6327e-03   7.5666e-02  -8.3664e-02  -2.6396e-02  -5.1460e-02  -8.9177e-02   5.7346e-02  -1.9204e-02   8.0778e-02   7.9368e-02  -1.6080e-02   5.9743e-02  -8.8992e-02  -4.8872e-02  -2.9342e-02  -8.4685e-02   7.4026e-02   5.6756e-03   6.7097e-02   8.7582e-02  -3.9820e-02   3.8969e-02  -8.7394e-02  -6.7725e-02  -4.7091e-03  -7.3474e-02   8.4997e-02   3.0304e-02   4.7996e-02   8.8907e-02  -6.0561e-02   1.4959e-02  -7.8827e-02  -8.1294e-02   2.0442e-02  -5.6332e-02   8.9230e-02   5.2632e-02   2.4957e-02   8.3109e-02  -7.6535e-02  -1.0357e-02  -6.3887e-02  -8.8378e-02   4.4046e-02  -3.4586e-02   8.6285e-02   7.0793e-02  -1.7556e-04   7.0578e-02  -8.6375e-02  -3.4915e-02  -4.3731e-02  -8.8326e-02   6.4149e-02  -9.9760e-03   7.6333e-02   8.3258e-02  -2.5359e-02   5.2283e-02  -8.9219e-02  -5.6693e-02  -1.9971e-02  -8.1087e-02   7.9074e-02   1.5501e-02   6.0140e-02   8.8961e-02  -4.8526e-02   2.9686e-02  -8.4788e-02  -7.3885e-02   5.4655e-03  -6.7209e-02   8.7564e-02   3.9756e-02   3.8999e-02   8.7396e-02  -6.7762e-02   4.6185e-03  -7.3404e-02  -8.5052e-02   3.0496e-02  -4.7797e-02   8.8886e-02   6.0789e-02   1.4624e-02   7.8654e-02  -8.1464e-02  -2.0868e-02  -5.5971e-02  -8.9246e-02   5.3059e-02  -2.4424e-02   8.2898e-02   7.6852e-02  -1.0993e-02   6.3421e-02  -8.8476e-02  -4.4673e-02  -3.3897e-02  -8.6087e-02   7.1280e-02   1.0002e-03   7.0057e-02   8.6595e-02  -3.5743e-02   4.2924e-02  -8.8188e-02  -6.4824e-02  -8.9844e-03  -7.5801e-02   8.3632e-02   2.6384e-02   5.1394e-02   8.9181e-02  -5.7573e-02   1.8834e-02  -8.0585e-02  -7.9633e-02   1.6719e-02  -5.9203e-02   8.9061e-02   4.9624e-02   2.8423e-02   8.4356e-02  -7.4657e-02  -6.8735e-03  -6.6257e-02  -8.7840e-02   4.1085e-02  -3.7633e-02   8.7073e-02   6.8775e-02   3.0245e-03   7.2471e-02  -8.5542e-02  -3.2071e-02  -4.6347e-02  -8.8713e-02   6.2075e-02  -1.2846e-02   7.7775e-02   8.2212e-02  -2.2707e-02   5.4458e-02  -8.9269e-02  -5.4654e-02  -2.2463e-02  -8.2112e-02   7.7907e-02   1.3120e-02   6.1867e-02   8.8749e-02  -4.6625e-02   3.1750e-02  -8.5439e-02  -7.2704e-02   3.4485e-03  -6.8487e-02   8.7184e-02   3.8113e-02   4.0581e-02   8.7733e-02  -6.6701e-02   6.1660e-03  -7.4240e-02  -8.4627e-02   2.9261e-02  -4.8837e-02   8.8994e-02   6.0021e-02   1.5570e-02   7.9067e-02  -8.1162e-02  -2.0237e-02  -5.6398e-02  -8.9249e-02   5.2825e-02  -2.4592e-02   8.2924e-02   7.6919e-02  -1.1251e-02   6.3139e-02  -8.8569e-02  -4.5341e-02  -3.3020e-02  -8.5793e-02   7.2113e-02   2.6031e-03   6.8913e-02   8.7108e-02  -3.7946e-02   4.0531e-02  -8.7689e-02  -6.7158e-02  -5.1558e-03  -7.3474e-02   8.5219e-02   3.1459e-02   4.6413e-02   8.8676e-02  -6.3125e-02   1.0509e-02  -7.6051e-02  -8.3965e-02   2.8768e-02  -4.7626e-02   8.8477e-02   6.5053e-02   3.1053e-03   6.5137e-02  -8.8213e-02</text:p>
          </table:table-cell>
        </table:table-row>
        <table:table-row table:style-name="ro2">
          <table:table-cell table:style-name="ce21" office:value-type="string">
            <text:p>5.6786e-02  -9.2347e-02  -5.6595e-02  -2.5170e-02  -8.4584e-02   7.2798e-02   6.3112e-04   7.1821e-02   8.5144e-02  -2.8825e-02   5.0917e-02  -8.9190e-02  -5.5089e-02  -2.3596e-02  -8.3164e-02   7.5558e-02   7.0131e-03   6.7162e-02   8.7244e-02  -3.7128e-02   4.2832e-02  -8.8357e-02  -6.2906e-02  -1.3048e-02  -7.8521e-02   8.0992e-02   1.8507e-02   5.8812e-02   8.8983e-02  -4.7843e-02   3.1626e-02  -8.5757e-02  -7.1203e-02  -3.6567e-04  -7.1639e-02   8.5562e-02   3.1001e-02   4.8367e-02   8.9030e-02  -5.8457e-02   1.8881e-02  -8.1114e-02  -7.8464e-02   1.3058e-02  -6.2790e-02   8.8424e-02   4.3352e-02   3.6382e-02   8.7027e-02  -6.8096e-02   5.2724e-03  -7.4425e-02  -8.4086e-02   2.6537e-02  -5.2221e-02   8.9242e-02   5.4941e-02   2.3266e-02   8.2880e-02  -7.6264e-02  -8.7088e-03  -6.5805e-02  -8.7739e-02   3.9571e-02  -4.0213e-02   8.7868e-02   6.5324e-02   9.4073e-03   7.6622e-02  -8.2627e-02  -2.2626e-02  -5.5448e-02  -8.9230e-02   5.1737e-02  -2.7082e-02   8.4269e-02   7.4147e-02  -4.8028e-03   6.8377e-02  -8.6945e-02  -3.6072e-02  -4.3610e-02  -8.8463e-02   6.2666e-02  -1.3177e-02   7.8496e-02   8.1129e-02  -1.8973e-02   5.8334e-02  -8.9057e-02  -4.8664e-02  -3.0589e-02  -8.5416e-02   7.2036e-02   1.1346e-03   7.0672e-02   8.6048e-02  -3.2716e-02   4.6739e-02  -8.8874e-02  -6.0047e-02  -1.6724e-02  -8.0142e-02   7.9572e-02   1.5471e-02   6.0983e-02   8.8747e-02  -4.5656e-02   3.3886e-02  -8.6374e-02  -6.9903e-02  -2.3756e-03  -7.2758e-02   8.5054e-02   2.9448e-02   4.9667e-02   8.9131e-02  -5.7440e-02   2.0106e-02  -8.1601e-02  -7.7954e-02   1.2077e-02  -6.3441e-02   8.8316e-02   4.2691e-02   3.7013e-02   8.7170e-02  -6.7744e-02   5.7578e-03  -7.4664e-02  -8.3971e-02   2.6251e-02  -5.2423e-02   8.9252e-02   5.4841e-02   2.3344e-02   8.2895e-02  -7.6282e-02  -8.7828e-03  -6.5726e-02  -8.7776e-02   3.9767e-02  -3.9981e-02   8.7819e-02   6.5567e-02   9.0147e-03   7.6401e-02  -8.2812e-02  -2.3132e-02  -5.5010e-02  -8.9249e-02   5.2262e-02  -2.6433e-02   8.4033e-02   7.4572e-02  -5.6008e-03   6.7840e-02  -8.7144e-02  -3.6907e-02  -4.2780e-02  -8.8330e-02   6.3395e-02  -1.2126e-02   7.7971e-02   8.1601e-02  -2.0120e-02   5.7415e-02  -8.9138e-02  -4.9739e-02  -2.9344e-02  -8.5015e-02   7.2857e-02   2.5719e-03   6.9765e-02   8.6443e-02  -3.4159e-02   4.5376e-02  -8.8712e-02  -6.1279e-02  -1.5037e-02  -7.9358e-02   8.0376e-02   1.7282e-02   5.9596e-02   8.8939e-02  -4.7345e-02   3.2010e-02  -8.5835e-02  -7.1204e-02  -2.1207e-04  -7.1458e-02   8.5720e-02   3.1627e-02   4.7684e-02   8.8973e-02  -5.9322e-02   1.7625e-02  -8.0520e-02  -7.9223e-02   1.4772e-02  -6.1453e-02   8.8694e-02   4.5243e-02   3.4265e-02   8.6465e-02  -6.9762e-02   2.5281e-03  -7.2802e-02  -8.5074e-02   2.9574e-02  -4.9481e-02   8.9125e-02   5.7790e-02   1.9561e-02   8.1335e-02  -7.8358e-02  -1.3011e-02  -6.2688e-02  -8.8501e-02   4.3904e-02  -3.5612e-02   8.6803e-02   6.8977e-02   3.6746e-03   7.3400e-02  -8.4810e-02  -2.8870e-02  -4.9981e-02  -8.9162e-02   5.7623e-02  -1.9587e-02   8.1265e-02   7.8595e-02  -1.3756e-02   6.1934e-02  -8.8701e-02  -4.5520e-02  -3.3474e-02  -8.6108e-02   7.1179e-02   6.0615e-04   7.0337e-02   8.6578e-02  -3.6019e-02   4.1873e-02  -8.7645e-02  -6.8007e-02   1.8595e-04  -6.3759e-02   8.8427e-02</text:p>
          </table:table-cell>
        </table:table-row>
        <table:table-row table:style-name="ro2">
          <table:table-cell table:style-name="ce21" office:value-type="string">
            <text:p>5.7631e-02  -9.2380e-02  -5.3864e-02  -2.9470e-02  -8.6230e-02   6.8672e-02  -7.2227e-03   7.6772e-02   8.1580e-02  -1.8019e-02   6.0516e-02  -8.8560e-02  -4.2959e-02  -3.8266e-02  -8.7742e-02   6.4582e-02  -1.1961e-02   7.8603e-02   8.0358e-02  -1.5840e-02   6.1721e-02  -8.8427e-02  -4.2321e-02  -3.8609e-02  -8.7767e-02   6.4741e-02  -1.1510e-02   7.8294e-02   8.0740e-02  -1.6857e-02   6.0867e-02  -8.8605e-02  -4.3597e-02  -3.7197e-02  -8.7458e-02   6.5947e-02  -9.6736e-03   7.7355e-02   8.1580e-02  -1.8890e-02   5.9290e-02  -8.8847e-02  -4.5549e-02  -3.5094e-02  -8.6964e-02   6.7540e-02  -7.2480e-03   7.6094e-02   8.2570e-02  -2.1373e-02   5.7339e-02  -8.9061e-02  -4.7802e-02  -3.2626e-02  -8.6320e-02   6.9289e-02  -4.5102e-03   7.4614e-02   8.3590e-02  -2.4089e-02   5.5144e-02  -8.9206e-02  -5.0197e-02  -2.9928e-02  -8.5539e-02   7.1090e-02  -1.5842e-03   7.2960e-02   8.4583e-02  -2.6935e-02   5.2770e-02  -8.9260e-02  -5.2655e-02  -2.7069e-02  -8.4626e-02   7.2887e-02   1.4647e-03   7.1156e-02   8.5514e-02  -2.9853e-02   5.0250e-02  -8.9210e-02  -5.5129e-02  -2.4088e-02  -8.3584e-02   7.4648e-02   4.5976e-03   6.9216e-02   8.6364e-02  -3.2808e-02   4.7606e-02  -8.9048e-02  -5.7592e-02  -2.1010e-02  -8.2413e-02   7.6351e-02   7.7895e-03   6.7149e-02   8.7120e-02  -3.5778e-02   4.4850e-02  -8.8766e-02  -6.0023e-02  -1.7851e-02  -8.1113e-02   7.7983e-02   1.1023e-02   6.4959e-02   8.7773e-02  -3.8746e-02   4.1993e-02  -8.8362e-02  -6.2410e-02  -1.4622e-02  -7.9686e-02   7.9533e-02   1.4287e-02   6.2651e-02   8.8315e-02  -4.1700e-02   3.9041e-02  -8.7832e-02  -6.4742e-02  -1.1332e-02  -7.8131e-02   8.0991e-02   1.7571e-02   6.0228e-02   8.8740e-02  -4.4632e-02   3.5999e-02  -8.7171e-02  -6.7010e-02  -7.9858e-03  -7.6447e-02   8.2352e-02   2.0870e-02   5.7690e-02   8.9043e-02  -4.7536e-02   3.2868e-02  -8.6377e-02  -6.9209e-02  -4.5876e-03  -7.4631e-02   8.3610e-02   2.4179e-02   5.5035e-02   8.9220e-02  -5.0406e-02   2.9648e-02  -8.5445e-02  -7.1335e-02  -1.1379e-03  -7.2679e-02   8.4760e-02   2.7497e-02   5.2261e-02   8.9264e-02  -5.3241e-02   2.6337e-02  -8.4370e-02  -7.3383e-02   2.3659e-03  -7.0586e-02   8.5797e-02   3.0825e-02   4.9361e-02   8.9171e-02  -5.6042e-02   2.2928e-02  -8.3143e-02  -7.5353e-02   5.9311e-03  -6.8342e-02   8.6719e-02   3.4171e-02   4.6323e-02   8.8932e-02  -5.8811e-02   1.9405e-02  -8.1752e-02  -7.7245e-02   9.5725e-03  -6.5927e-02   8.7518e-02   3.7548e-02   4.3123e-02   8.8535e-02  -6.1561e-02   1.5743e-02  -8.0176e-02  -7.9063e-02   1.3318e-02  -6.3313e-02   8.8191e-02   4.0983e-02   3.9722e-02   8.7961e-02  -6.4312e-02   1.1894e-02  -7.8379e-02  -8.0817e-02   1.7222e-02  -6.0443e-02   8.8727e-02   4.4528e-02   3.6042e-02   8.7172e-02  -6.7106e-02   7.7603e-03  -7.6288e-02  -8.2527e-02   2.1393e-02  -5.7202e-02   8.9107e-02   4.8295e-02   3.1921e-02   8.6092e-02  -7.0039e-02   3.1297e-03  -7.3742e-02  -8.4240e-02   2.6086e-02  -5.3315e-02   8.9286e-02   5.2557e-02   2.6943e-02   8.4514e-02  -7.3352e-02  -2.5754e-03  -7.0279e-02  -8.6071e-02   3.2049e-02  -4.7927e-02   8.9078e-02   5.8193e-02   1.9655e-02   8.1612e-02  -7.7893e-02  -1.1712e-02  -6.3738e-02  -8.8332e-02   4.2997e-02  -3.5888e-02   8.6475e-02   7.0794e-02  -3.4769e-03   6.2340e-02  -8.8623e-02</text:p>
          </table:table-cell>
        </table:table-row>
        <table:table-row table:style-name="ro2">
          <table:table-cell table:style-name="ce21" office:value-type="string">
            <text:p>5.8471e-02  -9.2357e-02  -5.1056e-02  -3.3695e-02  -8.7534e-02   6.4154e-02  -1.5021e-02   8.0947e-02   7.6973e-02  -6.9288e-03   6.8963e-02  -8.5924e-02  -2.9688e-02  -5.1759e-02  -8.9223e-02   5.1015e-02  -3.0394e-02   8.6059e-02   6.8936e-02   6.4375e-03   7.6361e-02  -8.1819e-02  -1.8246e-02  -6.0706e-02  -8.8475e-02   4.1681e-02  -4.0223e-02   8.8244e-02   6.1960e-02   1.6481e-02   8.1047e-02  -7.7411e-02  -8.6487e-03  -6.7386e-02  -8.6743e-02   3.3155e-02  -4.8308e-02   8.9156e-02   5.5056e-02   2.5318e-02   8.4412e-02  -7.2568e-02   2.5395e-04  -7.2861e-02  -8.4252e-02   2.4864e-02  -5.5410e-02   8.9139e-02   4.7998e-02   3.3455e-02   8.6811e-02  -6.7263e-02   8.7679e-03  -7.7436e-02  -8.1083e-02   1.6651e-02  -6.1761e-02   8.8319e-02   4.0731e-02   4.1050e-02   8.8371e-02  -6.1509e-02   1.6984e-02  -8.1220e-02  -7.7283e-02   8.4787e-03  -6.7441e-02   8.6757e-02   3.3260e-02   4.8150e-02   8.9151e-02  -5.5335e-02   2.4918e-02  -8.4260e-02  -7.2894e-02   3.5928e-04  -7.2476e-02   8.4496e-02   2.5615e-02   5.4759e-02   8.9186e-02  -4.8781e-02   3.2553e-02  -8.6574e-02  -6.7957e-02  -7.6754e-03  -7.6868e-02   8.1570e-02   1.7837e-02   6.0860e-02   8.8499e-02  -4.1893e-02   3.9858e-02  -8.8171e-02  -6.2517e-02  -1.5583e-02  -8.0610e-02   7.8015e-02   9.9764e-03   6.6431e-02   8.7113e-02  -3.4721e-02   4.6796e-02  -8.9059e-02  -5.6618e-02  -2.3314e-02  -8.3691e-02   7.3868e-02   2.0865e-03   7.1445e-02   8.5051e-02  -2.7320e-02   5.3326e-02  -8.9245e-02  -5.0311e-02  -3.0820e-02  -8.6101e-02   6.9168e-02  -5.7763e-03   7.5876e-02   8.2339e-02  -1.9746e-02   5.9408e-02  -8.8738e-02  -4.3647e-02  -3.8048e-02  -8.7835e-02   6.3959e-02  -1.3554e-02   7.9701e-02   7.9009e-02  -1.2059e-02   6.5003e-02  -8.7554e-02  -3.6683e-02  -4.4950e-02  -8.8888e-02   5.8288e-02  -2.1190e-02   8.2899e-02   7.5094e-02  -4.3199e-03   7.0076e-02  -8.5712e-02  -2.9477e-02  -5.1474e-02  -8.9264e-02   5.2208e-02  -2.8624e-02   8.5455e-02   7.0636e-02   3.4083e-03   7.4594e-02  -8.3238e-02  -2.2093e-02  -5.7575e-02  -8.8972e-02   4.5775e-02  -3.5799e-02   8.7359e-02   6.5681e-02   1.1061e-02   7.8530e-02  -8.0164e-02  -1.4596e-02  -6.3209e-02  -8.8025e-02   3.9052e-02  -4.2657e-02   8.8608e-02   6.0284e-02   1.8572e-02   8.1860e-02  -7.6533e-02  -7.0572e-03  -6.8334e-02  -8.6450e-02   3.2110e-02  -4.9142e-02   8.9208e-02   5.4510e-02   2.5871e-02   8.4570e-02  -7.2397e-02   4.4393e-04  -7.2913e-02  -8.4283e-02   2.5030e-02  -5.5195e-02   8.9173e-02   4.8437e-02   3.2881e-02   8.6650e-02  -6.7827e-02   7.8168e-03  -7.6912e-02  -8.1580e-02   1.7915e-02  -6.0755e-02   8.8539e-02   4.2171e-02   3.9513e-02   8.8107e-02  -6.2923e-02   1.4946e-02  -8.0300e-02  -7.8427e-02   1.0900e-02  -6.5749e-02   8.7365e-02   3.5864e-02   4.5648e-02   8.8962e-02  -5.7845e-02   2.1662e-02  -8.3047e-02  -7.4975e-02   4.2085e-03  -7.0073e-02   8.5775e-02   2.9788e-02   5.1087e-02   8.9278e-02  -5.2901e-02   2.7644e-02  -8.5107e-02  -7.1546e-02  -1.6932e-03  -7.3512e-02   8.4054e-02   2.4578e-02   5.5349e-02   8.9210e-02  -4.8902e-02   3.2012e-02  -8.6337e-02  -6.9091e-02  -5.3194e-03  -7.5289e-02   8.3143e-02   2.2635e-02   5.6338e-02   8.9210e-02  -4.9648e-02   2.9702e-02  -8.4972e-02  -7.3407e-02   6.7631e-03  -6.0882e-02   8.8801e-02</text:p>
          </table:table-cell>
        </table:table-row>
        <table:table-row table:style-name="ro2">
          <table:table-cell table:style-name="ce21" office:value-type="string">
            <text:p>5.9308e-02  -9.2279e-02  -4.8176e-02  -3.7834e-02  -8.8491e-02   5.9270e-02  -2.2702e-02   8.4304e-02   7.1382e-02   4.2702e-03   7.6096e-02  -8.1343e-02  -1.5629e-02  -6.3659e-02  -8.7556e-02   3.5402e-02  -4.7452e-02   8.9151e-02   5.3623e-02   2.8313e-02   8.5743e-02  -6.9032e-02   7.3334e-03  -7.7355e-02  -8.0573e-02   1.4239e-02  -6.4378e-02   8.7449e-02   3.5095e-02   4.7519e-02   8.9161e-02  -5.3948e-02   2.7755e-02  -8.5540e-02  -6.9627e-02  -6.2627e-03  -7.6756e-02   8.1146e-02   1.5661e-02   6.3306e-02   8.7770e-02  -3.6677e-02   4.5985e-02  -8.9066e-02  -5.5493e-02  -2.5835e-02  -8.4931e-02   7.0946e-02  -4.0802e-03   7.5595e-02   8.2075e-02  -1.7948e-02   6.1617e-02  -8.8180e-02  -3.8895e-02  -4.3843e-02  -8.8872e-02   5.7468e-02  -2.3359e-02   8.4097e-02   7.2516e-02   1.4223e-03   7.4137e-02  -8.3103e-02  -2.0614e-02  -5.9599e-02  -8.8569e-02   4.1390e-02  -4.1373e-02   8.8567e-02   5.9618e-02   2.0583e-02   8.3089e-02  -7.4168e-02  -1.4887e-03  -7.2470e-02  -8.4133e-02   2.3476e-02  -5.7359e-02   8.8891e-02   4.4017e-02   3.8691e-02   8.8143e-02  -6.1836e-02   1.7618e-02  -8.1930e-02  -7.5825e-02   4.5529e-03  -7.0632e-02   8.5114e-02   2.6447e-02   5.4948e-02   8.9121e-02  -4.6704e-02   3.5849e-02  -8.7595e-02  -6.4065e-02  -1.4519e-02  -8.0626e-02   7.7449e-02   7.7185e-03   6.8644e-02   8.6021e-02  -2.9480e-02   5.2392e-02  -8.9245e-02  -4.9412e-02  -3.2878e-02  -8.6918e-02   6.6274e-02  -1.1315e-02   7.9181e-02   7.9013e-02  -1.0956e-02   6.6515e-02  -8.6836e-02  -3.2549e-02  -4.9704e-02  -8.9252e-02   5.2118e-02  -2.9794e-02   8.6108e-02   6.8442e-02   8.0244e-03   7.7597e-02  -8.0504e-02  -1.4249e-02  -6.4248e-02  -8.7549e-02   3.5637e-02  -4.6890e-02   8.9135e-02   5.4806e-02   2.6604e-02   8.5160e-02  -7.0559e-02   4.6554e-03  -7.5870e-02  -8.1910e-02   1.7588e-02  -6.1843e-02   8.8150e-02   3.8737e-02   4.3951e-02   8.8885e-02  -5.7470e-02   2.3310e-02  -8.4068e-02  -7.2615e-02  -1.2092e-03  -7.3995e-02   8.3225e-02   2.0972e-02   5.9294e-02   8.8632e-02  -4.1846e-02   4.0880e-02  -8.8496e-02  -6.0106e-02  -1.9905e-02  -8.2821e-02   7.4608e-02   2.3212e-03   7.1959e-02   8.4442e-02  -2.4408e-02   5.6586e-02  -8.8987e-02  -4.4971e-02  -3.7662e-02  -8.7954e-02   6.2720e-02  -1.6371e-02   8.1404e-02   7.6539e-02  -5.9552e-03   6.9742e-02  -8.5558e-02  -2.7915e-02  -5.3694e-02  -8.9204e-02   4.8130e-02  -3.4265e-02   8.7243e-02   6.5326e-02   1.2670e-02   7.9789e-02  -7.8417e-02  -9.7341e-03  -6.7303e-02  -8.6572e-02   3.1537e-02  -5.0565e-02   8.9270e-02   5.1363e-02   3.0621e-02   8.6328e-02  -6.7957e-02   8.7239e-03  -7.7919e-02  -8.0261e-02   1.3746e-02  -6.4561e-02   8.7484e-02   3.5366e-02   4.7085e-02   8.9152e-02  -5.4763e-02   2.6586e-02  -8.5137e-02  -7.0693e-02  -4.3558e-03  -7.5668e-02   8.2123e-02   1.8197e-02   6.1320e-02   8.8296e-02  -3.9631e-02   4.2977e-02  -8.8776e-02  -5.8561e-02  -2.1784e-02  -8.3480e-02   7.3742e-02   9.2376e-04   7.2678e-02   8.4141e-02  -2.3696e-02   5.6984e-02  -8.8997e-02  -4.5052e-02  -3.7312e-02  -8.7855e-02   6.3557e-02  -1.4822e-02   8.0574e-02   7.7883e-02  -9.1562e-03   6.7280e-02  -8.6829e-02  -3.3207e-02  -4.8230e-02  -8.9202e-02   5.5923e-02  -2.3351e-02   8.3141e-02   7.5838e-02  -1.0040e-02   5.9385e-02  -8.8961e-02</text:p>
          </table:table-cell>
        </table:table-row>
        <table:table-row table:style-name="ro2">
          <table:table-cell table:style-name="ce21" office:value-type="string">
            <text:p>6.0140e-02  -9.2145e-02  -4.5228e-02  -4.1877e-02  -8.9097e-02   5.4048e-02  -3.0207e-02   8.6808e-02   6.4880e-02   1.5402e-02   8.1781e-02  -7.4920e-02  -1.1553e-03  -7.3601e-02  -8.2800e-02   1.8368e-02  -6.2362e-02   8.7723e-02   3.5283e-02   4.8418e-02   8.9220e-02  -5.1032e-02   3.2308e-02  -8.7062e-02  -6.4832e-02  -1.4700e-02  -8.1238e-02   7.6006e-02   3.6489e-03   7.1926e-02   8.4002e-02  -2.1935e-02   5.9486e-02  -8.8418e-02  -3.9347e-02  -4.4429e-02  -8.9018e-02   5.5105e-02  -2.7396e-02   8.5741e-02   6.8497e-02   9.1269e-03   7.8705e-02  -7.8914e-02  -9.5777e-03  -6.8198e-02  -8.5879e-02   2.7890e-02  -5.4670e-02   8.9065e-02   4.4996e-02   3.8710e-02   8.8316e-02  -6.0131e-02   2.1018e-02  -8.3654e-02  -7.2613e-02  -2.3765e-03  -7.5273e-02   8.1881e-02   1.6385e-02   6.3539e-02   8.7514e-02  -3.4432e-02   4.8967e-02  -8.9251e-02  -5.0955e-02  -3.2203e-02  -8.7009e-02   6.5213e-02  -1.3993e-02   8.0881e-02   7.6567e-02  -4.8508e-03   7.1135e-02  -8.4503e-02  -2.3486e-02  -5.8203e-02  -8.8661e-02   4.1078e-02  -4.2661e-02   8.8850e-02   5.6837e-02   2.5202e-02   8.5059e-02  -7.0053e-02   6.6074e-03  -7.7453e-02  -8.0132e-02   1.2289e-02  -6.6369e-02   8.6619e-02   3.0640e-02   5.2303e-02   8.9218e-02  -4.7619e-02   3.5885e-02  -8.7810e-02  -6.2463e-02  -1.7850e-02  -8.2455e-02   7.4503e-02   9.9200e-04   7.3392e-02   8.3196e-02  -1.9793e-02   6.1025e-02  -8.8147e-02  -3.7708e-02  -4.5910e-02  -8.9132e-02   5.3929e-02  -2.8725e-02   8.6104e-02   6.7725e-02   1.0242e-02   7.9198e-02  -7.8472e-02  -8.7050e-03  -6.8721e-02  -8.5685e-02   2.7264e-02  -5.5144e-02   8.9037e-02   4.4596e-02   3.9079e-02   8.8374e-02  -5.9921e-02   2.1247e-02  -8.3723e-02  -7.2545e-02  -2.4533e-03  -7.5293e-02   8.1896e-02   1.6455e-02   6.3462e-02   8.7551e-02  -3.4623e-02   4.8762e-02  -8.9253e-02  -5.1231e-02  -3.1856e-02  -8.6921e-02   6.5527e-02  -1.3506e-02   8.0659e-02   7.6863e-02  -5.4582e-03   7.0748e-02  -8.4725e-02  -2.4180e-02  -5.7633e-02  -8.8754e-02   4.1811e-02  -4.1906e-02   8.8765e-02   5.7554e-02   2.4277e-02   8.4756e-02  -7.0693e-02   5.5433e-03  -7.6904e-02  -8.0630e-02   1.3447e-02  -6.5562e-02   8.6914e-02   3.1833e-02   5.1242e-02   8.9255e-02  -4.8780e-02   3.4590e-02  -8.7543e-02  -6.3517e-02  -1.6361e-02  -8.1852e-02   7.5372e-02   2.6202e-03   7.2435e-02   8.3803e-02  -2.1490e-02   5.9717e-02  -8.8421e-02  -3.9390e-02  -4.4270e-02  -8.9012e-02   5.5503e-02  -2.6796e-02   8.5540e-02   6.9092e-02   8.0864e-03   7.8157e-02  -7.9532e-02  -1.1006e-02  -6.7192e-02  -8.6339e-02   2.9610e-02  -5.3139e-02   8.9192e-02   4.6872e-02   3.6632e-02   8.7949e-02  -6.1997e-02   1.8420e-02  -8.2655e-02  -7.4284e-02   6.6566e-04  -7.3536e-02   8.3155e-02   1.9750e-02   6.0996e-02   8.8185e-02  -3.7953e-02   4.5594e-02  -8.9119e-02  -5.4428e-02  -2.8025e-02  -8.5885e-02   6.8396e-02  -9.0869e-03   7.8597e-02   7.9186e-02  -1.0353e-02   6.7550e-02  -8.6255e-02  -2.9395e-02  -5.3205e-02  -8.9215e-02   4.7139e-02  -3.6173e-02   8.7842e-02   6.2725e-02   1.7181e-02   8.2073e-02  -7.5355e-02  -2.9586e-03  -7.1991e-02  -8.4301e-02   2.3391e-02  -5.7765e-02   8.8882e-02   4.3264e-02   3.9515e-02   8.8310e-02  -6.1773e-02   1.6871e-02  -8.0990e-02  -7.8083e-02   1.3303e-02  -5.7851e-02   8.9105e-02</text:p>
          </table:table-cell>
        </table:table-row>
        <table:table-row table:style-name="ro2">
          <table:table-cell table:style-name="ce21" office:value-type="string">
            <text:p>6.0968e-02  -9.1955e-02  -4.2215e-02  -4.5814e-02  -8.9348e-02   4.8517e-02  -3.7478e-02   8.8433e-02   5.7547e-02   2.6291e-02   8.5907e-02  -6.6800e-02   1.3349e-02  -8.1278e-02  -7.5120e-02   5.9684e-04  -7.4449e-02   8.1847e-02   1.4950e-02   6.5497e-02   8.6553e-02  -2.9177e-02   5.4618e-02  -8.8956e-02  -4.2783e-02  -4.2094e-02  -8.8892e-02   5.5308e-02  -2.8273e-02   8.6296e-02   6.6337e-02   1.3554e-02   8.1199e-02  -7.5505e-02  -1.6281e-03  -7.3716e-02  -8.2508e-02   1.6820e-02  -6.4048e-02   8.7111e-02   3.1563e-02   5.2464e-02   8.9153e-02  -4.5409e-02   3.9299e-02  -8.8556e-02  -5.7934e-02  -2.4940e-02  -8.5320e-02   6.8754e-02  -9.8132e-03   7.9531e-02   7.7535e-02  -5.6281e-03   7.1352e-02  -8.4002e-02  -2.0919e-02  -6.1022e-02  -8.7952e-02   3.5597e-02  -4.8846e-02   8.9258e-02   4.9216e-02   3.5187e-02   8.7874e-02  -6.1361e-02   2.0455e-02  -8.3836e-02  -7.1661e-02  -5.0950e-03  -7.7259e-02   7.9799e-02   1.0429e-02   6.8339e-02   8.5526e-02  -2.5645e-02   5.7344e-02  -8.8662e-02  -4.0091e-02  -4.4603e-02  -8.9108e-02   5.3326e-02  -3.0502e-02   8.6849e-02   6.4947e-02   1.5468e-02   8.1948e-02  -7.4598e-02  -4.1442e-05  -7.4552e-02  -8.1982e-02   1.5555e-02  -6.4884e-02   8.6872e-02   3.0601e-02   5.3237e-02   8.9117e-02  -4.4718e-02   3.9963e-02  -8.8645e-02  -5.7476e-02  -2.5467e-02  -8.5469e-02   6.8484e-02  -1.0189e-02   7.9684e-02   7.7404e-02  -5.4036e-03   7.1464e-02  -8.3963e-02  -2.0835e-02  -6.1059e-02  -8.7957e-02   3.5634e-02  -4.8784e-02   8.9263e-02   4.9346e-02   3.5015e-02   8.7840e-02  -6.1552e-02   2.0171e-02  -8.3728e-02  -7.1877e-02  -4.7067e-03  -7.7052e-02   8.0004e-02   1.0906e-02   6.8014e-02   8.5682e-02  -2.6187e-02   5.6891e-02  -8.8735e-02  -4.0670e-02  -4.4020e-02  -8.9069e-02   5.3908e-02  -2.9797e-02   8.6670e-02   6.5496e-02   1.4656e-02   8.1611e-02  -7.5077e-02  -9.3825e-04  -7.4045e-02  -8.2354e-02   1.6508e-02  -6.4202e-02   8.7103e-02   3.1574e-02   5.2384e-02   8.9176e-02  -4.5674e-02   3.8952e-02  -8.8506e-02  -5.8373e-02  -2.4317e-02  -8.5112e-02   6.9278e-02  -8.9285e-03   7.9097e-02   7.8054e-02  -6.7396e-03   7.0642e-02  -8.4427e-02  -2.2205e-02  -6.0006e-02  -8.8198e-02   3.6992e-02  -4.7514e-02   8.9248e-02   5.0643e-02   3.3549e-02   8.7541e-02  -6.2734e-02   1.8541e-02  -8.3127e-02  -7.2891e-02  -2.9521e-03  -7.6138e-02   8.0797e-02   1.2737e-02   6.6786e-02   8.6203e-02  -2.8041e-02   5.5356e-02  -8.8936e-02  -4.2484e-02  -4.2198e-02  -8.8908e-02   5.5617e-02  -2.7716e-02   8.6112e-02   6.7030e-02   1.2358e-02   8.0628e-02  -7.6361e-02  -3.4012e-03  -7.2618e-02  -8.3315e-02   1.9073e-02  -6.2324e-02   8.7666e-02   3.4168e-02   5.0057e-02   8.9268e-02  -4.8211e-02   3.6192e-02  -8.8055e-02  -6.0758e-02  -2.1155e-02  -8.4051e-02   7.1405e-02  -5.4090e-03   7.7361e-02   7.9805e-02  -1.0556e-02   6.8173e-02  -8.5672e-02  -2.6239e-02  -5.6750e-02  -8.8793e-02   4.1143e-02  -4.3421e-02   8.9028e-02   5.4786e-02   2.8575e-02   8.6317e-02  -6.6711e-02   1.2643e-02  -8.0669e-02  -7.6500e-02   3.9137e-03  -7.2157e-02   8.3766e-02   2.0621e-02   6.0889e-02   8.8150e-02  -3.7011e-02   4.6957e-02  -8.9265e-02  -5.2649e-02  -3.0305e-02  -8.6542e-02   6.7156e-02  -1.0297e-02   7.8527e-02   8.0137e-02  -1.6547e-02   5.6280e-02  -8.9232e-02</text:p>
          </table:table-cell>
        </table:table-row>
        <table:table-row table:style-name="ro2">
          <table:table-cell table:style-name="ce21" office:value-type="string">
            <text:p>6.1790e-02  -9.1709e-02  -3.9142e-02  -4.9633e-02  -8.9244e-02   4.2709e-02  -4.4458e-02   8.9164e-02   4.9479e-02   3.6765e-02   8.8396e-02  -5.7167e-02   2.7499e-02  -8.6454e-02  -6.4790e-02  -1.7198e-02  -8.3166e-02   7.1821e-02  -6.2261e-03   7.8481e-02   7.7925e-02  -5.1193e-03   7.2423e-02  -8.2866e-02  -1.6570e-02  -6.5061e-02  -8.6473e-02   2.7875e-02  -5.6505e-02   8.8623e-02   3.8796e-02   4.6896e-02   8.9237e-02  -4.9107e-02   3.6399e-02  -8.8273e-02  -5.8598e-02  -2.5203e-02  -8.5724e-02   6.7078e-02  -1.3509e-02   8.1621e-02   7.4374e-02   1.5348e-03   7.6026e-02  -8.0339e-02  -1.0499e-02  -6.9030e-02  -8.4851e-02   2.2367e-02  -6.0756e-02   8.7816e-02   3.3847e-02   5.1350e-02   8.9170e-02  -4.4722e-02   4.0984e-02  -8.8881e-02  -5.4786e-02  -2.9846e-02  -8.6947e-02   6.3848e-02  -1.8143e-02   8.3399e-02   7.1734e-02   6.0904e-03   7.8298e-02  -7.8295e-02  -6.0861e-03  -7.1735e-02  -8.3403e-02   1.8159e-02  -6.3829e-02   8.6959e-02   2.9902e-02   5.4727e-02   8.8893e-02  -4.1094e-02   4.4596e-02  -8.9166e-02  -5.1524e-02  -3.3624e-02  -8.7770e-02   6.0994e-02  -2.2016e-02   8.4729e-02   6.9326e-02   9.9897e-03   8.0096e-02  -7.6361e-02  -2.2297e-03  -7.3957e-02  -8.1965e-02   1.4412e-02  -6.6426e-02   8.6030e-02   2.6329e-02   5.7643e-02   8.8478e-02  -3.7754e-02   4.7771e-02  -8.9262e-02  -4.8473e-02  -3.6996e-02  -8.8364e-02   5.8282e-02  -2.5521e-02   8.5800e-02   6.6996e-02   1.3560e-02   8.1617e-02  -7.4448e-02   1.3397e-03  -7.5892e-02  -8.0496e-02   1.0910e-02  -6.8732e-02   8.5026e-02   2.2957e-02   6.0271e-02   8.7951e-02  -3.4573e-02   5.0668e-02  -8.9212e-02  -4.5539e-02  -4.0103e-02  -8.8786e-02   5.5646e-02  -2.8776e-02   8.6679e-02   6.4702e-02   1.6901e-02   8.2929e-02  -7.2535e-02   4.7022e-03  -7.7606e-02  -7.8995e-02   7.5895e-03  -7.0809e-02   8.3958e-02   1.9741e-02   6.2667e-02   8.7329e-02  -3.1521e-02   5.3332e-02  -8.9042e-02  -4.2707e-02  -4.2980e-02  -8.9064e-02   5.3084e-02  -3.1808e-02   8.7392e-02   6.2455e-02   2.0026e-02   8.4055e-02  -7.0640e-02   7.8585e-03  -7.9117e-02  -7.7483e-02   4.4635e-03  -7.2668e-02   8.2852e-02   1.6706e-02   6.4830e-02   8.6641e-02  -2.8634e-02   5.5751e-02  -8.8777e-02  -4.0022e-02  -4.5601e-02  -8.9217e-02   5.0650e-02  -3.4574e-02   8.7950e-02   6.0314e-02   2.2877e-02   8.4996e-02  -6.8828e-02   1.0734e-02  -8.0409e-02  -7.6026e-02   1.6241e-03  -7.4274e-02   8.1769e-02   1.3961e-02   6.6704e-02   8.5941e-02  -2.6039e-02   5.7840e-02  -8.8460e-02  -3.7627e-02  -4.7850e-02  -8.9270e-02   4.8500e-02  -3.6921e-02   8.8352e-02   5.8447e-02   2.5261e-02   8.5715e-02  -6.7271e-02   1.3091e-02  -8.1403e-02  -7.4797e-02  -6.4240e-04  -7.5490e-02   8.0873e-02   1.1845e-02   6.8080e-02   8.5372e-02  -2.4131e-02   5.9306e-02  -8.8195e-02  -3.5976e-02  -4.9324e-02  -8.9270e-02   4.7146e-02  -3.8315e-02   8.8558e-02   5.7418e-02   2.6477e-02   8.6045e-02  -6.6581e-02   1.4023e-02  -8.1748e-02  -7.4437e-02  -1.1757e-03  -7.5704e-02   8.0806e-02   1.1837e-02   6.7970e-02   8.5519e-02  -2.4789e-02   5.8606e-02  -8.8413e-02  -3.7462e-02  -4.7656e-02  -8.9311e-02   4.9659e-02  -3.5098e-02   8.7970e-02   6.1216e-02   2.0713e-02   8.3916e-02  -7.2029e-02   3.6652e-03  -7.5762e-02  -8.1993e-02   1.9769e-02  -5.4675e-02   8.9342e-02</text:p>
          </table:table-cell>
        </table:table-row>
        <table:table-row table:style-name="ro2">
          <table:table-cell table:style-name="ce21" office:value-type="string">
            <text:p>6.2608e-02  -9.1407e-02  -3.6012e-02  -5.3326e-02  -8.8785e-02   3.6656e-02  -5.1093e-02   8.8992e-02   4.0778e-02   4.6660e-02   8.9201e-02  -4.6239e-02   4.0919e-02  -8.8969e-02  -5.2172e-02  -3.4303e-02  -8.8118e-02   5.8152e-02  -2.7051e-02   8.6559e-02   6.3930e-02   1.9325e-02   8.4253e-02  -6.9339e-02   1.1255e-02  -8.1185e-02  -7.4255e-02  -2.9524e-03  -7.7362e-02   7.8583e-02   5.4785e-03   7.2804e-02   8.2248e-02  -1.3938e-02   6.7544e-02  -8.5188e-02  -2.2331e-02  -6.1625e-02  -8.7357e-02   3.0564e-02  -5.5099e-02   8.8719e-02   3.8549e-02   4.8024e-02   8.9247e-02  -4.6199e-02   4.0468e-02  -8.8928e-02  -5.3433e-02  -3.2503e-02  -8.7756e-02   6.0174e-02  -2.4205e-02   8.5738e-02   6.6351e-02   1.5655e-02   8.2886e-02  -7.1898e-02   6.9368e-03  -7.9226e-02  -7.6757e-02   1.8631e-03  -7.4789e-02   8.0876e-02   1.0658e-02   6.9615e-02   8.4210e-02  -1.9359e-02   6.3754e-02  -8.6724e-02  -2.7881e-02  -5.7262e-02  -8.8389e-02   3.6139e-02  -5.0200e-02   8.9187e-02   4.4048e-02   4.2638e-02   8.9107e-02  -5.1530e-02   3.4650e-02  -8.8148e-02  -5.8509e-02  -2.6313e-02  -8.6318e-02   6.4915e-02  -1.7710e-02   8.3632e-02   7.0682e-02   8.9258e-03   8.0116e-02  -7.5753e-02   4.8181e-05  -7.5804e-02  -8.0075e-02   8.8348e-03  -7.0736e-02   8.3604e-02   1.7635e-02   6.4963e-02   8.6303e-02  -2.6264e-02   5.8541e-02  -8.8145e-02  -3.4635e-02  -5.1533e-02  -8.9110e-02   4.2666e-02  -4.4008e-02   8.9187e-02   5.0274e-02   3.6041e-02   8.8374e-02  -5.7384e-02   2.7710e-02  -8.6678e-02  -6.3923e-02  -1.9100e-02  -8.4115e-02   6.9826e-02  -1.0295e-02   8.0710e-02   7.5033e-02   1.3830e-03   7.6495e-02  -7.9490e-02  -7.5461e-03  -7.1512e-02  -8.3153e-02   1.6403e-02  -6.5810e-02   8.5983e-02   2.5099e-02   5.9446e-02   8.7952e-02  -3.3546e-02   5.2482e-02  -8.9037e-02  -4.1660e-02  -4.4988e-02  -8.9228e-02   4.9358e-02  -3.7038e-02   8.8521e-02   5.6563e-02   2.8712e-02   8.6923e-02  -6.3202e-02   2.0092e-02  -8.4448e-02  -6.9206e-02  -1.1266e-02  -8.1119e-02   7.4514e-02  -2.3222e-03   7.6970e-02   7.9073e-02  -6.6501e-03   7.2040e</text:p>
          </table:table-cell>
        </table:table-row>
      </table:table>
      <table:table table:name="iterations" table:style-name="ta7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6" office:value-type="string">
            <text:p>terations \\ \hline</text:p>
          </table:table-cell>
        </table:table-row>
        <table:table-row table:style-name="ro2">
          <table:table-cell table:style-name="ce26" office:value-type="string">
            <text:p>10 &amp; 2.9338         &amp; 6.6598 &amp;  10.1415 &amp; 130 \\ \hline</text:p>
          </table:table-cell>
          <table:table-cell table:number-columns-repeated="3"/>
          <table:table-cell table:style-name="ce21" office:value-type="float" office:value="10">
            <text:p>10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26" office:value-type="string">
            <text:p>50 &amp; 2.9970  &amp; 6.9850  &amp; 10.963 &amp; 4,039 \\ \hline</text:p>
          </table:table-cell>
          <table:table-cell table:number-columns-repeated="3"/>
          <table:table-cell table:style-name="ce21" office:value-type="float" office:value="50">
            <text:p>50</text:p>
          </table:table-cell>
          <table:table-cell table:style-name="ce21" office:value-type="float" office:value="4039">
            <text:p>4039</text:p>
          </table:table-cell>
          <table:table-cell>
            <draw:frame table:end-cell-address="iterations.M20" svg:x="1.38cm" svg:y="0cm" svg:width="15.87cm" svg:height="9.82cm" draw:z-index="0" draw:name="Chart 10" draw:style-name="gr7">
              <draw:object draw:notify-on-update-of-ranges="iterations.E2:iterations.E12 iterations.F2:iterations.F12 " xlink:href="./Object 6-0" xlink:type="simple" xlink:show="embed" xlink:actuate="onLoad"/>
              <draw:image xlink:href="./ObjectReplacements/Object 6-0" xlink:show="embed" xlink:actuate="onLoad"/>
            </draw:frame>
          </table:table-cell>
        </table:table-row>
        <table:table-row table:style-name="ro2">
          <table:table-cell table:style-name="ce26" office:value-type="string">
            <text:p>100 &amp; 2.9992 &amp; 6.9962 &amp; 10.991 &amp; 16,474 \\ \hline</text:p>
          </table:table-cell>
          <table:table-cell table:number-columns-repeated="3"/>
          <table:table-cell table:style-name="ce21" office:value-type="float" office:value="100">
            <text:p>100</text:p>
          </table:table-cell>
          <table:table-cell table:style-name="ce21" office:value-type="float" office:value="16474">
            <text:p>16474</text:p>
          </table:table-cell>
        </table:table-row>
        <table:table-row table:style-name="ro2">
          <table:table-cell table:style-name="ce26" office:value-type="string">
            <text:p>125 &amp; 2.9995 &amp; 6.9975 &amp; 10.994 &amp; 25,826 \\ \hline</text:p>
          </table:table-cell>
          <table:table-cell table:number-columns-repeated="3"/>
          <table:table-cell table:style-name="ce21" office:value-type="float" office:value="125">
            <text:p>125</text:p>
          </table:table-cell>
          <table:table-cell table:style-name="ce21" office:value-type="float" office:value="25826">
            <text:p>25826</text:p>
          </table:table-cell>
        </table:table-row>
        <table:table-row table:style-name="ro2">
          <table:table-cell table:style-name="ce26" office:value-type="string">
            <text:p>150 &amp; 2.9997 &amp; 6.9983  &amp; 10.996 &amp; 37,443 \\ \hline</text:p>
          </table:table-cell>
          <table:table-cell table:number-columns-repeated="3"/>
          <table:table-cell table:style-name="ce21" office:value-type="float" office:value="150">
            <text:p>150</text:p>
          </table:table-cell>
          <table:table-cell table:style-name="ce21" office:value-type="float" office:value="37443">
            <text:p>37443</text:p>
          </table:table-cell>
        </table:table-row>
        <table:table-row table:style-name="ro2">
          <table:table-cell table:style-name="ce26" office:value-type="string">
            <text:p>175 &amp; 2.9997 &amp; 6.9987         &amp; 10.997 &amp; 50,991 \\ \hline</text:p>
          </table:table-cell>
          <table:table-cell table:number-columns-repeated="3"/>
          <table:table-cell table:style-name="ce21" office:value-type="float" office:value="175">
            <text:p>175</text:p>
          </table:table-cell>
          <table:table-cell table:style-name="ce21" office:value-type="float" office:value="50991">
            <text:p>50991</text:p>
          </table:table-cell>
        </table:table-row>
        <table:table-row table:style-name="ro2">
          <table:table-cell table:style-name="ce26" office:value-type="string">
            <text:p>200 &amp; 2.9998 &amp; 6.9990         &amp; 10.998 &amp; 66,827 \\ \hline</text:p>
          </table:table-cell>
          <table:table-cell table:number-columns-repeated="3"/>
          <table:table-cell table:style-name="ce21" office:value-type="float" office:value="200">
            <text:p>200</text:p>
          </table:table-cell>
          <table:table-cell table:style-name="ce21" office:value-type="float" office:value="66827">
            <text:p>66827</text:p>
          </table:table-cell>
        </table:table-row>
        <table:table-row table:style-name="ro2">
          <table:table-cell table:style-name="ce26" office:value-type="string">
            <text:p>225 &amp; 2.9998 &amp; 6.9992        &amp; 10.998 &amp; 84,775 \\ \hline</text:p>
          </table:table-cell>
          <table:table-cell table:number-columns-repeated="3"/>
          <table:table-cell table:style-name="ce21" office:value-type="float" office:value="225">
            <text:p>225</text:p>
          </table:table-cell>
          <table:table-cell table:style-name="ce21" office:value-type="float" office:value="84775">
            <text:p>84775</text:p>
          </table:table-cell>
        </table:table-row>
        <table:table-row table:style-name="ro2">
          <table:table-cell table:style-name="ce26" office:value-type="string">
            <text:p>250 &amp; 2.9999 &amp; 6.9994         &amp; 10.999 &amp; 104,290 \\ \hline</text:p>
          </table:table-cell>
          <table:table-cell table:number-columns-repeated="3"/>
          <table:table-cell table:style-name="ce21" office:value-type="float" office:value="250">
            <text:p>250</text:p>
          </table:table-cell>
          <table:table-cell table:style-name="ce21" office:value-type="float" office:value="104290">
            <text:p>104290</text:p>
          </table:table-cell>
        </table:table-row>
        <table:table-row table:style-name="ro2">
          <table:table-cell table:style-name="ce26" office:value-type="string">
            <text:p>275 &amp; 2.9999 &amp; 6.9996         &amp; 10.999 &amp; 128,507 \\ \hline</text:p>
          </table:table-cell>
          <table:table-cell table:number-columns-repeated="3"/>
          <table:table-cell table:style-name="ce21" office:value-type="float" office:value="275">
            <text:p>275</text:p>
          </table:table-cell>
          <table:table-cell table:style-name="ce21" office:value-type="float" office:value="128507">
            <text:p>128507</text:p>
          </table:table-cell>
        </table:table-row>
        <table:table-row table:style-name="ro2">
          <table:table-cell table:style-name="ce27" office:value-type="string">
            <text:p>400 &amp; 3.0000 &amp; 6.9998         &amp; 11.000 &amp; 269,020 \\</text:p>
          </table:table-cell>
          <table:table-cell table:number-columns-repeated="3"/>
          <table:table-cell table:style-name="ce21" office:value-type="float" office:value="400">
            <text:p>400</text:p>
          </table:table-cell>
          <table:table-cell table:style-name="ce21" office:value-type="float" office:value="269020">
            <text:p>2690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11">
      <number:scientific-number number:min-integer-digits="1" number:decimal-places="2" number:min-exponent-digits="2"/>
    </number:number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  <draw:fill-image draw:name="D3" xlink:show="embed" xlink:actuate="onLoad"/>
    <draw:fill-image draw:name="D3" xlink:show="embed" xlink:actuate="onLoad"/>
    <draw:fill-image draw:name="D4" xlink:show="embed" xlink:actuate="onLoad"/>
    <draw:fill-image draw:name="D4" xlink:show="embed" xlink:actuate="onLoad"/>
    <draw:fill-image draw:name="D5" xlink:show="embed" xlink:actuate="onLoad"/>
    <draw:fill-image draw:name="D5" xlink:show="embed" xlink:actuate="onLoad"/>
    <draw:fill-image draw:name="D6" xlink:show="embed" xlink:actuate="onLoad"/>
    <draw:fill-image draw:name="D7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igenvalues" style:display-name="PageStyle_eigenvalu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w_r=0.01" style:display-name="PageStyle_w_r=0.01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w_r=0.5" style:display-name="PageStyle_w_r=0.5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w_r=1.0" style:display-name="PageStyle_w_r=1.0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w_r=5.0" style:display-name="PageStyle_w_r=5.0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armadillo egenvectors" style:display-name="PageStyle_armadillo egenvector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iterations" style:display-name="PageStyle_iterations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0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stacked="true"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10" style:family="chart">
      <style:chart-properties/>
      <style:graphic-properties draw:stroke="solid" svg:stroke-width="0.0837847222222222cm" draw:fill-color="#4684ee" draw:fill="solid"/>
    </style:style>
    <style:style style:name="ch11" style:family="chart">
      <style:graphic-properties draw:stroke="solid" svg:stroke-width="0.0837847222222222cm" draw:fill-color="#4684ee" draw:fill="solid"/>
    </style:style>
    <style:style style:name="ch12" style:family="chart">
      <style:chart-properties/>
      <style:graphic-properties draw:stroke="solid" svg:stroke-width="0.0837847222222222cm" draw:fill-color="#dc3912" draw:fill="solid"/>
    </style:style>
    <style:style style:name="ch13" style:family="chart">
      <style:graphic-properties draw:stroke="solid" svg:stroke-width="0.0837847222222222cm" draw:fill-color="#dc3912" draw:fill="solid"/>
    </style:style>
    <style:style style:name="ch14" style:family="chart">
      <style:chart-properties/>
      <style:graphic-properties draw:stroke="solid" svg:stroke-width="0.0837847222222222cm" draw:fill-color="#ff9900" draw:fill="solid"/>
    </style:style>
    <style:style style:name="ch15" style:family="chart">
      <style:graphic-properties draw:stroke="solid" svg:stroke-width="0.0837847222222222cm" draw:fill-color="#ff9900" draw:fill="solid"/>
    </style:style>
    <style:style style:name="ch16" style:family="chart">
      <style:chart-properties/>
      <style:graphic-properties draw:stroke="solid" svg:stroke-width="0.0837847222222222cm" draw:fill-color="#008000" draw:fill="solid"/>
    </style:style>
    <style:style style:name="ch17" style:family="chart">
      <style:graphic-properties draw:stroke="solid" svg:stroke-width="0.0837847222222222cm" draw:fill-color="#008000" draw:fill="solid"/>
    </style:style>
  </office:automatic-styles>
  <office:body>
    <office:chart>
      <chart:chart svg:width="15.87cm" svg:height="9.82cm" chart:class="chart:area" chart:style-name="ch1">
        <chart:title svg:x="1.75in" svg:y="0.1in" chart:style-name="ch2">
          <text:p>Eigenvalues for 4 W_r</text:p>
        </chart:title>
        <chart:legend chart:legend-position="end" svg:x="5.31in" svg:y="1.51in" chart:style-name="ch3" chartooo:width="2.12cm" chartooo:height="2.38cm"/>
        <chart:plot-area table:cell-range-address="eigenvalues.A2:eigenvalues.A250 eigenvalues.B2:eigenvalues.B250 eigenvalues.C2:eigenvalues.C250 eigenvalues.D2:eigenvalues.D250" svg:x="0.98cm" svg:width="12.3cm" svg:y="1.22cm" svg:height="7.62cm" chart:style-name="ch4">
          <chart:axis chart:name="primary-x" chart:dimension="x" chart:style-name="ch5">
            <chart:title svg:x="1.32in" svg:y="3.56in" chart:style-name="ch6">
              <text:p>Rho_max = 5.0, takes N=250 steps to get there</text:p>
            </chart:title>
          </chart:axis>
          <chart:axis chart:name="primary-y" chart:dimension="y" chart:style-name="ch7">
            <chart:title svg:x="0.1in" svg:y="1.02in" chart:style-name="ch9">
              <text:p>Left vertical axis title</text:p>
            </chart:title>
            <chart:grid chart:class="major" chart:style-name="ch8"/>
          </chart:axis>
          <chart:series chart:values-cell-range-address="eigenvalues.A2:eigenvalues.A250" chart:class="chart:area" chart:label-cell-address="eigenvalues.A1" chart:style-name="ch10">
            <chart:data-point chart:style-name="ch11" chart:repeated="249"/>
          </chart:series>
          <chart:series chart:values-cell-range-address="eigenvalues.B2:eigenvalues.B250" chart:class="chart:area" chart:label-cell-address="eigenvalues.B1" chart:style-name="ch12">
            <chart:data-point chart:style-name="ch13" chart:repeated="249"/>
          </chart:series>
          <chart:series chart:values-cell-range-address="eigenvalues.C2:eigenvalues.C250" chart:class="chart:area" chart:label-cell-address="eigenvalues.C1" chart:style-name="ch14">
            <chart:data-point chart:style-name="ch15" chart:repeated="249"/>
          </chart:series>
          <chart:series chart:values-cell-range-address="eigenvalues.D2:eigenvalues.D250" chart:class="chart:area" chart:label-cell-address="eigenvalues.D1" chart:style-name="ch16">
            <chart:data-point chart:style-name="ch17" chart:repeated="249"/>
          </chart:series>
          <chart:wall chart:style-name="ch4"/>
        </chart:plot-area>
      </chart:chart>
    </office:chart>
  </office:body>
</office:document-content>
</file>

<file path=Object 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/>
      <style:graphic-properties draw:stroke="solid" svg:stroke-width="0.0837847222222222cm" draw:fill-color="#4684ee" draw:fill="solid"/>
    </style:style>
    <style:style style:name="ch10" style:family="chart">
      <style:graphic-properties draw:stroke="solid" svg:stroke-width="0.0837847222222222cm" draw:fill-color="#4684ee" draw:fill="solid"/>
    </style:style>
  </office:automatic-styles>
  <office:body>
    <office:chart>
      <chart:chart svg:width="15.87cm" svg:height="9.82cm" chart:class="chart:area" chart:style-name="ch1">
        <chart:title svg:x="1.68in" svg:y="0.1in" chart:style-name="ch2">
          <text:p>w_r=0.01, eigenvalues</text:p>
        </chart:title>
        <chart:legend chart:legend-position="end" svg:x="5.16in" svg:y="1.83in" chart:style-name="ch3" chartooo:width="2.51cm" chartooo:height="0.71cm"/>
        <chart:plot-area table:cell-range-address="'w_r=0.01'.A2:'w_r=0.01'.A251" svg:x="0.27cm" svg:width="12.62cm" svg:y="1.22cm" svg:height="7.62cm" chart:style-name="ch4">
          <chart:axis chart:name="primary-x" chart:dimension="x" chart:style-name="ch5">
            <chart:title svg:x="2.49in" svg:y="3.56in" chart:style-name="ch6">
              <text:p>N_step=250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'w_r=0.01'.A2:'w_r=0.01'.A251" chart:class="chart:area" chart:label-cell-address="'w_r=0.01'.A1" chart:style-name="ch9">
            <chart:data-point chart:style-name="ch10" chart:repeated="250"/>
          </chart:series>
          <chart:wall chart:style-name="ch4"/>
        </chart:plot-area>
      </chart:chart>
    </office:chart>
  </office:body>
</office:document-content>
</file>

<file path=Object 1-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/>
      <style:text-properties fo:color="#222222" fo:font-family="Arial" fo:font-size="12pt" style:font-size-asian="12pt" style:font-size-complex="12pt"/>
    </style:style>
    <style:style style:name="ch4" style:family="chart">
      <style:chart-properties chart:stacked="true"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10" style:family="chart">
      <style:chart-properties/>
      <style:graphic-properties draw:stroke="solid" svg:stroke-width="0.0837847222222222cm" draw:fill-color="#4684ee" draw:fill="solid"/>
    </style:style>
    <style:style style:name="ch11" style:family="chart">
      <style:graphic-properties draw:stroke="solid" svg:stroke-width="0.0837847222222222cm" draw:fill-color="#4684ee" draw:fill="solid"/>
    </style:style>
    <style:style style:name="ch12" style:family="chart">
      <style:chart-properties/>
      <style:graphic-properties draw:stroke="solid" svg:stroke-width="0.0837847222222222cm" draw:fill-color="#dc3912" draw:fill="solid"/>
    </style:style>
    <style:style style:name="ch13" style:family="chart">
      <style:graphic-properties draw:stroke="solid" svg:stroke-width="0.0837847222222222cm" draw:fill-color="#dc3912" draw:fill="solid"/>
    </style:style>
    <style:style style:name="ch14" style:family="chart">
      <style:chart-properties/>
      <style:graphic-properties draw:stroke="solid" svg:stroke-width="0.0837847222222222cm" draw:fill-color="#ff9900" draw:fill="solid"/>
    </style:style>
    <style:style style:name="ch15" style:family="chart">
      <style:graphic-properties draw:stroke="solid" svg:stroke-width="0.0837847222222222cm" draw:fill-color="#ff9900" draw:fill="solid"/>
    </style:style>
  </office:automatic-styles>
  <office:body>
    <office:chart>
      <chart:chart svg:width="15.87cm" svg:height="9.82cm" chart:class="chart:area" chart:style-name="ch1">
        <chart:title svg:x="0.59in" svg:y="0.1in" chart:style-name="ch2">
          <text:p>Prob Distribution Functions, rho_max=5, w_r=0.01</text:p>
        </chart:title>
        <chart:legend chart:legend-position="end" svg:x="5.1in" svg:y="1.7in" chart:style-name="ch3" chartooo:width="2.65cm" chartooo:height="2.04cm"/>
        <chart:plot-area table:cell-range-address="'w_r=0.01'.B2:'w_r=0.01'.B251 'w_r=0.01'.C2:'w_r=0.01'.C251 'w_r=0.01'.D2:'w_r=0.01'.D251" svg:x="0.98cm" svg:width="11.78cm" svg:y="1.83cm" svg:height="7.01cm" chart:style-name="ch4">
          <chart:axis chart:name="primary-x" chart:dimension="x" chart:style-name="ch5">
            <chart:title svg:x="2.55in" svg:y="3.56in" chart:style-name="ch6">
              <text:p>N_step = 250</text:p>
            </chart:title>
          </chart:axis>
          <chart:axis chart:name="primary-y" chart:dimension="y" chart:style-name="ch7">
            <chart:title svg:x="0.1in" svg:y="1.26in" chart:style-name="ch9">
              <text:p>u_i*u_i normalized</text:p>
            </chart:title>
            <chart:grid chart:class="major" chart:style-name="ch8"/>
          </chart:axis>
          <chart:series chart:values-cell-range-address="'w_r=0.01'.B2:'w_r=0.01'.B251" chart:class="chart:area" chart:label-cell-address="'w_r=0.01'.B1" chart:style-name="ch10">
            <chart:data-point chart:style-name="ch11" chart:repeated="250"/>
          </chart:series>
          <chart:series chart:values-cell-range-address="'w_r=0.01'.C2:'w_r=0.01'.C251" chart:class="chart:area" chart:label-cell-address="'w_r=0.01'.C1" chart:style-name="ch12">
            <chart:data-point chart:style-name="ch13" chart:repeated="250"/>
          </chart:series>
          <chart:series chart:values-cell-range-address="'w_r=0.01'.D2:'w_r=0.01'.D251" chart:class="chart:area" chart:label-cell-address="'w_r=0.01'.D1" chart:style-name="ch14">
            <chart:data-point chart:style-name="ch15" chart:repeated="250"/>
          </chart:series>
          <chart:wall chart:style-name="ch4"/>
        </chart:plot-area>
      </chart:chart>
    </office:chart>
  </office:body>
</office:document-content>
</file>

<file path=Object 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stacked="true"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10" style:family="chart">
      <style:chart-properties/>
      <style:graphic-properties draw:stroke="solid" svg:stroke-width="0.0837847222222222cm" draw:fill-color="#4684ee" draw:fill="solid"/>
    </style:style>
    <style:style style:name="ch11" style:family="chart">
      <style:graphic-properties draw:stroke="solid" svg:stroke-width="0.0837847222222222cm" draw:fill-color="#4684ee" draw:fill="solid"/>
    </style:style>
    <style:style style:name="ch12" style:family="chart">
      <style:chart-properties/>
      <style:graphic-properties draw:stroke="solid" svg:stroke-width="0.0837847222222222cm" draw:fill-color="#dc3912" draw:fill="solid"/>
    </style:style>
    <style:style style:name="ch13" style:family="chart">
      <style:graphic-properties draw:stroke="solid" svg:stroke-width="0.0837847222222222cm" draw:fill-color="#dc3912" draw:fill="solid"/>
    </style:style>
    <style:style style:name="ch14" style:family="chart">
      <style:chart-properties/>
      <style:graphic-properties draw:stroke="solid" svg:stroke-width="0.0837847222222222cm" draw:fill-color="#ff9900" draw:fill="solid"/>
    </style:style>
    <style:style style:name="ch15" style:family="chart">
      <style:graphic-properties draw:stroke="solid" svg:stroke-width="0.0837847222222222cm" draw:fill-color="#ff9900" draw:fill="solid"/>
    </style:style>
  </office:automatic-styles>
  <office:body>
    <office:chart>
      <chart:chart svg:width="15.87cm" svg:height="9.82cm" chart:class="chart:area" chart:style-name="ch1">
        <chart:title svg:x="0.59in" svg:y="0.1in" chart:style-name="ch2">
          <text:p>Prob Distribution Function w_r=0.5, rho_max=5</text:p>
        </chart:title>
        <chart:legend chart:legend-position="end" svg:x="5.3in" svg:y="1.76in" chart:style-name="ch3" chartooo:width="2.14cm" chartooo:height="1.83cm"/>
        <chart:plot-area table:cell-range-address="'w_r=0.5'.B2:'w_r=0.5'.B251 'w_r=0.5'.C2:'w_r=0.5'.C251 'w_r=0.5'.D2:'w_r=0.5'.D251" svg:x="0.98cm" svg:width="12.28cm" svg:y="1.93cm" svg:height="6.91cm" chart:style-name="ch4">
          <chart:axis chart:name="primary-x" chart:dimension="x" chart:style-name="ch5">
            <chart:title svg:x="2.66in" svg:y="3.56in" chart:style-name="ch6">
              <text:p>N_step = 250</text:p>
            </chart:title>
          </chart:axis>
          <chart:axis chart:name="primary-y" chart:dimension="y" chart:style-name="ch7">
            <chart:title svg:x="0.1in" svg:y="1.28in" chart:style-name="ch9">
              <text:p>u_i*u_i normalized</text:p>
            </chart:title>
            <chart:grid chart:class="major" chart:style-name="ch8"/>
          </chart:axis>
          <chart:series chart:values-cell-range-address="'w_r=0.5'.B2:'w_r=0.5'.B251" chart:class="chart:area" chart:label-cell-address="'w_r=0.5'.B1" chart:style-name="ch10">
            <chart:data-point chart:style-name="ch11" chart:repeated="250"/>
          </chart:series>
          <chart:series chart:values-cell-range-address="'w_r=0.5'.C2:'w_r=0.5'.C251" chart:class="chart:area" chart:label-cell-address="'w_r=0.5'.C1" chart:style-name="ch12">
            <chart:data-point chart:style-name="ch13" chart:repeated="250"/>
          </chart:series>
          <chart:series chart:values-cell-range-address="'w_r=0.5'.D2:'w_r=0.5'.D251" chart:class="chart:area" chart:label-cell-address="'w_r=0.5'.D1" chart:style-name="ch14">
            <chart:data-point chart:style-name="ch15" chart:repeated="250"/>
          </chart:series>
          <chart:wall chart:style-name="ch4"/>
        </chart:plot-area>
      </chart:chart>
    </office:chart>
  </office:body>
</office:document-content>
</file>

<file path=Object 2-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 chart:symbol-name="none"/>
      <style:graphic-properties draw:stroke="solid" svg:stroke-width="0.0837847222222222cm" draw:fill-color="#4f81bd" draw:fill="solid"/>
    </style:style>
    <style:style style:name="ch10" style:family="chart">
      <style:graphic-properties draw:stroke="solid" svg:stroke-width="0.0837847222222222cm" draw:fill-color="#4f81bd" draw:fill="solid"/>
    </style:style>
  </office:automatic-styles>
  <office:body>
    <office:chart>
      <chart:chart svg:width="15.87cm" svg:height="9.82cm" chart:class="chart:line" chart:style-name="ch1">
        <chart:title svg:x="1.8in" svg:y="0.1in" chart:style-name="ch2">
          <text:p>Eigenvalues w_r=0.5</text:p>
        </chart:title>
        <chart:legend chart:legend-position="end" svg:x="4.95in" svg:y="1.83in" chart:style-name="ch3" chartooo:width="3.04cm" chartooo:height="0.71cm"/>
        <chart:plot-area table:cell-range-address="'w_r=0.5'.A2:'w_r=0.5'.A250" svg:x="0.27cm" svg:width="12.09cm" svg:y="1.22cm" svg:height="7.62cm" chart:style-name="ch4">
          <chart:axis chart:name="primary-x" chart:dimension="x" chart:style-name="ch5">
            <chart:title svg:x="2.33in" svg:y="3.56in" chart:style-name="ch6">
              <text:p>N_step = 250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'w_r=0.5'.A2:'w_r=0.5'.A250" chart:class="chart:line" chart:label-cell-address="'w_r=0.5'.A1" chart:style-name="ch9">
            <chart:data-point chart:style-name="ch10" chart:repeated="249"/>
          </chart:series>
          <chart:wall chart:style-name="ch4"/>
        </chart:plot-area>
      </chart:chart>
    </office:chart>
  </office:body>
</office:document-content>
</file>

<file path=Object 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stacked="true"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10" style:family="chart">
      <style:chart-properties/>
      <style:graphic-properties draw:stroke="solid" svg:stroke-width="0.0837847222222222cm" draw:fill-color="#4684ee" draw:fill="solid"/>
    </style:style>
    <style:style style:name="ch11" style:family="chart">
      <style:graphic-properties draw:stroke="solid" svg:stroke-width="0.0837847222222222cm" draw:fill-color="#4684ee" draw:fill="solid"/>
    </style:style>
    <style:style style:name="ch12" style:family="chart">
      <style:chart-properties/>
      <style:graphic-properties draw:stroke="solid" svg:stroke-width="0.0837847222222222cm" draw:fill-color="#dc3912" draw:fill="solid"/>
    </style:style>
    <style:style style:name="ch13" style:family="chart">
      <style:graphic-properties draw:stroke="solid" svg:stroke-width="0.0837847222222222cm" draw:fill-color="#dc3912" draw:fill="solid"/>
    </style:style>
    <style:style style:name="ch14" style:family="chart">
      <style:chart-properties/>
      <style:graphic-properties draw:stroke="solid" svg:stroke-width="0.0837847222222222cm" draw:fill-color="#ff9900" draw:fill="solid"/>
    </style:style>
    <style:style style:name="ch15" style:family="chart">
      <style:graphic-properties draw:stroke="solid" svg:stroke-width="0.0837847222222222cm" draw:fill-color="#ff9900" draw:fill="solid"/>
    </style:style>
  </office:automatic-styles>
  <office:body>
    <office:chart>
      <chart:chart svg:width="15.87cm" svg:height="9.82cm" chart:class="chart:area" chart:style-name="ch1">
        <chart:title svg:x="0.59in" svg:y="0.1in" chart:style-name="ch2">
          <text:p>Prob Distribution Function w_r=1.0, rho_max=5</text:p>
        </chart:title>
        <chart:legend chart:legend-position="end" svg:x="5.3in" svg:y="1.76in" chart:style-name="ch3" chartooo:width="2.14cm" chartooo:height="1.83cm"/>
        <chart:plot-area table:cell-range-address="'w_r=1.0'.B2:'w_r=1.0'.B251 'w_r=1.0'.C2:'w_r=1.0'.C251 'w_r=1.0'.D2:'w_r=1.0'.D251" svg:x="0.98cm" svg:width="12.28cm" svg:y="1.93cm" svg:height="6.91cm" chart:style-name="ch4">
          <chart:axis chart:name="primary-x" chart:dimension="x" chart:style-name="ch5">
            <chart:title svg:x="2.66in" svg:y="3.56in" chart:style-name="ch6">
              <text:p>N_step = 250</text:p>
            </chart:title>
          </chart:axis>
          <chart:axis chart:name="primary-y" chart:dimension="y" chart:style-name="ch7">
            <chart:title svg:x="0.1in" svg:y="1.28in" chart:style-name="ch9">
              <text:p>u_i*u_i normalized</text:p>
            </chart:title>
            <chart:grid chart:class="major" chart:style-name="ch8"/>
          </chart:axis>
          <chart:series chart:values-cell-range-address="'w_r=1.0'.B2:'w_r=1.0'.B251" chart:class="chart:area" chart:label-cell-address="'w_r=1.0'.B1" chart:style-name="ch10">
            <chart:data-point chart:style-name="ch11" chart:repeated="250"/>
          </chart:series>
          <chart:series chart:values-cell-range-address="'w_r=1.0'.C2:'w_r=1.0'.C251" chart:class="chart:area" chart:label-cell-address="'w_r=1.0'.C1" chart:style-name="ch12">
            <chart:data-point chart:style-name="ch13" chart:repeated="250"/>
          </chart:series>
          <chart:series chart:values-cell-range-address="'w_r=1.0'.D2:'w_r=1.0'.D251" chart:class="chart:area" chart:label-cell-address="'w_r=1.0'.D1" chart:style-name="ch14">
            <chart:data-point chart:style-name="ch15" chart:repeated="250"/>
          </chart:series>
          <chart:wall chart:style-name="ch4"/>
        </chart:plot-area>
      </chart:chart>
    </office:chart>
  </office:body>
</office:document-content>
</file>

<file path=Object 3-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 chart:symbol-name="none"/>
      <style:graphic-properties draw:stroke="solid" svg:stroke-width="0.0837847222222222cm" draw:fill-color="#4f81bd" draw:fill="solid"/>
    </style:style>
    <style:style style:name="ch10" style:family="chart">
      <style:graphic-properties draw:stroke="solid" svg:stroke-width="0.0837847222222222cm" draw:fill-color="#4f81bd" draw:fill="solid"/>
    </style:style>
  </office:automatic-styles>
  <office:body>
    <office:chart>
      <chart:chart svg:width="15.87cm" svg:height="9.82cm" chart:class="chart:line" chart:style-name="ch1">
        <chart:title svg:x="1.8in" svg:y="0.1in" chart:style-name="ch2">
          <text:p>Eigenvalues w_r=1.0</text:p>
        </chart:title>
        <chart:legend chart:legend-position="end" svg:x="4.95in" svg:y="1.83in" chart:style-name="ch3" chartooo:width="3.04cm" chartooo:height="0.71cm"/>
        <chart:plot-area table:cell-range-address="'w_r=1.0'.A2:'w_r=1.0'.A250" svg:x="0.27cm" svg:width="12.09cm" svg:y="1.22cm" svg:height="7.62cm" chart:style-name="ch4">
          <chart:axis chart:name="primary-x" chart:dimension="x" chart:style-name="ch5">
            <chart:title svg:x="2.33in" svg:y="3.56in" chart:style-name="ch6">
              <text:p>N_step = 250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'w_r=1.0'.A2:'w_r=1.0'.A250" chart:class="chart:line" chart:label-cell-address="'w_r=1.0'.A1" chart:style-name="ch9">
            <chart:data-point chart:style-name="ch10" chart:repeated="249"/>
          </chart:series>
          <chart:wall chart:style-name="ch4"/>
        </chart:plot-area>
      </chart:chart>
    </office:chart>
  </office:body>
</office:document-content>
</file>

<file path=Object 4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stacked="true"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maximum="0.07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10" style:family="chart">
      <style:chart-properties/>
      <style:graphic-properties draw:stroke="solid" svg:stroke-width="0.0837847222222222cm" draw:fill-color="#4684ee" draw:fill="solid"/>
    </style:style>
    <style:style style:name="ch11" style:family="chart">
      <style:graphic-properties draw:stroke="solid" svg:stroke-width="0.0837847222222222cm" draw:fill-color="#4684ee" draw:fill="solid"/>
    </style:style>
    <style:style style:name="ch12" style:family="chart">
      <style:chart-properties/>
      <style:graphic-properties draw:stroke="solid" svg:stroke-width="0.0837847222222222cm" draw:fill-color="#dc3912" draw:fill="solid"/>
    </style:style>
    <style:style style:name="ch13" style:family="chart">
      <style:graphic-properties draw:stroke="solid" svg:stroke-width="0.0837847222222222cm" draw:fill-color="#dc3912" draw:fill="solid"/>
    </style:style>
    <style:style style:name="ch14" style:family="chart">
      <style:chart-properties/>
      <style:graphic-properties draw:stroke="solid" svg:stroke-width="0.0837847222222222cm" draw:fill-color="#ff9900" draw:fill="solid"/>
    </style:style>
    <style:style style:name="ch15" style:family="chart">
      <style:graphic-properties draw:stroke="solid" svg:stroke-width="0.0837847222222222cm" draw:fill-color="#ff9900" draw:fill="solid"/>
    </style:style>
  </office:automatic-styles>
  <office:body>
    <office:chart>
      <chart:chart svg:width="15.87cm" svg:height="9.82cm" chart:class="chart:area" chart:style-name="ch1">
        <chart:title svg:x="0.59in" svg:y="0.1in" chart:style-name="ch2">
          <text:p>Prob Distribution Function w_r=5.0, rho_max=5</text:p>
        </chart:title>
        <chart:legend chart:legend-position="end" svg:x="5.3in" svg:y="1.76in" chart:style-name="ch3" chartooo:width="2.14cm" chartooo:height="1.83cm"/>
        <chart:plot-area table:cell-range-address="'w_r=5.0'.B2:'w_r=5.0'.B251 'w_r=5.0'.C2:'w_r=5.0'.C251 'w_r=5.0'.D2:'w_r=5.0'.D251" svg:x="0.98cm" svg:width="12.28cm" svg:y="1.93cm" svg:height="6.91cm" chart:style-name="ch4">
          <chart:axis chart:name="primary-x" chart:dimension="x" chart:style-name="ch5">
            <chart:title svg:x="2.66in" svg:y="3.56in" chart:style-name="ch6">
              <text:p>N_step = 250</text:p>
            </chart:title>
          </chart:axis>
          <chart:axis chart:name="primary-y" chart:dimension="y" chart:style-name="ch7">
            <chart:title svg:x="0.1in" svg:y="1.28in" chart:style-name="ch9">
              <text:p>u_i*u_i normalized</text:p>
            </chart:title>
            <chart:grid chart:class="major" chart:style-name="ch8"/>
          </chart:axis>
          <chart:series chart:values-cell-range-address="'w_r=5.0'.B2:'w_r=5.0'.B251" chart:class="chart:area" chart:label-cell-address="'w_r=5.0'.B1" chart:style-name="ch10">
            <chart:data-point chart:style-name="ch11" chart:repeated="250"/>
          </chart:series>
          <chart:series chart:values-cell-range-address="'w_r=5.0'.C2:'w_r=5.0'.C251" chart:class="chart:area" chart:label-cell-address="'w_r=5.0'.C1" chart:style-name="ch12">
            <chart:data-point chart:style-name="ch13" chart:repeated="250"/>
          </chart:series>
          <chart:series chart:values-cell-range-address="'w_r=5.0'.D2:'w_r=5.0'.D251" chart:class="chart:area" chart:label-cell-address="'w_r=5.0'.D1" chart:style-name="ch14">
            <chart:data-point chart:style-name="ch15" chart:repeated="250"/>
          </chart:series>
          <chart:wall chart:style-name="ch4"/>
        </chart:plot-area>
      </chart:chart>
    </office:chart>
  </office:body>
</office:document-content>
</file>

<file path=Object 4-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 chart:symbol-name="none"/>
      <style:graphic-properties draw:stroke="solid" svg:stroke-width="0.0837847222222222cm" draw:fill-color="#4f81bd" draw:fill="solid"/>
    </style:style>
    <style:style style:name="ch10" style:family="chart">
      <style:graphic-properties draw:stroke="solid" svg:stroke-width="0.0837847222222222cm" draw:fill-color="#4f81bd" draw:fill="solid"/>
    </style:style>
  </office:automatic-styles>
  <office:body>
    <office:chart>
      <chart:chart svg:width="15.87cm" svg:height="9.82cm" chart:class="chart:line" chart:style-name="ch1">
        <chart:title svg:x="1.8in" svg:y="0.1in" chart:style-name="ch2">
          <text:p>Eigenvalues w_r=5.0</text:p>
        </chart:title>
        <chart:legend chart:legend-position="end" svg:x="4.95in" svg:y="1.83in" chart:style-name="ch3" chartooo:width="3.04cm" chartooo:height="0.71cm"/>
        <chart:plot-area table:cell-range-address="'w_r=5.0'.A2:'w_r=5.0'.A250" svg:x="0.27cm" svg:width="12.09cm" svg:y="1.22cm" svg:height="7.62cm" chart:style-name="ch4">
          <chart:axis chart:name="primary-x" chart:dimension="x" chart:style-name="ch5">
            <chart:title svg:x="2.33in" svg:y="3.56in" chart:style-name="ch6">
              <text:p>N_step = 250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'w_r=5.0'.A2:'w_r=5.0'.A250" chart:class="chart:line" chart:label-cell-address="'w_r=5.0'.A1" chart:style-name="ch9">
            <chart:data-point chart:style-name="ch10" chart:repeated="249"/>
          </chart:series>
          <chart:wall chart:style-name="ch4"/>
        </chart:plot-area>
      </chart:chart>
    </office:chart>
  </office:body>
</office:document-content>
</file>

<file path=Object 6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 chart:symbol-name="none"/>
      <style:graphic-properties draw:stroke="solid" svg:stroke-width="0.0837847222222222cm" draw:fill-color="#4f81bd" draw:fill="solid"/>
    </style:style>
    <style:style style:name="ch10" style:family="chart">
      <style:graphic-properties draw:stroke="solid" svg:stroke-width="0.0837847222222222cm" draw:fill-color="#4f81bd" draw:fill="solid"/>
    </style:style>
    <style:style style:name="ch11" style:family="chart">
      <style:chart-properties chart:symbol-name="none"/>
      <style:graphic-properties draw:stroke="solid" svg:stroke-width="0.0837847222222222cm" draw:fill-color="#c0504d" draw:fill="solid"/>
    </style:style>
    <style:style style:name="ch12" style:family="chart">
      <style:graphic-properties draw:stroke="solid" svg:stroke-width="0.0837847222222222cm" draw:fill-color="#c0504d" draw:fill="solid"/>
    </style:style>
  </office:automatic-styles>
  <office:body>
    <office:chart>
      <chart:chart svg:width="15.87cm" svg:height="9.82cm" chart:class="chart:line" chart:style-name="ch1">
        <chart:title svg:x="2.46in" svg:y="0.1in" chart:style-name="ch2">
          <text:p>Chart title</text:p>
        </chart:title>
        <chart:legend chart:legend-position="end" svg:x="5.24in" svg:y="1.73in" chart:style-name="ch3" chartooo:width="2.3cm" chartooo:height="1.27cm"/>
        <chart:plot-area table:cell-range-address="iterations.E2:iterations.E12 iterations.F2:iterations.F12" svg:x="0.27cm" svg:width="12.83cm" svg:y="1.22cm" svg:height="7.62cm" chart:style-name="ch4">
          <chart:axis chart:name="primary-x" chart:dimension="x" chart:style-name="ch5">
            <chart:title svg:x="2.18in" svg:y="3.56in" chart:style-name="ch6">
              <text:p>Horizontal axis title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iterations.E2:iterations.E12" chart:class="chart:line" chart:style-name="ch9">
            <chart:data-point chart:style-name="ch10" chart:repeated="11"/>
          </chart:series>
          <chart:series chart:values-cell-range-address="iterations.F2:iterations.F12" chart:class="chart:line" chart:style-name="ch11">
            <chart:data-point chart:style-name="ch12" chart:repeated="11"/>
          </chart:series>
          <chart:wall chart:style-name="ch4"/>
        </chart:plot-area>
      </chart:chart>
    </office:chart>
  </office:body>
</office:document-content>
</file>